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p" style:master-page-name="MP0" style:family="paragraph">
      <style:paragraph-properties fo:break-before="page" fo:text-indent="0.1972in"/>
    </style:style>
    <style:style style:name="P2" style:parent-style-name="p" style:family="paragraph">
      <style:paragraph-properties fo:text-indent="0.1972in"/>
    </style:style>
    <style:style style:name="P3" style:parent-style-name="p" style:family="paragraph">
      <style:paragraph-properties fo:text-indent="0.1972in"/>
    </style:style>
    <style:style style:name="P4" style:parent-style-name="p" style:family="paragraph">
      <style:paragraph-properties fo:text-indent="0.1972in"/>
    </style:style>
    <style:style style:name="P5" style:parent-style-name="p" style:family="paragraph">
      <style:paragraph-properties fo:text-indent="0.1972in"/>
    </style:style>
    <style:style style:name="P6" style:parent-style-name="Normal" style:family="paragraph">
      <style:paragraph-properties style:text-autospace="none" style:vertical-align="auto" fo:margin-bottom="0in" fo:line-height="100%" fo:text-indent="0.1972in"/>
      <style:text-properties fo:hyphenate="true"/>
    </style:style>
    <style:style style:name="T7" style:parent-style-name="Policepardéfaut" style:family="text">
      <style:text-properties style:font-name="Times New Roman" fo:font-size="12pt" style:font-size-asian="12pt" style:font-size-complex="12pt"/>
    </style:style>
    <style:style style:name="T8" style:parent-style-name="Policepardéfaut" style:family="text">
      <style:text-properties style:font-name="Times New Roman" fo:font-size="12pt" style:font-size-asian="12pt" style:font-size-complex="12pt"/>
    </style:style>
    <style:style style:name="P9" style:parent-style-name="p" style:family="paragraph">
      <style:paragraph-properties fo:text-indent="0.1972in"/>
    </style:style>
    <style:style style:name="T11" style:parent-style-name="Policepardéfaut" style:family="text">
      <style:text-properties/>
    </style:style>
    <style:style style:name="P10" style:parent-style-name="p" style:family="paragraph">
      <style:paragraph-properties fo:text-indent="0in">
        <style:drop-cap style:length="1" style:lines="3"/>
      </style:paragraph-properties>
    </style:style>
    <style:style style:name="T12" style:parent-style-name="Policepardéfaut" style:family="text">
      <style:text-properties fo:font-style="italic" style:font-style-asian="italic"/>
    </style:style>
    <style:style style:name="T13" style:parent-style-name="Policepardéfaut" style:family="text">
      <style:text-properties fo:font-style="italic" style:font-style-asian="italic"/>
    </style:style>
    <style:style style:name="T14" style:parent-style-name="Policepardéfaut" style:family="text">
      <style:text-properties fo:font-style="italic" style:font-style-asian="italic"/>
    </style:style>
    <style:style style:name="T15" style:parent-style-name="Policepardéfaut" style:family="text">
      <style:text-properties fo:font-style="italic" style:font-style-asian="italic"/>
    </style:style>
    <style:style style:name="T16" style:parent-style-name="Policepardéfaut" style:family="text">
      <style:text-properties fo:font-style="italic" style:font-style-asian="italic"/>
    </style:style>
    <style:style style:name="T17" style:parent-style-name="Policepardéfaut" style:family="text">
      <style:text-properties fo:font-style="italic" style:font-style-asian="italic"/>
    </style:style>
    <style:style style:name="T18" style:parent-style-name="Policepardéfaut" style:family="text">
      <style:text-properties fo:font-style="italic" style:font-style-asian="italic"/>
    </style:style>
    <style:style style:name="T19" style:parent-style-name="Policepardéfaut" style:family="text">
      <style:text-properties fo:font-style="italic" style:font-style-asian="italic"/>
    </style:style>
    <style:style style:name="T20" style:parent-style-name="Policepardéfaut" style:family="text">
      <style:text-properties fo:font-style="italic" style:font-style-asian="italic"/>
    </style:style>
    <style:style style:name="T21" style:parent-style-name="Policepardéfaut" style:family="text">
      <style:text-properties fo:font-style="italic" style:font-style-asian="italic"/>
    </style:style>
    <style:style style:name="T22" style:parent-style-name="Policepardéfaut" style:family="text">
      <style:text-properties fo:font-style="italic" style:font-style-asian="italic"/>
    </style:style>
    <style:style style:name="T23" style:parent-style-name="Policepardéfaut" style:family="text">
      <style:text-properties fo:font-style="italic" style:font-style-asian="italic"/>
    </style:style>
    <style:style style:name="T24" style:parent-style-name="Policepardéfaut" style:family="text">
      <style:text-properties fo:font-style="italic" style:font-style-asian="italic"/>
    </style:style>
    <style:style style:name="T25" style:parent-style-name="Policepardéfaut" style:family="text">
      <style:text-properties fo:font-style="italic" style:font-style-asian="italic"/>
    </style:style>
    <style:style style:name="T26" style:parent-style-name="Policepardéfaut" style:family="text">
      <style:text-properties fo:font-style="italic" style:font-style-asian="italic"/>
    </style:style>
    <style:style style:name="T27" style:parent-style-name="Policepardéfaut" style:family="text">
      <style:text-properties fo:font-style="italic" style:font-style-asian="italic"/>
    </style:style>
    <style:style style:name="T28" style:parent-style-name="Policepardéfaut" style:family="text">
      <style:text-properties fo:font-style="italic" style:font-style-asian="italic"/>
    </style:style>
    <style:style style:name="T29" style:parent-style-name="Policepardéfaut" style:family="text">
      <style:text-properties fo:font-style="italic" style:font-style-asian="italic"/>
    </style:style>
    <style:style style:name="T30" style:parent-style-name="Policepardéfaut" style:family="text">
      <style:text-properties fo:font-style="italic" style:font-style-asian="italic"/>
    </style:style>
    <style:style style:name="T31" style:parent-style-name="Policepardéfaut" style:family="text">
      <style:text-properties fo:font-style="italic" style:font-style-asian="italic"/>
    </style:style>
    <style:style style:name="T32" style:parent-style-name="Policepardéfaut" style:family="text">
      <style:text-properties fo:font-style="italic" style:font-style-asian="italic"/>
    </style:style>
    <style:style style:name="T33" style:parent-style-name="Policepardéfaut" style:family="text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T38" style:parent-style-name="Policepardéfaut" style:family="text">
      <style:text-properties fo:font-style="italic" style:font-style-asian="italic"/>
    </style:style>
    <style:style style:name="T39" style:parent-style-name="Policepardéfaut" style:family="text">
      <style:text-properties fo:font-style="italic" style:font-style-asian="italic"/>
    </style:style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  <style:style style:name="T47" style:parent-style-name="Policepardéfaut" style:family="text">
      <style:text-properties fo:font-style="italic" style:font-style-asian="italic"/>
    </style:style>
    <style:style style:name="T48" style:parent-style-name="Policepardéfaut" style:family="text">
      <style:text-properties fo:font-style="italic" style:font-style-asian="italic"/>
    </style:style>
    <style:style style:name="T49" style:parent-style-name="Policepardéfaut" style:family="text">
      <style:text-properties fo:font-style="italic" style:font-style-asian="italic"/>
    </style:style>
    <style:style style:name="T50" style:parent-style-name="Policepardéfaut" style:family="text">
      <style:text-properties fo:font-style="italic" style:font-style-asian="italic"/>
    </style:style>
    <style:style style:name="T51" style:parent-style-name="Policepardéfaut" style:family="text">
      <style:text-properties fo:font-style="italic" style:font-style-asian="italic"/>
    </style:style>
    <style:style style:name="T52" style:parent-style-name="Policepardéfaut" style:family="text">
      <style:text-properties fo:font-style="italic" style:font-style-asian="italic"/>
    </style:style>
    <style:style style:name="T53" style:parent-style-name="Policepardéfaut" style:family="text">
      <style:text-properties fo:font-style="italic" style:font-style-asian="italic"/>
    </style:style>
    <style:style style:name="T54" style:parent-style-name="Policepardéfaut" style:family="text">
      <style:text-properties fo:font-style="italic" style:font-style-asian="italic"/>
    </style:style>
    <style:style style:name="T55" style:parent-style-name="Policepardéfaut" style:family="text">
      <style:text-properties fo:font-style="italic" style:font-style-asian="italic"/>
    </style:style>
    <style:style style:name="T56" style:parent-style-name="Policepardéfaut" style:family="text">
      <style:text-properties fo:font-style="italic" style:font-style-asian="italic"/>
    </style:style>
    <style:style style:name="T57" style:parent-style-name="Policepardéfaut" style:family="text">
      <style:text-properties fo:font-style="italic" style:font-style-asian="italic"/>
    </style:style>
    <style:style style:name="T58" style:parent-style-name="Policepardéfaut" style:family="text">
      <style:text-properties fo:font-style="italic" style:font-style-asian="italic"/>
    </style:style>
    <style:style style:name="T59" style:parent-style-name="Policepardéfaut" style:family="text">
      <style:text-properties fo:font-style="italic" style:font-style-asian="italic"/>
    </style:style>
    <style:style style:name="T60" style:parent-style-name="Policepardéfaut" style:family="text">
      <style:text-properties fo:font-style="italic" style:font-style-asian="italic"/>
    </style:style>
    <style:style style:name="T61" style:parent-style-name="Policepardéfaut" style:family="text">
      <style:text-properties fo:font-style="italic" style:font-style-asian="italic"/>
    </style:style>
    <style:style style:name="T62" style:parent-style-name="Policepardéfaut" style:family="text">
      <style:text-properties fo:font-style="italic" style:font-style-asian="italic"/>
    </style:style>
    <style:style style:name="T63" style:parent-style-name="Policepardéfaut" style:family="text">
      <style:text-properties fo:font-style="italic" style:font-style-asian="italic"/>
    </style:style>
    <style:style style:name="T64" style:parent-style-name="Policepardéfaut" style:family="text">
      <style:text-properties fo:font-style="italic" style:font-style-asian="italic"/>
    </style:style>
    <style:style style:name="T65" style:parent-style-name="Policepardéfaut" style:family="text">
      <style:text-properties fo:font-style="italic" style:font-style-asian="italic"/>
    </style:style>
    <style:style style:name="T66" style:parent-style-name="Policepardéfaut" style:family="text">
      <style:text-properties fo:font-style="italic" style:font-style-asian="italic"/>
    </style:style>
    <style:style style:name="T67" style:parent-style-name="Policepardéfaut" style:family="text">
      <style:text-properties fo:font-style="italic" style:font-style-asian="italic"/>
    </style:style>
    <style:style style:name="T68" style:parent-style-name="Policepardéfaut" style:family="text">
      <style:text-properties fo:font-style="italic" style:font-style-asian="italic"/>
    </style:style>
    <style:style style:name="T69" style:parent-style-name="Policepardéfaut" style:family="text">
      <style:text-properties fo:font-style="italic" style:font-style-asian="italic"/>
    </style:style>
    <style:style style:name="T70" style:parent-style-name="Policepardéfaut" style:family="text">
      <style:text-properties fo:font-style="italic" style:font-style-asian="italic"/>
    </style:style>
    <style:style style:name="T71" style:parent-style-name="Policepardéfaut" style:family="text">
      <style:text-properties fo:font-style="italic" style:font-style-asian="italic"/>
    </style:style>
    <style:style style:name="T72" style:parent-style-name="Policepardéfaut" style:family="text">
      <style:text-properties fo:font-style="italic" style:font-style-asian="italic"/>
    </style:style>
    <style:style style:name="T73" style:parent-style-name="Policepardéfaut" style:family="text">
      <style:text-properties fo:font-style="italic" style:font-style-asian="italic"/>
    </style:style>
    <style:style style:name="T74" style:parent-style-name="Policepardéfaut" style:family="text">
      <style:text-properties fo:font-style="italic" style:font-style-asian="italic"/>
    </style:style>
    <style:style style:name="T75" style:parent-style-name="Policepardéfaut" style:family="text">
      <style:text-properties fo:font-style="italic" style:font-style-asian="italic"/>
    </style:style>
    <style:style style:name="T76" style:parent-style-name="Policepardéfaut" style:family="text">
      <style:text-properties fo:font-style="italic" style:font-style-asian="italic"/>
    </style:style>
    <style:style style:name="T77" style:parent-style-name="Policepardéfaut" style:family="text">
      <style:text-properties fo:font-style="italic" style:font-style-asian="italic"/>
    </style:style>
    <style:style style:name="T78" style:parent-style-name="Policepardéfaut" style:family="text">
      <style:text-properties fo:font-style="italic" style:font-style-asian="italic"/>
    </style:style>
    <style:style style:name="T79" style:parent-style-name="Policepardéfaut" style:family="text">
      <style:text-properties fo:font-style="italic" style:font-style-asian="italic"/>
    </style:style>
    <style:style style:name="T80" style:parent-style-name="Policepardéfaut" style:family="text">
      <style:text-properties fo:font-style="italic" style:font-style-asian="italic"/>
    </style:style>
    <style:style style:name="T81" style:parent-style-name="Policepardéfaut" style:family="text">
      <style:text-properties fo:font-style="italic" style:font-style-asian="italic"/>
    </style:style>
    <style:style style:name="T82" style:parent-style-name="Policepardéfaut" style:family="text">
      <style:text-properties fo:font-style="italic" style:font-style-asian="italic"/>
    </style:style>
    <style:style style:name="T83" style:parent-style-name="Policepardéfaut" style:family="text">
      <style:text-properties fo:font-style="italic" style:font-style-asian="italic"/>
    </style:style>
    <style:style style:name="T84" style:parent-style-name="Policepardéfaut" style:family="text">
      <style:text-properties fo:font-style="italic" style:font-style-asian="italic"/>
    </style:style>
    <style:style style:name="T85" style:parent-style-name="Policepardéfaut" style:family="text">
      <style:text-properties fo:font-style="italic" style:font-style-asian="italic"/>
    </style:style>
    <style:style style:name="T86" style:parent-style-name="Policepardéfaut" style:family="text">
      <style:text-properties fo:font-style="italic" style:font-style-asian="italic"/>
    </style:style>
    <style:style style:name="T87" style:parent-style-name="Policepardéfaut" style:family="text">
      <style:text-properties fo:font-style="italic" style:font-style-asian="italic"/>
    </style:style>
    <style:style style:name="T88" style:parent-style-name="Policepardéfaut" style:family="text">
      <style:text-properties fo:font-style="italic" style:font-style-asian="italic"/>
    </style:style>
    <style:style style:name="T89" style:parent-style-name="Policepardéfaut" style:family="text">
      <style:text-properties fo:font-style="italic" style:font-style-asian="italic"/>
    </style:style>
    <style:style style:name="T90" style:parent-style-name="Policepardéfaut" style:family="text">
      <style:text-properties fo:font-style="italic" style:font-style-asian="italic"/>
    </style:style>
    <style:style style:name="T91" style:parent-style-name="Policepardéfaut" style:family="text">
      <style:text-properties fo:font-style="italic" style:font-style-asian="italic"/>
    </style:style>
    <style:style style:name="T92" style:parent-style-name="Policepardéfaut" style:family="text">
      <style:text-properties fo:font-style="italic" style:font-style-asian="italic"/>
    </style:style>
    <style:style style:name="T93" style:parent-style-name="Policepardéfaut" style:family="text">
      <style:text-properties fo:font-style="italic" style:font-style-asian="italic"/>
    </style:style>
    <style:style style:name="T94" style:parent-style-name="Policepardéfaut" style:family="text">
      <style:text-properties fo:font-style="italic" style:font-style-asian="italic"/>
    </style:style>
    <style:style style:name="T95" style:parent-style-name="Policepardéfaut" style:family="text">
      <style:text-properties fo:font-style="italic" style:font-style-asian="italic"/>
    </style:style>
    <style:style style:name="T96" style:parent-style-name="Policepardéfaut" style:family="text">
      <style:text-properties fo:font-style="italic" style:font-style-asian="italic"/>
    </style:style>
    <style:style style:name="T97" style:parent-style-name="Policepardéfaut" style:family="text">
      <style:text-properties fo:font-style="italic" style:font-style-asian="italic"/>
    </style:style>
    <style:style style:name="T98" style:parent-style-name="Policepardéfaut" style:family="text">
      <style:text-properties fo:font-style="italic" style:font-style-asian="italic"/>
    </style:style>
    <style:style style:name="T99" style:parent-style-name="Policepardéfaut" style:family="text">
      <style:text-properties fo:font-style="italic" style:font-style-asian="italic"/>
    </style:style>
    <style:style style:name="T100" style:parent-style-name="Policepardéfaut" style:family="text">
      <style:text-properties fo:font-style="italic" style:font-style-asian="italic"/>
    </style:style>
    <style:style style:name="T101" style:parent-style-name="Policepardéfaut" style:family="text">
      <style:text-properties fo:font-style="italic" style:font-style-asian="italic"/>
    </style:style>
    <style:style style:name="T102" style:parent-style-name="Policepardéfaut" style:family="text">
      <style:text-properties fo:font-style="italic" style:font-style-asian="italic"/>
    </style:style>
    <style:style style:name="T103" style:parent-style-name="Policepardéfaut" style:family="text">
      <style:text-properties fo:font-style="italic" style:font-style-asian="italic"/>
    </style:style>
    <style:style style:name="T104" style:parent-style-name="Policepardéfaut" style:family="text">
      <style:text-properties fo:font-style="italic" style:font-style-asian="italic"/>
    </style:style>
    <style:style style:name="T105" style:parent-style-name="Policepardéfaut" style:family="text">
      <style:text-properties fo:font-style="italic" style:font-style-asian="italic"/>
    </style:style>
    <style:style style:name="T106" style:parent-style-name="Policepardéfaut" style:family="text">
      <style:text-properties fo:font-style="italic" style:font-style-asian="italic"/>
    </style:style>
    <style:style style:name="T107" style:parent-style-name="Policepardéfaut" style:family="text">
      <style:text-properties fo:font-style="italic" style:font-style-asian="italic"/>
    </style:style>
    <style:style style:name="T108" style:parent-style-name="Policepardéfaut" style:family="text">
      <style:text-properties fo:font-style="italic" style:font-style-asian="italic"/>
    </style:style>
    <style:style style:name="T109" style:parent-style-name="Policepardéfaut" style:family="text">
      <style:text-properties fo:font-style="italic" style:font-style-asian="italic"/>
    </style:style>
    <style:style style:name="T110" style:parent-style-name="Policepardéfaut" style:family="text">
      <style:text-properties fo:font-style="italic" style:font-style-asian="italic"/>
    </style:style>
    <style:style style:name="T111" style:parent-style-name="Policepardéfaut" style:family="text">
      <style:text-properties fo:font-style="italic" style:font-style-asian="italic"/>
    </style:style>
    <style:style style:name="T112" style:parent-style-name="Policepardéfaut" style:family="text">
      <style:text-properties fo:font-style="italic" style:font-style-asian="italic"/>
    </style:style>
    <style:style style:name="T113" style:parent-style-name="Policepardéfaut" style:family="text">
      <style:text-properties fo:font-style="italic" style:font-style-asian="italic"/>
    </style:style>
    <style:style style:name="T114" style:parent-style-name="Policepardéfaut" style:family="text">
      <style:text-properties fo:font-style="italic" style:font-style-asian="italic"/>
    </style:style>
    <style:style style:name="T115" style:parent-style-name="Policepardéfaut" style:family="text">
      <style:text-properties fo:font-style="italic" style:font-style-asian="italic"/>
    </style:style>
    <style:style style:name="T116" style:parent-style-name="Policepardéfaut" style:family="text">
      <style:text-properties fo:font-style="italic" style:font-style-asian="italic"/>
    </style:style>
    <style:style style:name="T117" style:parent-style-name="Policepardéfaut" style:family="text">
      <style:text-properties fo:font-style="italic" style:font-style-asian="italic"/>
    </style:style>
    <style:style style:name="T118" style:parent-style-name="Policepardéfaut" style:family="text">
      <style:text-properties fo:font-style="italic" style:font-style-asian="italic"/>
    </style:style>
    <style:style style:name="T119" style:parent-style-name="Policepardéfaut" style:family="text">
      <style:text-properties fo:font-style="italic" style:font-style-asian="italic"/>
    </style:style>
    <style:style style:name="T120" style:parent-style-name="Policepardéfaut" style:family="text">
      <style:text-properties fo:font-style="italic" style:font-style-asian="italic"/>
    </style:style>
    <style:style style:name="T121" style:parent-style-name="Policepardéfaut" style:family="text">
      <style:text-properties fo:font-style="italic" style:font-style-asian="italic"/>
    </style:style>
    <style:style style:name="T122" style:parent-style-name="Policepardéfaut" style:family="text">
      <style:text-properties fo:font-style="italic" style:font-style-asian="italic"/>
    </style:style>
    <style:style style:name="T123" style:parent-style-name="Policepardéfaut" style:family="text">
      <style:text-properties fo:font-style="italic" style:font-style-asian="italic"/>
    </style:style>
    <style:style style:name="T124" style:parent-style-name="Policepardéfaut" style:family="text">
      <style:text-properties fo:font-style="italic" style:font-style-asian="italic"/>
    </style:style>
    <style:style style:name="T125" style:parent-style-name="Policepardéfaut" style:family="text">
      <style:text-properties fo:font-style="italic" style:font-style-asian="italic"/>
    </style:style>
    <style:style style:name="T126" style:parent-style-name="Policepardéfaut" style:family="text">
      <style:text-properties fo:font-style="italic" style:font-style-asian="italic"/>
    </style:style>
    <style:style style:name="T127" style:parent-style-name="Policepardéfaut" style:family="text">
      <style:text-properties fo:font-style="italic" style:font-style-asian="italic"/>
    </style:style>
    <style:style style:name="T128" style:parent-style-name="Policepardéfaut" style:family="text">
      <style:text-properties fo:font-style="italic" style:font-style-asian="italic"/>
    </style:style>
    <style:style style:name="T129" style:parent-style-name="Policepardéfaut" style:family="text">
      <style:text-properties fo:font-style="italic" style:font-style-asian="italic"/>
    </style:style>
    <style:style style:name="T130" style:parent-style-name="Policepardéfaut" style:family="text">
      <style:text-properties fo:font-style="italic" style:font-style-asian="italic"/>
    </style:style>
    <style:style style:name="T131" style:parent-style-name="Policepardéfaut" style:family="text">
      <style:text-properties fo:font-style="italic" style:font-style-asian="italic"/>
    </style:style>
    <style:style style:name="T132" style:parent-style-name="Policepardéfaut" style:family="text">
      <style:text-properties fo:font-style="italic" style:font-style-asian="italic"/>
    </style:style>
    <style:style style:name="T133" style:parent-style-name="Policepardéfaut" style:family="text">
      <style:text-properties fo:font-style="italic" style:font-style-asian="italic"/>
    </style:style>
    <style:style style:name="T134" style:parent-style-name="Policepardéfaut" style:family="text">
      <style:text-properties fo:font-style="italic" style:font-style-asian="italic"/>
    </style:style>
    <style:style style:name="T135" style:parent-style-name="Policepardéfaut" style:family="text">
      <style:text-properties fo:font-style="italic" style:font-style-asian="italic"/>
    </style:style>
    <style:style style:name="T136" style:parent-style-name="Policepardéfaut" style:family="text">
      <style:text-properties fo:font-style="italic" style:font-style-asian="italic"/>
    </style:style>
    <style:style style:name="T137" style:parent-style-name="Policepardéfaut" style:family="text">
      <style:text-properties fo:font-style="italic" style:font-style-asian="italic"/>
    </style:style>
    <style:style style:name="T138" style:parent-style-name="Policepardéfaut" style:family="text">
      <style:text-properties fo:font-style="italic" style:font-style-asian="italic"/>
    </style:style>
    <style:style style:name="T139" style:parent-style-name="Policepardéfaut" style:family="text">
      <style:text-properties fo:font-style="italic" style:font-style-asian="italic"/>
    </style:style>
    <style:style style:name="T140" style:parent-style-name="Policepardéfaut" style:family="text">
      <style:text-properties fo:font-style="italic" style:font-style-asian="italic"/>
    </style:style>
    <style:style style:name="T141" style:parent-style-name="Policepardéfaut" style:family="text">
      <style:text-properties fo:font-style="italic" style:font-style-asian="italic"/>
    </style:style>
    <style:style style:name="T142" style:parent-style-name="Policepardéfaut" style:family="text">
      <style:text-properties fo:font-style="italic" style:font-style-asian="italic"/>
    </style:style>
    <style:style style:name="T143" style:parent-style-name="Policepardéfaut" style:family="text">
      <style:text-properties fo:font-style="italic" style:font-style-asian="italic"/>
    </style:style>
    <style:style style:name="T144" style:parent-style-name="Policepardéfaut" style:family="text">
      <style:text-properties fo:font-style="italic" style:font-style-asian="italic"/>
    </style:style>
    <style:style style:name="T145" style:parent-style-name="Policepardéfaut" style:family="text">
      <style:text-properties fo:font-style="italic" style:font-style-asian="italic"/>
    </style:style>
    <style:style style:name="T146" style:parent-style-name="Policepardéfaut" style:family="text">
      <style:text-properties fo:font-style="italic" style:font-style-asian="italic"/>
    </style:style>
    <style:style style:name="T147" style:parent-style-name="Policepardéfaut" style:family="text">
      <style:text-properties fo:font-style="italic" style:font-style-asian="italic"/>
    </style:style>
    <style:style style:name="T148" style:parent-style-name="Policepardéfaut" style:family="text">
      <style:text-properties fo:font-style="italic" style:font-style-asian="italic"/>
    </style:style>
    <style:style style:name="T149" style:parent-style-name="Policepardéfaut" style:family="text">
      <style:text-properties fo:font-style="italic" style:font-style-asian="italic"/>
    </style:style>
    <style:style style:name="T150" style:parent-style-name="Policepardéfaut" style:family="text">
      <style:text-properties fo:font-style="italic" style:font-style-asian="italic"/>
    </style:style>
    <style:style style:name="T151" style:parent-style-name="Policepardéfaut" style:family="text">
      <style:text-properties fo:font-style="italic" style:font-style-asian="italic"/>
    </style:style>
    <style:style style:name="T152" style:parent-style-name="Policepardéfaut" style:family="text">
      <style:text-properties fo:font-style="italic" style:font-style-asian="italic"/>
    </style:style>
    <style:style style:name="T153" style:parent-style-name="Policepardéfaut" style:family="text">
      <style:text-properties fo:font-style="italic" style:font-style-asian="italic"/>
    </style:style>
    <style:style style:name="T154" style:parent-style-name="Policepardéfaut" style:family="text">
      <style:text-properties fo:font-style="italic" style:font-style-asian="italic"/>
    </style:style>
    <style:style style:name="T155" style:parent-style-name="Policepardéfaut" style:family="text">
      <style:text-properties fo:font-style="italic" style:font-style-asian="italic"/>
    </style:style>
    <style:style style:name="T156" style:parent-style-name="Policepardéfaut" style:family="text">
      <style:text-properties fo:font-style="italic" style:font-style-asian="italic"/>
    </style:style>
    <style:style style:name="T157" style:parent-style-name="Policepardéfaut" style:family="text">
      <style:text-properties fo:font-style="italic" style:font-style-asian="italic"/>
    </style:style>
    <style:style style:name="T158" style:parent-style-name="Policepardéfaut" style:family="text">
      <style:text-properties fo:font-style="italic" style:font-style-asian="italic"/>
    </style:style>
    <style:style style:name="T159" style:parent-style-name="Policepardéfaut" style:family="text">
      <style:text-properties fo:font-style="italic" style:font-style-asian="italic"/>
    </style:style>
    <style:style style:name="T160" style:parent-style-name="Policepardéfaut" style:family="text">
      <style:text-properties fo:font-style="italic" style:font-style-asian="italic"/>
    </style:style>
    <style:style style:name="T161" style:parent-style-name="Policepardéfaut" style:family="text">
      <style:text-properties fo:font-style="italic" style:font-style-asian="italic"/>
    </style:style>
    <style:style style:name="T162" style:parent-style-name="Policepardéfaut" style:family="text">
      <style:text-properties fo:font-style="italic" style:font-style-asian="italic"/>
    </style:style>
    <style:style style:name="T163" style:parent-style-name="Policepardéfaut" style:family="text">
      <style:text-properties fo:font-style="italic" style:font-style-asian="italic"/>
    </style:style>
    <style:style style:name="T164" style:parent-style-name="Policepardéfaut" style:family="text">
      <style:text-properties fo:font-style="italic" style:font-style-asian="italic"/>
    </style:style>
    <style:style style:name="T165" style:parent-style-name="Policepardéfaut" style:family="text">
      <style:text-properties fo:font-style="italic" style:font-style-asian="italic"/>
    </style:style>
    <style:style style:name="T166" style:parent-style-name="Policepardéfaut" style:family="text">
      <style:text-properties fo:font-style="italic" style:font-style-asian="italic"/>
    </style:style>
    <style:style style:name="T167" style:parent-style-name="Policepardéfaut" style:family="text">
      <style:text-properties fo:font-style="italic" style:font-style-asian="italic"/>
    </style:style>
    <style:style style:name="T168" style:parent-style-name="Policepardéfaut" style:family="text">
      <style:text-properties fo:font-style="italic" style:font-style-asian="italic"/>
    </style:style>
    <style:style style:name="T169" style:parent-style-name="Policepardéfaut" style:family="text">
      <style:text-properties fo:font-style="italic" style:font-style-asian="italic"/>
    </style:style>
    <style:style style:name="T170" style:parent-style-name="Policepardéfaut" style:family="text">
      <style:text-properties fo:font-style="italic" style:font-style-asian="italic"/>
    </style:style>
    <style:style style:name="T171" style:parent-style-name="Policepardéfaut" style:family="text">
      <style:text-properties fo:font-style="italic" style:font-style-asian="italic"/>
    </style:style>
    <style:style style:name="T172" style:parent-style-name="Policepardéfaut" style:family="text">
      <style:text-properties fo:font-style="italic" style:font-style-asian="italic"/>
    </style:style>
    <style:style style:name="T173" style:parent-style-name="Policepardéfaut" style:family="text">
      <style:text-properties fo:font-style="italic" style:font-style-asian="italic"/>
    </style:style>
    <style:style style:name="T174" style:parent-style-name="Policepardéfaut" style:family="text">
      <style:text-properties fo:font-style="italic" style:font-style-asian="italic"/>
    </style:style>
    <style:style style:name="T175" style:parent-style-name="Policepardéfaut" style:family="text">
      <style:text-properties fo:font-style="italic" style:font-style-asian="italic"/>
    </style:style>
    <style:style style:name="T176" style:parent-style-name="Policepardéfaut" style:family="text">
      <style:text-properties fo:font-style="italic" style:font-style-asian="italic"/>
    </style:style>
    <style:style style:name="T177" style:parent-style-name="Policepardéfaut" style:family="text">
      <style:text-properties fo:font-style="italic" style:font-style-asian="italic"/>
    </style:style>
    <style:style style:name="T178" style:parent-style-name="Policepardéfaut" style:family="text">
      <style:text-properties fo:font-style="italic" style:font-style-asian="italic"/>
    </style:style>
    <style:style style:name="T179" style:parent-style-name="Policepardéfaut" style:family="text">
      <style:text-properties fo:font-style="italic" style:font-style-asian="italic"/>
    </style:style>
    <style:style style:name="T180" style:parent-style-name="Policepardéfaut" style:family="text">
      <style:text-properties fo:font-style="italic" style:font-style-asian="italic"/>
    </style:style>
    <style:style style:name="T181" style:parent-style-name="Policepardéfaut" style:family="text">
      <style:text-properties fo:font-style="italic" style:font-style-asian="italic"/>
    </style:style>
    <style:style style:name="T182" style:parent-style-name="Policepardéfaut" style:family="text">
      <style:text-properties fo:font-style="italic" style:font-style-asian="italic"/>
    </style:style>
    <style:style style:name="T183" style:parent-style-name="Policepardéfaut" style:family="text">
      <style:text-properties fo:font-style="italic" style:font-style-asian="italic"/>
    </style:style>
    <style:style style:name="T184" style:parent-style-name="Policepardéfaut" style:family="text">
      <style:text-properties fo:font-style="italic" style:font-style-asian="italic"/>
    </style:style>
    <style:style style:name="T185" style:parent-style-name="Policepardéfaut" style:family="text">
      <style:text-properties fo:font-style="italic" style:font-style-asian="italic"/>
    </style:style>
    <style:style style:name="T186" style:parent-style-name="Policepardéfaut" style:family="text">
      <style:text-properties fo:font-style="italic" style:font-style-asian="italic"/>
    </style:style>
    <style:style style:name="T187" style:parent-style-name="Policepardéfaut" style:family="text">
      <style:text-properties fo:font-style="italic" style:font-style-asian="italic"/>
    </style:style>
    <style:style style:name="T188" style:parent-style-name="Policepardéfaut" style:family="text">
      <style:text-properties fo:font-style="italic" style:font-style-asian="italic"/>
    </style:style>
    <style:style style:name="T189" style:parent-style-name="Policepardéfaut" style:family="text">
      <style:text-properties fo:font-style="italic" style:font-style-asian="italic"/>
    </style:style>
    <style:style style:name="T190" style:parent-style-name="Policepardéfaut" style:family="text">
      <style:text-properties fo:font-style="italic" style:font-style-asian="italic"/>
    </style:style>
    <style:style style:name="T191" style:parent-style-name="Policepardéfaut" style:family="text">
      <style:text-properties fo:font-style="italic" style:font-style-asian="italic"/>
    </style:style>
    <style:style style:name="T192" style:parent-style-name="Policepardéfaut" style:family="text">
      <style:text-properties fo:font-style="italic" style:font-style-asian="italic"/>
    </style:style>
    <style:style style:name="T193" style:parent-style-name="Policepardéfaut" style:family="text">
      <style:text-properties fo:font-style="italic" style:font-style-asian="italic"/>
    </style:style>
    <style:style style:name="T194" style:parent-style-name="Policepardéfaut" style:family="text">
      <style:text-properties fo:font-style="italic" style:font-style-asian="italic"/>
    </style:style>
    <style:style style:name="T195" style:parent-style-name="Policepardéfaut" style:family="text">
      <style:text-properties fo:font-style="italic" style:font-style-asian="italic"/>
    </style:style>
    <style:style style:name="T196" style:parent-style-name="Policepardéfaut" style:family="text">
      <style:text-properties fo:font-style="italic" style:font-style-asian="italic"/>
    </style:style>
    <style:style style:name="T197" style:parent-style-name="Policepardéfaut" style:family="text">
      <style:text-properties fo:font-style="italic" style:font-style-asian="italic"/>
    </style:style>
    <style:style style:name="T198" style:parent-style-name="Policepardéfaut" style:family="text">
      <style:text-properties fo:font-style="italic" style:font-style-asian="italic"/>
    </style:style>
    <style:style style:name="T199" style:parent-style-name="Policepardéfaut" style:family="text">
      <style:text-properties fo:font-style="italic" style:font-style-asian="italic"/>
    </style:style>
    <style:style style:name="T200" style:parent-style-name="Policepardéfaut" style:family="text">
      <style:text-properties fo:font-style="italic" style:font-style-asian="italic"/>
    </style:style>
    <style:style style:name="T201" style:parent-style-name="Policepardéfaut" style:family="text">
      <style:text-properties fo:font-style="italic" style:font-style-asian="italic"/>
    </style:style>
    <style:style style:name="T202" style:parent-style-name="Policepardéfaut" style:family="text">
      <style:text-properties fo:font-style="italic" style:font-style-asian="italic"/>
    </style:style>
    <style:style style:name="T203" style:parent-style-name="Policepardéfaut" style:family="text">
      <style:text-properties fo:font-style="italic" style:font-style-asian="italic"/>
    </style:style>
    <style:style style:name="T204" style:parent-style-name="Policepardéfaut" style:family="text">
      <style:text-properties fo:font-style="italic" style:font-style-asian="italic"/>
    </style:style>
    <style:style style:name="T205" style:parent-style-name="Policepardéfaut" style:family="text">
      <style:text-properties fo:font-style="italic" style:font-style-asian="italic"/>
    </style:style>
    <style:style style:name="T206" style:parent-style-name="Policepardéfaut" style:family="text">
      <style:text-properties fo:font-style="italic" style:font-style-asian="italic"/>
    </style:style>
    <style:style style:name="T207" style:parent-style-name="Policepardéfaut" style:family="text">
      <style:text-properties fo:font-style="italic" style:font-style-asian="italic"/>
    </style:style>
    <style:style style:name="T208" style:parent-style-name="Policepardéfaut" style:family="text">
      <style:text-properties fo:font-style="italic" style:font-style-asian="italic"/>
    </style:style>
    <style:style style:name="T209" style:parent-style-name="Policepardéfaut" style:family="text">
      <style:text-properties fo:font-style="italic" style:font-style-asian="italic"/>
    </style:style>
    <style:style style:name="T210" style:parent-style-name="Policepardéfaut" style:family="text">
      <style:text-properties fo:font-style="italic" style:font-style-asian="italic"/>
    </style:style>
    <style:style style:name="T211" style:parent-style-name="Policepardéfaut" style:family="text">
      <style:text-properties fo:font-style="italic" style:font-style-asian="italic"/>
    </style:style>
    <style:style style:name="T212" style:parent-style-name="Policepardéfaut" style:family="text">
      <style:text-properties fo:font-style="italic" style:font-style-asian="italic"/>
    </style:style>
    <style:style style:name="T213" style:parent-style-name="Policepardéfaut" style:family="text">
      <style:text-properties fo:font-style="italic" style:font-style-asian="italic"/>
    </style:style>
    <style:style style:name="T214" style:parent-style-name="Policepardéfaut" style:family="text">
      <style:text-properties fo:font-style="italic" style:font-style-asian="italic"/>
    </style:style>
    <style:style style:name="T215" style:parent-style-name="Policepardéfaut" style:family="text">
      <style:text-properties fo:font-style="italic" style:font-style-asian="italic"/>
    </style:style>
    <style:style style:name="T216" style:parent-style-name="Policepardéfaut" style:family="text">
      <style:text-properties fo:font-style="italic" style:font-style-asian="italic"/>
    </style:style>
    <style:style style:name="T217" style:parent-style-name="Policepardéfaut" style:family="text">
      <style:text-properties fo:font-style="italic" style:font-style-asian="italic"/>
    </style:style>
    <style:style style:name="T218" style:parent-style-name="Policepardéfaut" style:family="text">
      <style:text-properties fo:font-style="italic" style:font-style-asian="italic"/>
    </style:style>
    <style:style style:name="T219" style:parent-style-name="Policepardéfaut" style:family="text">
      <style:text-properties fo:font-style="italic" style:font-style-asian="italic"/>
    </style:style>
    <style:style style:name="T220" style:parent-style-name="Policepardéfaut" style:family="text">
      <style:text-properties fo:font-style="italic" style:font-style-asian="italic"/>
    </style:style>
    <style:style style:name="T221" style:parent-style-name="Policepardéfaut" style:family="text">
      <style:text-properties fo:font-style="italic" style:font-style-asian="italic"/>
    </style:style>
    <style:style style:name="T222" style:parent-style-name="Policepardéfaut" style:family="text">
      <style:text-properties fo:font-style="italic" style:font-style-asian="italic"/>
    </style:style>
    <style:style style:name="T223" style:parent-style-name="Policepardéfaut" style:family="text">
      <style:text-properties fo:font-style="italic" style:font-style-asian="italic"/>
    </style:style>
    <style:style style:name="T224" style:parent-style-name="Policepardéfaut" style:family="text">
      <style:text-properties fo:font-style="italic" style:font-style-asian="italic"/>
    </style:style>
    <style:style style:name="T225" style:parent-style-name="Policepardéfaut" style:family="text">
      <style:text-properties fo:font-style="italic" style:font-style-asian="italic"/>
    </style:style>
    <style:style style:name="T226" style:parent-style-name="Policepardéfaut" style:family="text">
      <style:text-properties fo:font-style="italic" style:font-style-asian="italic"/>
    </style:style>
    <style:style style:name="T227" style:parent-style-name="Policepardéfaut" style:family="text">
      <style:text-properties fo:font-style="italic" style:font-style-asian="italic"/>
    </style:style>
    <style:style style:name="T228" style:parent-style-name="Policepardéfaut" style:family="text">
      <style:text-properties fo:font-style="italic" style:font-style-asian="italic"/>
    </style:style>
    <style:style style:name="T229" style:parent-style-name="Policepardéfaut" style:family="text">
      <style:text-properties fo:font-style="italic" style:font-style-asian="italic"/>
    </style:style>
    <style:style style:name="T230" style:parent-style-name="Policepardéfaut" style:family="text">
      <style:text-properties fo:font-style="italic" style:font-style-asian="italic"/>
    </style:style>
    <style:style style:name="T231" style:parent-style-name="Policepardéfaut" style:family="text">
      <style:text-properties fo:font-style="italic" style:font-style-asian="italic"/>
    </style:style>
    <style:style style:name="T232" style:parent-style-name="Policepardéfaut" style:family="text">
      <style:text-properties fo:font-style="italic" style:font-style-asian="italic"/>
    </style:style>
    <style:style style:name="T233" style:parent-style-name="Policepardéfaut" style:family="text">
      <style:text-properties fo:font-style="italic" style:font-style-asian="italic"/>
    </style:style>
    <style:style style:name="T234" style:parent-style-name="Policepardéfaut" style:family="text">
      <style:text-properties fo:font-style="italic" style:font-style-asian="italic"/>
    </style:style>
    <style:style style:name="T235" style:parent-style-name="Policepardéfaut" style:family="text">
      <style:text-properties fo:font-style="italic" style:font-style-asian="italic"/>
    </style:style>
    <style:style style:name="T236" style:parent-style-name="Policepardéfaut" style:family="text">
      <style:text-properties fo:font-style="italic" style:font-style-asian="italic"/>
    </style:style>
    <style:style style:name="T237" style:parent-style-name="Policepardéfaut" style:family="text">
      <style:text-properties fo:font-style="italic" style:font-style-asian="italic"/>
    </style:style>
    <style:style style:name="T238" style:parent-style-name="Policepardéfaut" style:family="text">
      <style:text-properties fo:font-style="italic" style:font-style-asian="italic"/>
    </style:style>
    <style:style style:name="T239" style:parent-style-name="Policepardéfaut" style:family="text">
      <style:text-properties fo:font-style="italic" style:font-style-asian="italic"/>
    </style:style>
    <style:style style:name="T240" style:parent-style-name="Policepardéfaut" style:family="text">
      <style:text-properties fo:font-style="italic" style:font-style-asian="italic"/>
    </style:style>
    <style:style style:name="T241" style:parent-style-name="Policepardéfaut" style:family="text">
      <style:text-properties fo:font-style="italic" style:font-style-asian="italic"/>
    </style:style>
    <style:style style:name="T242" style:parent-style-name="Policepardéfaut" style:family="text">
      <style:text-properties fo:font-style="italic" style:font-style-asian="italic"/>
    </style:style>
    <style:style style:name="T243" style:parent-style-name="Policepardéfaut" style:family="text">
      <style:text-properties fo:font-style="italic" style:font-style-asian="italic"/>
    </style:style>
    <style:style style:name="T244" style:parent-style-name="Policepardéfaut" style:family="text">
      <style:text-properties fo:font-style="italic" style:font-style-asian="italic"/>
    </style:style>
    <style:style style:name="T245" style:parent-style-name="Policepardéfaut" style:family="text">
      <style:text-properties fo:font-style="italic" style:font-style-asian="italic"/>
    </style:style>
    <style:style style:name="T246" style:parent-style-name="Policepardéfaut" style:family="text">
      <style:text-properties fo:font-style="italic" style:font-style-asian="italic"/>
    </style:style>
    <style:style style:name="T247" style:parent-style-name="Policepardéfaut" style:family="text">
      <style:text-properties fo:font-style="italic" style:font-style-asian="italic"/>
    </style:style>
    <style:style style:name="T248" style:parent-style-name="Policepardéfaut" style:family="text">
      <style:text-properties fo:font-style="italic" style:font-style-asian="italic"/>
    </style:style>
    <style:style style:name="T249" style:parent-style-name="Policepardéfaut" style:family="text">
      <style:text-properties fo:font-style="italic" style:font-style-asian="italic"/>
    </style:style>
    <style:style style:name="T250" style:parent-style-name="Policepardéfaut" style:family="text">
      <style:text-properties fo:font-style="italic" style:font-style-asian="italic"/>
    </style:style>
    <style:style style:name="T251" style:parent-style-name="Policepardéfaut" style:family="text">
      <style:text-properties fo:font-style="italic" style:font-style-asian="italic"/>
    </style:style>
    <style:style style:name="T252" style:parent-style-name="Policepardéfaut" style:family="text">
      <style:text-properties fo:font-style="italic" style:font-style-asian="italic"/>
    </style:style>
    <style:style style:name="T253" style:parent-style-name="Policepardéfaut" style:family="text">
      <style:text-properties fo:font-style="italic" style:font-style-asian="italic"/>
    </style:style>
    <style:style style:name="T254" style:parent-style-name="Policepardéfaut" style:family="text">
      <style:text-properties fo:font-style="italic" style:font-style-asian="italic"/>
    </style:style>
    <style:style style:name="T255" style:parent-style-name="Policepardéfaut" style:family="text">
      <style:text-properties fo:font-style="italic" style:font-style-asian="italic"/>
    </style:style>
    <style:style style:name="T256" style:parent-style-name="Policepardéfaut" style:family="text">
      <style:text-properties fo:font-style="italic" style:font-style-asian="italic"/>
    </style:style>
    <style:style style:name="T257" style:parent-style-name="Policepardéfaut" style:family="text">
      <style:text-properties fo:font-style="italic" style:font-style-asian="italic"/>
    </style:style>
    <style:style style:name="T258" style:parent-style-name="Policepardéfaut" style:family="text">
      <style:text-properties fo:font-style="italic" style:font-style-asian="italic"/>
    </style:style>
    <style:style style:name="T259" style:parent-style-name="Policepardéfaut" style:family="text">
      <style:text-properties fo:font-style="italic" style:font-style-asian="italic"/>
    </style:style>
    <style:style style:name="T260" style:parent-style-name="Policepardéfaut" style:family="text">
      <style:text-properties fo:font-style="italic" style:font-style-asian="italic"/>
    </style:style>
    <style:style style:name="T261" style:parent-style-name="Policepardéfaut" style:family="text">
      <style:text-properties fo:font-style="italic" style:font-style-asian="italic"/>
    </style:style>
    <style:style style:name="T262" style:parent-style-name="Policepardéfaut" style:family="text">
      <style:text-properties fo:font-style="italic" style:font-style-asian="italic"/>
    </style:style>
    <style:style style:name="T263" style:parent-style-name="Policepardéfaut" style:family="text">
      <style:text-properties fo:font-style="italic" style:font-style-asian="italic"/>
    </style:style>
    <style:style style:name="T264" style:parent-style-name="Policepardéfaut" style:family="text">
      <style:text-properties fo:font-style="italic" style:font-style-asian="italic"/>
    </style:style>
    <style:style style:name="T265" style:parent-style-name="Policepardéfaut" style:family="text">
      <style:text-properties fo:font-style="italic" style:font-style-asian="italic"/>
    </style:style>
    <style:style style:name="T266" style:parent-style-name="Policepardéfaut" style:family="text">
      <style:text-properties fo:font-style="italic" style:font-style-asian="italic"/>
    </style:style>
    <style:style style:name="T267" style:parent-style-name="Policepardéfaut" style:family="text">
      <style:text-properties fo:font-style="italic" style:font-style-asian="italic"/>
    </style:style>
    <style:style style:name="T268" style:parent-style-name="Policepardéfaut" style:family="text">
      <style:text-properties fo:font-style="italic" style:font-style-asian="italic"/>
    </style:style>
    <style:style style:name="T269" style:parent-style-name="Policepardéfaut" style:family="text">
      <style:text-properties fo:font-style="italic" style:font-style-asian="italic"/>
    </style:style>
    <style:style style:name="T270" style:parent-style-name="Policepardéfaut" style:family="text">
      <style:text-properties fo:font-style="italic" style:font-style-asian="italic"/>
    </style:style>
    <style:style style:name="T271" style:parent-style-name="Policepardéfaut" style:family="text">
      <style:text-properties fo:font-style="italic" style:font-style-asian="italic"/>
    </style:style>
    <style:style style:name="T272" style:parent-style-name="Policepardéfaut" style:family="text">
      <style:text-properties fo:font-style="italic" style:font-style-asian="italic"/>
    </style:style>
    <style:style style:name="T273" style:parent-style-name="Policepardéfaut" style:family="text">
      <style:text-properties fo:font-style="italic" style:font-style-asian="italic"/>
    </style:style>
    <style:style style:name="T274" style:parent-style-name="Policepardéfaut" style:family="text">
      <style:text-properties fo:font-style="italic" style:font-style-asian="italic"/>
    </style:style>
    <style:style style:name="T275" style:parent-style-name="Policepardéfaut" style:family="text">
      <style:text-properties fo:font-style="italic" style:font-style-asian="italic"/>
    </style:style>
    <style:style style:name="T276" style:parent-style-name="Policepardéfaut" style:family="text">
      <style:text-properties fo:font-style="italic" style:font-style-asian="italic"/>
    </style:style>
    <style:style style:name="T277" style:parent-style-name="Policepardéfaut" style:family="text">
      <style:text-properties fo:font-style="italic" style:font-style-asian="italic"/>
    </style:style>
    <style:style style:name="T278" style:parent-style-name="Policepardéfaut" style:family="text">
      <style:text-properties fo:font-style="italic" style:font-style-asian="italic"/>
    </style:style>
    <style:style style:name="T279" style:parent-style-name="Policepardéfaut" style:family="text">
      <style:text-properties fo:font-style="italic" style:font-style-asian="italic"/>
    </style:style>
    <style:style style:name="T280" style:parent-style-name="Policepardéfaut" style:family="text">
      <style:text-properties fo:font-style="italic" style:font-style-asian="italic"/>
    </style:style>
    <style:style style:name="T281" style:parent-style-name="Policepardéfaut" style:family="text">
      <style:text-properties fo:font-style="italic" style:font-style-asian="italic"/>
    </style:style>
    <style:style style:name="T282" style:parent-style-name="Policepardéfaut" style:family="text">
      <style:text-properties fo:font-style="italic" style:font-style-asian="italic"/>
    </style:style>
    <style:style style:name="T283" style:parent-style-name="Policepardéfaut" style:family="text">
      <style:text-properties fo:font-style="italic" style:font-style-asian="italic"/>
    </style:style>
    <style:style style:name="T284" style:parent-style-name="Policepardéfaut" style:family="text">
      <style:text-properties fo:font-style="italic" style:font-style-asian="italic"/>
    </style:style>
    <style:style style:name="T285" style:parent-style-name="Policepardéfaut" style:family="text">
      <style:text-properties fo:font-style="italic" style:font-style-asian="italic"/>
    </style:style>
    <style:style style:name="T286" style:parent-style-name="Policepardéfaut" style:family="text">
      <style:text-properties fo:font-style="italic" style:font-style-asian="italic"/>
    </style:style>
    <style:style style:name="T287" style:parent-style-name="Policepardéfaut" style:family="text">
      <style:text-properties fo:font-style="italic" style:font-style-asian="italic"/>
    </style:style>
    <style:style style:name="T288" style:parent-style-name="Policepardéfaut" style:family="text">
      <style:text-properties fo:font-style="italic" style:font-style-asian="italic"/>
    </style:style>
    <style:style style:name="T289" style:parent-style-name="Policepardéfaut" style:family="text">
      <style:text-properties fo:font-style="italic" style:font-style-asian="italic"/>
    </style:style>
    <style:style style:name="T290" style:parent-style-name="Policepardéfaut" style:family="text">
      <style:text-properties fo:font-style="italic" style:font-style-asian="italic"/>
    </style:style>
    <style:style style:name="T291" style:parent-style-name="Policepardéfaut" style:family="text">
      <style:text-properties fo:font-style="italic" style:font-style-asian="italic"/>
    </style:style>
    <style:style style:name="T292" style:parent-style-name="Policepardéfaut" style:family="text">
      <style:text-properties fo:font-style="italic" style:font-style-asian="italic"/>
    </style:style>
    <style:style style:name="T293" style:parent-style-name="Policepardéfaut" style:family="text">
      <style:text-properties fo:font-style="italic" style:font-style-asian="italic"/>
    </style:style>
    <style:style style:name="T294" style:parent-style-name="Policepardéfaut" style:family="text">
      <style:text-properties fo:font-style="italic" style:font-style-asian="italic"/>
    </style:style>
    <style:style style:name="T295" style:parent-style-name="Policepardéfaut" style:family="text">
      <style:text-properties fo:font-style="italic" style:font-style-asian="italic"/>
    </style:style>
    <style:style style:name="T296" style:parent-style-name="Policepardéfaut" style:family="text">
      <style:text-properties fo:font-style="italic" style:font-style-asian="italic"/>
    </style:style>
    <style:style style:name="T297" style:parent-style-name="Policepardéfaut" style:family="text">
      <style:text-properties fo:font-style="italic" style:font-style-asian="italic"/>
    </style:style>
    <style:style style:name="P298" style:parent-style-name="p" style:family="paragraph">
      <style:paragraph-properties fo:text-indent="0in"/>
    </style:style>
    <style:style style:name="P299" style:parent-style-name="l" style:family="paragraph">
      <style:paragraph-properties fo:text-indent="0.1972in"/>
      <style:text-properties fo:font-style="italic" style:font-style-asian="italic"/>
    </style:style>
    <style:style style:name="P300" style:parent-style-name="l" style:family="paragraph">
      <style:paragraph-properties fo:text-indent="0.1972in"/>
      <style:text-properties fo:font-style="italic" style:font-style-asian="italic"/>
    </style:style>
    <style:style style:name="P301" style:parent-style-name="l" style:family="paragraph">
      <style:paragraph-properties fo:text-indent="0.1972in"/>
      <style:text-properties fo:font-style="italic" style:font-style-asian="italic"/>
    </style:style>
    <style:style style:name="P302" style:parent-style-name="l" style:family="paragraph">
      <style:paragraph-properties fo:text-indent="0.1972in"/>
      <style:text-properties fo:font-style="italic" style:font-style-asian="italic"/>
    </style:style>
    <style:style style:name="P303" style:parent-style-name="l" style:family="paragraph">
      <style:paragraph-properties fo:text-indent="0.1972in"/>
      <style:text-properties fo:font-style="italic" style:font-style-asian="italic"/>
    </style:style>
    <style:style style:name="P304" style:parent-style-name="l" style:family="paragraph">
      <style:paragraph-properties fo:text-indent="0.1972in"/>
      <style:text-properties fo:font-style="italic" style:font-style-asian="italic"/>
    </style:style>
    <style:style style:name="P305" style:parent-style-name="l" style:family="paragraph">
      <style:paragraph-properties fo:text-indent="0.1972in"/>
      <style:text-properties fo:font-style="italic" style:font-style-asian="italic"/>
    </style:style>
    <style:style style:name="P306" style:parent-style-name="l" style:family="paragraph">
      <style:paragraph-properties fo:text-indent="0.1972in"/>
      <style:text-properties fo:font-style="italic" style:font-style-asian="italic"/>
    </style:style>
    <style:style style:name="P307" style:parent-style-name="l" style:family="paragraph">
      <style:paragraph-properties fo:text-indent="0.1972in"/>
      <style:text-properties fo:font-style="italic" style:font-style-asian="italic"/>
    </style:style>
    <style:style style:name="P308" style:parent-style-name="l" style:family="paragraph">
      <style:paragraph-properties fo:text-indent="0.1972in"/>
      <style:text-properties fo:font-style="italic" style:font-style-asian="italic"/>
    </style:style>
    <style:style style:name="T309" style:parent-style-name="Policepardéfaut" style:family="text">
      <style:text-properties fo:font-style="italic" style:font-style-asian="italic"/>
    </style:style>
    <style:style style:name="T310" style:parent-style-name="Policepardéfaut" style:family="text">
      <style:text-properties fo:font-style="italic" style:font-style-asian="italic"/>
    </style:style>
    <style:style style:name="P311" style:parent-style-name="l" style:family="paragraph">
      <style:text-properties fo:font-style="italic" style:font-style-asian="italic"/>
    </style:style>
    <style:style style:name="P312" style:parent-style-name="l" style:family="paragraph">
      <style:text-properties fo:font-style="italic" style:font-style-asian="italic"/>
    </style:style>
    <style:style style:name="P313" style:parent-style-name="l" style:family="paragraph">
      <style:text-properties fo:font-style="italic" style:font-style-asian="italic"/>
    </style:style>
    <style:style style:name="P314" style:parent-style-name="l" style:family="paragraph">
      <style:text-properties fo:font-style="italic" style:font-style-asian="italic"/>
    </style:style>
    <style:style style:name="P315" style:parent-style-name="l" style:family="paragraph">
      <style:text-properties fo:font-style="italic" style:font-style-asian="italic"/>
    </style:style>
    <style:style style:name="P316" style:parent-style-name="l" style:family="paragraph">
      <style:text-properties fo:font-style="italic" style:font-style-asian="italic"/>
    </style:style>
    <style:style style:name="P317" style:parent-style-name="l" style:family="paragraph">
      <style:text-properties fo:font-style="italic" style:font-style-asian="italic"/>
    </style:style>
    <style:style style:name="P318" style:parent-style-name="l" style:family="paragraph">
      <style:text-properties fo:font-style="italic" style:font-style-asian="italic"/>
    </style:style>
    <style:style style:name="P319" style:parent-style-name="l" style:family="paragraph">
      <style:text-properties fo:font-style="italic" style:font-style-asian="italic"/>
    </style:style>
    <style:style style:name="P320" style:parent-style-name="l" style:family="paragraph">
      <style:text-properties fo:font-style="italic" style:font-style-asian="italic"/>
    </style:style>
    <style:style style:name="P321" style:parent-style-name="l" style:family="paragraph">
      <style:paragraph-properties fo:text-indent="0.1972in"/>
    </style:style>
    <style:style style:name="P322" style:parent-style-name="l" style:family="paragraph">
      <style:paragraph-properties fo:text-indent="0.1972in"/>
      <style:text-properties fo:font-style="italic" style:font-style-asian="italic"/>
    </style:style>
    <style:style style:name="P323" style:parent-style-name="l" style:family="paragraph">
      <style:paragraph-properties fo:text-indent="0.1972in"/>
      <style:text-properties fo:font-style="italic" style:font-style-asian="italic"/>
    </style:style>
    <style:style style:name="P324" style:parent-style-name="l" style:family="paragraph">
      <style:paragraph-properties fo:text-indent="0.1972in"/>
      <style:text-properties fo:font-style="italic" style:font-style-asian="italic"/>
    </style:style>
    <style:style style:name="P325" style:parent-style-name="l" style:family="paragraph">
      <style:paragraph-properties fo:text-indent="0.1972in"/>
      <style:text-properties fo:font-style="italic" style:font-style-asian="italic"/>
    </style:style>
    <style:style style:name="P326" style:parent-style-name="l" style:family="paragraph">
      <style:paragraph-properties fo:text-indent="0.1972in"/>
      <style:text-properties fo:font-style="italic" style:font-style-asian="italic"/>
    </style:style>
    <style:style style:name="P327" style:parent-style-name="l" style:family="paragraph">
      <style:paragraph-properties fo:text-indent="0.1972in"/>
      <style:text-properties fo:font-style="italic" style:font-style-asian="italic"/>
    </style:style>
    <style:style style:name="P328" style:parent-style-name="l" style:family="paragraph">
      <style:paragraph-properties fo:text-indent="0.1972in"/>
      <style:text-properties fo:font-style="italic" style:font-style-asian="italic"/>
    </style:style>
    <style:style style:name="P329" style:parent-style-name="l" style:family="paragraph">
      <style:paragraph-properties fo:text-indent="0.1972in"/>
      <style:text-properties fo:font-style="italic" style:font-style-asian="italic"/>
    </style:style>
    <style:style style:name="P330" style:parent-style-name="p" style:family="paragraph">
      <style:paragraph-properties fo:text-indent="0.1972in"/>
    </style:style>
    <style:style style:name="T332" style:parent-style-name="Policepardéfaut" style:family="text">
      <style:text-properties/>
    </style:style>
    <style:style style:name="P331" style:parent-style-name="p" style:family="paragraph">
      <style:paragraph-properties fo:text-indent="0in">
        <style:drop-cap style:length="1" style:lines="3"/>
      </style:paragraph-properties>
    </style:style>
    <style:style style:name="T333" style:parent-style-name="Policepardéfaut" style:family="text">
      <style:text-properties fo:font-style="italic" style:font-style-asian="italic"/>
    </style:style>
    <style:style style:name="T334" style:parent-style-name="Policepardéfaut" style:family="text">
      <style:text-properties fo:font-style="italic" style:font-style-asian="italic"/>
    </style:style>
    <style:style style:name="T335" style:parent-style-name="Policepardéfaut" style:family="text">
      <style:text-properties fo:font-style="italic" style:font-style-asian="italic"/>
    </style:style>
    <style:style style:name="T336" style:parent-style-name="Policepardéfaut" style:family="text">
      <style:text-properties fo:font-style="italic" style:font-style-asian="italic"/>
    </style:style>
    <style:style style:name="T337" style:parent-style-name="Policepardéfaut" style:family="text">
      <style:text-properties fo:font-style="italic" style:font-style-asian="italic"/>
    </style:style>
    <style:style style:name="P338" style:parent-style-name="p" style:family="paragraph">
      <style:paragraph-properties fo:text-indent="0.1972in"/>
    </style:style>
    <style:style style:name="T339" style:parent-style-name="Policepardéfaut" style:family="text">
      <style:text-properties fo:font-style="italic" style:font-style-asian="italic"/>
    </style:style>
    <style:style style:name="T340" style:parent-style-name="Policepardéfaut" style:family="text">
      <style:text-properties fo:font-style="italic" style:font-style-asian="italic"/>
    </style:style>
    <style:style style:name="T341" style:parent-style-name="Policepardéfaut" style:family="text">
      <style:text-properties fo:font-style="italic" style:font-style-asian="italic"/>
    </style:style>
    <style:style style:name="T342" style:parent-style-name="Policepardéfaut" style:family="text">
      <style:text-properties fo:font-style="italic" style:font-style-asian="italic"/>
    </style:style>
    <style:style style:name="P343" style:parent-style-name="p" style:family="paragraph">
      <style:paragraph-properties fo:text-indent="0.1972in"/>
    </style:style>
    <style:style style:name="T344" style:parent-style-name="Policepardéfaut" style:family="text">
      <style:text-properties fo:font-style="italic" style:font-style-asian="italic"/>
    </style:style>
    <style:style style:name="T345" style:parent-style-name="Policepardéfaut" style:family="text">
      <style:text-properties fo:font-style="italic" style:font-style-asian="italic"/>
    </style:style>
    <style:style style:name="T346" style:parent-style-name="Policepardéfaut" style:family="text">
      <style:text-properties fo:font-style="italic" style:font-style-asian="italic"/>
    </style:style>
    <style:style style:name="T347" style:parent-style-name="Policepardéfaut" style:family="text">
      <style:text-properties fo:font-style="italic" style:font-style-asian="italic"/>
    </style:style>
    <style:style style:name="T348" style:parent-style-name="Policepardéfaut" style:family="text">
      <style:text-properties fo:font-style="italic" style:font-style-asian="italic"/>
    </style:style>
    <style:style style:name="P349" style:parent-style-name="p" style:family="paragraph">
      <style:paragraph-properties fo:text-indent="0.1972in"/>
    </style:style>
    <style:style style:name="T350" style:parent-style-name="Policepardéfaut" style:family="text">
      <style:text-properties fo:font-style="italic" style:font-style-asian="italic"/>
    </style:style>
    <style:style style:name="T351" style:parent-style-name="Policepardéfaut" style:family="text">
      <style:text-properties fo:font-style="italic" style:font-style-asian="italic"/>
    </style:style>
    <style:style style:name="T352" style:parent-style-name="Policepardéfaut" style:family="text">
      <style:text-properties fo:font-style="italic" style:font-style-asian="italic"/>
    </style:style>
    <style:style style:name="T353" style:parent-style-name="Policepardéfaut" style:family="text">
      <style:text-properties fo:font-style="italic" style:font-style-asian="italic"/>
    </style:style>
    <style:style style:name="P354" style:parent-style-name="p" style:family="paragraph">
      <style:paragraph-properties fo:text-indent="0.1972in"/>
    </style:style>
    <style:style style:name="T355" style:parent-style-name="Policepardéfaut" style:family="text">
      <style:text-properties fo:font-style="italic" style:font-style-asian="italic"/>
    </style:style>
    <style:style style:name="T356" style:parent-style-name="Policepardéfaut" style:family="text">
      <style:text-properties fo:font-style="italic" style:font-style-asian="italic"/>
    </style:style>
    <style:style style:name="T357" style:parent-style-name="Policepardéfaut" style:family="text">
      <style:text-properties fo:font-style="italic" style:font-style-asian="italic"/>
    </style:style>
    <style:style style:name="T358" style:parent-style-name="Policepardéfaut" style:family="text">
      <style:text-properties fo:font-style="italic" style:font-style-asian="italic"/>
    </style:style>
    <style:style style:name="T359" style:parent-style-name="Policepardéfaut" style:family="text">
      <style:text-properties fo:font-style="italic" style:font-style-asian="italic"/>
    </style:style>
    <style:style style:name="T360" style:parent-style-name="Policepardéfaut" style:family="text">
      <style:text-properties fo:font-style="italic" style:font-style-asian="italic"/>
    </style:style>
    <style:style style:name="T361" style:parent-style-name="Policepardéfaut" style:family="text">
      <style:text-properties fo:font-style="italic" style:font-style-asian="italic"/>
    </style:style>
    <style:style style:name="P362" style:parent-style-name="p" style:family="paragraph">
      <style:paragraph-properties fo:text-indent="0.1972in"/>
    </style:style>
    <style:style style:name="T363" style:parent-style-name="Policepardéfaut" style:family="text">
      <style:text-properties fo:font-style="italic" style:font-style-asian="italic"/>
    </style:style>
    <style:style style:name="T364" style:parent-style-name="Policepardéfaut" style:family="text">
      <style:text-properties fo:font-style="italic" style:font-style-asian="italic"/>
    </style:style>
    <style:style style:name="T365" style:parent-style-name="Policepardéfaut" style:family="text">
      <style:text-properties fo:font-style="italic" style:font-style-asian="italic"/>
    </style:style>
    <style:style style:name="P366" style:parent-style-name="p" style:family="paragraph">
      <style:paragraph-properties fo:text-indent="0.1972in"/>
    </style:style>
    <style:style style:name="T367" style:parent-style-name="Policepardéfaut" style:family="text">
      <style:text-properties fo:font-style="italic" style:font-style-asian="italic"/>
    </style:style>
    <style:style style:name="T368" style:parent-style-name="Policepardéfaut" style:family="text">
      <style:text-properties fo:font-style="italic" style:font-style-asian="italic"/>
    </style:style>
    <style:style style:name="T369" style:parent-style-name="Policepardéfaut" style:family="text">
      <style:text-properties fo:font-style="italic" style:font-style-asian="italic"/>
    </style:style>
    <style:style style:name="P370" style:parent-style-name="p" style:family="paragraph">
      <style:paragraph-properties fo:text-indent="0.1972in"/>
    </style:style>
    <style:style style:name="T371" style:parent-style-name="Policepardéfaut" style:family="text">
      <style:text-properties fo:font-style="italic" style:font-style-asian="italic"/>
    </style:style>
    <style:style style:name="T372" style:parent-style-name="Policepardéfaut" style:family="text">
      <style:text-properties fo:font-style="italic" style:font-style-asian="italic"/>
    </style:style>
    <style:style style:name="T373" style:parent-style-name="Policepardéfaut" style:family="text">
      <style:text-properties fo:font-style="italic" style:font-style-asian="italic"/>
    </style:style>
    <style:style style:name="T374" style:parent-style-name="Policepardéfaut" style:family="text">
      <style:text-properties fo:font-style="italic" style:font-style-asian="italic"/>
    </style:style>
    <style:style style:name="T375" style:parent-style-name="Policepardéfaut" style:family="text">
      <style:text-properties fo:font-style="italic" style:font-style-asian="italic"/>
    </style:style>
    <style:style style:name="P376" style:parent-style-name="p" style:family="paragraph">
      <style:paragraph-properties fo:text-indent="0.1972in"/>
    </style:style>
    <style:style style:name="T377" style:parent-style-name="Policepardéfaut" style:family="text">
      <style:text-properties fo:font-style="italic" style:font-style-asian="italic"/>
    </style:style>
    <style:style style:name="T378" style:parent-style-name="Policepardéfaut" style:family="text">
      <style:text-properties fo:font-style="italic" style:font-style-asian="italic"/>
    </style:style>
    <style:style style:name="T379" style:parent-style-name="Policepardéfaut" style:family="text">
      <style:text-properties fo:font-style="italic" style:font-style-asian="italic"/>
    </style:style>
    <style:style style:name="T380" style:parent-style-name="Policepardéfaut" style:family="text">
      <style:text-properties fo:font-style="italic" style:font-style-asian="italic"/>
    </style:style>
    <style:style style:name="P381" style:parent-style-name="p" style:family="paragraph">
      <style:paragraph-properties fo:text-indent="0.1972in"/>
    </style:style>
    <style:style style:name="T382" style:parent-style-name="Policepardéfaut" style:family="text">
      <style:text-properties fo:font-style="italic" style:font-style-asian="italic"/>
    </style:style>
    <style:style style:name="T383" style:parent-style-name="Policepardéfaut" style:family="text">
      <style:text-properties fo:font-style="italic" style:font-style-asian="italic"/>
    </style:style>
    <style:style style:name="T384" style:parent-style-name="Policepardéfaut" style:family="text">
      <style:text-properties fo:font-style="italic" style:font-style-asian="italic"/>
    </style:style>
    <style:style style:name="T385" style:parent-style-name="Policepardéfaut" style:family="text">
      <style:text-properties fo:font-style="italic" style:font-style-asian="italic"/>
    </style:style>
    <style:style style:name="T386" style:parent-style-name="Policepardéfaut" style:family="text">
      <style:text-properties fo:font-style="italic" style:font-style-asian="italic"/>
    </style:style>
    <style:style style:name="T387" style:parent-style-name="Policepardéfaut" style:family="text">
      <style:text-properties fo:font-style="italic" style:font-style-asian="italic"/>
    </style:style>
    <style:style style:name="P388" style:parent-style-name="p" style:family="paragraph">
      <style:paragraph-properties fo:text-indent="0.1972in"/>
    </style:style>
    <style:style style:name="T389" style:parent-style-name="Policepardéfaut" style:family="text">
      <style:text-properties fo:font-style="italic" style:font-style-asian="italic"/>
    </style:style>
    <style:style style:name="T390" style:parent-style-name="Policepardéfaut" style:family="text">
      <style:text-properties fo:font-style="italic" style:font-style-asian="italic"/>
    </style:style>
    <style:style style:name="T391" style:parent-style-name="Policepardéfaut" style:family="text">
      <style:text-properties fo:font-style="italic" style:font-style-asian="italic"/>
    </style:style>
    <style:style style:name="P392" style:parent-style-name="p" style:family="paragraph">
      <style:paragraph-properties fo:text-indent="0.1972in"/>
    </style:style>
    <style:style style:name="T393" style:parent-style-name="Policepardéfaut" style:family="text">
      <style:text-properties fo:font-style="italic" style:font-style-asian="italic"/>
    </style:style>
    <style:style style:name="T394" style:parent-style-name="Policepardéfaut" style:family="text">
      <style:text-properties fo:font-style="italic" style:font-style-asian="italic"/>
    </style:style>
    <style:style style:name="T395" style:parent-style-name="Policepardéfaut" style:family="text">
      <style:text-properties fo:font-style="italic" style:font-style-asian="italic"/>
    </style:style>
    <style:style style:name="P396" style:parent-style-name="p" style:family="paragraph">
      <style:paragraph-properties fo:text-indent="0.1972in"/>
    </style:style>
    <style:style style:name="T397" style:parent-style-name="Policepardéfaut" style:family="text">
      <style:text-properties fo:font-style="italic" style:font-style-asian="italic"/>
    </style:style>
    <style:style style:name="T398" style:parent-style-name="Policepardéfaut" style:family="text">
      <style:text-properties fo:font-style="italic" style:font-style-asian="italic"/>
    </style:style>
    <style:style style:name="T399" style:parent-style-name="Policepardéfaut" style:family="text">
      <style:text-properties fo:font-style="italic" style:font-style-asian="italic"/>
    </style:style>
    <style:style style:name="T400" style:parent-style-name="Policepardéfaut" style:family="text">
      <style:text-properties fo:font-style="italic" style:font-style-asian="italic"/>
    </style:style>
    <style:style style:name="P401" style:parent-style-name="p" style:family="paragraph">
      <style:paragraph-properties fo:text-indent="0.1972in"/>
    </style:style>
    <style:style style:name="T402" style:parent-style-name="Policepardéfaut" style:family="text">
      <style:text-properties fo:font-style="italic" style:font-style-asian="italic"/>
    </style:style>
    <style:style style:name="T403" style:parent-style-name="Policepardéfaut" style:family="text">
      <style:text-properties fo:font-style="italic" style:font-style-asian="italic"/>
    </style:style>
    <style:style style:name="T404" style:parent-style-name="Policepardéfaut" style:family="text">
      <style:text-properties fo:font-style="italic" style:font-style-asian="italic"/>
    </style:style>
    <style:style style:name="P405" style:parent-style-name="p" style:family="paragraph">
      <style:paragraph-properties fo:text-indent="0.1972in"/>
    </style:style>
    <style:style style:name="T406" style:parent-style-name="Policepardéfaut" style:family="text">
      <style:text-properties fo:font-style="italic" style:font-style-asian="italic"/>
    </style:style>
    <style:style style:name="T407" style:parent-style-name="Policepardéfaut" style:family="text">
      <style:text-properties fo:font-style="italic" style:font-style-asian="italic"/>
    </style:style>
    <style:style style:name="T408" style:parent-style-name="Policepardéfaut" style:family="text">
      <style:text-properties fo:font-style="italic" style:font-style-asian="italic"/>
    </style:style>
    <style:style style:name="T409" style:parent-style-name="Policepardéfaut" style:family="text">
      <style:text-properties fo:font-style="italic" style:font-style-asian="italic"/>
    </style:style>
    <style:style style:name="T410" style:parent-style-name="Policepardéfaut" style:family="text">
      <style:text-properties fo:font-style="italic" style:font-style-asian="italic"/>
    </style:style>
    <style:style style:name="P411" style:parent-style-name="p" style:family="paragraph">
      <style:paragraph-properties fo:text-indent="0.1972in"/>
    </style:style>
    <style:style style:name="T412" style:parent-style-name="Policepardéfaut" style:family="text">
      <style:text-properties fo:font-style="italic" style:font-style-asian="italic"/>
    </style:style>
    <style:style style:name="T413" style:parent-style-name="Policepardéfaut" style:family="text">
      <style:text-properties fo:font-style="italic" style:font-style-asian="italic"/>
    </style:style>
    <style:style style:name="T414" style:parent-style-name="Policepardéfaut" style:family="text">
      <style:text-properties fo:font-style="italic" style:font-style-asian="italic"/>
    </style:style>
    <style:style style:name="P415" style:parent-style-name="p" style:family="paragraph">
      <style:paragraph-properties fo:text-indent="0.1972in"/>
    </style:style>
    <style:style style:name="T416" style:parent-style-name="Policepardéfaut" style:family="text">
      <style:text-properties fo:font-style="italic" style:font-style-asian="italic"/>
    </style:style>
    <style:style style:name="T417" style:parent-style-name="Policepardéfaut" style:family="text">
      <style:text-properties fo:font-style="italic" style:font-style-asian="italic"/>
    </style:style>
    <style:style style:name="T418" style:parent-style-name="Policepardéfaut" style:family="text">
      <style:text-properties fo:font-style="italic" style:font-style-asian="italic"/>
    </style:style>
    <style:style style:name="T419" style:parent-style-name="Policepardéfaut" style:family="text">
      <style:text-properties fo:font-style="italic" style:font-style-asian="italic"/>
    </style:style>
    <style:style style:name="T420" style:parent-style-name="Policepardéfaut" style:family="text">
      <style:text-properties fo:font-style="italic" style:font-style-asian="italic"/>
    </style:style>
    <style:style style:name="P421" style:parent-style-name="p" style:family="paragraph">
      <style:paragraph-properties fo:text-indent="0.1972in"/>
    </style:style>
    <style:style style:name="T422" style:parent-style-name="Policepardéfaut" style:family="text">
      <style:text-properties fo:font-style="italic" style:font-style-asian="italic"/>
    </style:style>
    <style:style style:name="T423" style:parent-style-name="Policepardéfaut" style:family="text">
      <style:text-properties fo:font-style="italic" style:font-style-asian="italic"/>
    </style:style>
    <style:style style:name="T424" style:parent-style-name="Policepardéfaut" style:family="text">
      <style:text-properties fo:font-style="italic" style:font-style-asian="italic"/>
    </style:style>
    <style:style style:name="T425" style:parent-style-name="Policepardéfaut" style:family="text">
      <style:text-properties fo:font-style="italic" style:font-style-asian="italic"/>
    </style:style>
    <style:style style:name="P426" style:parent-style-name="p" style:family="paragraph">
      <style:paragraph-properties fo:text-indent="0.1972in"/>
    </style:style>
    <style:style style:name="T427" style:parent-style-name="Policepardéfaut" style:family="text">
      <style:text-properties fo:font-style="italic" style:font-style-asian="italic"/>
    </style:style>
    <style:style style:name="T428" style:parent-style-name="Policepardéfaut" style:family="text">
      <style:text-properties fo:font-style="italic" style:font-style-asian="italic"/>
    </style:style>
    <style:style style:name="T429" style:parent-style-name="Policepardéfaut" style:family="text">
      <style:text-properties fo:font-style="italic" style:font-style-asian="italic"/>
    </style:style>
    <style:style style:name="T430" style:parent-style-name="Policepardéfaut" style:family="text">
      <style:text-properties fo:font-style="italic" style:font-style-asian="italic"/>
    </style:style>
    <style:style style:name="P431" style:parent-style-name="p" style:family="paragraph">
      <style:paragraph-properties fo:text-indent="0.1972in"/>
    </style:style>
    <style:style style:name="T432" style:parent-style-name="Policepardéfaut" style:family="text">
      <style:text-properties fo:font-style="italic" style:font-style-asian="italic"/>
    </style:style>
    <style:style style:name="T433" style:parent-style-name="Policepardéfaut" style:family="text">
      <style:text-properties fo:font-style="italic" style:font-style-asian="italic"/>
    </style:style>
    <style:style style:name="T434" style:parent-style-name="Policepardéfaut" style:family="text">
      <style:text-properties fo:font-style="italic" style:font-style-asian="italic"/>
    </style:style>
    <style:style style:name="T435" style:parent-style-name="Policepardéfaut" style:family="text">
      <style:text-properties fo:font-style="italic" style:font-style-asian="italic"/>
    </style:style>
    <style:style style:name="P436" style:parent-style-name="p" style:family="paragraph">
      <style:paragraph-properties fo:text-indent="0.1972in"/>
    </style:style>
    <style:style style:name="T437" style:parent-style-name="Policepardéfaut" style:family="text">
      <style:text-properties fo:font-style="italic" style:font-style-asian="italic"/>
    </style:style>
    <style:style style:name="T438" style:parent-style-name="Policepardéfaut" style:family="text">
      <style:text-properties fo:font-style="italic" style:font-style-asian="italic"/>
    </style:style>
    <style:style style:name="T439" style:parent-style-name="Policepardéfaut" style:family="text">
      <style:text-properties fo:font-style="italic" style:font-style-asian="italic"/>
    </style:style>
    <style:style style:name="P440" style:parent-style-name="p" style:family="paragraph">
      <style:paragraph-properties fo:text-indent="0.1972in"/>
    </style:style>
    <style:style style:name="T441" style:parent-style-name="Policepardéfaut" style:family="text">
      <style:text-properties fo:font-style="italic" style:font-style-asian="italic"/>
    </style:style>
    <style:style style:name="T442" style:parent-style-name="Policepardéfaut" style:family="text">
      <style:text-properties fo:font-style="italic" style:font-style-asian="italic"/>
    </style:style>
    <style:style style:name="T443" style:parent-style-name="Policepardéfaut" style:family="text">
      <style:text-properties fo:font-style="italic" style:font-style-asian="italic"/>
    </style:style>
    <style:style style:name="T444" style:parent-style-name="Policepardéfaut" style:family="text">
      <style:text-properties fo:font-style="italic" style:font-style-asian="italic"/>
    </style:style>
    <style:style style:name="P445" style:parent-style-name="p" style:family="paragraph">
      <style:paragraph-properties fo:text-indent="0.1972in"/>
    </style:style>
    <style:style style:name="T446" style:parent-style-name="Policepardéfaut" style:family="text">
      <style:text-properties fo:font-style="italic" style:font-style-asian="italic"/>
    </style:style>
    <style:style style:name="T447" style:parent-style-name="Policepardéfaut" style:family="text">
      <style:text-properties fo:font-style="italic" style:font-style-asian="italic"/>
    </style:style>
    <style:style style:name="T448" style:parent-style-name="Policepardéfaut" style:family="text">
      <style:text-properties fo:font-style="italic" style:font-style-asian="italic"/>
    </style:style>
    <style:style style:name="P449" style:parent-style-name="p" style:family="paragraph">
      <style:paragraph-properties fo:text-indent="0.1972in"/>
    </style:style>
    <style:style style:name="T450" style:parent-style-name="Policepardéfaut" style:family="text">
      <style:text-properties fo:font-style="italic" style:font-style-asian="italic"/>
    </style:style>
    <style:style style:name="T451" style:parent-style-name="Policepardéfaut" style:family="text">
      <style:text-properties fo:font-style="italic" style:font-style-asian="italic"/>
    </style:style>
    <style:style style:name="T452" style:parent-style-name="Policepardéfaut" style:family="text">
      <style:text-properties fo:font-style="italic" style:font-style-asian="italic"/>
    </style:style>
    <style:style style:name="T453" style:parent-style-name="Policepardéfaut" style:family="text">
      <style:text-properties fo:font-style="italic" style:font-style-asian="italic"/>
    </style:style>
    <style:style style:name="P454" style:parent-style-name="p" style:family="paragraph">
      <style:paragraph-properties fo:text-indent="0.1972in"/>
    </style:style>
    <style:style style:name="T455" style:parent-style-name="Policepardéfaut" style:family="text">
      <style:text-properties fo:font-style="italic" style:font-style-asian="italic"/>
    </style:style>
    <style:style style:name="T456" style:parent-style-name="Policepardéfaut" style:family="text">
      <style:text-properties fo:font-style="italic" style:font-style-asian="italic"/>
    </style:style>
    <style:style style:name="T457" style:parent-style-name="Policepardéfaut" style:family="text">
      <style:text-properties fo:font-style="italic" style:font-style-asian="italic"/>
    </style:style>
    <style:style style:name="T458" style:parent-style-name="Policepardéfaut" style:family="text">
      <style:text-properties fo:font-style="italic" style:font-style-asian="italic"/>
    </style:style>
    <style:style style:name="P459" style:parent-style-name="p" style:family="paragraph">
      <style:paragraph-properties fo:text-indent="0.1972in"/>
    </style:style>
    <style:style style:name="T460" style:parent-style-name="Policepardéfaut" style:family="text">
      <style:text-properties fo:font-style="italic" style:font-style-asian="italic"/>
    </style:style>
    <style:style style:name="T461" style:parent-style-name="Policepardéfaut" style:family="text">
      <style:text-properties fo:font-style="italic" style:font-style-asian="italic"/>
    </style:style>
    <style:style style:name="T462" style:parent-style-name="Policepardéfaut" style:family="text">
      <style:text-properties fo:font-style="italic" style:font-style-asian="italic"/>
    </style:style>
    <style:style style:name="T463" style:parent-style-name="Policepardéfaut" style:family="text">
      <style:text-properties fo:font-style="italic" style:font-style-asian="italic"/>
    </style:style>
    <style:style style:name="P464" style:parent-style-name="p" style:family="paragraph">
      <style:paragraph-properties fo:text-indent="0.1972in"/>
    </style:style>
    <style:style style:name="T465" style:parent-style-name="Policepardéfaut" style:family="text">
      <style:text-properties fo:font-style="italic" style:font-style-asian="italic"/>
    </style:style>
    <style:style style:name="T466" style:parent-style-name="Policepardéfaut" style:family="text">
      <style:text-properties fo:font-style="italic" style:font-style-asian="italic"/>
    </style:style>
    <style:style style:name="T467" style:parent-style-name="Policepardéfaut" style:family="text">
      <style:text-properties fo:font-style="italic" style:font-style-asian="italic"/>
    </style:style>
    <style:style style:name="T468" style:parent-style-name="Policepardéfaut" style:family="text">
      <style:text-properties fo:font-style="italic" style:font-style-asian="italic"/>
    </style:style>
    <style:style style:name="T469" style:parent-style-name="Policepardéfaut" style:family="text">
      <style:text-properties fo:font-style="italic" style:font-style-asian="italic"/>
    </style:style>
    <style:style style:name="P470" style:parent-style-name="p" style:family="paragraph">
      <style:paragraph-properties fo:text-indent="0.1972in"/>
    </style:style>
    <style:style style:name="T471" style:parent-style-name="Policepardéfaut" style:family="text">
      <style:text-properties fo:font-style="italic" style:font-style-asian="italic"/>
    </style:style>
    <style:style style:name="T472" style:parent-style-name="Policepardéfaut" style:family="text">
      <style:text-properties fo:font-style="italic" style:font-style-asian="italic"/>
    </style:style>
    <style:style style:name="T473" style:parent-style-name="Policepardéfaut" style:family="text">
      <style:text-properties fo:font-style="italic" style:font-style-asian="italic"/>
    </style:style>
    <style:style style:name="P474" style:parent-style-name="p" style:family="paragraph">
      <style:paragraph-properties fo:text-indent="0.1972in"/>
    </style:style>
    <style:style style:name="T475" style:parent-style-name="Policepardéfaut" style:family="text">
      <style:text-properties fo:font-style="italic" style:font-style-asian="italic"/>
    </style:style>
    <style:style style:name="T476" style:parent-style-name="Policepardéfaut" style:family="text">
      <style:text-properties fo:font-style="italic" style:font-style-asian="italic"/>
    </style:style>
    <style:style style:name="T477" style:parent-style-name="Policepardéfaut" style:family="text">
      <style:text-properties fo:font-style="italic" style:font-style-asian="italic"/>
    </style:style>
    <style:style style:name="T478" style:parent-style-name="Policepardéfaut" style:family="text">
      <style:text-properties fo:font-style="italic" style:font-style-asian="italic"/>
    </style:style>
    <style:style style:name="T479" style:parent-style-name="Policepardéfaut" style:family="text">
      <style:text-properties fo:font-style="italic" style:font-style-asian="italic"/>
    </style:style>
    <style:style style:name="P480" style:parent-style-name="p" style:family="paragraph">
      <style:paragraph-properties fo:text-indent="0.1972in"/>
    </style:style>
    <style:style style:name="T481" style:parent-style-name="Policepardéfaut" style:family="text">
      <style:text-properties fo:font-style="italic" style:font-style-asian="italic"/>
    </style:style>
    <style:style style:name="T482" style:parent-style-name="Policepardéfaut" style:family="text">
      <style:text-properties fo:font-style="italic" style:font-style-asian="italic"/>
    </style:style>
    <style:style style:name="T483" style:parent-style-name="Policepardéfaut" style:family="text">
      <style:text-properties fo:font-style="italic" style:font-style-asian="italic"/>
    </style:style>
    <style:style style:name="T484" style:parent-style-name="Policepardéfaut" style:family="text">
      <style:text-properties fo:font-style="italic" style:font-style-asian="italic"/>
    </style:style>
    <style:style style:name="P485" style:parent-style-name="p" style:family="paragraph">
      <style:paragraph-properties fo:text-indent="0.1972in"/>
    </style:style>
    <style:style style:name="T486" style:parent-style-name="Policepardéfaut" style:family="text">
      <style:text-properties fo:font-style="italic" style:font-style-asian="italic"/>
    </style:style>
    <style:style style:name="T487" style:parent-style-name="Policepardéfaut" style:family="text">
      <style:text-properties fo:font-style="italic" style:font-style-asian="italic"/>
    </style:style>
    <style:style style:name="T488" style:parent-style-name="Policepardéfaut" style:family="text">
      <style:text-properties fo:font-style="italic" style:font-style-asian="italic"/>
    </style:style>
    <style:style style:name="T489" style:parent-style-name="Policepardéfaut" style:family="text">
      <style:text-properties fo:font-style="italic" style:font-style-asian="italic"/>
    </style:style>
    <style:style style:name="T490" style:parent-style-name="Policepardéfaut" style:family="text">
      <style:text-properties fo:font-style="italic" style:font-style-asian="italic"/>
    </style:style>
    <style:style style:name="P491" style:parent-style-name="p" style:family="paragraph">
      <style:paragraph-properties fo:text-indent="0.1972in"/>
    </style:style>
    <style:style style:name="T492" style:parent-style-name="Policepardéfaut" style:family="text">
      <style:text-properties fo:font-style="italic" style:font-style-asian="italic"/>
    </style:style>
    <style:style style:name="T493" style:parent-style-name="Policepardéfaut" style:family="text">
      <style:text-properties fo:font-style="italic" style:font-style-asian="italic"/>
    </style:style>
    <style:style style:name="T494" style:parent-style-name="Policepardéfaut" style:family="text">
      <style:text-properties fo:font-style="italic" style:font-style-asian="italic"/>
    </style:style>
    <style:style style:name="T495" style:parent-style-name="Policepardéfaut" style:family="text">
      <style:text-properties fo:font-style="italic" style:font-style-asian="italic"/>
    </style:style>
    <style:style style:name="P496" style:parent-style-name="p" style:family="paragraph">
      <style:paragraph-properties fo:text-indent="0.1972in"/>
    </style:style>
    <style:style style:name="T497" style:parent-style-name="Policepardéfaut" style:family="text">
      <style:text-properties fo:font-style="italic" style:font-style-asian="italic"/>
    </style:style>
    <style:style style:name="T498" style:parent-style-name="Policepardéfaut" style:family="text">
      <style:text-properties fo:font-style="italic" style:font-style-asian="italic"/>
    </style:style>
    <style:style style:name="T499" style:parent-style-name="Policepardéfaut" style:family="text">
      <style:text-properties fo:font-style="italic" style:font-style-asian="italic"/>
    </style:style>
    <style:style style:name="T500" style:parent-style-name="Policepardéfaut" style:family="text">
      <style:text-properties fo:font-style="italic" style:font-style-asian="italic"/>
    </style:style>
    <style:style style:name="P501" style:parent-style-name="p" style:family="paragraph">
      <style:paragraph-properties fo:text-indent="0.1972in"/>
    </style:style>
    <style:style style:name="T502" style:parent-style-name="Policepardéfaut" style:family="text">
      <style:text-properties fo:font-style="italic" style:font-style-asian="italic"/>
    </style:style>
    <style:style style:name="T503" style:parent-style-name="Policepardéfaut" style:family="text">
      <style:text-properties fo:font-style="italic" style:font-style-asian="italic"/>
    </style:style>
    <style:style style:name="T504" style:parent-style-name="Policepardéfaut" style:family="text">
      <style:text-properties fo:font-style="italic" style:font-style-asian="italic"/>
    </style:style>
    <style:style style:name="P505" style:parent-style-name="p" style:family="paragraph">
      <style:paragraph-properties fo:text-indent="0.1972in"/>
    </style:style>
    <style:style style:name="T506" style:parent-style-name="Policepardéfaut" style:family="text">
      <style:text-properties fo:font-style="italic" style:font-style-asian="italic"/>
    </style:style>
    <style:style style:name="T507" style:parent-style-name="Policepardéfaut" style:family="text">
      <style:text-properties fo:font-style="italic" style:font-style-asian="italic"/>
    </style:style>
    <style:style style:name="T508" style:parent-style-name="Policepardéfaut" style:family="text">
      <style:text-properties fo:font-style="italic" style:font-style-asian="italic"/>
    </style:style>
    <style:style style:name="T509" style:parent-style-name="Policepardéfaut" style:family="text">
      <style:text-properties fo:font-style="italic" style:font-style-asian="italic"/>
    </style:style>
    <style:style style:name="T510" style:parent-style-name="Policepardéfaut" style:family="text">
      <style:text-properties fo:font-style="italic" style:font-style-asian="italic"/>
    </style:style>
    <style:style style:name="P511" style:parent-style-name="p" style:family="paragraph">
      <style:paragraph-properties fo:text-indent="0.1972in"/>
    </style:style>
    <style:style style:name="T512" style:parent-style-name="Policepardéfaut" style:family="text">
      <style:text-properties fo:font-style="italic" style:font-style-asian="italic"/>
    </style:style>
    <style:style style:name="T513" style:parent-style-name="Policepardéfaut" style:family="text">
      <style:text-properties fo:font-style="italic" style:font-style-asian="italic"/>
    </style:style>
    <style:style style:name="T514" style:parent-style-name="Policepardéfaut" style:family="text">
      <style:text-properties fo:font-style="italic" style:font-style-asian="italic"/>
    </style:style>
    <style:style style:name="T515" style:parent-style-name="Policepardéfaut" style:family="text">
      <style:text-properties fo:font-style="italic" style:font-style-asian="italic"/>
    </style:style>
    <style:style style:name="T516" style:parent-style-name="Policepardéfaut" style:family="text">
      <style:text-properties fo:font-style="italic" style:font-style-asian="italic"/>
    </style:style>
    <style:style style:name="P517" style:parent-style-name="p" style:family="paragraph">
      <style:paragraph-properties fo:text-indent="0.1972in"/>
    </style:style>
    <style:style style:name="T518" style:parent-style-name="Policepardéfaut" style:family="text">
      <style:text-properties fo:font-style="italic" style:font-style-asian="italic"/>
    </style:style>
    <style:style style:name="T519" style:parent-style-name="Policepardéfaut" style:family="text">
      <style:text-properties fo:font-style="italic" style:font-style-asian="italic"/>
    </style:style>
    <style:style style:name="T520" style:parent-style-name="Policepardéfaut" style:family="text">
      <style:text-properties fo:font-style="italic" style:font-style-asian="italic"/>
    </style:style>
    <style:style style:name="T521" style:parent-style-name="Policepardéfaut" style:family="text">
      <style:text-properties fo:font-style="italic" style:font-style-asian="italic"/>
    </style:style>
    <style:style style:name="P522" style:parent-style-name="p" style:family="paragraph">
      <style:paragraph-properties fo:text-indent="0.1972in"/>
    </style:style>
    <style:style style:name="T523" style:parent-style-name="Policepardéfaut" style:family="text">
      <style:text-properties fo:font-style="italic" style:font-style-asian="italic"/>
    </style:style>
    <style:style style:name="T524" style:parent-style-name="Policepardéfaut" style:family="text">
      <style:text-properties fo:font-style="italic" style:font-style-asian="italic"/>
    </style:style>
    <style:style style:name="T525" style:parent-style-name="Policepardéfaut" style:family="text">
      <style:text-properties fo:font-style="italic" style:font-style-asian="italic"/>
    </style:style>
    <style:style style:name="T526" style:parent-style-name="Policepardéfaut" style:family="text">
      <style:text-properties fo:font-style="italic" style:font-style-asian="italic"/>
    </style:style>
    <style:style style:name="P527" style:parent-style-name="p" style:family="paragraph">
      <style:paragraph-properties fo:text-indent="0.1972in"/>
    </style:style>
    <style:style style:name="T528" style:parent-style-name="Policepardéfaut" style:family="text">
      <style:text-properties fo:font-style="italic" style:font-style-asian="italic"/>
    </style:style>
    <style:style style:name="T529" style:parent-style-name="Policepardéfaut" style:family="text">
      <style:text-properties fo:font-style="italic" style:font-style-asian="italic"/>
    </style:style>
    <style:style style:name="T530" style:parent-style-name="Policepardéfaut" style:family="text">
      <style:text-properties fo:font-style="italic" style:font-style-asian="italic"/>
    </style:style>
    <style:style style:name="T531" style:parent-style-name="Policepardéfaut" style:family="text">
      <style:text-properties fo:font-style="italic" style:font-style-asian="italic"/>
    </style:style>
    <style:style style:name="P532" style:parent-style-name="p" style:family="paragraph">
      <style:paragraph-properties fo:text-indent="0.1972in"/>
    </style:style>
    <style:style style:name="T533" style:parent-style-name="Policepardéfaut" style:family="text">
      <style:text-properties fo:font-style="italic" style:font-style-asian="italic"/>
    </style:style>
    <style:style style:name="T534" style:parent-style-name="Policepardéfaut" style:family="text">
      <style:text-properties fo:font-style="italic" style:font-style-asian="italic"/>
    </style:style>
    <style:style style:name="T535" style:parent-style-name="Policepardéfaut" style:family="text">
      <style:text-properties fo:font-style="italic" style:font-style-asian="italic"/>
    </style:style>
    <style:style style:name="T536" style:parent-style-name="Policepardéfaut" style:family="text">
      <style:text-properties fo:font-style="italic" style:font-style-asian="italic"/>
    </style:style>
    <style:style style:name="P537" style:parent-style-name="p" style:family="paragraph">
      <style:paragraph-properties fo:text-indent="0.1972in"/>
    </style:style>
    <style:style style:name="T538" style:parent-style-name="Policepardéfaut" style:family="text">
      <style:text-properties fo:font-style="italic" style:font-style-asian="italic"/>
    </style:style>
    <style:style style:name="T539" style:parent-style-name="Policepardéfaut" style:family="text">
      <style:text-properties fo:font-style="italic" style:font-style-asian="italic"/>
    </style:style>
    <style:style style:name="T540" style:parent-style-name="Policepardéfaut" style:family="text">
      <style:text-properties fo:font-style="italic" style:font-style-asian="italic"/>
    </style:style>
    <style:style style:name="T541" style:parent-style-name="Policepardéfaut" style:family="text">
      <style:text-properties fo:font-style="italic" style:font-style-asian="italic"/>
    </style:style>
    <style:style style:name="P542" style:parent-style-name="p" style:family="paragraph">
      <style:paragraph-properties fo:text-indent="0.1972in"/>
    </style:style>
    <style:style style:name="T543" style:parent-style-name="Policepardéfaut" style:family="text">
      <style:text-properties fo:font-style="italic" style:font-style-asian="italic"/>
    </style:style>
    <style:style style:name="T544" style:parent-style-name="Policepardéfaut" style:family="text">
      <style:text-properties fo:font-style="italic" style:font-style-asian="italic"/>
    </style:style>
    <style:style style:name="T545" style:parent-style-name="Policepardéfaut" style:family="text">
      <style:text-properties fo:font-style="italic" style:font-style-asian="italic"/>
    </style:style>
    <style:style style:name="T546" style:parent-style-name="Policepardéfaut" style:family="text">
      <style:text-properties fo:font-style="italic" style:font-style-asian="italic"/>
    </style:style>
    <style:style style:name="T547" style:parent-style-name="Policepardéfaut" style:family="text">
      <style:text-properties fo:font-style="italic" style:font-style-asian="italic"/>
    </style:style>
    <style:style style:name="P548" style:parent-style-name="p" style:family="paragraph">
      <style:paragraph-properties fo:text-indent="0.1972in"/>
    </style:style>
    <style:style style:name="T549" style:parent-style-name="Policepardéfaut" style:family="text">
      <style:text-properties fo:font-style="italic" style:font-style-asian="italic"/>
    </style:style>
    <style:style style:name="T550" style:parent-style-name="Policepardéfaut" style:family="text">
      <style:text-properties fo:font-style="italic" style:font-style-asian="italic"/>
    </style:style>
    <style:style style:name="T551" style:parent-style-name="Policepardéfaut" style:family="text">
      <style:text-properties fo:font-style="italic" style:font-style-asian="italic"/>
    </style:style>
    <style:style style:name="P552" style:parent-style-name="p" style:family="paragraph">
      <style:paragraph-properties fo:text-indent="0.1972in"/>
    </style:style>
    <style:style style:name="T553" style:parent-style-name="Policepardéfaut" style:family="text">
      <style:text-properties fo:font-style="italic" style:font-style-asian="italic"/>
    </style:style>
    <style:style style:name="T554" style:parent-style-name="Policepardéfaut" style:family="text">
      <style:text-properties fo:font-style="italic" style:font-style-asian="italic"/>
    </style:style>
    <style:style style:name="T555" style:parent-style-name="Policepardéfaut" style:family="text">
      <style:text-properties fo:font-style="italic" style:font-style-asian="italic"/>
    </style:style>
    <style:style style:name="T556" style:parent-style-name="Policepardéfaut" style:family="text">
      <style:text-properties fo:font-style="italic" style:font-style-asian="italic"/>
    </style:style>
    <style:style style:name="T557" style:parent-style-name="Policepardéfaut" style:family="text">
      <style:text-properties fo:font-style="italic" style:font-style-asian="italic"/>
    </style:style>
    <style:style style:name="T558" style:parent-style-name="Policepardéfaut" style:family="text">
      <style:text-properties fo:font-style="italic" style:font-style-asian="italic"/>
    </style:style>
    <style:style style:name="T559" style:parent-style-name="Policepardéfaut" style:family="text">
      <style:text-properties fo:font-style="italic" style:font-style-asian="italic"/>
    </style:style>
    <style:style style:name="P560" style:parent-style-name="p" style:family="paragraph">
      <style:paragraph-properties fo:text-indent="0.1972in"/>
    </style:style>
    <style:style style:name="T561" style:parent-style-name="Policepardéfaut" style:family="text">
      <style:text-properties fo:font-style="italic" style:font-style-asian="italic"/>
    </style:style>
    <style:style style:name="T562" style:parent-style-name="Policepardéfaut" style:family="text">
      <style:text-properties fo:font-style="italic" style:font-style-asian="italic"/>
    </style:style>
    <style:style style:name="T563" style:parent-style-name="Policepardéfaut" style:family="text">
      <style:text-properties fo:font-style="italic" style:font-style-asian="italic"/>
    </style:style>
    <style:style style:name="T564" style:parent-style-name="Policepardéfaut" style:family="text">
      <style:text-properties fo:font-style="italic" style:font-style-asian="italic"/>
    </style:style>
    <style:style style:name="T565" style:parent-style-name="Policepardéfaut" style:family="text">
      <style:text-properties fo:font-style="italic" style:font-style-asian="italic"/>
    </style:style>
    <style:style style:name="T566" style:parent-style-name="Policepardéfaut" style:family="text">
      <style:text-properties fo:font-style="italic" style:font-style-asian="italic"/>
    </style:style>
    <style:style style:name="T567" style:parent-style-name="Policepardéfaut" style:family="text">
      <style:text-properties fo:font-style="italic" style:font-style-asian="italic"/>
    </style:style>
    <style:style style:name="T568" style:parent-style-name="Policepardéfaut" style:family="text">
      <style:text-properties fo:font-style="italic" style:font-style-asian="italic"/>
    </style:style>
    <style:style style:name="T569" style:parent-style-name="Policepardéfaut" style:family="text">
      <style:text-properties fo:font-style="italic" style:font-style-asian="italic"/>
    </style:style>
    <style:style style:name="P570" style:parent-style-name="p" style:family="paragraph">
      <style:paragraph-properties fo:text-indent="0.1972in"/>
    </style:style>
    <style:style style:name="T571" style:parent-style-name="Policepardéfaut" style:family="text">
      <style:text-properties fo:font-style="italic" style:font-style-asian="italic"/>
    </style:style>
    <style:style style:name="T572" style:parent-style-name="Policepardéfaut" style:family="text">
      <style:text-properties fo:font-style="italic" style:font-style-asian="italic"/>
    </style:style>
    <style:style style:name="T573" style:parent-style-name="Policepardéfaut" style:family="text">
      <style:text-properties fo:font-style="italic" style:font-style-asian="italic"/>
    </style:style>
    <style:style style:name="T574" style:parent-style-name="Policepardéfaut" style:family="text">
      <style:text-properties fo:font-style="italic" style:font-style-asian="italic"/>
    </style:style>
    <style:style style:name="T575" style:parent-style-name="Policepardéfaut" style:family="text">
      <style:text-properties fo:font-style="italic" style:font-style-asian="italic"/>
    </style:style>
    <style:style style:name="P576" style:parent-style-name="p" style:family="paragraph">
      <style:paragraph-properties fo:text-indent="0.1972in"/>
    </style:style>
    <style:style style:name="T577" style:parent-style-name="Policepardéfaut" style:family="text">
      <style:text-properties fo:font-style="italic" style:font-style-asian="italic"/>
    </style:style>
    <style:style style:name="T578" style:parent-style-name="Policepardéfaut" style:family="text">
      <style:text-properties fo:font-style="italic" style:font-style-asian="italic"/>
    </style:style>
    <style:style style:name="T579" style:parent-style-name="Policepardéfaut" style:family="text">
      <style:text-properties fo:font-style="italic" style:font-style-asian="italic"/>
    </style:style>
    <style:style style:name="T580" style:parent-style-name="Policepardéfaut" style:family="text">
      <style:text-properties fo:font-style="italic" style:font-style-asian="italic"/>
    </style:style>
    <style:style style:name="P581" style:parent-style-name="p" style:family="paragraph">
      <style:paragraph-properties fo:text-indent="0.1972in"/>
    </style:style>
    <style:style style:name="T582" style:parent-style-name="Policepardéfaut" style:family="text">
      <style:text-properties fo:font-style="italic" style:font-style-asian="italic"/>
    </style:style>
    <style:style style:name="T583" style:parent-style-name="Policepardéfaut" style:family="text">
      <style:text-properties fo:font-style="italic" style:font-style-asian="italic"/>
    </style:style>
    <style:style style:name="T584" style:parent-style-name="Policepardéfaut" style:family="text">
      <style:text-properties fo:font-style="italic" style:font-style-asian="italic"/>
    </style:style>
    <style:style style:name="T585" style:parent-style-name="Policepardéfaut" style:family="text">
      <style:text-properties fo:font-style="italic" style:font-style-asian="italic"/>
    </style:style>
    <style:style style:name="P586" style:parent-style-name="p" style:family="paragraph">
      <style:paragraph-properties fo:text-indent="0.1972in"/>
    </style:style>
    <style:style style:name="T587" style:parent-style-name="Policepardéfaut" style:family="text">
      <style:text-properties fo:font-style="italic" style:font-style-asian="italic"/>
    </style:style>
    <style:style style:name="T588" style:parent-style-name="Policepardéfaut" style:family="text">
      <style:text-properties fo:font-style="italic" style:font-style-asian="italic"/>
    </style:style>
    <style:style style:name="T589" style:parent-style-name="Policepardéfaut" style:family="text">
      <style:text-properties fo:font-style="italic" style:font-style-asian="italic"/>
    </style:style>
    <style:style style:name="T590" style:parent-style-name="Policepardéfaut" style:family="text">
      <style:text-properties fo:font-style="italic" style:font-style-asian="italic"/>
    </style:style>
    <style:style style:name="T591" style:parent-style-name="Policepardéfaut" style:family="text">
      <style:text-properties fo:font-style="italic" style:font-style-asian="italic"/>
    </style:style>
    <style:style style:name="P592" style:parent-style-name="p" style:family="paragraph">
      <style:paragraph-properties fo:text-indent="0.1972in"/>
    </style:style>
    <style:style style:name="T593" style:parent-style-name="Policepardéfaut" style:family="text">
      <style:text-properties fo:font-style="italic" style:font-style-asian="italic"/>
    </style:style>
    <style:style style:name="T594" style:parent-style-name="Policepardéfaut" style:family="text">
      <style:text-properties fo:font-style="italic" style:font-style-asian="italic"/>
    </style:style>
    <style:style style:name="T595" style:parent-style-name="Policepardéfaut" style:family="text">
      <style:text-properties fo:font-style="italic" style:font-style-asian="italic"/>
    </style:style>
    <style:style style:name="T596" style:parent-style-name="Policepardéfaut" style:family="text">
      <style:text-properties fo:font-style="italic" style:font-style-asian="italic"/>
    </style:style>
    <style:style style:name="T597" style:parent-style-name="Policepardéfaut" style:family="text">
      <style:text-properties fo:font-style="italic" style:font-style-asian="italic"/>
    </style:style>
    <style:style style:name="P598" style:parent-style-name="p" style:family="paragraph">
      <style:paragraph-properties fo:text-indent="0.1972in"/>
    </style:style>
    <style:style style:name="T599" style:parent-style-name="Policepardéfaut" style:family="text">
      <style:text-properties fo:font-style="italic" style:font-style-asian="italic"/>
    </style:style>
    <style:style style:name="T600" style:parent-style-name="Policepardéfaut" style:family="text">
      <style:text-properties fo:font-style="italic" style:font-style-asian="italic"/>
    </style:style>
    <style:style style:name="T601" style:parent-style-name="Policepardéfaut" style:family="text">
      <style:text-properties fo:font-style="italic" style:font-style-asian="italic"/>
    </style:style>
    <style:style style:name="T602" style:parent-style-name="Policepardéfaut" style:family="text">
      <style:text-properties fo:font-style="italic" style:font-style-asian="italic"/>
    </style:style>
    <style:style style:name="P603" style:parent-style-name="p" style:family="paragraph">
      <style:paragraph-properties fo:text-indent="0.1972in"/>
    </style:style>
    <style:style style:name="T604" style:parent-style-name="Policepardéfaut" style:family="text">
      <style:text-properties fo:font-style="italic" style:font-style-asian="italic"/>
    </style:style>
    <style:style style:name="T605" style:parent-style-name="Policepardéfaut" style:family="text">
      <style:text-properties fo:font-style="italic" style:font-style-asian="italic"/>
    </style:style>
    <style:style style:name="T606" style:parent-style-name="Policepardéfaut" style:family="text">
      <style:text-properties fo:font-style="italic" style:font-style-asian="italic"/>
    </style:style>
    <style:style style:name="T607" style:parent-style-name="Policepardéfaut" style:family="text">
      <style:text-properties fo:font-style="italic" style:font-style-asian="italic"/>
    </style:style>
    <style:style style:name="T608" style:parent-style-name="Policepardéfaut" style:family="text">
      <style:text-properties fo:font-style="italic" style:font-style-asian="italic"/>
    </style:style>
    <style:style style:name="T609" style:parent-style-name="Policepardéfaut" style:family="text">
      <style:text-properties fo:font-style="italic" style:font-style-asian="italic"/>
    </style:style>
    <style:style style:name="P610" style:parent-style-name="p" style:family="paragraph">
      <style:paragraph-properties fo:text-indent="0.1972in"/>
    </style:style>
    <style:style style:name="T611" style:parent-style-name="Policepardéfaut" style:family="text">
      <style:text-properties fo:font-style="italic" style:font-style-asian="italic"/>
    </style:style>
    <style:style style:name="T612" style:parent-style-name="Policepardéfaut" style:family="text">
      <style:text-properties fo:font-style="italic" style:font-style-asian="italic"/>
    </style:style>
    <style:style style:name="T613" style:parent-style-name="Policepardéfaut" style:family="text">
      <style:text-properties fo:font-style="italic" style:font-style-asian="italic"/>
    </style:style>
    <style:style style:name="T614" style:parent-style-name="Policepardéfaut" style:family="text">
      <style:text-properties fo:font-style="italic" style:font-style-asian="italic"/>
    </style:style>
    <style:style style:name="T615" style:parent-style-name="Policepardéfaut" style:family="text">
      <style:text-properties fo:font-style="italic" style:font-style-asian="italic"/>
    </style:style>
    <style:style style:name="P616" style:parent-style-name="p" style:family="paragraph">
      <style:paragraph-properties fo:text-indent="0.1972in"/>
    </style:style>
    <style:style style:name="T617" style:parent-style-name="Policepardéfaut" style:family="text">
      <style:text-properties fo:font-style="italic" style:font-style-asian="italic"/>
    </style:style>
    <style:style style:name="T618" style:parent-style-name="Policepardéfaut" style:family="text">
      <style:text-properties fo:font-style="italic" style:font-style-asian="italic"/>
    </style:style>
    <style:style style:name="T619" style:parent-style-name="Policepardéfaut" style:family="text">
      <style:text-properties fo:font-style="italic" style:font-style-asian="italic"/>
    </style:style>
    <style:style style:name="T620" style:parent-style-name="Policepardéfaut" style:family="text">
      <style:text-properties fo:font-style="italic" style:font-style-asian="italic"/>
    </style:style>
    <style:style style:name="T621" style:parent-style-name="Policepardéfaut" style:family="text">
      <style:text-properties fo:font-style="italic" style:font-style-asian="italic"/>
    </style:style>
    <style:style style:name="P622" style:parent-style-name="Titre1" style:family="paragraph">
      <style:text-properties fo:font-style="italic" style:font-style-asian="italic"/>
    </style:style>
    <style:style style:name="T624" style:parent-style-name="Policepardéfaut" style:family="text">
      <style:text-properties/>
    </style:style>
    <style:style style:name="P623" style:parent-style-name="p" style:family="paragraph">
      <style:paragraph-properties fo:text-indent="0in">
        <style:drop-cap style:length="1" style:lines="3"/>
      </style:paragraph-properties>
    </style:style>
    <style:style style:name="P625" style:parent-style-name="p" style:family="paragraph">
      <style:paragraph-properties fo:text-indent="0.1972in"/>
    </style:style>
    <style:style style:name="P626" style:parent-style-name="Titre1" style:family="paragraph">
      <style:text-properties fo:font-style="italic" style:font-style-asian="italic"/>
    </style:style>
    <style:style style:name="T628" style:parent-style-name="Policepardéfaut" style:family="text">
      <style:text-properties/>
    </style:style>
    <style:style style:name="P627" style:parent-style-name="p" style:family="paragraph">
      <style:paragraph-properties fo:text-indent="0in">
        <style:drop-cap style:length="1" style:lines="3"/>
      </style:paragraph-properties>
    </style:style>
    <style:style style:name="P629" style:parent-style-name="p" style:family="paragraph">
      <style:paragraph-properties fo:text-indent="0.1972in"/>
    </style:style>
    <style:style style:name="T630" style:parent-style-name="Policepardéfaut" style:family="text">
      <style:text-properties fo:font-style="italic" style:font-style-asian="italic"/>
    </style:style>
    <style:style style:name="T631" style:parent-style-name="Policepardéfaut" style:family="text">
      <style:text-properties fo:font-style="italic" style:font-style-asian="italic"/>
    </style:style>
    <style:style style:name="T632" style:parent-style-name="Policepardéfaut" style:family="text">
      <style:text-properties fo:font-style="italic" style:font-style-asian="italic"/>
    </style:style>
    <style:style style:name="T633" style:parent-style-name="Policepardéfaut" style:family="text">
      <style:text-properties fo:font-style="italic" style:font-style-asian="italic"/>
    </style:style>
    <style:style style:name="T634" style:parent-style-name="Policepardéfaut" style:family="text">
      <style:text-properties fo:font-style="italic" style:font-style-asian="italic"/>
    </style:style>
    <style:style style:name="T635" style:parent-style-name="Policepardéfaut" style:family="text">
      <style:text-properties fo:font-style="italic" style:font-style-asian="italic"/>
    </style:style>
    <style:style style:name="T636" style:parent-style-name="Policepardéfaut" style:family="text">
      <style:text-properties fo:font-style="italic" style:font-style-asian="italic"/>
    </style:style>
    <style:style style:name="T637" style:parent-style-name="Policepardéfaut" style:family="text">
      <style:text-properties fo:font-style="italic" style:font-style-asian="italic"/>
    </style:style>
    <style:style style:name="T638" style:parent-style-name="Policepardéfaut" style:family="text">
      <style:text-properties fo:font-style="italic" style:font-style-asian="italic"/>
    </style:style>
    <style:style style:name="T639" style:parent-style-name="Policepardéfaut" style:family="text">
      <style:text-properties fo:font-style="italic" style:font-style-asian="italic"/>
    </style:style>
    <style:style style:name="T640" style:parent-style-name="Policepardéfaut" style:family="text">
      <style:text-properties fo:font-style="italic" style:font-style-asian="italic"/>
    </style:style>
    <style:style style:name="T641" style:parent-style-name="Policepardéfaut" style:family="text">
      <style:text-properties fo:font-style="italic" style:font-style-asian="italic"/>
    </style:style>
    <style:style style:name="T642" style:parent-style-name="Policepardéfaut" style:family="text">
      <style:text-properties fo:font-style="italic" style:font-style-asian="italic"/>
    </style:style>
    <style:style style:name="T643" style:parent-style-name="Policepardéfaut" style:family="text">
      <style:text-properties fo:font-style="italic" style:font-style-asian="italic"/>
    </style:style>
    <style:style style:name="T644" style:parent-style-name="Policepardéfaut" style:family="text">
      <style:text-properties fo:font-style="italic" style:font-style-asian="italic"/>
    </style:style>
    <style:style style:name="T645" style:parent-style-name="Policepardéfaut" style:family="text">
      <style:text-properties fo:font-style="italic" style:font-style-asian="italic"/>
    </style:style>
    <style:style style:name="T646" style:parent-style-name="Policepardéfaut" style:family="text">
      <style:text-properties fo:font-style="italic" style:font-style-asian="italic"/>
    </style:style>
    <style:style style:name="T647" style:parent-style-name="Policepardéfaut" style:family="text">
      <style:text-properties fo:font-style="italic" style:font-style-asian="italic"/>
    </style:style>
    <style:style style:name="T649" style:parent-style-name="Policepardéfaut" style:family="text">
      <style:text-properties/>
    </style:style>
    <style:style style:name="P648" style:parent-style-name="p" style:family="paragraph">
      <style:paragraph-properties fo:text-indent="0in">
        <style:drop-cap style:length="1" style:lines="3"/>
      </style:paragraph-properties>
    </style:style>
    <style:style style:name="P650" style:parent-style-name="p" style:family="paragraph">
      <style:paragraph-properties fo:text-indent="0.1972in"/>
    </style:style>
    <style:style style:name="T651" style:parent-style-name="Policepardéfaut" style:family="text">
      <style:text-properties fo:font-style="italic" style:font-style-asian="italic"/>
    </style:style>
    <style:style style:name="T652" style:parent-style-name="Policepardéfaut" style:family="text">
      <style:text-properties fo:font-style="italic" style:font-style-asian="italic"/>
    </style:style>
    <style:style style:name="T653" style:parent-style-name="Policepardéfaut" style:family="text">
      <style:text-properties fo:font-style="italic" style:font-style-asian="italic"/>
    </style:style>
    <style:style style:name="T654" style:parent-style-name="Policepardéfaut" style:family="text">
      <style:text-properties fo:font-style="italic" style:font-style-asian="italic"/>
    </style:style>
    <style:style style:name="T655" style:parent-style-name="Policepardéfaut" style:family="text">
      <style:text-properties fo:font-style="italic" style:font-style-asian="italic"/>
    </style:style>
    <style:style style:name="T656" style:parent-style-name="Policepardéfaut" style:family="text">
      <style:text-properties fo:font-style="italic" style:font-style-asian="italic"/>
    </style:style>
    <style:style style:name="T657" style:parent-style-name="Policepardéfaut" style:family="text">
      <style:text-properties fo:font-style="italic" style:font-style-asian="italic"/>
    </style:style>
    <style:style style:name="T658" style:parent-style-name="Policepardéfaut" style:family="text">
      <style:text-properties fo:font-style="italic" style:font-style-asian="italic"/>
    </style:style>
    <style:style style:name="T659" style:parent-style-name="Policepardéfaut" style:family="text">
      <style:text-properties fo:font-style="italic" style:font-style-asian="italic"/>
    </style:style>
    <style:style style:name="T660" style:parent-style-name="Policepardéfaut" style:family="text">
      <style:text-properties fo:font-style="italic" style:font-style-asian="italic"/>
    </style:style>
    <style:style style:name="T661" style:parent-style-name="Policepardéfaut" style:family="text">
      <style:text-properties fo:font-style="italic" style:font-style-asian="italic"/>
    </style:style>
    <style:style style:name="T662" style:parent-style-name="Policepardéfaut" style:family="text">
      <style:text-properties fo:font-style="italic" style:font-style-asian="italic"/>
    </style:style>
    <style:style style:name="T663" style:parent-style-name="Policepardéfaut" style:family="text">
      <style:text-properties fo:font-style="italic" style:font-style-asian="italic"/>
    </style:style>
    <style:style style:name="T664" style:parent-style-name="Policepardéfaut" style:family="text">
      <style:text-properties fo:font-style="italic" style:font-style-asian="italic"/>
    </style:style>
    <style:style style:name="T665" style:parent-style-name="Policepardéfaut" style:family="text">
      <style:text-properties fo:font-style="italic" style:font-style-asian="italic"/>
    </style:style>
    <style:style style:name="T667" style:parent-style-name="Policepardéfaut" style:family="text">
      <style:text-properties fo:font-variant="small-caps"/>
    </style:style>
    <style:style style:name="P666" style:parent-style-name="p" style:family="paragraph">
      <style:paragraph-properties fo:text-indent="0in">
        <style:drop-cap style:length="1" style:lines="3"/>
      </style:paragraph-properties>
    </style:style>
    <style:style style:name="T668" style:parent-style-name="Policepardéfaut" style:family="text">
      <style:text-properties fo:font-variant="small-caps"/>
    </style:style>
    <style:style style:name="T669" style:parent-style-name="Policepardéfaut" style:family="text">
      <style:text-properties fo:font-style="italic" style:font-style-asian="italic"/>
    </style:style>
    <style:style style:name="P670" style:parent-style-name="p" style:family="paragraph">
      <style:paragraph-properties fo:text-indent="0.1972in"/>
    </style:style>
    <style:style style:name="T671" style:parent-style-name="Policepardéfaut" style:family="text">
      <style:text-properties fo:font-style="italic" style:font-style-asian="italic"/>
    </style:style>
    <style:style style:name="T672" style:parent-style-name="Policepardéfaut" style:family="text">
      <style:text-properties fo:font-style="italic" style:font-style-asian="italic"/>
    </style:style>
    <style:style style:name="T673" style:parent-style-name="Policepardéfaut" style:family="text">
      <style:text-properties fo:font-style="italic" style:font-style-asian="italic"/>
    </style:style>
    <style:style style:name="T674" style:parent-style-name="Policepardéfaut" style:family="text">
      <style:text-properties fo:font-style="italic" style:font-style-asian="italic"/>
    </style:style>
    <style:style style:name="T675" style:parent-style-name="Policepardéfaut" style:family="text">
      <style:text-properties fo:font-style="italic" style:font-style-asian="italic"/>
    </style:style>
    <style:style style:name="T676" style:parent-style-name="Policepardéfaut" style:family="text">
      <style:text-properties fo:font-style="italic" style:font-style-asian="italic"/>
    </style:style>
    <style:style style:name="T677" style:parent-style-name="Policepardéfaut" style:family="text">
      <style:text-properties fo:font-style="italic" style:font-style-asian="italic"/>
    </style:style>
    <style:style style:name="T678" style:parent-style-name="Policepardéfaut" style:family="text">
      <style:text-properties fo:font-style="italic" style:font-style-asian="italic"/>
    </style:style>
    <style:style style:name="T679" style:parent-style-name="Policepardéfaut" style:family="text">
      <style:text-properties fo:font-style="italic" style:font-style-asian="italic"/>
    </style:style>
    <style:style style:name="T680" style:parent-style-name="Policepardéfaut" style:family="text">
      <style:text-properties fo:font-style="italic" style:font-style-asian="italic"/>
    </style:style>
    <style:style style:name="T681" style:parent-style-name="Policepardéfaut" style:family="text">
      <style:text-properties fo:font-style="italic" style:font-style-asian="italic"/>
    </style:style>
    <style:style style:name="T682" style:parent-style-name="Policepardéfaut" style:family="text">
      <style:text-properties fo:font-style="italic" style:font-style-asian="italic"/>
    </style:style>
    <style:style style:name="T683" style:parent-style-name="Policepardéfaut" style:family="text">
      <style:text-properties fo:font-style="italic" style:font-style-asian="italic"/>
    </style:style>
    <style:style style:name="T684" style:parent-style-name="Policepardéfaut" style:family="text">
      <style:text-properties fo:font-style="italic" style:font-style-asian="italic"/>
    </style:style>
    <style:style style:name="T685" style:parent-style-name="Policepardéfaut" style:family="text">
      <style:text-properties fo:font-style="italic" style:font-style-asian="italic"/>
    </style:style>
    <style:style style:name="T686" style:parent-style-name="Policepardéfaut" style:family="text">
      <style:text-properties fo:font-style="italic" style:font-style-asian="italic"/>
    </style:style>
    <style:style style:name="T687" style:parent-style-name="Policepardéfaut" style:family="text">
      <style:text-properties fo:font-style="italic" style:font-style-asian="italic"/>
    </style:style>
    <style:style style:name="T688" style:parent-style-name="Policepardéfaut" style:family="text">
      <style:text-properties fo:font-style="italic" style:font-style-asian="italic"/>
    </style:style>
    <style:style style:name="T689" style:parent-style-name="Policepardéfaut" style:family="text">
      <style:text-properties fo:font-style="italic" style:font-style-asian="italic"/>
    </style:style>
    <style:style style:name="T690" style:parent-style-name="Policepardéfaut" style:family="text">
      <style:text-properties fo:font-style="italic" style:font-style-asian="italic"/>
    </style:style>
    <style:style style:name="T691" style:parent-style-name="Policepardéfaut" style:family="text">
      <style:text-properties fo:font-style="italic" style:font-style-asian="italic"/>
    </style:style>
    <style:style style:name="T693" style:parent-style-name="Policepardéfaut" style:family="text">
      <style:text-properties/>
    </style:style>
    <style:style style:name="P692" style:parent-style-name="p" style:family="paragraph">
      <style:paragraph-properties fo:text-indent="0in">
        <style:drop-cap style:length="1" style:lines="3"/>
      </style:paragraph-properties>
    </style:style>
    <style:style style:name="P694" style:parent-style-name="p" style:family="paragraph">
      <style:paragraph-properties fo:text-indent="0.1972in"/>
    </style:style>
    <style:style style:name="P695" style:parent-style-name="Titre1" style:family="paragraph">
      <style:text-properties fo:font-style="italic" style:font-style-asian="italic"/>
    </style:style>
    <style:style style:name="T697" style:parent-style-name="Policepardéfaut" style:family="text">
      <style:text-properties/>
    </style:style>
    <style:style style:name="P696" style:parent-style-name="p" style:family="paragraph">
      <style:paragraph-properties fo:text-indent="0in">
        <style:drop-cap style:length="1" style:lines="3"/>
      </style:paragraph-properties>
    </style:style>
    <style:style style:name="P698" style:parent-style-name="p" style:family="paragraph">
      <style:paragraph-properties fo:text-indent="0.1972in"/>
    </style:style>
    <style:style style:name="P699" style:parent-style-name="Titre1" style:family="paragraph">
      <style:text-properties fo:font-style="italic" style:font-style-asian="italic"/>
    </style:style>
    <style:style style:name="T701" style:parent-style-name="Policepardéfaut" style:family="text">
      <style:text-properties/>
    </style:style>
    <style:style style:name="P700" style:parent-style-name="p" style:family="paragraph">
      <style:paragraph-properties fo:text-indent="0in">
        <style:drop-cap style:length="1" style:lines="3"/>
      </style:paragraph-properties>
    </style:style>
    <style:style style:name="P702" style:parent-style-name="p" style:family="paragraph">
      <style:paragraph-properties fo:text-indent="0.1972in"/>
    </style:style>
    <style:style style:name="P703" style:parent-style-name="Titre1" style:family="paragraph">
      <style:text-properties fo:font-style="italic" style:font-style-asian="italic"/>
    </style:style>
    <style:style style:name="T705" style:parent-style-name="Policepardéfaut" style:family="text">
      <style:text-properties/>
    </style:style>
    <style:style style:name="P704" style:parent-style-name="p" style:family="paragraph">
      <style:paragraph-properties fo:text-indent="0in">
        <style:drop-cap style:length="1" style:lines="3"/>
      </style:paragraph-properties>
    </style:style>
    <style:style style:name="P706" style:parent-style-name="p" style:family="paragraph">
      <style:paragraph-properties fo:text-indent="0.1972in"/>
    </style:style>
    <style:style style:name="P707" style:parent-style-name="Titre1" style:family="paragraph">
      <style:text-properties fo:font-style="italic" style:font-style-asian="italic"/>
    </style:style>
    <style:style style:name="T709" style:parent-style-name="Policepardéfaut" style:family="text">
      <style:text-properties/>
    </style:style>
    <style:style style:name="P708" style:parent-style-name="p" style:family="paragraph">
      <style:paragraph-properties fo:text-indent="0in">
        <style:drop-cap style:length="1" style:lines="3"/>
      </style:paragraph-properties>
    </style:style>
    <style:style style:name="P710" style:parent-style-name="p" style:family="paragraph">
      <style:paragraph-properties fo:text-indent="0.1972in"/>
    </style:style>
    <style:style style:name="P711" style:parent-style-name="Titre1" style:family="paragraph">
      <style:text-properties fo:font-style="italic" style:font-style-asian="italic"/>
    </style:style>
    <style:style style:name="T713" style:parent-style-name="Policepardéfaut" style:family="text">
      <style:text-properties/>
    </style:style>
    <style:style style:name="P712" style:parent-style-name="p" style:family="paragraph">
      <style:paragraph-properties fo:text-indent="0in">
        <style:drop-cap style:length="1" style:lines="3"/>
      </style:paragraph-properties>
    </style:style>
    <style:style style:name="P714" style:parent-style-name="p" style:family="paragraph">
      <style:paragraph-properties fo:text-indent="0.1972in"/>
    </style:style>
    <style:style style:name="T715" style:parent-style-name="Policepardéfaut" style:family="text">
      <style:text-properties fo:font-style="italic" style:font-style-asian="italic"/>
    </style:style>
    <style:style style:name="T716" style:parent-style-name="Policepardéfaut" style:family="text">
      <style:text-properties fo:font-style="italic" style:font-style-asian="italic"/>
    </style:style>
    <style:style style:name="T717" style:parent-style-name="Policepardéfaut" style:family="text">
      <style:text-properties fo:font-style="italic" style:font-style-asian="italic"/>
    </style:style>
    <style:style style:name="T718" style:parent-style-name="Policepardéfaut" style:family="text">
      <style:text-properties fo:font-style="italic" style:font-style-asian="italic"/>
    </style:style>
    <style:style style:name="T719" style:parent-style-name="Policepardéfaut" style:family="text">
      <style:text-properties fo:font-style="italic" style:font-style-asian="italic"/>
    </style:style>
    <style:style style:name="T720" style:parent-style-name="Policepardéfaut" style:family="text">
      <style:text-properties fo:font-style="italic" style:font-style-asian="italic"/>
    </style:style>
    <style:style style:name="T721" style:parent-style-name="Policepardéfaut" style:family="text">
      <style:text-properties fo:font-style="italic" style:font-style-asian="italic"/>
    </style:style>
    <style:style style:name="T722" style:parent-style-name="Policepardéfaut" style:family="text">
      <style:text-properties fo:font-style="italic" style:font-style-asian="italic"/>
    </style:style>
    <style:style style:name="T723" style:parent-style-name="Policepardéfaut" style:family="text">
      <style:text-properties fo:font-style="italic" style:font-style-asian="italic"/>
    </style:style>
    <style:style style:name="T724" style:parent-style-name="Policepardéfaut" style:family="text">
      <style:text-properties fo:font-style="italic" style:font-style-asian="italic"/>
    </style:style>
    <style:style style:name="T725" style:parent-style-name="Policepardéfaut" style:family="text">
      <style:text-properties fo:font-style="italic" style:font-style-asian="italic"/>
    </style:style>
    <style:style style:name="T726" style:parent-style-name="Policepardéfaut" style:family="text">
      <style:text-properties fo:font-style="italic" style:font-style-asian="italic"/>
    </style:style>
    <style:style style:name="T727" style:parent-style-name="Policepardéfaut" style:family="text">
      <style:text-properties fo:font-style="italic" style:font-style-asian="italic"/>
    </style:style>
    <style:style style:name="T728" style:parent-style-name="Policepardéfaut" style:family="text">
      <style:text-properties fo:font-style="italic" style:font-style-asian="italic"/>
    </style:style>
    <style:style style:name="T729" style:parent-style-name="Policepardéfaut" style:family="text">
      <style:text-properties fo:font-style="italic" style:font-style-asian="italic"/>
    </style:style>
    <style:style style:name="T730" style:parent-style-name="Policepardéfaut" style:family="text">
      <style:text-properties fo:font-style="italic" style:font-style-asian="italic"/>
    </style:style>
    <style:style style:name="T731" style:parent-style-name="Policepardéfaut" style:family="text">
      <style:text-properties fo:font-style="italic" style:font-style-asian="italic"/>
    </style:style>
    <style:style style:name="T732" style:parent-style-name="Policepardéfaut" style:family="text">
      <style:text-properties fo:font-style="italic" style:font-style-asian="italic"/>
    </style:style>
    <style:style style:name="T733" style:parent-style-name="Policepardéfaut" style:family="text">
      <style:text-properties fo:font-style="italic" style:font-style-asian="italic"/>
    </style:style>
    <style:style style:name="T734" style:parent-style-name="Policepardéfaut" style:family="text">
      <style:text-properties fo:font-style="italic" style:font-style-asian="italic"/>
    </style:style>
    <style:style style:name="T735" style:parent-style-name="Policepardéfaut" style:family="text">
      <style:text-properties fo:font-style="italic" style:font-style-asian="italic"/>
    </style:style>
    <style:style style:name="T736" style:parent-style-name="Policepardéfaut" style:family="text">
      <style:text-properties fo:font-style="italic" style:font-style-asian="italic"/>
    </style:style>
    <style:style style:name="T737" style:parent-style-name="Policepardéfaut" style:family="text">
      <style:text-properties fo:font-style="italic" style:font-style-asian="italic"/>
    </style:style>
    <style:style style:name="T739" style:parent-style-name="Policepardéfaut" style:family="text">
      <style:text-properties/>
    </style:style>
    <style:style style:name="P738" style:parent-style-name="p" style:family="paragraph">
      <style:paragraph-properties fo:text-indent="0in">
        <style:drop-cap style:length="1" style:lines="3"/>
      </style:paragraph-properties>
    </style:style>
    <style:style style:name="P740" style:parent-style-name="p" style:family="paragraph">
      <style:paragraph-properties fo:text-indent="0.1972in"/>
    </style:style>
    <style:style style:name="P741" style:parent-style-name="Titre1" style:family="paragraph">
      <style:text-properties fo:font-style="italic" style:font-style-asian="italic"/>
    </style:style>
    <style:style style:name="T743" style:parent-style-name="Policepardéfaut" style:family="text">
      <style:text-properties/>
    </style:style>
    <style:style style:name="P742" style:parent-style-name="p" style:family="paragraph">
      <style:paragraph-properties fo:text-indent="0in">
        <style:drop-cap style:length="1" style:lines="3"/>
      </style:paragraph-properties>
    </style:style>
    <style:style style:name="T744" style:parent-style-name="Policepardéfaut" style:family="text">
      <style:text-properties fo:font-style="italic" style:font-style-asian="italic"/>
    </style:style>
    <style:style style:name="T745" style:parent-style-name="Policepardéfaut" style:family="text">
      <style:text-properties fo:font-style="italic" style:font-style-asian="italic"/>
    </style:style>
    <style:style style:name="T746" style:parent-style-name="Policepardéfaut" style:family="text">
      <style:text-properties fo:font-style="italic" style:font-style-asian="italic"/>
    </style:style>
    <style:style style:name="T747" style:parent-style-name="Policepardéfaut" style:family="text">
      <style:text-properties fo:font-style="italic" style:font-style-asian="italic"/>
    </style:style>
    <style:style style:name="P748" style:parent-style-name="p" style:family="paragraph">
      <style:paragraph-properties fo:text-indent="0.1972in"/>
    </style:style>
    <style:style style:name="P749" style:parent-style-name="Titre1" style:family="paragraph">
      <style:text-properties fo:font-style="italic" style:font-style-asian="italic"/>
    </style:style>
    <style:style style:name="T751" style:parent-style-name="Policepardéfaut" style:family="text">
      <style:text-properties/>
    </style:style>
    <style:style style:name="P750" style:parent-style-name="p" style:family="paragraph">
      <style:paragraph-properties fo:text-indent="0in">
        <style:drop-cap style:length="1" style:lines="3"/>
      </style:paragraph-properties>
    </style:style>
    <style:style style:name="P752" style:parent-style-name="Titre1" style:family="paragraph">
      <style:text-properties fo:font-style="italic" style:font-style-asian="italic"/>
    </style:style>
    <style:style style:name="T754" style:parent-style-name="Policepardéfaut" style:family="text">
      <style:text-properties/>
    </style:style>
    <style:style style:name="P753" style:parent-style-name="p" style:family="paragraph">
      <style:paragraph-properties fo:text-indent="0in">
        <style:drop-cap style:length="1" style:lines="3"/>
      </style:paragraph-properties>
    </style:style>
    <style:style style:name="T755" style:parent-style-name="Policepardéfaut" style:family="text">
      <style:text-properties fo:font-style="italic" style:font-style-asian="italic"/>
    </style:style>
    <style:style style:name="T756" style:parent-style-name="Policepardéfaut" style:family="text">
      <style:text-properties fo:font-style="italic" style:font-style-asian="italic"/>
    </style:style>
    <style:style style:name="T757" style:parent-style-name="Policepardéfaut" style:family="text">
      <style:text-properties fo:font-style="italic" style:font-style-asian="italic"/>
    </style:style>
    <style:style style:name="P758" style:parent-style-name="Titre1" style:family="paragraph">
      <style:text-properties fo:font-style="italic" style:font-style-asian="italic"/>
    </style:style>
    <style:style style:name="T760" style:parent-style-name="Policepardéfaut" style:family="text">
      <style:text-properties/>
    </style:style>
    <style:style style:name="P759" style:parent-style-name="p" style:family="paragraph">
      <style:paragraph-properties fo:text-indent="0in">
        <style:drop-cap style:length="1" style:lines="3"/>
      </style:paragraph-properties>
    </style:style>
    <style:style style:name="P761" style:parent-style-name="Titre1" style:family="paragraph">
      <style:text-properties fo:font-style="italic" style:font-style-asian="italic"/>
    </style:style>
    <style:style style:name="T763" style:parent-style-name="pb" style:family="text">
      <style:text-properties/>
    </style:style>
    <style:style style:name="P762" style:parent-style-name="p" style:family="paragraph">
      <style:paragraph-properties fo:text-indent="0in">
        <style:drop-cap style:length="1" style:lines="3"/>
      </style:paragraph-properties>
    </style:style>
    <style:style style:name="P764" style:parent-style-name="p" style:family="paragraph">
      <style:paragraph-properties fo:text-indent="0.1972in"/>
    </style:style>
    <style:style style:name="P765" style:parent-style-name="Titre1" style:family="paragraph">
      <style:text-properties fo:font-style="italic" style:font-style-asian="italic"/>
    </style:style>
    <style:style style:name="T767" style:parent-style-name="Policepardéfaut" style:family="text">
      <style:text-properties/>
    </style:style>
    <style:style style:name="P766" style:parent-style-name="p" style:family="paragraph">
      <style:paragraph-properties fo:text-indent="0in">
        <style:drop-cap style:length="1" style:lines="3"/>
      </style:paragraph-properties>
    </style:style>
    <style:style style:name="P768" style:parent-style-name="Titre1" style:family="paragraph">
      <style:text-properties fo:font-style="italic" style:font-style-asian="italic"/>
    </style:style>
    <style:style style:name="T770" style:parent-style-name="Policepardéfaut" style:family="text">
      <style:text-properties/>
    </style:style>
    <style:style style:name="P769" style:parent-style-name="p" style:family="paragraph">
      <style:paragraph-properties fo:text-indent="0in">
        <style:drop-cap style:length="1" style:lines="3"/>
      </style:paragraph-properties>
    </style:style>
    <style:style style:name="P771" style:parent-style-name="Titre1" style:family="paragraph">
      <style:text-properties fo:font-style="italic" style:font-style-asian="italic"/>
    </style:style>
    <style:style style:name="T773" style:parent-style-name="Policepardéfaut" style:family="text">
      <style:text-properties/>
    </style:style>
    <style:style style:name="P772" style:parent-style-name="p" style:family="paragraph">
      <style:paragraph-properties fo:text-indent="0in">
        <style:drop-cap style:length="1" style:lines="3"/>
      </style:paragraph-properties>
    </style:style>
    <style:style style:name="P774" style:parent-style-name="Titre1" style:family="paragraph">
      <style:text-properties fo:font-style="italic" style:font-style-asian="italic"/>
    </style:style>
    <style:style style:name="T776" style:parent-style-name="pb" style:family="text">
      <style:text-properties/>
    </style:style>
    <style:style style:name="P775" style:parent-style-name="p" style:family="paragraph">
      <style:paragraph-properties fo:text-indent="0in">
        <style:drop-cap style:length="1" style:lines="3"/>
      </style:paragraph-properties>
    </style:style>
    <style:style style:name="P777" style:parent-style-name="Titre1" style:family="paragraph">
      <style:text-properties fo:font-style="italic" style:font-style-asian="italic"/>
    </style:style>
    <style:style style:name="T779" style:parent-style-name="Policepardéfaut" style:family="text">
      <style:text-properties/>
    </style:style>
    <style:style style:name="P778" style:parent-style-name="p" style:family="paragraph">
      <style:paragraph-properties fo:text-indent="0in">
        <style:drop-cap style:length="1" style:lines="3"/>
      </style:paragraph-properties>
    </style:style>
    <style:style style:name="P780" style:parent-style-name="Titre1" style:family="paragraph">
      <style:text-properties fo:font-style="italic" style:font-style-asian="italic"/>
    </style:style>
    <style:style style:name="T782" style:parent-style-name="Policepardéfaut" style:family="text">
      <style:text-properties/>
    </style:style>
    <style:style style:name="P781" style:parent-style-name="p" style:family="paragraph">
      <style:paragraph-properties fo:text-indent="0in">
        <style:drop-cap style:length="1" style:lines="3"/>
      </style:paragraph-properties>
    </style:style>
    <style:style style:name="P783" style:parent-style-name="p" style:family="paragraph">
      <style:paragraph-properties fo:text-indent="0.1972in"/>
    </style:style>
    <style:style style:name="T784" style:parent-style-name="Policepardéfaut" style:family="text">
      <style:text-properties fo:font-style="italic" style:font-style-asian="italic"/>
    </style:style>
    <style:style style:name="T785" style:parent-style-name="Policepardéfaut" style:family="text">
      <style:text-properties fo:font-style="italic" style:font-style-asian="italic"/>
    </style:style>
    <style:style style:name="T786" style:parent-style-name="Policepardéfaut" style:family="text">
      <style:text-properties fo:font-style="italic" style:font-style-asian="italic"/>
    </style:style>
    <style:style style:name="T787" style:parent-style-name="Policepardéfaut" style:family="text">
      <style:text-properties fo:font-style="italic" style:font-style-asian="italic"/>
    </style:style>
    <style:style style:name="T788" style:parent-style-name="Policepardéfaut" style:family="text">
      <style:text-properties fo:font-style="italic" style:font-style-asian="italic"/>
    </style:style>
    <style:style style:name="T789" style:parent-style-name="Policepardéfaut" style:family="text">
      <style:text-properties fo:font-style="italic" style:font-style-asian="italic"/>
    </style:style>
    <style:style style:name="T790" style:parent-style-name="Policepardéfaut" style:family="text">
      <style:text-properties fo:font-style="italic" style:font-style-asian="italic"/>
    </style:style>
    <style:style style:name="T791" style:parent-style-name="Policepardéfaut" style:family="text">
      <style:text-properties fo:font-style="italic" style:font-style-asian="italic"/>
    </style:style>
    <style:style style:name="T792" style:parent-style-name="Policepardéfaut" style:family="text">
      <style:text-properties fo:font-style="italic" style:font-style-asian="italic"/>
    </style:style>
    <style:style style:name="T793" style:parent-style-name="pb" style:family="text">
      <style:text-properties fo:font-style="italic" style:font-style-asian="italic"/>
    </style:style>
    <style:style style:name="T794" style:parent-style-name="Policepardéfaut" style:family="text">
      <style:text-properties fo:font-style="italic" style:font-style-asian="italic"/>
    </style:style>
    <style:style style:name="T795" style:parent-style-name="Policepardéfaut" style:family="text">
      <style:text-properties fo:font-style="italic" style:font-style-asian="italic"/>
    </style:style>
    <style:style style:name="T796" style:parent-style-name="Policepardéfaut" style:family="text">
      <style:text-properties fo:font-style="italic" style:font-style-asian="italic"/>
    </style:style>
    <style:style style:name="T797" style:parent-style-name="Policepardéfaut" style:family="text">
      <style:text-properties fo:font-style="italic" style:font-style-asian="italic"/>
    </style:style>
    <style:style style:name="T798" style:parent-style-name="Policepardéfaut" style:family="text">
      <style:text-properties fo:font-style="italic" style:font-style-asian="italic"/>
    </style:style>
    <style:style style:name="T799" style:parent-style-name="Policepardéfaut" style:family="text">
      <style:text-properties fo:font-style="italic" style:font-style-asian="italic"/>
    </style:style>
    <style:style style:name="T800" style:parent-style-name="Policepardéfaut" style:family="text">
      <style:text-properties fo:font-style="italic" style:font-style-asian="italic"/>
    </style:style>
    <style:style style:name="T801" style:parent-style-name="Policepardéfaut" style:family="text">
      <style:text-properties fo:font-style="italic" style:font-style-asian="italic"/>
    </style:style>
    <style:style style:name="T802" style:parent-style-name="Policepardéfaut" style:family="text">
      <style:text-properties fo:font-style="italic" style:font-style-asian="italic"/>
    </style:style>
    <style:style style:name="T803" style:parent-style-name="Policepardéfaut" style:family="text">
      <style:text-properties fo:font-style="italic" style:font-style-asian="italic"/>
    </style:style>
    <style:style style:name="T804" style:parent-style-name="Policepardéfaut" style:family="text">
      <style:text-properties fo:font-style="italic" style:font-style-asian="italic"/>
    </style:style>
    <style:style style:name="T805" style:parent-style-name="Policepardéfaut" style:family="text">
      <style:text-properties fo:font-style="italic" style:font-style-asian="italic"/>
    </style:style>
    <style:style style:name="T807" style:parent-style-name="Policepardéfaut" style:family="text">
      <style:text-properties/>
    </style:style>
    <style:style style:name="P806" style:parent-style-name="p" style:family="paragraph">
      <style:paragraph-properties fo:text-indent="0in">
        <style:drop-cap style:length="1" style:lines="3"/>
      </style:paragraph-properties>
    </style:style>
    <style:style style:name="T808" style:parent-style-name="Policepardéfaut" style:family="text">
      <style:text-properties fo:font-style="italic" style:font-style-asian="italic"/>
    </style:style>
    <style:style style:name="T809" style:parent-style-name="Policepardéfaut" style:family="text">
      <style:text-properties fo:font-style="italic" style:font-style-asian="italic"/>
    </style:style>
    <style:style style:name="T810" style:parent-style-name="Policepardéfaut" style:family="text">
      <style:text-properties fo:font-style="italic" style:font-style-asian="italic"/>
    </style:style>
    <style:style style:name="T811" style:parent-style-name="Policepardéfaut" style:family="text">
      <style:text-properties fo:font-style="italic" style:font-style-asian="italic"/>
    </style:style>
    <style:style style:name="P812" style:parent-style-name="Titre1" style:family="paragraph">
      <style:text-properties fo:font-style="italic" style:font-style-asian="italic"/>
    </style:style>
    <style:style style:name="T814" style:parent-style-name="Policepardéfaut" style:family="text">
      <style:text-properties/>
    </style:style>
    <style:style style:name="P813" style:parent-style-name="p" style:family="paragraph">
      <style:paragraph-properties fo:text-indent="0in">
        <style:drop-cap style:length="1" style:lines="3"/>
      </style:paragraph-properties>
    </style:style>
    <style:style style:name="P815" style:parent-style-name="p" style:family="paragraph">
      <style:paragraph-properties fo:text-indent="0.1972in"/>
    </style:style>
    <style:style style:name="P816" style:parent-style-name="Titre1" style:family="paragraph">
      <style:text-properties fo:font-style="italic" style:font-style-asian="italic"/>
    </style:style>
    <style:style style:name="T818" style:parent-style-name="Policepardéfaut" style:family="text">
      <style:text-properties/>
    </style:style>
    <style:style style:name="P817" style:parent-style-name="p" style:family="paragraph">
      <style:paragraph-properties fo:text-indent="0in">
        <style:drop-cap style:length="1" style:lines="3"/>
      </style:paragraph-properties>
    </style:style>
    <style:style style:name="P819" style:parent-style-name="Titre1" style:family="paragraph">
      <style:text-properties fo:font-style="italic" style:font-style-asian="italic"/>
    </style:style>
    <style:style style:name="T821" style:parent-style-name="pb" style:family="text">
      <style:text-properties/>
    </style:style>
    <style:style style:name="P820" style:parent-style-name="p" style:family="paragraph">
      <style:paragraph-properties fo:text-indent="0in">
        <style:drop-cap style:length="1" style:lines="3"/>
      </style:paragraph-properties>
    </style:style>
    <style:style style:name="P822" style:parent-style-name="p" style:family="paragraph">
      <style:paragraph-properties fo:text-indent="0.1972in"/>
    </style:style>
    <style:style style:name="P823" style:parent-style-name="Titre1" style:family="paragraph">
      <style:text-properties fo:font-style="italic" style:font-style-asian="italic"/>
    </style:style>
    <style:style style:name="T825" style:parent-style-name="Policepardéfaut" style:family="text">
      <style:text-properties/>
    </style:style>
    <style:style style:name="P824" style:parent-style-name="p" style:family="paragraph">
      <style:paragraph-properties fo:text-indent="0in">
        <style:drop-cap style:length="1" style:lines="3"/>
      </style:paragraph-properties>
    </style:style>
    <style:style style:name="P826" style:parent-style-name="p" style:family="paragraph">
      <style:paragraph-properties fo:text-indent="0.1972in"/>
    </style:style>
    <style:style style:name="P827" style:parent-style-name="Titre1" style:family="paragraph">
      <style:text-properties fo:font-style="italic" style:font-style-asian="italic"/>
    </style:style>
    <style:style style:name="T829" style:parent-style-name="pb" style:family="text">
      <style:text-properties/>
    </style:style>
    <style:style style:name="P828" style:parent-style-name="p" style:family="paragraph">
      <style:paragraph-properties fo:text-indent="0in">
        <style:drop-cap style:length="1" style:lines="3"/>
      </style:paragraph-properties>
    </style:style>
    <style:style style:name="P830" style:parent-style-name="Titre1" style:family="paragraph">
      <style:text-properties fo:font-style="italic" style:font-style-asian="italic"/>
    </style:style>
    <style:style style:name="T832" style:parent-style-name="Policepardéfaut" style:family="text">
      <style:text-properties/>
    </style:style>
    <style:style style:name="P831" style:parent-style-name="p" style:family="paragraph">
      <style:paragraph-properties fo:text-indent="0in">
        <style:drop-cap style:length="1" style:lines="3"/>
      </style:paragraph-properties>
    </style:style>
    <style:style style:name="P833" style:parent-style-name="p" style:family="paragraph">
      <style:paragraph-properties fo:text-indent="0.1972in"/>
    </style:style>
    <style:style style:name="P834" style:parent-style-name="Titre1" style:family="paragraph">
      <style:text-properties fo:font-style="italic" style:font-style-asian="italic"/>
    </style:style>
    <style:style style:name="T836" style:parent-style-name="Policepardéfaut" style:family="text">
      <style:text-properties/>
    </style:style>
    <style:style style:name="P835" style:parent-style-name="p" style:family="paragraph">
      <style:paragraph-properties fo:text-indent="0in">
        <style:drop-cap style:length="1" style:lines="3"/>
      </style:paragraph-properties>
    </style:style>
    <style:style style:name="P837" style:parent-style-name="p" style:family="paragraph">
      <style:paragraph-properties fo:text-indent="0.1972in"/>
    </style:style>
    <style:style style:name="P838" style:parent-style-name="Titre1" style:family="paragraph">
      <style:text-properties fo:font-style="italic" style:font-style-asian="italic"/>
    </style:style>
    <style:style style:name="T840" style:parent-style-name="Policepardéfaut" style:family="text">
      <style:text-properties/>
    </style:style>
    <style:style style:name="P839" style:parent-style-name="p" style:family="paragraph">
      <style:paragraph-properties fo:text-indent="0in">
        <style:drop-cap style:length="1" style:lines="3"/>
      </style:paragraph-properties>
    </style:style>
    <style:style style:name="P841" style:parent-style-name="p" style:family="paragraph">
      <style:paragraph-properties fo:text-indent="0.1972in"/>
    </style:style>
    <style:style style:name="P842" style:parent-style-name="Titre1" style:family="paragraph">
      <style:text-properties fo:font-style="italic" style:font-style-asian="italic"/>
    </style:style>
    <style:style style:name="T844" style:parent-style-name="pb" style:family="text">
      <style:text-properties/>
    </style:style>
    <style:style style:name="P843" style:parent-style-name="p" style:family="paragraph">
      <style:paragraph-properties fo:text-indent="0in">
        <style:drop-cap style:length="1" style:lines="3"/>
      </style:paragraph-properties>
    </style:style>
    <style:style style:name="P845" style:parent-style-name="p" style:family="paragraph">
      <style:paragraph-properties fo:text-indent="0.1972in"/>
    </style:style>
    <style:style style:name="P846" style:parent-style-name="Titre1" style:family="paragraph">
      <style:text-properties fo:font-style="italic" style:font-style-asian="italic"/>
    </style:style>
    <style:style style:name="T848" style:parent-style-name="Policepardéfaut" style:family="text">
      <style:text-properties/>
    </style:style>
    <style:style style:name="P847" style:parent-style-name="p" style:family="paragraph">
      <style:paragraph-properties fo:text-indent="0in">
        <style:drop-cap style:length="1" style:lines="3"/>
      </style:paragraph-properties>
    </style:style>
    <style:style style:name="P849" style:parent-style-name="Titre1" style:family="paragraph">
      <style:text-properties fo:font-style="italic" style:font-style-asian="italic"/>
    </style:style>
    <style:style style:name="T851" style:parent-style-name="Policepardéfaut" style:family="text">
      <style:text-properties/>
    </style:style>
    <style:style style:name="P850" style:parent-style-name="p" style:family="paragraph">
      <style:paragraph-properties fo:text-indent="0in">
        <style:drop-cap style:length="1" style:lines="3"/>
      </style:paragraph-properties>
    </style:style>
    <style:style style:name="P852" style:parent-style-name="Titre1" style:family="paragraph">
      <style:text-properties fo:font-style="italic" style:font-style-asian="italic"/>
    </style:style>
    <style:style style:name="T854" style:parent-style-name="Policepardéfaut" style:family="text">
      <style:text-properties/>
    </style:style>
    <style:style style:name="P853" style:parent-style-name="p" style:family="paragraph">
      <style:paragraph-properties fo:text-indent="0in">
        <style:drop-cap style:length="1" style:lines="3"/>
      </style:paragraph-properties>
    </style:style>
    <style:style style:name="T855" style:parent-style-name="Policepardéfaut" style:family="text">
      <style:text-properties fo:font-style="italic" style:font-style-asian="italic"/>
    </style:style>
    <style:style style:name="T856" style:parent-style-name="Policepardéfaut" style:family="text">
      <style:text-properties fo:font-style="italic" style:font-style-asian="italic"/>
    </style:style>
    <style:style style:name="T857" style:parent-style-name="Policepardéfaut" style:family="text">
      <style:text-properties fo:font-style="italic" style:font-style-asian="italic"/>
    </style:style>
    <style:style style:name="T858" style:parent-style-name="Policepardéfaut" style:family="text">
      <style:text-properties fo:font-style="italic" style:font-style-asian="italic"/>
    </style:style>
    <style:style style:name="T859" style:parent-style-name="Policepardéfaut" style:family="text">
      <style:text-properties fo:font-style="italic" style:font-style-asian="italic"/>
    </style:style>
    <style:style style:name="T860" style:parent-style-name="Policepardéfaut" style:family="text">
      <style:text-properties fo:font-style="italic" style:font-style-asian="italic"/>
    </style:style>
    <style:style style:name="T861" style:parent-style-name="Policepardéfaut" style:family="text">
      <style:text-properties fo:font-style="italic" style:font-style-asian="italic"/>
    </style:style>
    <style:style style:name="T862" style:parent-style-name="Policepardéfaut" style:family="text">
      <style:text-properties fo:font-style="italic" style:font-style-asian="italic"/>
    </style:style>
    <style:style style:name="T863" style:parent-style-name="Policepardéfaut" style:family="text">
      <style:text-properties fo:font-style="italic" style:font-style-asian="italic"/>
    </style:style>
    <style:style style:name="T864" style:parent-style-name="Policepardéfaut" style:family="text">
      <style:text-properties fo:font-style="italic" style:font-style-asian="italic"/>
    </style:style>
    <style:style style:name="T865" style:parent-style-name="Policepardéfaut" style:family="text">
      <style:text-properties fo:font-style="italic" style:font-style-asian="italic"/>
    </style:style>
    <style:style style:name="T866" style:parent-style-name="Policepardéfaut" style:family="text">
      <style:text-properties fo:font-style="italic" style:font-style-asian="italic"/>
    </style:style>
    <style:style style:name="T867" style:parent-style-name="Policepardéfaut" style:family="text">
      <style:text-properties fo:font-style="italic" style:font-style-asian="italic"/>
    </style:style>
    <style:style style:name="T868" style:parent-style-name="Policepardéfaut" style:family="text">
      <style:text-properties fo:font-style="italic" style:font-style-asian="italic"/>
    </style:style>
    <style:style style:name="T869" style:parent-style-name="Policepardéfaut" style:family="text">
      <style:text-properties fo:font-style="italic" style:font-style-asian="italic"/>
    </style:style>
    <style:style style:name="T870" style:parent-style-name="Policepardéfaut" style:family="text">
      <style:text-properties fo:font-style="italic" style:font-style-asian="italic"/>
    </style:style>
    <style:style style:name="T871" style:parent-style-name="Policepardéfaut" style:family="text">
      <style:text-properties fo:font-style="italic" style:font-style-asian="italic"/>
    </style:style>
    <style:style style:name="T872" style:parent-style-name="Policepardéfaut" style:family="text">
      <style:text-properties fo:font-style="italic" style:font-style-asian="italic"/>
    </style:style>
    <style:style style:name="T873" style:parent-style-name="Policepardéfaut" style:family="text">
      <style:text-properties fo:font-style="italic" style:font-style-asian="italic"/>
    </style:style>
    <style:style style:name="T874" style:parent-style-name="pb" style:family="text">
      <style:text-properties fo:font-style="italic" style:font-style-asian="italic"/>
    </style:style>
    <style:style style:name="T875" style:parent-style-name="Policepardéfaut" style:family="text">
      <style:text-properties fo:font-style="italic" style:font-style-asian="italic"/>
    </style:style>
    <style:style style:name="T876" style:parent-style-name="Policepardéfaut" style:family="text">
      <style:text-properties fo:font-style="italic" style:font-style-asian="italic"/>
    </style:style>
    <style:style style:name="T877" style:parent-style-name="Policepardéfaut" style:family="text">
      <style:text-properties fo:font-style="italic" style:font-style-asian="italic"/>
    </style:style>
    <style:style style:name="T878" style:parent-style-name="Policepardéfaut" style:family="text">
      <style:text-properties fo:font-style="italic" style:font-style-asian="italic"/>
    </style:style>
    <style:style style:name="T879" style:parent-style-name="Policepardéfaut" style:family="text">
      <style:text-properties fo:font-style="italic" style:font-style-asian="italic"/>
    </style:style>
    <style:style style:name="T880" style:parent-style-name="Policepardéfaut" style:family="text">
      <style:text-properties fo:font-style="italic" style:font-style-asian="italic"/>
    </style:style>
    <style:style style:name="T881" style:parent-style-name="Policepardéfaut" style:family="text">
      <style:text-properties fo:font-style="italic" style:font-style-asian="italic"/>
    </style:style>
    <style:style style:name="T883" style:parent-style-name="Policepardéfaut" style:family="text">
      <style:text-properties/>
    </style:style>
    <style:style style:name="P882" style:parent-style-name="p" style:family="paragraph">
      <style:paragraph-properties fo:text-indent="0in">
        <style:drop-cap style:length="1" style:lines="3"/>
      </style:paragraph-properties>
    </style:style>
    <style:style style:name="P884" style:parent-style-name="Titre1" style:family="paragraph">
      <style:text-properties fo:font-style="italic" style:font-style-asian="italic"/>
    </style:style>
    <style:style style:name="T886" style:parent-style-name="Policepardéfaut" style:family="text">
      <style:text-properties/>
    </style:style>
    <style:style style:name="P885" style:parent-style-name="p" style:family="paragraph">
      <style:paragraph-properties fo:text-indent="0in">
        <style:drop-cap style:length="1" style:lines="3"/>
      </style:paragraph-properties>
    </style:style>
    <style:style style:name="P887" style:parent-style-name="p" style:family="paragraph">
      <style:paragraph-properties fo:text-indent="0.1972in"/>
    </style:style>
    <style:style style:name="P888" style:parent-style-name="Titre1" style:family="paragraph">
      <style:text-properties fo:font-style="italic" style:font-style-asian="italic"/>
    </style:style>
    <style:style style:name="T890" style:parent-style-name="Policepardéfaut" style:family="text">
      <style:text-properties/>
    </style:style>
    <style:style style:name="P889" style:parent-style-name="p" style:family="paragraph">
      <style:paragraph-properties fo:text-indent="0in">
        <style:drop-cap style:length="1" style:lines="3"/>
      </style:paragraph-properties>
    </style:style>
    <style:style style:name="P891" style:parent-style-name="Titre1" style:family="paragraph">
      <style:text-properties fo:font-style="italic" style:font-style-asian="italic"/>
    </style:style>
    <style:style style:name="T893" style:parent-style-name="Policepardéfaut" style:family="text">
      <style:text-properties/>
    </style:style>
    <style:style style:name="P892" style:parent-style-name="p" style:family="paragraph">
      <style:paragraph-properties fo:text-indent="0in">
        <style:drop-cap style:length="1" style:lines="3"/>
      </style:paragraph-properties>
    </style:style>
    <style:style style:name="T894" style:parent-style-name="Policepardéfaut" style:family="text">
      <style:text-properties fo:font-style="italic" style:font-style-asian="italic"/>
    </style:style>
    <style:style style:name="T895" style:parent-style-name="Policepardéfaut" style:family="text">
      <style:text-properties fo:font-style="italic" style:font-style-asian="italic"/>
    </style:style>
    <style:style style:name="T896" style:parent-style-name="Policepardéfaut" style:family="text">
      <style:text-properties fo:font-style="italic" style:font-style-asian="italic"/>
    </style:style>
    <style:style style:name="T897" style:parent-style-name="Policepardéfaut" style:family="text">
      <style:text-properties fo:font-style="italic" style:font-style-asian="italic"/>
    </style:style>
    <style:style style:name="T898" style:parent-style-name="Policepardéfaut" style:family="text">
      <style:text-properties fo:font-style="italic" style:font-style-asian="italic"/>
    </style:style>
    <style:style style:name="T899" style:parent-style-name="Policepardéfaut" style:family="text">
      <style:text-properties fo:font-style="italic" style:font-style-asian="italic"/>
    </style:style>
    <style:style style:name="T900" style:parent-style-name="Policepardéfaut" style:family="text">
      <style:text-properties fo:font-style="italic" style:font-style-asian="italic"/>
    </style:style>
    <style:style style:name="T901" style:parent-style-name="Policepardéfaut" style:family="text">
      <style:text-properties fo:font-style="italic" style:font-style-asian="italic"/>
    </style:style>
    <style:style style:name="T902" style:parent-style-name="Policepardéfaut" style:family="text">
      <style:text-properties fo:font-style="italic" style:font-style-asian="italic"/>
    </style:style>
    <style:style style:name="T903" style:parent-style-name="Policepardéfaut" style:family="text">
      <style:text-properties fo:font-style="italic" style:font-style-asian="italic"/>
    </style:style>
    <style:style style:name="T904" style:parent-style-name="Policepardéfaut" style:family="text">
      <style:text-properties fo:font-style="italic" style:font-style-asian="italic"/>
    </style:style>
    <style:style style:name="T905" style:parent-style-name="Policepardéfaut" style:family="text">
      <style:text-properties fo:font-style="italic" style:font-style-asian="italic"/>
    </style:style>
    <style:style style:name="T906" style:parent-style-name="Policepardéfaut" style:family="text">
      <style:text-properties fo:font-style="italic" style:font-style-asian="italic"/>
    </style:style>
    <style:style style:name="T907" style:parent-style-name="Policepardéfaut" style:family="text">
      <style:text-properties fo:font-style="italic" style:font-style-asian="italic"/>
    </style:style>
    <style:style style:name="T908" style:parent-style-name="Policepardéfaut" style:family="text">
      <style:text-properties fo:font-style="italic" style:font-style-asian="italic"/>
    </style:style>
    <style:style style:name="T909" style:parent-style-name="Policepardéfaut" style:family="text">
      <style:text-properties fo:font-style="italic" style:font-style-asian="italic"/>
    </style:style>
    <style:style style:name="T910" style:parent-style-name="Policepardéfaut" style:family="text">
      <style:text-properties fo:font-style="italic" style:font-style-asian="italic"/>
    </style:style>
    <style:style style:name="T911" style:parent-style-name="Policepardéfaut" style:family="text">
      <style:text-properties fo:font-style="italic" style:font-style-asian="italic"/>
    </style:style>
    <style:style style:name="T912" style:parent-style-name="Policepardéfaut" style:family="text">
      <style:text-properties fo:font-style="italic" style:font-style-asian="italic"/>
    </style:style>
    <style:style style:name="T914" style:parent-style-name="Policepardéfaut" style:family="text">
      <style:text-properties/>
    </style:style>
    <style:style style:name="P913" style:parent-style-name="p" style:family="paragraph">
      <style:paragraph-properties fo:text-indent="0in">
        <style:drop-cap style:length="1" style:lines="3"/>
      </style:paragraph-properties>
    </style:style>
    <style:style style:name="P915" style:parent-style-name="Titre1" style:family="paragraph">
      <style:text-properties fo:font-style="italic" style:font-style-asian="italic"/>
    </style:style>
    <style:style style:name="T917" style:parent-style-name="Policepardéfaut" style:family="text">
      <style:text-properties/>
    </style:style>
    <style:style style:name="P916" style:parent-style-name="p" style:family="paragraph">
      <style:paragraph-properties fo:text-indent="0in">
        <style:drop-cap style:length="1" style:lines="3"/>
      </style:paragraph-properties>
    </style:style>
    <style:style style:name="T918" style:parent-style-name="Policepardéfaut" style:family="text">
      <style:text-properties fo:font-style="italic" style:font-style-asian="italic"/>
    </style:style>
    <style:style style:name="T919" style:parent-style-name="Policepardéfaut" style:family="text">
      <style:text-properties fo:font-style="italic" style:font-style-asian="italic"/>
    </style:style>
    <style:style style:name="T920" style:parent-style-name="Policepardéfaut" style:family="text">
      <style:text-properties fo:font-style="italic" style:font-style-asian="italic"/>
    </style:style>
    <style:style style:name="T921" style:parent-style-name="Policepardéfaut" style:family="text">
      <style:text-properties fo:font-style="italic" style:font-style-asian="italic"/>
    </style:style>
    <style:style style:name="T922" style:parent-style-name="Policepardéfaut" style:family="text">
      <style:text-properties fo:font-style="italic" style:font-style-asian="italic"/>
    </style:style>
    <style:style style:name="T923" style:parent-style-name="Policepardéfaut" style:family="text">
      <style:text-properties fo:font-style="italic" style:font-style-asian="italic"/>
    </style:style>
    <style:style style:name="T924" style:parent-style-name="Policepardéfaut" style:family="text">
      <style:text-properties fo:font-style="italic" style:font-style-asian="italic"/>
    </style:style>
    <style:style style:name="T925" style:parent-style-name="Policepardéfaut" style:family="text">
      <style:text-properties fo:font-style="italic" style:font-style-asian="italic"/>
    </style:style>
    <style:style style:name="T926" style:parent-style-name="Policepardéfaut" style:family="text">
      <style:text-properties fo:font-style="italic" style:font-style-asian="italic"/>
    </style:style>
    <style:style style:name="T927" style:parent-style-name="Policepardéfaut" style:family="text">
      <style:text-properties fo:font-style="italic" style:font-style-asian="italic"/>
    </style:style>
    <style:style style:name="T928" style:parent-style-name="Policepardéfaut" style:family="text">
      <style:text-properties fo:font-style="italic" style:font-style-asian="italic"/>
    </style:style>
    <style:style style:name="T929" style:parent-style-name="Policepardéfaut" style:family="text">
      <style:text-properties fo:font-style="italic" style:font-style-asian="italic"/>
    </style:style>
    <style:style style:name="T930" style:parent-style-name="Policepardéfaut" style:family="text">
      <style:text-properties fo:font-style="italic" style:font-style-asian="italic"/>
    </style:style>
    <style:style style:name="T931" style:parent-style-name="Policepardéfaut" style:family="text">
      <style:text-properties fo:font-style="italic" style:font-style-asian="italic"/>
    </style:style>
    <style:style style:name="T932" style:parent-style-name="Policepardéfaut" style:family="text">
      <style:text-properties fo:font-style="italic" style:font-style-asian="italic"/>
    </style:style>
    <style:style style:name="T933" style:parent-style-name="Policepardéfaut" style:family="text">
      <style:text-properties fo:font-style="italic" style:font-style-asian="italic"/>
    </style:style>
    <style:style style:name="T934" style:parent-style-name="Policepardéfaut" style:family="text">
      <style:text-properties fo:font-style="italic" style:font-style-asian="italic"/>
    </style:style>
    <style:style style:name="T935" style:parent-style-name="Policepardéfaut" style:family="text">
      <style:text-properties fo:font-style="italic" style:font-style-asian="italic"/>
    </style:style>
    <style:style style:name="T936" style:parent-style-name="Policepardéfaut" style:family="text">
      <style:text-properties fo:font-style="italic" style:font-style-asian="italic"/>
    </style:style>
    <style:style style:name="T937" style:parent-style-name="Policepardéfaut" style:family="text">
      <style:text-properties fo:font-style="italic" style:font-style-asian="italic"/>
    </style:style>
    <style:style style:name="T938" style:parent-style-name="Policepardéfaut" style:family="text">
      <style:text-properties fo:font-style="italic" style:font-style-asian="italic"/>
    </style:style>
    <style:style style:name="T939" style:parent-style-name="Policepardéfaut" style:family="text">
      <style:text-properties fo:font-style="italic" style:font-style-asian="italic"/>
    </style:style>
    <style:style style:name="T940" style:parent-style-name="pb" style:family="text">
      <style:text-properties fo:font-style="italic" style:font-style-asian="italic"/>
    </style:style>
    <style:style style:name="T941" style:parent-style-name="Policepardéfaut" style:family="text">
      <style:text-properties fo:font-style="italic" style:font-style-asian="italic"/>
    </style:style>
    <style:style style:name="T942" style:parent-style-name="Policepardéfaut" style:family="text">
      <style:text-properties fo:font-style="italic" style:font-style-asian="italic"/>
    </style:style>
    <style:style style:name="T943" style:parent-style-name="Policepardéfaut" style:family="text">
      <style:text-properties fo:font-style="italic" style:font-style-asian="italic"/>
    </style:style>
    <style:style style:name="T944" style:parent-style-name="Policepardéfaut" style:family="text">
      <style:text-properties fo:font-style="italic" style:font-style-asian="italic"/>
    </style:style>
    <style:style style:name="T945" style:parent-style-name="Policepardéfaut" style:family="text">
      <style:text-properties fo:font-style="italic" style:font-style-asian="italic"/>
    </style:style>
    <style:style style:name="T947" style:parent-style-name="Policepardéfaut" style:family="text">
      <style:text-properties/>
    </style:style>
    <style:style style:name="P946" style:parent-style-name="p" style:family="paragraph">
      <style:paragraph-properties fo:text-indent="0in">
        <style:drop-cap style:length="1" style:lines="3"/>
      </style:paragraph-properties>
    </style:style>
    <style:style style:name="P948" style:parent-style-name="Titre1" style:family="paragraph">
      <style:text-properties fo:font-style="italic" style:font-style-asian="italic"/>
    </style:style>
    <style:style style:name="T950" style:parent-style-name="Policepardéfaut" style:family="text">
      <style:text-properties/>
    </style:style>
    <style:style style:name="P949" style:parent-style-name="p" style:family="paragraph">
      <style:paragraph-properties fo:text-indent="0in">
        <style:drop-cap style:length="1" style:lines="3"/>
      </style:paragraph-properties>
    </style:style>
    <style:style style:name="T951" style:parent-style-name="Policepardéfaut" style:family="text">
      <style:text-properties fo:font-style="italic" style:font-style-asian="italic"/>
    </style:style>
    <style:style style:name="T952" style:parent-style-name="Policepardéfaut" style:family="text">
      <style:text-properties fo:font-style="italic" style:font-style-asian="italic"/>
    </style:style>
    <style:style style:name="T953" style:parent-style-name="Policepardéfaut" style:family="text">
      <style:text-properties fo:font-style="italic" style:font-style-asian="italic"/>
    </style:style>
    <style:style style:name="T954" style:parent-style-name="Policepardéfaut" style:family="text">
      <style:text-properties fo:font-style="italic" style:font-style-asian="italic"/>
    </style:style>
    <style:style style:name="T955" style:parent-style-name="pb" style:family="text">
      <style:text-properties fo:font-style="italic" style:font-style-asian="italic"/>
    </style:style>
    <style:style style:name="T956" style:parent-style-name="Policepardéfaut" style:family="text">
      <style:text-properties fo:font-style="italic" style:font-style-asian="italic"/>
    </style:style>
    <style:style style:name="T957" style:parent-style-name="Policepardéfaut" style:family="text">
      <style:text-properties fo:font-style="italic" style:font-style-asian="italic"/>
    </style:style>
    <style:style style:name="T958" style:parent-style-name="Policepardéfaut" style:family="text">
      <style:text-properties fo:font-style="italic" style:font-style-asian="italic"/>
    </style:style>
    <style:style style:name="T959" style:parent-style-name="Policepardéfaut" style:family="text">
      <style:text-properties fo:font-style="italic" style:font-style-asian="italic"/>
    </style:style>
    <style:style style:name="T960" style:parent-style-name="Policepardéfaut" style:family="text">
      <style:text-properties fo:font-style="italic" style:font-style-asian="italic"/>
    </style:style>
    <style:style style:name="T961" style:parent-style-name="Policepardéfaut" style:family="text">
      <style:text-properties fo:font-style="italic" style:font-style-asian="italic"/>
    </style:style>
    <style:style style:name="T962" style:parent-style-name="Policepardéfaut" style:family="text">
      <style:text-properties fo:font-style="italic" style:font-style-asian="italic"/>
    </style:style>
    <style:style style:name="T963" style:parent-style-name="Policepardéfaut" style:family="text">
      <style:text-properties fo:font-style="italic" style:font-style-asian="italic"/>
    </style:style>
    <style:style style:name="T964" style:parent-style-name="Policepardéfaut" style:family="text">
      <style:text-properties fo:font-style="italic" style:font-style-asian="italic"/>
    </style:style>
    <style:style style:name="T965" style:parent-style-name="Policepardéfaut" style:family="text">
      <style:text-properties fo:font-style="italic" style:font-style-asian="italic"/>
    </style:style>
    <style:style style:name="T966" style:parent-style-name="Policepardéfaut" style:family="text">
      <style:text-properties fo:font-style="italic" style:font-style-asian="italic"/>
    </style:style>
    <style:style style:name="T967" style:parent-style-name="Policepardéfaut" style:family="text">
      <style:text-properties fo:font-style="italic" style:font-style-asian="italic"/>
    </style:style>
    <style:style style:name="T968" style:parent-style-name="Policepardéfaut" style:family="text">
      <style:text-properties fo:font-style="italic" style:font-style-asian="italic"/>
    </style:style>
    <style:style style:name="T969" style:parent-style-name="Policepardéfaut" style:family="text">
      <style:text-properties fo:font-style="italic" style:font-style-asian="italic"/>
    </style:style>
    <style:style style:name="T970" style:parent-style-name="Policepardéfaut" style:family="text">
      <style:text-properties fo:font-style="italic" style:font-style-asian="italic"/>
    </style:style>
    <style:style style:name="T971" style:parent-style-name="Policepardéfaut" style:family="text">
      <style:text-properties fo:font-style="italic" style:font-style-asian="italic"/>
    </style:style>
    <style:style style:name="T972" style:parent-style-name="Policepardéfaut" style:family="text">
      <style:text-properties fo:font-style="italic" style:font-style-asian="italic"/>
    </style:style>
    <style:style style:name="T973" style:parent-style-name="Policepardéfaut" style:family="text">
      <style:text-properties fo:font-style="italic" style:font-style-asian="italic"/>
    </style:style>
    <style:style style:name="T974" style:parent-style-name="Policepardéfaut" style:family="text">
      <style:text-properties fo:font-style="italic" style:font-style-asian="italic"/>
    </style:style>
    <style:style style:name="T975" style:parent-style-name="Policepardéfaut" style:family="text">
      <style:text-properties fo:font-style="italic" style:font-style-asian="italic"/>
    </style:style>
    <style:style style:name="T976" style:parent-style-name="Policepardéfaut" style:family="text">
      <style:text-properties fo:font-style="italic" style:font-style-asian="italic"/>
    </style:style>
    <style:style style:name="T977" style:parent-style-name="Policepardéfaut" style:family="text">
      <style:text-properties fo:font-style="italic" style:font-style-asian="italic"/>
    </style:style>
    <style:style style:name="T978" style:parent-style-name="Policepardéfaut" style:family="text">
      <style:text-properties fo:font-style="italic" style:font-style-asian="italic"/>
    </style:style>
    <style:style style:name="T979" style:parent-style-name="Policepardéfaut" style:family="text">
      <style:text-properties fo:font-style="italic" style:font-style-asian="italic"/>
    </style:style>
    <style:style style:name="T980" style:parent-style-name="Policepardéfaut" style:family="text">
      <style:text-properties fo:font-style="italic" style:font-style-asian="italic"/>
    </style:style>
    <style:style style:name="T981" style:parent-style-name="Policepardéfaut" style:family="text">
      <style:text-properties fo:font-style="italic" style:font-style-asian="italic"/>
    </style:style>
    <style:style style:name="T982" style:parent-style-name="Policepardéfaut" style:family="text">
      <style:text-properties fo:font-style="italic" style:font-style-asian="italic"/>
    </style:style>
    <style:style style:name="T983" style:parent-style-name="Policepardéfaut" style:family="text">
      <style:text-properties fo:font-style="italic" style:font-style-asian="italic"/>
    </style:style>
    <style:style style:name="T985" style:parent-style-name="Policepardéfaut" style:family="text">
      <style:text-properties/>
    </style:style>
    <style:style style:name="P984" style:parent-style-name="p" style:family="paragraph">
      <style:paragraph-properties fo:text-indent="0in">
        <style:drop-cap style:length="1" style:lines="3"/>
      </style:paragraph-properties>
    </style:style>
    <style:style style:name="P986" style:parent-style-name="p" style:family="paragraph">
      <style:paragraph-properties fo:text-indent="0in"/>
    </style:style>
    <style:style style:name="T987" style:parent-style-name="Policepardéfaut" style:family="text">
      <style:text-properties fo:font-style="italic" style:font-style-asian="italic"/>
    </style:style>
    <style:style style:name="T988" style:parent-style-name="Policepardéfaut" style:family="text">
      <style:text-properties fo:font-style="italic" style:font-style-asian="italic"/>
    </style:style>
    <style:style style:name="T989" style:parent-style-name="Policepardéfaut" style:family="text">
      <style:text-properties fo:font-style="italic" style:font-style-asian="italic"/>
    </style:style>
    <style:style style:name="T990" style:parent-style-name="Policepardéfaut" style:family="text">
      <style:text-properties fo:font-style="italic" style:font-style-asian="italic"/>
    </style:style>
    <style:style style:name="T991" style:parent-style-name="Policepardéfaut" style:family="text">
      <style:text-properties fo:font-style="italic" style:font-style-asian="italic"/>
    </style:style>
    <style:style style:name="T992" style:parent-style-name="Policepardéfaut" style:family="text">
      <style:text-properties fo:font-style="italic" style:font-style-asian="italic"/>
    </style:style>
    <style:style style:name="T993" style:parent-style-name="Policepardéfaut" style:family="text">
      <style:text-properties fo:font-style="italic" style:font-style-asian="italic"/>
    </style:style>
    <style:style style:name="T994" style:parent-style-name="pb" style:family="text">
      <style:text-properties fo:font-style="italic" style:font-style-asian="italic"/>
    </style:style>
    <style:style style:name="T995" style:parent-style-name="Policepardéfaut" style:family="text">
      <style:text-properties fo:font-style="italic" style:font-style-asian="italic"/>
    </style:style>
    <style:style style:name="T996" style:parent-style-name="Policepardéfaut" style:family="text">
      <style:text-properties fo:font-style="italic" style:font-style-asian="italic"/>
    </style:style>
    <style:style style:name="T997" style:parent-style-name="Policepardéfaut" style:family="text">
      <style:text-properties fo:font-style="italic" style:font-style-asian="italic"/>
    </style:style>
    <style:style style:name="T998" style:parent-style-name="Policepardéfaut" style:family="text">
      <style:text-properties fo:font-style="italic" style:font-style-asian="italic"/>
    </style:style>
    <style:style style:name="T999" style:parent-style-name="Policepardéfaut" style:family="text">
      <style:text-properties fo:font-style="italic" style:font-style-asian="italic"/>
    </style:style>
    <style:style style:name="T1000" style:parent-style-name="Policepardéfaut" style:family="text">
      <style:text-properties fo:font-style="italic" style:font-style-asian="italic"/>
    </style:style>
    <style:style style:name="T1001" style:parent-style-name="Policepardéfaut" style:family="text">
      <style:text-properties fo:font-style="italic" style:font-style-asian="italic"/>
    </style:style>
    <style:style style:name="T1002" style:parent-style-name="Policepardéfaut" style:family="text">
      <style:text-properties fo:font-style="italic" style:font-style-asian="italic"/>
    </style:style>
    <style:style style:name="T1003" style:parent-style-name="Policepardéfaut" style:family="text">
      <style:text-properties fo:font-style="italic" style:font-style-asian="italic"/>
    </style:style>
    <style:style style:name="T1004" style:parent-style-name="Policepardéfaut" style:family="text">
      <style:text-properties fo:font-style="italic" style:font-style-asian="italic"/>
    </style:style>
    <style:style style:name="T1005" style:parent-style-name="Policepardéfaut" style:family="text">
      <style:text-properties fo:font-style="italic" style:font-style-asian="italic"/>
    </style:style>
    <style:style style:name="T1006" style:parent-style-name="Policepardéfaut" style:family="text">
      <style:text-properties fo:font-style="italic" style:font-style-asian="italic"/>
    </style:style>
    <style:style style:name="T1007" style:parent-style-name="Policepardéfaut" style:family="text">
      <style:text-properties fo:font-style="italic" style:font-style-asian="italic"/>
    </style:style>
    <style:style style:name="T1008" style:parent-style-name="Policepardéfaut" style:family="text">
      <style:text-properties fo:font-style="italic" style:font-style-asian="italic"/>
    </style:style>
    <style:style style:name="T1009" style:parent-style-name="Policepardéfaut" style:family="text">
      <style:text-properties fo:font-style="italic" style:font-style-asian="italic"/>
    </style:style>
    <style:style style:name="T1010" style:parent-style-name="Policepardéfaut" style:family="text">
      <style:text-properties fo:font-style="italic" style:font-style-asian="italic"/>
    </style:style>
    <style:style style:name="T1011" style:parent-style-name="Policepardéfaut" style:family="text">
      <style:text-properties fo:font-style="italic" style:font-style-asian="italic"/>
    </style:style>
    <style:style style:name="T1012" style:parent-style-name="Policepardéfaut" style:family="text">
      <style:text-properties fo:font-style="italic" style:font-style-asian="italic"/>
    </style:style>
    <style:style style:name="T1013" style:parent-style-name="Policepardéfaut" style:family="text">
      <style:text-properties fo:font-style="italic" style:font-style-asian="italic"/>
    </style:style>
    <style:style style:name="T1014" style:parent-style-name="Policepardéfaut" style:family="text">
      <style:text-properties fo:font-style="italic" style:font-style-asian="italic"/>
    </style:style>
    <style:style style:name="T1015" style:parent-style-name="Policepardéfaut" style:family="text">
      <style:text-properties fo:font-style="italic" style:font-style-asian="italic"/>
    </style:style>
    <style:style style:name="T1016" style:parent-style-name="Policepardéfaut" style:family="text">
      <style:text-properties fo:font-style="italic" style:font-style-asian="italic"/>
    </style:style>
    <style:style style:name="T1017" style:parent-style-name="Policepardéfaut" style:family="text">
      <style:text-properties fo:font-style="italic" style:font-style-asian="italic"/>
    </style:style>
    <style:style style:name="T1018" style:parent-style-name="Policepardéfaut" style:family="text">
      <style:text-properties fo:font-style="italic" style:font-style-asian="italic"/>
    </style:style>
    <style:style style:name="T1019" style:parent-style-name="Policepardéfaut" style:family="text">
      <style:text-properties fo:font-style="italic" style:font-style-asian="italic"/>
    </style:style>
    <style:style style:name="T1021" style:parent-style-name="Policepardéfaut" style:family="text">
      <style:text-properties/>
    </style:style>
    <style:style style:name="P1020" style:parent-style-name="p" style:family="paragraph">
      <style:paragraph-properties fo:text-indent="0in">
        <style:drop-cap style:length="1" style:lines="3"/>
      </style:paragraph-properties>
    </style:style>
    <style:style style:name="P1022" style:parent-style-name="Titre1" style:family="paragraph">
      <style:text-properties fo:font-style="italic" style:font-style-asian="italic"/>
    </style:style>
    <style:style style:name="T1024" style:parent-style-name="Policepardéfaut" style:family="text">
      <style:text-properties/>
    </style:style>
    <style:style style:name="P1023" style:parent-style-name="p" style:family="paragraph">
      <style:paragraph-properties fo:text-indent="0in">
        <style:drop-cap style:length="1" style:lines="3"/>
      </style:paragraph-properties>
    </style:style>
    <style:style style:name="P1025" style:parent-style-name="p" style:family="paragraph">
      <style:paragraph-properties fo:text-indent="0in"/>
    </style:style>
    <style:style style:name="T1026" style:parent-style-name="Policepardéfaut" style:family="text">
      <style:text-properties fo:font-style="italic" style:font-style-asian="italic"/>
    </style:style>
    <style:style style:name="T1027" style:parent-style-name="Policepardéfaut" style:family="text">
      <style:text-properties fo:font-style="italic" style:font-style-asian="italic"/>
    </style:style>
    <style:style style:name="T1028" style:parent-style-name="Policepardéfaut" style:family="text">
      <style:text-properties fo:font-style="italic" style:font-style-asian="italic"/>
    </style:style>
    <style:style style:name="T1029" style:parent-style-name="Policepardéfaut" style:family="text">
      <style:text-properties fo:font-style="italic" style:font-style-asian="italic"/>
    </style:style>
    <style:style style:name="T1030" style:parent-style-name="Policepardéfaut" style:family="text">
      <style:text-properties fo:font-style="italic" style:font-style-asian="italic"/>
    </style:style>
    <style:style style:name="T1031" style:parent-style-name="Policepardéfaut" style:family="text">
      <style:text-properties fo:font-style="italic" style:font-style-asian="italic"/>
    </style:style>
    <style:style style:name="T1032" style:parent-style-name="Policepardéfaut" style:family="text">
      <style:text-properties fo:font-style="italic" style:font-style-asian="italic"/>
    </style:style>
    <style:style style:name="T1033" style:parent-style-name="Policepardéfaut" style:family="text">
      <style:text-properties fo:font-style="italic" style:font-style-asian="italic"/>
    </style:style>
    <style:style style:name="T1034" style:parent-style-name="Policepardéfaut" style:family="text">
      <style:text-properties fo:font-style="italic" style:font-style-asian="italic"/>
    </style:style>
    <style:style style:name="T1035" style:parent-style-name="Policepardéfaut" style:family="text">
      <style:text-properties fo:font-style="italic" style:font-style-asian="italic"/>
    </style:style>
    <style:style style:name="T1036" style:parent-style-name="Policepardéfaut" style:family="text">
      <style:text-properties fo:font-style="italic" style:font-style-asian="italic"/>
    </style:style>
    <style:style style:name="T1037" style:parent-style-name="Policepardéfaut" style:family="text">
      <style:text-properties fo:font-style="italic" style:font-style-asian="italic"/>
    </style:style>
    <style:style style:name="T1038" style:parent-style-name="Policepardéfaut" style:family="text">
      <style:text-properties fo:font-style="italic" style:font-style-asian="italic"/>
    </style:style>
    <style:style style:name="T1039" style:parent-style-name="Policepardéfaut" style:family="text">
      <style:text-properties fo:font-style="italic" style:font-style-asian="italic"/>
    </style:style>
    <style:style style:name="T1040" style:parent-style-name="Policepardéfaut" style:family="text">
      <style:text-properties fo:font-style="italic" style:font-style-asian="italic"/>
    </style:style>
    <style:style style:name="T1041" style:parent-style-name="Policepardéfaut" style:family="text">
      <style:text-properties fo:font-style="italic" style:font-style-asian="italic"/>
    </style:style>
    <style:style style:name="T1042" style:parent-style-name="Policepardéfaut" style:family="text">
      <style:text-properties fo:font-style="italic" style:font-style-asian="italic"/>
    </style:style>
    <style:style style:name="T1043" style:parent-style-name="Policepardéfaut" style:family="text">
      <style:text-properties fo:font-style="italic" style:font-style-asian="italic"/>
    </style:style>
    <style:style style:name="T1044" style:parent-style-name="Policepardéfaut" style:family="text">
      <style:text-properties fo:font-style="italic" style:font-style-asian="italic"/>
    </style:style>
    <style:style style:name="T1045" style:parent-style-name="Policepardéfaut" style:family="text">
      <style:text-properties fo:font-style="italic" style:font-style-asian="italic"/>
    </style:style>
    <style:style style:name="T1046" style:parent-style-name="Policepardéfaut" style:family="text">
      <style:text-properties fo:font-style="italic" style:font-style-asian="italic"/>
    </style:style>
    <style:style style:name="T1047" style:parent-style-name="Policepardéfaut" style:family="text">
      <style:text-properties fo:font-style="italic" style:font-style-asian="italic"/>
    </style:style>
    <style:style style:name="T1048" style:parent-style-name="Policepardéfaut" style:family="text">
      <style:text-properties fo:font-style="italic" style:font-style-asian="italic"/>
    </style:style>
    <style:style style:name="T1049" style:parent-style-name="Policepardéfaut" style:family="text">
      <style:text-properties fo:font-style="italic" style:font-style-asian="italic"/>
    </style:style>
    <style:style style:name="T1050" style:parent-style-name="Policepardéfaut" style:family="text">
      <style:text-properties fo:font-style="italic" style:font-style-asian="italic"/>
    </style:style>
    <style:style style:name="T1051" style:parent-style-name="Policepardéfaut" style:family="text">
      <style:text-properties fo:font-style="italic" style:font-style-asian="italic"/>
    </style:style>
    <style:style style:name="T1052" style:parent-style-name="Policepardéfaut" style:family="text">
      <style:text-properties fo:font-style="italic" style:font-style-asian="italic"/>
    </style:style>
    <style:style style:name="T1053" style:parent-style-name="Policepardéfaut" style:family="text">
      <style:text-properties fo:font-style="italic" style:font-style-asian="italic"/>
    </style:style>
    <style:style style:name="T1054" style:parent-style-name="Policepardéfaut" style:family="text">
      <style:text-properties fo:font-style="italic" style:font-style-asian="italic"/>
    </style:style>
    <style:style style:name="T1055" style:parent-style-name="Policepardéfaut" style:family="text">
      <style:text-properties fo:font-style="italic" style:font-style-asian="italic"/>
    </style:style>
    <style:style style:name="T1056" style:parent-style-name="Policepardéfaut" style:family="text">
      <style:text-properties fo:font-style="italic" style:font-style-asian="italic"/>
    </style:style>
    <style:style style:name="T1057" style:parent-style-name="Policepardéfaut" style:family="text">
      <style:text-properties fo:font-style="italic" style:font-style-asian="italic"/>
    </style:style>
    <style:style style:name="T1058" style:parent-style-name="Policepardéfaut" style:family="text">
      <style:text-properties fo:font-style="italic" style:font-style-asian="italic"/>
    </style:style>
    <style:style style:name="T1059" style:parent-style-name="Policepardéfaut" style:family="text">
      <style:text-properties fo:font-style="italic" style:font-style-asian="italic"/>
    </style:style>
    <style:style style:name="T1060" style:parent-style-name="Policepardéfaut" style:family="text">
      <style:text-properties fo:font-style="italic" style:font-style-asian="italic"/>
    </style:style>
    <style:style style:name="T1061" style:parent-style-name="Policepardéfaut" style:family="text">
      <style:text-properties fo:font-style="italic" style:font-style-asian="italic"/>
    </style:style>
    <style:style style:name="T1062" style:parent-style-name="Policepardéfaut" style:family="text">
      <style:text-properties fo:font-style="italic" style:font-style-asian="italic"/>
    </style:style>
    <style:style style:name="T1063" style:parent-style-name="pb" style:family="text">
      <style:text-properties fo:font-style="italic" style:font-style-asian="italic"/>
    </style:style>
    <style:style style:name="T1064" style:parent-style-name="Policepardéfaut" style:family="text">
      <style:text-properties fo:font-style="italic" style:font-style-asian="italic"/>
    </style:style>
    <style:style style:name="T1065" style:parent-style-name="Policepardéfaut" style:family="text">
      <style:text-properties fo:font-style="italic" style:font-style-asian="italic"/>
    </style:style>
    <style:style style:name="T1066" style:parent-style-name="Policepardéfaut" style:family="text">
      <style:text-properties fo:font-style="italic" style:font-style-asian="italic"/>
    </style:style>
    <style:style style:name="T1068" style:parent-style-name="Policepardéfaut" style:family="text">
      <style:text-properties/>
    </style:style>
    <style:style style:name="P1067" style:parent-style-name="p" style:family="paragraph">
      <style:paragraph-properties fo:text-indent="0in">
        <style:drop-cap style:length="1" style:lines="3"/>
      </style:paragraph-properties>
    </style:style>
    <style:style style:name="T1069" style:parent-style-name="Policepardéfaut" style:family="text">
      <style:text-properties fo:font-style="italic" style:font-style-asian="italic"/>
    </style:style>
    <style:style style:name="T1070" style:parent-style-name="Policepardéfaut" style:family="text">
      <style:text-properties fo:font-style="italic" style:font-style-asian="italic"/>
    </style:style>
    <style:style style:name="T1071" style:parent-style-name="Policepardéfaut" style:family="text">
      <style:text-properties fo:font-style="italic" style:font-style-asian="italic"/>
    </style:style>
    <style:style style:name="T1072" style:parent-style-name="Policepardéfaut" style:family="text">
      <style:text-properties fo:font-style="italic" style:font-style-asian="italic"/>
    </style:style>
    <style:style style:name="T1073" style:parent-style-name="Policepardéfaut" style:family="text">
      <style:text-properties fo:font-style="italic" style:font-style-asian="italic"/>
    </style:style>
    <style:style style:name="T1074" style:parent-style-name="Policepardéfaut" style:family="text">
      <style:text-properties fo:font-style="italic" style:font-style-asian="italic"/>
    </style:style>
    <style:style style:name="T1075" style:parent-style-name="Policepardéfaut" style:family="text">
      <style:text-properties fo:font-style="italic" style:font-style-asian="italic"/>
    </style:style>
    <style:style style:name="T1076" style:parent-style-name="Policepardéfaut" style:family="text">
      <style:text-properties fo:font-style="italic" style:font-style-asian="italic"/>
    </style:style>
    <style:style style:name="T1077" style:parent-style-name="Policepardéfaut" style:family="text">
      <style:text-properties fo:font-style="italic" style:font-style-asian="italic"/>
    </style:style>
    <style:style style:name="T1078" style:parent-style-name="Policepardéfaut" style:family="text">
      <style:text-properties fo:font-style="italic" style:font-style-asian="italic"/>
    </style:style>
    <style:style style:name="T1079" style:parent-style-name="Policepardéfaut" style:family="text">
      <style:text-properties fo:font-style="italic" style:font-style-asian="italic"/>
    </style:style>
    <style:style style:name="T1080" style:parent-style-name="Policepardéfaut" style:family="text">
      <style:text-properties fo:font-style="italic" style:font-style-asian="italic"/>
    </style:style>
    <style:style style:name="T1081" style:parent-style-name="Policepardéfaut" style:family="text">
      <style:text-properties fo:font-style="italic" style:font-style-asian="italic"/>
    </style:style>
    <style:style style:name="T1082" style:parent-style-name="Policepardéfaut" style:family="text">
      <style:text-properties fo:font-style="italic" style:font-style-asian="italic"/>
    </style:style>
    <style:style style:name="T1083" style:parent-style-name="Policepardéfaut" style:family="text">
      <style:text-properties fo:font-style="italic" style:font-style-asian="italic"/>
    </style:style>
    <style:style style:name="T1084" style:parent-style-name="pb" style:family="text">
      <style:text-properties fo:font-style="italic" style:font-style-asian="italic"/>
    </style:style>
    <style:style style:name="T1085" style:parent-style-name="Policepardéfaut" style:family="text">
      <style:text-properties fo:font-style="italic" style:font-style-asian="italic"/>
    </style:style>
    <style:style style:name="T1086" style:parent-style-name="Policepardéfaut" style:family="text">
      <style:text-properties fo:font-style="italic" style:font-style-asian="italic"/>
    </style:style>
    <style:style style:name="T1087" style:parent-style-name="Policepardéfaut" style:family="text">
      <style:text-properties fo:font-style="italic" style:font-style-asian="italic"/>
    </style:style>
    <style:style style:name="T1088" style:parent-style-name="Policepardéfaut" style:family="text">
      <style:text-properties fo:font-style="italic" style:font-style-asian="italic"/>
    </style:style>
    <style:style style:name="T1089" style:parent-style-name="Policepardéfaut" style:family="text">
      <style:text-properties fo:font-style="italic" style:font-style-asian="italic"/>
    </style:style>
    <style:style style:name="T1090" style:parent-style-name="Policepardéfaut" style:family="text">
      <style:text-properties fo:font-style="italic" style:font-style-asian="italic"/>
    </style:style>
    <style:style style:name="T1092" style:parent-style-name="Policepardéfaut" style:family="text">
      <style:text-properties/>
    </style:style>
    <style:style style:name="P1091" style:parent-style-name="p" style:family="paragraph">
      <style:paragraph-properties fo:text-indent="0in">
        <style:drop-cap style:length="1" style:lines="3"/>
      </style:paragraph-properties>
    </style:style>
    <style:style style:name="T1093" style:parent-style-name="Policepardéfaut" style:family="text">
      <style:text-properties fo:font-variant="small-caps"/>
    </style:style>
    <style:style style:name="T1094" style:parent-style-name="Policepardéfaut" style:family="text">
      <style:text-properties fo:font-style="italic" style:font-style-asian="italic"/>
    </style:style>
    <style:style style:name="T1095" style:parent-style-name="Policepardéfaut" style:family="text">
      <style:text-properties fo:font-style="italic" style:font-style-asian="italic"/>
    </style:style>
    <style:style style:name="T1096" style:parent-style-name="Policepardéfaut" style:family="text">
      <style:text-properties fo:font-style="italic" style:font-style-asian="italic"/>
    </style:style>
    <style:style style:name="T1097" style:parent-style-name="Policepardéfaut" style:family="text">
      <style:text-properties fo:font-style="italic" style:font-style-asian="italic"/>
    </style:style>
    <style:style style:name="T1098" style:parent-style-name="Policepardéfaut" style:family="text">
      <style:text-properties fo:font-style="italic" style:font-style-asian="italic"/>
    </style:style>
    <style:style style:name="T1099" style:parent-style-name="Policepardéfaut" style:family="text">
      <style:text-properties fo:font-style="italic" style:font-style-asian="italic"/>
    </style:style>
    <style:style style:name="T1100" style:parent-style-name="Policepardéfaut" style:family="text">
      <style:text-properties fo:font-style="italic" style:font-style-asian="italic"/>
    </style:style>
    <style:style style:name="T1101" style:parent-style-name="Policepardéfaut" style:family="text">
      <style:text-properties fo:font-style="italic" style:font-style-asian="italic"/>
    </style:style>
    <style:style style:name="T1102" style:parent-style-name="Policepardéfaut" style:family="text">
      <style:text-properties fo:font-style="italic" style:font-style-asian="italic"/>
    </style:style>
    <style:style style:name="T1103" style:parent-style-name="Policepardéfaut" style:family="text">
      <style:text-properties fo:font-style="italic" style:font-style-asian="italic"/>
    </style:style>
    <style:style style:name="T1104" style:parent-style-name="Policepardéfaut" style:family="text">
      <style:text-properties fo:font-style="italic" style:font-style-asian="italic"/>
    </style:style>
    <style:style style:name="T1105" style:parent-style-name="Policepardéfaut" style:family="text">
      <style:text-properties fo:font-style="italic" style:font-style-asian="italic"/>
    </style:style>
    <style:style style:name="T1106" style:parent-style-name="Policepardéfaut" style:family="text">
      <style:text-properties fo:font-style="italic" style:font-style-asian="italic"/>
    </style:style>
    <style:style style:name="T1107" style:parent-style-name="Policepardéfaut" style:family="text">
      <style:text-properties fo:font-style="italic" style:font-style-asian="italic"/>
    </style:style>
    <style:style style:name="T1108" style:parent-style-name="Policepardéfaut" style:family="text">
      <style:text-properties fo:font-style="italic" style:font-style-asian="italic"/>
    </style:style>
    <style:style style:name="T1110" style:parent-style-name="Policepardéfaut" style:family="text">
      <style:text-properties/>
    </style:style>
    <style:style style:name="P1109" style:parent-style-name="p" style:family="paragraph">
      <style:paragraph-properties fo:text-indent="0in">
        <style:drop-cap style:length="1" style:lines="3"/>
      </style:paragraph-properties>
    </style:style>
    <style:style style:name="T1111" style:parent-style-name="Policepardéfaut" style:family="text">
      <style:text-properties fo:font-variant="small-caps"/>
    </style:style>
    <style:style style:name="T1112" style:parent-style-name="Policepardéfaut" style:family="text">
      <style:text-properties fo:font-style="italic" style:font-style-asian="italic"/>
    </style:style>
    <style:style style:name="T1113" style:parent-style-name="Policepardéfaut" style:family="text">
      <style:text-properties fo:font-style="italic" style:font-style-asian="italic"/>
    </style:style>
    <style:style style:name="T1114" style:parent-style-name="Policepardéfaut" style:family="text">
      <style:text-properties fo:font-style="italic" style:font-style-asian="italic"/>
    </style:style>
    <style:style style:name="T1115" style:parent-style-name="Policepardéfaut" style:family="text">
      <style:text-properties fo:font-style="italic" style:font-style-asian="italic"/>
    </style:style>
    <style:style style:name="T1116" style:parent-style-name="Policepardéfaut" style:family="text">
      <style:text-properties fo:font-style="italic" style:font-style-asian="italic"/>
    </style:style>
    <style:style style:name="T1117" style:parent-style-name="Policepardéfaut" style:family="text">
      <style:text-properties fo:font-style="italic" style:font-style-asian="italic"/>
    </style:style>
    <style:style style:name="T1118" style:parent-style-name="Policepardéfaut" style:family="text">
      <style:text-properties fo:font-style="italic" style:font-style-asian="italic"/>
    </style:style>
    <style:style style:name="T1119" style:parent-style-name="Policepardéfaut" style:family="text">
      <style:text-properties fo:font-style="italic" style:font-style-asian="italic"/>
    </style:style>
    <style:style style:name="T1120" style:parent-style-name="Policepardéfaut" style:family="text">
      <style:text-properties fo:font-style="italic" style:font-style-asian="italic"/>
    </style:style>
    <style:style style:name="T1121" style:parent-style-name="Policepardéfaut" style:family="text">
      <style:text-properties fo:font-style="italic" style:font-style-asian="italic"/>
    </style:style>
    <style:style style:name="T1122" style:parent-style-name="Policepardéfaut" style:family="text">
      <style:text-properties fo:font-style="italic" style:font-style-asian="italic"/>
    </style:style>
    <style:style style:name="T1123" style:parent-style-name="Policepardéfaut" style:family="text">
      <style:text-properties fo:font-style="italic" style:font-style-asian="italic"/>
    </style:style>
    <style:style style:name="T1124" style:parent-style-name="Policepardéfaut" style:family="text">
      <style:text-properties fo:font-style="italic" style:font-style-asian="italic"/>
    </style:style>
    <style:style style:name="T1125" style:parent-style-name="Policepardéfaut" style:family="text">
      <style:text-properties fo:font-style="italic" style:font-style-asian="italic"/>
    </style:style>
    <style:style style:name="T1126" style:parent-style-name="Policepardéfaut" style:family="text">
      <style:text-properties fo:font-style="italic" style:font-style-asian="italic"/>
    </style:style>
    <style:style style:name="T1127" style:parent-style-name="Policepardéfaut" style:family="text">
      <style:text-properties fo:font-style="italic" style:font-style-asian="italic"/>
    </style:style>
    <style:style style:name="T1128" style:parent-style-name="Policepardéfaut" style:family="text">
      <style:text-properties fo:font-style="italic" style:font-style-asian="italic"/>
    </style:style>
    <style:style style:name="T1129" style:parent-style-name="Policepardéfaut" style:family="text">
      <style:text-properties fo:font-style="italic" style:font-style-asian="italic"/>
    </style:style>
    <style:style style:name="T1130" style:parent-style-name="Policepardéfaut" style:family="text">
      <style:text-properties fo:font-style="italic" style:font-style-asian="italic"/>
    </style:style>
    <style:style style:name="T1131" style:parent-style-name="Policepardéfaut" style:family="text">
      <style:text-properties fo:font-style="italic" style:font-style-asian="italic"/>
    </style:style>
    <style:style style:name="T1133" style:parent-style-name="Policepardéfaut" style:family="text">
      <style:text-properties/>
    </style:style>
    <style:style style:name="P1132" style:parent-style-name="p" style:family="paragraph">
      <style:paragraph-properties fo:text-indent="0in">
        <style:drop-cap style:length="1" style:lines="3"/>
      </style:paragraph-properties>
    </style:style>
    <style:style style:name="T1134" style:parent-style-name="Policepardéfaut" style:family="text">
      <style:text-properties fo:font-variant="small-caps"/>
    </style:style>
    <style:style style:name="T1135" style:parent-style-name="Policepardéfaut" style:family="text">
      <style:text-properties fo:font-style="italic" style:font-style-asian="italic"/>
    </style:style>
    <style:style style:name="T1136" style:parent-style-name="Policepardéfaut" style:family="text">
      <style:text-properties fo:font-style="italic" style:font-style-asian="italic"/>
    </style:style>
    <style:style style:name="T1137" style:parent-style-name="Policepardéfaut" style:family="text">
      <style:text-properties fo:font-style="italic" style:font-style-asian="italic"/>
    </style:style>
    <style:style style:name="T1138" style:parent-style-name="Policepardéfaut" style:family="text">
      <style:text-properties fo:font-style="italic" style:font-style-asian="italic"/>
    </style:style>
    <style:style style:name="T1139" style:parent-style-name="Policepardéfaut" style:family="text">
      <style:text-properties fo:font-style="italic" style:font-style-asian="italic"/>
    </style:style>
    <style:style style:name="T1140" style:parent-style-name="Policepardéfaut" style:family="text">
      <style:text-properties fo:font-style="italic" style:font-style-asian="italic"/>
    </style:style>
    <style:style style:name="T1141" style:parent-style-name="Policepardéfaut" style:family="text">
      <style:text-properties fo:font-style="italic" style:font-style-asian="italic"/>
    </style:style>
    <style:style style:name="T1142" style:parent-style-name="Policepardéfaut" style:family="text">
      <style:text-properties fo:font-style="italic" style:font-style-asian="italic"/>
    </style:style>
    <style:style style:name="T1143" style:parent-style-name="Policepardéfaut" style:family="text">
      <style:text-properties fo:font-style="italic" style:font-style-asian="italic"/>
    </style:style>
    <style:style style:name="T1144" style:parent-style-name="Policepardéfaut" style:family="text">
      <style:text-properties fo:font-style="italic" style:font-style-asian="italic"/>
    </style:style>
    <style:style style:name="T1145" style:parent-style-name="Policepardéfaut" style:family="text">
      <style:text-properties fo:font-style="italic" style:font-style-asian="italic"/>
    </style:style>
    <style:style style:name="T1146" style:parent-style-name="Policepardéfaut" style:family="text">
      <style:text-properties fo:font-style="italic" style:font-style-asian="italic"/>
    </style:style>
    <style:style style:name="T1147" style:parent-style-name="Policepardéfaut" style:family="text">
      <style:text-properties fo:font-style="italic" style:font-style-asian="italic"/>
    </style:style>
    <style:style style:name="T1148" style:parent-style-name="Policepardéfaut" style:family="text">
      <style:text-properties fo:font-style="italic" style:font-style-asian="italic"/>
    </style:style>
    <style:style style:name="T1149" style:parent-style-name="Policepardéfaut" style:family="text">
      <style:text-properties fo:font-style="italic" style:font-style-asian="italic"/>
    </style:style>
    <style:style style:name="T1150" style:parent-style-name="Policepardéfaut" style:family="text">
      <style:text-properties fo:font-style="italic" style:font-style-asian="italic"/>
    </style:style>
    <style:style style:name="T1151" style:parent-style-name="Policepardéfaut" style:family="text">
      <style:text-properties fo:font-style="italic" style:font-style-asian="italic"/>
    </style:style>
    <style:style style:name="T1153" style:parent-style-name="Policepardéfaut" style:family="text">
      <style:text-properties/>
    </style:style>
    <style:style style:name="P1152" style:parent-style-name="p" style:family="paragraph">
      <style:paragraph-properties fo:text-indent="0in">
        <style:drop-cap style:length="1" style:lines="3"/>
      </style:paragraph-properties>
    </style:style>
    <style:style style:name="T1154" style:parent-style-name="Policepardéfaut" style:family="text">
      <style:text-properties fo:font-style="italic" style:font-style-asian="italic"/>
    </style:style>
    <style:style style:name="T1155" style:parent-style-name="Policepardéfaut" style:family="text">
      <style:text-properties fo:font-style="italic" style:font-style-asian="italic"/>
    </style:style>
    <style:style style:name="T1156" style:parent-style-name="Policepardéfaut" style:family="text">
      <style:text-properties fo:font-style="italic" style:font-style-asian="italic"/>
    </style:style>
    <style:style style:name="T1157" style:parent-style-name="Policepardéfaut" style:family="text">
      <style:text-properties fo:font-style="italic" style:font-style-asian="italic"/>
    </style:style>
    <style:style style:name="T1158" style:parent-style-name="Policepardéfaut" style:family="text">
      <style:text-properties fo:font-style="italic" style:font-style-asian="italic"/>
    </style:style>
    <style:style style:name="T1159" style:parent-style-name="Policepardéfaut" style:family="text">
      <style:text-properties fo:font-style="italic" style:font-style-asian="italic"/>
    </style:style>
    <style:style style:name="T1160" style:parent-style-name="Policepardéfaut" style:family="text">
      <style:text-properties fo:font-style="italic" style:font-style-asian="italic"/>
    </style:style>
    <style:style style:name="T1161" style:parent-style-name="Policepardéfaut" style:family="text">
      <style:text-properties fo:font-style="italic" style:font-style-asian="italic"/>
    </style:style>
    <style:style style:name="T1162" style:parent-style-name="Policepardéfaut" style:family="text">
      <style:text-properties fo:font-style="italic" style:font-style-asian="italic"/>
    </style:style>
    <style:style style:name="T1163" style:parent-style-name="Policepardéfaut" style:family="text">
      <style:text-properties fo:font-style="italic" style:font-style-asian="italic"/>
    </style:style>
    <style:style style:name="T1164" style:parent-style-name="Policepardéfaut" style:family="text">
      <style:text-properties fo:font-style="italic" style:font-style-asian="italic"/>
    </style:style>
    <style:style style:name="T1165" style:parent-style-name="Policepardéfaut" style:family="text">
      <style:text-properties fo:font-style="italic" style:font-style-asian="italic"/>
    </style:style>
    <style:style style:name="T1166" style:parent-style-name="Policepardéfaut" style:family="text">
      <style:text-properties fo:font-style="italic" style:font-style-asian="italic"/>
    </style:style>
    <style:style style:name="T1167" style:parent-style-name="Policepardéfaut" style:family="text">
      <style:text-properties fo:font-style="italic" style:font-style-asian="italic"/>
    </style:style>
    <style:style style:name="T1168" style:parent-style-name="Policepardéfaut" style:family="text">
      <style:text-properties fo:font-style="italic" style:font-style-asian="italic"/>
    </style:style>
    <style:style style:name="T1169" style:parent-style-name="Policepardéfaut" style:family="text">
      <style:text-properties fo:font-style="italic" style:font-style-asian="italic"/>
    </style:style>
    <style:style style:name="T1170" style:parent-style-name="Policepardéfaut" style:family="text">
      <style:text-properties fo:font-style="italic" style:font-style-asian="italic"/>
    </style:style>
    <style:style style:name="T1171" style:parent-style-name="Policepardéfaut" style:family="text">
      <style:text-properties fo:font-style="italic" style:font-style-asian="italic"/>
    </style:style>
    <style:style style:name="T1172" style:parent-style-name="Policepardéfaut" style:family="text">
      <style:text-properties fo:font-style="italic" style:font-style-asian="italic"/>
    </style:style>
    <style:style style:name="T1173" style:parent-style-name="Policepardéfaut" style:family="text">
      <style:text-properties fo:font-style="italic" style:font-style-asian="italic"/>
    </style:style>
    <style:style style:name="T1174" style:parent-style-name="Policepardéfaut" style:family="text">
      <style:text-properties fo:font-style="italic" style:font-style-asian="italic"/>
    </style:style>
    <style:style style:name="T1175" style:parent-style-name="Policepardéfaut" style:family="text">
      <style:text-properties fo:font-style="italic" style:font-style-asian="italic"/>
    </style:style>
    <style:style style:name="T1177" style:parent-style-name="Policepardéfaut" style:family="text">
      <style:text-properties/>
    </style:style>
    <style:style style:name="P1176" style:parent-style-name="p" style:family="paragraph">
      <style:paragraph-properties fo:text-indent="0in">
        <style:drop-cap style:length="1" style:lines="3"/>
      </style:paragraph-properties>
    </style:style>
    <style:style style:name="T1178" style:parent-style-name="Policepardéfaut" style:family="text">
      <style:text-properties fo:font-variant="small-caps"/>
    </style:style>
    <style:style style:name="T1179" style:parent-style-name="Policepardéfaut" style:family="text">
      <style:text-properties fo:font-style="italic" style:font-style-asian="italic"/>
    </style:style>
    <style:style style:name="T1180" style:parent-style-name="Policepardéfaut" style:family="text">
      <style:text-properties fo:font-style="italic" style:font-style-asian="italic"/>
    </style:style>
    <style:style style:name="T1181" style:parent-style-name="Policepardéfaut" style:family="text">
      <style:text-properties fo:font-style="italic" style:font-style-asian="italic"/>
    </style:style>
    <style:style style:name="T1182" style:parent-style-name="Policepardéfaut" style:family="text">
      <style:text-properties fo:font-style="italic" style:font-style-asian="italic"/>
    </style:style>
    <style:style style:name="T1183" style:parent-style-name="Policepardéfaut" style:family="text">
      <style:text-properties fo:font-style="italic" style:font-style-asian="italic"/>
    </style:style>
    <style:style style:name="T1184" style:parent-style-name="Policepardéfaut" style:family="text">
      <style:text-properties fo:font-style="italic" style:font-style-asian="italic"/>
    </style:style>
    <style:style style:name="T1185" style:parent-style-name="Policepardéfaut" style:family="text">
      <style:text-properties fo:font-style="italic" style:font-style-asian="italic"/>
    </style:style>
    <style:style style:name="T1186" style:parent-style-name="Policepardéfaut" style:family="text">
      <style:text-properties fo:font-style="italic" style:font-style-asian="italic"/>
    </style:style>
    <style:style style:name="T1187" style:parent-style-name="Policepardéfaut" style:family="text">
      <style:text-properties fo:font-style="italic" style:font-style-asian="italic"/>
    </style:style>
    <style:style style:name="T1188" style:parent-style-name="Policepardéfaut" style:family="text">
      <style:text-properties fo:font-style="italic" style:font-style-asian="italic"/>
    </style:style>
    <style:style style:name="T1189" style:parent-style-name="Policepardéfaut" style:family="text">
      <style:text-properties fo:font-style="italic" style:font-style-asian="italic"/>
    </style:style>
    <style:style style:name="T1190" style:parent-style-name="Policepardéfaut" style:family="text">
      <style:text-properties fo:font-style="italic" style:font-style-asian="italic"/>
    </style:style>
    <style:style style:name="T1191" style:parent-style-name="Policepardéfaut" style:family="text">
      <style:text-properties fo:font-style="italic" style:font-style-asian="italic"/>
    </style:style>
    <style:style style:name="T1192" style:parent-style-name="Policepardéfaut" style:family="text">
      <style:text-properties fo:font-style="italic" style:font-style-asian="italic"/>
    </style:style>
    <style:style style:name="T1193" style:parent-style-name="Policepardéfaut" style:family="text">
      <style:text-properties fo:font-style="italic" style:font-style-asian="italic"/>
    </style:style>
    <style:style style:name="T1194" style:parent-style-name="Policepardéfaut" style:family="text">
      <style:text-properties fo:font-style="italic" style:font-style-asian="italic"/>
    </style:style>
    <style:style style:name="T1195" style:parent-style-name="Policepardéfaut" style:family="text">
      <style:text-properties fo:font-style="italic" style:font-style-asian="italic"/>
    </style:style>
    <style:style style:name="T1196" style:parent-style-name="Policepardéfaut" style:family="text">
      <style:text-properties fo:font-style="italic" style:font-style-asian="italic"/>
    </style:style>
    <style:style style:name="T1197" style:parent-style-name="Policepardéfaut" style:family="text">
      <style:text-properties fo:font-style="italic" style:font-style-asian="italic"/>
    </style:style>
    <style:style style:name="T1199" style:parent-style-name="Policepardéfaut" style:family="text">
      <style:text-properties/>
    </style:style>
    <style:style style:name="P1198" style:parent-style-name="p" style:family="paragraph">
      <style:paragraph-properties fo:text-indent="0in">
        <style:drop-cap style:length="1" style:lines="3"/>
      </style:paragraph-properties>
    </style:style>
    <style:style style:name="T1200" style:parent-style-name="Policepardéfaut" style:family="text">
      <style:text-properties fo:font-variant="small-caps"/>
    </style:style>
    <style:style style:name="T1201" style:parent-style-name="Policepardéfaut" style:family="text">
      <style:text-properties fo:font-style="italic" style:font-style-asian="italic"/>
    </style:style>
    <style:style style:name="T1202" style:parent-style-name="Policepardéfaut" style:family="text">
      <style:text-properties fo:font-style="italic" style:font-style-asian="italic"/>
    </style:style>
    <style:style style:name="T1203" style:parent-style-name="Policepardéfaut" style:family="text">
      <style:text-properties fo:font-style="italic" style:font-style-asian="italic"/>
    </style:style>
    <style:style style:name="T1204" style:parent-style-name="Policepardéfaut" style:family="text">
      <style:text-properties fo:font-style="italic" style:font-style-asian="italic"/>
    </style:style>
    <style:style style:name="T1205" style:parent-style-name="Policepardéfaut" style:family="text">
      <style:text-properties fo:font-style="italic" style:font-style-asian="italic"/>
    </style:style>
    <style:style style:name="T1206" style:parent-style-name="Policepardéfaut" style:family="text">
      <style:text-properties fo:font-style="italic" style:font-style-asian="italic"/>
    </style:style>
    <style:style style:name="T1207" style:parent-style-name="Policepardéfaut" style:family="text">
      <style:text-properties fo:font-style="italic" style:font-style-asian="italic"/>
    </style:style>
    <style:style style:name="T1208" style:parent-style-name="Policepardéfaut" style:family="text">
      <style:text-properties fo:font-style="italic" style:font-style-asian="italic"/>
    </style:style>
    <style:style style:name="T1209" style:parent-style-name="Policepardéfaut" style:family="text">
      <style:text-properties fo:font-style="italic" style:font-style-asian="italic"/>
    </style:style>
    <style:style style:name="T1210" style:parent-style-name="Policepardéfaut" style:family="text">
      <style:text-properties fo:font-style="italic" style:font-style-asian="italic"/>
    </style:style>
    <style:style style:name="T1211" style:parent-style-name="Policepardéfaut" style:family="text">
      <style:text-properties fo:font-style="italic" style:font-style-asian="italic"/>
    </style:style>
    <style:style style:name="T1212" style:parent-style-name="Policepardéfaut" style:family="text">
      <style:text-properties fo:font-style="italic" style:font-style-asian="italic"/>
    </style:style>
    <style:style style:name="T1213" style:parent-style-name="Policepardéfaut" style:family="text">
      <style:text-properties fo:font-style="italic" style:font-style-asian="italic"/>
    </style:style>
    <style:style style:name="T1214" style:parent-style-name="Policepardéfaut" style:family="text">
      <style:text-properties fo:font-style="italic" style:font-style-asian="italic"/>
    </style:style>
    <style:style style:name="T1215" style:parent-style-name="Policepardéfaut" style:family="text">
      <style:text-properties fo:font-style="italic" style:font-style-asian="italic"/>
    </style:style>
    <style:style style:name="T1216" style:parent-style-name="Policepardéfaut" style:family="text">
      <style:text-properties fo:font-style="italic" style:font-style-asian="italic"/>
    </style:style>
    <style:style style:name="T1217" style:parent-style-name="Policepardéfaut" style:family="text">
      <style:text-properties fo:font-style="italic" style:font-style-asian="italic"/>
    </style:style>
    <style:style style:name="T1218" style:parent-style-name="Policepardéfaut" style:family="text">
      <style:text-properties fo:font-style="italic" style:font-style-asian="italic"/>
    </style:style>
    <style:style style:name="T1219" style:parent-style-name="Policepardéfaut" style:family="text">
      <style:text-properties fo:font-style="italic" style:font-style-asian="italic"/>
    </style:style>
    <style:style style:name="T1220" style:parent-style-name="Policepardéfaut" style:family="text">
      <style:text-properties fo:font-style="italic" style:font-style-asian="italic"/>
    </style:style>
    <style:style style:name="T1221" style:parent-style-name="Policepardéfaut" style:family="text">
      <style:text-properties fo:font-style="italic" style:font-style-asian="italic"/>
    </style:style>
    <style:style style:name="T1222" style:parent-style-name="Policepardéfaut" style:family="text">
      <style:text-properties fo:font-style="italic" style:font-style-asian="italic"/>
    </style:style>
    <style:style style:name="T1223" style:parent-style-name="Policepardéfaut" style:family="text">
      <style:text-properties fo:font-style="italic" style:font-style-asian="italic"/>
    </style:style>
    <style:style style:name="T1224" style:parent-style-name="Policepardéfaut" style:family="text">
      <style:text-properties fo:font-style="italic" style:font-style-asian="italic"/>
    </style:style>
    <style:style style:name="T1226" style:parent-style-name="Policepardéfaut" style:family="text">
      <style:text-properties/>
    </style:style>
    <style:style style:name="P1225" style:parent-style-name="p" style:family="paragraph">
      <style:paragraph-properties fo:text-indent="0in">
        <style:drop-cap style:length="1" style:lines="3"/>
      </style:paragraph-properties>
    </style:style>
    <style:style style:name="T1227" style:parent-style-name="Policepardéfaut" style:family="text">
      <style:text-properties fo:font-variant="small-caps"/>
    </style:style>
    <style:style style:name="T1228" style:parent-style-name="Policepardéfaut" style:family="text">
      <style:text-properties fo:font-style="italic" style:font-style-asian="italic"/>
    </style:style>
  </office:automatic-styles>
  <office:body>
    <office:text text:use-soft-page-breaks="true">
      <text:p text:style-name="P1">title : Les comptes du monde adventureux. Où sont recitees plusieurs belles Histoires memorables; &amp;amp; propres pour<text:s/>resiouir la compagnie, &amp;amp; éviter mélancholie</text:p>
      <text:p text:style-name="P2">author : A.D.S.D.</text:p>
      <text:p text:style-name="P3">publisher : Sorbonne Université, LABEX OBVIL</text:p>
      <text:p text:style-name="P4">issued : 2019</text:p>
      <text:p text:style-name="P5">idno : http://http://obvil.sorbonne-universite.site/corpus/faceties/adsd_comptes-du-monde-adventureux_1595</text:p>
      <text:p text:style-name="P6"><text:span text:style-name="T7">source : Anonyme, Les comptes du monde adventureux. Où sont recitees plusieurs belles Hist</text:span><text:span text:style-name="T8">oires memorables; &amp;amp; propres pour resiouir la compagnie, &amp;amp; éviter mélancholie, Lyon, Benoît Rigaud, 1595. Cote : Bibliothèque du Château de Chantilly, Cabinet des livres, XII-B-059.</text:span></text:p>
      <text:p text:style-name="P9">created : 1595<text:s/></text:p>
      <text:h text:style-name="Titre1" text:outline-level="1"><text:span text:style-name="pb">[f. n.p.]</text:span><text:span text:style-name="pb"><text:line-break/></text:span>AVX SAGES ET VER(-)<text:line-break/>TVEVSES DAMES DE<text:line-break/>FRANCE, A. D. S. D. LEVR<text:line-break/>tres humble &amp; affectionné<text:line-break/>seruiteur, Salut, &amp; heu(-)<text:line-break/>reuse felicité.</text:h>
      <text:p text:style-name="P10"><text:span text:style-name="T11">M</text:span><text:span text:style-name="T12">Es Dames, peu de iours sont passez</text:span><text:line-break/><text:span text:style-name="T13">faisant vn voyage au pays de Pro(-)</text:span><text:line-break/><text:span text:style-name="T14">uence, &amp; trauersant par le Dauphi(-)</text:span><text:line-break/><text:span text:style-name="T15">né pour gaigner la sauoye, que le</text:span><text:line-break/><text:span text:style-name="T16">long du chemin estois f</text:span><text:span text:style-name="T17">ort soucieux en l'execution</text:span><text:line-break/><text:span text:style-name="T18">des affaires qui m'auoient c(o1)duit iusques là : mais</text:span><text:line-break/><text:span text:style-name="T19">comme resuant discourois en moymesmes tous les</text:span><text:line-break/><text:span text:style-name="T20">moyens d'acheuer l'entreprise qu'auois c(o1)mencee,</text:span><text:line-break/><text:span text:style-name="T21">p(e1)sant chercher propre remede à mon retardem(e1)t,</text:span><text:line-break/><text:span text:style-name="T22">se descouurit sur le</text:span><text:span text:style-name="T23">s champs certaine trouppe de</text:span><text:line-break/><text:span text:style-name="T24">Gentilshommes &amp; Damoiselles, suiuans d'assez.</text:span><text:line-break/><text:span text:style-name="T25">pres vne lytiere : lors perd(a1)t le soing qui me r(e2)doit</text:span><text:line-break/><text:span text:style-name="T26">tout pensif, de sireux d'atteindre ceste compagnie,</text:span><text:line-break/><text:span text:style-name="T27">pour e(u2)iter l'occasion d'vn mal plaisant soucy, ad(-)</text:span><text:line-break/><text:span text:style-name="T28">uançay le tr</text:span><text:span text:style-name="T29">ain de mes cheuaux, &amp; par fortune</text:span><text:line-break/><text:span text:style-name="T30">s'offrit vn page est(a2)t demeuré derriere, lequel sans</text:span><text:line-break/><text:span text:style-name="T31">att(e2)dre plus longue priere, facilem(e2)t me nomma le</text:span><text:line-break/><text:span text:style-name="T32">maistre &amp; c(o2)ducteur de la trouppe. Ainsi trouu(a2)t</text:span><text:line-break/><text:span text:style-name="T33">ce page de condition gracieuse &amp; modeste (selon</text:span><text:line-break/><text:span text:style-name="pb">[f. n.p</text:span><text:span text:style-name="pb">.]</text:span><text:line-break/><text:span text:style-name="T34">l'aage) soudain pensay à mon iugement, que le</text:span><text:line-break/><text:span text:style-name="T35">Seigneur duquel il auoit pris ceste bonne nourri(-)</text:span><text:line-break/><text:span text:style-name="T36">ture, estoit bien quelque chose d'auantage, comme</text:span><text:line-break/><text:span text:style-name="T37">à la verité fus trompé, pource qu'au ioindre se</text:span><text:line-break/><text:span text:style-name="T38">presenta vn ieune Gentilhomme ioign(a2)t les bran(-)</text:span><text:line-break/><text:span text:style-name="T39">quar</text:span><text:span text:style-name="T40">ts de ceste lytiere, qui me faisant racueil fort</text:span><text:line-break/><text:span text:style-name="T41">h(o2)neste d'vn visage gay, s'enquist du chemin que</text:span><text:line-break/><text:soft-page-break/><text:span text:style-name="T42">ie voulois tenir. Adonc voyant vne face franche</text:span><text:line-break/><text:span text:style-name="T43">&amp; ouuerte, y regardant ie ne sçay quoy tant ay(-)</text:span><text:line-break/><text:span text:style-name="T44">mé, lequel iniure du temps contraire à mon voya(-)</text:span><text:line-break/><text:span text:style-name="T45">ge, ne</text:span><text:span text:style-name="T46"><text:s/>m'estoit rien au regard d'vne si fauorable</text:span><text:line-break/><text:span text:style-name="T47">rencontre, veu qu'impossible m'eust esté pouuoir</text:span><text:line-break/><text:span text:style-name="T48">choisir compagnie plus familiere, ne plus appro(-)</text:span><text:line-break/><text:span text:style-name="T49">chant mon naturel. Car ayant aliené ceste gra(-)</text:span><text:line-break/><text:span text:style-name="T50">cieuse personne, trouuay sa vol(o2)té fraterniser tel(-)</text:span><text:line-break/><text:span text:style-name="T51">lement</text:span><text:span text:style-name="T52"><text:s/>à la mienne, qu'auant que d'arriuer en</text:span><text:line-break/><text:span text:style-name="T53">l'hostellerie l'excellence des bons propos par luy</text:span><text:line-break/><text:span text:style-name="T54">descouuerts, me firent cognoistre à l'effecte ce qu'au</text:span><text:line-break/><text:span text:style-name="T55">parauant i'auois seulement pensé. Et ainsi qu'e(-)</text:span><text:line-break/><text:span text:style-name="T56">stions'à l'entree du logu, chacun se preparant à</text:span><text:line-break/><text:span text:style-name="T57">descendre,</text:span><text:span text:style-name="T58"><text:s/>le Gentilhomme s'excuse enuers moy,</text:span><text:line-break/><text:span text:style-name="T59">&amp; descend le premier, à fin d'approcher la lytiere,</text:span><text:line-break/><text:span text:style-name="T60">dedans laquelle n'auois apperceu qui y pouuoit</text:span><text:line-break/><text:span text:style-name="T61">estre, pour auoir esté trop longuement amusé aux</text:span><text:line-break/><text:span text:style-name="T62">discours passez sur le chemin : Mais comme ie</text:span><text:line-break/><text:span text:style-name="T63">baillois mon cheual à l'v</text:span><text:span text:style-name="T64">n de mes gens, descouure</text:span><text:line-break/><text:span text:style-name="T65">incontinent deux Gentilshommes, lesquels s'ap(-)</text:span><text:line-break/><text:span text:style-name="T66">prochans du personnage qu'auois si curieusement</text:span><text:line-break/><text:span text:style-name="T67">entretenu, ayderent à descendre de la lytiere vne</text:span><text:line-break/><text:span text:style-name="pb">[f. n.p.]</text:span><text:line-break/><text:span text:style-name="T68">ieune Damoyselle, monstrant auoir les iambes</text:span><text:line-break/><text:span text:style-name="T69">fort foibles &amp; douloureuses,<text:s/></text:span><text:span text:style-name="T70">d'autant qu'on la</text:span><text:line-break/><text:span text:style-name="T71">porta dedans sa chaire en vne chambre, où le Sei(-)</text:span><text:line-break/><text:span text:style-name="T72">gneur de la trouppe print ma main pour me con(-)</text:span><text:line-break/><text:span text:style-name="T73">duire, descouurant à l'entree au premier traict</text:span><text:line-break/><text:span text:style-name="T74">d'œil son visage, qui iusques alors m'auoit esté</text:span><text:line-break/><text:span text:style-name="T75">couuert, faisant luire sur nous vn ray(o</text:span><text:span text:style-name="T76">2) de si gr(a2)d'</text:span><text:line-break/><text:span text:style-name="T77">&amp; rare beauté, qu'au mesme instant mon cœur</text:span><text:line-break/><text:span text:style-name="T78">ne se peut tant commander pour voir chose tant</text:span><text:line-break/><text:span text:style-name="T79">excellente, qu'il ne s'esmeut de telle puissance, que</text:span><text:line-break/><text:span text:style-name="T80">la raison qui deuoit maistriser en moy, eut assez à</text:span><text:line-break/><text:span text:style-name="T81">faire à couurir ie ne sçay quel sot &amp; sou</text:span><text:span text:style-name="T82">dain</text:span><text:line-break/><text:span text:style-name="T83">changem(e2)t, esblouïssant tous mes esprits. Et en ce(-)</text:span><text:line-break/><text:span text:style-name="T84">ste alteration fus conduit &amp; presenté deuant elle,</text:span><text:line-break/><text:span text:style-name="T85">pour la baiser, non toutesfois sans m(o1)strer ma con(-)</text:span><text:line-break/><text:span text:style-name="T86">tenance quelque peu esgaree : mais desir(a2)t fuir vn</text:span><text:line-break/><text:span text:style-name="T87">si espineux passage, &amp; repousser</text:span><text:span text:style-name="T88"><text:s/>viuem(e2)t l'occasi(o2)</text:span><text:line-break/><text:span text:style-name="T89">d'y entrer, m'efforce selon mon pouuoir, de remer(-)</text:span><text:line-break/><text:span text:style-name="T90">cier la Damoyselle, qui c(o1)mença plusieurs propos</text:span><text:line-break/><text:span text:style-name="T91">au Gentilh(o1)me, en attendant apprester le disner :</text:span><text:line-break/><text:span text:style-name="T92">dur(a2)t le quel t(a2)t de discours furent deduits, prin(-)</text:span><text:line-break/><text:span text:style-name="T93">cipalem(e1)t<text:s/></text:span><text:span text:style-name="T94">au folastre Amour, qu'on laissa escou(-)</text:span><text:line-break/><text:span text:style-name="T95">ler toute cuisante mel(a1)cholie : mais me sentant en(-)</text:span><text:line-break/><text:span text:style-name="T96">cores vn peu ect(o1)né d'vne telle rencentre, demou(-)</text:span><text:line-break/><text:span text:style-name="T97">rou fort pensis, en contemplant les c(o1)tenances di(-)</text:span><text:line-break/><text:span text:style-name="T98">nerses de tous, &amp; principalement du subiect, au</text:span><text:span text:style-name="T99">(-)</text:span><text:line-break/><text:span text:style-name="T100">quel contre mon vouloir, &amp; sans y penser, m'estoit</text:span><text:line-break/><text:soft-page-break/><text:span text:style-name="T101">emprant iusques au vif. Or pource que le leiu où</text:span><text:line-break/><text:span text:style-name="T102">nous allions couchér estoi loing, on fit diligence</text:span><text:line-break/><text:span text:style-name="pb">[f. n.p.]</text:span><text:line-break/><text:span text:style-name="T103">de preparer les chcuaux &amp; la litiere, où lon por(-)</text:span><text:line-break/><text:span text:style-name="T104">ta la Damoyselle, chacun montant à cheu</text:span><text:span text:style-name="T105">al. Le</text:span><text:span text:style-name="T106"><text:line-break/></text:span><text:span text:style-name="T107">Gentilhomme qui me monstroit signe d'vne bien</text:span><text:span text:style-name="T108"><text:line-break/></text:span><text:span text:style-name="T109">grande amitié, ne voulut partir sans moy, &amp;</text:span><text:line-break/><text:span text:style-name="T110">tout au long du chemin, suyuant sa vertueuse</text:span><text:span text:style-name="T111"><text:line-break/></text:span><text:span text:style-name="T112">coustume, s'efforçoit à mefaire cognoistre le plai(-)</text:span><text:line-break/><text:span text:style-name="T113">sir qu'il auoit de me communiquer ses plus priuez</text:span><text:span text:style-name="T114"><text:line-break/></text:span><text:span text:style-name="T115">affaires,<text:s/></text:span><text:span text:style-name="T116">iusques à discourir par le mena la seule</text:span><text:span text:style-name="T117"><text:line-break/></text:span><text:span text:style-name="T118">occasion de son voyage, m'ostant bors d'vne brus(-)</text:span><text:line-break/><text:span text:style-name="T119">lante enuie, que nourrissoit secrettement mon</text:span><text:span text:style-name="T120"><text:line-break/></text:span><text:span text:style-name="T121">cœur, d'entendre le nom de la Damoyselle, qui</text:span><text:line-break/><text:span text:style-name="T122">estoit sa femme, comme ie sceuz par sondiscours,</text:span><text:line-break/><text:span text:style-name="T123">d'auantage me compta q</text:span><text:span text:style-name="T124">ue l'espace de deux ans</text:span><text:line-break/><text:span text:style-name="T125">entiers auoit esté à la poursuite du mariage d'elle,</text:span><text:line-break/><text:span text:style-name="T126">auant le quel accomplir au moyen des parens, lors</text:span><text:span text:style-name="T127"><text:line-break/></text:span><text:span text:style-name="T128">contraires à leur cordiale amitié, amour les</text:span><text:span text:style-name="T129"><text:line-break/></text:span><text:span text:style-name="T130">auoit si viuement maniez, donné au</text:span><text:span text:style-name="T131">&lt;ATTcaractere&gt;</text:span><text:span text:style-name="T132">i tant de</text:span><text:line-break/><text:span text:style-name="T133">trauerses &amp; si facheuses espera</text:span><text:span text:style-name="T134">nces, que cent fois</text:span><text:line-break/><text:span text:style-name="T135">en vn iour s'estoit veu prest à se donner la mort,</text:span><text:line-break/><text:span text:style-name="T136">pour le tourment qu'il me comptoit auoir esté</text:span><text:line-break/><text:span text:style-name="T137">enduré par ceste Damoyselle, en l'aymant loyal(-)</text:span><text:line-break/><text:span text:style-name="T138">lement, &amp; contre l'opinion de tous les siens l'a(-)</text:span><text:line-break/><text:span text:style-name="T139">noit voulu pour mary : Vous asseurant</text:span><text:span text:style-name="T140">, mes Da(-)</text:span><text:span text:style-name="T141"><text:line-break/></text:span><text:span text:style-name="T142">mes, qu'en oyant deduire choses si pitoyables,</text:span><text:line-break/><text:span text:style-name="T143">i'ay maintes fois caché mes larmes, à fin qu'on ne</text:span><text:line-break/><text:span text:style-name="T144">cogneust la pa</text:span><text:span text:style-name="T145">&lt;ATTcaractere&gt;</text:span><text:span text:style-name="T146">ion qu'enduroit mon esprit pour</text:span><text:line-break/><text:span text:style-name="T147">tant de peines souffertes auant que paruenir à la</text:span><text:line-break/><text:span text:style-name="T148">coni(o2)ction de deux si parfaictes moiti</text:span><text:span text:style-name="T149">ez : suffi(-)</text:span><text:line-break/><text:span text:style-name="T150">se vous que le subiect causant sa maladie, estoit</text:span><text:line-break/><text:span text:style-name="pb">[f. n.p.]</text:span><text:line-break/><text:span text:style-name="T151">procedé par l'ardeur &amp; vehemence d'amour. Et</text:span><text:line-break/><text:span text:style-name="T152">comme eeluy qui estoit paruenu au but princi(-)</text:span><text:line-break/><text:span text:style-name="T153">pal d'vne iouyssance de tant longues attentes, vou(-)</text:span><text:line-break/><text:span text:style-name="T154">lant monstrer le deuoir d'amy &amp; de<text:s/></text:span><text:span text:style-name="T155">mary, me(-)</text:span><text:line-break/><text:span text:style-name="T156">noit ceste gentille Damoyselle aux baings, pour</text:span><text:line-break/><text:span text:style-name="T157">en la vertu d'iceux faire rendre à l'amour la</text:span><text:line-break/><text:span text:style-name="T158">chaleur naturelle qu'il auoit empruntee de ses</text:span><text:line-break/><text:span text:style-name="T159">membres, pour renforcer vn pauure cœur pa</text:span><text:span text:style-name="T160">&lt;ATTcaractere&gt;</text:span><text:span text:style-name="T161">ion(-)</text:span><text:line-break/><text:span text:style-name="T162">né. Tant continuerent nos propos, ayant accou(</text:span><text:span text:style-name="T163">-)</text:span><text:line-break/><text:span text:style-name="T164">stumé les douceurs d'vn bien aymé mary, qu'elle</text:span><text:line-break/><text:span text:style-name="T165">commença à mettre la teste hors sa litiere, luy</text:span><text:line-break/><text:span text:style-name="T166">disant, comment, Monsieur, il semble qu'à la</text:span><text:line-break/><text:span text:style-name="T167">venne de ce Gentilhomme ie doiue demeurer seu(-)</text:span><text:line-break/><text:span text:style-name="T168">le : Ie vous promets estre trop foible pour empes(-)</text:span><text:line-break/><text:span text:style-name="T169">cher qu'vn</text:span><text:span text:style-name="T170"><text:s/>soupçon, ou de ialousie, ou d'vne ou(-)</text:span><text:line-break/><text:span text:style-name="T171">bliance de moymesmes n'engendre quelque mal</text:span><text:line-break/><text:span text:style-name="T172">contentement, vous voyant si longuement esloigné</text:span><text:line-break/><text:soft-page-break/><text:span text:style-name="T173">de ma presence. A tout le moins approchez vous</text:span><text:line-break/><text:span text:style-name="T174">tous deux, à fin d'auoir ceste faueur de pouuoir</text:span><text:line-break/><text:span text:style-name="T175">iouyr en partie des plaisa</text:span><text:span text:style-name="T176">ns propos qui vous tien(-)</text:span><text:line-break/><text:span text:style-name="T177">nent si transportez ensemble. Le Gentilh(o2)me na(-)</text:span><text:line-break/><text:span text:style-name="T178">turellement humble &amp; gracieux s'approche d'vn</text:span><text:line-break/><text:span text:style-name="T179">costé &amp; moy de l'autre, commençant à deduire ce</text:span><text:line-break/><text:span text:style-name="T180">qu'il m'auoit racompté. La damoiselle repren(a2)t ces</text:span><text:line-break/><text:span text:style-name="T181">dernieres paroles, luy repli</text:span><text:span text:style-name="T182">que : Les choses passees,</text:span><text:line-break/><text:span text:style-name="T183">qui en renouuellant peuuent apporter vne souue(-)</text:span><text:line-break/><text:span text:style-name="T184">nance des desplaisirs qu'on a soufferts, le meilleur</text:span><text:line-break/><text:span text:style-name="T185">me semble de les taire mais ie vous prie c(o2)mençons</text:span><text:line-break/><text:span text:style-name="T186">à traicter chose qui nous face receuoir nouueau</text:span><text:line-break/><text:span text:style-name="pb">[f. n.p.]</text:span><text:line-break/><text:span text:style-name="T187">plaisir, sans<text:s/></text:span><text:span text:style-name="T188">qu'il nous touche : pour doncques rom(-)</text:span><text:line-break/><text:span text:style-name="T189">pre nostre premier dessein, soudainement com(-)</text:span><text:line-break/><text:span text:style-name="T190">mença le discours d'vn compte fort plaisant, enri(-)</text:span><text:line-break/><text:span text:style-name="T191">chy de si amoureuses rencontres, que ie m'estime</text:span><text:line-break/><text:span text:style-name="T192">quasi malheureux d'estre si tost arriué au logu,</text:span><text:line-break/><text:span text:style-name="T193">au quel deuions<text:s/></text:span><text:span text:style-name="T194">coucher : pource qu'ayant finyce</text:span><text:line-break/><text:span text:style-name="T195">propos, fut portee en sa chambre, où le soupper</text:span><text:line-break/><text:span text:style-name="T196">estant diligemment couuert : ie n'euz autre bien</text:span><text:span text:style-name="T197"><text:line-break/></text:span><text:span text:style-name="T198">sinon qu'vn souuenir de ma premiere blesseure,</text:span><text:line-break/><text:span text:style-name="T199">qui ne pouuoit encores prendre parfaicte gueri(-)</text:span><text:line-break/><text:span text:style-name="T200">son : car nature qui disperse</text:span><text:span text:style-name="T201"><text:s/>ses beautez en diuers</text:span><text:span text:style-name="T202"><text:line-break/></text:span><text:span text:style-name="T203">subiects, sembloit en ceste personne les auoir vou(-)</text:span><text:line-break/><text:span text:style-name="T204">lu toutes assembler, tellement que tant plus re(-)</text:span><text:line-break/><text:span text:style-name="T205">cherchois, plus y trouuois de perfection : Or à l'is(-)</text:span><text:line-break/><text:span text:style-name="T206">sue du soupper, comme celle qui tout son plaisir</text:span><text:span text:style-name="T207"><text:line-break/></text:span><text:span text:style-name="T208">prenoit à deuiser, sceu</text:span><text:span text:style-name="T209">t si sagement reprendre le</text:span><text:line-break/><text:span text:style-name="T210">compte qu'elle auoit commencé, qu'à l'acheuer</text:span><text:span text:style-name="T211"><text:line-break/></text:span><text:span text:style-name="T212">demeurasmes tous muets &amp; commerauis, sans</text:span><text:line-break/><text:span text:style-name="T213">oser en reprendre de parler apres : mais nous con(-)</text:span><text:line-break/><text:span text:style-name="T214">templans ainsi esperdus, iette son fort sur moy, de</text:span><text:line-break/><text:span text:style-name="T215">telle grace que vaincu d'vne infinit</text:span><text:span text:style-name="T216">é d'honnestes</text:span><text:span text:style-name="T217"><text:line-break/></text:span><text:span text:style-name="T218">prieres, pour n'entrer en opinion mauuaise de</text:span><text:line-break/><text:span text:style-name="T219">ceste trouppe, m'efforce à deduire vne histoire</text:span><text:line-break/><text:span text:style-name="T220">tres-veritable de deux pa</text:span><text:span text:style-name="T221">&lt;ATTcaractere&gt;</text:span><text:span text:style-name="T222">ionnez amants, au</text:span><text:line-break/><text:span text:style-name="T223">discours de laquelle me presta si doucement l'au(-)</text:span><text:line-break/><text:span text:style-name="T224">reille, qu'au bout de la course ne peut faci</text:span><text:span text:style-name="T225">le(-)</text:span><text:line-break/><text:span text:style-name="T226">ment eschapper, sans recommencer nouueaux</text:span><text:line-break/><text:span text:style-name="T227">propos, n'eust esté l'heure du coucher, &amp; la trai(-)</text:span><text:line-break/><text:span text:style-name="T228">te grande qu'il failloit faire le lendemain, qui</text:span><text:line-break/><text:span text:style-name="pb">[f. n.p.]</text:span><text:line-break/><text:span text:style-name="T229">pour ce coup supplierent à ma peine. Mais d'au(-)</text:span><text:line-break/><text:span text:style-name="T230">tant qu'elle monstroit prendre tout son conten</text:span><text:span text:style-name="T231">te(-)</text:span><text:line-break/><text:span text:style-name="T232">ment à discourir, au</text:span><text:span text:style-name="T233">&lt;ATTcaractere&gt;</text:span><text:span text:style-name="T234">i que mon chemin, le seiour,</text:span><text:line-break/><text:span text:style-name="T235">&amp; retour s'adressoit en mesme endroit, tout le</text:span><text:line-break/><text:span text:style-name="T236">long du voyage me fut impo</text:span><text:span text:style-name="T237">&lt;ATTcaractere&gt;</text:span><text:span text:style-name="T238">ible d'auoir repos,</text:span><text:line-break/><text:span text:style-name="T239">sans demeurer chargé par son commandement</text:span><text:line-break/><text:span text:style-name="T240">tant de discours, attendus le petit moyen que i'</text:span><text:span text:style-name="T241">a(-)</text:span><text:line-break/><text:soft-page-break/><text:span text:style-name="T242">uois d'y satisfaire, me suis cent fois estonné com(-)</text:span><text:line-break/><text:span text:style-name="T243">ment elle y prenoit si grand plaisir, sinon d'autant</text:span><text:line-break/><text:span text:style-name="T244">que sa nature estoit tant benigne &amp; facile à con(-)</text:span><text:line-break/><text:span text:style-name="T245">tenter, qu'vn plus grand bien n'eusse peu rece(-)</text:span><text:line-break/><text:span text:style-name="T246">noir, qu'en luy faisant affectueux seruice</text:span><text:span text:style-name="T247">. Vous</text:span><text:line-break/><text:span text:style-name="T248">asseurant mes Dames,durant que mon heur m'a</text:span><text:line-break/><text:span text:style-name="T249">retenu auec eux, par le Gentilhomme, la Damoy(-)</text:span><text:line-break/><text:span text:style-name="T250">selle &amp; autres de sa compagnie fut racompté vne</text:span><text:line-break/><text:span text:style-name="T251">infinité d'histoires si memorables, veu le bon &amp;</text:span><text:line-break/><text:span text:style-name="T252">fauorable traitement qui m'a esté fait en ceste</text:span><text:line-break/><text:span text:style-name="T253">trouppe, le</text:span><text:span text:style-name="T254">s rencontres &amp; aduentures du petit ar(-)</text:span><text:line-break/><text:span text:style-name="T255">cher, qui y ont esté par differens effects specifiees :</text:span><text:line-break/><text:span text:style-name="T256">I'ay pensé estre entaché d'ingratitude, d'vn si</text:span><text:span text:style-name="T257"><text:line-break/></text:span><text:span text:style-name="T258">grand bien receu, si ne consacrois à voz esprits le</text:span><text:line-break/><text:span text:style-name="T259">meilleur qui soit en ma memoire, à fin qu'estans</text:span><text:line-break/><text:span text:style-name="T260">quelques f</text:span><text:span text:style-name="T261">ois hors du soing qu'engendre le mesna(-)</text:span><text:line-break/><text:span text:style-name="T262">ge, &amp; en repos d'autres pa</text:span><text:span text:style-name="T263">&lt;ATTcaractere&gt;</text:span><text:span text:style-name="T264">ions, donnans, souuent</text:span><text:line-break/><text:span text:style-name="T265">melancolie, à faute d'vn plaisir plus proffitable,</text:span><text:line-break/><text:span text:style-name="T266">vous ayez parfaite cognoissance qu'apporte le vi(-)</text:span><text:line-break/><text:span text:style-name="T267">ce vne fois enraciné en la partie des Dames, qui</text:span><text:line-break/><text:span text:style-name="T268">doit</text:span><text:span text:style-name="T269"><text:s/>estre la mieux gardee : d'auantage, qui fait</text:span><text:line-break/><text:span text:style-name="T270">entre les sages reluire vne vertu si grande,</text:span><text:line-break/><text:span text:style-name="pb">[f. n.p.]</text:span><text:line-break/><text:span text:style-name="T271">la(-)quelle ne peut iamais estre effacee, leur rendant</text:span><text:line-break/><text:span text:style-name="T272">le nom d'immortalité. Parquoy mes Dames rece(-)</text:span><text:line-break/><text:span text:style-name="T273">uez ce mien petit labeur d'aussi bon cœur qu'il</text:span><text:line-break/><text:span text:style-name="T274">vous</text:span><text:span text:style-name="T275"><text:s/>est presenté, comme venant du plus entier de</text:span><text:line-break/><text:span text:style-name="T276">eeluy qui est seulement nay au monde pour en</text:span><text:line-break/><text:span text:style-name="T277">toute obeyssance vous seruir, &amp; si mon seruice me(-)</text:span><text:line-break/><text:span text:style-name="T278">rite recompense, que ce soit en excusant par vostre</text:span><text:line-break/><text:span text:style-name="T279">douceur l'imperfection de l'ouurage, qui ne peut</text:span><text:line-break/><text:span text:style-name="T280">estre tel q</text:span><text:span text:style-name="T281">ue ie le sente digne d'atteindre en si haut</text:span><text:line-break/><text:span text:style-name="T282">lieu : mais la bonne volonté qu'en toute ma vie vous</text:span><text:line-break/><text:span text:style-name="T283">desire porter, doit esmouuoir vostre excellence à</text:span><text:line-break/><text:span text:style-name="T284">supplier les fautes de l'ouurier, m'asseurant que</text:span><text:line-break/><text:span text:style-name="T285">l'affection dont vous offre ce present, ioincte auec</text:span><text:line-break/><text:span text:style-name="T286">la moi</text:span><text:span text:style-name="T287">ndre grace de voz faueurs, sera plus suffi(-)</text:span><text:line-break/><text:span text:style-name="T288">sante pour supporter le langage mal poly : traicts &amp;</text:span><text:line-break/><text:span text:style-name="T289">enrichissemens mal à propos, qui l'ignorance effron(-)</text:span><text:line-break/><text:span text:style-name="T290">tee d'vn mal plaisant &amp; mesdisant ennemy ne pour</text:span><text:line-break/><text:span text:style-name="T291">ra m'offenser. Esperant auec l'ayde de Dieu &amp; du</text:span><text:line-break/><text:span text:style-name="T292">temp</text:span><text:span text:style-name="T293">s fauorable, où me ferez cognoistre mon trauail</text:span><text:line-break/><text:span text:style-name="T294">vous auoir esté aggreable, d'entreprendre œuure</text:span><text:line-break/><text:span text:style-name="T295">soubs la faueur duquel ie puisse demeurer au nom(-)</text:span><text:line-break/><text:span text:style-name="T296">bre de ceux que vous estimez capables de faire per(-)</text:span><text:line-break/><text:span text:style-name="T297">petuel seiour en vostre seruice.</text:span></text:p>
      <text:p text:style-name="P298">Secreto lapide tutus.</text:p>
      <text:soft-page-break/>
      <text:h text:style-name="Titre1" text:outline-level="1"><text:span text:style-name="pb">[f. n.p.]</text:span><text:span text:style-name="pb"><text:line-break/></text:span>Vne Damoyselle fauorable</text:h>
      <text:p text:style-name="P299">Si le Ronsard par sa lyre accordee</text:p>
      <text:p text:style-name="P300">Fait resiouyr &amp; les bois &amp; les champs,</text:p>
      <text:p text:style-name="P301">Si du Bellay la memoire imprimee</text:p>
      <text:p text:style-name="P302">Demeure en nous par ses vers triomphants,</text:p>
      <text:p text:style-name="P303">Si des Essars les liures florissans</text:p>
      <text:p text:style-name="P304">Font apparoir Mars &amp;<text:s/>Venus ensemble :</text:p>
      <text:p text:style-name="P305">Par le discours de ces comptes me semble,</text:p>
      <text:p text:style-name="P306">Qu'entre les siens doit en honneur la France</text:p>
      <text:p text:style-name="P307">Mettre l'Autheur, qui tant de traicts assemble</text:p>
      <text:p text:style-name="P308">En son François d'vne amoureuse essence.</text:p>
      <text:h text:style-name="Titre1" text:outline-level="1">Souffrir fait offrir.</text:h>
      <text:p text:style-name="p"><text:span text:style-name="T309">Ma Damoyselle.</text:span><text:span text:style-name="T310"><text:tab/>M. I.</text:span></text:p>
      <text:p text:style-name="P311">O climat inuincible,<text:s/>ô France belliqueuse,</text:p>
      <text:p text:style-name="P312">Heureuse nation, nation plus qu'heureuse,</text:p>
      <text:p text:style-name="P313">Ou François ton grand Roy les neufs Sœurs a con(-)iointes,</text:p>
      <text:p text:style-name="P314">A ton Mars qui luy font obseruer leurs loix sainctes :</text:p>
      <text:p text:style-name="P315">Si qu'ores lon te voit monarque, des puissances,</text:p>
      <text:p text:style-name="P316">Monarque des tresors, des<text:s/>armes des sciences</text:p>
      <text:p text:style-name="P317">Tes plaines, tes forests, tes fontaines diffuses,</text:p>
      <text:p text:style-name="P318">Seront pour tout iamais le seul seiour des Muses :</text:p>
      <text:p text:style-name="P319">Ialon voit des François les escrits surmonter,</text:p>
      <text:p text:style-name="P320">Les ans &amp; leurs esprits Rome &amp; Grece dompter,</text:p>
      <text:p text:style-name="P321"><text:span text:style-name="pb">[f. n.p.]</text:span></text:p>
      <text:p text:style-name="P322">Si Florence a vanté de son Boccace aymé</text:p>
      <text:p text:style-name="P323">Les deuis amoureux, le stile bien limé,</text:p>
      <text:p text:style-name="P324">c'est qu'il estoit premier &amp; seul en ce subiect,</text:p>
      <text:p text:style-name="P325">Et que nul n'a osé imiter son proiect :</text:p>
      <text:p text:style-name="P326">Mais cest autheur hardy, a premier en la France</text:p>
      <text:p text:style-name="P327">Imité le discours des comptes de Florence,</text:p>
      <text:p text:style-name="P328">Et en les imitant a vaincu le<text:s/>Boccace,</text:p>
      <text:p text:style-name="P329">Et deuancé ses pas, suiuant mesmes sa trace.</text:p>
      <text:p text:style-name="P330">Operatur qui cœlitus.</text:p>
      <text:h text:style-name="Titre1" text:outline-level="1"><text:span text:style-name="pb">[f. n.p.]</text:span><text:span text:style-name="pb"><text:line-break/></text:span>LA TABLE DE CE<text:line-break/>PRESENT LIVRE.</text:h>
      <text:p text:style-name="P331"><text:span text:style-name="T332">L</text:span><text:span text:style-name="T333">E discours des amours de Barisor &amp;</text:span><text:line-break/><text:span text:style-name="T334">Flora, &amp;</text:span><text:span text:style-name="T335"><text:s/>la piteuse fin de leurs</text:span><text:line-break/><text:span text:style-name="T336">aduentures. comptes 1.</text:span><text:span text:style-name="T337"><text:tab/>folio</text:span>1</text:p>
      <text:p text:style-name="P338"><text:span text:style-name="T339">La façon qu'vne luifue fut conuertie</text:span><text:line-break/><text:span text:style-name="T340">à la Loy de Iesus'Christ, par la poursuitte a(-)</text:span><text:line-break/><text:span text:style-name="T341">moureuse d'vn ieune Romain. Compte 2.</text:span><text:span text:style-name="T342"><text:tab/>13</text:span></text:p>
      <text:soft-page-break/>
      <text:p text:style-name="P343"><text:span text:style-name="T344">Comme vn ieune courtisan cuidant moquer vn</text:span><text:line-break/><text:span text:style-name="T345">marchand, tomba sur luy-mesme<text:s/></text:span><text:span text:style-name="T346">la moquerie.</text:span><text:line-break/><text:span text:style-name="T347">compte 3.</text:span><text:span text:style-name="T348"><text:tab/>19</text:span></text:p>
      <text:p text:style-name="P349"><text:span text:style-name="T350">De deux trompeurs, qui sous couleur d'auoir trou</text:span><text:line-break/><text:span text:style-name="T351">ué vne bourse, deceurent vn moyne qui trom(-)</text:span><text:line-break/><text:span text:style-name="T352">poit les autres. compte 4.</text:span><text:span text:style-name="T353"><text:tab/>22</text:span></text:p>
      <text:p text:style-name="P354"><text:span text:style-name="T355">De l'outrecuidance &amp; bone opinion qu'auoit vn</text:span><text:line-break/><text:span text:style-name="T356">curé de sa propre personne, &amp; d'vn procez</text:span><text:line-break/><text:span text:style-name="T357">qu'il fit contre<text:s/></text:span><text:span text:style-name="T358">l'vn de ses paroi</text:span><text:span text:style-name="T359">&lt;ATTcaractere&gt;</text:span><text:span text:style-name="T360">iens. Compte 5.</text:span><text:span text:style-name="T361"><text:tab/>30</text:span></text:p>
      <text:p text:style-name="P362"><text:span text:style-name="T363">D'vn marchand de Lyon, qui à sa poursuitte pro(-)</text:span><text:line-break/><text:span text:style-name="T364">pre fit aller sa femme au change. Compte 6.</text:span><text:span text:style-name="T365"><text:tab/>34</text:span></text:p>
      <text:p text:style-name="P366"><text:span text:style-name="T367">La plaisante histoire d'vn paysant à contrefaire</text:span><text:line-break/><text:span text:style-name="T368">le chant des coquz. Compte 7.</text:span><text:span text:style-name="T369"><text:tab/>41</text:span></text:p>
      <text:p text:style-name="P370"><text:span text:style-name="T371">Comment vn Abbé, sous opinion de</text:span><text:span text:style-name="T372"><text:s/>iouyr de la</text:span><text:line-break/><text:span text:style-name="T373">beauté d'vne damoyselle, se treuua couché aux</text:span><text:line-break/><text:span text:style-name="T374">costez d'vne fort laide vieille. Compte 8.</text:span><text:span text:style-name="T375"><text:tab/>44</text:span></text:p>
      <text:p text:style-name="P376"><text:span text:style-name="pb">[f. n.p.]</text:span><text:span text:style-name="pb"><text:line-break/></text:span><text:span text:style-name="T377">De l'auarice d'vn prestre pour marchander vn be(-)</text:span><text:line-break/><text:span text:style-name="T378">nesice, auec les finesses de sa vie pour abuser les</text:span><text:line-break/><text:span text:style-name="T379">plus sots. Compte 9.</text:span><text:span text:style-name="T380"><text:tab/>53</text:span></text:p>
      <text:p text:style-name="P381"><text:span text:style-name="T382">De la violence</text:span><text:span text:style-name="T383"><text:s/>amoureuse d'vne fille de Sienne qui</text:span><text:line-break/><text:span text:style-name="T384">alla chercher son fauorit iusques en Alexandrie,</text:span><text:line-break/><text:span text:style-name="T385">&amp;</text:span><text:span text:style-name="T386"><text:s/>de leur pitoyable fin. Compte 10.</text:span><text:span text:style-name="T387"><text:tab/>58.</text:span></text:p>
      <text:p text:style-name="P388"><text:span text:style-name="T389">Du trop bon mesnage d'vn Bourgeois, qui fut cau(-)</text:span><text:line-break/><text:span text:style-name="T390">se de la ruine de son cousturier. Compte 11.</text:span><text:span text:style-name="T391"><text:tab/>68</text:span></text:p>
      <text:p text:style-name="P392"><text:span text:style-name="T393">D'vn Escolier de la nation de Bretagne fort igno(-)</text:span><text:line-break/><text:span text:style-name="T394">rant pasteur. Compte 12.</text:span><text:span text:style-name="T395"><text:tab/>72</text:span></text:p>
      <text:p text:style-name="P396"><text:span text:style-name="T397">La plaisante histoire de deux cordelie</text:span><text:span text:style-name="T398">rs surpris à</text:span><text:line-break/><text:span text:style-name="T399">Bolongne par deux pages de cour. Compte 13.</text:span><text:span text:style-name="T400"><text:tab/>77</text:span></text:p>
      <text:p text:style-name="P401"><text:span text:style-name="T402">D'vn Venitien fort mal adroit Escuyer pour bien</text:span><text:line-break/><text:span text:style-name="T403">piquer vn cheual. Compte 14.</text:span><text:span text:style-name="T404"><text:tab/>83</text:span></text:p>
      <text:p text:style-name="P405"><text:span text:style-name="T406">De l'estrange ialousie d'vne ieune fille, qui sous</text:span><text:line-break/><text:span text:style-name="T407">l'opinion que son amy allast au change le vou(-)</text:span><text:line-break/><text:span text:style-name="T408">lut tuer. Compte</text:span><text:span text:style-name="T409"><text:s/>15.</text:span><text:span text:style-name="T410"><text:tab/>88</text:span></text:p>
      <text:p text:style-name="P411"><text:span text:style-name="T412">Comme vne Sauetiere se gouuernoit sagement à</text:span><text:line-break/><text:span text:style-name="T413">receuoir la iouissance de trois compagnons. Compte 16.</text:span><text:span text:style-name="T414"><text:tab/>93</text:span></text:p>
      <text:p text:style-name="P415"><text:span text:style-name="T416">De la folle superstition des Iuifs, qui faisans leur</text:span><text:line-break/><text:span text:style-name="T417">sabbath par faute de charité cuiderent laisser</text:span><text:line-break/><text:span text:style-name="T418">mourir l'vn de leur synagogue, qui par for(-)</text:span><text:line-break/><text:span text:style-name="T419">tune estoit tombé en vn retrait. Compte 17.</text:span><text:span text:style-name="T420"><text:tab/>100</text:span></text:p>
      <text:p text:style-name="P421"><text:span text:style-name="T422">Comme deux Gentilshommes amys pour fuir</text:span><text:line-break/><text:span text:style-name="pb">[f. n.p.]</text:span><text:line-break/><text:span text:style-name="T423">Amour furent ennemis, dont ensuiuit vn com(-)</text:span><text:line-break/><text:span text:style-name="T424">bat furieux qui leur causa la mort. Compte 18.</text:span><text:span text:style-name="T425"><text:tab/>104</text:span></text:p>
      <text:p text:style-name="P426"><text:span text:style-name="T427">D'vn notable moyne qui sous couleur d'hipocrisie</text:span><text:line-break/><text:span text:style-name="T428">abusa tout<text:s/></text:span><text:span text:style-name="T429">le peuple d'vn pays. Compte 19.</text:span><text:span text:style-name="T430"><text:tab/>112</text:span></text:p>
      <text:p text:style-name="P431"><text:span text:style-name="T432">De la fortune malheureuse d'vn pauure Gentil(-)</text:span><text:line-break/><text:span text:style-name="T433">homme, qui menoit sa dame sur le chemin de</text:span><text:line-break/><text:span text:style-name="T434">Venise. Compte 20.</text:span><text:span text:style-name="T435"><text:tab/>119</text:span></text:p>
      <text:soft-page-break/>
      <text:p text:style-name="P436"><text:span text:style-name="T437">D'vne ieune fille qui mit toute la discretion de ses</text:span><text:line-break/><text:span text:style-name="T438">amours en la puissance d'vn more. Compte 21.</text:span><text:span text:style-name="T439"><text:tab/>125</text:span></text:p>
      <text:p text:style-name="P440"><text:span text:style-name="T441">De l</text:span><text:span text:style-name="T442">a ruse d'vn religieux de sainct Anthoine, qui</text:span><text:line-break/><text:span text:style-name="T443">amassoit les bribes de la confrairie. Compte 22.</text:span><text:span text:style-name="T444"><text:tab/>130</text:span></text:p>
      <text:p text:style-name="P445"><text:span text:style-name="T446">D'vn moyne faisant l'amour à la femme de messi(-)</text:span><text:line-break/><text:span text:style-name="T447">re Roderic duquel il fut estranglé piteusement. Compte 23.</text:span><text:span text:style-name="T448"><text:tab/>136</text:span></text:p>
      <text:p text:style-name="P449"><text:span text:style-name="T450">D'vn medecin qui auoit acheté vne coupe, &amp; p</text:span><text:span text:style-name="T451">ar l'astuce de deux compagnons perdit l'argent</text:span><text:line-break/><text:span text:style-name="T452">&amp; la coupe. Compte 24.</text:span><text:span text:style-name="T453"><text:tab/>147</text:span></text:p>
      <text:p text:style-name="P454"><text:span text:style-name="T455">Comme vn grand seigneur amoureux, pour l'ami(-)</text:span><text:line-break/><text:span text:style-name="T456">tié qu'il portoit à son seruiteur, le rendit posses(-)</text:span><text:line-break/><text:span text:style-name="T457">seur de sa dame. Compte 25.</text:span><text:span text:style-name="T458"><text:tab/>52</text:span></text:p>
      <text:p text:style-name="P459"><text:span text:style-name="T460">Comme vn gentilhomme Milanois iouist de l'a(-)</text:span><text:line-break/><text:span text:style-name="T461">mour de la femme d'vn cordonnier Neapoli(-)</text:span><text:line-break/><text:span text:style-name="T462">tain. Compte 26.</text:span><text:span text:style-name="T463"><text:tab/>158</text:span></text:p>
      <text:p text:style-name="P464"><text:span text:style-name="T465">Comme vn Enesque Amoureux d'vne reli(-)</text:span><text:line-break/><text:span text:style-name="T466">gieuse, qui estoit amye d'vn autre prestre,</text:span><text:line-break/><text:span text:style-name="pb">[f. n.p.]</text:span><text:line-break/><text:span text:style-name="T467">cuidant descouurir les amours d'elle &amp; de</text:span><text:line-break/><text:span text:style-name="T468">l'vne de ses compagnes, demeura trompé. Compte 27.</text:span><text:span text:style-name="T469"><text:tab/>168</text:span></text:p>
      <text:p text:style-name="P470"><text:span text:style-name="T471">De la sottise d'vn medecin qui fut trompé de sa</text:span><text:line-break/><text:span text:style-name="T472">femme, auec l'ayde d'vn frere mineur. Compte 28.</text:span><text:span text:style-name="T473"><text:tab/>175</text:span></text:p>
      <text:p text:style-name="P474"><text:span text:style-name="T475">De l'ord &amp;</text:span><text:span text:style-name="T476"><text:s/>sale vouloir d'vne dame, qui aban(-)</text:span><text:line-break/><text:span text:style-name="T477">donna vn Gentilhomme pour le choix d'vn</text:span><text:line-break/><text:span text:style-name="T478">muletier. Compte 29.</text:span><text:span text:style-name="T479"><text:tab/>184</text:span></text:p>
      <text:p text:style-name="P480"><text:span text:style-name="T481">Comme la femme d'vn procureur pour se veau(-)</text:span><text:line-break/><text:span text:style-name="T482">trer au pré aux clers, fut guerie d'vne galle</text:span><text:line-break/><text:span text:style-name="T483">assez grossette. Compte 30.</text:span><text:span text:style-name="T484"><text:tab/>190</text:span></text:p>
      <text:p text:style-name="P485"><text:span text:style-name="T486">Comme vn Gentilhomme Venitien</text:span><text:span text:style-name="T487"><text:s/>iouist de l'a(-)</text:span><text:line-break/><text:span text:style-name="T488">mour d'vne ieune basteliere, par la mesme con(-)</text:span><text:line-break/><text:span text:style-name="T489">duite de son mary. Compte 31.</text:span><text:span text:style-name="T490"><text:tab/>195</text:span></text:p>
      <text:p text:style-name="P491"><text:span text:style-name="T492">D'vn curé qui fit faire la demoniacle à vne ieu(-)</text:span><text:line-break/><text:span text:style-name="T493">ne femme, pour plus facilement iouyr de sa bon(-)</text:span><text:line-break/><text:span text:style-name="T494">negrace. Compte 32.</text:span><text:span text:style-name="T495"><text:tab/>204</text:span></text:p>
      <text:p text:style-name="P496"><text:span text:style-name="T497">De l'extreme auarice d'vn peni</text:span><text:span text:style-name="T498">tencier Romain</text:span><text:line-break/><text:span text:style-name="T499">trompé par deux compagnons estrangers. Compte 33.</text:span><text:span text:style-name="T500"><text:tab/>210</text:span></text:p>
      <text:p text:style-name="P501"><text:span text:style-name="T502">De l'auarice d'vne dame, qui cherement fit ache(-)</text:span><text:line-break/><text:span text:style-name="T503">ter à vn escolier le don de l'amoureuse pitié. Compte 34.</text:span><text:span text:style-name="T504"><text:tab/>221</text:span></text:p>
      <text:p text:style-name="P505"><text:span text:style-name="T506">De la malice d'vn religieux qui suborna la fille</text:span><text:line-break/><text:span text:style-name="T507">d'vn Duc d'Allemagne, &amp; d</text:span><text:span text:style-name="T508">e la folie qui en</text:span><text:line-break/><text:span text:style-name="T509">auint. Compte 35.</text:span><text:span text:style-name="T510"><text:tab/>228</text:span></text:p>
      <text:p text:style-name="P511"><text:span text:style-name="T512">De l'hipocrisie d'vne dame, qui pour iouyr de son</text:span><text:line-break/><text:span text:style-name="T513">amy de crainte d'estre descouuerte, le faisoit</text:span><text:line-break/><text:span text:style-name="pb">[f. n.p.]</text:span><text:span text:style-name="T514"><text:line-break/></text:span><text:span text:style-name="T515">masquer. Compte 36.</text:span><text:span text:style-name="T516"><text:tab/>240</text:span></text:p>
      <text:p text:style-name="P517"><text:span text:style-name="T518">Comme vn capitaine par la lou(a2)ge d'vn sien amy</text:span><text:line-break/><text:span text:style-name="T519">delaissa la poursuitte de sa femme.</text:span><text:span text:style-name="T520"><text:s/>Comp. 37.</text:span><text:span text:style-name="T521"><text:tab/>249</text:span></text:p>
      <text:p text:style-name="P522"><text:span text:style-name="T523">Le discours du mariage d'vne ieune Damoiselle</text:span><text:line-break/><text:span text:style-name="T524">auec vn paysant, &amp; du bazard commun qui</text:span><text:line-break/><text:span text:style-name="T525">luy aduint. Compte 38.</text:span><text:span text:style-name="T526"><text:tab/>256</text:span></text:p>
      <text:soft-page-break/>
      <text:p text:style-name="P527"><text:span text:style-name="T528">De la ruze d'vn Gentilhome sous l'habit d'vne</text:span><text:line-break/><text:span text:style-name="T529">vesue, pour iouyr du plaisir de la femme d'vn</text:span><text:line-break/><text:span text:style-name="T530">hostellier. Compte 39.<text:s/></text:span><text:span text:style-name="T531"><text:tab/>264</text:span></text:p>
      <text:p text:style-name="P532"><text:span text:style-name="T533">Comme vn</text:span><text:span text:style-name="T534"><text:s/>Gentilhomme souffreteux prostitua sa</text:span><text:line-break/><text:span text:style-name="T535">femme à vn Cardinal, pour en tirer argent. Compte 40.</text:span><text:span text:style-name="T536"><text:tab/>276</text:span></text:p>
      <text:p text:style-name="P537"><text:span text:style-name="T538">Le stratageme de trois femmes courroucees, &amp; de</text:span><text:line-break/><text:span text:style-name="T539">la tromperie que chacune sit particulierement</text:span><text:line-break/><text:span text:style-name="T540">à son mary. Compte 41.</text:span><text:span text:style-name="T541"><text:tab/>285</text:span></text:p>
      <text:p text:style-name="P542"><text:span text:style-name="T543">Le discours des amours d'Antoine &amp; sa d</text:span><text:span text:style-name="T544">ame,</text:span><text:line-break/><text:span text:style-name="T545">&amp; de la malheureuse fortune qui leur aduint</text:span><text:line-break/><text:span text:style-name="T546">en la poursuitte du petit archer. Compte 42.</text:span><text:span text:style-name="T547"><text:tab/>291</text:span></text:p>
      <text:p text:style-name="P548"><text:span text:style-name="T549">De l'estrange adu(e2)iure d'vn cinge qui guerit son</text:span><text:line-break/><text:span text:style-name="T550">maistre abandonné des medecins. Compte 43.</text:span><text:span text:style-name="T551"><text:tab/>301</text:span></text:p>
      <text:p text:style-name="P552"><text:span text:style-name="T553">De la piteuse fortune d'vn marchand, qui pre</text:span><text:span text:style-name="T554">&lt;ATTcaractere&gt;</text:span><text:span text:style-name="T555">é</text:span><text:line-break/><text:span text:style-name="T556">de l</text:span><text:span text:style-name="T557">'amour d'vne ieune dame de Naples, l'auoit</text:span><text:line-break/><text:span text:style-name="T558">secrettement enleuee. Compte 44.</text:span><text:span text:style-name="T559"><text:tab/>305</text:span></text:p>
      <text:p text:style-name="P560"><text:span text:style-name="T561">Histoire d'vne vefue de la Duché de Bourg(o2)gne,</text:span><text:line-break/><text:span text:style-name="T562">amoureuse d'vn Gentilhomme, qui pour sa lon(-)</text:span>s<text:line-break/><text:span text:style-name="T563">gue absence alla au change d'vn Abbé : dont</text:span><text:line-break/><text:span text:style-name="pb">[f. n.p.]</text:span><text:line-break/><text:span text:style-name="T564">puis apres le Gentilhomm</text:span><text:span text:style-name="T565">e en print vengeance</text:span><text:line-break/><text:span text:style-name="T566">au contentement de luy &amp;</text:span><text:span text:style-name="T567"><text:s/>perpetuel scandale</text:span><text:line-break/><text:span text:style-name="T568">de la Dame. Compte 45.</text:span><text:span text:style-name="T569"><text:tab/>315</text:span></text:p>
      <text:p text:style-name="P570"><text:span text:style-name="T571">Comme vn auaricieux paysan contraint d'aban(-)</text:span><text:line-break/><text:span text:style-name="T572">donner le pays pour ses vsures, ne peust trouuer</text:span><text:line-break/><text:span text:style-name="T573">lieu seur de retraicte à sa pauure vie, sans mil</text:span><text:line-break/><text:span text:style-name="T574">facheuses trauerses. Compte 46.</text:span><text:span text:style-name="T575"><text:tab/>341</text:span></text:p>
      <text:p text:style-name="P576"><text:span text:style-name="T577">Le discours des amours de Ba</text:span><text:span text:style-name="T578">rw &amp; Laurea, auec</text:span><text:line-break/><text:span text:style-name="T579">vne infinité de dangereuses rencontres. Compte 47.</text:span><text:span text:style-name="T580"><text:tab/>347</text:span></text:p>
      <text:p text:style-name="P581"><text:span text:style-name="T582">La plaisante histoire d'vn Procureur, qui soubz</text:span><text:line-break/><text:span text:style-name="T583">couleur de la grossesse de sa femme, se laissa</text:span><text:line-break/><text:span text:style-name="T584">souëtter comme vn page. Compte 48.</text:span><text:span text:style-name="T585"><text:tab/>359</text:span></text:p>
      <text:p text:style-name="P586"><text:span text:style-name="T587">Le discours des amours de deux Gentilshommes</text:span><text:line-break/><text:span text:style-name="T588">Fran</text:span><text:span text:style-name="T589">çois, &amp; l'issue fauorable qu'ils receurent</text:span><text:line-break/><text:span text:style-name="T590">de leur Dame. Compte 49.</text:span><text:span text:style-name="T591"><text:tab/>366</text:span></text:p>
      <text:p text:style-name="P592"><text:span text:style-name="T593">De la piteuse aduenture d'vne malheureuse Da(-)</text:span><text:line-break/><text:span text:style-name="T594">me, qui pour iouyr de l'amour d'vn ieune Gen(-)</text:span><text:line-break/><text:span text:style-name="T595">tilhomme fit vne infinité de maux, dont à la</text:span><text:line-break/><text:span text:style-name="T596">fin le mal tomba sur elle. Compte 50.</text:span><text:span text:style-name="T597"><text:tab/>378</text:span></text:p>
      <text:p text:style-name="P598"><text:span text:style-name="T599">L</text:span><text:span text:style-name="T600">e discours des amours du seigneur Antoine &amp;</text:span><text:line-break/><text:span text:style-name="T601">Lorette, &amp; la fin de leurs passionnees amours. Compte 51.</text:span><text:span text:style-name="T602"><text:tab/>389</text:span></text:p>
      <text:p text:style-name="P603"><text:span text:style-name="T604">Le Discours d'vne Dame d'Angleterre, &amp; de la</text:span><text:line-break/><text:span text:style-name="T605">nourriture qu'elle fit d'vn ieune Gentilhomme</text:span><text:line-break/><text:span text:style-name="T606">qui fut à la sin cause de luy faire perdre hon(-)</text:span><text:line-break/><text:span text:style-name="T607">neur &amp; vi</text:span><text:span text:style-name="T608">e. Compte 52.</text:span><text:span text:style-name="T609"><text:tab/>399</text:span></text:p>
      <text:p text:style-name="P610"><text:span text:style-name="T611">D'vn Gentilhomme longuement poursuiuant, qui</text:span><text:line-break/><text:span text:style-name="T612">ne peut auoir satisfaction de sa Dame, sin(o1) par</text:span><text:line-break/><text:span text:style-name="pb">[f. n.p.]</text:span><text:line-break/><text:span text:style-name="T613">le moyen d'vne affettee chambriere, &amp; soubs le</text:span><text:line-break/><text:span text:style-name="T614">nom emprunté d'vn autre. Compte 53.</text:span><text:span text:style-name="T615"><text:tab/>423</text:span></text:p>
      <text:soft-page-break/>
      <text:p text:style-name="P616"><text:span text:style-name="T617">De l'hypocrisie d'vne vefue, qui nonobstant s</text:span><text:span text:style-name="T618">on</text:span><text:line-break/><text:span text:style-name="T619">austerité ne se peut garder de se ioindre à l'a(-)</text:span><text:line-break/><text:span text:style-name="T620">mour d'vn reuerend Abbé. Compte 54.</text:span><text:span text:style-name="T621"><text:tab/>432</text:span></text:p>
      <text:p text:style-name="trailer">Fin de la Table.</text:p>
      <text:h text:style-name="Titre1" text:outline-level="1"><text:span text:style-name="pb">[f. 1]</text:span><text:span text:style-name="pb"><text:line-break/></text:span>Compte Premier.</text:h>
      <text:h text:style-name="P622" text:outline-level="1">I'ay tousiours cogneu le dire des Poëtes, en ce qu'ils<text:line-break/>figurent le fol Amour nud, estre veritable, par<text:line-break/>ce que de toutes<text:s/>bonnes vertus est desnué, aussi<text:line-break/>le descriuent aueugle, dem(o1)strans que sans dis(-)<text:line-break/>cretion ou iugem(e1)t il se laisse tomber en tous vi(-)<text:line-break/>ces. Ie puis donc bien auec eux conclurre que ses<text:line-break/>subiects sont si nuds, tant aueuglez &amp; esloignez<text:line-break/>du bon sens naturel, qu'estans ainsi despouillez<text:line-break/>de toute vertu, se laissent tellement manier &amp;<text:line-break/>conduire en vn si fascheux bourbier, que la mal(-)<text:line-break/>heureuse fortune les en fait à iamais ressentir,<text:line-break/>comme vous cognoistrez par ceste histoire.</text:h>
      <text:p text:style-name="P623"><text:span text:style-name="T624">A</text:span>V temps du magnifique Roy de<text:line-break/>Hongrie, dernier mort : lequel,<text:line-break/>comme appartient à tel Prince,<text:line-break/>&amp; au parauant que le Turc eust<text:line-break/>degasté &amp; mis le païs sous son Empire, te(-)<text:line-break/>noit vne courouuerte, &amp; auoit en sa suite vn<text:line-break/>grand nombre de Gentilsh(o1)mes &amp; Damoi(-)<text:line-break/>selles, aut(a1)t accomplies de toutes perfecti(o1)s<text:line-break/>que Roy de la Chrestienté, &amp; où l'amour se<text:line-break/>manioit si viuement, qu'il seroit malaisé<text:line-break/>trouuer en autre cour de plus affectionnez<text:line-break/><text:span text:style-name="pb">[f. 2]</text:span><text:line-break/>seruiteurs enuers les Dames qu'estoit vn<text:line-break/>Gentilh(o1)me de sa maison, nommé Barisor,<text:line-break/>lequel encor qu'il fust de bas lieu, &amp; peu fa(-)<text:line-break/>uorisé des biens de fortune, toutesfois natu(-)<text:line-break/>re luy auoit fait tant de grace qu'elle l'auoit<text:line-break/>formé en toutes vertus &amp; beautez, si parfait<text:line-break/>qu'entre les grands estoit estimé le plus ac(-)<text:line-break/>comply de la cour : &amp; auoit tant d'auantage<text:line-break/>sur les autres Gentilsh(o1)mes, qu'en tous en(-)<text:line-break/>droicts, fust à courir la bague, rompre boys<text:line-break/>en lice, hors lice, ou contre les plus durs ef(-)<text:line-break/>forts des ennemis, se monstroit tousiours le<text:line-break/><text:soft-page-break/>mieux faisant : de sorte qu'il estoit en vne<text:line-break/>opinion si grande de tous, &amp; principalem(e1)t<text:line-break/>des Dames de la cour, qu'au moyen du bon<text:line-break/>visage qu'il en receuoit, prenoit fort grand<text:line-break/>plaisir à leur tenir souuent compagnie, se<text:line-break/>monstrant enuers elles t(a1)t seruiable &amp; gra(-)<text:line-break/>cieux, que de la plus part il sçauoit gaigner<text:line-break/>&amp; tirer les cœurs. En ce troupeau estoit vne<text:line-break/>ieune Infante, nommee Flora, d'vne maison<text:line-break/>riche &amp; ancienne, laquelle voyant ce Gen(-)<text:line-break/>tilhomme loüé &amp; estimé de tout le monde,<text:line-break/>fors d'elle, sans y penser, ne se peut garder<text:line-break/>de luy ietter vn regard piteux &amp; passionné.<text:line-break/>Luy, qui d'autre costé contemploit la deli(-)<text:line-break/>cate blancheur &amp; beauté naturelle d'vne si<text:line-break/>honneste Dame, fut tellement attaint, qu'il<text:line-break/>en perdoit toute contenance. Amour<text:line-break/><text:span text:style-name="pb">[f. 3]</text:span><text:line-break/>incon(-)tinent durant ces regards vsant de sa puis(-)<text:line-break/>sance accoustumee, en vn instant lia les<text:line-break/>cœurs de ceste ieune Dame &amp; du Gentil(-)<text:line-break/>homme si estroictement, qu'ils se trouue(-)<text:line-break/>rent tellement surpris l'vn de l'autre, qu'on<text:line-break/>eust facilement iugé à les regarder de quel(-)<text:line-break/>le alteration leurs pauures esprits estoyent<text:line-break/>tourmentez,<text:s/>chose fort estrange, mesmes à<text:line-break/>ceste Infante, laquelle vaincue du premier<text:line-break/>traict, eut t(a1)t aggreable ceste passion, qu'el(-)<text:line-break/>le l'accompagna iusques à la mort. Ainsi di(-)<text:line-break/>scourans couuertement leurs pensees, n'eu(-)<text:line-break/>rent pour ceste fois autre entretien que le<text:line-break/>doux regard des pauures yeux fort empes(-)<text:line-break/>chez à descouurir le commencement de ce<text:line-break/>couuert &amp; nouueau feu, qui tant tourmenta<text:line-break/>le pauure Gentilhomme, qu'estant retour(-)<text:line-break/>né seul en sa maison, comme transporté de<text:line-break/>soy, se met dessus son lict, esperant y<text:s/>trou(-)<text:line-break/>uer quelque repos : mais amour &amp; le conti(-)<text:line-break/>nuel p(e1)ser de son mal rec(e1)t le resueilloyent<text:line-break/>si souuent qu'il ne se peut garder de profe(-)<text:line-break/>rer telles paroles : Ha ha pauure malheureux<text:line-break/>&amp; infortuné, tu as bien perdu vie &amp; liberté,<text:line-break/>pour te rendre<text:s/>esclaue, &amp; le plus malheu(-)<text:line-break/>reux Gentilhomme de la terre, ayant assis<text:line-break/>ton amour en lieu si haut auquel tu n'es ca(-)<text:line-break/>pable d'atteindre de l'œil, encores moins de<text:line-break/>la pensee, qui me fait iuger qu'à bon droict<text:line-break/><text:span text:style-name="pb">[f. 4]</text:span><text:line-break/>tu deurois mourir, si possible estoit de<text:s/>mil(-)<text:line-break/>le morts : que dois tu donc esperer sin(o1) que<text:line-break/><text:soft-page-break/>la ruine entiére du corps &amp; de l'esprit, te<text:line-break/>voy(a1)t hors d'espoir d'aucun remede, au c(o1)(-)<text:line-break/>mencem(e1)t d'vn tel amour ? vou le lieu, la pe(-)<text:line-break/>titesse de tes biens, &amp; grandeur des siens. En<text:line-break/>ses paroles entremeslees d'vne infinité de<text:line-break/>passions ne pouuoit trouuer endroit de son<text:line-break/>corps, sur lequel il peust trouuer aucun re(-)<text:line-break/>pos. La pauure Flora, qui d'autre costé n'e(-)<text:line-break/>stoit atteinte de moindre ardeur que Bari(-)<text:line-break/>sor, se retire en sa ch(a1)bre, &amp; sceut<text:s/>tellement<text:line-break/>disposer son visage, que par vne feinte ma(-)<text:line-break/>ladie, trouua faç(o1) ceste nuict de coucher seu<text:line-break/>le, pour mieux c(o1)tenter ses pensees : &amp; c(o1)me<text:line-break/>celle qui estoit troublee par la chaleur de<text:line-break/>l'amour, perdoit toute modestie &amp; h(o1)neste(-)<text:line-break/>té. Helas (disoit-elle) faut il que ce cruel ty(-)<text:line-break/>ran me traitte mainten(a1)t si mal que ie veux<text:line-break/>ce que ne puis, &amp; ne puis ce que ie veux ? Ha<text:line-break/>ha Barisor ! bien doit estre estimee malheu(-)<text:line-break/>reuse pour moy l'heure (q1) ie vous ay aimais<text:line-break/>veu, laquelle comme ievoy<text:s/>que le c(o1)mence(-)<text:line-break/>ment m'est si dur &amp; poignant, ie crains que<text:line-break/>la fin sera cause d'eng(e1)drer vn mal insupor(-)<text:line-break/>table, &amp; la ruine peut estre de nous deux. Et<text:line-break/>qu'ainsi soit, ie souffre dés mainten(a1)t vn tel<text:line-break/>effort, &amp; auquel ne cognoissant auc(u1) reme(-)<text:line-break/>de, sans grandement offencer mes parens &amp;<text:line-break/><text:span text:style-name="pb">[f. 5]</text:span><text:line-break/>mon honneur, la mort me seroit trop plus<text:line-break/>plaisante, que d'endurer vn tel tourm(e1)t. Ces<text:line-break/>pauures passionnez tant continuerent par<text:line-break/>regards &amp; faueurs les plus couuertes qu'ils<text:line-break/>pouuoyent, que le G(e1)tilhomme ne pouuant<text:line-break/>plus porter le mal qui le consommoit, par<text:line-break/>longues poursuittes, descouurtt à la fin n'e(-)<text:line-break/>stre moins aimé qu'aimant. Donc voyant vn<text:line-break/>iour Madame Flora, seule en vne fenestre,<text:line-break/>pensiue à merueille, poussé d'vne hardiesse<text:line-break/>amoureuse trouua façon le<text:s/>plus secrettem(e1)t<text:line-break/>qu'il peut, d'entrer en sa chambre sans estre<text:line-break/>descouuert de personne, que d'vne sienne<text:line-break/>loyalle Damoiselle, qui pour lors l'acc(o1)pa(-)<text:line-break/>gnoit, &amp; feignant luy apporter nouuelles de<text:line-break/>l'vn de ses parens, c(o1)me celuy qui auoit ac(-)<text:line-break/>coustumé de se trouuer entre les plus gr(a1)ds,<text:line-break/>fait la reuer(e1)ce humble &amp; gracieuse, &amp; com(-)<text:line-break/>mença auec vne voix fort trembl(a1)te, &amp; non<text:line-break/>asseuree, à luy dire : Madame, encores que ie<text:line-break/>sache fort bien que l'excellence &amp; grandeur<text:line-break/>de vostre beauté, ensemble le<text:s/>lieu que tenez<text:line-break/><text:soft-page-break/>merite que l'on pense plus d'vne fois quels<text:line-break/>propos on vous doit tenir, &amp; regarder sur<text:line-break/>tout qu'en quelque endroit on ne puisse t(a1)t<text:line-break/>soit peu offencer l'h(o1)neur que ie vous dois,<text:line-break/>&amp; que toute ma vie ie desire vous porter,<text:line-break/>comme le plus affectionné &amp; humble serui(-)<text:line-break/>teur, qui se puisse presenter deuant les yeux<text:line-break/><text:span text:style-name="pb">[f. 6]</text:span><text:line-break/>d'vne si parfaite &amp; accomplie Dame : toutes(-)<text:line-break/>fois cognoissant le cruel tourment qui mor(-)<text:line-break/>tellement me pourchasse en tous endroits,<text:line-break/>pour douter si ie pourray auoir place au<text:s/>ser(-)<text:line-break/>uice de personne à qui ie desire de cœur &amp;<text:line-break/>corps obeïr &amp; complaire, &amp; pour laquelle<text:line-break/>ma vie n'est soustenuë que pour estre em(-)<text:line-break/>ployee iusques à la mort. Ie, c(o1)me desesperé<text:line-break/>de tout secours, prens pour ceste fois ceste<text:line-break/>priuauté, suppliant, Madame,<text:s/>vostre accou(-)<text:line-break/>stumee bonté de receuoir l'excuse de vostre<text:line-break/>pauure esclaue, qui ne desire viure d'auanta(-)<text:line-break/>ge, sin(o1) tant que luy ferez cognoistre sa vie<text:line-break/>vous estre aggreable, &amp; support(a1)t mon in(-)<text:line-break/>discretion accuserez ceste vostre beauté si<text:line-break/>rare &amp;<text:s/>excell(e1)te, qui m'a tellement enuelo(-)<text:line-break/>pé &amp; captiué ma liberté, que me sent(a1)t ainsi<text:line-break/>surprins &amp; lié par la seule response que i'at(-)<text:line-break/>tens de vous, disoit-il les larmes aux yeux,<text:line-break/>depend ma mort ou ma vie. L'Infante Flora<text:line-break/>qui n'auoit accoustumé ouïr tels propos,<text:line-break/>c(o1)me le naturel de ceste tendre ieunesse est<text:line-break/>d'estre quelque peu h(o1)teuse, tenoit les yeux<text:line-break/>c(o1)tre bas : toutesfois vaincue de la douceur<text:line-break/>de telles parolles, sans pouuoir aucunement<text:line-break/>resister à l'ardeur de son mal, du premier<text:line-break/>coup, mettant<text:s/>honte sous le pied, dresse sa<text:line-break/>veuë, contemplant d'vn œil doux &amp; affe(-)<text:line-break/>ctionné celuy pour lequel cent fois le iour<text:line-break/><text:span text:style-name="pb">[f. 7]</text:span><text:line-break/>elle mouroit : &amp; apres auoir ietté du plus<text:line-break/>prof(o1)d de l'estomach vn souspir, luy resp(o1)d<text:line-break/>d'vne voix craintiue : Seigneur Barisor,<text:s/>à ce<text:line-break/>coup faut que ie confesse, malgré moy, que<text:line-break/>la force me defaut, &amp; que l'honneur que ie<text:line-break/>dois à ma reputation est si viuement atteint<text:line-break/>d'vn mal semblable, &amp; duquel, sans y pen(-)<text:line-break/>ser, ie suis causa, qui à tous propos le cœur<text:line-break/>me bat &amp; se tourmente, me voyant si fort<text:line-break/>affoiblie, que ie n'ay quasi aucun sentiment :<text:line-break/>tellement que suis contrainte, m'oubliant<text:line-break/>iusques là, de vous dire que la premiere<text:line-break/><text:soft-page-break/>fois que i'ay esté surprinse de vostre hon(-)<text:line-break/>nesteté, ie sentis en moy telle deffaillance,<text:line-break/>qu'il me sembloit qu'(o1) m'arrachoit le cœur<text:line-break/>du lieu de sa propre residence, pour l'appro(-)<text:line-break/>prier &amp; ioindre auec le vostre. Et depuis vos<text:line-break/>vertus &amp; la cognoissance secrette que i'ay<text:line-break/>euë de l'amitié vehemente, dont l'asseuran(-)<text:line-break/>ce &amp; effort d'icelle est maintenant descou(-)<text:line-break/>uerte, a esté si viuement emprainte en mon<text:line-break/>esprit, que i'ay pensé par vn desespoir &amp;<text:line-break/>passion desmesuree, voir cent fois partir l'a(-)<text:line-break/>me de mon corps : parce que ie deliberois<text:line-break/>toute ma vie tenir secret ceste amoureuse<text:line-break/>estincelle, laquelle auec le temps la voulant<text:line-break/>trop celler, croissant de plus en plus, m'eust<text:line-break/>à la fin consommee. Mais puis qu'à si iuste<text:line-break/>occasion ie vois mon bien present, sans<text:line-break/><text:span text:style-name="pb">[f. 8]</text:span><text:line-break/>dis(-)simulation, &amp; que ie ne puis nier ce que co(-)<text:line-break/>gnoissez aussi bi(e1) que moy mesmes, ie vous<text:line-break/>supplie à tout<text:s/>le moins puisque de t(a1)t ie me<text:line-break/>suis oubliee, que de remettre mon honneur<text:line-break/>entre vos mains, de penser &amp; pouruoir aux<text:line-break/>dangereux malheurs &amp; inconucniens qui<text:line-break/>peuuent suruenir, si vne fois sommes des(-)<text:line-break/>couuerts, veu la grandeur de la maison, &amp;<text:line-break/>t(a1)t de seigueurs qui se pourr(o1)t empescher de<text:line-break/>la faueur que ie desire vous porter, &amp; laquel(-)<text:line-break/>le me sera impossible de pouuoir si bien ca(-)<text:line-break/>cher qu'on ne s'en apperçoiue. Amour, qui<text:line-break/>auoit t(a1)t esguillonné ces deux amans, vou(-)<text:line-break/>lut faire cognoistre son pouuoir : &amp; comme<text:line-break/>victorieux de deux telles personnes, ayant<text:line-break/>vendiqué leur liberté, pl(a1)ta tellem(e1)t au plus<text:line-break/>profond de l'interieur son enseigne, qu'il<text:line-break/>osta entierement à la pauure infante Flora,<text:line-break/>tout le pouuoir de resistance, &amp; d(o1)na au sei(-)<text:line-break/>gneur Barisor<text:s/>vne temeraire concupiscence<text:line-break/>d'entreprendre ce qui luy cousta depuis la<text:line-break/>vie : de sorte que lasch(a1)t la bride à ses desirs<text:line-break/>par le moyen d'vn long baiser &amp; gracieux,<text:line-break/>confirma tellement son amitié, qu'en ceste<text:line-break/>douceur, comme transporté de son sens, &amp;<text:line-break/>rauy de l'aise de tant de continuelles &amp; fa(-)<text:line-break/>uorables caresses, se voyant seul en liberté,<text:line-break/>fir conqueste de la place qu'amoureuse on<text:line-break/>appelle : &amp; tant de fois c(o1)tinuerent ceste<text:line-break/><text:span text:style-name="pb">[f. 9]</text:span><text:line-break/>de(-)licate exception, que le bruit de soupçon<text:line-break/>offença non seulem(e1)t les<text:s/>aureilles des Gen(-)<text:line-break/><text:soft-page-break/>tilshommes de la cour : mais celles de ses pa(-)<text:line-break/>rens, qui voulans vser de correction rigou(-)<text:line-break/>reuse, &amp; la separer loing de celuy qui luy<text:line-break/>donnoit si mauuais bruit, delibera de se ren(-)<text:line-break/>dre à iamais plustost malheureuse, que de vi<text:line-break/>ure<text:s/>sans la presence d'vn si fauorable &amp; affe(-)<text:line-break/>ctionné seruiteur. Et apres longue delibera(-)<text:line-break/>tion, cognoissant estre pressee d'ab(a1)donner<text:line-break/>la cour, au moyen de la fureur &amp; crainte de<text:line-break/>tous ses amys, c(o1)clud auec son mieux aimé<text:line-break/>(à fin de chercher ailleurs<text:s/>liberté de ses<text:line-break/>amours) abandonner le païs. Pour donques<text:line-break/>paruenir à ce but, le plus secrettement qu'ils<text:line-break/>peurent s'espouserent : &amp; vn iour ayant mis<text:line-break/>ordre à leurs affaires, garnis d'argent &amp; de<text:line-break/>tout ce qu'vn chac(u1) de son costé peut amas(-)<text:line-break/>ser sel(o1) sa<text:s/>puissance : de peur d'estre descou(-)<text:line-break/>uerts se mirent en chemin par sentiers &amp;<text:line-break/>voyes incogneuës : &amp; t(a1)t trauaillerent qu'ils<text:line-break/>paruindrent au riuage de la mer, pour passer<text:line-break/>en Italie, esperans viure au païs le reste de<text:line-break/>leurs ans heureux &amp; contens. Mais la<text:s/>mal(-)<text:line-break/>heureuse fortune, inc(o1)stante &amp; enuieuse du<text:line-break/>bien que pour vn temps elle auoit permis se<text:line-break/>changea en vne amertume si estr(a1)ge qu'el(-)<text:line-break/>le doit estre pitoyable à tous amans prenans<text:line-break/>vn chemin tant hazardeux. Parce qu'estans<text:line-break/><text:span text:style-name="pb">[f. 10]</text:span><text:line-break/>embarquez, &amp; seulement esloignez du port<text:line-break/>enuiron dix mille, s'esleua vne telle tempe(-)<text:line-break/>ste en mer, que le ciel couuert de t(a1)t de nues<text:line-break/>obscures, &amp; l'eau agitee de la vehem(e1)cedes<text:line-break/>vents, eussiez proprement dit tout estre en<text:line-break/>vn chaos &amp; confusion si meslee, que le plus<text:line-break/>hardy du nauire ne peust autre chose faire<text:line-break/>que de remettte tout à la misericorde du<text:line-break/>temps, qui fut si diuers, que la nauf mai(-)<text:line-break/>strisee de l'impetuosité des vents, fut brisee<text:line-break/>en mille pieces contre vn rocher, &amp; tous<text:line-break/>ceux qui estoient dedans submergez &amp; per(-)<text:line-break/>dus, hors le pauure Barisor : auquel amour<text:line-break/>ayant redoublé ses forces, tenant sa dolente<text:line-break/>Flora toute esploree, &amp; cognoissant le peril<text:line-break/>eminent, l'auoit chargee sur ses espaules, &amp;<text:line-break/>auec vn courage inuincible s'estoit mis à la<text:line-break/>conduite &amp; puissance des vagues, trenchant<text:line-break/>l'eau comme vn Dauphin auec ses aislerons.<text:line-break/>La pauure Dame cognoissant le grand de(-)<text:line-break/>uoir de son amy, luy disoit : Helas m(o1) amy !<text:line-break/>ie crains merueilleusement que ie suis cause<text:line-break/><text:soft-page-break/>de nous submerger tous deux, veu le far(-)<text:line-break/>deau que portez. Non<text:s/>(disoit Barisor) mon<text:line-break/>espoir &amp; ma vie : tu me console &amp; renforce<text:line-break/>tellement que me semble plus leger que le<text:line-break/>vent. Adonc la triste Flora se baissoit pour<text:line-break/>baiser &amp; accoller son porteur luy donnant<text:line-break/>el courage qu'à l'ayde du temps &amp; de la<text:line-break/><text:span text:style-name="pb">[f. 11]</text:span><text:span text:style-name="pb"><text:line-break/></text:span>mer, qui se<text:s/>rendit vn peu calme, ils aborde(-)<text:line-break/>rent en vne petite Isle deserte, &amp; seulement<text:line-break/>frequ(e1)tee de bestes sauuages, où, sans y pen(-)<text:line-break/>ser, furent assaillis d'vn Lyon. Ces tristes a(-)<text:line-break/>mans estimans estre venuz au comble de<text:line-break/>leur malheur, c(o1)me s'ils eussent<text:s/>estimé for(-)<text:line-break/>tune les fauoriser grandement, de mettre fin<text:line-break/>à tant de trauaux insupportables &amp; non ac(-)<text:line-break/>coustumez, se couplent &amp; accollent à fin de<text:line-break/>mourir ensemble. Mais ceste cruelle beste,<text:line-break/>ou pour estre de nouueau repeuë, ou par ie<text:line-break/>ne sçay quelle fatale<text:s/>destinee, leur pard(o1)na.<text:line-break/>Ainsi effrayez de tous costez, coururent va(-)<text:line-break/>gabonds par trois iours &amp; trois nuicts sans<text:line-break/>voir autre chose qu'vn païs desert, &amp; la mer<text:line-break/>l'enuironnant de toutes parts, &amp; ne pouu(a1)s<text:line-break/>supporter la mortelle famine qui les pour(-)<text:line-break/>chassoit de trop pres, defaillans par le trop<text:line-break/>long ieusner, fur(e1)t c(o1)trains de reposer leurs<text:line-break/>corps debilitez des forces naturelles, &amp; se<text:line-break/>tenir sur le bord de l'eau, est(e1)dans leurs bras<text:line-break/>l'vn sur l'autre : &amp; pour la vi(a1)de derniere de<text:line-break/>leur vie, n'eurent qu'vne infinité de pleurs<text:line-break/>&amp; regrets, disant le pauure Barisor à sa Flo(-)<text:line-break/>ra : Helas ! Madame, ta douce &amp; delicate ieu(-)<text:line-break/>nesse se pert, pour ne pouuoir endurer ceste<text:line-break/>famine extreme. Barisor (respondit-elle) ie<text:line-break/>me sens assez repeuë d'estre auec toy : puis<text:line-break/>iettant vn foible souspir : Mon cher amy, tu<text:line-break/><text:span text:style-name="pb">[f. 12]</text:span><text:line-break/>ne peux plus resister, toutes les forces du<text:line-break/>cœur te defaillent. Non à l'amour, repliqua<text:line-break/>Barisor, mais à ce mien corps seulement : à<text:line-break/>tout le moins nos deux esprits conjoints en(-)<text:line-break/>semble par esgalle volonté se repaissent ins(-)<text:line-break/>ques à la mort, des doux baisers refroidis<text:line-break/>par le deffaut des bi(e2)s de nature. De ceste fa(-)<text:line-break/>çon lamentable estroitement embrassez, &amp;<text:line-break/>mour(a2)s, fur(e2)t descouuerts en met par quel(-)<text:line-break/>ques march(a2)ds estr(a2)gers, lesquels<text:s/>c(o2)traints<text:line-break/>par la t(e2)peste d'approcher la route de ceste<text:line-break/>Isle, demeurerent grandem(e2)t estonnez d'vn<text:line-break/><text:soft-page-break/>cas si estrange : &amp; esperans fauoriser à neces(-)<text:line-break/>sité tant vrgente, prindrent port. Mais apres<text:line-break/>auoir veu deux personnes fraischem(e2)t pas(-)<text:line-break/>sez de<text:s/>ce monde en l'autre, si accomplis en<text:line-break/>toutes beautez, &amp; que le remede de secours<text:line-break/>estoit perdu, cogneurent incontinent que la<text:line-break/>seule famine les auoit reduits à tel passage.<text:line-break/>Et apres les auoir enterrez le mieux qu'ils<text:line-break/>peurent, &amp; remarqué quelques signes appa(-)<text:line-break/>rens de leurs personnes, c(o2)me gens qui tra(-)<text:line-break/>fiquoyent par les païs estranges, &amp; mesmes<text:line-break/>au païs de Hongrie, racontans vne si estran(-)<text:line-break/>ge nouuelle, fut soudain ceste piteuse auen(-)<text:line-break/>ture descouuerte de tous, au contentement<text:line-break/>des heritiers de Flora, qui estoit de riche<text:line-break/>maison, &amp; au regret &amp; crainte de ceux qui<text:line-break/>estoyent tourmentez de semblable passion.</text:p>
      <text:p text:style-name="P625"><text:span text:style-name="pb">[f. 13]</text:span><text:line-break/>Mes Dames, contemplez icy l'intolera(-)<text:line-break/>ble ardeur de l'amour, qui tellem(e2)t enflam(-)<text:line-break/>be le cœur des plus grands, que souuent il<text:line-break/>leur fait perdre sens, &amp; la conduite princi(-)<text:line-break/>pale de l'h(o2)neur, lequel tant plus est la per(-)<text:line-break/>sonne grande &amp; d'opulente maison, plus<text:line-break/>doit regarder à ne faire chose qui tant soit<text:line-break/>peu puisse amoindrir sa reputation : car de(-)<text:line-break/>puis qu'on delaisse Dieu, se laissant gaigner<text:line-break/>par ie ne sçay qu'elles sottes passions qui en(-)<text:line-break/>treprennent sur nous, on tombe facilement<text:line-break/>en vn chemin si fascheux, que sans regarder<text:line-break/>où il conduit, &amp; quel en doit estre le retour,<text:line-break/>le danger est si grand &amp; perilleux qu'à tous(-)<text:line-break/>iours on s'en sent.</text:p>
      <text:h text:style-name="Titre1" text:outline-level="1">Compte II.</text:h>
      <text:h text:style-name="P626" text:outline-level="1">En ceste histoire est monstré la pour suite amoureu(-)<text:line-break/>se d'vn Romain, lequel vaincu de l'excellente<text:line-break/>beauté d'vne Iuifue, tant sagement conduit son<text:line-break/>entrepriuse, qu'à la fin ne pouuant vaincre le<text:line-break/>dur &amp; obstiné courage de sa loy, par l'exemple<text:line-break/>du Baptesme, fut si viuement atteinte, qu'elle<text:line-break/>se sit chrestienne.</text:h>
      <text:p text:style-name="P627"><text:span text:style-name="T628">E</text:span>N la ville capitale de Rome y a vne in(-)<text:line-break/>finité de luifs, qui opiniatrement viuent<text:line-break/>en l'esper(a2)ce de l'aduenem(e2)t du vray<text:line-break/><text:soft-page-break/><text:span text:style-name="pb">[f. 14]</text:span><text:line-break/>Mes(-)sias de long temps venu au monde. En ceste<text:line-break/>synagogue vn riche Iuif auoit vne ieune fil(-)<text:line-break/>le, acc(o2)pagnee d'vne tant naturelle &amp; naïfue<text:line-break/>blancheur, qu'en toutes les plus belles Da(-)<text:line-break/>mes de la ville, meritoit bien d'estre nom(-)<text:line-break/>mee la premiere. Aduint qu'vn ieune Gen(-)<text:line-break/>tilhomme Romain visitant ces Iuifs, pour<text:line-break/>achepter des ouurages &amp; autres merceries,<text:line-break/>dont ils font grand faict, s'adressa au pere de<text:line-break/>ceste fille, comme l'vn des plus fameux vsu(-)<text:line-break/>riers de la troupe : &amp; ainsi qu'il manioit sa<text:line-break/>marchandise, apperceut ceste ieune fille, la(-)<text:line-break/>quelle paree d'vne douceur de visage, ietta<text:line-break/>vu si vif regard au Gentilhomme, que du<text:line-break/>premier coup fut tellem(e2)t atteint àcouuert,<text:line-break/>que l'interieur de son cœur en demeura ble(-)<text:line-break/>cé &amp; saisi d'vne extreme passion. Et cognois(-)<text:line-break/>sant que tousiours elle c(o2)tinuoit à renforcer<text:line-break/>ses attaintes, s'efforça le plus couuertement<text:line-break/>qu'il peut faire cognoistre par signes cou(-)<text:line-break/>uerts de c(o2)bi(e2) luy plaisoit le message amou(-)<text:line-break/>reux de ses yeux. La ieune fille d'autre costé<text:line-break/>contempl(a2)t l'honnesteté &amp; bonne grace du<text:line-break/>Gentilhomme, demeura vaincue du mesme<text:line-break/>mal duquel estoit surprins : &amp; les enueloppa<text:line-break/>tellem(e2) à l'inst(a2)t ce petit archet, qu'il ne re<text:line-break/>stoit quasi que le temps propre à descouurir<text:line-break/>ce petit feu caché soubs vn affectionné de(-)<text:line-break/>fir, lequel tant continua augm(e2)tant son<text:line-break/><text:span text:style-name="pb">[f</text:span><text:span text:style-name="pb">. 15]</text:span><text:line-break/>ar(-)deur, qu'à la fin apres longues poursuites &amp;<text:line-break/>entreprises, la dame gaignee &amp; aduertie du<text:line-break/>vouloir de s(o2) amy, att(e2)doit tousiours l'heu(-)<text:line-break/>re de la consommation de ceste heureuse<text:line-break/>renc(o2)tre, qui fut telle que le Gentilhomme<text:line-break/>auquel le temps sembloit fort long de par(-)<text:line-break/>uenir au cont(e2)rement &amp; plaisir de ses affe(-)<text:line-break/>ctions, trouua façon de gaigner par arg(e2)t vn<text:line-break/>march(a2)d, qui pour la frequ(e2)tation de quel(-)<text:line-break/>que secrette marchandise auoit gr(a2)de fami(-)<text:line-break/>liarité &amp; habitude auec le Iuif.<text:s/>Et ayaut fait<text:line-break/>faire vn coffre propre à l'entreprise du pau(-)<text:line-break/>ure amoureux, vint en la synagogue prier<text:line-break/>affectueusement le Iuif, pource qu'il alloit<text:line-break/>faire quelque voyage hors Rome pour trois<text:line-break/>ou quatre iours, de luy garder ce coffre, au(-)<text:line-break/>quel estoy(e2)t plusieurs besongnes, &amp; papiers<text:line-break/>de c(o2)sequence, se fi(a2)t en luy plus qu'en tous<text:line-break/>les hommes du monde : mais, disoit le mar(-)<text:line-break/><text:soft-page-break/>chand, ie voudrois bien voir la place où le<text:line-break/>mettrez seurement. Incontinent cest incre(-)<text:line-break/>dule, qui desiroit faire plaisir au marchand,<text:line-break/>pour le gaing excessif que souuent il faisoit,<text:line-break/>au moyen de l'arg(e2)t qu'il luy faisoit prester<text:line-break/>à vsure, monte en sa chambre, &amp; de b(o2) heur<text:line-break/>luy monstre vne garderobe ioignant, &amp; en<text:line-break/>laquelle couchoit sa fille : le march(a2)d fais(a2)t<text:line-break/>l'empesché, regarde de toutes parts vn lieu<text:line-break/>c(o2)mode à son gré : &amp; apres auoir bien<text:line-break/><text:span text:style-name="pb">[f. 16]</text:span><text:line-break/>con(-)templé çà &amp; là luy dit : le vous prie, m(o2) cher<text:line-break/>amy, de le mettre en ceste place, ie le vay<text:line-break/>faire apporter, &amp; soudain s'en retourne en<text:line-break/>la ville, fait charger son coffre,<text:s/>&amp; le fait por(-)<text:line-break/>ter en la garderobe du Iuif, lequel ne se dou(-)<text:line-break/>tant de la finesse du march(a2)d, demeura tr(o2)(-)<text:line-break/>pé, parce que le Gentilhomme qui estoit de(-)<text:line-break/>dans, venuë la nuict qu'vn chacun dormoit,<text:line-break/>ouure sa prison, de la quelle il auoit la clef<text:line-break/>par deuers luy, &amp; sort dehors, se presentant<text:line-break/>auec vne gracieuse reuer(e2)ce deu(a2)t sa dame,<text:line-break/>qui surprise d'vne ioye excessiue, &amp; vaincuë<text:line-break/>de l'amour &amp; du plaisir si long temps att(e2)du<text:line-break/>&amp; plus souhaitté, ne souffrit fort l(o2)gues ha(-)<text:line-break/>rangues pour venir aux caresses qui r(e2)dent<text:line-break/>les filles femmes. Continuans fort soigneu(-)<text:line-break/>sement ceste amoureuse bataille l'espace de<text:line-break/>trois ou quatre nuicts, au bout desquelles, &amp;<text:line-break/>le quatriesme iour vint le marchand reque(-)<text:line-break/>rir son coffre, qui luy fut rendu auec grands<text:line-break/>remerciemens de chacun costé. Le Gentil(-)<text:line-break/>homme ayant si bien chassé &amp; mieux prins,<text:line-break/>craignant que ceste execution, ou par quel(-)<text:line-break/>que grossesse, ou autre inc(o2)uenient, ne vint<text:line-break/>à la cognoissance des hommes, d(o2)t il pour(-)<text:line-break/>roit tomber en vne rigueur de iustice, s'ef(-)<text:line-break/>força de persuader sa Dame de ren(o2)cer à la<text:line-break/>loy superstitieuse des Iuifs : Mais elle nour(-)<text:line-break/>rie &amp; instruite dés sa ieunesse en ceste<text:line-break/><text:span text:style-name="pb">[f. 17]</text:span><text:line-break/>incre(-)dulité, demeuroit opiniastre, luy alleguant<text:line-break/>beaucoup de raisons, &amp; entre autres disoit,<text:line-break/>comment mon amy, voulez vous me faire<text:line-break/>ce mal ? veu que la Circoncision, qui est l'vn<text:line-break/>des principaux poincts &amp; des plus necessai(-)<text:line-break/>res en la religion, vous autres Chrestiens le<text:line-break/>laissez derriere sans l'obseruer ? Ie vous diray<text:line-break/>madame, respond le Gentilhomme,<text:s/>s'il n'y<text:line-break/>a autre difficulté, qui empesche l'execution<text:line-break/><text:soft-page-break/>d'vn si grand bien, &amp; que puissiez demain<text:line-break/>trouuer moyen de venir par la ville, ie vous<text:line-break/>feray voir le baptesme d'vn Ture, qui a re(-)<text:line-break/>noncé Mah(o2)met, pour suyure Iesus Christ :<text:line-break/>&amp; cognoistrez de combien nuit ou proffite<text:line-break/>la circoncision qu'alleguez. Ceste ieune fille<text:line-break/>gaignee des douces parolles de son amy par<text:line-break/>tant de prieres, sollicita son pere qu'en sa<text:line-break/>compagnie la conduisit voir ce Baptesme,<text:line-break/>où (comme à chose nouuelle) se trouuerent<text:line-break/>vne infinité de toutes sortes de g(e2)s. Et com(-)<text:line-break/>me ce Turc eust esté mis nud sur les fons, le<text:line-break/>contemplant homme si beau, &amp; si bien for(-)<text:line-break/>mé, print trop plus grand plaisir à regarder<text:line-break/>tous les membres &amp; parties du corps si par(-)<text:line-break/>faict, que la grandeur des ceremonies qu'on<text:line-break/>y faisoit : lesquelles finies, se trouuant le<text:line-break/>Gentilhomme auec sa Dame, luy demanda<text:line-break/>quelle opinion elle auoit du Baptesme, &amp; sa<text:line-break/>la Circoncision y estoit tant necessaire, que<text:line-break/><text:span text:style-name="pb">[f. 18]</text:span><text:line-break/>elle pensoit, veu le dommage qu'on faisoit<text:line-break/>d'oster ce que Dieu &amp; nature,<text:s/>pour rendre<text:line-break/>perfection en son ouurage, auoit donné aux<text:line-break/>hommes. Mon amy, resp(o2)d la Dame, ie n'a(-)<text:line-break/>uois iamais veu ne cogneu telles choses si<text:line-break/>bien à mon plaisir, &amp; confesse asseurément<text:line-break/>que ceste Circoncision est inutile : car de ma<text:line-break/>part i'aymerois trop mieux qu'on creust tel(-)<text:line-break/>les parties honteuses, que d'en oster tant soit<text:line-break/>peu, &amp; partant ie suis deliberce de faire en(-)<text:line-break/>tierement ce qu'il vous plaira. Ainsi la con(-)<text:line-break/>clusion prinse, fut sagement executee : &amp; re(-)<text:line-break/>nonça le Iudaïsme, se faisant baptiser,<text:s/>au<text:line-break/>grand regret du pere, &amp; entiere satisfaction<text:line-break/>des deux amans, lesquels mariez depuis en(-)<text:line-break/>semble vescurent heureux &amp; contens.</text:p>
      <text:p text:style-name="P629">C'est chose assez commune, mes Dames,<text:line-break/>qu'Amour engendre à ses vassaux, pour vne<text:line-break/>douceur dix mille amertumes. Toutes fois il<text:line-break/>peut aussi estre cause (quand il est bien con(-)<text:line-break/>duit) de faire naistre va plus gr(a2)d bien : mais<text:line-break/>que les personnes qui se laissent tomber en<text:line-break/>ses laqs, ne demeurent trop longuement<text:line-break/>aueugles : ains comme reueillez d'vn som(-)<text:line-break/>me dangereux, &amp; qui fache les<text:s/>dormans, se<text:line-break/>r'asseurent peu au chemin de vertu, pour<text:line-break/>iouïr de la recompense qu'on reçoit de bien<text:line-break/>faire.</text:p>
      <text:soft-page-break/>
      <text:h text:style-name="Titre1" text:outline-level="1"><text:span text:style-name="pb">[f. 19]</text:span><text:span text:style-name="pb"><text:line-break/></text:span>Compte III.</text:h>
      <text:h text:style-name="Titre1" text:outline-level="1"><text:span text:style-name="T630">Ceux qui ont accouctumé de frequenter la cour,</text:span><text:span text:style-name="T631"><text:line-break/></text:span><text:span text:style-name="T632">se promettent souuent de sçauoir plus que les</text:span><text:span text:style-name="T633"><text:line-break/></text:span><text:span text:style-name="T634">autres : de sorte qu'en toutes compagni</text:span><text:span text:style-name="T635">es pren(-)</text:span><text:span text:style-name="T636"><text:line-break/></text:span><text:span text:style-name="T637">nent quelquefois plus grande hardiesse de se</text:span><text:span text:style-name="T638"><text:line-break/></text:span><text:span text:style-name="T639">mocquer : mais il aduient que d'autant qu'ils</text:span><text:span text:style-name="T640"><text:line-break/></text:span><text:span text:style-name="T641">s'estiment plus fins, quand ils rencontrent bille</text:span><text:span text:style-name="T642"><text:line-break/></text:span><text:span text:style-name="T643">pareille, cela les rend si estonnez, que sur eux</text:span><text:span text:style-name="T644"><text:line-break/></text:span><text:span text:style-name="T645">en demeure la mocquerie beaucoup plus plai(-)</text:span><text:span text:style-name="T646"><text:line-break/></text:span><text:span text:style-name="T647">sante.</text:span></text:h>
      <text:p text:style-name="P648"><text:span text:style-name="T649">V</text:span>N<text:s/>Gentilhomme courtisan conuié aux<text:line-break/>nopces d'vn marchand de Paris, com(-)<text:line-break/>me celuy qui prenoit vn merueilleux plai(-)<text:line-break/>sir de renc(o2)trer sur tous propos, se mist auec<text:line-break/>aucuns march(a2)ds de la c(o2)pagnie, entre les(-)<text:line-break/>quels en choisit vn, lequel (selon son<text:s/>iuge(-)<text:line-break/>ment) il pensoit le plus digne d'estre moc(-)<text:line-break/>qué : &amp; pour en rapporter quelque nouueau<text:line-break/>compte en cour, le mist fort auant en paro(-)<text:line-break/>les, luy disant : Vous autres march(a2)ds estes<text:line-break/>trop heureux, osté vne chose qui vous met<text:line-break/>en grand peine, c'est que pour amasser des<text:line-break/>biens, &amp; entretenir le train de vostre mar(-)<text:line-break/>ch(a2)dise, il vous faut trafiquer en païs estr(a2)(-)<text:line-break/>ges &amp; loingtaius, delaissans vos femmes,<text:line-break/>qui sont accompagnees d'autant de beauté<text:line-break/><text:span text:style-name="pb">[f. 20]</text:span><text:line-break/>que i'ay peu voir en ville de ce Royaume,<text:line-break/>aussi où il y a plus grand nombre de beaux<text:line-break/>ieunes hommes tant mignardement accou(-)<text:line-break/>strez, que de leur bonne grace ils sçauent<text:line-break/>si bien gaigner les cœurs des plus sages<text:line-break/>pendant vostre absence, que ie crains fort<text:line-break/>qu'en tel hazard ne soyez beaucoup tour(-)<text:line-break/>mentez, ou de l'effect du change, ou d'v(-)<text:line-break/>ne ialousie extreme, qui souuent vous fait<text:line-break/>tourner bride, pour espier &amp; regarder qui<text:line-break/>sort &amp; entre en vos maisons. Ce qui me fait<text:line-break/>grandem(e2)t plaindre le peril d'vn si fascheux<text:line-break/>estat : &amp; au contraire loüer les Gentilshom(-)<text:line-break/>mes qu'on cognoist de beaucoup plus fauo(-)<text:line-break/>risez de fortune : parce qu'est (a2)s à la suitte de<text:line-break/>la cour nous laiss(o2)s nos femmes aux ch(a2)ps,<text:line-break/><text:soft-page-break/>contrainctes de demeurer és chasteaux en(-)<text:line-break/>fermees, &amp; separees de toutes c(o2)pagnies, à<text:line-break/>la garde seule<text:s/>des arbres &amp; oiseaux. Le mar(-)<text:line-break/>chand (qui outre la frequentation des païs<text:line-break/>estranges) auoit l'entendement aussi bon<text:line-break/>ou meilleur que le Gentilhomme, se sentant<text:line-break/>chatouïllé de si pres, luy resp(o2)d : Monsieur,<text:line-break/>à la verité vous auez de peint vn hazard qui<text:line-break/>est assez commun en ceste ville. Et combien<text:line-break/>que soyons à tel danger suiects, si est ce que<text:line-break/>nous au(o2)s vn bien &amp; aduantage plus grand<text:line-break/>que vous. Et qu'ainsi soit, ne voyez vous pas<text:line-break/>(monsreux) communement que les enfans<text:line-break/><text:span text:style-name="pb">[f. 21]</text:span><text:line-break/>des Gentilsh(o2)mes ne sont fort beaux, mais<text:line-break/>mal propres, tenans quelque peu du village<text:line-break/>&amp; lourdois. Au contraire les enfans des ci(-)<text:line-break/>toyens, beaux, propres, &amp; bien entretenus.<text:line-break/>Et scauez vous d'où vient la cause, c'est au<text:line-break/>moyen de l'absence des bourgeois (comme<text:line-break/>auez dit) que ces ieunes<text:s/>amoureux adroits<text:line-break/>&amp; de bonne grace, qui caressent leurs fem(-)<text:line-break/>mes, engendrent lignee belle &amp; plaisante.<text:line-break/>Mais és chasteaux en vostre absence les tou(-)<text:line-break/>asses, mulletiers, ou cuisiniers qui y demeu(-)<text:line-break/>rent, entreti(e2)nent &amp; font l'amour de si pres<text:line-break/>à vos Damoiselles, dont vous nourrissez les<text:line-break/>enfans laids, suyuant le naturel de leurs pe(-)<text:line-break/>res, comme s'ils estoyent vostres. Ce Gen(-)<text:line-break/>tilhomme coustumier de brocarder les au(-)<text:line-break/>tres, se trouua lourdement touché, de sorte<text:line-break/>que de huict iours apres ne luy souuint de<text:line-break/>mocquer : mais cogneut bien que les moc(-)<text:line-break/>queurs ne faisoyent tous leur demeure en<text:line-break/>court.</text:p>
      <text:p text:style-name="P650">Cela, mes Dames, aduient c(o2)munément<text:line-break/>à beaucoup d'hommes de peu de iugement,<text:line-break/>encores qu'ils le pensent auoir bon, toutes(-)<text:line-break/>fois se trompent si fort, qu'en leur<text:s/>sotte fi(-)<text:line-break/>nesse, cuidans mocquer, reçoiuent la mesme<text:line-break/>honte &amp; mocquerie. Et vient ceste faute<text:line-break/>pour presumer par trop &amp; de son sens, &amp; de<text:line-break/>sa personne, sans estimer les autres.</text:p>
      <text:soft-page-break/>
      <text:h text:style-name="Titre1" text:outline-level="1"><text:span text:style-name="pb">[f. 22]</text:span><text:line-break/>Compte IIII.</text:h>
      <text:h text:style-name="Titre1" text:outline-level="1"><text:span text:style-name="T651">En ceste histoire cognoistrez la grande &amp; singu(-)</text:span><text:span text:style-name="T652"><text:line-break/></text:span><text:span text:style-name="T653">liere a</text:span><text:span text:style-name="T654">stuce de deux compagnons, lesquels mal</text:span><text:span text:style-name="T655"><text:line-break/></text:span><text:span text:style-name="T656">garnis d'argent, &amp; pour remplir leurs bourses,</text:span><text:span text:style-name="T657"><text:line-break/></text:span><text:span text:style-name="T658">s'ayderent de l'hypocrisie &amp; langage d'vn frere</text:span><text:span text:style-name="T659"><text:line-break/></text:span><text:span text:style-name="T660">predicateur, qui sceurent si finemet prescher, que</text:span><text:span text:style-name="T661"><text:line-break/></text:span><text:span text:style-name="T662">luy qui faisoit croire au peuple sot, tout ce que</text:span><text:span text:style-name="T663"><text:line-break/></text:span><text:span text:style-name="T664">il vouloit, demeura l</text:span><text:span text:style-name="T665">uy mesmes trompé.</text:span></text:h>
      <text:p text:style-name="P666"><text:span text:style-name="T667">N</text:span><text:span text:style-name="T668">'a</text:span><text:s/>pas longtemps qu'en la ville de Sa(-)<text:line-break/>lerne auoit vn citoyen nommé Ange(-)<text:line-break/>lot, homme en tromperies &amp; finesses aut(a2)t<text:line-break/>experimenté que nul autre du païs. Ce com(-)<text:line-break/>pagn(o2) pour estre trop descouuert en ses en(-)<text:line-break/>treprises, print chemin pour cercher ses<text:line-break/>aduentures, &amp; arriué à Florence, où estoit<text:line-break/>vn frere predicateur, qui auoit si bi(e2) espou(-)<text:line-break/>uanté le peuple de tout le païs, qu'ils pen(-)<text:line-break/>soyent ne pouuoir estre sauuez que par sa<text:line-break/>presence, le suyuans en tous lieux comme<text:line-break/>vn Moyse. Ce vaillant Angelot, qui ne cher(-)<text:line-break/>choit qu'à pescher en eau trouble, s'accoin(-)<text:line-break/>ta incontin(e2)t d'vn autre rustre nommé l'E(-)<text:line-break/>uesque, aussi bien conditionné que luy, &amp; en<text:line-break/>ceste rencontre y eut vne infinité d'embras(-)<text:line-break/>semens, deuisans familierement de<text:s/>leurs<text:line-break/>fortunes : &amp; apres s'estre longuement cha(-)<text:line-break/>touïllez l'vn l'autre, commencerent à parler<text:line-break/><text:span text:style-name="pb">[f. 23]</text:span><text:line-break/>de faire vn tour de leur mestier : &amp; qu'il y<text:line-break/>auoit fort bon moyen veu l'oportunité des<text:line-break/>gens &amp; du temps. Angelot, comme celuy<text:line-break/>qui ne faisoit voyage en ville que pour tr(o2)(-)<text:line-break/>per quelqu'vn, disoit que ceste sotte &amp; ine(-)<text:line-break/>pte multitude qui suiuoyent ce prescheur,<text:line-break/>par la persuasion de ces miracles, qui sont si<text:line-break/>bien palliez de feincts &amp; doux propos, ainsi<text:line-break/>qu'ils croyent legerement ; d'autant se(-)<text:line-break/>royent ils plus faciles à endormir. L'Eues(-)<text:line-break/>que respond, si nous auions vn peu d'arg(e2)t<text:line-break/>content, ie tiens pour certain que tout ainsi<text:line-break/>que ce frere conuertir tout ce populaire à<text:line-break/>son opinion, ainsi de mesmes tromperons<text:line-break/>&amp; le predicateur &amp; ses disciples, en tirant<text:line-break/>d'eux iusques à sept ou huict cens ducats,<text:line-break/><text:soft-page-break/>pour resiouïr nostre ieunesse. I'ay (dist An(-)<text:line-break/>gelot) encores content quatre cens ducats,<text:line-break/>s'ils nous peuuent seruir à la multiplication<text:line-break/>de ceste alcmie, ils ne ser(o2)t espargnez. Mon<text:line-break/>amy (replique l'Euesque) tout est asseuré.<text:line-break/>Et apres auoir conclud l'entreprise, achete(-)<text:line-break/>rent vne bourse, en laquelle auoit plusieurs<text:line-break/>petits boursots, chacun desquels remplir(e2)t<text:line-break/>de toutes sortes d'especes d'or, faisans tou(-)<text:line-break/>tes ensemble la somme de quatre cens du(-)<text:line-break/>cats : dont<text:s/>ils firent vn bordereau contenant<text:line-break/>toutes les mesmes pieces d'or, lequel de(-)<text:line-break/>meura entre les mains de l'Euesque, &amp; la<text:line-break/><text:span text:style-name="pb">[f. 24]</text:span><text:line-break/>bourse en la garde d'Angelot, qui s'estant<text:line-break/>desguisé en l'habit d'vn de ces pelerins per(-)<text:line-break/>petuels, qui disent aller en Ierusalem, char(-)<text:line-break/>gé d'enseignes, de patenostres, bezasses, &amp;<text:line-break/>d'vn grand bourdon, sans rien oublier de<text:line-break/>ce qui estoit le propre d'vn vray pelerin, al(-)<text:line-break/>la à la predication, contrefaisant le marmi(-)<text:line-break/>teux &amp; las du chemin. Quand le predicateur<text:line-break/>fut descendu de sa chaire, &amp; qu'il voulut al(-)<text:line-break/>ler en vne chapelle pour faire ses cerimo(-)<text:line-break/>nies accoustumees, le deuost pelerin s'ap(-)<text:line-break/>prochant de luy, le supplia qu'il voulust en(-)<text:line-break/>tendre vn cas de grande consequence. Ce<text:line-break/>frater ayant l'oreille à commandement, ac(-)<text:line-break/>corda facilement ceste requeste. Ainsi le pe(-)<text:line-break/>lerin entre en la chappelle, &amp; se mettant à<text:line-break/>genoux commence à dire : Sainct homme &amp;<text:line-break/>amy de Dieu ie confesse que pour la gran(-)<text:line-break/>deur de mes pechez n'a pas long temps i'ay<text:line-break/>fait le sainct voyage de Rome, où graces à<text:line-break/>Dieu i'ay trouué sa misericorde. Et par la<text:line-break/>charité ordinaire des administrateurs de no(-)<text:line-break/>stre siege i'ay eu pardon de toutes mes fau(-)<text:line-break/>tes passees, moyennant que pour ma peni(-)<text:line-break/>tence ie suis tenu d'accomplir aucuns voya(-)<text:line-break/>ges, &amp; entre autres celuy de sainct Iaques,<text:line-break/>duquel estant en chemin (comme pouuez<text:line-break/>cognoistre) l'ennemy de tout bien &amp; du sa(-)<text:line-break/>lut de nos pauures ames, me voyant<text:line-break/><text:span text:style-name="pb">[f. 25]</text:span><text:span text:style-name="pb"><text:line-break/></text:span>eschap(-)pé de ses liens, pour me remettre en la voye<text:line-break/>de perdition, a mis en mon chemin ceste<text:line-break/>bourse en laquelle y a<text:s/>la iuste valeur de qua(-)<text:line-break/>tre cens ducats. Et combien que le faux es(-)<text:line-break/>prit ait proposé deuant mes yeux l'indigen(-)<text:line-break/>te pauureté en laquelle ie suis, &amp; la necessi(-)<text:line-break/><text:soft-page-break/>té de mes trois pauures filles prestes à ma(-)<text:line-break/>rier : toutesfois ferme en la grace du Sei(-)<text:line-break/>gneur, par les armes du sainct Esprit, ay resi(-)<text:line-break/>sté à telles &amp; si damnables tentations, &amp;<text:line-break/>comme victorieux (encores que eusse peu<text:line-break/>retenir ces deniers sans le sceu de person(-)<text:line-break/>ne) suis demeuré en ceste opinion de les<text:line-break/>r(e2)dre, comme asseuré que Dieu<text:s/>seul qui co(-)<text:line-break/>gnoist toutes choses par son iuste iugem(e2)t,<text:line-break/>en eust reserué la vengeance. Pource, pere<text:line-break/>deuot, soit vostre bon plaisir prendre cest ar(-)<text:line-break/>gent, &amp; demain à vostre predication pro(-)<text:line-break/>noncer, que s'il y a marchand ou autre per(-)<text:line-break/>sonne à qui<text:s/>il appartienne, en disant ensei(-)<text:line-break/>gnes suffisantes luy sera la bourse rendue.<text:line-break/>Aussi, pere spirituel, vous plaise auoir me(-)<text:line-break/>moire de ma pauureté enuers vostre peu(-)<text:line-break/>ple : car ie n'ay dequoy parfaire si l(o2)g &amp; dif(-)<text:line-break/>ficile voyage, sinon de l'aumosne des bon(-)<text:line-break/>nes gens. Le predicateur ayant cogneu l'ef(-)<text:line-break/>fect de la parole du pelerin par la bourse &amp;<text:line-break/>deniers qu'il luy offroit, fut esmerueillé d'v(-)<text:line-break/>ne conscience si loyalle, veu l'insatiable<text:line-break/><text:span text:style-name="pb">[f. 26]</text:span><text:line-break/>aua(-)rice du monde, tant corrompu, &amp; luy dist(-)<text:line-break/>Mon<text:s/>fils, si tu auois crucifié Iesus Christ, par<text:line-break/>ce bien faict il te pourroit estre pardonné,<text:line-break/>&amp; ie t'asseure que Dieu t'aydera. De mon<text:line-break/>costé ie feray demain tant en ma predica(-)<text:line-break/>tion que tu auras autant &amp; plus des aumos(-)<text:line-break/>nes du peuple pour accomplir ton voyage,<text:line-break/>que le mauuais ennemy ne t'en a ietté de(-)<text:line-break/>uant les yeux, pour en la cupidité de les re(-)<text:line-break/>tenir iniustement, te conduire à perdition.<text:line-break/>Ce vaillant pelerin, faisant l'humble &amp; pi(-)<text:line-break/>teux, le remercia grandement, suppliant de<text:line-break/>le conseiller en cest affaire : Car (disoit-il)<text:line-break/>monsieur ie suis Gentilhomme d'ancienne<text:line-break/>&amp; noble maison, &amp; à grand peine souffri(-)<text:line-break/>rois ceste honte d'aller par l'Eglise deman(-)<text:line-break/>der comme vn belistre. Cest hypocrite creut<text:line-break/>legerement, &amp; enchargea au pelerin qu'il<text:line-break/>se tint en vn endroit de l'Eglise, sans que le<text:line-break/>peuple l'apperceust. Le lendemain à l'heure<text:line-break/>de son sermon, au lieu de prescher l'Euan(-)<text:line-break/>gile, vint subtilement tomber en ce propos(-)<text:line-break/><text:span text:style-name="T669">Fecit mirabilia : quis est iste, &amp; laudabimus eum.</text:span><text:line-break/>Et commença à compter au peuple en pa(-)<text:line-break/>rolles fardees, d'affection l'histoire du pele(-)<text:line-break/>rin allant à sainct Iacques, qui ayant trou(-)<text:line-break/><text:soft-page-break/>ué vne bourse, luy auoit baillé pour la ren(-)<text:line-break/>dre au marchand à qui elle appartenoir. Et<text:line-break/>monstrant publiquement l'argent, disoit :<text:line-break/><text:span text:style-name="pb">[f. 27]</text:span><text:line-break/>Où est la langue qui<text:s/>pourroit assez louër la<text:line-break/>grand vertu de ce pauure homme chargé de<text:line-break/>trois filles à marier ? lequel pour estre de(-)<text:line-break/>scendu d'vne grande maison, aime mieux<text:line-break/>souffrir pauureté que d'auoir le bien d'au(-)<text:line-break/>truy, ou mendier par vne Eglise. Puis com(-)<text:line-break/>mençant à hausser sa voix, crioit à gr(a2)d for(-)<text:line-break/>ce : O maudits Loups auaricieux, faux vsu(-)<text:line-break/>riers enseuelis és mondanitez &amp; ordures<text:line-break/>de ce damnable monde, vous deuorez les<text:line-break/>biens des simples, auec faux contracts &amp;<text:line-break/>vsures manifestes, delaissans le chemin de<text:line-break/>salut, suiuez l'enseigne du Diable. Soudain<text:line-break/>commençant vn peu à moderer ceste cho(-)<text:line-break/>lere c(o2)tinuant, disant : Mes bons amis, on ne<text:line-break/>sçauroit assez louër la grande saincteté &amp;<text:line-break/>loyauté de ce pauure homme, &amp; à fin que<text:line-break/>on cognoisse sa vertu, voila la bourse, s'il y<text:line-break/>a<text:s/>quelqu'vn qui l'ait perdue, vienne deuers<text:line-break/>moy, en nommant les especes tout luy sera<text:line-break/>rendu. Mais pour recompense du vouloir<text:line-break/>d'vn si sainct homme, qui n'a voulu s'enri(-)<text:line-break/>chir du bien d'autruy sans luy appartenir,<text:line-break/>il faut qu'vn chacun s'efforce des biens<text:line-break/>qu'il possede au nom de Dieu &amp; de sa glo(-)<text:line-break/>rieuse passion, de monstrer sa liberalité, se(-)<text:line-break/>lon sa petite puissance, enuers ce pauure<text:line-break/>Gentilhomme, lequel de honte n'a iamais<text:line-break/>voulu se quester soy-mesmes : &amp; cognoiss(a2)t<text:line-break/><text:span text:style-name="pb">[f. 28]</text:span><text:line-break/>l'integrité du personnage, mes compagn(o2)s<text:line-break/>est(e2)dront mon manteau, sur lequel eslargi(-)<text:line-break/>rez vos petites au mosnes, pour reconforter<text:line-break/>le reste de sa vie, asseurant qu'vn tel bien<text:line-break/>faict sera aussi aggreable à Dieu, que si le<text:line-break/>donniez aux pauures de l'hospital. Apres le<text:line-break/>propos de cest<text:s/>hypocrite (le manteau est en(-)<text:line-break/>du) vint vne si grande &amp; affluente multitu(-)<text:line-break/>de de peuple ietter tant d'offr(a2)des, qu'il fut<text:line-break/>amassé en petite monnoye iusques à la va(-)<text:line-break/>leur de mil ducats. Le c(o2)pagnon de ce pe(-)<text:line-break/>lerin qui s'estoit desguisé en marchand Ge(-)<text:line-break/>neuoys, voyant la proye preste d'estre prin(-)<text:line-break/>se, tout eschauffé commence à fendre telle(-)<text:line-break/>ment la presse, que nonobstant tous empes(-)<text:line-break/>chemens, s'approche du frere predicateur,<text:line-break/><text:soft-page-break/>deuant lequel se met à genoux, en luy iurant<text:line-break/>la bourse estre sienne. Le beau pere se re(-)<text:line-break/>tournant vers luy (comme celuy qui peut<text:line-break/>estre eust bien voulu que ces deniers n'eus(-)<text:line-break/>sent trouué maistre) respond : mon amy, tu<text:line-break/>as eu plus d'heur de retrouuer ton argent,<text:line-break/>que de sens pour le garder. Et apres auoir<text:line-break/>monstré son bulletin, qui se trouua verita(-)<text:line-break/>ble, bourse &amp; argent luy fut soudain rendu<text:line-break/>auec la benediction du frater. Le bon pele(-)<text:line-break/>rin Angelot voyant sa bourse renduë à son<text:line-break/>compagnon, auec vn visage marmiteux, se<text:line-break/>retire pres de l'offrande faite par le peuple à<text:line-break/><text:span text:style-name="pb">[f. 29]</text:span><text:span text:style-name="pb"><text:line-break/></text:span>son intention, laquelle pour estre en menu<text:line-break/>m(o2)noye difficile à porter, au moyen du dan(-)<text:line-break/>ger des passages &amp; longueur du chemin fust<text:line-break/>conuertie en or par vn riche changeur, fils<text:line-break/>deuot du predicateur, &amp; à luy contec ius(-)<text:line-break/>ques au dernier denier. Ce fait<text:s/>auec vn con(-)<text:line-break/>gé gracieux du beau pere, alla chercher le<text:line-break/>chemin de sainct Iaques, non plus loing<text:line-break/>que Pise, où se trouuant plusieurs compa(-)<text:line-break/>gnons de son mestier, fut le butin rapporté<text:line-break/>&amp; party au contentement &amp; plaisir de tous<text:line-break/>les trompeurs.</text:p>
      <text:p text:style-name="P670">Ie vous supplie, mes Dames, de contem(-)<text:line-break/>pler icy l'inuention fine de ces deux compa(-)<text:line-break/>gnons, qui non asseurez de leur tromperie,<text:line-break/>se sont aidez de l'hypocrisie d'vn moyne, le(-)<text:line-break/>quel (comme lon peut douter, veu que leur<text:line-break/>naturel est de prescher souuent pour la po(-)<text:line-break/>che) estoit possible compagnon de l'entre(-)<text:line-break/>prise : &amp; croyez certainement que sous paro(-)<text:line-break/>les fardees &amp; pleines d'affection se cache<text:line-break/>tousiours le dangereux venin de mensonge.</text:p>
      <text:soft-page-break/>
      <text:h text:style-name="Titre1" text:outline-level="1">Compte V.</text:h>
      <text:h text:style-name="Titre1" text:outline-level="1"><text:span text:style-name="T671">Encores qu'il me fasche beaucoup de raconter cho(-)</text:span><text:span text:style-name="T672"><text:line-break/></text:span><text:span text:style-name="T673">se qui soit au des</text:span><text:span text:style-name="T674">auantage des gens d'Eglise,</text:span><text:span text:style-name="T675"><text:line-break/></text:span><text:span text:style-name="T676">si est ce qu'estant l'occasion si grande, &amp; la</text:span><text:span text:style-name="T677"><text:line-break/></text:span><text:span text:style-name="pb">[f. 30]</text:span><text:line-break/><text:span text:style-name="T678">me(-)moire recente d'vn conte plaisant qui m'a esté</text:span><text:span text:style-name="T679"><text:line-break/></text:span><text:span text:style-name="T680">fait, craign(a2)t de l'oublier il faut qu'on le sache(-)</text:span><text:span text:style-name="T681"><text:line-break/></text:span><text:span text:style-name="T682">&amp; que la verité, qui ne se peut cacher, à la lon(-)</text:span><text:span text:style-name="T683"><text:line-break/></text:span><text:span text:style-name="T684">gue soit des</text:span><text:span text:style-name="T685">couuerte, sans toutesfois en rien vou</text:span><text:span text:style-name="T686"><text:line-break/></text:span><text:span text:style-name="T687">loir toucher les sages, vous asseurant que où il se</text:span><text:span text:style-name="T688"><text:line-break/></text:span><text:span text:style-name="T689">trouuera quelque compte à leur aduantage, ce</text:span><text:span text:style-name="T690"><text:line-break/></text:span><text:span text:style-name="T691">me sera plus grand plaisir de le dire.</text:span></text:h>
      <text:p text:style-name="P692"><text:span text:style-name="T693">E</text:span>N vn village de la basse Normandie fai(-)<text:line-break/>soit residence vn notable Curé, lequel<text:line-break/>pour la bonne opinion qu'il auoit de soy(-)<text:line-break/>mesmes, s'estimoit vn second Salomon, te(-)<text:line-break/>nant en si grande crainte tous ses parrois(-)<text:line-break/>siens, que le plus humble d'eux estoit bien<text:line-break/>empesché de luy complaire. Vn païsant en(-)<text:line-break/>tre les autres, homme riche, &amp; qui<text:s/>auoit as(-)<text:line-break/>sez frequenté le monde, pour n'estre estimé<text:line-break/>des plus sots, voyant la gloire de son Curé,<text:line-break/>qui souuent frequentoit les tauernes, n'en<text:line-break/>faisoit pas grand compte, dequoy il se trou(-)<text:line-break/>ua tellement esbouffé de cholere, qu'apres<text:line-break/>auoir longuement enduré ceste irreueren(-)<text:line-break/>ce, comme celuy qui se sentoit grande(-)<text:line-break/>ment offencé, le print si fort en hayne, que<text:line-break/>vn iour vint trouuer son parroissien au re(-)<text:line-break/>tour d'vn banquet de commerc, où il auoit<text:line-break/>tellement eschauffé son cerueau du moust<text:line-break/>de Bacchus, qu'à l'instant il entra si auant en<text:line-break/><text:span text:style-name="pb">[f. 31]</text:span><text:line-break/>piques auec luy qu'il y eut vne infinité d'in(-)<text:line-break/>iures dites des deux costez. De telle sorte<text:line-break/>que tenant vn petit beaucoup de sa person(-)<text:line-break/>ne ne pouuoit contenter son esprit, s'esti(-)<text:line-break/>mant estre de qualité si grande qu'il ne de(-)<text:line-break/>uoit estre tant vilainement piqué d'vn h(o2)(-)<text:line-break/>me qu'il pensoit luy deuoir porter honneur<text:line-break/>en toutes choses. Et pour auoir satisfaction<text:line-break/>le fist appeler deu(a2)t le iuge par decret d'ad(-)<text:line-break/>iournement. Le pitaut craignant d'estre sur(-)<text:line-break/>prins ne<text:s/>fit faute de comparoir, le curé pre(-)<text:line-break/><text:soft-page-break/>sent : lequel remonstra que son parroissien<text:line-break/>qui luy deuoit toute obeissance l'auoit ou(-)<text:line-break/>tragé de beaucoup de paroles attroces &amp; in(-)<text:line-break/>iurieuses, &amp; qu'en la presence de tous ceux<text:line-break/>du village l'auoit sans raison scandalizé, &amp;<text:line-break/>entre autres iniures luy auoir dit publique(-)<text:line-break/>ment qu'il auoit vn asne lequel estoit beau(-)<text:line-break/>coup plus prudent &amp; auisé que son curé. Et<text:line-break/>sur ces propos l'admonnestant doucement<text:line-break/>comme vn bon pasteur doit faire que ce<text:line-break/>n'estoit chercher le chemin de paradis, mais<text:line-break/>plustost d'enfer de ainsi parler des gens d'E(-)<text:line-break/>glise, me fit responce qu'il auoit le paradis<text:line-break/>&amp; l'enfer en sa maison, &amp; que Dieu faisoit<text:line-break/>tout à son vouloir. Par tant concluoit à l'ac(-)<text:line-break/>cusation que comme meschant suspect de la<text:line-break/>foy &amp; iniurieux heretique d'auoir fait com(-)<text:line-break/>paraison d'vn asne à vn homme d'Eglise, fut<text:line-break/><text:span text:style-name="pb">[f. 32]</text:span><text:line-break/>condamné en amende honnorable &amp; pro(-)<text:line-break/>fitable pour la reparation de son honneur.<text:line-break/>Le rustique comme homme de bon sens<text:line-break/>voulut se descharger, &amp; en plain auditoire<text:line-break/>commença à<text:s/>dire : Messieurs, on dit que ceux<text:line-break/>qui veul(e1)t auoir mauuaises oreilles &amp; ent(e1)(-)<text:line-break/>dent mal font les raportz de mesmes. I'ay<text:line-break/>esté accusé de trois choses que ma partie a<text:line-break/>presentement bien deduites, mais ie sou(-)<text:line-break/>stiens auoir veritablement parlé : pour le<text:line-break/>premier poinct, &amp; qui le touche pl(us), d'auoir<text:line-break/>dict que mon asne est plus sage que nostre<text:line-break/>curé : la raison est telle que mon asne quand<text:line-break/>il va boire en la riuiere &amp; en pleine eau, il<text:line-break/>n'en prend point plus que sa nature peut<text:line-break/>porter, &amp; qu'il ne puisse bien<text:s/>retourner en<text:line-break/>son estable : mais le curé qui deuroit estre<text:line-break/>plus sage, quand il va à la tauerne, remplit si<text:line-break/>bien son ventre du meilleur &amp; plus friant<text:line-break/>vin, que son cerueau en demeure t(a1)t brouil(-)<text:line-break/>lé qu'à gr(a1)d peine peut recognoistre sa mai(-)<text:line-break/>son ne son lict : &amp; qu'ainsi soit, tous ceux du<text:line-break/>village icy presens peuuent tesmoigner<text:line-break/>combien de fois ils l'ont conduit par des(-)<text:line-break/>soubz les bras, pour cacher le scandale, &amp; de<text:line-break/>crainte d'offenser sa couronne au tomber.<text:line-break/>Secondem(e2)t que ie me suis vanté d'auoir en<text:line-break/>m(o2) logis paradis &amp; enfer en m(o2) choix. C'est<text:line-break/>que mon pere &amp; ma mere ia vieux &amp;<text:line-break/><text:span text:style-name="pb">[f. 33]</text:span><text:line-break/>cadu(-)ques, ne pouuans gaigner leur vie, outre<text:line-break/><text:soft-page-break/>l'honneur que ie leur dois, si auec vne reue(-)<text:line-break/>rence ie les nourris &amp; estime, i'espere para(-)<text:line-break/>dis, comme l'escriture me promet. Mais au<text:line-break/>contraire, si ie les traite mal me monstrant<text:line-break/>ingrat du bien qu'ay d'eux receu, ie ne doute<text:line-break/>qu'enfer sera ma maison. Quant au troisies(-)<text:line-break/>me poinct, que le Seigneur fait ce qu'il me<text:line-break/>plaist, cela est suyuant l'oraison quotidiane,<text:line-break/>que<text:s/>tout ce que Dieu fait &amp; dispose bien me<text:line-break/>plaist, &amp; par raison dois ainsi vouloir, &amp; pen(-)<text:line-break/>se faire son commandement, de conformer<text:line-break/>mes volontez aux siennes. Le Iuge oyant<text:line-break/>les remonstrances du païsant, est oit rauy de<text:line-break/>l'ouyr ainsi parler, &amp; cognoissant l'ignoran(-)<text:line-break/>ce du curé plus grande que l'iniure du rusti(-)<text:line-break/>que, r'enuoya les parties hors de court &amp;<text:line-break/>de procez.</text:p>
      <text:p text:style-name="P694">Vous voyez, mes Dames, la gloire de tels<text:line-break/>sots, qui voulans trop estimer d'eux, en fin<text:line-break/>se font declarer estre la mesme ignorance,<text:line-break/>&amp; toutesfois n'ont point de honte de soy<text:line-break/>presenter pour ministres de la parolle de<text:line-break/>Dieu, laquelle certainement leur est si peu<text:line-break/>familiere, que nous en deuons plaindre le<text:line-break/>mal pour eux, &amp; suis marry qu'il ne s'offre<text:line-break/>quelque beau discours duquel ie les peusse<text:line-break/>loüer, &amp; ie vous<text:s/>asseure que le sens &amp; le pou<text:line-break/>uoir ne seroit espargné à le faire trouuer<text:line-break/><text:span text:style-name="pb">[f. 34]</text:span><text:line-break/>beaucoup plus grand &amp; bon que ie n'ay fait<text:line-break/>à raconter leurs veritez.</text:p>
      <text:h text:style-name="Titre1" text:outline-level="1">Compte VI.</text:h>
      <text:h text:style-name="P695" text:outline-level="1">En ceste histoire vous sera depeint l'esprit d'vn h(o2)(-)<text:line-break/>me conduit d'vne charnelle affection,<text:s/>lequel cui(-)<text:line-break/>dant tromper sa moytié, se trouua tr(o2)pé du tout<text:line-break/>&amp; de l'entier, demeurant tant aueuglé &amp; con(-)<text:line-break/>fus en son entreprise par le vice qui le condui(-)<text:line-break/>soit, que par son impudente sottise il en receut<text:line-break/>vne honte &amp; moquerie perpetuelle.</text:h>
      <text:p text:style-name="P696"><text:span text:style-name="T697">E</text:span>N la<text:s/>riche ville de Lyon demouroit vn<text:line-break/>marchand, lequel auoit l'entendement<text:line-break/>plus propre à c(o2)duire l'estat de sa marchan(-)<text:line-break/>dise, qu'à sagement faire l'amour, &amp; d'au(-)<text:line-break/>tant qu'il faisoit gr(a2)d train par le moyen de<text:line-break/><text:soft-page-break/>son credit : l'vn de ses compagnons luy bail(-)<text:line-break/>la vn sien fils pour apprentif, de l'aage de<text:line-break/>dixhuict à vingt ans, marché conclud, que<text:line-break/>pour le tenir deux ans en sa maison, &amp; luy<text:line-break/>apprendre le comm(e1)cement de l'estat qu'il<text:line-break/>conduisoit, luy fourniroit contant la som(-)<text:line-break/>me de quarante escus d'or. Ce<text:s/>marchand (à<text:line-break/>grand peine estoyent six moys passez) auoir<text:line-break/>espousé vne ieune dame Ly(o1)noise, de riche<text:line-break/><text:span text:style-name="pb">[f. 35]</text:span><text:line-break/>maison, &amp; d'assez passable beauté : &amp; comme<text:line-break/>aduient souuent qu'vne ieune femme n'en(-)<text:line-break/>tendant les ruses qui despendent souuent<text:line-break/>d'vn mesnage, prend<text:s/>volontiers seruante de<text:line-break/>son aage, sans soy deffier du changement<text:line-break/>qui plaist souuent aux maris : le semblable<text:line-break/>fit ceste ieune dame, le mary de laquelle di(-)<text:line-break/>spost &amp; assez bien nourry, deuint amoureux<text:line-break/>de ceste chambriere, ieune, affettee, &amp; gras(-)<text:line-break/>sette, laquelle il poursuiuit si viuement, tant<text:line-break/>par belles parolles que promesses, que ceste<text:line-break/>garce, ou pour obeïr au commandement de<text:line-break/>son maistre, p(e2)sant faire seruice tresaggrea(-)<text:line-break/>ble à sa maistresse, ou pour auoir quelque(-)<text:line-break/>fois experimenté le mal qui faict<text:s/>les filles<text:line-break/>femmes, ne fut long temps sans accorder li(-)<text:line-break/>beralement la requeste du sire, qui se trou(-)<text:line-break/>ua fort content d'vn si fauorable accord, re(-)<text:line-break/>stoit seulement le moyen du ioindre, qui fut<text:line-break/>tel que la nuict ensuiuant il iroit coucher<text:line-break/>auec elle, &amp; luy d(o1)neroit outre ses gages vn<text:line-break/>corset du plus fin drap de sa boutique. La<text:line-break/>chambriere, t(a2)t pour le plaisir qu'elle atten(-)<text:line-break/>doit, que pour l'esper(a1)ce du corset, fut con(-)<text:line-break/>tente. Ainsi le marchand voyant que son en(-)<text:line-break/>treprinse succedoit selon l'intention de son<text:line-break/>cœur, brusl(a1)t d'vn costé d'vne longue atten(-)<text:line-break/>te, d'autre est(a1)t enuelopé d'vne crainte d'e(-)<text:line-break/>stre descouuert de sa femme, ne peust<text:line-break/><text:span text:style-name="pb">[f. 36]</text:span><text:line-break/>trou(-)uer autre remede en sa lourde teste, que de<text:line-break/>tirer en secret son apprentif : &amp; se fiant plus<text:line-break/>en sa sotte ieunesse qu'en son apparente fo(-)<text:line-break/>lie, luy dist : escoute, i'ay fait vne entreprinse<text:line-break/>necessaire, où il me faut aller ceste nuict,<text:line-break/>pour le fait de ma march(a1)dise, en laquelle ie<text:line-break/>pourrois auoir fort grande perte sans ma<text:line-break/>presence : mais parce que ta maistresse (crai(-)<text:line-break/>gnant qu'il me sutui(e1)ne quelque ennuy euse<text:line-break/>fortune) ne me voudroit donner congé, au<text:line-break/><text:soft-page-break/>moyen de ce qu'elle est ieune, craintiue de<text:line-break/>nuict, &amp; ne veut coucher seule, pource que<text:line-break/>ie t'ay cogneu fidelle, quasi de son aage, &amp;<text:line-break/>que tu<text:s/>as bon vouloir de me seruir loyalle(-)<text:line-break/>ment pour l'honneur de tes parens, me fiant<text:line-break/>en toy, sans luy rien dire, incontinent qu'el(-)<text:line-break/>le sera couchee &amp; endormie, ie te comman(-)<text:line-break/>de, pour l'asseurer, de te coucher en ma pla(-)<text:line-break/>ce, mais donne toy garde de parler ou re(-)<text:line-break/>muer tant soit peu, de peur qu'elle ne te co(-)<text:line-break/>gnoisse, car tu serois à iamais perdu. Ce<text:line-break/>lourdaut d'apprentif, qui n'auoit accoustu(-)<text:line-break/>mé telle compagnie à son coucher, pleuroit<text:line-break/>quasi de l'execution d'vne telle commis(-)<text:line-break/>sion : mais pource qu'il auoit receu expres<text:line-break/>commandem(e1)t de son pere, d'obeïr en tout<text:line-break/>&amp; par tout à son maistre, n'osa contre dire,<text:line-break/>de crainte de quelque plaincte qu'eust peu<text:line-break/>faire le sire enuers le pere : de sorte qu'à<text:line-break/><text:span text:style-name="pb">[f. 37]</text:span><text:line-break/>l'heure qui luy auoit esté ordonné, auec vne<text:line-break/>frayeur tout tremblant se coucha aupres de<text:line-break/>la dame. Le mary d'autre costé, estimant<text:line-break/>auoir mis bon escorte pour son embusche,<text:line-break/>alla d'vne gayeté de cœur chercher sa mar(-)<text:line-break/>chandise, non plus loing que le lict de sa<text:line-break/>ch(a1)briere, de laquelle, pour bien iuger, s'il<text:line-break/>fut mieux receu qu'att(e1)du, ie m'(e1) rapporte à<text:line-break/>ceux qui se sont trouuez au labeur &amp; plaisir<text:line-break/>d'vn tel chagement. L'appr(e1)tif qui au com(-)<text:line-break/>mencement de son coucher trembloit &amp; de<text:line-break/>froid &amp; de peur, sentant la chaleur du lict<text:line-break/>&amp; de la femme, comm(e1)ça<text:s/>à s'asseurer quel(-)<text:line-break/>que peu. La dame qui au milieu de son som(-)<text:line-break/>me eust affection de sentir son mary, s'ap(-)<text:line-break/>procha plus pres, estimant estre celuy, du(-)<text:line-break/>quel selon Dieu, elle pouuoit chercher<text:line-break/>contentement. Ce ieune garçon sentant ses<text:line-break/>approches, cuy de<text:s/>reculer, suyuant le com(-)<text:line-break/>mandement de son maistre, mais plus il<text:line-break/>fuyoit, plus la dame couloit sa cuisse le long<text:line-break/>de la sienne, tellement qu'en ceste fuitte se<text:line-break/>trouua bord à bord du lict sans pouuoir re(-)<text:line-break/>culer dauantage, s'il n'eust voulu tomber.<text:line-break/>En ces<text:s/>alteres demeura quelque temps si<text:line-break/>passionné &amp; pressé, qu'vne chaleur autre<text:line-break/>que la premiere, luy causa si chaude fieure,<text:line-break/>qu'oubliant le c(o1)mandement du marchand<text:line-break/>ne se peut garder de remuer si dextrement,<text:line-break/><text:span text:style-name="pb">[f. 38]</text:span><text:line-break/><text:soft-page-break/>que de la maistresse fut receu pour son ma(-)<text:line-break/>ry : &amp; d'apprenty se fit tel maistre que pour<text:line-break/>le b(o2) traitem(e1)t qu'ils receurent l'vn de l'au(-)<text:line-break/>tre ne leur prit enuie de parler vn seul mot.<text:line-break/>Ainsi tout estonné de s'estre trouué en si<text:line-break/>nouueau trauail, n'oublia de soy leuer du<text:line-break/>plus matin, de peur d'estre cogneu, &amp; s'en<text:line-break/>retourna tout gay en la boutique, sans se v(a1)(-)<text:line-break/>ter de la faueur qu'il auoit receuë de la da(-)<text:line-break/>me, laquelle sur les sept heures pr(e1)d le che(-)<text:line-break/>min du marché pour acheter des viures, re(-)<text:line-break/>tournant en la maison rencontre son mary,<text:line-break/>qui estoit en la boutique, lequel apperce(-)<text:line-break/>uant vn gras chapon qu'elle tenoit, luy de(-)<text:line-break/>mande s'il y auoit quelqu'vn de ses parens<text:line-break/>à disner au logis : la dame passant plus ou(-)<text:line-break/>tre, luy respond que non. Le mary qui n'a(-)<text:line-break/>uoit accoustumé de tenir si<text:s/>gras ordinaire,<text:line-break/>ne fut content de telle response, &amp; la pour(-)<text:line-break/>suyuit, l'interrogant de son marché. Sa fem(-)<text:line-break/>me hoch(a1)t la teste luy replique, voire vray(-)<text:line-break/>ment vn chapon, il me semble que ne de(-)<text:line-break/>uez point tant faire le courroucé, veu que<text:line-break/>l'auez si bien gaigné : Ie ne sçay que vous<text:line-break/>auiez mangé ceste nuict, vous estiez enragé.<text:line-break/>A ce mot d'enragé le mary fut fort estonné,<text:line-break/>d'vne telle couronne d'espines, &amp; cogneut<text:line-break/>par là son euidente sottise, tellement qu'en<text:line-break/>ceste extreme colere, sans nullement parler<text:line-break/><text:span text:style-name="pb">[f.</text:span><text:span text:style-name="pb"><text:s/>39]</text:span><text:line-break/>du chapon, rencontre ce ieune garçon, le(-)<text:line-break/>quel voyant les estranges menaces, &amp; crai(-)<text:line-break/>gnant la violence &amp; fureur de son maistre,<text:line-break/>sort du logis, &amp; se retire chez son pere, qui<text:line-break/>commença soudain à le reprendre d'vne ri(-)<text:line-break/>goureuse façon, luy disant que c'estoit vn<text:line-break/>enfant perdu, qui ne valloit rien, &amp; qui ne<text:line-break/>demandoit qu'à fuïr la boutique. Ce pauure<text:line-break/>garçon ainsi chassé de tous costez, sans sça(-)<text:line-break/>uoir où soy retirer, n'osoit retourner à son<text:line-break/>maistre, &amp; s'en alloit promen(a1)t par la ville,<text:line-break/>pour chercher<text:s/>lieu seur à se cacher : mais le<text:line-break/>pere all(a2)t à ses affaires le renc(o1)tre, &amp; voyant<text:line-break/>que son fils auoit vn visage si craintif &amp; pi(-)<text:line-break/>teux, eut soudain opinion qu'il eust desrobé<text:line-break/>le sire, dequoy voulant sçauoir la verité, le<text:line-break/>rameine en sa maison, autant<text:s/>d'amour que<text:line-break/>de rigueur, le contraignant de confesser as(-)<text:line-break/>sez piteusement la verité du premier essay<text:line-break/>de sa ieunesse, &amp; que le maistre par force<text:line-break/><text:soft-page-break/>l'auoit fait coucher auec la dame, dont de(-)<text:line-break/>puis il s'estoit si fort courroucé contre luy,<text:line-break/>qu'il l'auoit voulu tuer. Le pere ay(a1)t enten(-)<text:line-break/>du vn si bon tour, aduenu par la sortise du<text:line-break/>march(a1)d, s'appaise, &amp; le va au plustost cher(-)<text:line-break/>cher iusques en sa maison, où apres l'auoir<text:line-break/>salué, luy demande si son fils l'auoit desro(-)<text:line-break/>bé, veu qu'il l'auoit chassé comme vn larr(o2),<text:line-break/>ce que où il se pourroit trouuer veritable,<text:line-break/><text:span text:style-name="pb">[f. 40]</text:span><text:line-break/>luy mesmes en feroit la punition si violente<text:line-break/>qu'elle seroit exemplaire à tous, &amp; qu'au<text:line-break/>surplus satisferoit entierement au tort &amp; au<text:line-break/>larcin. A quoy luy fut respondu par le sire<text:line-break/>(ayant encore le<text:s/>cerueau tout troublé de si<text:line-break/>recente tromperie) que non : mais que c'e(-)<text:line-break/>stoit vn mauuais &amp; affetté garçon, duquel il<text:line-break/>ne se seruiroit iamais. Donc, dist le pere,<text:line-break/>rendez moy le surplus de mes quarante es(-)<text:line-break/>cus, &amp; vous payez du temps que l'auez te(-)<text:line-break/>nu, &amp;<text:s/>qu'il vous a tant bien seruy. Le mar(-)<text:line-break/>chand despité outre mesure, qu'en ce serui(-)<text:line-break/>ce auoit fait vne si fascheuse rencontre, ne<text:line-break/>pensoit à autre qu'à se plaindre &amp; courrou(-)<text:line-break/>cer, tellement qu'ils entrerent en telles pi(-)<text:line-break/>ques, que le pere, ennuyé du refus, fit adiour<text:line-break/>ner le marchand par deuant le iuge ordinai(-)<text:line-break/>re de la ville, pour luy payer le reste de l'ar(-)<text:line-break/>gent : &amp; fut tellement procedé que la cause<text:line-break/>plaidee, l'apprentiffut interrogé, le faict<text:line-break/>descouuert, &amp; le pauure sire auec vne cour(-)<text:line-break/>te honte<text:s/>condamné.</text:p>
      <text:p text:style-name="P698">Si tous ceux (mes Dames) qui ayment le<text:line-break/>change estoyent punis de semblable puni(-)<text:line-break/>tion, ie croy qu'outre que le nombre en se(-)<text:line-break/>roit grand, les marys seroyent aussi d'autant<text:line-break/>plus sages à conseruer leurs femmes, des(-)<text:line-break/>quelles ils peunent vser en<text:s/>pleine liberté,<text:line-break/>&amp; non chercher les chambrieres, pour en<text:line-break/><text:span text:style-name="pb">[f. 41]</text:span><text:line-break/>receuoir vne fin si sotte &amp; honteuse. Mais<text:line-break/>où ce malheureux vice prend vne fois raci(-)<text:line-break/>ne, il ne cesse de pousser iusques à ce qu'il<text:line-break/>ait engendré en noz cœurs vne tige si puan(-)<text:line-break/>te &amp; infecte, que le fruict n'en vaut iamais<text:line-break/>rien.</text:p>
      <text:soft-page-break/>
      <text:h text:style-name="Titre1" text:outline-level="1">Compte VII.</text:h>
      <text:h text:style-name="P699" text:outline-level="1">Pource que ie sçay que beaucoup de personnes se<text:line-break/>pourroyent amuser à la lecture de ces contes, &amp;<text:line-break/>qu'il s'en trouuera qui sont fort desgoustez, &amp;<text:line-break/>de nature melancholique, fantastiques par la<text:line-break/>teste, &amp; flegmatiques par le milieu : i'ay pensé,<text:line-break/>pour leur donner quelque peu de plaisir, si tant<text:line-break/>de bien se veulent faire de se chatouiller pour<text:line-break/>rire, de leur raconter ceste plaisante histoire.</text:h>
      <text:p text:style-name="P700"><text:span text:style-name="T701">V</text:span>N païsant natif d'vn village du milieu<text:line-break/>de la Beausse, ne trouuant moyen suffi(-)<text:line-break/>sant de viure, voulut approcher la bonne<text:line-break/>ville de Paris, où il pensoit mieux faire son<text:line-break/>proffit : &amp; trauersant le Conté de Montfort<text:line-break/>(comme mal garny d'argent) alloit deman(-)<text:line-break/>dant de village en village, s'il failloit point<text:line-break/>quelque bon chartier pour labourer la ter(-)<text:line-break/>re : &amp; tant chercha qu'vn païsant, pour le<text:line-break/>voir robuste, &amp; fort assez pour endurer<text:line-break/><text:span text:style-name="pb">[f. 42]</text:span><text:line-break/>beaucoup de peine, le retint, à fin de gou(-)<text:line-break/>uerner sa charruë. Ce gallant retournant vn<text:line-break/>iour tout coy du marché de Montfort, en<text:line-break/>son village, ouyt<text:s/>deux coquts qui en leur<text:line-break/>chant plaisant se respondoyent l'vn à l'au(-)<text:line-break/>tre, comme celuy qui de nature estoit fort<text:line-break/>lourdaut, &amp; n'auoit accoustumé en la Beaus(-)<text:line-break/>se d'ouyrtels rossignols, estim(a2)t faire quel(-)<text:line-break/>que fauorable seruice au village, eut despit<text:line-break/>que l'vn de ces coquts qui estoit en la forest<text:line-break/>par le moyen du retentissement du boys,<text:line-break/>cryoit plus haut que celuy qui estoit aupres<text:line-break/>de son village, en ceste colere descend de<text:line-break/>son cheual, qu'il lie estroictement à vn ar(-)<text:line-break/>bre de peur de la fuitte, &amp; monte<text:s/>tout au<text:line-break/>plus haut, pour auec vne voix la plus ap(-)<text:line-break/>proch(a2) qu'il pourroit ay der au coqu, que<text:line-break/>il estimoit estre familier de toute la parrois(-)<text:line-break/>se, à fin de vaincre celuy de la forest. Aduint<text:line-break/>qu'estant ainsi rauy d'vne si douce musique,<text:line-break/>sortirent de la<text:s/>forest trois loups affamez,<text:line-break/>lesquels apperceuans ce cheual sans aucune<text:line-break/>garde, &amp; qui estoit tellement lié, qu'à grand<text:line-break/>peine pouuoit il remuer la teste, se ruerent<text:line-break/>dessus, &amp; à force de dents &amp; griffes vous en<text:line-break/><text:soft-page-break/>font telle curee, que le cheual fut à moitié<text:line-break/>mangé auant que le pauure badin eust a(-)<text:line-break/>cheué sa chanson. Lequel descendant de<text:line-break/>son arbre, fort enroüé de force de crier<text:line-break/><text:span text:style-name="pb">[f. 43]</text:span><text:span text:style-name="pb"><text:line-break/></text:span>coqu, apperçoit les loups bien repeuz, qui<text:line-break/>au petit pas se retiroyent dedans le bois :<text:line-break/>partant fut contraint auec vne piteuse tron(-)<text:line-break/>gne, raconter à son maistre l'occasion de la<text:line-break/>perte de son cheual, duquel pour auoir re(-)<text:line-break/>compence, fit assembler tous les principaux<text:line-break/>païsans &amp; marguilliers du lieu, auec les(-)<text:line-break/>quels le dommage du pauure chartier fut<text:line-break/>tant bien remonstré &amp; debattu, qu'à la fin<text:line-break/>ils conclurrent, par la voix publique de tou(-)<text:line-break/>tes les bonnes femmes du village, que ce(-)<text:line-break/>luy qui auoit si bien defendu le coqu &amp; bien<text:line-break/>commun de tout le hameau, deuoit estre<text:line-break/>satisfaict d'vn si fauorable combat, ce qui<text:line-break/>fut executé, &amp; demeura monsieur le char(-)<text:line-break/>tier en telle reputati(o2) de tous, que pour ce(-)<text:line-break/>ste bonne volonté, vaquant la preuosté, fur<text:line-break/>constitué &amp; esleu le iuge des coqutz.</text:p>
      <text:p text:style-name="P702">Il me semble (mes Dames) que si le<text:line-break/>chartier eust esté de nostre temps, il eust<text:line-break/>esté bien empesché à contrefaire le chant de<text:line-break/>tant de coqutas qui regnent, pource qu'il y<text:line-break/>en a de trop de differents chants &amp; accords.<text:line-break/>Et si tous ceux qui les defendent &amp; souffr(e2)t,<text:line-break/>estoyent esleuz Preuosts, ie craindrois fort<text:line-break/>qu'on cogneust autant de coquis que de<text:line-break/>procez.</text:p>
      <text:soft-page-break/>
      <text:h text:style-name="Titre1" text:outline-level="1"><text:span text:style-name="pb">[f. 44]</text:span><text:line-break/>Compte VIII.</text:h>
      <text:h text:style-name="P703" text:outline-level="1">Combien que ie ne desire empescher la bonne opi(-)<text:line-break/>nion qu'on doit auoir des bons religieux, toutes(-)<text:line-break/>fois l'hypocrisie de ceux qui ne vallent gueres,<text:line-break/>veut que ie monstre l'homme selon sa vie : car<text:line-break/>d'autant que de sa nature il est menteur, subiet<text:line-break/>au mal plus qu'au bien, il ne faut point penser<text:line-break/>que l'habit diminue rien de tout cela, mais sou(-)<text:line-break/>uent y est cachee vne extreme concupiscence.</text:h>
      <text:p text:style-name="P704"><text:span text:style-name="T705">A</text:span>V païs de Poictou demeuroit vn Abbé,<text:line-break/>duquel (pour l'honneur de luy) ie tai(-)<text:line-break/>ray le nom, aussi pour la reputation qu'il<text:line-break/>auoit, d'estre estimé de tous vn fort sainct<text:line-break/>homme. Ce reuerend toutesfois de toutes<text:line-break/>les reigles de sa religion, seulement en re(-)<text:line-break/>tenoit l'habit. Au surplus traictoit &amp; nour(-)<text:line-break/>rissoit si fauorablement sa personne, &amp; ses<text:line-break/>moynes, qu'a la moitié du seruice tant vo(-)<text:line-break/>lontiers ieusnoit, que voulant garder l'an(-)<text:line-break/>cien prouerbe, se mettoit de la Messe à la ta(-)<text:line-break/>ble, fort bien chargee de viures. Et apres le<text:line-break/>disner, pour accomplir son plaisir, oyoit<text:line-break/>quelque temps la musique, si le trop grand<text:line-break/>sommeil ne le gaignoit. Bacchus &amp; Ceres<text:line-break/>ayans si continuellement fait leur siege au<text:line-break/>corps de ce moyne, y amenerent leur<text:line-break/><text:span text:style-name="pb">[f. 45]</text:span><text:line-break/>com(-)pagne Venus, laquelle le trouuant si bien<text:line-break/>nourry, luy eschauffa tellement ses grasses<text:line-break/>tripes, qu'au lieu des froides matinees, il<text:line-break/>entra en la chaleur d'vne telle c(o2)cupiscen(-)<text:line-break/>ce, qu'il sembloit vn Bouc barbu, qui par les<text:line-break/>bois court apres les cheures. De ceste grace<text:line-break/>&amp; beauté solicitoit l'Abbé l'amour des Da(-)<text:line-break/>mes, s'aband(o2)nant au monde plus que rai(-)<text:line-break/>son ne luy deuoit commander : &amp; au lieu de<text:line-break/>viure auec ses moynes, cherchoit toutes les<text:line-break/>compagnies des G(e2)tilshommes &amp; Damoi(-)<text:line-break/>selles voisines de son abbaye, leur ten(a2)t vne<text:line-break/>maison si ouuerte &amp; opulente, que tous les<text:line-break/>iours se continuoyent en festins &amp; ban(-)<text:line-break/>quets : &amp; tant acquist de priuauté auec les<text:line-break/>Dames, que voulant paruenir à la consom(-)<text:line-break/>mation du feu, que de longue main il cou(-)<text:line-break/><text:soft-page-break/>uoit, commença de choisir entre les autres<text:line-break/>vne Damoiselle mariee, excellente en bon(-)<text:line-break/>ne grace &amp; beauté sur toutes, laquelle choi(-)<text:line-break/>sie,<text:s/>selon son iugement, pour amye, luy fai(-)<text:line-break/>soit racueil tant h(o2)neste qu'eussiez propre(-)<text:line-break/>ment dit à luy voir faire la reuerence, que<text:line-break/>c'estoit vn magot, qui monstrant ses dents<text:line-break/>desiroit mordre ceux qu'il regardoit, tant<text:line-break/>estoit parfait en contenance. La<text:s/>Damoisel(-)<text:line-break/>le, qui estoit honneste, bien apprinse, &amp; de<text:line-break/>gr(a2)de douceur, le receuoir, comme elle fai(-)<text:line-break/>soit esgallement tout le monde, selon sa<text:line-break/><text:span text:style-name="pb">[f. 46]</text:span><text:line-break/>na(-)ture gracieuse, dequoy le moine eschauffé<text:line-break/>soubs son froc, estima auoir attaint le but<text:line-break/>principal<text:s/>de son attente. Et auant que luy<text:line-break/>tenir les propos qui causent, ou le conten(-)<text:line-break/>tement ou le refus, ne s'espargnoit d'en(-)<text:line-break/>uoyer tous les iours presens à son mary, luy<text:line-break/>prester arg(e2)t, &amp; tous les auantages qu'il luy<text:line-break/>pouuoit faire, par le moyen de la proximité<text:line-break/>de ses terres à celles de l'Abbaye, n'estoit<text:line-break/>de choses quelconques refusé. De sorte que<text:line-break/>ce gentilhomme, sans penser à sa femme, en<text:line-break/>receuoit vne commodité grande pour sa<text:line-break/>maison, qu'en peu de temps il mist de telle<text:line-break/>façon en repos de beaucoup de differens,<text:line-break/>qui estoyent entre luy &amp; le conuent. La fin<text:line-break/>fut que l'Abbé enuieux de recueillir le fruit<text:line-break/>de ses biens faicts, entra si auant en propos<text:line-break/>qu'il vint aux termes de la iouyssance. La<text:line-break/>Damoiselle sage entendant la harangue si<text:line-break/>desraisonnable (que ie n'ay voulu<text:s/>icy met(-)<text:line-break/>tre, pour sentir trop le moine eschauffé) luy<text:line-break/>fit response telle que meritoit sa prudence(-)<text:line-break/>Et comme celle qui se mouuoit, faschee &amp;<text:line-break/>fort despitee pour l'amitié de son mary,<text:line-break/>sans vouloir en rien offenser la moindre<text:line-break/>partie de son honneur, ne voulut depuis re(-)<text:line-break/>tourner au conuent. Le Gentilhomme au<text:line-break/>contraire, qui se sentoit tenu à l'Abbé, n'en<text:line-break/>bougeoit, &amp; estoit souuent prié d'amener sa<text:line-break/><text:span text:style-name="pb">[f. 47]</text:span><text:line-break/>Damoiselle, à moy voulant satisfaire de<text:line-break/>crainte d'offenser vn si bon voisin, duquel il<text:line-break/>auoit receu tant de faueurs, importuna fort<text:line-break/>sa femme d'y aller. La Damoyselle voyant<text:line-break/>que son mary se courrouçoit, pource qu'elle<text:line-break/>n'obeissoit à son vouloit, fut en fin c(o2)train(-)<text:line-break/>te de luy declarer les facecieux propos du<text:line-break/><text:soft-page-break/>moyne. Dequoy tout est(o2)né, cogneut alors<text:line-break/>l'occasion qui l'auoit fait monstrer si liberal<text:line-break/>enuers luy, toutefois il dist à sa femme : M'a(-)<text:line-break/>mie, ie vous prie, puis qu'il m'a tant pressé<text:line-break/>que ie vous meine, pour ceste fois seulem(e2)t<text:line-break/>allons le voir : mais s'il est si sot de vous te(-)<text:line-break/>nir les propos accoustumez, ne craignez<text:line-break/>(puis qu'il me plaist) de luy accorder sa de(-)<text:line-break/>mande, &amp; faites deliberation auec luy qu'il<text:line-break/>vienne vn iour ceans coucher, nous lettrai(-)<text:line-break/>terons c(o2)me il merite. La Damoiselle con(-)<text:line-break/>trainte de son mary, retourne en sa compa(-)<text:line-break/>gnie voir le reucr(e2)d Abbé : lequel voyant la<text:line-break/>Dame, qui luy estoit autant &amp; plus aggrea(-)<text:line-break/>ble (q2) sou breuiaire, s'efforça de la meilleu(-)<text:line-break/>re contenance qu'il peut à luy faire caresse.<text:line-break/>Et apres le disner (qui estoit l'heure que son<text:line-break/>feu volontiers s'allumoit) retourne sur ses<text:line-break/>premieres brisees. Et tant prescha, que la<text:line-break/>Dame, instruire de ce qu'elle auoit à dire,<text:line-break/>luy accorda la iouïssance du coucher, &amp; que<text:line-break/>le moyen de l'execution seroit que son<text:line-break/><text:span text:style-name="pb">[f. 48]</text:span><text:line-break/>ma(-)ry le prieroit d'aller ce iourd'huy souper en<text:line-break/>sa maison. Et parce que sur les quatre heures<text:line-break/>du matin tous les iours il alloit aux champs<text:line-break/>à la chasse, sans reuenir qu'au disner, ce p(e2)(-)<text:line-break/>dant elle iroit en sa chambre, pour luy don(-)<text:line-break/>ner le contentement qu'vn amy peut auoir,<text:line-break/>autant &amp; plus d'elle souhaitté que de luy :<text:line-break/>mais, monsieur, ie vous supplie, disoit la da(-)<text:line-break/>moiselle en vne voix feinte &amp; tremblante,<text:line-break/>d'estre secret en tel &amp; si dangereux faict, &amp;<text:line-break/>de vouloir renuoyer tous vos gens en l'Ab(-)<text:line-break/>baye, à fin qu'estant seul couché en vostre<text:line-break/>chambre, le plaisir de nous deux en soit plus<text:line-break/>libre &amp; hors de tout soupçon. La conclu(-)<text:line-break/>sion prinse &amp; asseuree, le Gentilhomme co(-)<text:line-break/>gneut bien qu'il estoit temps de parler, &amp;<text:line-break/>auec vne gracieuse reuerence supplia l'Abbé<text:line-break/>de prendre le passetemps du vol de la per(-)<text:line-break/>drix, &amp; que ce pendant, s'il plaisoit luy fai(-)<text:line-break/>re tant d'honneur, il feroit preparer le sou(-)<text:line-break/>per en sa maison. A quoy ne fallust vser de<text:line-break/>plus longues prieres : car incontinent Mon(-)<text:line-break/>sieur le rcuerend m(o2)re sus sa mule, son froc<text:line-break/>en escharpe, auec la meilleure trongne du<text:line-break/>monde, faisoit tous ses efforts d'entretenir<text:line-break/>sa Dame par le chemin. La chasse longue(-)<text:line-break/>ment continuee, on approche du logis, au(-)<text:line-break/><text:soft-page-break/>quel ne voulut entrer l'Abbé qu'il n'eust<text:line-break/>renuoyé tous ses gens, iusques à vn laquais.<text:line-break/><text:span text:style-name="pb">[f. 49]</text:span><text:line-break/>Le mary faisant le courroucé, s'efforçoit de<text:line-break/>les retenir : mais quelque chose qu'il peust<text:line-break/>faire, ne sceut gaigner ce poinct sur Mon(-)<text:line-break/>sieur, lequel voulant tenir sa promesse, re(-)<text:line-break/>pliquoit au contraire, ne vouloir pour son<text:line-break/>seruice autres seruiteurs que ceux du G(e2)til(-)<text:line-break/>h(o2)me, &amp; que ce n'estoit raison d'ainsi foul(-)<text:line-break/>les ses amis : mais le gallant qui en eust bien<text:line-break/>voulu fouler les femmes, le souper prest, fut<text:line-break/>si bien traitté du boire &amp; du m(a2)ger, qu'il ne<text:line-break/>demanda soudain que le lict, où il fut con(-)<text:line-break/>duit triomphamm(e2)t aux flambeaux, en vne<text:line-break/>chambre bien proprement tapissee, le linge<text:line-break/>sentant fort bon, en la compagnie de la Da(-)<text:line-break/>moiselle, qui eut la patience (par le com(-)<text:line-break/>mandement de son mary) de l'entretenir<text:line-break/>quelque temps. Et fit tellement son deuoir<text:line-break/>(comme<text:s/>femme qui auoit l'œil à comman(-)<text:line-break/>dement) qu'elle luy donna tant de trauerses<text:line-break/>&amp; si vifues atteintes, que le pauure moyne<text:line-break/>ayant le cerueau brouïllé de vin &amp; d'amour,<text:line-break/>cuyda tomber à la renuerse : toutesfois le<text:line-break/>lict qui estoit prest, luy sauua pour ce coup<text:line-break/>la<text:s/>cheute. Ainsi ce pauure transsi couché, la<text:line-break/>Dame faisant fermer toutes les fenestres,<text:line-break/>prend vn gracieux congé, en luy serrant la<text:line-break/>main, &amp; luy dist : Monsieur, pour l'honneste(-)<text:line-break/>té qu'auez vsé de vous estre fié en nous, sans<text:line-break/>auoir retenu seruiteurs selon vostre<text:line-break/><text:span text:style-name="pb">[f. 50]</text:span><text:line-break/>gran(-)deur, ie vous seruiray pour ceste fois de fem(-)<text:line-break/>me de chambre, &amp; emporteray la clef de<text:line-break/>l'huis, à fin que personne n'ait moyen d'em(-)<text:line-break/>pescher vostre somme. L'Abbé oyant ces<text:line-break/>propos, fut quasi outré d'aise, estim(a2)t qu'el(-)<text:line-break/>le auoit prins ceste clef, pour plus secrette(-)<text:line-break/>ment venir en sa ch(a2)bre : tellem(e2)t qu'en ce(-)<text:line-break/>ste attente discouroit en soy-mesmes, sans<text:line-break/>aucun repos, le plaisir &amp; cont(e2)tem(e2)t du pau(-)<text:line-break/>ure corps qui brusloit d'extreme concupi(-)<text:line-break/>scence : &amp; se tourn(a2)t<text:s/>de tous endroits, serroit<text:line-break/>puis la couuerture du lict, puis embrassoit<text:line-break/>son oreiller, figurant en son esprit la gran(-)<text:line-break/>deur de son aise futur. Ce pendant le Gen(-)<text:line-break/>tilhomme (qui ne vouloit auoir autre ven(-)<text:line-break/>geance de luy, qu'vne moquerie perpetuel(-)<text:line-break/>le)<text:s/>auoit appresté &amp; gaigné par force d'ar(-)<text:line-break/><text:soft-page-break/>gent vne vieille d'enuir(o2) quatre vingts ans,<text:line-break/>ayant toutes les perfecti(o2)s que tel aage peut<text:line-break/>apporter : laquelle (apres l'auoit bien fait<text:line-break/>boire pour rechauffer vn estomach si froid)<text:line-break/>il la pare des accoustremens<text:s/>de nuict de sa<text:line-break/>femme, coiffe, chemise, m(a2)teau de taffetas,<text:line-break/>perfumee &amp; fardee c(o2)me vne vieille cour(-)<text:line-break/>tisanne de Rome. Et sur le matin (heure pro(-)<text:line-break/>mise par la Damoiselle) prend sa trompe,<text:line-break/>appelle ses gens, ses chiens, &amp; s'en va à la<text:line-break/>chasse, delaissant le reste de l'execution à sa<text:line-break/>femme. Le reuerend, qui entendoit le bruit,<text:line-break/><text:span text:style-name="pb">[f. 51]</text:span><text:line-break/>dresse inc(o2)tinent l'oreille, &amp; se met en point<text:line-break/>pour bien receuoir la Dame, laquelle (in(-)<text:line-break/>continent le mary party) vient à la cham(-)<text:line-break/>bre, ouure doucement la porte, &amp;<text:s/>conduit la<text:line-break/>vieille au lict, laquelle se sentant si bien pa(-)<text:line-break/>ree, eut opinion qu'on luy faisoit beaucoup<text:line-break/>d'honneur. Et en ceste gloire se couche au<text:line-break/>plus pres de l'Abbé, lequel brusl(a2)t d'vne ar(-)<text:line-break/>deur vehemente, sans s'amuser beaucoup<text:line-break/>au tenir &amp; taster, rechauffa &amp; renouuella de<text:line-break/>si vieilles amours, que l'ay grand peur en li(-)<text:line-break/>sant ce compte, qu'en soyez degoustez. Le<text:line-break/>Gentilh(o2)me qui feignoit d'estre party pour<text:line-break/>la chasse, fait diligence d'aller en l'abbaye<text:line-break/>(qui n'estoit loing) à fin de parler au prieur,<text:line-break/>sous-prieur, &amp; deux ou trois des plus appa(-)<text:line-break/>rens moynes : lesquels il aduertit de partir<text:line-break/>au plustost pour visiter m(o2)sieur, qui s'estoit<text:line-break/>mal trouué toute la nuict. Incontinent moi(-)<text:line-break/>nes à la curee, pensans leur Abbé estre desia<text:line-break/>mort, viennent auec<text:s/>luy, &amp; les conduit droit<text:line-break/>en la chambre du reuerend, qui du trauail<text:line-break/>du matin reprenoit vn peu son haleine. Les<text:line-break/>fenestres soudain ouuertes, les rideaux ti(-)<text:line-break/>rez en la presence de tous, monsieur &amp; la<text:line-break/>vieille furent apperceus si pres l'vn de l'au(-)<text:line-break/>tre, qu'à les voir eussiez iugé estre le cou(-)<text:line-break/>ple de Vulcain &amp; Venus, au reste que la Ve(-)<text:line-break/>nus estoit vn petit plus ridee que la botte<text:line-break/><text:span text:style-name="pb">[f. 52]</text:span><text:line-break/>d'vn Celestin. Si les moynes furent eston(-)<text:line-break/>nez, &amp; le reuerend encores plus, ne s'en faut<text:line-break/>esbahir. Le gentilhomme voyant vn cha(-)<text:line-break/>cun muet, prest à rire, commença à dire : le<text:line-break/>vous prie, monsieur, vne autre fois quand<text:line-break/>voudrez faire l'amour aux Dames, choisis(-)<text:line-break/>sez les en autre endroit plus ieunes. Le pau(-)<text:line-break/><text:soft-page-break/>ure Abbé estant trompé &amp; moqué, ne sceut<text:line-break/>autre chose faire, sinon de partir inconti(-)<text:line-break/>nent auec sa courte honte, &amp; s'en aller en<text:line-break/>son Abbaye, passer le reste de sa chaleur, en<text:line-break/>chantant ses matines.</text:p>
      <text:p text:style-name="P706">Mes Dames, si tous ceux qui font de sem(-)<text:line-break/>blables fautes estoyent punis de telle façon,<text:line-break/>toutes les vieilles auroyent beaucoup à fai(-)<text:line-break/>re. Car il ne faut point qu'ayons opinion<text:line-break/>que l'habit ne l'estat doiue faire estimer<text:line-break/>l'h(o2)me, mais la bonne vie &amp; les vertus qui<text:line-break/>le doiuent accompagner : lesquelles ne peu(-)<text:line-break/>uent estre en nous, si ce n'est par la grace de<text:line-break/>Dieu, laquelle<text:s/>a tellement soustenu ceste<text:line-break/>Damoiselle, qu'à la confusion &amp; moquerie<text:line-break/>de celuy qui la vouloit faire trouuer mes(-)<text:line-break/>chante, est demeuree à son honneur victo(-)<text:line-break/>rieuse.</text:p>
      <text:h text:style-name="Titre1" text:outline-level="1"><text:span text:style-name="pb">[f. 53]</text:span><text:line-break/>Compte IX.</text:h>
      <text:h text:style-name="P707" text:outline-level="1">Pource qu'il se trouue vne infinité de Prestres<text:line-break/>oysifs, lesquels à faute<text:s/>de meilleure occu(-)<text:line-break/>pation, &amp; plus curieux de la poche que des<text:line-break/>bonnes lettres, desquelles ils deuroyent faire<text:line-break/>profession, inuentent tousiours grand nom(-)<text:line-break/>bre de finesses, pour attirer le peuple à leur<text:line-break/>deuotion, inuentee à leur proffit, il m'a<text:line-break/>semblé bon<text:s/>vous mettre en lumiere le com(-)<text:line-break/>pte qui s'ensuit.</text:h>
      <text:p text:style-name="P708"><text:span text:style-name="T709">E</text:span>N la basse Bretaigne estoit vn messire<text:line-break/>Phesselin, lequel fut esleu par les princi(-)<text:line-break/>paux de la Confrairie de Monsieur sainct<text:line-break/>Yues, l'amasseur perpetuel de toutes les au(-)<text:line-break/>mosnes des bonnes gens qui auoyent deuo(-)<text:line-break/>tion au sainct. Quelque enuieux prestre,<text:line-break/>qui eust volontiers fait ce mestier, luy dist<text:line-break/>vn iour : Ie m'estonne, messire Phesselin, de<text:line-break/>vous, qui estes homme d'entendement, &amp;<text:line-break/>qui pourriez auoir la charge d'vne bonne<text:line-break/>cure, comment vous amusez à amasser les<text:line-break/>bribes. Mon amy, replique messire Phesse(-)<text:line-break/>lin, tu es vn sot, &amp; n'entens l'auantage que<text:line-break/>i'en reçois : car outre vingt escus que i'ay de<text:line-break/><text:soft-page-break/>gaiges, ie suis tant fauorablem(e1) traitté des<text:line-break/>b(o1)nes femmes par les villages, que cela me<text:line-break/><text:span text:style-name="pb">[f. 54]</text:span><text:line-break/>vaut mieux que le reuenu d'vn bon prieuré.<text:line-break/>Puis i'ay affaire à vn si b(o1) sainct, que tout ce<text:line-break/>que ie reçois (quelque partage que luy face)<text:line-break/>iamais ne s'en plaint. De sorte tant de gain<text:line-break/>que de pratique, ie fournirois encores deux<text:line-break/>cens escus. Pleust à Dieu, dist le<text:s/>prestre, que<text:line-break/>i'en eusse la moitié, ie penserois gaignera(-)<text:line-break/>uant qu'il fust vn an cinq cens escus : mais te<text:line-break/>voyant ainsi amusé à vn si petit gain, ie per(-)<text:line-break/>drois mon t(e2)ps de te dire le moyen de pou(-)<text:line-break/>uoir paruenir à vn plus gr(a1)d. Non, dit mes(-)<text:line-break/>sire Phesselin, si ie cognois apparence de ve(-)<text:line-break/>rité en ton dire, ie feray que feras esleu en<text:line-break/>ma charge, pour recompense de l'aduertis(-)<text:line-break/>sement que me d(o2)neras. Le prestre nommé<text:line-break/>messire Turbin, qui ne demandoit qu'à par(-)<text:line-break/>uenir au lieu où le nourrissoit enuie, luy c(o2)(-)<text:line-break/>mence à dire, que le curé de sainct Nicaise<text:line-break/>(distant de leur bourg de trois ou quatre<text:line-break/>lieuës pour le plus) estoit mort, &amp; que le Sei(-)<text:line-break/>gneur du village, grand plaideur (en la pre(-)<text:line-break/>sentati(o2) duquel estoit la cure) ne la vouloit<text:line-break/>bailler à personne, s'il n'auoit cent escus<text:line-break/>cont(e2)s pour ses espingles, &amp; pour suruenir à<text:line-break/>ses procez. Mon frere, respond messire Phes(-)<text:line-break/>selin, laisse moy faire, puis qu'il ne tient<text:line-break/>qu'à de l'argent, i'ay bonne esper(a1)ce de par(-)<text:line-break/>uenir à la cure : &amp; auant que partir asseure<text:line-break/>roy de ma promesse, puisque ie t'ay cogneu<text:line-break/><text:span text:style-name="pb">[f. 55]</text:span><text:line-break/>veritable. Le lendemain messire Phesselin,<text:line-break/>bruslant outre mesure de la conuoitise de<text:line-break/>troquer pour la cure, du plus matin fait con(-)<text:line-break/>uoquer tous les maistres de la c(o2)frairie, leur<text:line-break/>faisant à croire qu'il alloit en quelque voya(-)<text:line-break/>ge loingtain de deuotion, lesquels non sans<text:line-break/>grand difficulté, pour le regret qu'ils auoy(e2)t<text:line-break/>de la perte d'vn si bon bezassier, esleurent<text:line-break/>en sa place, &amp; à sa requeste, messire Turbin.<text:line-break/>Ainsi messire Phesselin p(e1)sant gaigner pays,<text:line-break/>pour paruenir à vne si heureuse attente, po(-)<text:line-break/>stoit &amp; voloit par les chemins comme ceux<text:line-break/>qui vont à la foire des benefices : mais il ne<text:line-break/>sceut tant haster ses pas, qu'à son arriuee fut<text:line-break/>aduerti (q2) le seigneur du village auoit pour(-)<text:line-break/>ueu du benefice vn homme qui luy auoit<text:line-break/>presté, changé, ou donné trois cens escus.<text:line-break/><text:soft-page-break/>Si mon pauure prestre, ayant perdu &amp; la po(-)<text:line-break/>che de sainct Yues, &amp; la cure de sainct Ni(-)<text:line-break/>caise, fut estonné, il n'en faut faire doute,<text:line-break/>&amp; n'eust esté quelque bien petit<text:s/>remords de<text:line-break/>conscience, qui le tenoit en esper(a2)ce, se fust<text:line-break/>pendu : mais à necessité si recente &amp; nou(-)<text:line-break/>uelle, trouua nouueau moyen : car apres a(-)<text:line-break/>uoir long temps cheminé par pays, voyant<text:line-break/>que son arg(e1)t diminuoit sans rien gaigner,<text:line-break/>soy souuenant que<text:s/>quand il print congé de<text:line-break/>ceux de la confrairie de sainct Yues, il leur<text:line-break/>auoit dit qu'il alloit en lointain pelerinage,<text:line-break/><text:span text:style-name="pb">[f. 56]</text:span><text:line-break/>sur ces brisees, songeant par le chemin l'in(-)<text:line-break/>uention de rentrer en credit, retourna en<text:line-break/>son village : le peuple duquel est(a1)t<text:s/>fort gros(-)<text:line-break/>sier, leur fit facilement accroire qu'il auoit<text:line-break/>esté à Rome, &amp; pardela Ierusalem, lieux de<text:line-break/>l'escriture sanctifiez, &amp; desquels pour asseu(-)<text:line-break/>ré tesmoignage monstreroit vne infinité de<text:line-break/>ioyaux &amp; reliques, ayans plusieurs proprie(-)<text:line-break/>tez de garder le peuple de tout mal &amp; d'in(-)<text:line-break/>fortune : en departant toutesfois, suiuant la<text:line-break/>bonne &amp; accoustumee deuotion de leurs<text:line-break/>aumosnes, chacun selon sa puissance, &amp; en<text:line-break/>consideration des trauaux, &amp; du gr(a2)d coust<text:line-break/>qu'il auoit fait pour recouurer ioyaux si pre(-)<text:line-break/>cieux. Messire Turbin, qui auoit eu la des(-)<text:line-break/>pouïlle de messire Phesselin, fut fort fasché<text:line-break/>de le voir de retour, &amp; craignant perdre la<text:line-break/>souueraineté de sa bezace, attire deux ru(-)<text:line-break/>stres auec luy : en la compagnie desquels, le<text:line-break/>allant visiter, sous couleur d'vne bien ve(-)<text:line-break/>nue, le caressent &amp; manient si finement, que<text:line-break/>ils luy desrobent toutes ses reliques, &amp; au<text:line-break/>lieu d'elles remplirent tout le sac de foin :<text:line-break/>tellement que quand il fut en l'Eglise, cui(-)<text:line-break/>dant comm(e2)cer la signification &amp; proprie(-)<text:line-break/>té de chacune<text:s/>relique, ne trouuant que du<text:line-break/>foin, sans se monstrer estonné, ou demeuré<text:line-break/>muet au besoin, d'vne voix asseuree leur<text:line-break/>dit : Peuple Chrestien, qui auez tousiours eu<text:line-break/><text:span text:style-name="pb">[f. 57]</text:span><text:line-break/>sur tout païs le bruit d'estre le plus deuot en<text:line-break/>contemplation des biens faicts que i'ay de<text:line-break/>vous receus, ie vous ay cy apporté auec vn<text:line-break/>long trauail de mon corps, &amp; de tout mon<text:line-break/>bien, vne relique excell(e1)te entre toutes, qui<text:line-break/>est du foin de la creche où nostre Sauueur<text:line-break/>&amp; Redempteur Iesus coucha le iour de sa<text:line-break/><text:soft-page-break/>saincte Natiuité, lequel porte telle &amp;<text:s/>si gr(a1)(-)<text:line-break/>de vertu, que tant hommes que femmes<text:line-break/>entachez du vice d'adultere, n'en oseroyent<text:line-break/>ou pourroyent approcher, tant est excellen(-)<text:line-break/>te la relique &amp; de gr(a1)d effect : parquoy com(-)<text:line-break/>me vrais fidelles (suiuant vostre b(o1)ne cou(-)<text:line-break/>stume) chacun de<text:s/>vous fera deuoir d'eslar(-)<text:line-break/>gir de ses biens à ceux qui sont amateurs<text:line-break/>du sauuement de vos ames. Messire Phesse(-)<text:line-break/>lin sceut si bien crier &amp; prescher, que tout le<text:line-break/>peuple auec vne deuotion s'efforça de faire<text:line-break/>offrandes en baisant ce sainct foin, les vns<text:line-break/>par<text:s/>superstition, &amp; les autres de crainte d'e(-)<text:line-break/>stre scandalisez &amp; estimez adulteres. De ce(-)<text:line-break/>ste ruse amassa si grand nombre de deniers,<text:line-break/>qu'il en oublia toutes ses pertes passees.</text:p>
      <text:p text:style-name="P710">Ie vous supplie, mes Dames, contemplez<text:line-break/>icy l'enuie &amp; auarice de ces deux prestres,<text:line-break/>qui se trompoyent l'vn l'autre. Et c(o2)siderez<text:line-break/>de combien est heureux le peuple gouuerné<text:line-break/>de tels pasteurs, qui ne cherchent que leur<text:line-break/>ambition, &amp; non le salut du troupeau. Mais<text:line-break/><text:span text:style-name="pb">[f. 58]</text:span><text:line-break/>ce mal est t(a2)t commun, qu'il y en a assez de<text:line-break/>semblables, qui<text:s/>souuent trompez d'vne vai(-)<text:line-break/>ne esperance courent ou font courir la po(-)<text:line-break/>ste pour acheter vn parchemin si cher, que<text:line-break/>d'vn tel achet trop tard viendra le repentir.</text:p>
      <text:h text:style-name="Titre1" text:outline-level="1">Compte X.</text:h>
      <text:h text:style-name="P711" text:outline-level="1">Depuis qu'Amour gaigne l'esprit d'homme ou<text:line-break/>femme laissant raison derriere, il prend<text:s/>telle ra(-)<text:line-break/>cine en eux, que bien souuent vne telle &amp; si<text:line-break/>forte passion est cause qu'ils n'ont autre figure<text:line-break/>en leurs propres pensees, que de paruenir à l'ef(-)<text:line-break/>fect &amp; iouyssance d'iceluy, &amp; fait entrepr(e2)dre<text:line-break/>des choses si folles &amp; hazardeuses, que ceux qui<text:line-break/>n'ont iamais experimenté ses passages, les esti(-)<text:line-break/>meront difficiles, ou du tout impossibles.</text:h>
      <text:p text:style-name="P712"><text:span text:style-name="T713">A</text:span>Sienne estoit vn ieune Gentilhomme,<text:line-break/>nommé le Seigneur Mignanel, d'hon(-)<text:line-break/>norable &amp; riche maison, lequel (outre les<text:line-break/>perfections requises, &amp; qui volontiers ac(-)<text:line-break/>compagnent tel aage) estoit fort amou(-)<text:line-break/><text:soft-page-break/>reux d'vne ieune Dame, nommee Gauose,<text:line-break/>&amp; fille d'vn des apparens citoyens de la vil(-)<text:line-break/>le. Si l'amour au cœur de ce ieune homme<text:line-break/>estoit forte, elle n'estoit moins grande du<text:line-break/><text:span text:style-name="pb">[f. 59]</text:span><text:line-break/>costé de la Dame, tellement qu'ils<text:s/>se trou(-)<text:line-break/>uerent vnis en vne reciproque amitié, re(-)<text:line-break/>stoit seulement le moyen de pouuoir iouyr<text:line-break/>du gracieux &amp; long baiser qui ne se pouuoit<text:line-break/>executer sans grand danger d'estre apper(-)<text:line-break/>ceuz. La dame voyant vn tel fascheux em(-)<text:line-break/>peschement, à fin que s'il<text:s/>aduenoit qu'en la<text:line-break/>iouyssance de leurs affectionnez plaisirs, ils<text:line-break/>fussent descouuerts, pour auoir excuse &amp;<text:line-break/>couuerture plus h(o2)neste, par le moyen d'vn<text:line-break/>frere Augustin leur familier, consomme(-)<text:line-break/>rent l'amour &amp; le mariage ensemble. Mais<text:line-break/>fortune variable, ennuyeuse d'vn tel bien,<text:line-break/>fut si contraire, que Mignanel estant vn<text:line-break/>iour en la compagnie de ses semblables, eut<text:line-break/>propos rigoureux auec l'vn de ses compa(-)<text:line-break/>gnons, que la colere le surm(o2)ta de telle sor(-)<text:line-break/>te qu'il le tua. En crainte duquel acte, estant<text:line-break/>cherché<text:s/>de tous costes par la iustice de la<text:line-break/>ville, fut contraint de se cacher : &amp; ne pou(-)<text:line-break/>uant estre prins, fut cond(a1)né par contuma(-)<text:line-break/>ce à mourir. Dequoy ces pauures amans<text:line-break/>auertis, ie laisse à p(e1)ser à ceux qui ont essayé<text:line-break/>ceste passion, de combien leur fut dur de di(-)<text:line-break/>re par contrainte le dernier à Dieu : auquel<text:line-break/>mil regrets auec c(o1)fusion de larmes, se mes(-)<text:line-break/>lerent de telle vehemence, que les pauures<text:line-break/>ames, enflees d'vne infinité de souspirs, cui(-)<text:line-break/>derent abandonner les corps. Finablement<text:line-break/><text:span text:style-name="pb">[f. 60]</text:span><text:line-break/>pressez de necessité, ne peurent auoir autre<text:line-break/>consolation qu'vne vaine esperance, auec la<text:line-break/>mutation du temps &amp; des hommes, de se<text:line-break/>pouuoir reuoir aussi heureux &amp; c(o2)tens que<text:line-break/>iamais : mais pour la fureur des Iuges il fal(-)<text:line-break/>loit abandonner le païs, à fin d'euiter<text:s/>vn tel<text:line-break/>danger, aduertissant sa Dame, que sa delibe(-)<text:line-break/>ration estoit de s'en aller en Alexandrie vers<text:line-break/>vn sien parent riche marchand : &amp; que pen(-)<text:line-break/>dant son exil ils se visiteroyent le plus sou(-)<text:line-break/>uent, par seurs messagers &amp; lettres qui ren(-)<text:line-break/>droyent tesmoignage de leur loyalle &amp; par(-)<text:line-break/>faicte amitié. Aussi auec vn congé de mor(-)<text:line-break/>telle pitié, se retira secrettement au logis<text:line-break/>d'vn sien frere &amp; fidelle amy, qu'il pria af(-)<text:line-break/><text:soft-page-break/>fectueusement de l'aduertir souuent de l'e(-)<text:line-break/>stat &amp; disposition de Gauose. Ce fait print<text:line-break/>secrettement le chemin d'Alexandrie, où<text:line-break/>trouuant son oncle à propos luy discou(-)<text:line-break/>rut l'occasion de sa venuë : lequel, comme<text:line-break/>homme sage (encores qu'il fut fort mar(-)<text:line-break/>ry de l'homicide, ensemble du mariage<text:line-break/>clandestin de Gauose, pour estre fille d'vne<text:line-break/>si<text:s/>grande maison) toutesfois le receut filial(-)<text:line-break/>lement : &amp; pour l'amitié qu'il luy portoit<text:line-break/>comme à son parent, luy bailla toutes ses<text:line-break/>principales affaires à gouuerner, le cognois(-)<text:line-break/>sant homme d'assez bonne conduite. Ce<text:line-break/>pendant que ces choses ainsi se traittoyent<text:line-break/><text:span text:style-name="pb">[f. 61]</text:span><text:line-break/>en Alexandrie, à Sienne estoit grand bruit<text:line-break/>qu'on vouloit marier la dame de Mignanel,<text:line-break/>&amp; s'efforçoyent beaucoup de Gentilshom(-)<text:line-break/>mes à la demander : Mais elle qui auoit le<text:line-break/>cœur bien loing des affections de si nou(-)<text:line-break/>ueaux seruiteurs (lesquels auec le temps se<text:line-break/>font maistre) les refusoit tous, auec excuses<text:line-break/>si proprement couuertes, que tousiours e(-)<text:line-break/>stoit eschappee, iusques à ce que le pere fas(-)<text:line-break/>ché de ses refus continuels, la voulut con(-)<text:line-break/>traindre d'en prendre vn entre les autres,<text:line-break/>selon son vouloir : ce qui fist entrer ceste<text:line-break/>pauure amante en vne si ferme volonté,<text:line-break/>qu'elle se deliberoit plustost souffrir mille<text:line-break/>tourm(e2)s, que d'offencer en la moindre par(-)<text:line-break/>tie l'amitié promise à son amy Mignanel,<text:line-break/>duquel voyant l'esperance de son retour<text:line-break/>quasi perduë : &amp; que si elle reueloit le ma(-)<text:line-break/>riagesecret d'entr'eux à son pere, le co(-)<text:line-break/>gnoissoit tant impatient &amp; si fascheux, que<text:line-break/>iamais ne pourroit supporter faute tant fa(-)<text:line-break/>uorable : mais la puniroit de quelque tour(-)<text:line-break/>ment cruel ou rigoureux. Parquoy apres<text:line-break/>auoir longuement debatu en son esprit, en(-)<text:line-break/>uoye secrettement querir le frere Augustin,<text:line-break/>qui auoit esté toute l'occasion de la c(o2)som(-)<text:line-break/>mation du premier amour, qu'elle sceut tel(-)<text:line-break/>lement gaigner, qu'il fut content de con(-)<text:line-break/>duire la perfection de l'entreprise à luy sur<text:line-break/><text:span text:style-name="pb">[f. 62]</text:span><text:line-break/>l'heure mesmes descouuerte. Et comme ce(-)<text:line-break/>luy qui estoit aussi fin &amp; malicieux qu'vn<text:line-break/>vieil singe, prepare vn breuuage à ceste ieu(-)<text:line-break/>ne Dame de telle puissance, qu'il rendoit les<text:line-break/>personnes pour vn temps en telle passion,<text:line-break/><text:soft-page-break/>qu'ils<text:s/>en perdoyent tous les sentimens &amp;<text:line-break/>mouuem(e2)s entiers de tout le corps, &amp; l'en(-)<text:line-break/>uoya seurement à Gauose, laquelle ayant<text:line-break/>escript par messager secret à Mignanel son<text:line-break/>plus affecti(o2)né seruiteur, l'embusche &amp; pre(-)<text:line-break/>paratif encommencé, pour estre au plustost<text:line-break/>en Alexandrie, print le poison, duquel fut<text:line-break/>tellement saisie, que c(o2)me morte elle tom(-)<text:line-break/>ba par terre. Ceste piteuse nouuelle sceuë du<text:line-break/>pere &amp; des parents (estimans à la verité ceste<text:line-break/>ieune dame morte) y eust de tous costez vne<text:line-break/>infinité de plaintes &amp; pleurs. Et apres auoir<text:line-break/>fait faire toutes les pompes funebres, selon<text:line-break/>l'ancienne coustume, fut mise en sepulture<text:line-break/>dedans l'Eglise de s Augustins, lieu où le pe(-)<text:line-break/>re prenoit grande deuotion. Le frere reli(-)<text:line-break/>gieux, la nuict venuë, auec l'vn de ses plus<text:line-break/>priuez c(o2)pagnons alla au monum(e2)t, duquel<text:line-break/>il tire la pauure Gauose. Et apres l'auoir re(-)<text:line-break/>duite en sa premiere vigueur à force de me(-)<text:line-break/>dicamens contraires à son breuuage, la de(-)<text:line-break/>guisa en l'habit d'vn Augustin, &amp; se departi(-)<text:line-break/>rent tous deux, pren(a2)s en toute diligence le<text:line-break/>pl(us) droit chemin où les c(o2)duisoit l'affecti(o2) :<text:line-break/><text:span text:style-name="pb">[f. 63]</text:span><text:line-break/>mais pour la debilité d'vne si t(e2)dre ieunesse<text:line-break/>non accoustumee au trauail de si loingtain<text:line-break/>voyage, arriuerent trop tard, parce qu'auant<text:line-break/>que Mignanel eut receu aucunes<text:s/>nouuelles<text:line-break/>de ce voyage, il fut auerty par son frere, qui<text:line-break/>estoit demeuré à Si(e2)ne, &amp; lequel ne sçauoit<text:line-break/>l'entreprise secrette de ceste Dame, qu'elle<text:line-break/>estoit morte &amp; l'auoit veu enterrer. Ce pau(-)<text:line-break/>ure amant ayant receu si dol(e2)tes &amp; facheu(-)<text:line-break/>ses lettres,<text:s/>comme celuy qui se tenoit tant<text:line-break/>asseuré de la mort de celle en laquelle il<text:line-break/>estimoit le principal but de sa vie, entra en<text:line-break/>vne telle mel(a2)cholie, que (quelque consola(-)<text:line-break/>tion que son oncle mist peine de luy faire)<text:line-break/>de iour en iour s'assembloyent en-son cœur<text:line-break/>vne confusion de si grandes fascheries, que<text:line-break/>ne les pouuans plus souffrir, sans le sceu de<text:line-break/>personne, en l'habit de pelerin s'en retour(-)<text:line-break/>na à Sienne : où s'estant secrettem(e2)t caché<text:line-break/>dedant l'Eglise des Augustins, sur les onze<text:line-break/>heures de nuict c(o2)mença<text:s/>faire mille plain(-)<text:line-break/>tes, entremeslees de continuelles larmes,<text:line-break/>sur le lieu où il pensoit sa Dame estre enter(-)<text:line-break/>ree. Le Secretain, qui a telle heure auoit ac(-)<text:line-break/>coustumé d'aller sonner les matines, trou(-)<text:line-break/><text:soft-page-break/>uant cest homme en tel habit, eut si grand<text:line-break/>peur que ses pieds ne le peurent porter pour<text:line-break/>fuyr assez tost à son gré : tellement qu'ayant<text:line-break/>recours à sa voix, la desploya si haut qu'à ce<text:line-break/><text:span text:style-name="pb">[f. 64]</text:span><text:line-break/>cry tous les moynes estonnez coururent<text:line-break/>hors le couuent appeller le secours des voy(-)<text:line-break/>sins, estimans qu'ils fussent<text:s/>grand nombre<text:line-break/>de larrons qui voulussent voler leur Eglise :<text:line-break/>en sorte qu'en peu de temps se trouua vne<text:line-break/>multitude confuse de gens embastonnez,<text:line-break/>qui entrerent en l'Eglise, &amp; pensans trouuer<text:line-break/>resistance, ne rencontrerent que le pauure<text:line-break/>Mignanel, debout comme vne statuë, les<text:line-break/>bras croisez, semblant homme plus mort<text:line-break/>que vif : lequel incontin(e2)t fut cogneu &amp; in(-)<text:line-break/>terrogué sur l'occasion de l'habit, &amp; heure<text:line-break/>induë, en laquelle il se trouuoit conuaincu<text:line-break/>de sacrilege. Mais le pauure passionné, qui<text:line-break/>auoit le cœur ailleurs qu'aux reliques, e(-)<text:line-break/>stoit saisi d'vne si extreme douleur, qu'àtou(-)<text:line-break/>tes responces il demeuroit muet. Les vns<text:line-break/>qui le voyoyent tousiours souspirer &amp; plo(-)<text:line-break/>rer, disoyent que c'estoit pour auoir esté<text:line-break/>surprins en larrecin : les autres, qu'il estoit<text:line-break/>sorcier,<text:s/>&amp; qu'il vouloit deterrer les morts<text:line-break/>pour faire quelques c(o2)iurations. Ainsi cha(-)<text:line-break/>cun par indifferens iugemens condamnoit<text:line-break/>ce pauure gentilhomme : lequel au moyen<text:line-break/>de la nuict fut mis en garde iusques au len(-)<text:line-break/>demain, que la malheureuse fortune qui l'a(-)<text:line-break/>uoit par le passé flatté en ses plaisirs, en vn<text:line-break/>moment luy fut si marastre, que les parens<text:line-break/>de celuy qui auoit esté tué fur(e2)t aduertis de<text:line-break/><text:span text:style-name="pb">[f. 65]</text:span><text:line-break/>la prinse. Et soudain comme gens de credit<text:line-break/>&amp; authorité firent assembler la iustice, en(-)<text:line-break/>tre les mains de<text:s/>laquelle estant mis, incon(-)<text:line-break/>tinent par la rigueur &amp; loy du païs fut deca(-)<text:line-break/>pité, auec merueilleux cris &amp; lamentations<text:line-break/>detout le populaire de la ville. Gauose qui<text:line-break/>cependant gaignoit païs, pour venir à ioin(-)<text:line-break/>dre les bras de celuy qu'elle pensoit viuant,<text:line-break/>fit tel deuoir qu'elle arriua en Alexandrie, &amp;<text:line-break/>s'addressa au logis de l'oncle de Mignanel :<text:line-break/>auquel donnant à cognoistre le secret de<text:line-break/>son voyage, comme celuy qui aymoit son<text:line-break/>nepueu, fut esmerueillé de la magnanimité<text:line-break/>&amp; hardiesse de l'entreprise de ceste femme :<text:line-break/>toutesfois voulant fauoriser vne amitié si<text:line-break/><text:soft-page-break/>parfaite, dissimula vn peu l'absence de Mi(-)<text:line-break/>gnanel, &amp; luy dist qu'il estoit allé au recou(-)<text:line-break/>urement de sa marchandise. Ainsi ce bon<text:line-break/>parent ayant richement contenté &amp; ren(-)<text:line-break/>uoyé l'Augustin conducteur de la<text:s/>Dame,<text:line-break/>employa tout son pouuoir à la bien conso(-)<text:line-break/>ler &amp; traiter : &amp; voyant le temps qu'il falloit<text:line-break/>descouurir ce que si long temps auoit tenu<text:line-break/>secret, luy dist : Ma bien aymee niece, sça(-)<text:line-break/>chez que m(o2) nepueu n'a eu iamais autre ad(-)<text:line-break/>uertissement de vous, que celuy qu'vn sien<text:line-break/>frere luy a dernierement escrit de l'asseu(-)<text:line-break/>rance de vostre mort : Dont il s'est trouué<text:line-break/>tant desmesurém(e2)t passionné que i'ay pensé<text:line-break/><text:span text:style-name="pb">[f. 66]</text:span><text:line-break/>voir mille fois l'ame preste à partir, pour le<text:line-break/>regret &amp; continuel souuenir de ceste beau(-)<text:line-break/>té que ie voy si vifuem(e2)t peintre deuant mes<text:line-break/>yeux. Et vous asseure qu'estimant trouuer<text:line-break/>quelque repos ou remede à si chaude ou<text:line-break/>cruelle maladie, contre mon vouloir il s'en<text:line-break/>est retourné à Sienne, en deliberation de<text:line-break/>mourir. Et de ma part, veu le meurdre<text:s/>qu'il<text:line-break/>a fait, ie n'ay autre opinion que de sa mort.<text:line-break/>La dolente Gauose oyant de si fascheux pro(-)<text:line-break/>pos, &amp; tant de labeurs par elle inutilement<text:line-break/>employez, cuida estre homicide de soy(-)<text:line-break/>mesmes : mais l'oncle doucement la recon(-)<text:line-break/>fortoit, &amp; remettoit en la cognoissance de<text:line-break/>Dieu &amp; raison, luy remonstrant que tant<text:line-break/>de larmes &amp; souspirs n'estoyent suffisans<text:line-break/>pour mettre remede à son mal : mais que le<text:line-break/>meilleur estoit de retourner à Sienne, pour<text:line-break/>chercher tous les moyens de le secourir, &amp;<text:line-break/>luy sauuer la vie si possible<text:s/>estoit. Gauose,<text:line-break/>qui ne demandoit qu'à trouuer celuy, au(-)<text:line-break/>quel demeuroit son seul repos, se monstra<text:line-break/>quelque peu satisfaire : &amp; ayant appareillé<text:line-break/>toutes choses necessaires, partit en la com(-)<text:line-break/>pagnie de son oncle, est(a2)t desguisee en l'ha(-)<text:line-break/>bit d'vn ieune marchand. Amour, pour le(-)<text:line-break/>quel ceste Dame combatoit luy donna tel(-)<text:line-break/>le vigueur, que le chemin ne luy sembla<text:line-break/>(quelque loing &amp; fascheux qu'il fust)<text:line-break/><text:span text:style-name="pb">[f. 67]</text:span><text:line-break/>diffi(-)cile à supporter. Et tant employa ses forces,<text:line-break/>poussees d'vne vaine esper(a2)ce, qu'auec l'on(-)<text:line-break/>cle de Mignanel elle arriua à Sienne, où le<text:line-break/>peuple tenoit encores ses comptes de la<text:line-break/>mort du pauure gentilhomme, c(o2)me chose<text:line-break/><text:soft-page-break/>faite de deux iours. Si telle entree fut aigre<text:line-break/>&amp; fascheuse à ceste ieune &amp; delicate Dame<text:line-break/>(plus propre à receuoir les plaisirs de ce<text:line-break/>monde, que tant de malheurs si pesans) il<text:line-break/>n'en faut douter : car se voyant ainsi trom(-)<text:line-break/>pee d'espoir &amp; de fortune, toute esploree &amp;<text:line-break/>hors de tout bon sens, s'en alla en l'Eglise<text:line-break/>des Augustins : où trouuant le corps de la<text:line-break/>personne, en laquelle estimoit trouuer sa<text:line-break/>vie : qui pour estre mis en terre auoit esté<text:line-break/>rendu à ses parens : saisie d'vne douleur de(-)<text:line-break/>sesperee, se laisse tomber de telle vehem(e2)ce<text:line-break/>que le cœur affoibly de tant de tourmens &amp;<text:line-break/>mel(a2)cholies ne pouuant porter vn si dur &amp;<text:line-break/>dernier effort, demeura abandonné de tous<text:line-break/>ses sens &amp; vertus naturelles, en façon que le<text:line-break/>siege de l'ame luy faillit à l'instant demeu(-)<text:line-break/>rant toute roide estenduë. Les parens du<text:line-break/>mort venus pour le faire enterrer honnora(-)<text:line-break/>blement, voyans vn si piteux spectacle, &amp;<text:line-break/>aduertis par l'oncle de Mignanel, qui s'estoit<text:line-break/>iusques alors celé, de la verité de l'histoire,<text:line-break/>en aduertirent le pere de la pauure Gauose,<text:line-break/>lequel apres auoir faict les plaintes qu'vn<text:line-break/><text:span text:style-name="pb">[f. 68]</text:span><text:line-break/>pere peut faire pour la mort d'vne fille vni(-)<text:line-break/>que, fit enseuelir les corps de ces pauures<text:line-break/>amans en vn triomphant cercueil de mar(-)<text:line-break/>bre, contenant le discours de si pitoyables<text:line-break/>amours.</text:p>
      <text:p text:style-name="P714">En ceste histoire, mes Dames, ie ne puis<text:line-break/>autre chose vous apprendre que la folie d'v(-)<text:line-break/>ne pauure femme, en laquelle amour mon(-)<text:line-break/>stre ses effects ardans &amp; rigoureux. Et com(-)<text:line-break/>bien qu'elle eust cherché la couuerture du<text:line-break/>mariage, toutesfois pource qu'il sentoit<text:line-break/>trop sa folle &amp; terrestre volonté, mettant<text:line-break/>son seul but aux hommes, qui defaillent le<text:line-break/>plus souuent, le Seigneur qui ne veut qu'on<text:line-break/>se<text:s/>fie en eux plus qu'on ne doit, permist<text:line-break/>qu'elle tombast en vne si basse &amp; pauure fin.</text:p>
      <text:soft-page-break/>
      <text:h text:style-name="Titre1" text:outline-level="1">Compte XI.</text:h>
      <text:h text:style-name="Titre1" text:outline-level="1"><text:span text:style-name="T715">C'est une folie qui est assez commune entre les gens</text:span><text:span text:style-name="T716"><text:line-break/></text:span><text:span text:style-name="T717">de basse condition, qu'en leurs mestiers quelque</text:span><text:span text:style-name="T718"><text:line-break/></text:span><text:span text:style-name="T719">fois ils laschent la bride à vne desordonnee vo(-)</text:span><text:span text:style-name="T720"><text:line-break/></text:span><text:span text:style-name="T721">lonté<text:s/></text:span><text:span text:style-name="T722">de desrober : &amp; combien qu'ils pensent que</text:span><text:span text:style-name="T723"><text:line-break/></text:span><text:span text:style-name="T724">la chose par eux retenuë soit de petite c(o2)sequen(-)</text:span><text:span text:style-name="T725"><text:line-break/></text:span><text:span text:style-name="T726">ce, ne sentans pour lors le mal qu'ils font : tou(-)</text:span><text:span text:style-name="T727"><text:line-break/></text:span><text:span text:style-name="T728">tesfois tombent en telle punition que quelque</text:span><text:span text:style-name="T729"><text:line-break/></text:span><text:span text:style-name="T730">larcin ou desguisem(e2)t de mestier qu'ils puissent</text:span><text:span text:style-name="T731"><text:line-break/></text:span><text:span text:style-name="pb">[f. 69]</text:span><text:span text:style-name="T732"><text:line-break/></text:span><text:span text:style-name="T733">faire, ne peuuent trouuer moyen d'enrichir</text:span><text:span text:style-name="T734"><text:line-break/></text:span><text:span text:style-name="T735">mais au contraire, demeurent malheureux tou(-)</text:span><text:span text:style-name="T736"><text:line-break/></text:span><text:span text:style-name="T737">te leur vie.</text:span></text:h>
      <text:p text:style-name="P738"><text:span text:style-name="T739">A</text:span><text:s/>Paris demeuroit vn riche bourgeois,<text:line-break/>qui tenant vn petit beaucoup du bon<text:line-break/>mesnager, auoit accoustumé de contreroler<text:line-break/>si bien tout cequ'il bailloit à son<text:s/>cousturier,<text:line-break/>qu'vn iour entre les autres, faisant faire vn<text:line-break/>saye de satin, luy bailla quelque quantité de<text:line-break/>bandes de velours à la mesure de son aulne,<text:line-break/>en presence de deux tesmoings. Le coustu(-)<text:line-break/>rier, qui auoit accoustumé de faire sa banie(-)<text:line-break/>re, rapportant à<text:s/>ce m(o2)sieur son saye, se trou(-)<text:line-break/>ua deffaut d'vne aulne de bande. Dieu sçait<text:line-break/>si le bourgeois entra lors en colere, &amp; de de(-)<text:line-break/>sprit fit à l'instant adiourner le tailleur, &amp;<text:line-break/>tant pourchassa par deffaux contumaces,<text:line-break/>sentences, &amp; appellations, que le pauure<text:line-break/>cousturier diligent de gaigner en sa bouti(-)<text:line-break/>que, &amp; paresseux de defendre son procez,<text:line-break/>tomba en si grande somme de desp(e2)s, qu'ils<text:line-break/>montoyent plus que le reste de son bien : de<text:line-break/>sorte que se voyant ainsi destruict, ferma<text:line-break/>boutique, &amp; se retira au païs de Norm(a2)die,<text:line-break/>en vn petit village, auquel prenant vn mou(-)<text:line-break/>lin à ferme, de cousturier se fist meusnier. Et<text:line-break/>par ce qu'il auoit esté reprins de larrecin,<text:line-break/><text:span text:style-name="pb">[f. 70]</text:span><text:line-break/>voulant faire vn peu plus l'homme de bien<text:line-break/>que de coustume, &amp; par ce moy(e2) recouurer<text:line-break/>son honneur, traittoit si fauorablement les<text:line-break/>bonnes femmes qui venoyent mouldre en<text:line-break/>son moulin, que par faute d'auoir apprins la<text:line-break/>raison qu'ont accoustumé de faire les meus(-)<text:line-break/><text:soft-page-break/>niers, ne peut payer sa ferme : mais comme<text:line-break/>vn pauure belistre, fut contraint de laisser le<text:line-break/>mestier &amp; le village, aussi bien que sa bouti(-)<text:line-break/>que de cousturier. Et ainsi passant chemin<text:line-break/>de bourgade en bourgade, se presente au<text:line-break/>deuant de l'ouuroir d'vn boulenger, auquel<text:line-break/>demanda l'aumosne. Ce faiseur de petit pain<text:line-break/>le voyant quasi de son habit, l'interrogue<text:line-break/>de quel estat il estoit. Le pauure cousturier<text:line-break/>(esperant auoir meilleure pasture) respond,<text:line-break/>pauure meusnier. Et n'auois tu personne qui<text:line-break/>allast mouldre à ton moulin ? I'auois, dist le<text:line-break/>meusnier, quasi tout le village. O lourdaut<text:line-break/>&amp; grosse beste, tu n'entends<text:s/>ton mestier, si ie<text:line-break/>eusse esté en ta place, plustost vne douzaine<text:line-break/>de ceux-là fussent aller m(e2)dier, que de tom(-)<text:line-break/>ber en telle necessité. Ce pauure homme<text:line-break/>ainsi moqué &amp; delaissé, n'osant retourner a<text:line-break/>la ville, pour la crainte du bourgeoys, &amp; les<text:line-break/>despens de<text:s/>la perte de sa cause, delibera de<text:line-break/>suyure son dernier mestier. Et pour appren(-)<text:line-break/>dre l'art duquel il luy failloit viure, &amp; sans<text:line-break/>lequel seroit contraint de mendier, tant<text:line-break/><text:span text:style-name="pb">[f. 71]</text:span><text:line-break/>chercha, que se faisant valet d'vn meusnier<text:line-break/>de l'vn des G(e2)tilshommes du païs, sceut si<text:line-break/>bien entretenir son maistre, &amp; le seigneur<text:line-break/>du moulin, que le meusnier estant mort, le<text:line-break/>G(e2)tilhomme en peine de chercher homme<text:line-break/>pour son moulin, interrogua le valet, luy de(-)<text:line-break/>mandant, auec solennité de sermens, s'il<text:line-break/>luy pourroit enseigner homme<text:s/>loyal, &amp; qui<text:line-break/>ne fust point si grand larron qu'estoit son<text:line-break/>maistre. Le rustre, qui auoit appris les ruses<text:line-break/>du moulin, luy fait response qu'à la verité il<text:line-break/>estoit impossible d'en trouuer qui ne le fus(-)<text:line-break/>sent : &amp; que loyauté logeoit fort loing des<text:line-break/>moulins. Mais, m(o2)sieur, il y a de plus grands<text:line-break/>larrons les vns que les autres : quant à moy,<text:line-break/>ie suis des plus petits, s'il vous plaist me fai(-)<text:line-break/>re ce bien, ie vous seruiray le plus loyaum(e2)t<text:line-break/>que ie pourray, selon mon mestier. Ainsi le<text:line-break/>Gentilhomme se voy(a2)t en ceste necessité de<text:line-break/>passer par la main des larrons, p(e2)sant choi(-)<text:line-break/>sir des plus petits, luy bailla son moulin, par<text:line-break/>le moyen duquel, encores qu'il fist tout son<text:line-break/>deuoir de desrober, à grand peine pouuoit<text:line-break/>viure tant estoit malheureux.</text:p>
      <text:p text:style-name="P740">Voila comment, mes<text:s/>Dames, l'homme<text:line-break/>doit hayr le vice du larcin, parce que quel(-)<text:line-break/><text:soft-page-break/>que pauureté qu'il puisse auoir, si est ce que<text:line-break/>vn bien mal acquis peu ou rien du tout pro(-)<text:line-break/>fite. Et ne faut penser à la vie seule du corps<text:line-break/><text:span text:style-name="pb">[f. 72]</text:span><text:line-break/>(par le moyen de laquelle on cuide couurir<text:line-break/>ses fautes :) mais delaissans les choses basses,<text:line-break/>faut estre soigneux des plus hautes, lesquel(-)<text:line-break/>les nous estans par la grace de Dieu don(-)<text:line-break/>nees, facilement obtiendrons le reste.</text:p>
      <text:h text:style-name="Titre1" text:outline-level="1">Compte XII.</text:h>
      <text:h text:style-name="P741" text:outline-level="1">Il y a vne maniere de ieunes hommes, encores que<text:line-break/>ils soyent de nature ignorans, si est ce qu'ils se<text:line-break/>glorifient plus en leur ignorance, que le sçau(a2)t<text:line-break/>ne fait en sonsçauoir ; &amp; bien souu(e2)t sont em(-)<text:line-break/>ployez en offices tels qu'en l'exercice d'iceux,<text:line-break/>font cognoistre par leurs propos &amp; façons de<text:line-break/>viure, vne infinité de bastelleries, qui ne seruent<text:line-break/>au monde que d'apprester à rire. Et sont volon(-)<text:line-break/>tiers tels ministres baillezés villages, où le peu(-)<text:line-break/>ple estant rude &amp; gro&lt;ATTcaractere&gt;ier, demeure longue(-)<text:line-break/>ment abusé.</text:h>
      <text:p text:style-name="P742"><text:span text:style-name="T743">V</text:span>N escolier de la grasse paste de Bretai(-)<text:line-break/>gne, ayant estudié vn peu de temps, se<text:line-break/>persuada d'estre assez sçauant pour prescher<text:line-break/>en son village : tellem(e2)t qu'en ceste opinion<text:line-break/>reprint le chemin de son païs : auquel arri(-)<text:line-break/>u(a2)t, &amp; pres d'vn village de sa naissance, pour<text:line-break/>ce que l'argent luy estoit failly, &amp; n'ayant<text:line-break/>oublié qu'en l'Vniuersité de Paris,<text:line-break/><text:span text:style-name="pb">[f. 73]</text:span><text:line-break/>autres(-)fois auoitouy dire, qu'vn personnage docte<text:line-break/>&amp; experimenté aux sept arts liberaux, ne<text:line-break/>pouuoit endurer necessité, demanda à vn<text:line-break/>chartier, qu'il renc(o2)tra en son chemin, l'au(-)<text:line-break/>mosne, au nom du maistre<text:s/>qui luy auoit<text:line-break/>apprins les sept arts liberaux. A quoy fist re(-)<text:line-break/>sponse le pique bœuf, passe mon amy, ie ne<text:line-break/>te donneray rien. C'est escolier marry ou(-)<text:line-break/>tre mesure, de ce que l'autre ne l'auoit ap(-)<text:line-break/>pellé Maistre Yues, pour s'estimer sçauant,<text:line-break/>&amp; experimenté en toutes sciences, chemi(-)<text:line-break/>noit tout grondant. Le païsant au c(o2)traire,<text:line-break/><text:soft-page-break/>pensant que fussent sept mestiers que l'es(-)<text:line-break/>colier eust apprins, luy dist : Comment mon<text:line-break/>amy, à ce que ie voy ie sçay plus que toy, &amp;<text:line-break/>m'est plus proffitable mon sçauoir que le<text:line-break/>tien, d'autant que de ce seul mestier que tu<text:line-break/>vois ie nourris ma femme &amp; sept enfans : &amp;<text:line-break/>toy accompagné de tes sept arts liberaux ne<text:line-break/>peux viure seul : parquoy ie suis plus à esti(-)<text:line-break/>mer que tous tes sens &amp; ta science. Ce mai(-)<text:line-break/>stre Yues, de despit, comme vn<text:s/>maistre en<text:line-break/>arts, ayant perdu la brigue, demeurant ainsi<text:line-break/>moqué, trouue moyen de gaigner le village,<text:line-break/>auquel (à la faueur de ses par(e2)s) sceur si bien<text:line-break/>contrefaire l'habile homme, qu'apres auoir<text:line-break/>receu les ordres necessaires à vn prestre, t(a2)t<text:line-break/>bien sceut chanter &amp; faire bonne trongne,<text:line-break/>qu'il fut esleu du Curé pour son principal<text:line-break/><text:span text:style-name="pb">[f. 74]</text:span><text:line-break/>Vicaire. Et pour le commencement de son<text:line-break/>vicariat (voulant monstrer à ses parroissiens<text:line-break/>qu'il auoit apprins à Paris quelque chose<text:line-break/>de nouueau) le iour des Rameaux se mist en<text:line-break/>chaire pour declarer l'entree de nostre Sei(-)<text:line-break/>gneur en Ierusalem : &amp; entre autres choses<text:line-break/>(pour bien cuider magnifier telle entree)<text:line-break/>voulant gloser l'escriture par son grand sça(-)<text:line-break/>uoir, interpretoit que nostre Seigneur, com(-)<text:line-break/>me vn braue Prince, estoit m(o2)té sur vn Ge(-)<text:line-break/>net d'Espaigne, caparassonné d'vne toille<text:line-break/>d'or, &amp; harnois bien doré, comme à vn si<text:line-break/>grand Seigneur appartient, pour faire l'en(-)<text:line-break/>tree d'vne telle &amp; si grande ville. Le clerc de<text:line-break/>l'Eglise, qui auoit autresfois ouy prescher<text:line-break/>des cordeliers, ayant retenu quelque peu de<text:line-break/>chose, tire la robe de son maistre, &amp; luy dit :<text:line-break/>M(o2)sieur : frere Iean dit que c'estoit vn asne.<text:line-break/>Le vicaire luy replique, va luy lescher le der(-)<text:line-break/>riere badin, si ie pouuois en meilleure chose<text:line-break/>faire plus grand honneur à mon sauueurie<text:line-break/>n'espargnerois ma peine : car tant qu'on me<text:line-break/>appellera messire Yuon i'auray son honneur<text:line-break/>en recommandation. Et reprenant son ser(-)<text:line-break/>mon disoit : Pource mes freres, gardez vous<text:line-break/>de ce meschant diable, car il est fin comme<text:line-break/>vn renard, &amp; vous trompera s'il peut. Et à<text:line-break/>fin d'en venir à bout, pour le meilleur re(-)<text:line-break/>mede faut que cherchez l'amour de Dieu<text:line-break/><text:span text:style-name="pb">[f. 75]</text:span><text:line-break/>qui est bon &amp; doux comme la sauce des<text:line-break/>poires qu'on vend chez les pastissiers à Pa(-)<text:line-break/><text:soft-page-break/>ris. La predication finie, le reste de la se(-)<text:line-break/>maine s'employa à la lecture des bons vins<text:line-break/>iusques au iour de Pasques, auquel espe(-)<text:line-break/>rant que le Curé, aussi bon Theologien que<text:line-break/>luy, deust veoir faire l'office de bon pasteur,<text:line-break/>ne se soucia beaucoup du seruice de l'Egli(-)<text:line-break/>se, &amp; moins d'estudier l'Euangile pour le<text:line-break/>prescher : mais estant tr(o2)pé de la venuë du<text:line-break/>curé, ignorant ce qu'il deuoit faire, enuoya<text:line-break/>son clerc dem(a2)der à vn vicaire voisin, com(-)<text:line-break/>ment il se pourroit gouuerner. Le vicaire<text:line-break/>fort empesché à confesser ses parroissiens,<text:line-break/>luy fit responce courte, &amp; luy dit seulem(e2)t :<text:line-break/>Il est demain la saincte Resurrection de no(-)<text:line-break/>stre Seigneur, partant vous direz à messire<text:line-break/>Yues qu'il faut chanter<text:s/><text:span text:style-name="T744">Resurrexit.</text:span><text:s/>Maistre<text:line-break/>Benoist le clerc, pour estre begue de la lan(-)<text:line-break/>gue, &amp; leger du cerueau, en s'en retournant<text:line-break/>par le chemin oublie le mot, &amp; ne se souuint<text:line-break/>que de la premiere syllabe,<text:s/><text:span text:style-name="T745">Re,</text:span><text:s/>tellement<text:line-break/>qu'il rapporte à son maistre qu'il failloit<text:line-break/>chanter de<text:s/><text:span text:style-name="T746">Re.</text:span><text:s/>Ha, dit le vicaire, par ma<text:line-break/>couronne ie l'auois bien pensé qu'il failloit<text:line-break/>chanter de<text:s/><text:span text:style-name="T747">Requiem</text:span> : car voicy le tiers iour<text:line-break/>qu'il est mort, &amp; nous chanterons demain<text:line-break/>son seruice. De telles petites ignorances,<text:line-break/>estant accusé de ses parroissiens enuers le<text:line-break/><text:span text:style-name="pb">[f. 76]</text:span><text:line-break/>curé, le supplierent leur bailler vn autre vi(-)<text:line-break/>caire qui fust vn peu mieux aduisé. C(o2)ment<text:line-break/>(dit messire Yues en colere) mais monsieur<text:line-break/>donnez moy d'autres parroissiens. Les pay(-)<text:line-break/>sans opiniastres en leurs demandes, remon(-)<text:line-break/>stroyent que c'estoit vn ignorant, n'enten(-)<text:line-break/>dant son estat, &amp; qu'il ne chantoit Messe que<text:line-break/>quand il luy plaisoit. Sçauez pourquoy, re(-)<text:line-break/>plique le vicaire, parce<text:s/>que si ie chantois<text:line-break/>plus souuent, ces mignons s'approchent si<text:line-break/>pres de l'autel, qu'à la fin &amp; par long vsage,<text:line-break/>ils pourroyent apprendre à chanter Messe<text:line-break/>comme moy : &amp; parce le gain en seroit<text:line-break/>moindre s'il failloit ainsi diuiser en plu(-)<text:line-break/>sieurs, ce qu'à moy seul appartient. Tant de<text:line-break/>bonnes raisons de cuysine scout alleguer<text:line-break/>maistre Yuon le vicaire, que pour l'igno(-)<text:line-break/>rance &amp; sottise du curé, la cause demeura<text:line-break/>suspenduë, &amp; le vicaire preschant comme<text:line-break/>de coustume.</text:p>
      <text:p text:style-name="P748">C'est chose dangereuse, mes Dames,<text:line-break/>quand les pasteurs pechent, non seulement<text:line-break/><text:soft-page-break/>par ignorance, mais de certaine malice,<text:line-break/>&amp; ne regardent la charge qu'ils ont en ge(-)<text:line-break/>neral de t(a2)t de pauures personnes ignoran(-)<text:line-break/>tes, Dieu &amp; leur salut qui en depend : mais<text:line-break/>ont leur profit particulier si en recomman(-)<text:line-break/>dation,<text:s/>qu'ils ne se soucient pas quels sont<text:line-break/>les ministres qu'ils mettent en l'Eglise, mais<text:line-break/><text:span text:style-name="pb">[f. 77]</text:span><text:line-break/>leur suffit de sçauoir combien ils veulent<text:line-break/>augmenter leurs fermes, s'attribuans com(-)<text:line-break/>me propre le bien qui n'appartient à eux, &amp;<text:line-break/>duquel ie crains qu'ils rendront<text:s/>mauuais<text:line-break/>compte.</text:p>
      <text:h text:style-name="Titre1" text:outline-level="1">Compte XIII.</text:h>
      <text:h text:style-name="P749" text:outline-level="1">Afin que la sotte ignorance n'aueugle les personnes<text:line-break/>soups couleur d'vne faincte hypocrisie ou simulee<text:line-break/>saincteté &amp; que l'œil troublé par l'exterieur ne<text:line-break/>p(e2)se trouuer quelque chose de plus parfait soubs<text:line-break/>vn deguisem(e2) si ce n'est entre celuy duquel de(-)<text:line-break/>pend toute consolation, ie vous veux raconter<text:line-break/>vn discours tresueritable, le subiect duquel est<text:line-break/>aduenu de nostre temps.</text:h>
      <text:p text:style-name="P750"><text:span text:style-name="T751">A</text:span>V temps du noble &amp; magnanime Roy<text:line-break/>François, fut fait vn tournoy à Sainct<text:line-break/>Germain, auquel se trouuer(e2)t plusieurs Prin<text:line-break/>ces &amp; Gentils hommes de France : entre les(-)<text:line-break/>quels ne voulut faillir vn Seigneur de gran(-)<text:line-break/>de &amp; ancienne maison, qui aymant l'hon(-)<text:line-break/>neur &amp; les armes, fit amener ses gr(a1)ds che(-)<text:line-break/>uaux à la c(o2)duite de l'vn de ses Escuyers, &amp;<text:line-break/>quelques Pages de sa maison. Cest Escuyer<text:line-break/>arriué à nostre Dame de Boulongne, pres<text:line-break/>Paris (comme celuy qui vouloir entendre<text:line-break/><text:span text:style-name="pb">[f. 78]</text:span><text:line-break/>le vouloir de son maistre) passe outre ius(-)<text:line-break/>ques à la court, &amp; laisse la garde de l'escuirie<text:line-break/>à deux pages, l'vn desquels vn peu plus gr(a1)d<text:line-break/>que l'autre, &amp; prest à sortir hors le gouuer(-)<text:line-break/>nem(e2)t de son Escuyer : se voy(a2)t en liberté, &amp;<text:line-break/>comme le naturel de tels mignons est de te(-)<text:line-break/>nir quelque peu de l'esuenté, entre auec son<text:line-break/>compagnon en l'hostellerie, auec vne con(-)<text:line-break/>tenance telle qu'on l'eust prins, non pour vn<text:line-break/><text:soft-page-break/>Page, mais pour l'Escuyer &amp; principal con(-)<text:line-break/>ducteur de ces cheuaux. Et de ceste asseu(-)<text:line-break/>r(a2)ce comm(e2)ça à dire : ça ma dame, que nous<text:line-break/>d(o2)nerez vous à disner ? l'hostesse qui n'estoit<text:line-break/>des plus contente de tels hostes (veu le peu<text:line-break/>de gain qu'elle y s(e2)toit, pour estre tels cour(-)<text:line-break/>tisans subiects à faire leur payement aussi<text:line-break/>court que l'argent de leur bourse) se presen(-)<text:line-break/>te au deuant d'eux, refusant de leur bailler<text:line-break/>viures, &amp; auec vne honneste excuse leur dit<text:line-break/>qu'elle n'auoit prouisions suffisantes pour<text:line-break/>presenter aux Gentilshommes, qui deman(-)<text:line-break/>doyent vol(o2)tiers à estre bien traittez. Com(-)<text:line-break/>ment ma dame, replique le plus grand des<text:line-break/>Pages, entrant iusques au dedans de la cui(-)<text:line-break/>sine, ie vois la broche qui tourne, asses bien<text:line-break/>garnie, pour le moins nous en mangerons<text:line-break/>nostre part. L'hostesse, qui auoit des hostes<text:line-break/>de longue main cogneuz, &amp; desquels elle<text:line-break/>esperoit plus de gaing que d'eux, s'excusa<text:line-break/><text:span text:style-name="pb">[f. 79]</text:span><text:line-break/>que ses chambres estoyent fermees, &amp; que<text:line-break/>la viande estoit pour porter chez vne<text:s/>sienne<text:line-break/>voisine, de laquelle elle auoit tenu l'enfant.<text:line-break/>Ces Pages, de nature fins, &amp; qui par faute de<text:line-break/>bien chercher ne ieusnent vol(o2)tiers, furent<text:line-break/>fort diligens de monter les degrez, à fin de<text:line-break/>entrer aux chambres qu'ils trouuerent bien<text:line-break/>barrees par le dedans, &amp; sans espargner<text:line-break/>leurs poings, heurterent lourdement : mais<text:line-break/>voyant qu'on ne leur respondoit, entrerent<text:line-break/>en soupçon : tellement que baissant vn peu<text:line-break/>la teste par dessous la porte, assez maliointe<text:line-break/>du bas, apperceurent l'ombre de deux ha(-)<text:line-break/>bits de gris est(a2)s sur la table, auec le moulle<text:line-break/>d'iceux, &amp; vn petit casaquin de mesme cou(-)<text:line-break/>leur. Et iettans la veuë d'autre costé, virent<text:line-break/>par dessus l'espaule de l'vn de ces cordeliers<text:line-break/>comme la blancheur d'vn couure-chef de<text:line-break/>femme, qui fut occasion que ces Pages com(-)<text:line-break/>mencerent à crier : Sus beaux peres, ouurez<text:line-break/>la porte, ou bien elle sera rompuë, ce qui<text:line-break/>fut fait aisément, pour n'estre des plus en(-)<text:line-break/>tieres. Et de ceste façon entrerent mes(-)<text:line-break/>sieurs les Pages, les espees au costé, la main<text:line-break/>dessus, le bonnet enfoncé, auec<text:s/>vne bra(-)<text:line-break/>uerie &amp; audace telle, que messieurs les cor(-)<text:line-break/>deliers &amp; deux ieunes garces, qui seruoyent<text:line-break/>de nouices, furent plus estonnees que du<text:line-break/>premier son de matines. Ces Pages,<text:line-break/><text:soft-page-break/><text:span text:style-name="pb">[f. 80]</text:span><text:line-break/>aus(-)quels tant plus croissoit la peur des corde(-)<text:line-break/>liers, plus augm(e2)toit leur fiere contenance,<text:line-break/>menaçoyent extremement ces pauures fra(-)<text:line-break/>tres, de les faire mener au couuent pour<text:line-break/>estre fouëttez, le Miserere tout au long : ce<text:line-break/>qui fort les estonna. En sorte que la crainte<text:line-break/>de telle execution (pour estre asseurez que<text:line-break/>si le<text:s/>couuent en estoit aduerty, ils eussent<text:line-break/>autant aimé mourir) firent vser ces grisards<text:line-break/>de leur mestier, qui est du plat de la langue,<text:line-break/>auec gracieuses &amp; fardees supplications de<text:line-break/>n'estre cause d'vn si grand scandale, qui peu<text:line-break/>leur proffiteroit : mais où ils tiendroyent le<text:line-break/>cas secret, ils auoyent encores dix escus au<text:line-break/>comm(a2)dement des bons compagnons. Ces<text:line-break/>mignons qui ouyrent parler d'argent, du(-)<text:line-break/>quel estoyent assez mal garnis, appaiserent<text:line-break/>vn peu leur cholere, disans : Sus beaux peres,<text:line-break/>où est la bourse ? voyons<text:s/>quelle croix vous<text:line-break/>portez. A l'heure l'vn d'eux fouïlle dedans<text:line-break/>le capeluchon de sa iupe, &amp; tire d'vn petit<text:line-break/>boursaut quar(a2)te escus, lesquels furent bail(-)<text:line-break/>lez contant à messieurs les Pages les dix es(-)<text:line-break/>cus promis : &amp; puis faisans apporter le dis(-)<text:line-break/>ner<text:s/>qui estoit preparé, se mirent tous à ta(-)<text:line-break/>ble en la compagnie des nouices, auec les(-)<text:line-break/>quels le disné failly, fut desch(a2)té en contre(-)<text:line-break/>poinct, sans que ces pauures freres, combi(e2)<text:line-break/>qu'il leur en fist grand mal, osassent<text:line-break/><text:span text:style-name="pb">[f. 81]</text:span><text:line-break/>empes(-)cher tout le<text:s/>plaisir de messieurs les pages,<text:line-break/>lesquels selon le temps &amp; subiect sceurent<text:line-break/>bien employer. Les pauures mineurs, qui<text:line-break/>auoyent tousiours l'oreille à la sonnette &amp;<text:line-break/>au fouët, ne peurent assez tost eschapper les<text:line-break/>mains de tels courtisans, pour doute de n'e(-)<text:line-break/>stre<text:s/>quittes à si bon marché : &amp; au plustost<text:line-break/>auec vne gracieuse &amp; cordialle reuerence<text:line-break/>par l'exterieur, feignant d'estre à eux gran(-)<text:line-break/>dement tenus, prindrent le chemin du cou(-)<text:line-break/>uent, laissans les pages cont(e2)s de si heureu(-)<text:line-break/>se rencontre, qui peu de temps<text:s/>apres retour(-)<text:line-break/>nez à Paris, vn iour que lon faisoit proces(-)<text:line-break/>sion generalle, passa tout le college &amp; cou(-)<text:line-break/>uent des cordeliers pardeuant l'hostellerie,<text:line-break/>où de fortune estoit logé le train de ce Sei(-)<text:line-break/>gneur, auec lequel estoyent les mesmes Pa(-)<text:line-break/>ges, qui<text:s/>regardans passer ceste compagnie,<text:line-break/>apperceurent au nombre les beaux peres de<text:line-break/><text:soft-page-break/>Boulongne, qu'ils recogneurent facilem(e2)t,<text:line-break/>&amp; pour le bon traittement qu'à leur faueur<text:line-break/>auoyent receu, les monstrans au doigt &amp; à<text:line-break/>l'œil à tout le monde, crioyent, comme la<text:line-break/>coustume est de leurs semblables : Voila les<text:line-break/>freres que nous trouuasmes à Boulongne<text:line-break/>auec deux garses, &amp; qui nous donnerent dix<text:line-break/>escus de peur de la discipline. Et tant plus<text:line-break/>voyoyent ces beaux peres h(o2)teux, &amp; baisser<text:line-break/>leur morrion, de peur d'estre cogneus, plus<text:line-break/><text:span text:style-name="pb">[</text:span><text:span text:style-name="pb">f. 82]</text:span><text:line-break/>s'efforçoyent les faire cognoistre : tellem(e2)t<text:line-break/>que le Gardien present au scandale, voyant<text:line-break/>qu'vn chacun s'en estoit apperceu, vsa d'of(-)<text:line-break/>fice de bon Pasteur, cognoissant que cela<text:line-break/>pourroit beaucoup preiudicier au proffit<text:line-break/>sainct, &amp; vtilité commune de tout l'ordre,<text:line-break/>&amp; d'auantage diuertiroit les aumosnes des<text:line-break/>bonnes femmes de la ville enuers le cou(-)<text:line-break/>uent. Partant au retour de la procession fist<text:line-break/>sa complainte au Lieutenant criminel : par<text:line-break/>deuant lequel les Pages conuoquez, &amp; en<text:line-break/>plain Chapitre examinez, descouurirent le<text:line-break/>discours du pelerinage de Boulongne, mon(-)<text:line-break/>str(a2)s les pauures mineurs en pleine compa(-)<text:line-break/>gnie, fort piteux de telle histoire : &amp; nonob(-)<text:line-break/>stant leurs deffences, la cloche du Chapitre<text:line-break/>fut sonnee, le fouët disciplinal du couuent<text:line-break/>apporté, par lequel (sans espargner les bras<text:line-break/>de ceux qui d'entr'eux estoyent estimez les<text:line-break/>plus gens de bien, on leur fit passer vne par(-)<text:line-break/>tie de ceste chaleur &amp; concupiscence.</text:p>
      <text:p text:style-name="p">Sachez, mes Dames, qu'encores que lon<text:line-break/>die en commun prouerbe, que les Corde(-)<text:line-break/>liers ne portent iamais croix, ie craindrois<text:line-break/>fort qu'il s'entendist de celle, par laquelle<text:line-break/>nous sommes tous rachetez &amp; faicts mem(-)<text:line-break/>bres de Dieu par son fils Iesus Christ : la(-)<text:line-break/>quelle font souuent accroire, qu'ils portent<text:line-break/>sous l'habit &amp; apparence exterieure de<text:line-break/><text:span text:style-name="pb">[f</text:span><text:span text:style-name="pb">. 83]</text:span><text:line-break/>sain(-)cteté, par la couuerture duquel, sans parler<text:line-break/>des bons, se nourrit vne infinité de trom(-)<text:line-break/>peries &amp; mensonges.</text:p>
      <text:soft-page-break/>
      <text:h text:style-name="Titre1" text:outline-level="1">Compte XIIII.</text:h>
      <text:h text:style-name="P752" text:outline-level="1">D'autant que le iugement de beaucoup d'hommes<text:line-break/>est, que les Italiens ont ie ne sçay quoy de plus<text:line-break/>spirituel que les autres nations, il m'a semblé<text:line-break/>bon mettre en lumiere le Discours d'vne assex<text:line-break/>sotte lourderie d'vn Venitien : lequel, pour le peu<text:line-break/>d'experience qu'il auoit, fist bien cognoistre que<text:line-break/>celuy là n'est seul, &amp; qu'il y en a assez de sem(-)<text:line-break/>blables par le pays.</text:h>
      <text:p text:style-name="P753"><text:span text:style-name="T754">V</text:span>N Gentilhomme de Venise delaissé de<text:line-break/>son pere ieune d'aage, &amp; seigneur de<text:line-break/>grands biens : Comme ceste ieunesse, qui<text:line-break/>volontiers cherche les moyens de tout plai(-)<text:line-break/>sir, abandonnant ses biens aux choses qui<text:line-break/>le luy pouuoyent donner, fut par long<text:line-break/>temps sans bouger de la<text:s/>ville, frequentant<text:line-break/>continuellement les courtisanes : &amp; le plus<text:line-break/>grand voyage qu'il faisoit, estoit de faire<text:line-break/>mener vne lieuë ou deux en vne gondolle<text:line-break/>couuerte, les Dames de Venise, &amp; mesmes<text:line-break/>celles desquelles il se sentoit le plus fauorisé :<text:line-break/><text:span text:style-name="pb">[f. 84]</text:span><text:line-break/>tellement<text:s/>que tout son exercice estoit en la<text:line-break/>poursuitte du petit archer : &amp; tant continua<text:line-break/>ceste vie, que plusieurs de la ville ses parens<text:line-break/>&amp; amis luy commencerent à remonstrer la<text:line-break/>perte du temps, &amp; le deshonneur qu'il fai(-)<text:line-break/>soit à sa posterité, d'ainsi demourer en la<text:line-break/>ville, saus frequenter les païs &amp; nations, &amp;<text:line-break/>par tel moyen acquerir les vertus qui doiu(e2)t<text:line-break/>communément reluire en vn Gentilhom(-)<text:line-break/>me de maison. De sorte qu'vn iour, sans di(-)<text:line-break/>re à Dieu, accompagné d'vn valet niais &amp;<text:line-break/>grossier, s'embarqua pour aller à Padoüe : où<text:line-break/>se promenant par la ville, appetceut nom(-)<text:line-break/>bre de ses parens en la compagnie d'aucuns<text:line-break/>Gentilsh(o2)mes, montez sur cheuaux d'Espa(-)<text:line-break/>gne, fort somptueusement accoustrez. Ce<text:line-break/>ieune Gentilhomme, sorty nouuellement<text:line-break/>de la case, voyant la braue desmarche des<text:line-break/>bestes qu'il n'auoit accoustumé de voir, fut<text:line-break/>fort estonné, comment il estoit possible<text:line-break/>que lon se peust si dextrement tenir dessus.<text:line-break/>Et comme celuy qui commençoit à souhai(-)<text:line-break/>ter choses nouuelles, luy print enuie d'en<text:line-break/><text:soft-page-break/>acheter : &amp; tant bien poursuiuit<text:s/>son vouloir,<text:line-break/>que par le moyen d'vn de ces Gentilshom(-)<text:line-break/>mes, duquel il estoit le plus priué, acheta<text:line-break/>assez cherem(e2)t, &amp; d'vne curieuse affection,<text:line-break/>l'vn de ces cheuaux qui estoit bien adroit, &amp;<text:line-break/>le meilleur de to(us) ceux qu'il auoit veu en la<text:line-break/><text:span text:style-name="pb">[f. 85]</text:span><text:line-break/>troupe. Estant ainsi brauem(e2)t monté, creust<text:line-break/>à ce monsieur l'enuie d'experimenter l'ad(-)<text:line-break/>dresse de son cheual : mais comme celuy qui<text:line-break/>estoit mal adroit escuyer, &amp; n'auoit accou(-)<text:line-break/>stumé de cheuaucher que les gondoles de la<text:line-break/>Seigneurie, sortant de Padouë, accompagné<text:line-break/>seulement de son valet, demeura longue(-)<text:line-break/>ment en peine, pour chercher moyen de<text:line-break/>m(o2)ter dessus : parce que ce cheual qui estoit<text:line-break/>courageux, &amp; remuant incessamment, ma(-)<text:line-break/>nioit les membres, sans vouloir nullement<text:line-break/>souffrir l'accollem(e2)t de tel cheualier. Tou(-)<text:line-break/>tesfois tant trauailla le Venitien, qu'à l'aide<text:line-break/>d'vn au(a2)tage de cinq pieds de haut, descen(-)<text:line-break/>dit en la selle. Le Gentilhomme monté,<text:line-break/>commence à serrer rudement les tallons,<text:line-break/>tellement que le cheual courageux, qui n'a(-)<text:line-break/>uoit accoustumé que le<text:s/>signe de la verge, &amp;<text:line-break/>la parolle de son maistre, sentant l'esperon<text:line-break/>rude &amp; si pres de son ventre, commence à<text:line-break/>voltiger &amp; sauter vn peu trop viuem(e2)t, veu<text:line-break/>l'addresse du piqueur : de façon que peu s'en<text:line-break/>fallust que plusieurs fois il ne renuersast<text:line-break/>selle &amp; Cheualier par terre. Ainsi tout esba(-)<text:line-break/>hy, &amp; outre mesure estonné d'vn si conti(-)<text:line-break/>nuel remuem(e2)t, commença à crier :<text:s/><text:span text:style-name="T755">O san(-)</text:span><text:line-break/><text:span text:style-name="T756">cto Marco,</text:span><text:s/>à ce que ie vois le danger de la<text:line-break/>tempeste n'est pas seulem(e2)t en la mer, mais<text:line-break/>aussi en la terre : pensant que quand le<text:line-break/><text:span text:style-name="pb">[f. 86]</text:span><text:span text:style-name="pb"><text:line-break/></text:span>che(-)ual bondissoit ainsi, que ce fust la terre qui<text:line-break/>s'esleuast &amp;<text:s/>agitast de telle rudesse, comme<text:line-break/>les flots de la mer esbranlent le nauire, &amp;<text:line-break/>non l'esperon, duquel il pressoit si fort le<text:line-break/>cheual. Donc pensant estre en mesme peril,<text:line-break/>cuide retourner à l'eschalier, par lequel il<text:line-break/>estoit m(o2)té dessus, &amp; pour auancer son che(-)<text:line-break/>ual (pensant guinder le cordage du voile<text:line-break/>d'vn nauire, pour estre ay dé du vent) tire la<text:line-break/>bride du cheual de telle force, qu'ayant la<text:line-break/>bouche tendre, tournoit à toutes mains, &amp; si<text:line-break/>promptem(e2)t, que de grand' peut c(o2)mence à<text:line-break/>crier de cholere apres son valet : Coyon, fe(-)<text:line-break/><text:soft-page-break/>ras tu point marcher ceste beste ? Le pauure<text:line-break/>seruiteur (qui estoit aussi braue cheuau(-)<text:line-break/>cheur que son maistre) s'approche, &amp; com(-)<text:line-break/>me s'il eust voulu degrauer &amp; pousser vne<text:line-break/>g(o2)dole hors du lieu où elle estoit attachee,<text:line-break/>pour la mettre<text:s/>au fil de l'eau, de telle façon<text:line-break/>s'efforçoit auec espaules &amp; bras, de pousser<text:line-break/>par derriere le cheual, lequel estant cha(-)<text:line-break/>touïlleux &amp; forc eschauffé, lascha deux ou<text:line-break/>trois ruades de telle puissance, qu'il renuer(-)<text:line-break/>se le pauure valet à terre. Cependant le<text:s/>mal<text:line-break/>asseuré Venitien, tirant la bride à deux<text:line-break/>mains, alloit comme les escreuisses à recu(-)<text:line-break/>lon. Ie vous laisse à p(e2)ser la droite hardiesse,<text:line-break/>&amp; asseuree contenance d'vn si braue Che(-)<text:line-break/>ualier : lequel p(e2)sant perir, entra en si grand<text:line-break/><text:span text:style-name="pb">[f. 87]</text:span><text:span text:style-name="pb"><text:line-break/></text:span>desespoir,<text:s/>que de nouueau c(o2)mence à crier<text:line-break/>par milles iniures apres son seruiteur, luy<text:line-break/>disant :<text:s/><text:span text:style-name="T757">Cancre poltron,</text:span><text:s/>ne sçaurois tu faire<text:line-break/>marcher ceste beste ? pousse, frappe, chasse,<text:line-break/>fais ce que tu pourras, à fin que ie descende,<text:line-break/>autrem(e2)t il me rompra le col. Le valet, qui<text:line-break/>auoit esté chastié trop rudement, n'ose ap(-)<text:line-break/>procher : mais eut recours à trois ou quatre<text:line-break/>cailloux qu'il trouua en son chemin : &amp; de<text:line-break/>toute sa force, voulant ruer sur la croupe<text:line-break/>du cheual, pour le cuider auancer, atteint<text:line-break/>son maistre si viuement par<text:s/>les reins, qu'il le<text:line-break/>cuida desarçonner. Ce pauure Gentilhom(-)<text:line-break/>me, sentant telle douleur, estimant que le<text:line-break/>coup qu'il auoit receu fust vn coup de pied,<text:line-break/>que le cheual luy eust donné par derriere,<text:line-break/>cria d'vne voix piteuse : Laisse ceste mal(-)<text:line-break/>heureuse beste, elle m'a p(e2)sé rompre le dos.<text:line-break/>Et se voyant tousiours esloigné du m(o2)toir,<text:line-break/>qu'il pensoit approcher, lasche la bride, en<text:line-break/>sorte qu'à faute de bonne addresse, cuidant<text:line-break/>descendre, se laisse tomber si lourdement<text:line-break/>par terre, que le cheual sentant sa liberté,<text:line-break/>prend la course, &amp; s'en retourne en la ville,<text:line-break/>où estant recogneu, fut le faict du nouueau<text:line-break/>Cheualier descouuert, au contentement<text:line-break/>&amp; plaisir de tous ceux qui en ouyrent le<text:line-break/>compte.</text:p>
      <text:p text:style-name="p">Concluons donc, mes Dames, que le<text:line-break/><text:span text:style-name="pb">[f. 88]</text:span><text:span text:style-name="pb"><text:line-break/></text:span>païs ne fait pas le bon esprit des hommes,<text:line-break/>parce que par tout il y en a de sots &amp; rudes :<text:line-break/>mais la bonne c(o2)uersation des experimen(-)<text:line-break/><text:soft-page-break/>tez, ouure les esprits capables des bonnes<text:line-break/>vertus, &amp; les rend puis apres, par la grace du<text:line-break/>Seigneur, qui despart des bienfaicts à tous<text:line-break/>les hommes, comme bon luy<text:s/>semble, ex(-)<text:line-break/>cellens en toutes choses.</text:p>
      <text:h text:style-name="Titre1" text:outline-level="1">Compte XV.</text:h>
      <text:h text:style-name="P758" text:outline-level="1">Outre l'infinité des maux qu'engendre le fol<text:line-break/>amour, le plus fascheux &amp; de forte pa&lt;ATTcaractere&gt;ion<text:line-break/>est la ialousie, laquelle aussi souuent la suit, que<text:line-break/>l'ombre fait le corps. Mais parce que ie sçay que<text:line-break/>ce mal<text:s/>a fait entreprendre de hazardeuses fo(-)<text:line-break/>lies aux hommes, ie vous veux monstrer par ce(-)<text:line-break/>ste histoire, que non moindres &amp; aussi grandes<text:line-break/>a faict executer aux femmes.</text:h>
      <text:p text:style-name="P759"><text:span text:style-name="T760">I</text:span>L y a peu de temps qu'en vne des villes du<text:line-break/>païs &amp; Duché d'Anjou, estoit vn ieune<text:line-break/>marchand de riche maison, lequel ayant<text:line-break/>la liberté oysiue, pour exercer vn peu sa ieu(-)<text:line-break/>nesse, entretenoit vne belle fille, &amp; dura<text:line-break/>ceste vie si longuement, que croissant<text:line-break/>l'aage, creut aussi le desir du changement.<text:line-break/><text:span text:style-name="pb">[f. 89]</text:span><text:span text:style-name="pb"><text:line-break/></text:span>Et tout ainsi que les choses possedees à<text:s/>plai(-)<text:line-break/>sir &amp; sans crainte, engendrent peu à peu vn<text:line-break/>refroidissement d'amitié, ainsi commença<text:line-break/>ce ieune homme à delaisser peu à peu sa<text:line-break/>Dame, sans la visiter, ne par message, ne<text:line-break/>autrement : dequoy toute estonnee fist vn<text:line-break/>merueilleux deuoir d'entendre l'occasion<text:line-break/>d'vne si nouuelle mutation, luy remon(-)<text:line-break/>strant ne l'auoir iamais offencé, ne failly<text:line-break/>de loyalle promesse : &amp; que d'auoir si lasche(-)<text:line-break/>ment rompu la perfection de sa longue &amp;<text:line-break/>fidelle amitié, estoit vne ingrate &amp; petite<text:line-break/>recompence. Toutes fois se voyant sans re(-)<text:line-break/>sponce, &amp; du tout delaissee, tant espia par<text:line-break/>subtils moyens, qu'elle cogneut par appa(-)<text:line-break/>rence veritable le changement de son amy,<text:line-break/>duquel elle estoit en crainte : dont elle fut<text:line-break/>si despitee, que la douceur accoustumee en<text:line-break/>leur amour, fut soudain conuertie en vne<text:line-break/>haine &amp; mortelle inimitié remplie de ven(-)<text:line-break/>geance : tellement que, comme femme hors<text:line-break/><text:soft-page-break/>du sens, delibera de mettre à mort ce ieune<text:line-break/>homme. Et pour executer l'effect d'vn si de(-)<text:line-break/>sesperé courage, sachant qu'en sa ch(a2)bre y<text:line-break/>auoit vne fenestre qui resp(o2)doit en vne pe(-)<text:line-break/>tite ruelle peu frequ(e2)tee, &amp; laquelle le plus<text:line-break/>souuent estoit ouuerte, pour la commodité<text:line-break/>&amp; fraischeur de l'air, apres estre deguisee en<text:line-break/>l'habit d'vn homme, part de son logis, vne<text:line-break/><text:span text:style-name="pb">[f. 90]</text:span><text:span text:style-name="pb"><text:line-break/></text:span>eschelle sur son col, &amp; le cousteau au<text:s/>poing,<text:line-break/>trauersant de rue en rue, couroit comme fu(-)<text:line-break/>rieuse, &amp; sans penser qu'à l'execution de sa<text:line-break/>rigoureuse volonté : de fortune vint tomber<text:line-break/>entre les mains des sergens de la ville, qui<text:line-break/>lors (c(o2)me la coustume estoit) faisoyent le<text:line-break/>guet, lesquels incontinent, comme prison(-)<text:line-break/>niere &amp; en tel equipage saisie, la c(o2)duirent<text:line-break/>en la presence du Preuost. Ceste ieune Da(-)<text:line-break/>me, voyant son entreprinse empeschee,<text:line-break/>supplia le Iuge de vouloir entendre d'elle le<text:line-break/>secret de son embusche. Le Preuost voyant<text:line-break/>l'eschelle &amp; le<text:s/>cousteau dont elle estoit gar(-)<text:line-break/>nie, estima que ce fust pour aller escheller &amp;<text:line-break/>saccager vne des maisons de la ville. Et c(o2)(-)<text:line-break/>me celuy qui desiroit sçauoir &amp; descouurir<text:line-break/>la verité du fait, chassa tous ses sergens. Ain(-)<text:line-break/>si ceste femme demeuree seule,<text:s/>commence à<text:line-break/>dire : M(o2)sieur, vous qui estes Iuge, &amp; qui de(-)<text:line-break/>uez regarder &amp; deffendre les iustes querel(-)<text:line-break/>les, ie vous supplie ne vouloir empescher la<text:line-break/>raisonnable vengeance de l'iniure qui m'a<text:line-break/>esté faicte par celuy, qui de m(o2) corps, hon(-)<text:line-break/>neur &amp; amour, ayant esté si longuement<text:line-break/>iouyssant, s'est enuers moy monstré si las(-)<text:line-break/>che &amp; ingrat, que vaincu d'vne sorte &amp; le(-)<text:line-break/>gere volonté, m'a du tout abandonnee. Le<text:line-break/>Preuost, qui auparauant pensoit, comme el(-)<text:line-break/>le estoit desguisee, que ce fust quelque<text:line-break/><text:span text:style-name="pb">[f. 91]</text:span><text:span text:style-name="pb"><text:line-break/></text:span>lar(-)ron, ayant entendu par le menu le discours<text:line-break/>de ses amours, &amp; la brusl(a2)te colere de ceste<text:line-break/>ieune Dame, cogneut bien que c'estoit celle<text:line-break/>de laquelle s'estoit mil fois souhaitté serui(-)<text:line-break/>teur. Toutes fois (preferant vertu au desir<text:line-break/>propre de son corps) essaya par douceurs de<text:line-break/>l'appaiser : mais voyant l'opiniastreté &amp; le<text:line-break/>tourment continuel qu'elle se donnoit, de<text:line-break/>ce qu'on luy vouloit empescher vn si vio(-)<text:line-break/>lent effect, eut enuie de cognoistre si l'effect<text:line-break/>resp(o2)droit au fier courage : &amp; de ce pas l'ac(-)<text:line-break/><text:soft-page-break/>compagna iusques au pied de la fenestre, eu<text:line-break/>laquelle mettant l'eschelle, monte la pre(-)<text:line-break/>miere, le Preuost apres, la tenant par la<text:line-break/>queuë. Ainsi tous deux entrez en la cham(-)<text:line-break/>bre, ceste Dame court incontinent, tenant<text:line-break/>le cousteau en la main, d'vne rage &amp; roi(-)<text:line-break/>deur merueilleuse, droit au lict de ce ieune<text:line-break/>homme endormy, le cuidant trauerser par<text:line-break/>l'estomach : mais le Preuost, retenant son<text:line-break/>bras, luy dist : O femme, tu me fais cognoi(-)<text:line-break/>stre ce que iamais ie n'eusse pensé : com(-)<text:line-break/>ment as tu le cœur si remply de vengeance,<text:line-break/>de vouloir tuer celuy qu'as aymé plus que<text:line-break/>toy mesmes ? Ia à Dieu ne plaise, que moy<text:line-break/>qui suis le Iuge des crimes &amp; fautes qui se<text:line-break/>commettent, souffre vn tel meurtre en ma<text:line-break/>presence : t'asseurant que si l'auois fait tu en<text:line-break/>serois griefuement punie : aussi que si tu<text:line-break/><text:span text:style-name="pb">[f. 92]</text:span><text:span text:style-name="pb"><text:line-break/></text:span>t'e(-)stois tant oubliee que d'auoir fait vn acte si<text:line-break/>piteux, tous les biens du monde ne te pour(-)<text:line-break/>royent racheter : ne vois tu point que la Loy<text:line-break/>de nature contredit à ton damné vouloir ?<text:line-break/>Chasse, ie te prie, vne si furieuse delibera(-)<text:line-break/>tion, conceuë contre celuy que toy-mesme<text:line-break/>confesses auoir tant &amp; si loyaument aimé :<text:line-break/>&amp; i'espere que la reconciliation de ceste an(-)<text:line-break/>cienne amitié sera tellement rejointe, que<text:line-break/>la mort seule en fera la separation. Ceste<text:line-break/>ieune Dame de ces paroles vn peu adoucie,<text:line-break/>commença à refroidir sa colere, &amp; penser<text:line-break/>aux remonstrances du Preuost, lequel alla<text:line-break/>au lict du pauure amant, &amp; ayant allumé de<text:line-break/>la chandelle, l'esueilla. Le ieune homme, se<text:line-break/>trouuant ainsi surprins, eut vne frayeur<text:line-break/>merueilleuse, de voir à telle heure le<text:s/>Pre(-)<text:line-break/>uost : mais apres luy auoir discouru les rai(-)<text:line-break/>sons &amp; occasions de sa venuë, regardant le<text:line-break/>visage de celle qui par le passé luy auoit fait<text:line-break/>tant de faueurs, tout baigné en larmes, eut<text:line-break/>vn extreme regret, d'auoir esté descouuert<text:line-break/>par son moyen. Etapres<text:s/>plusieurs paroles,<text:line-break/>regards, reproches, &amp; piteuses complain(-)<text:line-break/>tes, finablement, par le moyen du Preuost,<text:line-break/>furent tellement reünis, &amp; confirmez en<text:line-break/>vne si grande &amp; parfaite amitié, que le ma(-)<text:line-break/>riage des deux fut bien tost apres accompli.<text:line-break/>A l'occasion duquel,<text:s/>receuans la grace de<text:line-break/><text:span text:style-name="pb">[f. 93]</text:span><text:span text:style-name="pb"><text:line-break/></text:span>Dieu, par la multiplication de leurs enfans<text:line-break/><text:soft-page-break/>vesquirent ensemble en vne paix perpetuel(-)<text:line-break/>le, heureux &amp; contens.</text:p>
      <text:p text:style-name="p">Il faut donc dire, que fol amour n'est ia(-)<text:line-break/>mais sans ialousie : laquelle au cœur de ses<text:line-break/>suiects nourrit, non seulement vne desme(-)<text:line-break/>suree passion, mais vne rage qui ne se peut<text:line-break/>porter, &amp; qui souuent aux craintifs, par vn<text:line-break/>despit &amp; desespoir, fait entreprendre de<text:line-break/>dangereuses folies : l'issue desquelles ne vaut<text:line-break/>le plus souuent rien. Parquoy, mes Dames,<text:line-break/>soyez amoureuses, non du vice : mais de l'a(-)<text:line-break/>mour h(o2)neste, permis de Dieu &amp; des hom(-)<text:line-break/>mes, &amp; lequel rendra de vostre vertu im(-)<text:line-break/>mortel renom &amp; perpetuel tesmoignage.</text:p>
      <text:h text:style-name="Titre1" text:outline-level="1">Compte XVI.</text:h>
      <text:h text:style-name="P761" text:outline-level="1">Les tromperies &amp; finesses des femmes sont si gran(-)<text:line-break/>des (quand elles s'appliquent à mal) qu'impos(-)<text:line-break/>sible est de pouuoir garder l'execution de leurs<text:line-break/>mauuaises volontez. Et bien souuent se fait de<text:line-break/>aussi bons tours par celles de basse condition, que<text:line-break/>par les plus apparentes : car où l'ignorance est<text:line-break/>plus grande, plus facilement le vice prend ra(-)<text:line-break/>cine, &amp; y fait longue demeure.</text:h>
      <text:p text:style-name="P762"><text:span text:style-name="T763">E</text:span><text:span text:style-name="pb">[f. 94]</text:span><text:span text:style-name="pb"><text:line-break/></text:span>N vne petite ville de ce Royaume, non<text:line-break/>gueres loing de Roüen, demeuroit vn<text:line-break/>Sauetier, viuant assez petitement de ce me(-)<text:line-break/>stier. Sa femme, qui estoit assez ieune &amp; bel(-)<text:line-break/>le, cognoissant sa pauureté, &amp; voulant sub(-)<text:line-break/>uenir à la necessité de la maison, s'efforça<text:line-break/>d'acquerir beaucoup d'amis, qu'elle sçauoit<text:line-break/>si proprement entretenir, que le mary ne<text:line-break/>s'en enqueroit beaucoup, mais que sa panse<text:line-break/>en fut remplie. Entre les plus familiers y en<text:line-break/>auoit trois, l'vn mareschal, voisin de sa mai(-)<text:line-break/>son : l'autre estoit vn ieune marchand fo(-)<text:line-break/>rain, qui souuent trafiquoit en la ville : &amp; le<text:line-break/>troisiesme &amp; plus dispost, vn frere lean, gras<text:line-break/>&amp; oyseux, au reste docte en faculté des bas<text:line-break/>souhaits. Ces trois compagnons estoyent si<text:line-break/>finement aymez de Madame la Sauetiere,<text:line-break/>qu'ils ne sçauoyent rien de leur conion(-)<text:line-break/>ction. Vn iour le mary estant allé à Roüen,<text:line-break/><text:soft-page-break/>pouramasser toutes les sauattes de la ville,<text:line-break/>laissa sa femme pour la garde seule de l'hon(-)<text:line-break/>neur de sa maison. A quoy fit tel deuoir, que<text:line-break/>rencontrant ses trois champions, à chacun<text:line-break/>d'eux fit promesse de les festoyer, &amp; rece(-)<text:line-break/>uoir pendant l'absence de son mary. Le pre(-)<text:line-break/>mier, &amp; qui fut le plus chaud de se presen(-)<text:line-break/>ter, fut le marchand, qui print assignation<text:line-break/>d'aller soupper auec elle. A quoy la<text:s/>Dame<text:line-break/><text:span text:style-name="pb">[f. 95]</text:span><text:span text:style-name="pb"><text:line-break/></text:span>ayant presté consentement, tout deliberé &amp;<text:line-break/>garny de prouisions, ne faillit secrettement<text:line-break/>de soy trouuer à l'heure. Et cependant que<text:line-break/>le soupper s'apprestoit, commença seule(-)<text:line-break/>ment à caresser la Dame, sans se monstrer<text:line-break/>trop aspre à l'execution de ce que ie vous<text:line-break/>laisse penser. En ces petites approches, frere<text:line-break/>Iean le degousté apres soupper, soy souue(-)<text:line-break/>nant de l'absence du Sauetier, eschauffé en<text:line-break/>son harnois, par le bon vin de la tauerne<text:line-break/>sort hastiuement, &amp; s'en va droit au logis de<text:line-break/>ceste ieune Dame : laquelle le cognoissant au<text:line-break/>heurter, se trouua empeschee du marchand :<text:line-break/>toutes fois craignant la fureur dangereuse<text:line-break/>du moyen, &amp; qu'il estoit assez estourdy<text:line-break/>pour luy faire quelque scandale, pria le<text:line-break/>marchand, qui n'estoit des plus asseurez du<text:line-break/>monde, de saillir par la fenestre, &amp; foy ca(-)<text:line-break/>cher dessus vn petit iardinet fait de char(-)<text:line-break/>penterie, &amp; qui estoit attaché contre la fe(-)<text:line-break/>nestre, pour mettre des violettes &amp; marjo(-)<text:line-break/>laines. Ainsi prié de la dame, encores qu'il<text:line-break/>pleut &amp; verglassast assez pour morfondre<text:line-break/>le mieux fourré : si fut-il si sot, que de haste<text:line-break/>de se cacher, se donna si gr(a2)d coup par la te(-)<text:line-break/>ste, que la marque y demeura long temps.<text:line-break/>Le marchand si froidem(e2)t logé, la Sauetiere<text:line-break/>alla ouurir la porte à frere Iean, luy disant :<text:line-break/>Mon Dieu, ie ne vis onc homme tant<text:line-break/><text:span text:style-name="pb">[f. 96]</text:span><text:span text:style-name="pb"><text:line-break/></text:span>pres(-)sant les personnes que vous faites : malheu(-)<text:line-break/>reuse que ie suis, ie voudroisestre morte, par<text:line-break/>ce que ie sçay qu'à vostre occasi(o2) ie perdray<text:line-break/>vie &amp; honneur. Le moyne, qui ne dem(a2)doit<text:line-break/>si longues harangues, ne fit pas comme le<text:line-break/>march(a2)d qui se paissoit de caresses : mais de<text:line-break/>plein saut sur les degrez, commença à enta(-)<text:line-break/>mer le cuyr de la Sauetiere, sans auoir pa(-)<text:line-break/>tience de monter en la chambre. La dame<text:line-break/>(cuidant qu'il deust de ce seruice estre con(-)<text:line-break/><text:soft-page-break/>tent) fut faschee de le voir monter en haut :<text:line-break/>&amp; allantapres, luy dit : Ie vous supplie sortez<text:line-break/>d'icy, vous me ferés infame : mais le gallant,<text:line-break/>sans faire compte de ses propos, se mist au<text:line-break/>pres du feu. Et tantost apres c(o2)mença à des(-)<text:line-break/>chanter sut vn vieil banc. Le pauure mar(-)<text:line-break/>ch(a2)d transsi de froid, &amp; ialoux de se voir fru(-)<text:line-break/>stré du bien qu'il pret(e2)doit, passionnoit ou(-)<text:line-break/>tre mesure : toutesfois craignant le moyne,<text:line-break/>qui auoit vne vieille espee enrouïllee, &amp; que<text:line-break/>il cognoissoit assez fol, n'osa sortir, &amp; atten(-)<text:line-break/>d(a2)t qu'il deust bien tost laisser la proye, pas(-)<text:line-break/>soit le temps à claqueter des dents. Mais ce<text:line-break/>cagot prenoit si grand plaisir à son ch(a2)t, que<text:line-break/>souuent il commençoit vne mesme chan(-)<text:line-break/>son, concluant de ne partir du logis, que le<text:line-break/>iour ne s'apparust. Le mareschal<text:s/>qui à telle<text:line-break/>heure (comme le plus proche voisin) sortoit<text:line-break/>pour visiter sa Dame, vint au logis heurter.<text:line-break/><text:span text:style-name="pb">[f. 97]</text:span><text:span text:style-name="pb"><text:line-break/></text:span>La sauetiere ent(e2)dant le bruit, dit au prieur :<text:line-break/>I'entens bien que c'est mon compere le ma(-)<text:line-break/>reschal, qui a besoin de quelque chose ne(-)<text:line-break/>cessaire, qu'il vi(e2)t de moy empr(u2)ter, ie vous<text:line-break/>supplie cachez vous vn peu sous ce lict, ius(-)<text:line-break/>ques à ce qu'il s'en soit retourné. Comm(e2)t<text:line-break/>dit le frere, ie suis asseuré que sa requeste ne<text:line-break/>est autre que d'emprunter ce que desia ie<text:line-break/>tiens : mais puisque i'ay prins le premier la<text:line-break/>place, il aura pati(e2)ce pour vne autrefois : ce<text:line-break/>pendant, ma mignonne, laissez moy vn peu<text:line-break/>faire, ie le contenteray gracieusement. Le<text:line-break/>moyne adonc s'en alla à l'huis, &amp; contrefai(-)<text:line-break/>sant, auec vne voix douce, la parole de la Sa(-)<text:line-break/>uetiere, demande qui heurtoit. C'est vostre<text:line-break/>amy, dit le mareschal, ouuréz, ie suis tout<text:line-break/>royde de froid, Ha, dit le frere en sa voix c(o2)(-)<text:line-break/>trefaite, ie ne puis pour ceste heure : car il y a<text:line-break/>ceans vn mien cousin, qui de malheur n'a(-)<text:line-break/>gueres est venu, &amp; qui pourroit vo(us) cognoi(-)<text:line-break/>stre, &amp; deceller le secret de nostre amitié. Le<text:line-break/>mareschal fasché de telle excuse, pressoit<text:line-break/>fort pour entrer. Le frere au contraire, ayse<text:line-break/>de le voir ainsi trembler, luy tenoit tous les<text:line-break/>propos gracieux, &amp; qui peuuent faire espe(-)<text:line-break/>rer &amp; viure l'amant : luy disant en la parole<text:line-break/>de sa dame : Mon amy, puisque pour le pre(-)<text:line-break/>sent ie ne vous puis mieux faire, receuez de<text:line-break/>moy par ceste fente vn baiser ou deux,<text:line-break/><text:span text:style-name="pb">[f. 98]</text:span><text:span text:style-name="pb"><text:line-break/></text:span><text:soft-page-break/>tes(-)moings du bon vouloir que ie vous porte,<text:line-break/>en att(e2)dant l'heure que ie vous pourray ou(-)<text:line-break/>urir. Le mareschal, amoureux outre mesure,<text:line-break/>met la bouche au droict de l'ouuerture, cui(-)<text:line-break/>dant rencontrer la bouche de la Sauetiere,<text:line-break/>rencontre le cul du moyne, qui au sentir luy<text:line-break/>fit cognoistre la difference des deux. Et co(-)<text:line-break/>gnoissant<text:s/>n'estre seul iouïssant, mais moqué<text:line-break/>&amp; trompé, proposa de se venger : &amp; feignoit<text:line-break/>auoir receu vn merueilleux plaisir d'vn tel<text:line-break/>baiser, luy dit : Ma maistresse, ie suis tellem(e2)t<text:line-break/>rauy de la faueur que vous me faites, qu'en<text:line-break/>attendant l'heure commode pour me rece(-)<text:line-break/>uoir, ie m'en vay querir mon manteau, à fin<text:line-break/>de me couurir &amp; empescher la pluye &amp; le<text:line-break/>froid, qui me tourm(e2)tent merueilleusem(e2)t.<text:line-break/>Ainsi le mareschal retourne en sa maison, &amp;<text:line-break/>chauffe à sa fournaise vn fer pointu &amp; tout<text:line-break/>rouge, l'apporte sous son manteau, &amp; trou(-)<text:line-break/>uant le moyne qui l'attendoit, en delibera(-)<text:line-break/>tion de se donner du passetemps, entrerent<text:line-break/>en propos amoureux si auant, que le mares(-)<text:line-break/>chal c(o2)mença à supplier sa dame de luy fai(-)<text:line-break/>re la faueur d'vn baiser. Le moyne content<text:line-break/>de ceste requeste, aualle ses chausses, &amp; luy<text:line-break/>presente le gracieux visage de derriere. Le<text:line-break/>mareschal prompt, ayant le fer en la main,<text:line-break/>le pousse si auant, qu'au sentir le pauure fre(-)<text:line-break/>re cogneur bien que le baiser estoit trop<text:line-break/><text:span text:style-name="pb">[f. 99]</text:span><text:span text:style-name="pb"><text:line-break/></text:span>chaud &amp; de grande douleur cria d'vne<text:s/>telle<text:line-break/>vehemence, que tous les voisinsmettant les<text:line-break/>testes aux fenestres, commencerent à s'es(-)<text:line-break/>mouuoir. Le pauure marchand, qui estoit a(-)<text:line-break/>uec les violettes, à la mortification de la ge(-)<text:line-break/>lee, eut si grand peur, qu'il se ietta du haut<text:line-break/>en bas, &amp; de malheur<text:s/>en tomb(a2)t se desnoüa<text:line-break/>la iambe, qui le fit crier encor' plus fort que<text:line-break/>le frere. Le mareschal tout est(o2)né &amp; empes(-)<text:line-break/>ché de ses pauures malades, compagnons<text:line-break/>de ses amours, ne sceut que faire, sinon de<text:line-break/>peur d'estre repris, le plustost qu'il peut, fait<text:line-break/>soudain porter par ses seruiteurs, le march(a2)d<text:line-break/>en sa maison, &amp; le moyne en son prieuré, de<text:line-break/>crainte d'estre surpris du peuple, lequel s'as(-)<text:line-break/>sembla inc(o2)tinent. Le mareschal, pour cou(-)<text:line-break/>urir son fait, met peine de renuoyer vn cha(-)<text:line-break/>cun en son logis, disant que c'estoyent deux<text:line-break/>de ses gens yures, qui au retour de la ville<text:line-break/>auoyent dressé ceste esmeute. Et ayant ap(-)<text:line-break/><text:soft-page-break/>paisé doucement vn si grand bruit, s'en alla<text:line-break/>triompher de sa victoire auec la Sauetiere,<text:line-break/>mangeant le souper que le marchand auoit<text:line-break/>fait apprester.</text:p>
      <text:p text:style-name="P764">Voila, mes Dames, comm(e2)t le fol amour<text:line-break/>accoustre ses subiects, lesquels apres les a(-)<text:line-break/>uoir pour quelque temps bien traittez en<text:line-break/>plaisirs &amp; delices, leur fait apres sentir l'is(-)<text:line-break/>suë d'iceux, qui est (comme dit le sage)<text:line-break/><text:span text:style-name="pb">[f. 100]</text:span><text:span text:style-name="pb"><text:line-break/></text:span>tous(-)iours pleine d'amertume &amp; douleurs : telle(-)<text:line-break/>ment que le vray &amp; perdurable plaisir, du(-)<text:line-break/>quel la fin est tousiours bonne, est celuy qui<text:line-break/>est fondé en l'amour &amp; crainte du Seigneur,<text:line-break/>garde seul de vos honneurs.</text:p>
      <text:h text:style-name="Titre1" text:outline-level="1">Compte XVII.</text:h>
      <text:h text:style-name="P765" text:outline-level="1">Les anciens, par vn prouerbe, nous<text:s/>admonne(-)<text:line-break/>stoyent de ne porter iamais au doigt vn estroit<text:line-break/>anneau, voulans par là reprouuer la trop sotte<text:line-break/>&amp; ridicule superstition de plusieurs personnes,<text:line-break/>qui volontairement, &amp; sans raison, s'obligent<text:line-break/>&amp; enchesnent aux liens si estroits, qu'en despit<text:line-break/>d'eux (puis apres) il faut qu'ils portent, sans en<text:line-break/>pouuoir sortir : comme ceste histoire vous fera<text:line-break/>foy, d'vn Iuif, lequel par experience cogneut<text:line-break/>que la rigueur de sa loy fut cause de luy auoir<text:line-break/>quasi fait perdre la vie.</text:h>
      <text:p text:style-name="P766"><text:span text:style-name="T767">C</text:span>Hacun sçait qu'en plusieurs païs &amp; vil(-)<text:line-break/>les, les Roys ou les Seigneurs d'icelles<text:line-break/>ont accoustumé de souffrir en vn endroict,<text:line-break/>separé de tous les autres, viure quelque<text:line-break/>nombre de Iuifs, selon leur vieille &amp; su(-)<text:line-break/>perstitieuse loy. Et par le moyen du profit<text:line-break/>&amp; tribut qu'ils rendent par chacun an, de(-)<text:line-break/>quoy les Iuifs se recomp(e2)sent bien par<text:line-break/><text:span text:style-name="pb">[f. 101]</text:span><text:span text:style-name="pb"><text:line-break/></text:span>tra(-)fiques &amp; vsures grandes &amp; manifestes. Et de<text:line-break/>ceux là y en a vn si grand nombre à Rome,<text:line-break/>ausquels on permet ceste liberté de gain t(a2)t<text:line-break/>excessif, qu'eux voulans garder &amp; entrete(-)<text:line-break/>nir leur puante &amp; infecte auarice, obseruent<text:line-break/>si rigoureusement leurs sottes ceremonies,<text:line-break/><text:soft-page-break/>qu'vn iour de Sabath, qui est la feste que sur<text:line-break/>toutes ils celebr(e2)t, au lieu de nous le Dim(e2)(-)<text:line-break/>che, l'vn d'entr'eux, pressé du v(e2)tre, se retire<text:line-break/>en vn priué, duquel le plancher estoit si vieil<text:line-break/>&amp; caduque, qu'il n'eust esté si tost assis, que<text:line-break/>le siege &amp; le Iuif dessus, tombe en bas au mi(-)<text:line-break/>lieu de la fosse, planté pour reuerdir, c(o2)me<text:line-break/>vn saux dedans le bourbier d'vn maray. Ce<text:line-break/>pauure Iuif sentant vn parfum si viol(e2)t, que<text:line-break/>il n'y<text:s/>a ni mitridat ni c(o2)serue, qui peut qua(-)<text:line-break/>si garder le cœur de s'enfler &amp; creuer, depi(-)<text:line-break/>teusement en son baragouïn crioit, inuo(-)<text:line-break/>quant Dieu &amp; ses amys, à fin d'estre retiré<text:line-break/>d'vn si fascheux enfer : mais grand mal, bel(-)<text:line-break/>le patience luy fut besoin d'auoir : car com(-)<text:line-break/>bien qu'il criast assez haut, pour estre ouy de<text:line-break/>ceux qui estoyent au plus loing, si ne trou(-)<text:line-break/>ua il homme de sa secte ou religion qui fist<text:line-break/>sembl(a2)t de luy pres(e2)ter la main, ou le moin(-)<text:line-break/>dre secours du monde, ayans vne crainte si<text:line-break/>merueilleuse que rien plus, d'enfraindre ou<text:line-break/>offencer le vœu que si sainctem(e2)t &amp; inuio(-)<text:line-break/>lablem(e2)t ils gardent. Tellement que ce<text:line-break/><text:span text:style-name="pb">[f. 102]</text:span><text:span text:style-name="pb"><text:line-break/></text:span>pau(-)ure Iuiffut c(o2)traint de demeurer en ce plai(-)<text:line-break/>sant lieu, sans boire ne manger, par long<text:line-break/>temps, delaissé<text:s/>des siens, qui alloy(e2)tabbayer<text:line-break/>le parchemin en leur synagogue. Bien fut le<text:line-break/>pis, parce que les voisins de leur conclaue,<text:line-break/>oyans crier ce pauure embrené, &amp; que pour<text:line-break/>vne si estrange superstition, ils delaissoyent<text:line-break/>le commandement de Dieu, qui est d'aimer<text:line-break/>son<text:s/>prochain comme soy(-)mesmes, chacun<text:line-break/>grandement murmuroit. Les vns disoyent,<text:line-break/>il les faut c(o2)traindre d'obseruer le Dimen(-)<text:line-break/>che des Chrestiens, à fin de leur oster ceste<text:line-break/>ceremonie, &amp; ceux qui ne l'obserueront, les<text:line-break/>mettre sur la rouë. Les autres parloyent<text:s/>da(-)<text:line-break/>uantage, de faire c(o2)fisquer tous leurs biens,<text:line-break/>&amp; chasser le reste de tels malheureux hors<text:line-break/>du païs. De fortune vn des plus gr(a2)ds mar(-)<text:line-break/>ranes &amp; hypocrites Iuifs, estoit par la ville<text:line-break/>à la chasse de ses vsures, retournant en la<text:line-break/>synagogue, leur fist tout le discours de ces<text:line-break/>propos qu'il auoit ouy dire. Incontin(e2)t en(-)<text:line-break/>tra vne merueilleuse crainte aux cœurs de<text:line-break/>ces tyrans auaricieux, ent(e2)dans estre mena(-)<text:line-break/>cez de la perte de leurs bi(e2)s, &amp; de l'exil, que<text:line-break/>soudain sanssçauoir à quelle fin se tenoyent<text:line-break/>tels propos, fut par eux conclud qu'ils gar(-)<text:line-break/><text:soft-page-break/>deroyent le Dim(e2)che des Chrestiens com(-)<text:line-break/>me leur Sabbath : &amp; de fait, le lendemain si<text:line-break/>estroittement l'obseruerent, qu'il ne leur<text:line-break/><text:span text:style-name="pb">[f. 103]</text:span><text:span text:style-name="pb"><text:line-break/></text:span>souuint du pauure Iuif, lequel lassé de crier<text:line-break/>le iour du Sabath, trempoit au baing si pu(a2)t<text:line-break/>&amp; espais, que l'esprit &amp; tous les sens luy de(-)<text:line-break/>failloyent. Le Dim(e2)che passé, apres la mort<text:line-break/>le medecin, on vint visiter le pauure englué,<text:line-break/>lequel, auec gens &amp; cordages, doucem(e2)t on<text:line-break/>retire, fort bien couuert du moust de Bac(-)<text:line-break/>chus, &amp; qui pis est, demy mort. Toutesfois,<text:line-break/>le Seigneur, qui tout garde, le voulant oster<text:line-break/>de ceste miserable seruitude, luy auoit con(-)<text:line-break/>serué la vie en son entier. Et estant peu de<text:line-break/>temps apres reuenu en conualescence, en la<text:line-break/>presence de tous ces infideles, s'escri(a2)t leur<text:line-break/>dist : ô maudite &amp; miserable loy, &amp; ceux qui<text:line-break/>la gardent plus mesch(a2)s, puis qu'estes si peu<text:line-break/>charitables, &amp; qu'aymez mieux vos biens<text:line-break/>que vos semblables, par là me faites co(-)<text:line-break/>gnoistre que vostre vie &amp; vostre loy est con(-)<text:line-break/>tre<text:s/>Dieu &amp; son commandement. Et apres<text:line-break/>auoir fait plusieurs autres belles rem(o2)stran(-)<text:line-break/>ces, delaissant le Iudaïsme, se fist baptiser,<text:line-break/>viuant le reste de sa vie, comme vn bon &amp;<text:line-break/>fidelle Chrestien.</text:p>
      <text:p text:style-name="p">Cela, mes Dames, vous fait cognoistre,<text:line-break/>comm(e2)t ceste trop grande rigueur de ceri(-)<text:line-break/>monies nuist à cesIuifs, qui les gardent plus<text:line-break/>estroittement que les vrais c(o2)mandemens<text:line-break/>de Dieu, &amp; contre ce qui est dit en l'Eu(a2)gile,<text:line-break/>Qu'il est tousiours temps de bien faire au<text:line-break/><text:span text:style-name="pb">[f. 104]</text:span><text:span text:style-name="pb"><text:line-break/></text:span>Sabath : mais leur folie est si grande,<text:s/>que la<text:line-break/>lumiere qui est venuë, &amp; de tous les fideles<text:line-break/>receuë, aiment encores les tenebres, ressem(-)<text:line-break/>blans ceux, qu'introduit Homere, apres l'in(-)<text:line-break/>uention des bons bleds, voul(a2)s encores en(-)<text:line-break/>tretenir leur brutalité, vsoyent de gl(a2)d pour<text:line-break/>faire leur pain. Venans donc à la perfection,<text:line-break/>soyons charitables à nos prochains, à fin<text:line-break/>que facions cognoistre la differ(e2)ce de leurs<text:line-break/>sottises, à la verité de nostre Euangile.</text:p>
      <text:soft-page-break/>
      <text:h text:style-name="Titre1" text:outline-level="1">Compte XVIII.</text:h>
      <text:h text:style-name="P768" text:outline-level="1">Pource qu'il y a des hommes, qui en la profession<text:line-break/>des armes estiment que ce soit vne chose neces(-)<text:line-break/>saire d'y ioindre l'amour, estimans que cela<text:line-break/>leur soit vne occasion &amp; fondement de plus<text:line-break/>grande hardiesse : il m'a semblé proffitable vous<text:line-break/>monstrer par ceste histoire, que cest amour est<text:line-break/>quelquefois si aspre &amp; mal fondé, que bien sou(-)<text:line-break/>uent cuidans, comme ils disent, chercher le plai(-)<text:line-break/>sir de la vie par leur temerité, rencontrent vne<text:line-break/>fascheuse mort.</text:h>
      <text:p text:style-name="P769"><text:span text:style-name="T770">A</text:span>V temps du Conte Francisque Sforce,<text:line-break/>estoyent en sa compagnie deux braues<text:line-break/>hommes autant adroicts aux armes, que<text:line-break/>Gentilshommes de toute l'Italie : l'vn se<text:line-break/><text:span text:style-name="pb">[f. 105]</text:span><text:span text:style-name="pb"><text:line-break/></text:span>nommoit le seigneur Philippes, &amp; l'autre<text:line-break/>le seigneur Antoine. Ces deux (comme pa(-)<text:line-break/>reils d'aage &amp; de maison) auoyent tousiours<text:line-break/>esté nourris de leur ieune aage ensemble,<text:line-break/>&amp; se portoyent vne si parfaite amitié, que<text:line-break/>toutes leurs entreprinses estoient d'vne fra(-)<text:line-break/>ternelle &amp; semblable vol(o2)té parfaites. For(-)<text:line-break/>tune enuieuse de telle fraternité, &amp; qui ia(-)<text:line-break/>mais ne les auoit peu separer, par le moyen<text:line-break/>de ce petit Dieu les mist en vne merueilleu(-)<text:line-break/>se &amp; mortelle inimitié. Le commencement<text:line-break/>de ceste separation fut, que le Conte ayant<text:line-break/>fait publier vn tournoy, pour experimenter<text:line-break/>les plus vaillans &amp; gentils Cheualiers de sa<text:line-break/>cour. Entre le nombre des comparans, ces<text:line-break/>deux, comme freres d'armes, se trouuerent<text:line-break/>sur les rancs, en vn triomphant &amp; singulier<text:line-break/>appareil, faisans tel deuoir de rompre boys,<text:line-break/>qu'il ne se renc(o2)tra Cheualier qui ne fust de<text:line-break/>l'vn d'eux mis &amp; renuersé par terre : en sorte<text:line-break/>que (comme les mieux faisans) de la voix<text:line-break/>de tous les Gentilshommes &amp; Dames em(-)<text:line-break/>porterent le prix. Les ioustes finies, vn cha(-)<text:line-break/>cun se trouua au festin : où toutes les Dames<text:line-break/>à fin d'attirer les affections des plus passion(-)<text:line-break/>nez, n'auoyent rien laissé au logis qui peust<text:line-break/>enrichir &amp; embellir leurs beautez naturel(-)<text:line-break/>les, tellement qu'en la diuersité de si excel(-)<text:line-break/><text:soft-page-break/>lens miroirs, ceux qui vouloyent presenter<text:line-break/><text:span text:style-name="pb">[f. 106]</text:span><text:span text:style-name="pb"><text:line-break/></text:span>leur seruice, mettoyent peine de se reco(-)<text:line-break/>gnoistre. Entre lesquels, ces deux Gentils(-)<text:line-break/>h(o2)mes regardans attentiuement la grace &amp;<text:line-break/>excell(e2)ce d'vne Dame, n(o2)mee Ypolite, tout<text:line-break/>ainsi qu'ils estoyent d'vn mesme vouloir<text:line-break/>d'amitié, ainsi fur(e2)t d'vn semblable feu sur(-)<text:line-break/>prins. En sorte que, sans auoir cognoissance<text:line-break/>de leurs couuertes pensees, secrettement<text:line-break/>pourchassoyent à la consommation du plai(-)<text:line-break/>sir qu'amoureux on appelle. Dame Ypolite<text:line-break/>qui voyoit ses deux seruiteurs esgaux d'aa(-)<text:line-break/>ge, beauté &amp; richesse : leur faisoit vn gracieux<text:line-break/>mesme visage, sans pouuoir arrester auquel<text:line-break/>son cœur pourroit pr(e2)dre certain siege d'a(-)<text:line-break/>mour. Vn iour ces deux Gentilshommes<text:line-break/>estans seuls à leur priué, le seigneur Antoine<text:line-break/>commença à dire au seigneur Philippe :<text:line-break/>Mon frere, ie me trouue d'vn costé vain(-)<text:line-break/>queur, &amp; de l'autre si violentement vaincu<text:line-break/>de l'amour d'vne gentille Damoyselle, que<text:line-break/>i'ay veuë en ce festin, qui m'a tellement at(-)<text:line-break/>taint le cœur, que ie n'ay autre repos<text:s/>que le<text:line-break/>continuel penser de sa beauté. Philippe, en<text:line-break/>souspirant pour semblable cause, luy res(-)<text:line-break/>pond : Ha mon frere, vous faites plainte de<text:line-break/>la maladie qui m'a pareillement surpris : car<text:line-break/>au mesme lieu qu'auez receu le mal, là suis<text:line-break/>tombé en tel souuenir d'vne<text:s/>dame, qui s'est<text:line-break/>presentee deuant mes yeux, qu'à son moyen<text:line-break/><text:span text:style-name="pb">[f. 107]</text:span><text:span text:style-name="pb"><text:line-break/></text:span>(encores que ie sois en vie) ie souffre mille<text:line-break/>morts : &amp; pour tout cela ie ne reçois vne seu(-)<text:line-break/>le partie de plaisir. Ie croy que c'est nostre<text:line-break/>fatalle destinee, que tout ainsi que tout le<text:line-break/>temps de nostre vie, auons esté d'vn pareil<text:line-break/>vouloir, qu'aussi à aimer nous nous deuions<text:line-break/>acc(o2)pagner : toutesfois si vostre Dame passe<text:line-break/>la mienne en beauté, pourriez estre certain<text:line-break/>qu'en ce m(o2)de mortel n'a sa semblable. Re(-)<text:line-break/>plique le seigneur Antoine, quand vous au(-)<text:line-break/>rez l'vne &amp; l'autre bi(e2) veuë, lors en pourrez<text:line-break/>donner iugement plus veritable. Venu le<text:line-break/>iour ensuyuant, ces deux passionnez retout(-)<text:line-break/>nerent à la cour, où ils trouuerent la ieune<text:line-break/>Ypolite, laquelle d'vne grace prudente leur<text:line-break/>faisoit egale faueur, sans que l'vn se peust<text:line-break/>vanterauoir receu plus d'au(a2)tage que l'au(-)<text:line-break/>tre. Le seigneur Antoine donc, voyant son<text:line-break/><text:soft-page-break/>opportunité, prend son frere Philippes par<text:line-break/>la main, &amp; luy monstre la belle Ypolite, que<text:line-break/>l'autre estoit en mesme pensee de luy mon(-)<text:line-break/>strer : mais cognoiss(a2)t que tous deux estoy(e2)t<text:line-break/>seruiteurs d'vne seule Dame, fut atteint d'v(-)<text:line-break/>ne si viue douleur, qu'auec vne voix trem(-)<text:line-break/>bl(a2)te luy dist : Comment seigneur Antoine !<text:line-break/>c'est celle dont ie vous ay parlé : &amp; par tant<text:line-break/>si auez enuie de me faire plaisir, ie vous sup(-)<text:line-break/>plie au nom de ceste tant grande &amp; inuiola(-)<text:line-break/>ble amitié (qui est de si long temps entre<text:line-break/><text:span text:style-name="pb">[f. 108]</text:span><text:span text:style-name="pb"><text:line-break/></text:span>nous) vous deporter de l'entreprinse, qu'à<text:line-break/>tort sur moy voulez faire. Le seigneur An(-)<text:line-break/>toine, qui de son costé n'en estoit en moin(-)<text:line-break/>dre colere, respond : Ie ne croy point, que<text:line-break/>par ces paroles controuuees &amp; feintes, ne<text:line-break/>ayez enuie de rompre l'amitié de nous deux<text:line-break/>si parfaite, par vne requeste si hors de raison,<text:line-break/>&amp; qui me touche de si pres, que le seul pen(-)<text:line-break/>ser me fait oublier tout<text:s/>le deuoir que ie vo(us)<text:line-break/>dois : aussi que c'est la Dame (comme sçauez)<text:line-break/>qui me tient tellement lié, que ie ne puis<text:line-break/>souffrir compagnon en chose qui puisse of(-)<text:line-break/>fenser mon honneur, m'ayant ja receu pour<text:line-break/>ami, veu le gracieux recueil qu'elle m'a fait.<text:line-break/>Ie sçay,<text:s/>dit le seigneur Philippes, que de sa<text:line-break/>nature elle est si bien nourrie, qu'à tous elle<text:line-break/>se monstre tant honneste, que les Gentils(-)<text:line-break/>hommes de ceste cour ne sont paresseux de<text:line-break/>luy presenter leur seruice : toutesfois, com(-)<text:line-break/>me le plus affectionné, ie sçay que<text:s/>sur tous<text:line-break/>seray fauorisé. De façon qu'en telles dispu(-)<text:line-break/>tes, &amp; alteres d'amour, entrerent si auant en<text:line-break/>propos, qu'ils vindrent à parler du tournoy,<text:line-break/>auquel ils s'estoyent tous deux trouuez : &amp; se<text:line-break/>chatouïllerent de si piquans &amp; fascheux ter(-)<text:line-break/>mes, que le seigneur Philippes, desirant ve(-)<text:line-break/>nir à l'effect du combat, va dire en colere : Ie<text:line-break/>cognois à present qu'il faut que nostre ami(-)<text:line-break/>tié se separe, par la mort de l'vn de nous<text:line-break/><text:span text:style-name="pb">[f. 109]</text:span><text:span text:style-name="pb"><text:line-break/></text:span>deux : d'autant que voulant emporter le pris<text:line-break/>&amp; du tournoy, &amp; de la iouïssance de celle,<text:line-break/>dont entierem(e2)t depend ma vie, en le souf(-)<text:line-break/>frant ie receurois vn perpetuel deshonneur,<text:line-break/>ne meritant iamais porter les armes. Par(-)<text:line-break/>quoy voila mon gage, par lequel i'entends<text:line-break/>vous combatre (auec le congé de monsei(-)<text:line-break/>gneur &amp; maistre) à la lance &amp; l'espee, à tou(-)<text:line-break/><text:soft-page-break/>te outr(a2)ce : &amp; par telles armes vous faire co(-)<text:line-break/>gnoistre qui sera le mieux meritant le bien<text:line-break/>que pretendez. I'accepte, dit le seigneur An(-)<text:line-break/>toine, vostre gage. Et de ce pas (d'vn mesme<text:line-break/>consentement) vont vers le Conte Francis(-)<text:line-break/>que, duquel, à toutes peines, ils impetrerent<text:line-break/>le combat. Ceste nouuelle incontinent des(-)<text:line-break/>couuerte &amp; sceuë, tous les Gentilshommes<text:line-break/>&amp; Dames de la cour s'efforcerent par tous<text:line-break/>moyens, d'appaiser vne querelle si mal fon(-)<text:line-break/>dee. Mais amour (qui enueloppoit le<text:s/>sens de<text:line-break/>ces deux Gentilshommes) les auoit telle(-)<text:line-break/>ment enflambez, qu'ils ne cesserent de con(-)<text:line-break/>tinuer leurs haynes mortelles, iusques au<text:line-break/>iour qui leur estoit assigné, auquel compa(-)<text:line-break/>rurent en vn braue equipage, chacun d'eux<text:line-break/>accompagné de ses plus fauorables amys.<text:line-break/>Et apres que toutes les ceremonies accou(-)<text:line-break/>stumees furent paracheuees, &amp; que les tr(o2)(-)<text:line-break/>pettes eurent mis fin au bruit &amp; tintamarre<text:line-break/>de leurs sons, fut crié par le principal heraut<text:line-break/><text:span text:style-name="pb">[f. 110]</text:span><text:span text:style-name="pb"><text:line-break/></text:span>qu'on laissast aller les bons combatans, qui<text:line-break/>sans marchander donnent des esperons à<text:line-break/>leurs cheuaux, lesquels de telle roideur cou(-)<text:line-break/>rurent l'vn c(o2)tre l'autre, que le seigneur An(-)<text:line-break/>toine (qui portoit son bois haut) donne à la<text:line-break/>visiere du seigneur Philippes, de telle puis(-)<text:line-break/>sance, qu'il luy trauerse la teste de l'autre<text:line-break/>part, &amp; le tombe mort par terre. Le seigneur<text:line-break/>Philippes (à ceste rencontre) auoit donné<text:line-break/>au cheual du seigneur Antoine pour le tuer,<text:line-break/>esperant apres le combatre à pied, &amp; le vain(-)<text:line-break/>cre à l'espee, &amp; de faict auoit atteint le cour(-)<text:line-break/>sier si viuement &amp; de telle force, qu'à l'in(-)<text:line-break/>stant il cheut mort. Et de malheur l'espee<text:line-break/>d'Antoine sort du fourreau, sur laquelle le<text:line-break/>cheual tombant, passe entre sa cuisse &amp; le<text:line-break/>ventre de son cheual, de sorte qu'elle trauer(-)<text:line-break/>se le pauura cheualier Antoine par l'endroit<text:line-break/>du fondement, demeurant par tel malheur<text:line-break/>tout estendu. A ceste furieuse rencontre ac(-)<text:line-break/>coururent incontinent les Mareschaux du<text:line-break/>camp, lesquels voyans le combat si tost finy,<text:line-break/>commanderent emporter les corps de ces<text:line-break/>deux Gentilshommes, qui par le vouloir<text:s/>du<text:line-break/>peuple furent honorablement enterrez. La<text:line-break/>piteuse &amp; dolente Ypolite, qui auec les au(-)<text:line-break/>tres Dames estoit à voir si pitoyable fin des<text:line-break/>deux personnes mortes, à l'occasion de sa<text:line-break/><text:soft-page-break/>beauté, commença en soymesmes à dire :<text:line-break/><text:span text:style-name="pb">[f. 111]</text:span><text:span text:style-name="pb"><text:line-break/></text:span>O de combi(e2) i'estime petite &amp; malheureu<text:line-break/>se ma vie, m'ayant esté fortune si contraire,<text:line-break/>que de voir de mes yeux deux amitiez fra<text:line-break/>ternelles &amp; vertueuses, c(o2)iointes en vn mes(-)<text:line-break/>me cœur, estre separees par trop aimer. He(-)<text:line-break/>las pauures amans, les perfecti(o2)s &amp; prouëf(-)<text:line-break/>ses acquises en tant d'endroits, &amp; l'esperan(-)<text:line-break/>ce qui promettoit mieux, est du tout perdue<text:line-break/>par ceste dure mort, de laquelle ie suis la<text:line-break/>mesme Atropos. Ie me cognois plongee en<text:line-break/>vn perpetuel regrer, sans espoir de nulle c(o2)(-)<text:line-break/>solation : &amp; croy que vos esprits, ainsi sepa(-)<text:line-break/>rez ensemble, me causent tel tourment, at(-)<text:line-break/>tendans le mien, pour rendre tesmoignage<text:line-break/>lequel des deux estoit de moy le mieux ay(-)<text:line-break/>mé. Ceste pauure Ypolite estant ainsi deses(-)<text:line-break/>peree (oubliant Dieu &amp; toute raison) espia<text:line-break/>le temps que toutes les Dames fussent sor(-)<text:line-break/>ties du lieu où elles regardoy(e2)t : &amp; est(a2)t de(-)<text:line-break/>meuree seule (portee d'vne rage) se preci(-)<text:line-break/>pita du haut de la fenestre en bas : Le peuple<text:line-break/>qui voit ceste cheute, accourt pour la secou<text:line-break/>rir, pensans (q1) ce fut de cas d'adu(e2)ture : mais<text:line-break/>trouuerent son pauure corps tout froissé, &amp;<text:line-break/>sans aucune vie. L'ancien pere aduerty d'vn<text:line-break/>cas si malheureux, cuida perdre le sens, des<text:line-break/>regrets &amp; filiales lam(e2)tations qu'il fit. Tou<text:line-break/>tesfois, se voyant hors de tout remede, le<text:line-break/>plus triomphamment qu'il peut, &amp; selon sa<text:line-break/><text:span text:style-name="pb">[f. 112]</text:span><text:span text:style-name="pb"><text:line-break/></text:span>maison, fit e(n1)terrer sa fille.</text:p>
      <text:p text:style-name="p">Regardez, mes Dames, de combien ce<text:line-break/>petit fol de Cupido proffite, ri(e2) d'autre cho(-)<text:line-break/>se à ses subiects, sin(o2) que de leur engendrer<text:line-break/>vne c(o2)uoitise &amp; ambition d'h(o2)neur si gran(-)<text:line-break/>de, qu'il n'y a si entiere &amp; loyale amitié que<text:line-break/>il ne corrompe par son imperfecti(o2) &amp; mal(-)<text:line-break/>heur : duquel, pour euiter le danger, faut<text:line-break/>estre esseuré en l'amour &amp; crainte de Dieu,<text:line-break/>qui est le vray baston pour chasser vn tel en(-)<text:line-break/>nemy, lequel combien qu'à l'entree pro(-)<text:line-break/>mette de douces &amp; gracieuses choses : tou(-)<text:line-break/>tesfois au gouster sont si ameres, que l'a(-)<text:line-break/>mertume en demeure à iamais.</text:p>
      <text:soft-page-break/>
      <text:h text:style-name="Titre1" text:outline-level="1">Compte XIX.</text:h>
      <text:h text:style-name="P771" text:outline-level="1">En ceste histoire vous sera descouuert la subtile &amp;<text:line-break/>cauteleuse inuention d'vn moyne, qui nonob(-)<text:line-break/>stant le vœu de<text:s/>pauureté, pour le sentir vn peu<text:line-break/>trop rude, tant pourchassa, que de belistre de(-)<text:line-break/>uint Euesque. Et croyez que l'esprit de telles<text:line-break/>gens, viuans en oysiueté, ne dort iamais, qu'il<text:line-break/>n'ait inuenté dix mille moyens, pour tromper le<text:line-break/>simple peuple, de la simplicité duquel souuent<text:line-break/>ils s'engraissent.</text:h>
      <text:p text:style-name="P772"><text:span text:style-name="T773">A</text:span><text:s/>Naples, au t(e2)ps du Roy Charles, arriua<text:line-break/>vn frere mineur tout sainct, comme il<text:line-break/><text:span text:style-name="pb">[f. 113]</text:span><text:span text:style-name="pb"><text:line-break/></text:span>sembloit, lequel voyant que ceux de sa qua<text:line-break/>lité faisoy(e2)t assez bi(e2) leur prouffit, l'vn pour<text:line-break/>estre inquisiteur de la foy, l'autre porteur de<text:line-break/>bulles, l'autre collecteur des deniers de la<text:line-break/>cruciade, ne voulut demeurer derriere, &amp; se<text:line-break/>monstrer moins inuentif que ses compa(-)<text:line-break/>gnons. Ainsi sach(a2)t qu'aux Iacobins du lieu<text:line-break/>y auoit vn corps fort entier, qui de long<text:line-break/>temps estoit mort, bastist si bien son entre(-)<text:line-break/>prise, qu'auec le Secretain de l'Eglise, sceut<text:line-break/>tellement pratiquer, qu'il eut le bras &amp; main<text:line-break/>entiere du pauure corps, puis le confit, &amp; a(-)<text:line-break/>romatiza de plusieurs onguens, &amp; le frotit si<text:line-break/>proprement qu'il sembloit mieux la chair<text:line-break/>viue que morte : &amp; ainsi accoustré, l'enferme<text:line-break/>en vn coffre doublé d'vn satin de couleur, la<text:line-break/>petite verriere par dessus, &amp; bien espoisse,<text:line-break/>ce fait pour mieux desguiser sa marchandi(-)<text:line-break/>se, &amp; en retirer commodément prouffit, aui(-)<text:line-break/>sa auec vn sien compagnon fidelle, de faire<text:line-break/>vn voyage en Calabre, pays où le peuple<text:line-break/>estoit fort superstitieux, ignorant &amp; rude. Ce<text:line-break/>beau pere auec sa relique, &amp; deux ou trois<text:line-break/>autres mendians, qu'il cognoissoit, chargez<text:line-break/>de bezasses, allerent au port pour passer au<text:line-break/>lieu qu'il souhaitoit : accompagné d'vn com(-)<text:line-break/>pagnon de fidelle tromperie, choisi propre<text:line-break/>pour tel effect, &amp; lequel s'estoit desguisé de<text:line-break/>gris cordelier en noir Iacobin, à fin que<text:line-break/><text:span text:style-name="pb">[f. 114]</text:span><text:span text:style-name="pb"><text:line-break/></text:span>faisant sa bande à part, &amp; feignant ne le co(-)<text:line-break/>gnoistre, on ne descouurit ce que l'habit<text:s/>&amp;<text:line-break/><text:soft-page-break/>vouloir pourroit cacher. Ainsi faisans voile,<text:line-break/>le vent vn peu contraire, les poussa en vn<text:line-break/>port d'vne autre ville, qui toutesfois estoit<text:line-break/>voisine du pays auquel pensoyent arriuer :<text:line-break/>mais se voyans trompez, proposerent de se(-)<text:line-break/>iourner, attendans le temps plus calme. Le<text:line-break/>frater, ce pend(a1)t auec sa relique &amp; ses com(-)<text:line-break/>pagnons, s'en alla droict aux cordeliers. Et<text:line-break/>le nouueau Iacobin, son secret prothecole,<text:line-break/>auec les mariniers &amp; marchans en vne ho(-)<text:line-break/>stelerie. Le beau pere arriué au conuent,<text:line-break/>voyant qu'il estoit<text:s/>de loisir, &amp; que le peuple<text:line-break/>estoit tel qu'il demandoit, pour iouër sa far(-)<text:line-break/>ce, enuoye le gardi(e2) vers l'Archeuesque, l'a(-)<text:line-break/>uertir, qu'auec la grace de Dieu &amp; son con(-)<text:line-break/>gé, il vouloit faire vn sermon public, au(-)<text:line-break/>quel il esperoit monstrer l'vne des plus ex(-)<text:line-break/>cellentes reliques qui fut iamais veuë. L'ar(-)<text:line-break/>cheuesque qui estoit grossier, &amp; ignorant<text:line-break/>quelque peu des bonnes lettres, creut faci(-)<text:line-break/>lement ce message, &amp; fit en son nom conuo(-)<text:line-break/>quer tout le peuple, qui obeïssant au Prelat,<text:line-break/>n'y eut borgne ny boiteux qui ne vint au<text:line-break/>sermon, faict en la principale Eglise. Le fra(-)<text:line-break/>ter, voyant si bonne chambree, monte en<text:line-break/>chaire, &amp; fait vne longue predication de la<text:line-break/>charité, aumosne, &amp; grands pardons que<text:line-break/><text:span text:style-name="pb">[f. 115]</text:span><text:span text:style-name="pb"><text:line-break/></text:span>lon merite de donner de ses biens, pour fai(-)<text:line-break/>re les<text:s/>chasses &amp; habitacles des saints corps :<text:line-break/>puis sur la fin de la predication descouure<text:line-break/>le ioyau qu'il desiroit enchasser, auec gran(-)<text:line-break/>des exclamations enuers les assistans, leur<text:line-break/>disant : Deuot peuple, i'ay longuement pres(-)<text:line-break/>ché à Naples, où entendant le renom de si<text:line-break/>noble cité, &amp; grande deuotion des habit(a1)s,<text:line-break/>me deliberay de vous venir voir vn iour, &amp;<text:line-break/>vous faire part des dons &amp; graces de l'esprit<text:line-break/>sainct de Dieu, par la predication de sa sain(-)<text:line-break/>cte parole. Mais nostre vicaire general, par<text:line-break/>obedience, me commanda d'aller en la Ca(-)<text:line-break/>labre : toutesfois, comme sçauez, non point<text:line-break/>par la fortune des v(e2)ts (encores qu'ils nous<text:line-break/>ayent esté du tout contraires :) mais plustost<text:line-break/>par volonté diuine, sommes arriuez en cest<text:line-break/>heureux port, deliberant vous faire partici(-)<text:line-break/>pans des graces du Seigneur, par vne pre(-)<text:line-break/>cieuse relique, à moy presentee, qui est le<text:line-break/>bras &amp; main entiere de l'excellent &amp; glo(-)<text:line-break/>rieux chancelier de Iesus Christ, monsieur<text:line-break/><text:soft-page-break/>sainct Luc Euangeliste, lequel le Patriarche<text:line-break/>de Constantinople a d(o2)né à nostre vicaire,<text:line-break/>pour porter en la Calabre, païs assez mal<text:line-break/>garni de si precieux ioyaux. Part(a2)t, Chresti(e2)s<text:line-break/>&amp; deuot peuple, soyez prest, auec reueren(-)<text:line-break/>ce honneste, de voir le thresor de si grande<text:line-break/>valleur : mais deuant que passer outre, voicy<text:line-break/><text:span text:style-name="pb">[f. 116]</text:span><text:span text:style-name="pb"><text:line-break/></text:span>vne bulle de nostre sainct Pere, par laquelle<text:line-break/>pleine remission de luy est accordee, à ceux<text:line-break/>qui visiter(o2)t ceste saincte relique par deuo(-)<text:line-break/>tes au mosnes, à fin que du fruict qui en sera<text:line-break/>recueilly, il en soit fait vne chasse d'argent,<text:line-break/>&amp; telle que le noble sainct<text:s/>merite. L'Arche(-)<text:line-break/>uesque, &amp; tous les autres, aussi aduisez &amp; sa(-)<text:line-break/>ges que leur Prelat, creurent facilement ce(-)<text:line-break/>ste mensonge, &amp; prennent ceste chasse, font<text:line-break/>allumer les torches, &amp; auec vne grande ce(-)<text:line-break/>remonie descouurirent vn peu le bras &amp; la<text:line-break/>main. Le<text:s/>moyne, tout aupres, poursuiuant<text:line-break/>sa proye, commença à dire : Voicy la main<text:line-break/>&amp; doigs qui ont escrit tant d'excellences de<text:line-break/>la glorieuse Vierge mere de Dieu, qui sont<text:line-break/>aussi frais c(o2)me quand il viuoit. Ceste mo(-)<text:line-break/>ralité ainsi ioüee, sort d'vn des coings de<text:line-break/>l'Eglise le Iacobin dessus n(o2)mé, c(o2)pagnon<text:line-break/>de l'entreprinse pour ioüer la farce, lequel<text:line-break/>comm(e2)ce à crier à haute voix : O ribaut, lar(-)<text:line-break/>ron, trompeur de Dieu &amp; des hommes, ie<text:line-break/>nie, &amp; m'oppose à ce que tu dis : car ie suis<text:line-break/>certain que le corps de sainct Luc est à Pa(-)<text:line-break/>douë tout entier, &amp; m'esbahis comme ces<text:line-break/>bons citoyens croyent vn tel abuseur : mais<text:line-break/>tiens toy asseuré que ie te feray brusler c(o2)(-)<text:line-break/>me vn heretique. A ce cry le peuple demeu(-)<text:line-break/>ra tout estonné. Le frater au contraire vo(-)<text:line-break/>yant qu'il<text:s/>estoit t(e2)ps de parfaire son œuure,<text:line-break/><text:span text:style-name="pb">[f. 117]</text:span><text:span text:style-name="pb"><text:line-break/></text:span>fait faire silence, inuoque Dieu, leuant les<text:line-break/>yeux au ciel) coniure tous les saincts, priant<text:line-break/>d'vn cœur feint &amp; asseuré, qu'il pleust au Sei(-)<text:line-break/>gneur monstrer la verité euidente du blas(-)<text:line-break/>pheme, que faisoit ce<text:s/>calomniateur, contre<text:line-break/>luy &amp; son glorieux Chancellier sainct Luc. A<text:line-break/>peine eut acheué sa coniuration, que ce Ia(-)<text:line-break/>cobin (qui autresfois auoit fait le quay(-)<text:line-break/>mant, &amp; malade de sainct) tourne les yeux<text:line-break/>en la teste, escumant comme vn verrat, &amp;<text:line-break/>claquettant les dents, se laisse tomber, com(-)<text:line-break/>me ayant perdu la vie. Adonc le peuple (es(-)<text:line-break/><text:soft-page-break/>bahy de si soudaine mort) commença de<text:line-break/>murmurer estrangement, cuidant estre vn<text:line-break/>miracle manifeste. Le beau pere voyant la<text:line-break/>fin du ieu succeder selon l'intention, fit sou(-)<text:line-break/>dain prendre le corps de son compagnon,<text:line-break/>&amp; le porter deuant la relique, puis s'addres(-)<text:line-break/>sant au peuple en vne voix piteuse leur dit :<text:line-break/>Messieurs, le Seigneur ne veut pas la mort<text:line-break/>du pecheur, ne qu'ayons vengeance de nos<text:line-break/>ennemis : car puis que la verité, qui ne se<text:line-break/>peut iamais nier, est cogneuë, il suffit. Par(-)<text:line-break/>tant au nom de sa passion, mes amis, soyons<text:line-break/>tous à genoux, &amp; dites Pater noster, &amp; Aue<text:line-break/>Maria, en l'honneur du beneist sainct Luc,<text:line-break/>à fin que par sa saincte priere &amp; grace, il re(-)<text:line-break/>stitue ce pauure pecheur en sa<text:s/>premiere san(-)<text:line-break/>té, que l'ame n'aille à perdition. Adonc le<text:line-break/><text:span text:style-name="pb">[f. 118]</text:span><text:span text:style-name="pb"><text:line-break/></text:span>monde se mist en oraison : luy de l'autre co(-)<text:line-break/>sté prend vn cousteau, &amp; ratisse vn peu l'on(-)<text:line-break/>gle de ceste miraculeuse main, met &amp; brouil(-)<text:line-break/>le ceste razure auec vn peu d'eau beniste,<text:line-break/>&amp; desserrant les dents de ce pipeur (con(-)<text:line-break/>trefaisant le mort) luy met dedans la bou(-)<text:line-break/>che, disant : Ie te commande par ceste saincte<text:line-break/>liqueur, en la vertu du sainct Esprit prinse,<text:line-break/>que tu te leues &amp; retourne en ta premiere<text:line-break/>santé. Ce Iacobiu (qui à grand peine s'estoir<text:line-break/>gardé de rire) se leue comme tout effrayé,<text:line-break/>criant, Iesus. Quand l'Archeuesque &amp; le peu(-)<text:line-break/>ple cogneurent ce miracle, incontinent on<text:line-break/>sonna toutes les cloches, &amp; fut chanté. Te<text:line-break/>Deum : ne demeura au reste enfant tant ieu(-)<text:line-break/>ne fut il, qui ne courust pour baiser les pieds<text:line-break/>de cest Apostat, tellement que bien heureux<text:line-break/>se sentoit celuy qui pouuoit toucher à sa<text:line-break/>grise couuerture. Apres le bruit a appaisé, est<text:line-break/>mis ce venerable bras sur le maistre autel,<text:line-break/>force torches allumees, où vne infinité de<text:line-break/>peuple abordoit, portant offrandes. Et apres<text:line-break/>auoir serré ces deniers, &amp; autentiquement<text:line-break/>fait escrire &amp; approuuer le miracle, s'en al(-)<text:line-break/>la par tout le pays de Calabre, auec sa reli(-)<text:line-break/>que, &amp; le frere resuscité, tesmoignant la ve(-)<text:line-break/>rité de son histoire : par le moyen dequoy<text:line-break/>amassa si gr(a2)s deniers, qu'à l'ayde d'vn Car(-)<text:line-break/>dinal, il achepta, comme dit ce compte, &amp;<text:line-break/><text:span text:style-name="pb">[f. 119]</text:span><text:span text:style-name="pb"><text:line-break/></text:span>changea ou bien brigua par ses offr(a2)des vn<text:line-break/>Euesché : du reuenu duquel (auec son com(-)<text:line-break/><text:soft-page-break/>pagnon) se donnerent du bon temps le re(-)<text:line-break/>ste de leur<text:s/>vie.</text:p>
      <text:p text:style-name="p">Ie vous laisse penser, mes Dames, de com(-)<text:line-break/>bien est ruzee &amp; grande la finesse de tels<text:line-break/>mignons, qui empruntans le nom de sainct<text:line-break/>François, duquel ils n'ont que l'habit, con(-)<text:line-break/>trefont les gens de bien, pour amasser des<text:line-break/>richesses, contre le vœu que si<text:s/>rigoureuse(-)<text:line-break/>ment se disent obseruer. Et gardez que vo(-)<text:line-break/>stre simplicité &amp; douceur (appast à eux pro(-)<text:line-break/>pre) n'engendre ie nesçay quelle chose, dont<text:line-break/>le repentir vienne aussi tost que l'effect.</text:p>
      <text:h text:style-name="Titre1" text:outline-level="1">Compte XX.</text:h>
      <text:h text:style-name="P774" text:outline-level="1">Ie ne cognois plus forte passion que celle qu'amour<text:line-break/>met aux esprits de ceux qui luy obeyssent : de la(-)<text:line-break/>quelle toutesfois vaincus, fait entrepr(e2)dre mes(-)<text:line-break/>mes l'impossible, pour acquerir quelque leger<text:line-break/>contentement en ceste terre basse, selon nostre<text:line-break/>esprit charnel. Et bien souuent aussi plus qu'au(-)<text:line-break/>tre passion meine à desespoir estrange celuy ou<text:line-break/>celle qui trop se fie produit la vie par l'esperan(-)<text:line-break/>ce de la iouyssance du fol desir, qui cause le tour(-)<text:line-break/>ment.</text:h>
      <text:p text:style-name="P775"><text:span text:style-name="T776">V</text:span><text:span text:style-name="pb">[f. 120]</text:span><text:span text:style-name="pb"><text:line-break/></text:span>N Gentilhomme de Perouse ayant lon(-)<text:line-break/>guement suiuy les armes, cherchant le<text:line-break/>repos,<text:s/>se mist à cont(e2)pler les diuerses beau(-)<text:line-break/>tez des Dames de la ville, lesquelles trouu(a2)t<text:line-break/>vn peu plus gracieuses que les efforts de ses<text:line-break/>ennemis, se laissa tellem(e2)t gaigner, qu'il fut<text:line-break/>surpris de l'amour d'vne bien belle iouuen(-)<text:line-break/>celle, n(o2)mee Eugene, qui estoit d'assez h(o2)(-)<text:line-break/>norable maison, &amp; laquelle se mist à si fort<text:line-break/>aymer &amp; poursuyure par tant de moyens<text:line-break/>qu'en ceste chasse, il sceut tellem(e2)t gaigner<text:line-break/>le cœurs &amp; le vouloir d'elle, qu'il obtint l'en(-)<text:line-break/>tier &amp; parfait don de mercy, duquel eut par<text:line-break/>long t(e2)ps la iouïssance, sans aucun scanda(-)<text:line-break/>le, ou le sceu des personnes qui tenoient ce(-)<text:line-break/>ste Dame en crainte. De fortune suruint en<text:line-break/>la ville vne peste si d(a2)gereuse &amp; vniuerselle,<text:line-break/>que les habitans se retiroyent aux champs,<text:line-break/>qui contrista merueilleusement Eugene :car<text:line-break/><text:soft-page-break/>elle sentoit son ventre croistre, &amp; que ses<text:line-break/>freres s'en vouloyent aller, &amp; l'emmener<text:line-break/>pour le danger, &amp; qu'en ce faisant le mal qui<text:line-break/>de luy mesmes se donneroit à cognoistre<text:line-break/>auec le temps à ses freres, sans aucun se(-)<text:line-break/>cours, la mettroit<text:s/>au peril de sa propre vie.<text:line-break/>Ainsi aymant mieux la presence de son a(-)<text:line-break/>my, que de fuïr la peste, ne demeura dépour(-)<text:line-break/>ueuë du secours qu'amour inuente à ses<text:line-break/><text:span text:style-name="pb">[f. 121]</text:span><text:span text:style-name="pb"><text:line-break/></text:span>suiects &amp; fut si sagement instruite qu'elle fist<text:line-break/>entendre au Gentilhomme sa deliberation,<text:line-break/>qui futtelle, que la nuict venue que ses fre(-)<text:line-break/>res deuoyent partir, commença à se douloir<text:line-break/>&amp; plaindre de la teste &amp; du cœur, &amp; qu'elle<text:line-break/>auoit bien pres de l'vne des cuisses vne en(-)<text:line-break/>fleure &amp; bosse qui outrageusement la tour(-)<text:line-break/>mentoit : Ce qui les espouuenta si fort qu'ils<text:line-break/>pensoyent eux mesmes estre frappez de pe(-)<text:line-break/>ste, &amp; sans l'aller voir (l'estimant comme<text:line-break/>morte) la laisser(e2)t en la garde d'vn vieillard<text:line-break/>auquel ils donnerent charge qu'il la fist en(-)<text:line-break/>terrer honnestement selon la maison. Et<text:line-break/>ayant donné ordre à tout leur mesnage, s'en<text:line-break/>allerent en vn logis champestre, non gueres<text:line-break/>loing de la ville. Eugene demeuree seule,<text:line-break/>commença par le menu à sonder le cœur de<text:line-break/>ce vieillard, &amp; le sceut si dextrement gaigner<text:line-break/>de paroles &amp; promesses, qu'apres luy auoir<text:line-break/>entierement declaré la principale cause de<text:line-break/>sa maladie, il se rendit tant affectionné de la<text:line-break/>seruit qu'inc(o2)tinent le Gentilhomme man(-)<text:line-break/>dé, conclurent d'acheuer secretem(e2)t leur en(-)<text:line-break/>treprise, c'est assauoir, que le vieillard (com(-)<text:line-break/>me bi(e2) apris) alla par<text:s/>toute la ville semer vn<text:line-break/>bruit que la pauure Eugene estoit morte de<text:line-break/>maladie d(a2)gereuse, &amp; puis apres fit vn corps<text:line-break/>feint de drapeaux ramassez, &amp; auec vn petit<text:line-break/>conuoy le fist enterrer. Eugene, cognoissant<text:line-break/><text:span text:style-name="pb">[f. 122]</text:span><text:span text:style-name="pb"><text:line-break/></text:span>son affaire pr(e2)dre bon commencement, in(-)<text:line-break/>continent se deguisa en l'habit d'vn ieune<text:line-break/>garçon, &amp; auec celuy qu'elle aimoit plus que<text:line-break/>l'honneur &amp; soymesmes, se retira en vn lieu<text:line-break/>secret hors la ville, attendant l'issue de sa<text:line-break/>couche, qui fut d'vn bien beau garçon, qui se<text:line-break/>ressentant de l'ennuy &amp; traictem(e2)t de sa me(-)<text:line-break/>re subitement mourut. Le G(e2)tilhomme fort<text:line-break/>court d'argent, au bout de quelque temps<text:line-break/>auerty que les Venitiens dressoyent armee<text:line-break/><text:soft-page-break/>(comme celuy qui estoit né pour suiure la<text:line-break/>guerre) delibera d'aller à leur soulde, &amp; s'e(-)<text:line-break/>stant mis en l'equipage de ce qui estoit pro(-)<text:line-break/>pre pour tel seruice, au mieux qu'il peust de(-)<text:line-break/>guisa son Eugene en l'habit d'vn ieune gen(-)<text:line-break/>tilhomme desireux de voir &amp; frequenter les<text:line-break/>armes, &amp; conclud en luy mesmes de viure en<text:line-break/>cest estat (si mort ne les en separoit) sans<text:line-break/>iamais retourner à Peruse. Ainsi prenans<text:line-break/>chemin, arriuerent au pays de la seigneurie<text:line-break/>Venitienne, ou de malheur par les champs<text:line-break/>rencontrerent vne bande de soldats, qui re(-)<text:line-break/>tournoyent du camp affamez, &amp; mal con(-)<text:line-break/>tens de leurs payemens : lesquels (comme<text:line-break/>desesperez) voyans ce Gentilhomme en si<text:line-break/>bon equipage d'armes, de cheuaux, &amp; de<text:line-break/>gens commencerent à ruer dessus, &amp; saisi(-)<text:line-break/>r(e2)t tous ses cheuaux &amp; bagage, sans de mon(-)<text:line-break/>ter le ieune Gentilhomme, duquel (veu la<text:line-break/><text:span text:style-name="pb">[f. 123]</text:span><text:span text:style-name="pb"><text:line-break/></text:span>beauté &amp; bonne grace) eurent certaine o(-)<text:line-break/>pinion que c'estoit sa dame qu'ainsi il auoit<text:line-break/>desguisee, parquoy l'atresterent seulement<text:line-break/>tenant son cheual par la bride. Le Gentil(-)<text:line-break/>homme qui auoit veu desm(o2)ter les gens, &amp;<text:line-break/>tout ce qu'il auoit amené, estre pillé de ces<text:line-break/>larrons, print patience : mais quand il vid<text:line-break/>qu'on s'addressoit à celle, pour laquelle de(-)<text:line-break/>siroit viure &amp; mourir, poussé d'vne violente<text:line-break/>colere, &amp; couuert seulement d'vne chemise<text:line-break/>de maille, met la main à l'espee, &amp; du pre(-)<text:line-break/>mier coup tua celuy qui auoit saisi la bride<text:line-break/>du cheual<text:s/>d'Eugene, les autres l'enuironne(-)<text:line-break/>rent incontinent : toutesfois comme vail(-)<text:line-break/>lant &amp; hardy, qui ne s'estonnoit du nombre<text:line-break/>de tant d'ennemis, fist tel deuoir &amp; carnage<text:line-break/>de ces mastins, qu'au(a2)t que le pouuoir ioin(-)<text:line-break/>dre, il en sit mourir demy douzaine. A<text:s/>la<text:line-break/>longue, ne pouuant souffrir vn combat si<text:line-break/>mal party, fut abbatu &amp; renuersé mort. La<text:line-break/>miserable Eugene, ayant apperceu la per(-)<text:line-break/>sonne que plus que soy mesmes elle fauori(-)<text:line-break/>soit &amp; aymoit, mourir à son occasion, saisie<text:line-break/>d'vne douleur extreme, desc(e2)d de<text:s/>son che(-)<text:line-break/>ual, &amp; comme hors de tout espoir, l'espee<text:line-break/>au poing, court aupres du Gentilhomme<text:line-break/>mort, &amp; se donnant de la pointe au trauers<text:line-break/>du corps, se laisse tomber, disant en voix foi(-)<text:line-break/>ble &amp; piteuse : Ha monseigneur &amp; amy, si tu<text:line-break/><text:span text:style-name="pb">[f. 124]</text:span><text:span text:style-name="pb"><text:line-break/></text:span><text:soft-page-break/>as quelque cognoissance encores qui reste,<text:line-break/>recognois celle que tu as si loyaument ay(-)<text:line-break/>mee, &amp; qui est cause d'vne si violente mort,<text:line-break/>te presenter volontairement son ame, à fin<text:line-break/>qu'autre que roy ne soit iouïss(a2)t de l'amour<text:line-break/>que si iustement auois conquis : à fin que<text:line-break/>nos esprits (sortans de ceste lumiere) soyent<text:line-break/>eternellement viuans ensemble : pour de(-)<text:line-break/>mander vengeance de ces voleurs &amp; tyrans.<text:line-break/>La pauure Dame, pressee du dernier souspir,<text:line-break/>estendant ses bras sur le corps du Gentil(-)<text:line-break/>homme, rendit l'esprit. Ces brigans, qui ne<text:line-break/>s'estoyent beaucoup souciez ne de la mort<text:line-break/>de leurs compagnons, ne des autres, s'en al(-)<text:line-break/>lerent contens de leur butin, de laissans les<text:line-break/>pauures amans à la garde des oyseaux &amp; des<text:line-break/>bestes.</text:p>
      <text:p text:style-name="p">Ainsi voit on, mes Dames, que l'extremi(-)<text:line-break/>té du fol amour amene tout<text:s/>malheur apres<text:line-break/>la iouïssance d'vn bien petit plaisir, &amp; vous<text:line-break/>asseure que les plus sages qui cognoistront<text:line-break/>quelle est la vertu du refus, que souuent ils<text:line-break/>font par ie ne sçay quelle honte, en le conti(-)<text:line-break/>nuant par b(o2)ne &amp; ferme volonté, sentiront<text:line-break/>par la fin<text:s/>que c'est le seul moyen de les fai(-)<text:line-break/>re viure en liberté, &amp; les rendre heureuses<text:line-break/>&amp; contentes en l'autre monde.</text:p>
      <text:h text:style-name="Titre1" text:outline-level="1"><text:span text:style-name="pb">[f. 125]</text:span><text:span text:style-name="pb"><text:line-break/></text:span>Compte XXI.</text:h>
      <text:h text:style-name="P777" text:outline-level="1">Amour de soy est bon, mais la malice rencontre<text:line-break/>de son subiet, luy fait souuent prendre vn mau(-)<text:line-break/>uais surnom de fol, inconstant, &amp; vilain : pre(-)<text:line-break/>nant souuent la nourriture en l'esprit d'vne le(-)<text:line-break/>gere &amp; sotte femme, laquelle voulant appa(-)<text:line-break/>roir prudente en ses effects, feints de rigueur<text:line-break/>pour cuider representer la mesme vertu par<text:line-break/>l'exterieur, fait en fin reluire à descouuert<text:s/>vn<text:line-break/>ord &amp; salle vice.</text:h>
      <text:p text:style-name="P778"><text:span text:style-name="T779">E</text:span>N la ville de Genes demeuroit vn riche<text:line-break/>marchand d'vn merueilleux credit par<text:line-break/>tout le païs : lequel auoit vne fille nommee<text:line-break/>leronime, ieune, &amp; de grande beauté : laquel(-)<text:line-break/>le, pour estre nourrie en liberté, prenoit vn<text:line-break/><text:soft-page-break/>singulier plaisir<text:s/>d'aider la perfection de sa<text:line-break/>nature par brauetez &amp; autres accoustrem(e2)s<text:line-break/>familiers à vne Italienne, auec tant grande<text:line-break/>presumption de sa personne, qu'elle sentoir<text:line-break/>trop heureux celuy auquel elle faisoit tant<text:line-break/>de grace que de luy ietter vn regard, ou<text:line-break/>monstrer vn bien petit signe de faueur ou<text:line-break/>bien vueillance. Et de ceste rusee &amp; affetee<text:line-break/>folie se contentoit &amp; glorifioit d'estre ay(-)<text:line-break/>mee de tout le monde : de gaigner &amp; en(-)<text:line-break/>tretenir plusieurs passionnez en ses lacz<text:line-break/><text:span text:style-name="pb">[f. 126]</text:span><text:span text:style-name="pb"><text:line-break/></text:span>au milieu desquels vn ieune Gentilhomme<text:line-break/>de bonne grace, se trouuant tombé &amp; pris,<text:line-break/>ne sceut choisir autre contenance que de se<text:line-break/>presenter pour le plus affectionné seruiteur<text:line-break/>de tous, iusques à la vouloir choisir pour<text:line-break/>femme : mais craignant d'offenser sa no(-)<text:line-break/>blesse (pource qu'elle estoit fille d'vn mar(-)<text:line-break/>chand) demeuroit tousiours en doute de<text:line-break/>paruenir à l'execution de mariage, sans tou(-)<text:line-break/>tesfois delaisser la poursuitte amoureuse de<text:line-break/>ceste iouyssance qui peut rendre l'amy con(-)<text:line-break/>tent &amp; satisfait. Et cognoissant que tous ses<text:line-break/>moyens estoyent de peu<text:s/>d'effect, s'aduisa de<text:line-break/>prendre habitude auec vne more esclaue de<text:line-break/>la maison de Ieronime, nommé Alphons, de<text:line-break/>condition &amp; conuersation assez h(o2)neste, le(-)<text:line-break/>quel estoit enferré de chaisnes, comme sont<text:line-break/>esclaues : &amp; le bailloit on à loüage au proffit<text:line-break/>de la maison, comme si c'eust esté vn che(-)<text:line-break/>ual entre les mains d'vn maquign(o2). Ce ieu(-)<text:line-break/>ne amant, ayant opinion de pouuoir par ce<text:line-break/>chemin cognoistre l'estat &amp; vie de sa Dame,<text:line-break/>prenoit souuent ce More à ses iournees, le<text:line-break/>traittant si humain em(e2)t de paroles &amp; dons,<text:line-break/>qu'in continent auec ceste familiarité gai(-)<text:line-break/>gna tellement le cœur du More, que l'ayant<text:line-break/>cogneu prest de complaire à son vouloir, luy<text:line-break/>comm(e2)ça à de scouurir ses affections, par le<text:line-break/>discours de tels propos : Alphons ie te prie<text:line-break/><text:span text:style-name="pb">[f. 127]</text:span><text:span text:style-name="pb"><text:line-break/></text:span>me faire ce bien<text:s/>de presenter mes humbles<text:line-break/>&amp; affectueuses recomm(a2)dations à la bonne<text:line-break/>grace de Madame Ieronime ta maistresse.<text:line-break/>Et par ce que ie ne cognois homme plus<text:line-break/>loyal &amp; digne de la communication de no(-)<text:line-break/>stre amitié que toy, luy remonstreras l'in(-)<text:line-break/>tollerable passion,<text:s/>causee de son excellente<text:line-break/>beauté qui me tourmente : &amp; que la longue<text:line-break/><text:soft-page-break/>perseuerance de si affecti(o2)né seruice merite<text:line-break/>(auec le temps) plustost recompense qu'af(-)<text:line-break/>ffiction, si ce n'est qu'elle prenne plaisir de<text:line-break/>me voir mourir, qui luy sera petite satisfa(-)<text:line-break/>ction, perdant celuy duquel la vie n'est sou(-)<text:line-break/>stenuë &amp; gardee que pour estre employee à<text:line-break/>l'accomplissement de son bon vouloir &amp;<text:line-break/>plaisir. Ce More voyant les c(o2)tinuels sous(-)<text:line-break/>pirs &amp; affectionnez propos de ce Gentil(-)<text:line-break/>homme, cogneut la maladie : &amp; comme<text:s/>ce(-)<text:line-break/>luy qui d'vne franche volonté l'aymoit, fait<text:line-break/>responce : M(o2)sieur, ie vous asseure que vous<text:line-break/>estes fort abusé : ce n'est point la perfection<text:line-break/>que pensez trouuer, &amp; qui soit digne de vo(-)<text:line-break/>stre amour, parce que comme femme aban(-)<text:line-break/>donnee de son honneur, &amp; contre mon vou(-)<text:line-break/>loir, i'ay plusieurs fois iouy de la faueur que<text:line-break/>tant souhaittez &amp; vous tient si passionné. Et<text:line-break/>pour vous monstrer l'experience de ceste<text:line-break/>preuue, si voulez prendre le desguisem(e2)t de<text:line-break/>mon visage, ie mettray peine de vous r(e2)dre<text:line-break/><text:span text:style-name="pb">[f. 1</text:span><text:span text:style-name="pb">28]</text:span><text:span text:style-name="pb"><text:line-break/></text:span>iouïssant de ce qu'estimez tant excellent, &amp;<text:line-break/>quasi impossible. Le Gentilhomme, ne pen(-)<text:line-break/>sant qu'à l'executi(o2) de ceste fauorable pro(-)<text:line-break/>messe, fit faire vne chaisne semblable à celle<text:line-break/>du More, &amp; au reste se desguisa si propre(-)<text:line-break/>m(e2)t, qu'eussiez iugé estre le vif pourtrait de<text:line-break/>Alphons : qui le voy(a2)t si bien luy ressembler<text:line-break/>(suyuant sa promesse) l'introduit en la mai(-)<text:line-break/>son de Ieronime. Et apres qu'vn chacun fut<text:line-break/>couché, secrettem(e2)t le mist coucher de dans<text:line-break/>son lict, puis se retire en vn coin de la<text:s/>cham(-)<text:line-break/>bre, att(e2)dant l'issue de ceste entreprinse, qui<text:line-break/>print tel trait, que ce Gentilhomme couché<text:line-break/>au lict d'Alphons, apperceut incontinent<text:line-break/>apres entrer dame Ieronime auec vne peti(-)<text:line-break/>te lumiere, marchant au petit pas, comme<text:line-break/>estoit sa coustume, pour approcher celuy<text:line-break/>qu'elle p(e2)soit le More : &amp; ayant recogneu le<text:line-break/>teint, qui tiroit vn peu sur le cler brun, sans<text:line-break/>regarder plus auant, se r(e2)dit si peu fascheuse<text:line-break/>au ioindre, que le pauure transsi ayant prins<text:line-break/>pour recompense de sa longue poursuitte, le<text:line-break/>demeur(a2)t d'vn esclaue. Et apres que son feu<text:line-break/>fut vn peu amorry, esmeu d'vne nouuelle &amp;<text:line-break/>soudaine colere &amp; despit, luy dist : Ha beste<text:line-break/>sauuage &amp; pleine d'extreme luxure, où est ta<text:line-break/>richesse &amp; beauté de toy tant estimee ? p(e2)ses<text:line-break/>tu par ton orgueil toucher de la<text:s/>teste auciel ?<text:line-break/><text:soft-page-break/>où est la loyauté de tant d'amans que tu as si<text:line-break/><text:span text:style-name="pb">[f. 129]</text:span><text:span text:style-name="pb"><text:line-break/></text:span>long temps refusez, pour le choix de ton<text:line-break/>plaisant amy Alphons ? Malheureuse, enco(-)<text:line-break/>res que sur toy crient toutes choses v(e2)gean(-)<text:line-break/>ce, si faut il que ie te m(o2)stre ingrate, &amp; hors<text:line-break/>de bon iugement, que pour te complaire il<text:line-break/>a fallu que me sois mis en l'habit d'vn vil<text:line-break/>More. Or maintenant cognois à la parole<text:line-break/>que ie suis, &amp; que d'autant que ie t'ay esté<text:line-break/>plus que loyal &amp; entier seruiteur, desirant<text:line-break/>t'aymer &amp; honorer sur toutes, d'autant plus<text:line-break/>suis deliberé te hayr, &amp; publier par tout la<text:line-break/>detestable &amp; malheureuse vie de ton corps.<text:line-break/>Et prenant soudain congé, delaissa ceste pi(-)<text:line-break/>teuse Dame Ieronime, si esploree &amp; despitee<text:line-break/>d'vn si lasche fait, que remettant deuant ses<text:line-break/>yeux tant de fautes passees, par la continua(-)<text:line-break/>tion d'vne c(o2)tinuelle me (a2)cholie, se causa si<text:line-break/>grande sieure, qu'elle mourut. Le Gentilh(o2)(-)<text:line-break/>me, pour ne demeurer ingrat enuers le<text:line-break/>more, trouua moyen de le racheter de son<text:line-break/>maistre, &amp; le mist en perpetuelle liberté.</text:p>
      <text:p text:style-name="p">Ie sçay, mes Dames, qu'il y a des hommes<text:line-break/>lesquels trouuans les femmes aigres &amp; diffi(-)<text:line-break/>ciles en amour, ont opinion que le refus de<text:line-break/>tant d'honnestes seruiteurs est vn signe de<text:line-break/>leur gr(a2)de vertu : &amp; sous ce masque demeu(-)<text:line-break/>r(e2)t opiniastres, tr(o2)pez en leurs poursuittes.<text:line-break/>Mais pource que ie leur veux, &amp; à vous,<text:line-break/>plus de bien, que de leur persuader d'ainsi<text:line-break/><text:span text:style-name="pb">[f. 130]</text:span><text:span text:style-name="pb"><text:line-break/></text:span>legerement croire, sachez que telles fem(-)<text:line-break/>mes souuent ressemblent les boëtes belles<text:line-break/>&amp; bien peintes par le dehors, qui au dedans<text:line-break/>tiennent le poison caché.</text:p>
      <text:soft-page-break/>
      <text:h text:style-name="Titre1" text:outline-level="1">Compte XXII.</text:h>
      <text:h text:style-name="P780" text:outline-level="1">Encores que i'eusse deliberé de ne plus parler des<text:line-break/>moynes, si est ce que l'hypocrisie &amp; feinte sain(-)<text:line-break/>cteté de ceux qui se mettent hors le chemin de<text:line-break/>pure religion, me contrainct de vous faire vn<text:line-break/>compte, par lequel cognoistrez que souz vn tel<text:line-break/>manteau se forge vne infinité de tromperses, par<text:line-break/>l'inuention de leurs malices, &amp; souz couleur de<text:line-break/>vne simulee pauureté : laquelle combien qu'ils<text:line-break/>facent vœu de garder inuiolablement leur vie,<text:line-break/>toutesfois pleine de quaymanderie, fait cognoi(-)<text:line-break/>stre que c'est<text:s/>la chose qu'ils trauaillent plus de<text:line-break/>fuyr.</text:h>
      <text:p text:style-name="P781"><text:span text:style-name="T782">E</text:span>N la noble ville de Paris est la coustume<text:line-break/>qu'il y a plusieurs belistres deputez pour<text:line-break/>recueillir les fragments &amp; superfluitez des<text:line-break/>maisons, &amp; vout criant par les ruës : y a il<text:line-break/>rien pour les pourceaux de sainct Antoine.<text:line-break/>Le semblable en Italie se fait par aucuns<text:line-break/>moyens, qui de la vie du sainct n'ont que<text:line-break/><text:span text:style-name="pb">[f. 131]</text:span><text:span text:style-name="pb"><text:line-break/></text:span>la marque, &amp; vont par le païs, se disans mes(-)<text:line-break/>sagers de tout l'ordre, pour assembler de<text:line-break/>parroisse en parroisse tous les deniers des<text:line-break/>confrairies, par eux inuentees : &amp; preschent<text:line-break/>au peuple, par longues, emmiellees &amp; far(-)<text:line-break/>dees harangues, vne infinité de fallacieuses<text:line-break/>mensonges. L'vn monstre au simple peuple<text:line-break/>vn vieil parchemin, en forme de bulle, auec<text:line-break/>vne petite croisette doree, enueloppee en<text:line-break/>beau sandal, que lon baille à baiser à la bon(-)<text:line-break/>ne femme. L'autre, pour esmouuoir le peu(-)<text:line-break/>ple à deuotion, presche chose estonnantes,<text:line-break/>le Turc a fait nouuelles conquestes sur les<text:line-break/>Chrestiens, le Soldan ioinct auec luy, fait<text:line-break/>vne si gr(a2)de armee, que tout est perdu, si les<text:line-break/>aumosnes du peuple deuot n'y mettent re(-)<text:line-break/>mede, les pauures Chrestiens prisonniers,<text:line-break/>sont tenaillez, on les fait tirer à la charrue,<text:line-break/>l'Antechrist est né. L'autre dit : Il a pleu du<text:line-break/>sang en Allemaigne, on a veu en Lombardie<text:line-break/>vne brebis parler, &amp; mille autres<text:s/>resueries,<text:line-break/>que tels belistres manifest(e2)t au rude peuple.<text:line-break/>Puis le pauure paysant &amp; sa femme est on(-)<text:line-break/><text:soft-page-break/>nez, les six blancs, les fuzees, &amp; le linge, est<text:line-break/>incontinent à messieurs presenté, n'y eust il<text:line-break/>que cela. Pour donc reuenir à nostre com(-)<text:line-break/>pte, en ce pays estoit vn de ces freres, lequel<text:line-break/>se pourmenoit par toute la Calabre, beli(-)<text:line-break/>strant auec vn asne, la cloche au col (qui est<text:line-break/><text:span text:style-name="pb">[f. 132]</text:span><text:span text:style-name="pb"><text:line-break/></text:span>le colier de leur ordre) &amp; le valet condui(-)<text:line-break/>sant les besasses, pour les trousser dessus son<text:line-break/>dos : ainsi accompagné arriue au logis d'vn<text:line-break/>riche boucher, où estoyent deux beaux &amp;<text:line-break/>gras pourceaux, qui se rafraischissoyent sur<text:line-break/>vn fumier. Le valet (comme estoit sa cou(-)<text:line-break/>stume) commence à sonner sa trompette de<text:line-break/>belistre, la Dame sort &amp; apporte force tri(-)<text:line-break/>pes grasses. Le frere ayant opinion qu'elle<text:line-break/>n'estoit des pl(us) fines, regarde ces deux pour(-)<text:line-break/>ceaux par maniere de compassion, disant à<text:line-break/>son valet : c'est dommage qu'il faut que ces<text:line-break/>deux belles bestes meur(e1)t si soudainement.<text:line-break/>Ceste femme oyant parler de son domma(-)<text:line-break/>ge, dresse l'oreille, &amp; prie le frere de luy de(-)<text:line-break/>clarer ce qu'il pensoit de ses pourceaux.<text:line-break/>M'amie, ie dis que c'est grande perte de les<text:line-break/>voir ainsi mourir, &amp; si il n'y a homme viu(a1)t<text:line-break/>qui le puisse cognoistre, s'il n'a la grace du<text:line-break/>benoist S. Antoine : mais il y auroit remede si<text:line-break/>i'auois deux des glands que le secretain de<text:line-break/>nostre Eglise benist tous les ans, pour le sa(-)<text:line-break/>lut des bestes du peuple Chrestien, comme<text:line-break/>on fait les Agnus Dei à Rome. Mon Dieu,<text:line-break/>dit la Dame, ie vous prie de m'en bailler, ie<text:line-break/>vous asseure que la<text:s/>recompense vous sera<text:line-break/>promptement faite. Le frere regardant son<text:line-break/>valet, qui estoit fait au proffit de sa besasse,<text:line-break/>luy demande s'il en auoit de reste de ceux<text:line-break/><text:span text:style-name="pb">[f. 133]</text:span><text:span text:style-name="pb"><text:line-break/></text:span>qu'il auoit d(o1)nez au village, duquel il estoit<text:line-break/>nouuellement sorty. Le valet cherchant<text:line-break/>par toutes ses poches, respond qu'il en gar(-)<text:line-break/>doit deux pour leur asne, qui estoit souuent<text:line-break/>malade. Replique le frere : Si nostre asne de(-)<text:line-break/>uoit mourir, si faut il faire grace à ceste Da(-)<text:line-break/>me, qui est tant deuote, &amp; t(a1)t affectee à no(-)<text:line-break/>stre religion. Puis regardant d'vn œil en(-)<text:line-break/>uieux vne piece de toille, qui estoit dessus<text:line-break/>l'ouuroir, continuoit ses propos, en luy di(-)<text:line-break/>sant : Ma b(o1)ne sœur, ie m'asseure tant de vo(-)<text:line-break/>stre bonté, que ne serez si ingrate enuers no(-)<text:line-break/>stre hospital, que ne l'ayez pour rec(o2)mandé,<text:line-break/><text:soft-page-break/>en nous eslargissant vn peu de linge, pour<text:line-break/>les pauures malades de nostre maison. Au<text:line-break/>n(o2) de Dieu, dit la Dame, remediez à ce mal,<text:line-break/>&amp; vous aurez ce que demandez. Le valet di(-)<text:line-break/>ligent, presente en grande reuerence ces<text:line-break/>deux glands au moine, qui<text:s/>les ayant mis en<text:line-break/>sa main, dem(a2)de vn vaisseau plein d'eau, &amp;<text:line-break/>vn petit de sel : puis ay(a2)t descouuert sa raze,<text:line-break/>disoit vn grand nombre de menus suffra(-)<text:line-break/>ges : le valet, Amen. Ceste femme &amp; ses en(-)<text:line-break/>sans estoyent à genoux, comme deu(a1)t l'au(-)<text:line-break/>tel de<text:s/>l'Eglise. La ceremonie acheuee, le<text:line-break/>frere met ses glands en poudre dedans le<text:line-break/>vaisseau : &amp; le tout ainsi brouïllé, le fait boire<text:line-break/>aux pourceaux, leur faisant vne grande be(-)<text:line-break/>nediction sur le dos, inuoquant le bon<text:line-break/><text:span text:style-name="pb">[f. 134]</text:span><text:span text:style-name="pb"><text:line-break/></text:span>sainct Antoine en ce miracle : &amp; pour la fin<text:line-break/>luy dit, que ses pourceaux estoyent hors de<text:line-break/>peril. La Dame, selon sa promesse, prend la<text:line-break/>piece de toile, &amp; la presente à ce caffart : le(-)<text:line-break/>quel auec vn grand mercy, la trousse dessus<text:line-break/>ses bribes, &amp; part pour aller chercher autre<text:line-break/>pasture. Le boucher<text:s/>(qui estoit vn peu plus<text:line-break/>ruzé que sa femme) arriu(a2)t au logis, &amp; ayant<text:line-break/>ent(e1)du le discours de sa toille perdue, trou(-)<text:line-break/>ue moyen de mener deux ou trois de ses c(o1)(-)<text:line-break/>peres auec luy pour surprendre le moyne :<text:line-break/>qui les voyant venir de loing embastonnez,<text:line-break/>fut aussi estonné qu'vn coupeur de bourses<text:line-break/>prins sur le fait : toutesfois s'aduisa de gai(-)<text:line-break/>gner vne maison qui estoit assez pres de luy<text:line-break/>sur le chemin, en laquelle le valet entre, &amp;<text:line-break/>secrettem(e2)t apporte deux charb(o1)s, qu'il en(-)<text:line-break/>uelope au milieu de<text:s/>la toille, puis sans faire<text:line-break/>sembl(a2)t de penser qu'à gaigner païs, repre(-)<text:line-break/>noyent leur chemin. Le boucher, qui estoit<text:line-break/>piqué de colere, s'adu(a2)ce si fort qu'il atteint<text:line-break/>incontinent le moyne, &amp; le saisit si rudem(e1)t<text:line-break/>par le froc, en luy disant : Larr(o2)<text:s/>abuseur, peu<text:line-break/>s'en faut que ne te face perdre la vie de ceste<text:line-break/>hallebarde, rends la toille, meschant, que tu<text:line-break/>as desrobee en ma mais(o2), ou ie t'asseure que<text:line-break/>mourras. Mon amy, respond le moyne, ie le<text:line-break/>veux, &amp; la remets en ta main pour en faire<text:line-break/>ton bon plaisir : Dieu te vueille pardonner<text:line-break/><text:span text:style-name="pb">[f. 135]</text:span><text:span text:style-name="pb"><text:line-break/></text:span>l'iniure que tu me fais, de m'oster ce qui me<text:line-break/>auoit esté donné, à l'occasion du grand pro(-)<text:line-break/>fit que i'ay fait en ton logis : pour la toille il<text:line-break/><text:soft-page-break/>ne m'en chaut : mais i'espere quele glorieux<text:line-break/>baron monsieur sainct Antoine<text:s/>monstrera<text:line-break/>vn euident miracle, &amp; de brief, à fin que tu<text:line-break/>ayes cognoissance du tort que tu fais aux<text:line-break/>seruiteurs &amp; amis de Dieu. Le boucher, qui<text:line-break/>ne prenoit garde à telles parolles, s'en re(-)<text:line-break/>tournoit tout gay auec sa toille qu'il por(-)<text:line-break/>toit : mais estant à vn<text:s/>traict d'arc du moine,<text:line-break/>commence à sentir le bruslé, &amp; voir quelque<text:line-break/>peu de fumee entour luy, qui rendit ce bou(-)<text:line-break/>cher &amp; ses compagnons tant esbahis, que la<text:line-break/>toille iettee sur le champ, chac(u1) d'eux com(-)<text:line-break/>mença à crier, Sainct Antoine l'Hermite,<text:line-break/>sainct Antoine de Pade. Le valet, qui auoit eu<text:line-break/>peur d'estre au commencement battu, fut<text:line-break/>fort ioyeux quand il ent(e1)dit crier S. Antoi(-)<text:line-break/>ne : tellement que le frater &amp; luy coururent<text:line-break/>à ces pauures gens, qui estoyent tous si ef(-)<text:line-break/>frayez &amp; estonnez, qu'à force de crier mercy<text:line-break/>au sainct &amp; au frere, ils auoyent perdu la pa(-)<text:line-break/>rolle. Le valet d'vn costé, qui ne vouloit per(-)<text:line-break/>dre la toille, s'efforçoit d'esteindre le feu. Le<text:line-break/>beau pere d'autre, faisant le piteux, donnoit<text:line-break/>des deux mains force benedictions sur ces<text:line-break/>pauures agenouïllez : lesquels il mena à la<text:line-break/>Messe de la parroisse, où la toille desployee,<text:line-break/><text:span text:style-name="pb">[f. 136]</text:span><text:span text:style-name="pb"><text:line-break/></text:span>fut le miracle par eux tesmoigné : &amp; pour<text:line-break/>penitence contraignit le pauure Boucher de<text:line-break/>aller par tout le païs de Calabre, porter tes(-)<text:line-break/>moignage de ceste histoire, amassant de<text:line-break/>gr(a2)ds deniers, par le moyen desquels de be(-)<text:line-break/>listre deuint vn gros, gras, &amp; oiseux moine.</text:p>
      <text:p text:style-name="P783">Vous ne deuez estre estonnees, mes Da(-)<text:line-break/>mes, que la sotte ignor(a1)ce du peuple, lequel<text:line-break/>ressemble vn petit enfant, qui voyant faire<text:line-break/>quelque chose, sans<text:s/>iugement de bien ou<text:line-break/>mal, s'efforce de l'ensuiure. Et tant plus vn<text:line-break/>peuple est rude, plus il tend à faire choses<text:line-break/>mauuaises &amp; contre raison. De là vient que<text:line-break/>estant la malice de tels hypocrites si cou(-)<text:line-break/>uerte, plus aysément il demeure trompé :<text:line-break/>&amp; faut qu'il porte les fautes de ceux qui par<text:line-break/>purité de doctrine deuroy(e2)t porter tesmoi(-)<text:line-break/>gnage de la verité, lesquels faisant le con(-)<text:line-break/>traire, faut croire en celuy qui est seul iuste,<text:line-break/>&amp; non à ceux qui de vraye religion n'ont<text:line-break/>que l'habit.</text:p>
      <text:soft-page-break/>
      <text:h text:style-name="Titre1" text:outline-level="1">Compte XXIII.</text:h>
      <text:h text:style-name="Titre1" text:outline-level="1"><text:span text:style-name="T784">Le sçauoir d</text:span><text:span text:style-name="T785">e l'homme bien conduit &amp; mis en lu(-)</text:span><text:span text:style-name="T786"><text:line-break/></text:span><text:span text:style-name="T787">miere, se monstre &amp; descouure à porter vn</text:span><text:span text:style-name="T788"><text:line-break/></text:span><text:span text:style-name="T789">fruict qui proffite à ceux qui le reçoiuent &amp; co(-)</text:span><text:span text:style-name="T790"><text:line-break/></text:span><text:span text:style-name="T791">gnoissent. Mais quand il demeure en vn esprit</text:span><text:span text:style-name="T792"><text:line-break/></text:span><text:span text:style-name="pb">[f. 137]</text:span><text:span text:style-name="T793"><text:line-break/></text:span><text:span text:style-name="T794">maling, couuert d'vne feinte vertu, lors il cou(-)</text:span><text:span text:style-name="T795"><text:line-break/></text:span><text:span text:style-name="T796">ue &amp; nourrist te n</text:span><text:span text:style-name="T797">e sçay quoy de tant infect,</text:span><text:span text:style-name="T798"><text:line-break/></text:span><text:span text:style-name="T799">&amp; qui rend l'issue si dangereuse, que iamais</text:span><text:span text:style-name="T800"><text:line-break/></text:span><text:span text:style-name="T801">n'apporte que mal, tant à l'autheur qu'à ceux</text:span><text:span text:style-name="T802"><text:line-break/></text:span><text:span text:style-name="T803">qui trop si sient : comme pourrez voir par ce(-)</text:span><text:span text:style-name="T804"><text:line-break/></text:span><text:span text:style-name="T805">ste histoire.</text:span></text:h>
      <text:p text:style-name="P806"><text:span text:style-name="T807">A</text:span>V temps du Roy d'Aragon en l'vne des<text:line-break/>plus nobles citez du Royaume,<text:s/>demeu(-)<text:line-break/>roit vn frere mineur, nommé<text:s/><text:span text:style-name="T808">Dico darnac,</text:span><text:line-break/>docteur en Theologie, &amp; des plus doctes<text:line-break/>de sa faculté : lequel, combien qu'en son ha(-)<text:line-break/>bit suiuit d'assez loing la vie &amp; profession<text:line-break/>de sainct Fr(a1)çois, toutesfois pour estre ieu(-)<text:line-break/>ne, &amp; assez bien nourry, par le moyen des<text:line-break/>frequ(e2)tations continuelles qu'il faisoit aux<text:line-break/>maisons d'appar(e2)ce, s'eschauffa de l'amour<text:line-break/>d'vne bien fort belle dame, femme d'vn des<text:line-break/>Cheualiers de la ville, nommé messire Rho(-)<text:line-break/>deric. Ce frere ne peut tant argumenter<text:line-break/>contre son corps, que par ses argumens il<text:line-break/>peut vaincre ceste passion : laquelle au lieu<text:line-break/>de prescher le salut de l'esprit, le contrai(-)<text:line-break/>gnoit à continuellement penser en la beau(-)<text:line-break/>té de ceste dame, que si vifuem(e2)t auoit em(-)<text:line-break/>prainte en son cœur. Et c(o1)bien que la<text:s/>gran(-)<text:line-break/>deur d'elle luy presentast beaucoup de dif(-)<text:line-break/>ficultez pour paruenir à tel plaisir, prenant<text:line-break/>tout à son aduantage, se persuada fort que<text:line-break/><text:span text:style-name="pb">[f. 138]</text:span><text:span text:style-name="pb"><text:line-break/></text:span>luy, qui auoit accoustumé de conuertir les<text:line-break/>esprits à penitence, iouyroit aisément des<text:line-break/>corps. Et parce que la Dame frequentoit<text:line-break/>souuent le seruice qui se faisoit au conuent,<text:line-break/>pour la plus prochaine Eglise de sa maison,<text:line-break/>le beau pere auoit liberté de contenter sa<text:line-break/>veuë selon son affection. Mais la Dame qui<text:line-break/>n'estoit aucunem(e1)t touchee de telle amour,<text:line-break/>ne luy faisoit meilleur recueil que de cou(-)<text:line-break/><text:soft-page-break/>stume : toutesfois par longue &amp; sotte im(-)<text:line-break/>portunité, commune à telles gens, eut co(-)<text:line-break/>gnoissance de son damné vouloir, sans tou(-)<text:line-break/>tesfois en faire conte : Qui engendra vn<text:line-break/>merueilleux despit au frater, sans toutesfois<text:line-break/>perdre l'opinion, qu'auec le temps il seroit<text:line-break/>le mieux aymé. Et en ceste folle fantasie, de(-)<text:line-break/>libera d'escrire vne lettre, contenant le re(-)<text:line-break/>mede propre à sa maladie, au mieux qu'il<text:line-break/>sceut faire. Ceste lettre close, auec vn<text:s/><text:span text:style-name="T809">Iesus</text:span><text:span text:style-name="T810"><text:line-break/></text:span><text:span text:style-name="T811">Maria,</text:span><text:s/>la bailla à vn petit<text:s/>nouice, propre à<text:line-break/>faire tels messages, auec l'instruction à qui,<text:line-break/>&amp; à quelle heure il deuoit presenter son pa(-)<text:line-break/>quet. Le petit messager fut prompt, prend la<text:line-break/>lettre bien cachetee, &amp; part pour aller vers<text:line-break/>la Dame, laquelle il trouue en sa maison,<text:line-break/>auec sa famille, &amp; en faisant vne deuote re(-)<text:line-break/>uerence, lui dit : Madame, frere Diquo vous<text:line-break/>presente ses humbles recommendations, &amp;<text:line-break/>vous supplie de luy enuoyer vn peu de<text:line-break/><text:span text:style-name="pb">[f. 139]</text:span><text:span text:style-name="pb"><text:line-break/></text:span>de(-)liee farine pour faire l'hostie, ainsi que plus<text:line-break/>à plain pourrez voir par sa lettre. Quand la<text:line-break/>Dame eut veu ces lettres, &amp; cogneu l'hon(-)<text:line-break/>nesteté &amp; gracieuse demande, que pouuez<text:line-break/>penser que faisoit vn tel personnage, com(-)<text:line-break/>bien qu'à iuste occasion le pouuoit faire pu(-)<text:line-break/>nir, &amp; luy faire moderer ceste chaleur par le<text:line-break/>fouët du conuent, si ne voulut-elle pour ce(-)<text:line-break/>ste premiere fois le scandalizer, mais res(-)<text:line-break/>pond au messager : Dites à frere Diquo que<text:line-break/>ma farine est trop grosse, &amp; que ie n'en ay<text:line-break/>point de si delice qui soit propre, ou que<text:line-break/>i'aye enuie d'employer pour luy. Ce petit<text:line-break/>nouice, tout piteux, retourne à son maistre :<text:line-break/>lequel oyant si triste nouuelle, fut fasché :<text:line-break/>mais comme l'eau degoutrant sur la pierre,<text:line-break/>par continuation la creuse &amp; consomme :<text:line-break/>ainsi se figura ce gris amoureux, pouuoir<text:line-break/>paruenir à son intention par la longueur du<text:line-break/>temps : donnant œillades à ceste Dame de la<text:line-break/>meilleure c(o2)tenance dequoy se pouuoit ad(-)<text:line-break/>uiser : &amp; tous les endroits où elle alloit, la<text:line-break/>poursuiuoit de telle inc(o2)stance, que le bruit<text:line-break/>fut commun par toute la ville, &amp; mesmes<text:line-break/>entre les ieunes Gentilshommes, que frere<text:line-break/>Diquo aimoit la femme de messire Rhode(-)<text:line-break/>ric. Dequoy aduertie la Dame ; qui estoit de<text:line-break/>grand cœur, &amp; c(o2)me fort bien aduisee, crai(-)<text:line-break/>gnant que son mary, sçach(a2)t vn tel discours,<text:line-break/><text:soft-page-break/><text:span text:style-name="pb">[f. 140]</text:span><text:span text:style-name="pb"><text:line-break/></text:span>ne creust par trop legerement &amp; à son desa(-)<text:line-break/>uantage ceste moquerie, vne nuict estant<text:line-break/>couchee, fit sagement entendre à messire<text:line-break/>Rhoderic le fol amour du beau pere, &amp; du(-)<text:line-break/>quel ne l'auoit peu estranger. Lequel oyant<text:line-break/>ce discours, non sans extreme colere, com(-)<text:line-break/>manda à sa femme, que si iamais il conti(-)<text:line-break/>nuoit telle<text:s/>poursuitte, qu'elle luy assignast<text:line-break/>iour. La Dame, preuoyant l'inc(o2)uenient qui<text:line-break/>en pourroit venir, fut fort marrie d'auoir si<text:line-break/>tost parlé : mais doutant la trop grand' cole(-)<text:line-break/>re de son mary d'vn costé, d'autre voulant<text:line-break/>faire preuue de sa loyanté, promist d'obeïr :<text:line-break/>tellement que le frater, ayant tousiours ce<text:line-break/>feu couuert, qui par chacun iour augmen(-)<text:line-break/>toit ceste grisarde chaleur, ne peut t(a2)t com(-)<text:line-break/>m(a2)der à soy mesme, qu'il n'y renuoyast son<text:line-break/>petit messager accoustumé, auquel la Da(-)<text:line-break/>me (plus par obeïssance, que de bonne vo(-)<text:line-break/>lonté) fist response : Mon amy, dis à ton mai(-)<text:line-break/>stre, que encores que l'amour que luy ay<text:line-break/>par cy deuant porté, non moins grand que<text:line-break/>le sien, ait esté caché, la difficulté du temps<text:line-break/>en a esté partie cause : mais à ceste heure que<text:line-break/>m(o2)<text:s/>mary est allé aux champs, qu'il ne faille<text:line-break/>ceste nuict à venir par le petit huys de mon<text:line-break/>iardin, le plus secrettement qu'il pourra,<text:line-break/>pour couurir le scandale, luy asseurant d'e(-)<text:line-break/>stre aussi bien venu que souhaitté. Le beau<text:line-break/><text:span text:style-name="pb">[f. 141]</text:span><text:span text:style-name="pb"><text:line-break/></text:span>pere, ayant receu gracieuse response par le<text:line-break/>nouice, perdoit contenance de trop grand<text:line-break/>ayse, attendant l'heure promise, à laquelle<text:line-break/>s'estant preparé &amp; accoustré de senteurs &amp;<text:line-break/>bon vin, ne faillist de soy trouuer au secret<text:line-break/>huys : où pensant trouuer sa Dame, &amp; estre<text:line-break/>entre ses bras, se trouua entre les mains ri(-)<text:line-break/>goureuses de messire Rhoderic, &amp; d'vn sien<text:line-break/>seruiteur, qui piteusem(e1)t l'estranglerent. La<text:line-break/>colere de messire Rhoderic executee, &amp; vn<text:line-break/>peu refroidie, estima auoir fait vn piteux<text:line-break/>acte : toutesfois pour n'auoir aucun reme(-)<text:line-break/>de, auisa de tenir son cas secret, pour la peur<text:line-break/>&amp; rigneur de iustice. Et apres plusieurs dis(-)<text:line-break/>cours, chargea ce pauure corps dessus les es(-)<text:line-break/>paules de son valet, &amp; cherchant les lieux<text:line-break/>destournez, trouva moy(e1) par les iardins du<text:line-break/>conuent, d'entrer iusques aux<text:s/>retraits d'ice(-)<text:line-break/>luy, où ils mirent, au mieux qu'ils peurent,<text:line-break/><text:soft-page-break/>ce pauure Diquo sur l'vn des anneaux du<text:line-break/>retrait, comme s'il faisoit sa necessité natu(-)<text:line-break/>relle : ce fait s'en tetournerent au logis sans<text:line-break/>estre apperceuz. Or au conuent y auoit vn<text:line-break/>autre frere, entre lequel &amp; mastre Diquo, y<text:line-break/>auoit vne ialousie &amp; hayne plus que mor(-)<text:line-break/>telle. En ceste nuict ce frere eut le ventre si à<text:line-break/>commandement, qu'il fut contraint, auec<text:line-break/>vne petite bougie, d'aller au retrait : auquel<text:line-break/>voyant maistre Diquo de loing assis, &amp; au<text:line-break/><text:span text:style-name="pb">[f.<text:s/></text:span><text:span text:style-name="pb">142]</text:span><text:span text:style-name="pb"><text:line-break/></text:span>lieu qui estoit le plus net, se retire sans mot<text:line-break/>dire, pour auoir fait rencontre d'vn homme<text:line-break/>auquel il vouloit si grand mal : &amp; attendant<text:line-break/>qu'il eust fait (pour apres prendre sa place)<text:line-break/>disoit à part luy : Ie croy que cest homme<text:line-break/>n'est né en ce monde que pour me fascher,<text:line-break/>&amp; donner à cognoistre sa mauuaise vol(o2)té :<text:line-break/>pensant que maistre Diquo, qui estoit si lon(-)<text:line-break/>guement à ses affaires, le fist pour luy faire<text:line-break/>despit. Et ainsi pressé de son cul, plus que na(-)<text:line-break/>ture ne pouuoit porter : &amp; esmeu d'extreme<text:line-break/>colere, prend vne pierre, de laquelle il d(o2)ne<text:line-break/>si grand coup par l'estomach de Diquo, qu'il<text:line-break/>le fait renuerser par terre, puis il s'en fuit<text:line-break/>vn peu loing : mais voyant n'estre point sui(-)<text:line-break/>uy, se r'approche pas à pas iusques au pres<text:line-break/>de maistre Diquo : lequel l'ayant tourné de<text:line-break/>costé &amp; d'autre, sans le veoir remuer aucu(-)<text:line-break/>nement, estima soudain de l'auoir tué, dont<text:line-break/>fut ce frere si dolent, qu'il fondoit tout en<text:line-break/>larmes. Mais cognoissant que ce luy portoit<text:line-break/>peu de proffit, va p(e2)ser que pour couurir vn<text:line-break/>cas si pitoyable, il falloit porter ce pauure<text:line-break/>corps deuant le logis de messire Rhoderic,<text:line-break/>par lequel, d'extreme ialousie, on estimera<text:line-break/>le pauure Diquo auoir esté tué pour le bruit<text:line-break/>c(o2)mun de l'amour extreme qu'on disoit que<text:line-break/>il portoit à sa femme. Et de faict charge ce<text:line-break/>corps le mieux qu'il peut, &amp; le porte deuant<text:line-break/><text:span text:style-name="pb">[f. 143]</text:span><text:span text:style-name="pb"><text:line-break/></text:span>l'huis de messire Rhoderic, le mettant tout<text:line-break/>debout contre vn pillier, c(o2)me s'il escoutoit<text:line-break/>à la porte. Puis estant retourné au conuent<text:line-break/>(pour n'estre trop asseuré) s'aduisa de trou(-)<text:line-break/>uer autre moyen de couurit son faict, &amp; de<text:line-break/>ce pas s'en va au gardien, har(e2)guer tels pro(-)<text:line-break/>pos : Nostre pere, quand ie fus l'autre iour<text:line-break/>prescher au village Fiso, ie laissay ma queste<text:line-break/>au logis d'vn de nos deuots amis, parce que<text:line-break/><text:soft-page-break/>ie n'auois beste qui peust porter si pesant<text:line-break/>fardeau, part(a2)t est mon int(e2)tion, auec vostre<text:line-break/>c(o2)gé &amp; benediction, de m'en aller sur la iu(-)<text:line-break/>m(e2)t du conu(e2)t pour apporter ma queste. Le<text:line-break/>gardien oy(a2)t ceste requeste, fut fort cont(e2)t,<text:line-break/>pource qu'il y auoit practique, &amp; luy donna<text:line-break/>librement<text:s/>congé. Le frere fort diligent de<text:line-break/>sortir, va baster sa ium(e2)t, pour partir au plus<text:line-break/>matin. Messire Rhoderic &amp; son valet veil(-)<text:line-break/>loient d'autre costé en crainte, att(e2) dans l'is(-)<text:line-break/>sue de ce qu'ils auoyent fait : &amp; c(o2)me celuy<text:line-break/>qui n'estoit des plus asseurez, dit à son serui(-)<text:line-break/>teur : Ie te prie va iusqu'aupres du conuent,<text:line-break/>pour escouter s'il y a point quelque bruit, &amp;<text:line-break/>s'ils ont point trouué maistre Diquo enui(-)<text:line-break/>ron la minuict, allans à leurs matines. Le va(-)<text:line-break/>let voulant obeïr à son maistre, cuide sortir,<text:line-break/>&amp; en ouurant la porte fait rencontre de ce<text:line-break/>pauure corps, duquel tout espouuanté, re(-)<text:line-break/>tourne soudain vers son maistre, &amp; luy<text:line-break/><text:span text:style-name="pb">[f. 144]</text:span><text:span text:style-name="pb"><text:line-break/></text:span>ra(-)conte l'adu(e2)ture. Le Cheualier tout est(o2)né,<text:line-break/>demeure longuem(e2)t sans mot dire, pensant<text:line-break/>quelle estoit ceste<text:s/>fortune, va à la porte, où<text:line-break/>il trouue maistre Diquo, qui le fit demeurer<text:line-break/>longuem(e2)t pensif, discourant les inconue(-)<text:line-break/>niens &amp; fascheries qu'il pourroit receuoir.<text:line-break/>Et comme celuy qui n'esperoit que la co(-)<text:line-break/>gnoissance de son forfaict, dit : Ie voy bien<text:line-break/>que<text:s/>ce malheureux sera cause du scandale<text:line-break/>perpetuel de ma maison : mais puis que le<text:line-break/>malheur m'a esté si c(o2)traire, que luy viuant<text:line-break/>n'a peu estre cogneuë sa meschante paillar(-)<text:line-break/>dise, ie feray que le corps mort fera monstre<text:line-break/>publique, de ce que l'habit portoit<text:s/>caché.<text:line-break/>Sur l'heure le fait mettre sur vn grand estal(-)<text:line-break/>lon, sellé &amp; bridé, &amp; le fit lier auec bastons<text:line-break/>&amp; cordes, pour le faire tenir droict, comme<text:line-break/>s'il cheuauchast, luy met vn morion en te(-)<text:line-break/>ste, la lance en l'arrest, auec son gris habit. Et<text:line-break/>en cest equipage le fait mener deu(a2)t la por(-)<text:line-break/>te du conuent, à laquelle il fait attacher l'e(-)<text:line-break/>stallon, chargé de si noble cheualier. Au ma(-)<text:line-break/>tin que le frere vouloit fuïr, seignant aller<text:line-break/>querir sa queste, monte sur sa ium(e2)t, &amp; sort<text:line-break/>par la porte, à laquelle il<text:s/>rencontre ce iou(-)<text:line-break/>steur : dequoy il demeura tellement trans(-)<text:line-break/>porté, qu'il luy sembla que par permission<text:line-break/>diuine l'ame de maistre Diquo fut la venuë<text:line-break/>pour soy venger de l'homicide par luy<text:line-break/><text:soft-page-break/><text:span text:style-name="pb">[f. 145]</text:span><text:span text:style-name="pb"><text:line-break/></text:span>com(-)mis : &amp; faisant, de grande crainte, le signe de<text:line-break/>la<text:s/>croix, serte les tall(o2)spour presser sa mon(-)<text:line-break/>teure de partir. L'estallon qui auoit senti la<text:line-break/>ium(e2)t qui s'en alloit, tire de telle sorte, qu'il<text:line-break/>rompt ses longes, &amp; court apres hannissant :<text:line-break/>&amp; ayant le mort la lance en l'arrest tendue,<text:line-break/>prest à d(o2)ner,<text:s/>le vif eut telle peur qu'il pen(-)<text:line-break/>soit que ce fust vengeance miraculeuse. La<text:line-break/>iument sentant l'estallon si pres, commence<text:line-break/>à ruer, &amp; se tourmenter de telle sorte, que le<text:line-break/>pauure frere, qui n'estoit des mieux adroits<text:line-break/>à cheual du monde, ne sçauoit autre defen(-)<text:line-break/>se que de serrer les iambes, &amp; se tenir à deux<text:line-break/>mains au bas de la iument, laquelle sentant<text:line-break/>les talons de ce frater si pres de son ventre,<text:line-break/>de plus en plus se debattoit : en sorte que le<text:line-break/>pauure moyne ne peut autre recours auoir,<text:line-break/>de crainte de mort, que de crier à haute voix<text:line-break/>à l'aide, &amp; au secours : auquel cry se presen(-)<text:line-break/>terent incontinent plusieurs personnes aux<text:line-break/>fenestres, est(o2)nez de tel spectacle, qui fut si<text:line-break/>nouueau, que grand' multitude de citoyens<text:line-break/>s'assemblerent hors leurs maisons, à voir la<text:line-break/>furieuse iouste de ces deux Cordeliers, qui<text:line-break/>coururent ainsi l'vn apres l'autre iusques au<text:line-break/>plus pres de la porte de la ville : à laquelle, &amp;<text:line-break/>au cry du peuple qui pour suiuoit ce pauure<text:line-break/>Diquo, estimans qu'il voulust tuer l'autre<text:line-break/>Cordelier, fut arresté, visité, &amp;<text:s/>trouué mort.<text:line-break/><text:span text:style-name="pb">[f. 146]</text:span><text:span text:style-name="pb"><text:line-break/></text:span>Dequoy esbahis, soupçonnerent inconti(-)<text:line-break/>nent ce auoir esté fait par son compagnon,<text:line-break/>lequel finablement ils apprechenderent, tant<text:line-break/>par soupçon, que pour estre aduertis de la<text:line-break/>hayne qu'il luy portoit. Et apres auoir esté<text:line-break/>interrogé, sans aucune question ou c(o2)train(-)<text:line-break/>te, aduoüa le meurtre, sans faire mention<text:line-break/>qu'il l'eust porté à la porte de messire Rho(-)<text:line-break/>deric. Les autres cordeliers, pour l'authorité<text:line-break/>du defunct Diquo, pressoyent par tous mo(-)<text:line-break/>yens qu'il fust (sans s'arrester à l'ordre<text:s/>qu'il<text:line-break/>tenoit) mis &amp; executé à mort. D'aduenture<text:line-break/>le Roy Ferrand, qui estoit arriué n'auoit pas<text:line-break/>long temps en la ville, eut grande compas(-)<text:line-break/>sion de la mort du pauure Diquo. Messire<text:line-break/>Rhoderic voyant que rigoureusement lon<text:line-break/>procedoit à la condemnation de l'innocent,<text:line-break/>par moyens, &amp; comme personne d'authori(-)<text:line-break/>té, fit tant enuers le Roy, que le discours de<text:line-break/><text:soft-page-break/>maistre Diquo, &amp; occasion veritable de sa<text:line-break/>mort luy fut totalement cogneuë : tellement<text:line-break/>que le pauure frater fut deliuré hors de pri(-)<text:line-break/>son, &amp; à messire Rhoderic l'homicide com(-)<text:line-break/>mis pardonné.</text:p>
      <text:p text:style-name="p">Voyez, mes Dames, sans blasmer les gens<text:line-break/>de bien, que la malice &amp; authorité de telles<text:line-break/>gens souuent apporte couuerture de mal<text:line-break/>faire à ceux qui en abusent, &amp; lesquels sous<text:line-break/>ceste couleur, feignans choisir l'austere vie,<text:line-break/><text:span text:style-name="pb">[f. 147]</text:span><text:span text:style-name="pb"><text:line-break/></text:span>changent d'accoustrem(e2)t, qui ne sert d'au(-)<text:line-break/>tre chose qu'à desguiser leur entreprinse, à<text:line-break/>fin d'auoir occasi (o1)de viure en oysiueté sous<text:line-break/>cest habit, duquel ils font vn apennage de<text:line-break/>hypocrisie.</text:p>
      <text:h text:style-name="Titre1" text:outline-level="1">Compte XXIIII.</text:h>
      <text:h text:style-name="P812" text:outline-level="1">Il y a des hommes qui ne sçauent pour quoy<text:s/>sont<text:line-break/>mis au monde, &amp; viuant en vne telle oysiueté,<text:line-break/>leur esprit prompt, songe &amp; inuente par certai(-)<text:line-break/>ne malice vne infinité de finesses, pour trouuer<text:line-break/>quelque proffit en leurs tromperies : &amp; volon(-)<text:line-break/>tiers cherchent pour mettre en effect telles en(-)<text:line-break/>treprises quelque teste sotte &amp; grossiere, sur<text:line-break/>laquelle tembe le plus souuent, comme pour<text:line-break/>trouuer tel sort.</text:h>
      <text:p text:style-name="P813"><text:span text:style-name="T814">M</text:span>Essire Florien estoit vn venerable Do(-)<text:line-break/>cteur en Loix, de la ville de Boulon(-)<text:line-break/>gne, au reste morueux, crotté, &amp; d'aussi mau<text:line-break/>uaise grace que nul autre qui soit de sa rob(-)<text:line-break/>be. Cestuy ayant faict aussi bonne proui(-)<text:line-break/>sion d'escus que de crottes, fit faire vne gr(a2)(-)<text:line-break/>de &amp; riche coupe d'argent, pour laquelle<text:line-break/>payer se transporta chez l'Orfeure : &amp; apres<text:line-break/>auoir contenté l'or, l'argent, &amp; la façon (ne<text:line-break/>trouuant son clerc derriere luy pour la<text:line-break/><text:span text:style-name="pb">[f. 148]</text:span><text:span text:style-name="pb"><text:line-break/></text:span>porter) pria l'orfeure de luy prester son valet,<text:line-break/>à fin de l'enuoyer en sa maison. D'auenture,<text:line-break/>de nouueau estoyent arriuez en la ville<text:line-break/>deux ieunes Romains, qui se pourmenoyent<text:line-break/>par la ville, l'oreille dressee, &amp; portans plu(-)<text:line-break/>sieurs bagues &amp; lingots dorez, &amp; contre(-)<text:line-break/><text:soft-page-break/>faicts, pour tromper celuy qui seroit le plus<text:line-break/>sot d'acheter, l'vn auoit nom Liello, &amp; l'au(-)<text:line-break/>tre Dietiquo. Ces deux marchans qui esto(-)<text:line-break/>yent de loisir par les rues &amp; places, regar(-)<text:line-break/>dans tous les passans : de fortune aduiserent<text:line-break/>le valet de cest Orfeure, lequel (pour ma(-)<text:line-break/>gnifier l'ouurage &amp; manifacture de sa bou(-)<text:line-break/>tique) portoit ceste coupe à descouuert. Ces<text:line-break/>galans enuieux d'vn tel vaisseau, propose(-)<text:line-break/>rent de faire vn bon tour, &amp; suiuirent le pe(-)<text:line-break/>tit pas, &amp; d'assez loing, le valet, duquel<text:line-break/>ayans finement sceu à qui estoit la coupe,<text:line-break/>&amp; où il auoit laissé messire Florien, la con(-)<text:line-break/>clusion prinse, Liello pour le plus fin alla<text:line-break/>soudain acheter vne lamproye fort chere,<text:line-break/>&amp; la cachant dessous son manteau,<text:s/>va droit<text:line-break/>au logis de monsieur le Docteur : où trou(-)<text:line-break/>uant vne femme de semblable esprit &amp; gra(-)<text:line-break/>ce que le mary, d'vne parolle fort asseuree<text:line-break/>luy dit : Madame, messire Florien vous en(-)<text:line-break/>uoye ce poisson, à fin que teniez le disner<text:line-break/>prest, pource qu'il a c(o2)pagnie d'autres Do(-)<text:line-break/>cteurs, qui viennent disner ceans, &amp; ce<text:line-break/><text:span text:style-name="pb">[f. 149]</text:span><text:span text:style-name="pb"><text:line-break/></text:span>pen(-)dant vous m(a2)de qu'ayez à renuoyer la cou(-)<text:line-break/>pe, que ce matin a enuoyee par le valet de<text:line-break/>l'orfeure, parce qu'il la veut faire marquer<text:line-break/>à ses armes. La dame pren(a2)t le poisson,<text:s/>bail(-)<text:line-break/>le librement la coupe, &amp; s'en va preparer le<text:line-break/>disner. Liello ay(a2)t chassé &amp; beaucoup mieux<text:line-break/>prins, trauerse &amp; gaigne pays au logis d'vn<text:line-break/>bon Prieur Romain, homme de bien, selon<text:line-break/>l'habit, &amp; là se resiouïssoyent les compa(-)<text:line-break/>gnons, attendans le rustre<text:s/>Dietiquo, lequel<text:line-break/>estoit demeuré en la ville, oreillant &amp; regar(-)<text:line-break/>dant quelle poursuitte on feroit du cas. Tost<text:line-break/>apres messire Florien retourne en sa mais(o2),<text:line-break/>trouue le disner vn petit plus gras que de<text:line-break/>coustume : tout estonné, demande qui estoit<text:line-break/>cause de<text:s/>ceste despense. Sa femme fort des(-)<text:line-break/>goustee resp(o2)d : ne sçauez vous pas bien que<text:line-break/>à ce matin m'auez mandé qu'auiez des Sei(-)<text:line-break/>gneurs à disner ? Quoy, dit le Docteur, vous<text:line-break/>estes folle. Non suis, dit-elle, tesmoin en est<text:line-break/>ce poisson, que ie me fusse bien gardee d'a(-)<text:line-break/>cheter si cherement. Ie vous asseure que ne<text:line-break/>vous ay enuoyé aucun poisson : mais ç'a esté<text:line-break/>quelque seruiteur mal appris qui l'a appor(-)<text:line-break/>té ceans, sans cognoistre la maison : à tout le<text:line-break/>moins nous serons repeus aux desp(e2)s d'au(-)<text:line-break/><text:soft-page-break/>truy : Par ma<text:s/>conscience, replique la femme,<text:line-break/>il vous en doit assez bien souuenir : car à ces<text:line-break/>enseignes, celuy qui apporta la Lamproye,<text:line-break/><text:span text:style-name="pb">[f. 150]</text:span><text:span text:style-name="pb"><text:line-break/></text:span>remporta vostre coupe, pour y faire grauer<text:line-break/>vos armes. A ce mot le pauure Docteur, a(-)<text:line-break/>pres auoir ietté trois ou quatre can(o2)s d'in(-)<text:line-break/>iures, sort en la ruë courant çà &amp; là, deman(-)<text:line-break/>dant à tous ceux qu'il rencontroit, s'ils<text:line-break/>auoy(e2)t veu personne qui portast du poisson<text:line-break/>en sa maison : &amp; eussiez dit proprement à le<text:line-break/>voir, auec son chaperon de costé, que le bon<text:line-break/>h(o2)me auoit perdu le reste de son sens. Die(-)<text:line-break/>tiquo estoit en la place, qui contemploit la<text:line-break/>farce du Docteur : &amp; c(o2)bien qu'il fust asseu(-)<text:line-break/>ré du larcin fait par Liello son compagnon,<text:line-break/>duquel estoit impossible d'auoit la cognois(-)<text:line-break/>sance : toutesfois, c(o2)me celuy qui<text:s/>regrettoit<text:line-break/>la lamproye, si cherement achetee, delibera<text:line-break/>de iouer son roolle : &amp; voy(a2)t le Docteur em(-)<text:line-break/>pesché à faire ses complaintes, va en sa mai(-)<text:line-break/>son : où riant d'vne grace &amp; conten(a2)ce asseu(-)<text:line-break/>ree, dit à sa femme : ma Dame, bonnes nou(-)<text:line-break/>uelles,<text:s/>la coupe est trouuce : vn des person(-)<text:line-break/>nages que vous cognoissez, faisoit faire cela<text:line-break/>tout à propos, par maniere de plaisir, pour<text:line-break/>mettre en colere messire Florien, qui s'est<text:line-break/>trouué auec eux, pour se moquer de la tr(o2)(-)<text:line-break/>perie. Au surplus m'(o2)t enuoyé<text:s/>querir le dis(-)<text:line-break/>ner, &amp; vous mandent de venir au festin : car<text:line-break/>ils deliberent de faire bonne chere. La dame<text:line-break/>toute ioyeuse, commença à se plaindre du<text:line-break/>tourment qu'elle auoit eu de ceste perte, &amp;<text:line-break/><text:span text:style-name="pb">[f. 151]</text:span><text:span text:style-name="pb"><text:line-break/></text:span>fit bailler à Dietiquo la lamproye rostie a(-)<text:line-break/>uec la sausse entre deux beaux plats, lequel<text:line-break/>incontinent la cache sous son manteau, &amp;<text:line-break/>en la plus grand diligence qu'il peust, alla<text:line-break/>trouuer son compagnon Liello, &amp; le Prieur<text:line-break/>qui l'attendoyent : &amp; Dieu sçait si les rustres<text:line-break/>se moquerent du pauure crotté &amp; de sa fem(-)<text:line-break/>me, laquelle s'estant parce &amp; tiffee pour al(-)<text:line-break/>ler manger sa part de la lamproye : au sortir<text:line-break/>du logis rencontre messire Florien tout re(-)<text:line-break/>frongné sous son chapeau, auquel elle dist<text:line-break/>(d'vn ris assez sauuage) comment viennent<text:line-break/>ils ceans disner ? ie vous ay<text:s/>enuoyé le pois(-)<text:line-break/>son tout prest. Lors monsieur le Docteur à<text:line-break/>belles disputes, commença à delascher ses<text:line-break/>doubles canons, appellant sa femme chien(-)<text:line-break/><text:soft-page-break/>ne, cheure coiffee : &amp; sentant ceste trompe(-)<text:line-break/>rie seconde, sans la pouuoir descouurir, se<text:line-break/>cuida arracher les cheueux de desespoir. Ce(-)<text:line-break/>ste nouuelle cogneuë par la ville, les bouf(-)<text:line-break/>fons &amp; ioüeurs de farces appresterent à vn<text:line-break/>chacun occasion de rire.</text:p>
      <text:p text:style-name="P815">Regardez, mes Dames, que l'esprit hu(-)<text:line-break/>main inuente de sinesses pour recouurer ar(-)<text:line-break/>gent, &amp; viure en oisiueté : laquelle fuit le<text:line-break/>labeur, &amp; cherche toute peine d'acquerir<text:line-break/>biens iniustement : rendant les h(o2)mes si pa(-)<text:line-break/>resseux, que puis apres necessité (qui con(-)<text:line-break/>traint de bien pres) est occasion qu'en<text:line-break/><text:span text:style-name="pb">[f. 152]</text:span><text:span text:style-name="pb"><text:line-break/></text:span>de(-)laissans Dieu &amp; l'amour du prochain, on in(-)<text:line-break/>uente des choses qui meinent &amp; conduisent<text:line-break/>l'homme quelque fois à la fin d'vne damna(-)<text:line-break/>ble &amp; malheureuse perdition.</text:p>
      <text:h text:style-name="Titre1" text:outline-level="1">Compte XXV.</text:h>
      <text:h text:style-name="P816" text:outline-level="1">Amour, qu'on peint de si puissante force, que<text:line-break/>il n'y a philosophie qui puisse enseigner<text:line-break/>moyen d'euiter sa fureur, fait quelquefois<text:line-break/>entrer les femmes en vne opinion, que les<text:line-break/>hommes prins en ses lacs ne veulent auoir<text:line-break/>compagnons en la iouyssance de leur moitié.<text:line-break/>Toutesfois (pour monstrer le contraire) en<text:line-break/>ceste histoire cognoistrex que l'amour bon(-)<text:line-break/>neste d'vn bien grand Prince enuers son ser(-)<text:line-break/>uiteur, a vaincu sa propre affection, &amp; les<text:line-break/>effects d'vn tel plaisir.</text:h>
      <text:p text:style-name="P817"><text:span text:style-name="T818">E</text:span>N vne des villes de ce Royaume, pour<text:line-break/>plaisir, seiournoit vn Prince, lequel en(-)<text:line-break/>tre tous ceux de sa maison auoit vn Gentil(-)<text:line-break/>homme, duquel se sentoit tant familier, que<text:line-break/>outre ceste priuauté, luy portoit vne parfai(-)<text:line-break/>te &amp; singuliere amitié. Ce G(e2)tilhomme soy<text:line-break/>promen(a1)t par la ville, pour c(o2)templer la di(-)<text:line-break/>uerse beauté des Dames, fut surpris de l'ex(-)<text:line-break/>cellence d'vne qui estoit femme de l'vn des<text:line-break/><text:span text:style-name="pb">[f. 153]</text:span><text:span text:style-name="pb"><text:line-break/></text:span>nobles citoyens de la ville. Et comme celuy<text:line-break/>qui ne p(e2)soit que d'amortir ce nouueau feu,<text:line-break/><text:soft-page-break/>commença à chercher tous les moyens de<text:line-break/>complaire à sa Dame, par triomphes, mas(-)<text:line-break/>ques, &amp; autres despenses c(o2)munes à tels pe(-)<text:line-break/>lerins. Et tant c(o2)tinua que la dame cognois(-)<text:line-break/>sant si grande &amp; loyalle amitié (vaincue de<text:line-break/>ce petit Dieu) donna au Gentilhomme, par<text:line-break/>c(o2)tinuels &amp; gracieux regards, asseuree espe(-)<text:line-break/>rance de ce qu'en telle poursuitte on peut<text:line-break/>pretendre. Pendant ceste attente fut en la<text:line-break/>ville fait vn festin par ce Prince, au quel tou(-)<text:line-break/>tes les plus apparentes Dames de la ville fu(-)<text:line-break/>rent assemblees : entre lesquelles, comme<text:line-break/>vne col(o2)be entre les corbeaux, par sa blan(-)<text:line-break/>cheur naïfue se descouure à l'œil, ainsi ap(-)<text:line-break/>paroissoit ceste dame, parce &amp; d'accoustre(-)<text:line-break/>m(e2)s, &amp; d'vne grace plus parfaite : que quand<text:line-break/>le Prince se fut miré en si excell(e2)te beauté,<text:line-break/>Amour, qui poussoit le cœur &amp; le vouloir<text:line-break/>des deux, fit en peu de temps que la Dame<text:line-break/>&amp; luy se trouuerent attaints d'vne mesme<text:line-break/>affection &amp; volonté : &amp; c(o2)me celuy<text:s/>qui cher(-)<text:line-break/>choit les amoureuses approches, fit tel de(-)<text:line-break/>uoir de poursuiure secrettement son entre(-)<text:line-break/>prinse, que le mary de la Dame absent, la<text:line-break/>nuict ensuiu(a1)t c(o2)clurent par gracieuse exe(-)<text:line-break/>cution de confirmer ceste amitié. Cepen(-)<text:line-break/>dant ceste Dame,<text:s/>qui auparauant auoit<text:line-break/><text:span text:style-name="pb">[f. 154]</text:span><text:span text:style-name="pb"><text:line-break/></text:span>ac(-)coustumé de cont(e2)ter le Gentilh(o2)me pre(-)<text:line-break/>mier aimé, de l'œil de faueur, changea ceste<text:line-break/>douceur en vn regard de rigueur &amp; refus : ce<text:line-break/>qui rendit le pauure passionné tant melan(-)<text:line-break/>cholique, que son visage ressembloit<text:s/>plus le<text:line-break/>mort que le viu(a1)t. Le Duc voyant le piteux<text:line-break/>estat de celuy que tant il fauorisoit, s'effor(-)<text:line-break/>çoit pour neant de sçauoir l'occasion d'vne<text:line-break/>si soudaine maladie : mais cognoissant que<text:line-break/>peu ou rien du tout y proffitoit. L'heure ve(-)<text:line-break/>nue &amp; assignee par la Dame, ne voulut exe(-)<text:line-break/>cuter telle entreprinse, sans la conduite du<text:line-break/>Gentilhomme, c(o2)me son plus priué &amp; loyal<text:line-break/>chambellan, ainsi l'appella secrettement, &amp;<text:line-break/>luy dit : Encores que ces iours passez ie vous<text:line-break/>aye plusieurs fois interrogé de la diuerse &amp;<text:line-break/>forte passion qui vous tient, &amp; que ie pense<text:line-break/>proceder d'amour : toutefois pour vous m(o2)(-)<text:line-break/>strer (q1) n'auez raison de me faire ceste estr(a1)(-)<text:line-break/>ge difficulté, veu l'amitié reciproque qui<text:line-break/>doit estre entre nous, ie vous declare que ie<text:line-break/>suis attaint, long temps a, de l'amour d'vne<text:line-break/><text:soft-page-break/>Dame aut(a1)t acc(o2)plie en beauté, que femme<text:line-break/>de l'Europe : de laquelle, si fortune ne m'est<text:line-break/>c(o2)traire i' espere iouïr ceste nuict : parquoy<text:line-break/>ie vous prie, c(o2)me celuy auquel i'ay parfai(-)<text:line-break/>te fiance, me tenir compagnie à tel plaisir :<text:line-break/>vous asseurant qu'où me descouurirez le se(-)<text:line-break/>cret de vostre cœur, cognoistrez le deuoir<text:line-break/><text:span text:style-name="pb">[f. 155]</text:span><text:span text:style-name="pb"><text:line-break/></text:span>qu'au semblable feray pour vous mettre<text:line-break/>hors de peine. Le Gentilh(o2)me ayant enten(-)<text:line-break/>du le bon vouloir de son maistre, comm(e2)ça<text:line-break/>à faire le discours<text:s/>de ses affections, assises au<text:line-break/>mesme lieu que celle du Duc, Qui ent(e2)dant<text:line-break/>de si fascheux propos, ie vous laisse à penser<text:line-break/>s'il auoit occasi(o2) de haïr son seruiteur : Tou(-)<text:line-break/>tesfois cognoissant la desmesuree passi(o2) de<text:line-break/>son Gentilhomme, preferant l'amitié qu'il<text:line-break/>luy portoit, à son propre plaisir, conclud de<text:line-break/>pourueoir plustost à la santé d'vn familier,<text:line-break/>que d'obeïr aux effects qu'amour luy pre(-)<text:line-break/>paroit. Et apres plusieurs &amp; diuers pense(-)<text:line-break/>mens resp(o2)d au Gentilh(o2)me : Mon amy, en(-)<text:line-break/>cores que n'aye chose si chere que tu n'en<text:line-break/>sois participant, &amp; de tout mon bien puisses<text:line-break/>disposer c(o2)me du tien : Amour toutesfois en<text:line-break/>la iouïssance ne cherche compagnon : mais<text:line-break/>veut que l'vn ou l'autre soit seul maistre de<text:line-break/>la dame dont tu parles. Et c(o2)bien que mon<text:line-break/>cœur, par dessus tous les biens que fortune<text:line-break/>m'a donnez, ait beaucoup estimé ce plaisir<text:line-break/>que ie tenois pour asseuré : neant moins suis<text:line-break/>deliberé de plustost me priuer d'vne telle fa<text:line-break/>ueur, que de te voir en si piteux estat. Le G(e2)(-)<text:line-break/>tilhomme oyant son maistre ainsi parler,<text:line-break/>crainte de l'offencer d'vn costé, d'autre la<text:line-break/>peur de perdre sa dame, luy firent ietter mil<text:line-break/>souspirs &amp; larmes, s'excus(a1)t enuers son<text:line-break/><text:span text:style-name="pb">[f. 156]</text:span><text:span text:style-name="pb"><text:line-break/></text:span>Sei(-)gneur, que plustost souffriroit vn million de<text:line-break/>morts, que d'empescher en la moindre par(-)<text:line-break/>tie le<text:s/>contentement de son maistre. Le Duc<text:line-break/>demeuré ferme à son liberal propos, apres<text:line-break/>auoir l(o2)guem(e2)t disputé la maniere detrom(-)<text:line-break/>per ceste Dame, feint se courroucer, &amp; com(-)<text:line-break/>manda à ce Gentilhomme le suiure, &amp; que<text:line-break/>sur peine de desobeïssance il fist ce qu'il luy<text:line-break/>diroit. Ainsi partirent pour aller au logis de<text:line-break/>la Dame, auquel furent mieux receus qu'at(-)<text:line-break/>tendus, d'vne chambriere affectee, &amp; duite<text:line-break/>aux entreprinses de sa maistresse : laquelle<text:line-break/><text:soft-page-break/>ayant receu ce Prince en sa ch(a1)bre, le com(-)<text:line-break/>mença à caresser auec<text:s/>vn merueilleux con(-)<text:line-break/>tentement, tant qu'il se fallut coucher. La<text:line-break/>Dame estant au lict, la chandelle esteinto, le<text:line-break/>Duc feint vouloir faire de l'eau, &amp; sort de la<text:line-break/>chambre, appellant le Gentilhomme, qu'il<text:line-break/>auoit laissé au bas du logis. Et l'ay(a1)t mis de(-)<text:line-break/>dans la chambre en sa place, prend la cham(-)<text:line-break/>briere, laquelle, auec liberales promesses,<text:line-break/>propres à vn gr(a1)d seigneur, sceut si bien gai(-)<text:line-break/>gner, que ce pauure G(e2)tilhomme demeuré<text:line-break/>seul &amp; en liberté auec sa Dame, eut le loisir<text:line-break/>de faire tout le deuoir que<text:s/>nature apprend<text:line-break/>aux amoureux. Et sur la quatriesme charge<text:line-break/>se print à vouloir haranguer, en demandant<text:line-break/>à sa Dame, si elle pensoit que l'authorité &amp;<text:line-break/>grandeur d'vn Prince peut rendre vne<text:line-break/><text:span text:style-name="pb">[f. 157]</text:span><text:span text:style-name="pb"><text:line-break/></text:span>ami(-)tié plus parfaicte, que le bon cœur &amp; loyal<text:line-break/>amour d'vn simple Gentilhomme. La dame<text:line-break/>qui estoit fine, ent(e2)dit incontinent où s'ad(-)<text:line-break/>dressoyent ces paroles : &amp; comme celle qui à<text:line-break/>la voix se voyoit tenuë de celuy qu'elle a(-)<text:line-break/>uoit refusé, &amp; priuce du principal &amp; affe(-)<text:line-break/>ctionné plaisir, comm(e2)ça à souspirer piteu(-)<text:line-break/>fement, &amp; dire : Si ma prud(e2)ce eust esté telle<text:line-break/>que ma beauté, ie ne me fusse desaisie de ma<text:line-break/>liberté propre, pour me rendre serue d'au(-)<text:line-break/>truy, veu que mon bien est en lieu contraire<text:line-break/>à l'affection. Toutesfois puis que la libera(-)<text:line-break/>lité d'vn tel Prince, qui a preferé l'amitié de<text:line-break/>son seruiteur à son propre desir, a esté si<text:line-break/>gr(a2)de &amp; loyalle, c'est bien raison qu'à vous,<text:line-break/>qui estes digne d'estre aymé, ie vous sois<text:line-break/>aussi liberale de mon amour, qu'il a esté de<text:line-break/>son vouloir &amp; plaisir pret(e2)du : à fin que<text:s/>moy<text:line-break/>cause de ceste experience, ie sois la closture<text:line-break/>&amp; garde d'vne telle &amp; perpetuelle alliance,<text:line-break/>deliberant que puis qu'à vous ie suis don(-)<text:line-break/>nee de franche &amp; liberale volonté, demeu(-)<text:line-break/>rer à iamais vostre obeïssante. Apres plu(-)<text:line-break/>sieurs propos, trop longs à<text:s/>racompter pour<text:line-break/>gens de peine, commencerent à traitter des<text:line-break/>menus plaisirs, qui continuerent iusques au<text:line-break/>iour, que le Gentilhomme prenant vn gra(-)<text:line-break/>cieux congé, s'en retourna fort content. Et<text:line-break/>continua ceste chasse tant &amp; si longuement,<text:line-break/><text:span text:style-name="pb">[f. 158]</text:span><text:span text:style-name="pb"><text:line-break/></text:span>que de crainte d'engendrer en vos cœurs<text:line-break/><text:soft-page-break/>l'enuie d'vn tel plaisir, le mieux sera de me<text:line-break/>taire.</text:p>
      <text:p text:style-name="p">En ce discours, mes Dames, auez cogneu<text:line-break/>la franche &amp; parfaite amitié d'vn Prince, à la<text:line-break/>confusion de ceste pauure &amp; sorte Dame,<text:line-break/>laquelle estant occasion d'vne telle courtoi(-)<text:line-break/>sie &amp; liberalité, s'est seulement reseruee la<text:line-break/>honte perpetuelle de sa sottise. Et par ceste<text:line-break/>histoire pouuez iuger, que si elle eust esté<text:line-break/>autant liberale, que de donner son cœur à<text:line-break/>Dieu, sans s'amuser aux choses si basses &amp;<text:line-break/>mortes, fust par ce chemin demeuree<text:s/>libre<text:line-break/>&amp; franche en honneur &amp; vertu, &amp; non serue<text:line-break/>d'vn si fascheux &amp; vilain vice.</text:p>
      <text:h text:style-name="Titre1" text:outline-level="1">Compte XXVI.</text:h>
      <text:h text:style-name="P819" text:outline-level="1">Le fol amour, qui aueugle les femmes, plus est pos(-)<text:line-break/>gnant, plus trouue moyen de paruenir à la<text:line-break/>iouyssance d'vn fol desir : &amp; quelque obiect con(-)<text:line-break/>traire qu'on mette au deuant, difficilement on<text:line-break/>peut empescher sa volonté charnelle : de laquel(-)<text:line-break/>le pour iouyr contraint laisser la vertu derriere,<text:line-break/>pour suiure ce que la chair presente par vn ap(-)<text:line-break/>petit desordonné.</text:h>
      <text:p text:style-name="P820"><text:span text:style-name="T821">E</text:span><text:span text:style-name="pb">[f. 159]</text:span><text:span text:style-name="pb"><text:line-break/></text:span>N la ville de Milan y auoit vn Cheua(-)<text:line-break/>lier, nommé Messire Antoine de La(-)<text:line-break/>drian, vn des accomplis Gentilhomme<text:line-break/>qui fust en toute la Duché, vaillant com(-)<text:line-break/>me vn Cesar. Cestuy, apres auoir frequen(-)<text:line-break/>té plusieurs païs, eut affection de voir les<text:line-break/>singularitez &amp; magnificences de Naples : &amp;<text:line-break/>s'estant equippé de cheuaux, d'argent, &amp;<text:line-break/>de tout ce qui estoit necessaire sel(o2) sa gran(-)<text:line-break/>deur pour tel voyage, fit si grande diligen(-)<text:line-break/>ce, qu'en peu de iours arriue à Naples, &amp; se<text:line-break/>logea pres le chasteau de Capuenne, où de(-)<text:line-break/>meura si longuem(e2)t, que tous les<text:s/>Gentils(-)<text:line-break/>hommes de la ville le cognoissant de si bon(-)<text:line-break/>ne grace, l'accompagnoyent tousiours en<text:line-break/>tous les tournois &amp; festins qui se faisoyent<text:line-break/>pour l'amour des Dames : desquelles, estant<text:line-break/>en l'aage de souhaitter, parloit &amp; deuisoit<text:line-break/>auec ses compagnons, sur<text:s/>tout de leur diffe(-)<text:line-break/><text:soft-page-break/>rentes beautez &amp; graces : tellement qu'vn<text:line-break/>chacun en comptoit sel(o2) son affection. En(-)<text:line-break/>tre autres vn de ses plus priuez amis, n(o2)mé<text:line-break/>messire Thomas Carraxiole, mist en auant<text:line-break/>l'extreme &amp; excell(e2)te beauté d'vne iouuen(-)<text:line-break/>celle, femme d'vn cordonnier, qui en estoit<text:line-break/>tant ialoux, que toute liberté de sortir de la<text:line-break/>maison luy estoit defendue, hors la compa(-)<text:line-break/>gnie de son mary : lequel craign(a2)t, qu'estant<text:line-break/>ceste beauté descouuerte, cogneuë du Roy,<text:line-break/><text:span text:style-name="pb">[f. 160]</text:span><text:span text:style-name="pb"><text:line-break/></text:span>ou autre grand Seigneur de la vilie, qu'a(-)<text:line-break/>mour y mit soudain son siege, la desguisoit<text:line-break/>en habit d'vn ieune escholier, nouuellem(e2)t<text:line-break/>venu de l'estude. Messire Antoine oyant ce<text:line-break/>discours, prestoit l'aureille, pensant en luy(-)<text:line-break/>mesme les moyens de paruenir à la iouys(-)<text:line-break/>sance de ceste<text:s/>beauté incogneuë. Et com(-)<text:line-break/>bien que la chose luy semblast difficile, tou(-)<text:line-break/>tesfois conclud que l'essayer ne cousteroit<text:line-break/>beaucoup. Et en ceste opinion, apres plu(-)<text:line-break/>sieurs discours, alla auec le Gentilhomme,<text:line-break/>qui luy faisoit le compte de ceste Dame, au<text:line-break/>logis du cordonnier, nommé Iean Tour(-)<text:line-break/>naise : où, feignant auoir besoing de son<text:line-break/>mestier, dem(a1)da messire Antoine des escar(-)<text:line-break/>pins de velours. Le cordonnier, bien gar(-)<text:line-break/>ny, luy dist : Monsieur, ne faites que vous<text:line-break/>seoit en ceste chaire, &amp; ie vous chausseray<text:line-break/>bien proprement. A donc messire Antoine<text:line-break/>demeuré seul auec le maistre, presentoit vn<text:line-break/>pied, puis l'autre, pour estre chaussé : mais<text:line-break/>Monsieur ne trouuoit rien propre à son gré.<text:line-break/>Ainsi iettant sa veuë de tous costez, apper(-)<text:line-break/>çoit la ieune cordonniere, laquelle à la fa(-)<text:line-break/>ueur d'vn petit guichet, qui regardoit par<text:line-break/>dedans la boutique, monstroit vn visage,<text:line-break/>si bien accompagné de ie ne sçay quoy qui<text:line-break/>transporte le cœur des hommes, qu'à l'in(-)<text:line-break/>stant il demeura atteint iusques au vif,<text:line-break/><text:span text:style-name="pb">[f. 161]</text:span><text:span text:style-name="pb"><text:line-break/></text:span>donnant assez de cognoissance, par vn doux<text:line-break/>&amp; gracieux regard, de ce que son cœur sen(-)<text:line-break/>toit à couuert. La Dame d'autre costé fas(-)<text:line-break/>chee de si estroite prison, &amp; enuieuse des<text:line-break/>choses nouuelles, iucessamment auoit l'œil<text:line-break/>sur le Gentilh(o2)me, qui n'estoit moins meri(-)<text:line-break/>tant amie, qu'elle, le changement d'vn mal<text:line-break/>plaisant mary. Et en ce tourment n'eurent<text:line-break/>autre cont(e2)tem(e2)t que de l'œil, seul tesmoin<text:line-break/><text:soft-page-break/>&amp; commencement de leur amour. Messire<text:line-break/>Antoine chaussé selon l'affection, paya le<text:line-break/>cord(o2)nier à son mot, le priant bien douce(-)<text:line-break/>ment de le seruir tousiours au mesme pris.<text:line-break/>Ainsi tous deux c(o2)tens, le cord(o2)nier d'auoir<text:line-break/>telle accointance, pour bien vendre sa mar(-)<text:line-break/>ch(a2)dise, &amp; le Gentilh(o2)me d'auoir occasion<text:line-break/>de pouuoir cont(e2)ter sa veuë, sous esperance<text:line-break/>de mieux, conta à son<text:s/>compagnon le grand<text:line-break/>plaisir qu'il auoit receu de la beauté de ceste<text:line-break/>Dame, cherchant en toutes les sortes l'exe(-)<text:line-break/>cution de si gracieuse iouïssance. Pour donc<text:line-break/>continuer la frequentation, &amp; se rendre fa(-)<text:line-break/>milier du mary, alloit tant souuent querir<text:line-break/>des souliers, que tous les iours luy en falloit<text:line-break/>deux paires, s'excusant que maintenant luy<text:line-break/>serroyent le pied, vne autre fois estoyent<text:line-break/>rompus, ou bien les failloit mettre en for(-)<text:line-break/>me. Et pour entrer en bonne opinion de sa<text:line-break/>Dame, à chacun coup donnoit liberalement<text:line-break/><text:span text:style-name="pb">[f</text:span><text:span text:style-name="pb">. 162]</text:span><text:span text:style-name="pb"><text:line-break/></text:span>le vin aux seruiteurs, qui en disoyent tous<text:line-break/>les biens du monde à table deuant la mai(-)<text:line-break/>stresse. Le maistre aussi le cognoissant tant<text:line-break/>liberal &amp; h(o2)neste, luy communiquoit com(-)<text:line-break/>me à l'vn de ses grands amis, les plus secre(-)<text:line-break/>tes pensees de son cœur. Pendant ce temps<text:line-break/>amour auoit tant bien basty son embusche,<text:line-break/>&amp; fut si fauorable à Messire Antoine, qu'vn<text:line-break/>iour que lon solennisoit la feste saincte Ca(-)<text:line-break/>therine, où tout le peuple alloit en peleri(-)<text:line-break/>nage, &amp; falloit passer deuant son logis : com(-)<text:line-break/>me il<text:s/>estoit à la fenestre, regardant les Da(-)<text:line-break/>mes passer, apperceut Iean Tournaise, qui<text:line-break/>menoit sa femme sous l'habit d'vn escolier,<text:line-break/>en la compagnie d'vn sien amy, qui à la ve(-)<text:line-break/>rité pensoit que l'escolier fut l'vn des par(e2)s<text:line-break/>de sa femme, comme lui auoit esté desguisé.<text:line-break/>Le Gentilhomme soudain descend, &amp; tout<text:line-break/>planté deuant l'huys de sa maison, demeu(-)<text:line-break/>roit comme vn homme gouuernant ses<text:line-break/>pensees. Iean Tournaise, pour tousiours at(-)<text:line-break/>tirer du proffit, ne voulut passer sans le voir<text:line-break/>&amp; recognoistre, luy present(a2)t vne grande &amp;<text:line-break/>humble salutation. Le Gentilhomme, fei(-)<text:line-break/>gnant estre surprins, rend honnestement le<text:line-break/>semblable, &amp; regard(a2)t l'escolier, qu'il auoit<text:line-break/>veu par vn trou filer sa quenoïlle, demande<text:line-break/>où alloit la compagnie. Tournaise luy res(-)<text:line-break/>pond, que leur voyage estoit à saincte<text:line-break/><text:soft-page-break/><text:span text:style-name="pb">[f. 163]</text:span><text:span text:style-name="pb"><text:line-break/></text:span>Ca(-)therine. Messire Antoine, aise au possible<text:line-break/>d'auoir trouué c(o2)pagnie tant à propos, leur<text:line-break/>dit, qu'il n'attendoit que son valet, pour ac(-)<text:line-break/>complir ceste deuotion. Sur ce propos se<text:line-break/>mirent en chemin, contans des guerres pas(-)<text:line-break/>sees, de la beauté &amp; fertilité du païs : &amp; ce<text:line-break/>pendant les yeux des deux amans à la desro(-)<text:line-break/>bee se visitoyent le plus couuertem(e2)t qu'ils<text:line-break/>pouuoyent. Ainsi arriuez en l'Eglise, en la<text:line-break/>plus estroite presse, les mains des cœurs pas(-)<text:line-break/>sionnez se rencontrans serrees l'vne de dans<text:line-break/>l'autre, porterent seur tesmoignage de leur<text:line-break/>amitié couuerte. Messire Antoine, durant<text:line-break/>qu'on celebroit la Messe, aduisa de mettre<text:line-break/>ordre au secret de sa volonté, &amp; enuoyer à<text:line-break/>son logis faire absenter tous ses seruiteurs.<text:line-break/>Puis retournant de leur voyage, le Gentil(-)<text:line-break/>h(o2)me au deuant de son logis, prend Iean par<text:line-break/>la main, luy disant : Iean mon amy, vous me<text:line-break/>auez fait tant de plaisir &amp; gracieux accueil,<text:line-break/>que puis qu'estes icy à propos, vous me fe(-)<text:line-break/>rez tant de bien auec vostre compagnie, que<text:line-break/>de disner en ma ch(a2)bre. Le pauure ialoux,<text:line-break/>encores qu'il cuidast que son fait fut secret,<text:line-break/>&amp; comme celuy qui n'aymoit tels festie(-)<text:line-break/>ments, mist toute peine de s'excuser. Le<text:line-break/>Gentilhomme au contraire, fut importun,<text:line-break/>disant, que s'il refusoit vne si honneste re(-)<text:line-break/>queste, ne l'estimeroit son amy, &amp; que<text:line-break/><text:span text:style-name="pb">[f. 164]</text:span><text:span text:style-name="pb"><text:line-break/></text:span>ia(-)mais ne frequenteroit sa maison. Le compe(-)<text:line-break/>re qui auoit mené Tournaise voy(a2)t que ce(-)<text:line-break/>ste priere estoit du plus entier du cœur, re(-)<text:line-break/>m(o2)stre, veu l'authorité du personnage, qu'il<text:line-break/>falloit demeurer. Ainsi le pauure Iean, bat(-)<text:line-break/>tu de tant de prieres, à grand regret entre<text:line-break/>en l'hostellerie, &amp; mont(e2)t tous en la cham(-)<text:line-break/>bre de messire Antoine : lequel incontinent<text:line-break/>s'empesche d'appeller ses seruiteurs, puis<text:line-break/>l'vn, puis l'autre : le maistre &amp;<text:s/>hoste de la mai<text:line-break/>son instruit &amp; sachant l'entreprinse, respond<text:line-break/>qu'ils estoyent allez mener ses cheuaux à<text:line-break/>l'eau &amp; à la forge, &amp; ne p(e2)soit point qu'à ce<text:line-break/>iour deust disner en la maison. Comment,<text:line-break/>dit le Gentilhomme, paillard est ce le trait(-)<text:line-break/>tement que tu<text:s/>me fais, veu les dix ducats<text:line-break/>que i'ay baillez pour employer à ce disner ?<text:line-break/>Monsieur, respond l'hoste, l'excuse que ie<text:line-break/>vous ay dite est occasion de la faute : toutes(-)<text:line-break/><text:soft-page-break/>fois i'ay encores du gibier tout prest à met(-)<text:line-break/>tre en la broche, ne faites que commander.<text:line-break/>Va vilain, replique messire Antoine, donne<text:line-break/>ordre que le plus beau &amp; le meilleur soit in(-)<text:line-break/>continent mis au feu, autrement ie te don(-)<text:line-break/>neray à cognoistre le tort &amp; honte que tu<text:line-break/>m'as fait, en la presence de mes plus grands<text:line-break/>amis. Ce disant se pourmenoit par la cham(-)<text:line-break/>bre, contrefaisant le marry, se plaignoit de<text:line-break/>ses valets qui defailloyent pour son seruice.<text:line-break/><text:span text:style-name="pb">[f. 165]</text:span><text:span text:style-name="pb"><text:line-break/></text:span>Iean Tournaise, pour appaiser ceste colere,<text:line-break/>luy dist : Monsieur, si vous auez affaire de<text:line-break/>moy, ne m'espargnez c(o2)me le moindre de<text:line-break/>vos gens. Ie<text:s/>vous remercie, respond le Gen(-)<text:line-break/>tilh(o2)me : mais pource que i'ay accoustumé<text:line-break/>de prendre auant le repas quelque peu de<text:line-break/>maluoysie, qu'on vend au vieil marché, ie<text:line-break/>suis en peine (n'ayant personne) pour y en(-)<text:line-break/>uoyer. Le pauure Iean se voy(a2)t estre prié en<text:line-break/>mots couuerts, se repentit d'auoir si libera(-)<text:line-break/>lement offert son seruice. Le Gentilhomme,<text:line-break/>continuant son propos, supplia gracieuse(-)<text:line-break/>ment Tournaise d'aller querir vn peu de ce(-)<text:line-break/>ste maluoysie, &amp; que ce luy seroit vne per(-)<text:line-break/>petuelle obligation. A donc (estimant le des(-)<text:line-break/>guisement de son Escholier estre couuert)<text:line-break/>prend vn pot, &amp; va au vin plus viste que le<text:line-break/>pas, doutant tousiours ce qui aduint. Messire<text:line-break/>Antoine s'estant deffait du mary, commen(-)<text:line-break/>ça à courir à la fenestre, disant : maudite soit<text:line-break/>fortune, i'ay oublié à luy dire qu'il apportast<text:line-break/>des orenges. Monsieur, dist le compere de<text:line-break/>Tournaise, i'en ay des meilleures qu'(o2) puis(-)<text:line-break/>se trouuer en toute la ville, que ie vois que(-)<text:line-break/>rir : Ce qui contenta fort l'affection du Gen(-)<text:line-break/>tilhomme, qui demeur(a2)t seul<text:s/>auec l'Escho(-)<text:line-break/>lier, le commença soudain à saisir, baiser &amp;<text:line-break/>caresser de telle grace, que (fermant l'huys)<text:line-break/>luy apprint vne leçon, qui le rendit sçauant<text:line-break/><text:span text:style-name="pb">[f. 166]</text:span><text:span text:style-name="pb"><text:line-break/></text:span>en humanité. Le c(o2)pere qui estoit aux oren(-)<text:line-break/>ges, &amp; ne demeuroit loing de la maison, re(-)<text:line-break/>tourne incontinent, &amp; trouuant l'huis de la<text:line-break/>ch(a2)bre fermé, apperceut par vn trou qu'on<text:line-break/>en bouschoit vn autre : lequel estonné d'vn<text:line-break/>si nouueau spectacle, pour l'opinion qu'il<text:line-break/>auoit que l'Escolier fust homme, estima que<text:line-break/>messire Antoine estoit entaché du vice de<text:line-break/>Lombard : tellement que d'vn despit, s'en<text:line-break/><text:soft-page-break/>voulant retourner au logis, renc(o2)tre à l'huis<text:line-break/>de l'hostellerie son compere Iean, qui tout<text:line-break/>eschauffé dem(a2)da où estoit son cousin l'Es(-)<text:line-break/>colier : Ha, dit-il, ie n'eusse iamais pensé que<text:line-break/>ce Cheualier que<text:s/>i'auois estimé homme de<text:line-break/>grand h(o2)neur, eust voulu tant s'oublier, que<text:line-break/>de traitter vostre cousin comme i'ay veu,<text:line-break/>parce que reuenant de querir des orenges,<text:line-break/>ie les ay trouué tous deux ensemble ioints,<text:line-break/>comme ayant à faire à vne belle &amp; gracieu(-)<text:line-break/>se dame. Iean Tournaise entendant vn si fas(-)<text:line-break/>cheux compte, fut autant esbahy que si cor(-)<text:line-break/>nes luy fussent venuës, &amp; saisi d'vne colere<text:line-break/>extreme, m(o2)te soudain à la chambre, en la(-)<text:line-break/>quelle trouue messire Antoine assis à table,<text:line-break/>&amp; l'Escolier aupres de luy, vn peu<text:s/>eschauffé<text:line-break/>du trauail de son estude. Ce pauure ialoux<text:line-break/>ne sceut auoir autre recours qu'à ses larmes,<text:line-break/>disant : Ha m(o2)sieur, vous m'auez fait ici vne<text:line-break/>courtoisie de Milan. Messire Antoine voy(a2)t<text:line-break/><text:span text:style-name="pb">[f. 167]</text:span><text:span text:style-name="pb"><text:line-break/></text:span>que la maluoysie estoit apportee apres que<text:line-break/>lon auoit<text:s/>mangé les rosties, dissimula le plus<text:line-break/>qu'il peut l'enuie qui le pressoit de rire. Iean<text:line-break/>Tournaise donna au diable l'accointance<text:line-break/>d'vn tel marchand, prend l'escholier par la<text:line-break/>main, auec vne confusion de rigoureuses pa(-)<text:line-break/>rolles, &amp; se retire sans boire ou manger. Le<text:line-break/>compere, voyant si grande colere, le cuide<text:line-break/>rappaiser, en remonstrant ne deuoir estre<text:line-break/>fasché d'vne chose qui ne procedoit de sa<text:line-break/>faute, &amp; que la honte estoit sur le Lombard.<text:line-break/>Ha, respond le pauure Iean, vous me ferez<text:line-break/>desesperer, ne voyez vous pas que c'est ma<text:line-break/>femme ? Comment, dit le compere, vostre<text:line-break/>femme ? est ce la maniere de la desguiser &amp;<text:line-break/>mener ainsi en voyage ? Il me semble que le<text:line-break/>taire vous sera le meilleur, puis qu'auez esté<text:line-break/>t(a2) lourdaut de la laisser en si mauuaise gar(-)<text:line-break/>de. Ainsi se mocquant de<text:s/>luy retourne vers<text:line-break/>messire Antoine, qui auoit m(a2)dé le seigneur<text:line-break/>Carraxiole son compagnon, &amp; tous trois<text:line-break/>disnerent ensemble, prenans plaisir du tour<text:line-break/>fait au pauure Tournaise : qui se voyant pu(-)<text:line-break/>bliquement mocqué de tout le m(o2)de, &amp; par<text:line-break/>les petits enfans qui crioyent apres luy, mai(-)<text:line-break/>stre Iean à la maluoysie, alla demeurer à<text:line-break/>Nosle, où saisi d'vne extreme douleur &amp;<text:line-break/>maladie, oublia les aduentures du monde,<text:line-break/>pour chercher repos au ciel.</text:p>
      <text:soft-page-break/>
      <text:p text:style-name="P822"><text:span text:style-name="pb">[f. 168]</text:span><text:span text:style-name="pb"><text:line-break/></text:span>Ie ne veux excuser, mes Dames, telles &amp;<text:line-break/>si sottes femmes,<text:s/>lesquelles, sous couleur de<text:line-break/>estre tenuës de court en leurs mesnages, se<text:line-break/>forment vne liberté &amp; occasion de suiure de<text:line-break/>mauuaises &amp; damnees volontez. Et faut<text:line-break/>conclurre, que celles qui aiment l'honneur<text:line-break/>&amp; leurs matys se gardent aussi bien de mal<text:line-break/>faire, estans subiettes que libres : mais à<text:line-break/>grand peine peut on garder la femme, qui<text:line-break/>de soy-mesmes se pert.</text:p>
      <text:h text:style-name="Titre1" text:outline-level="1">Compte XXVII.</text:h>
      <text:h text:style-name="P823" text:outline-level="1">Ie ne veux blasmer l'institution de la religion<text:line-break/>des filles sages, quand l'aage, la volonté, &amp;<text:line-break/>les œuures sutuent la profession : mais depuis<text:line-break/>que l'oysiueté, mere nourrice de tous maux,<text:line-break/>surprend le cœur de celles qui se sont veuës<text:line-break/>auoir l'habit auant que la cognoissance, par<text:line-break/>laps de temps. Cela nourrist vn mal lequel<text:line-break/>sans croistre se rend incurable, comme ceste<text:line-break/>histoire vous fera cognoistre.</text:h>
      <text:p text:style-name="P824"><text:span text:style-name="T825">E</text:span>N la noble<text:s/>&amp; ancienne cité de Marsi(-)<text:line-break/>que, y a vn monastere de Dames, auquel<text:line-break/>estoyent dix ieunes n(o2)nains, &amp; vne Abbesse<text:line-break/>de fort ancien aage, laquelle humainement<text:line-break/><text:span text:style-name="pb">[f. 169]</text:span><text:span text:style-name="pb"><text:line-break/></text:span>les gouuernoit sans trop gr(a2)de rigueur, gar(-)<text:line-break/>dant au reste la grauité qu'vn Pasteur doit<text:line-break/>à ses brebis, &amp; vsant enuers elles d'vne cor(-)<text:line-break/>rection douce &amp; gracieuse, les admonestoit<text:line-break/>humainement d'euiter oy siueté : mais dame<text:line-break/>Abbesse ne sceut t(a2)t bien prescher, qu'en ce<text:line-break/>trouppeau n'y en eust deux, l'vne nommee<text:line-break/>Clere, &amp; l'autre Anne, de grace<text:s/>&amp; beauté<text:line-break/>surpassant tout le surplus, qui comme sem(-)<text:line-break/>blables quasi en condition, c(o2)muniquoyent<text:line-break/>si familierement ensemble leurs plus secret(-)<text:line-break/>tes pensees, que rien n'y auoit de caché. Vn<text:line-break/>iour l'Euesque du lieu, voulant faire l'office<text:line-break/>d'vn b(o2) reformateur, alla visiter ces Dames,<text:line-break/>leur faisant toutes les remonstrances qu'il<text:line-break/>pouuoit, de bien &amp; sainctement viure selon<text:line-break/>leur ordre. Et cependant contemploit parti(-)<text:line-break/><text:soft-page-break/>culierem(e2)t les beautez de ces nonnains, sur<text:line-break/>toutes lesquelles l'excellente beauté de da(-)<text:line-break/>me Clere luy pleust tant, que soudain fut<text:line-break/>frappé d'vne amoureuse enuie de iouïr du<text:line-break/>souhait de l'amy. Et se voyant tourmenté du<text:line-break/>c(o2)tinuel p(e2)ser de ce nouuel amour, enuoya<text:line-break/>vne lettre pleine d'assez longues &amp; fascheu(-)<text:line-break/>ses harangues, pour paruenir à la consom(-)<text:line-break/>mation de son plaisir, estimant son escritu(-)<text:line-break/>re rudement couchee, pouuoir suppleer au<text:line-break/>parler, du quel il s'aidoit beaucoup plus mal.<text:line-break/>Dame Clere, qui lisoit &amp; escriuoit encores<text:line-break/><text:span text:style-name="pb">[f. 170]</text:span><text:span text:style-name="pb"><text:line-break/></text:span>mieux, comme est le c(o1)mun de telles fem(-)<text:line-break/>mes, qui à<text:s/>autre chose gueres ne s'appliqu(e2)t,<text:line-break/>cognoissant cest amoureux laid, de mauuai(-)<text:line-break/>se grace, &amp; auaricieux (accoustrement con(-)<text:line-break/>traire à l'amour) fit honneste refus : &amp; quel(-)<text:line-break/>que poursuite que m(o2)sieur peut faire, n'ob(-)<text:line-break/>tint seulem(e2)t place d'vn seruiteur. A l'occa(-)<text:line-break/>sion dequoy entra en vn despit si grand &amp;<text:line-break/>ialousie, d'vn autre mieux aimé, qu'il eut<text:line-break/>opinion que la m(o2)danité de ceste dame n'e(-)<text:line-break/>stoit sans amour : &amp; fit tant, que par moyen<text:line-break/>secret il descouurit que dame Anne estoit<text:line-break/>amoureuse d'vn<text:s/>riche Prieur, &amp; dame Clere<text:line-break/>sa compagne, d'vn notable messire Iean : qui<text:line-break/>estoyent tous deux, c(o2)me les Dames, com(-)<text:line-break/>pagnons &amp; gr(a2)ds amis, allans tousiours en(-)<text:line-break/>semble c(o2)fesser ces religieuses. A quoy l'E(-)<text:line-break/>uesque fort vigilant fit faire si bon guet par<text:line-break/>sesg(e2)s, qu'vne nuict le Prieur fut surpris, qui<text:line-break/>venoit de visiter dame Anne, &amp; auoit laissé<text:line-break/>son compagnon messire Iean en c(o2)templa(-)<text:line-break/>tion auec Dame Clere. Ce moyne, comme<text:line-break/>vn pauure criminel, fut mené en la maison<text:line-break/>de l'Euesque, où interrogué sur plusieurs ar(-)<text:line-break/>ticles, mettoit peine de s'excuser, &amp; toutes(-)<text:line-break/>fois confessa, qu'à la verité il venoit de l'Ab(-)<text:line-break/>baye, non pour y mal faire, mais voir vne<text:line-break/>si(e2)ne cousine, qui l'auoit m(a2)dé pour la con(-)<text:line-break/>soler vn peu sur la perte d'vn de ses parens,<text:line-break/><text:span text:style-name="pb">[f. 171]</text:span><text:span text:style-name="pb"><text:line-break/></text:span>duquel nouuellement auoit esté aduertie,<text:line-break/>ayant esté contraint de demeurer à soupper,<text:line-break/>qui a esté l'occasion de sa longue demeure.<text:line-break/>L'Euesque luy dit : elles sont fort deuotes, &amp;<text:line-break/>vous merueilleusem(e2)t charitable. Beau sire,<text:line-break/>venons au poinct, &amp; ne meslez tant de men(-)<text:line-break/>songes en la verité : car ces desguisemens ne<text:line-break/><text:soft-page-break/>fer(o2)t qu'empirer le fait dont ie suis aduerty.<text:line-break/>Le Prieur voyant qu'il falloit passer plus ou(-)<text:line-break/>tre, s'aduisa qu'en accusant messire Iean, il<text:line-break/>satisferoit à l'Euesque : de sorte que pour<text:line-break/>trouuer moyen d'eschapper, auec vne voix<text:line-break/>basse &amp; tremblante luy respond : Monsieur,<text:line-break/>pour dire vray, messire Iean me pria hier de<text:line-break/>luy tenir c(o2)pagnie à ce soir iusques en l'Ab(-)<text:line-break/>baye, pour aller en la ch(a2)bre de dame Cle(-)<text:line-break/>re : &amp; pource qu'il est l'vn de mes plus gr(a2)ds<text:line-break/>amys, ne l'osay refuser. Et apres l'auoir con(-)<text:line-break/>duit iusques au dedans, m'en suis reuenu,<text:line-break/>comme voyez, sans aucun mal faire. L'Eues(-)<text:line-break/>que oyant ce qu'il craignoit, moitié ioyeux,<text:line-break/>moitié coleré, part soudain pour aller au<text:line-break/>conuent<text:s/>surpr(e2)dre le curé, qui selon son gré<text:line-break/>estoit trop aise, iouïssant de celle qui luy<text:line-break/>auoit fait rigoureux refus. Mais dame Anne<text:line-break/>qui auoit conduit le Prieur iusques hors<text:line-break/>l'Abbaye, oyant le bruit de l'Euesque &amp; de<text:line-break/>ses gens qui auoyent saisi son confesseur, fut<text:line-break/>fort faschee, &amp; craignant le scandale,<text:line-break/><text:span text:style-name="pb">[f. 172]</text:span><text:span text:style-name="pb"><text:line-break/></text:span>aduer(-)tit dame Clere sa bien aimee compagne, luy<text:line-break/>disant : Ma sœur, nous sommes perdues &amp;<text:line-break/>descouuertes, m(o2) beau pere le Prieur est pris<text:line-break/>par l'Euesque, qui vi(e2)dra incontinent ceans.<text:line-break/>Dame Clere oyant<text:s/>ses nouuelles contraires<text:line-break/>à sa deuote contemplation, comme femme<text:line-break/>subtile &amp; fine, dit à sa compagne qu'elle al(-)<text:line-break/>last en sa chambre faire leuer messire Iean,<text:line-break/>&amp; qu'il se cachast derriere la porte : puis va<text:line-break/>hastiuem(e2)t deuers l'Abbesse crier, Madame<text:line-break/>leuez vous, la martre ou belette est en vo(-)<text:line-break/>stre poulailler, qui destruit toutes vos poul(-)<text:line-break/>les &amp; chappons. L'Abbesse vieille, subiecte à<text:line-break/>son proffit, prend vn baston &amp; court incon(-)<text:line-break/>tinent à sa volaille, que dame Clere tout<text:line-break/>à propos auoit ainsi esparse. Et la voyant<text:line-break/>bien empeschee, s'en va à son messire Iean,<text:line-break/>caché derriere l'huis, lequel apres l'auoir<text:line-break/>instruit &amp; asseuré de ce qu'il deuoit faire, le<text:line-break/>mene coucher au lict de l'Abbesse, puis s'en<text:line-break/>retourna en sa chambre. L'Euesque pressé<text:line-break/>d'enuie &amp; de soupç(o2), entre auec ses g(e2)s par<text:line-break/>dessus les murailles de l'Abbaye, &amp; se rend<text:line-break/>au dortoir, où il rencontre l'Abbesse, vn ba(-)<text:line-break/>ston en sa main, qui estoit encore trauaillee<text:line-break/>de sa course. Elle voyant si grande brigade,<text:line-break/>comm(e2)ça à dire : Monsieur, quelles nouuel(-)<text:line-break/><text:soft-page-break/>les ? l'Euesque chaudement luy conta l'hi(-)<text:line-break/>stoire de dame Clere, &amp; de messire Iean.<text:line-break/><text:span text:style-name="pb">[f. 137]</text:span><text:span text:style-name="pb"><text:line-break/></text:span>La pauure Abbesse, toute esmeuë, c(o2)duit la<text:line-break/>compagnie à l'huis de ceste pauure religieu(-)<text:line-break/>se, heurtant violentement pour entrer. Da(-)<text:line-break/>me Clere, feignant estre endormie, com(-)<text:line-break/>me en sursaut se leue en son petit corset<text:line-break/>blanc, dem(a2)de qui faisoit ce bruit, l'Abbesse<text:line-break/>luy c(o2)mande d'ouurir incontinent, sur pei(-)<text:line-break/>ne d'inobedience. Adonc fut l'huis ouuert,<text:line-break/>à l'entree duquel on trouue ceste religieuse,<text:line-break/>qui de si<text:s/>pres contrainte, estoit tellem(e2)t de(-)<text:line-break/>laissee, que deux petites boulettes rondes,<text:line-break/>plantees en vne delicate blancheur, parois(-)<text:line-break/>soyent de si bonne grace, que l'Euesque ne<text:line-break/>se peut garder de changer sa couleur, com(-)<text:line-break/>me tout transsi : toutesfois, contrefaisant le<text:line-break/>bon reformateur, entre &amp; cherche par tout,<text:line-break/>outrageant la pauure Dame de plusieurs in(-)<text:line-break/>iures de paillardise. Elle comme asseuree, &amp;<text:line-break/>qui sçauoit bien repliquer, hausse la teste<text:line-break/>toute esploree, disant : Comment, Monsieur<text:line-break/>&amp; Madame, que voulez vous faire ? à quelle<text:line-break/>occasion me faites vous ceste iniure ? I'espe(-)<text:line-break/>re que le deshonneur que ie reçois me sera<text:line-break/>reparé : car celuy qui garda Susanne des faux<text:line-break/>calomniateurs, monstrera ma certaine in(-)<text:line-break/>nocence. Quand l'Euesque se vid trompé<text:line-break/>de sa prinse, dist en colere : Sur mon ame<text:line-break/>i'auray le paillard : car ie suis seur qu'il est<text:line-break/>ceans. Au nom de Dieu, dit l'Abbesse,<text:line-break/><text:span text:style-name="pb">[f. 174]</text:span><text:span text:style-name="pb"><text:line-break/></text:span>cher(-)chez par tout, à fin de ne point penser qu'on<text:line-break/>l'ait destourné, ie vous ab(a2)donne ma cham(-)<text:line-break/>bre à ceste charge la premiere. Toutes les<text:line-break/>religieuses qui estoyent acouruës à ce bruit,<text:line-break/>firent semblables offres au bon reuisiteur,<text:line-break/>lequel pour c(o2)t(e2)ter l'Abbesse plus qu'autre(-)<text:line-break/>ment, alla droict en sa chambre, où ses gens<text:line-break/>cherchans de tous costez, voyent la couuer(-)<text:line-break/>ture du lict<text:s/>vn peu sousleuee, qu'ils tirent de<text:line-break/>force, adonc apperceurent messire Iean au<text:line-break/>lict de madame l'Abbesse, qui se trouua tant<text:line-break/>esperduë, que iamais ne sceut dire ne repli(-)<text:line-break/>quer vn seul mot, qui fit iuger la compagnie<text:line-break/>qu'elle seule auoit fait la faute. Ces religieu(-)<text:line-break/>ses presentes, c(o2)mencerent chacune à dire<text:line-break/>ce qu'ils en pensoyent, sans en rien se mon(-)<text:line-break/>strer marries de la rencontre, esperans par<text:line-break/><text:soft-page-break/>tel moyen d'auoir à l'auenir liberté plus cer(-)<text:line-break/>taine de contenter leur priuce affection, à<text:line-break/>l'exemple de Madame. Sœur Clere voyant<text:line-break/>sa farce bien ioüee, eut vengeance des bel(-)<text:line-break/>les reproches qu'elles faisoit à l'Euesque &amp; à<text:line-break/>l'Abbesse, la menassant d'enuoyer querir ses<text:line-break/>parens, pour l'oster d'vn lieu où le chef, qui<text:line-break/>deuoit seruir d'ex(e2)ple de bien viure, viuoit<text:line-break/>le plus mal. L'Euesque cognoissant la finesse<text:line-break/>des femmes surmonter la sienne, &amp; que son<text:line-break/>entreprise auoit si mal succedé, vaincu d'vn<text:line-break/>merueilleux despit, s'en alla, &amp; fit mettre le<text:line-break/><text:span text:style-name="pb">[f. 175]</text:span><text:span text:style-name="pb"><text:line-break/></text:span>prestre en vne estroite prison, de laquelle la<text:line-break/>colere episcopale vn<text:s/>peu appaisee, sortit<text:line-break/>moy(e2)nant le prix &amp; somme de cent ducats,<text:line-break/>qui furent payez content, par le secours de<text:line-break/>ses amis.</text:p>
      <text:p text:style-name="P826">Voila, mes Dames, que merite la rigueur<text:line-break/>des peres, qui ne donnent loisir à la ieunes(-)<text:line-break/>se de leurs filles de iuger la liberté que natu(-)<text:line-break/>re permet au mariage : tellement qu'estans<text:line-break/>priuees en si bas aage de ceste lumiere, par<text:line-break/>la contrainte de religion, la chair, par le iu(-)<text:line-break/>gement qui croist auec le temps, les poinct<text:line-break/>si viuem(e2)t, que lors elles sont induites à fai(-)<text:line-break/>re secrettement (delaissant Dieu &amp; l'hon(-)<text:line-break/>neur) ce que sans offense, au sceu du mon(-)<text:line-break/>de, ils eussent peu faire.</text:p>
      <text:h text:style-name="Titre1" text:outline-level="1">Compte XXVIII.</text:h>
      <text:h text:style-name="P827" text:outline-level="1">Entre les choses que lon veut garder, la plus diffi(-)<text:line-break/>cile, est la folle femme : car depuis qu'elle ou(-)<text:line-break/>blie Dieu &amp;<text:s/>son honneur, aisement elle tres(-)<text:line-break/>buche sans discretion de personne, où sa pre(-)<text:line-break/>miere volonté la meine, tant est fragile &amp; sub(-)<text:line-break/>iette à ses passions : leur esprit vne fois atteint<text:line-break/>&amp; gaigné du fol amour.</text:h>
      <text:p text:style-name="P828"><text:span text:style-name="T829">E</text:span><text:span text:style-name="pb">[f. 176]</text:span><text:span text:style-name="pb"><text:line-break/></text:span>N l'Isle de Sicile n'a pas long temps<text:s/>qu'il<text:line-break/>y auoit vn Medecin fort estimé, &amp; nom(-)<text:line-break/>mé messire Roger, lequel tout caduc, &amp; sur<text:line-break/>ses vieux ans espousa vne bien belle &amp; ieune<text:line-break/>Dame, remede c(o2)traire à si froid estomach :<text:line-break/>&amp; d'aut(a2)t qu'il se sentoit trop foible pour si<text:line-break/><text:soft-page-break/>ieune moitié, entra en<text:s/>telle ialousie de ceste<text:line-break/>femme n(o2)mee Agathe, que toutes les com(-)<text:line-break/>pagnies luy estoyent deffendues. Ce maistre<text:line-break/>Roger se nommoit du commun, le support<text:line-break/>&amp; seul gouuerneur de tout le conuent des<text:line-break/>freres Mineurs du lieu, la frequ(e2)tation des(-)<text:line-break/>quels estoit<text:s/>tant familiere, qu'au moyen de<text:line-break/>ceste maladie incurable, ne communiquoit<text:line-break/>qu'auec eux, esper(a2)t par là garder son Aga(-)<text:line-break/>the : mais comme celuy qui baille sa bourse<text:line-break/>à garder au plus grand larron, ainsi aduint :<text:line-break/>car d'aduenture arriua au conuent vn frere<text:line-break/>mineur ; nommé frere Nicole, autant sainct<text:line-break/>que frere de sa robe, vestu &amp; accoustré pour<text:line-break/>bien tromper les femmes, au demeurant di(-)<text:line-break/>spost, ieune, &amp; bien conditionné comme vn<text:line-break/>moyne : toutesfois (ayant quelque peu estu(-)<text:line-break/>dié) s'estoit acquis vn bruit de grand<text:s/>pre(-)<text:line-break/>dicateur, disant auoir esté compagnon de<text:line-break/>saint Bernardin, du quel se vantoit auoir re(-)<text:line-break/>ceu plusieurs saintes reliques, que souu(e2)t il<text:line-break/>monstroit, &amp; par vertu desquelles preschoit<text:line-break/><text:span text:style-name="pb">[f. 177]</text:span><text:span text:style-name="pb"><text:line-break/></text:span>auoit fait de grands miracles : à l'occasion<text:line-break/>dequoy grand<text:s/>multitude de personnes ve(-)<text:line-break/>noyent à son sermon, &amp; entre les autres ce(-)<text:line-break/>ste Agathe, accompagnee de ses beautez na(-)<text:line-break/>turelles, &amp; de telle excellence que ce nota(-)<text:line-break/>ble predicateur la sceut fort bien choisir en(-)<text:line-break/>tre le troupeau, comme la plus parfaicte à<text:line-break/>sou gré, luy iettant œillades amoureuses en<text:line-break/>tous endroits où la r(e2)controit. Elle d'autre<text:line-break/>costé n'en faisoit pas moins, pour le voir si<text:line-break/>beau, &amp; bien parlant, priant Dieu de bon<text:line-break/>cœur que son mary luy ressemblast, lequel<text:line-break/>pour trouuer moyen de retirer d'vne si<text:line-break/>estrange ialousie (cuidant que ceste maladie<text:line-break/>le peust guerir par herbes &amp; syrops, comme<text:line-break/>il guerissoit les malades) eut opinion de se<text:line-break/>confesser à ce beau pere, pour en auoir con(-)<text:line-break/>seil. Luy donc vn iour sorty de la chaire, le<text:line-break/>vint prendre, &amp; prier<text:s/>gracieusement, de la<text:line-break/>vouloir ouïr en confession. Le frere, faisant<text:line-break/>vn peu du rigoureux, resp(o2)d, que ce n'estoit<text:line-break/>point son office de confesser, &amp; que c'estoit<text:line-break/>l'estat du curé. Hà, monsieur, dist la Dame,<text:line-break/>vous plairoit il ce bi(e2) me faire, en faueur de<text:line-break/>mon mary maistre Roger, qui est vostre me(-)<text:line-break/>decin. Certes, ma sœur, puis que vous estes<text:line-break/>la femme d'vn h(o2)me auquel nous sommes<text:line-break/><text:soft-page-break/>tant redeuables, ie ne vous refuseray, &amp; sans<text:line-break/>faute, à vn autre ne ferois tel seruice,<text:line-break/><text:span text:style-name="pb">[f. 178]</text:span><text:span text:style-name="pb"><text:line-break/></text:span>com(-)me chose qui nous est deffenduë par le ge(-)<text:line-break/>neral de nostre ordre. Sur ces propos s'en al(-)<text:line-break/>lerent en vn lieu secret de l'Eglise, où dame<text:line-break/>Agathe commença assez legerement soy<text:line-break/>confesser, t(a2) auoit haste de venir au poinct<text:line-break/>principal du peché de luxure, auquel sous(-)<text:line-break/>pirant pour auoir senti &amp; souffert les esguil(-)<text:line-break/>lons de la chair de bien pres : sur la fin com(-)<text:line-break/>mence à declarer comme on luy auoit bail(-)<text:line-break/>lé outre son gré vn mary vieillard, soupçon(-)<text:line-break/>neux, ialoux, auec lequel elle n'auoit que<text:line-break/>tourm(e2)t, suppliant (par son sçauoir) la reti(-)<text:line-break/>rer d'vne si ombrageuse maladie, ou qu'au(-)<text:line-break/>trement elle estoit au desespoir. Ce grisard<text:line-break/>cognoissant si bon commencement, s'effor(-)<text:line-break/>ça de la rec(o2)forter de douces &amp; emmiellees<text:line-break/>paroles, en luy disant : m'amie, encores qu'il<text:line-break/>n'y ait raison du costé de vostre mary d'ain(-)<text:line-break/>si vous traitter, si est ce qu'on trouuera peu<text:line-break/>d'hommes, voyans l'extreme beauté que ie<text:line-break/>voy nature auoir mis en vn corps si parfaict,<text:line-break/>qui ne fussent touchez d'vn mal semblable :<text:line-break/>toutesfois, comme celuy qui voudroit plus<text:line-break/>faire pour vostre douceur &amp; b(o2)ne grace, que<text:line-break/>pour tous les biens &amp; merites que ie puisse<text:line-break/>auoir en ma religion, ie feray mon deuoir<text:line-break/>de luy remonstrer la grande charge de con(-)<text:line-break/>science qu'il a d'ainsi viure. Apres plusieurs<text:line-break/>autres propos, dame Agathe dit<text:s/>au frere que<text:line-break/><text:span text:style-name="pb">[f. 179]</text:span><text:span text:style-name="pb"><text:line-break/></text:span>il luy d(o2)nast l'absolution. Adonc commen(-)<text:line-break/>ça à ietter vn grand souspir, &amp; dire : Ha ma<text:line-break/>fille, vne personne liee ne peut deslier au(-)<text:line-break/>truy : car en si peu d'espace vous m'auez si<text:line-break/>estroittem(e2)t estraint, que i'ay plus gr(a2)d be(-)<text:line-break/>soin de vostre misericorde, que vous de la<text:line-break/>mienne. Agathe, qui n'estoit des plus sottes,<text:line-break/>entendit incontinent où tendoit ce veneur :<text:line-break/>Et combien qu'auparauant eust quelque<text:line-break/>opinion, qu'entre les hommes &amp; religieux,<text:line-break/>comme auoit entendu de maistre Roger,<text:s/>n'y<text:line-break/>auoit autre differ(e2)ce que d'vn coq à vn cha(-)<text:line-break/>pon, si cogneur elle que ceste reigle failloit<text:line-break/>au cordelier : de sorte que sa resolution fut<text:line-break/>de le choisir pour amy, restoit seulement le<text:line-break/>temps à propos, pour euiter le soupçon tant<text:line-break/>du medecin que des voisins. La maniere fut<text:line-break/><text:soft-page-break/>que la Dame declara au Docteur sa coustu(-)<text:line-break/>me estre de se plaindre souuent de la maire<text:line-break/>du ventre, &amp; que son mary ne ses compa(-)<text:line-break/>gnons n'auoyent peu trouuer iamais reme(-)<text:line-break/>de pour chasser telle maladie, luy promet(-)<text:line-break/>tant quand il seroit allé visiter ses malades<text:line-break/>du matin, qu'à l'instant feindroit estre gran(-)<text:line-break/>dement oppressee, &amp; par ce moyen enuoye(-)<text:line-break/>roit querir ce bon predicateur auec les reli(-)<text:line-break/>ques, qu'il disoit auoir de sainct Bernardin.<text:line-break/>Ceste conclusion prinse, peu de iours apres<text:line-break/>maistre Roger partir pour aller à sa<text:line-break/><text:span text:style-name="pb">[f. 180]</text:span><text:span text:style-name="pb"><text:line-break/></text:span>prati(-)que. Agathe ayant le cœur aux promesses du<text:line-break/>cordelier, commença à se plaindre &amp; esua(-)<text:line-break/>nouyr c(o2)me de coustume. Les femmes voi(-)<text:line-break/>sines &amp; parentes vindrent visiter la patiente,<text:line-break/>&amp; luy ietter du vinaigre. Elle souspir(a2)t, com(-)<text:line-break/>me femme reuenuë de pasmoison, s'escria :<text:line-break/>He m(o2)sieur sainct Bernardin vueillez moy<text:line-break/>secourir. La chambriere instruite à ce cry,<text:line-break/>(contrefaisant la piteuse) luy dist : Helas ma<text:line-break/>maistresse ! voudriez vous point qu'on allast<text:line-break/>vers ce grand predicateur que lon asseure a(-)<text:line-break/>uoir t(a2)t de miraculeuses reliques du benoist<text:line-break/>S. pour les vous apporter. La dame feignant<text:line-break/>de douleur ne pouuoir parler, auec vne dou(-)<text:line-break/>ce &amp; triste voix respond : Ce qu'il vous plai(-)<text:line-break/>ra. Puis de rechef commençoit à se plaindre.<text:line-break/>Ces femmes qui estoyent presentes, &amp; aussi<text:line-break/>sages que la patiente, presserent ceste cham(-)<text:line-break/>briere de partir, qui ne fut paresseuse, espe(-)<text:line-break/>rant auoir part au miracle que feroit le fre(-)<text:line-break/>re. Lequel auerty de toute l'entreprise, pr(e2)d<text:line-break/>vn sien compagnon auec luy, &amp; porte tou(-)<text:line-break/>tes les reliques au logis de dame Agathe :<text:line-break/>Ioign(a2)t le lict de laquelle (&amp; comme en plo(-)<text:line-break/>rant) fit vne reuerence bien humble. La Da(-)<text:line-break/>me, sitost qu'elle l'aduisa, luy escrie : He beau<text:line-break/>pere, priez Dieu &amp;<text:s/>S. Bernardin pour moy.<text:line-break/>Ma fille, dit le frere, i'espere que ce ne sera<text:line-break/>rien : mais premier que de receuoir la grace<text:line-break/><text:span text:style-name="pb">[f. 181]</text:span><text:span text:style-name="pb"><text:line-break/></text:span>de Dieu, par les sainctes reliques que vous<text:line-break/>apporte, faut auoir recours à la saincte con(-)<text:line-break/>fession, estant certain que l'ame bi(e2) guerie,<text:line-break/>le corps le sera facilement. Donc, dit elle, ie<text:line-break/>vous prie de me confesser. A ce mot les assi(-)<text:line-break/>stans sortent, &amp; laissent en la chambre seu(-)<text:line-break/>lement les deux cordeliers &amp; la ch(a2)briere.<text:line-break/><text:soft-page-break/>Le frere predicateur despouïlle ses bragues<text:line-break/>&amp; approche ses reliques de dame Agathe.<text:line-break/>Son compagnon cependant sur la couchet(-)<text:line-break/>te apprend vn alleluya à la chambriere : tel(-)<text:line-break/>lement qu'vn chacun d'eux estoit fort em(-)<text:line-break/>pesché. Le pis fut que maistre Roger reuint<text:line-break/>de sa pratique, &amp; heurte à la porte, qui est(o2)(-)<text:line-break/>na tellement ces beaux peres, que le predi(-)<text:line-break/>cateur oublia ses bragues, tant fut pressé de<text:line-break/>sortir du lict. La chambriere aband(o2)nee de<text:line-break/>son compagn(o2), court soudain à la chambre<text:line-break/>où estoy(e2)t retirees les femmes, &amp; leur dist :<text:line-break/>Venez hardiment, c'est fait, ma maistresse<text:line-break/>est fort allegee. Maistre Roger sur ces pro(-)<text:line-break/>pos entre, dem(a2)de que c'estoit, on luy conta<text:line-break/>l'histoire : lequel trouu(a2)t ces deux beaux pe(-)<text:line-break/>res si pres, &amp; en la compagnie de sa femme,<text:line-break/>encores qu'il ne fust content en son esprit,<text:line-break/>force luy fut d'en faire le bon compagnon.<text:line-break/>Dame Agathe de son trauail esmeuë, luy<text:line-break/>conte l'extremité de sa douleur, qu'elle di(-)<text:line-break/>soit estre appaisee, tout aussi tost que la<text:line-break/><text:span text:style-name="pb">[f. 182]</text:span><text:span text:style-name="pb"><text:line-break/></text:span>reli(-)que de sainct Bernardin l'auoit touchee. Et<text:line-break/>apres auoir remercié doucem(e2)t ces fratres,<text:line-break/>leur donna congé. Le medecin accoustrant<text:line-break/>l'oreiller de sa femme, trouue les bragues<text:line-break/>du predicateur, qu'il auoit laissees de gran(-)<text:line-break/>de haste de s'habiller : ce qui brouïlla extre(-)<text:line-break/>mem(e2)t le cerueau du panure ialoux : mais sa<text:line-break/>femme<text:s/>fine &amp; cauteleuse luy dit : Mon amy,<text:line-break/>ne vous auois ie pas bien dit, que la relique<text:line-break/>du glorieux sainct Bernardin m'auoit gue(-)<text:line-break/>rie : &amp; craign(a2)t que le mal me reprint, priay<text:line-break/>fort le frere qu'il la laissast. La chambriere<text:line-break/>fine afferec, qui auoit esté participante de la<text:line-break/>deuotion, feignant aller à l'eau, sort du lo(-)<text:line-break/>gis, &amp; auertit le predicateur de ces bragues<text:line-break/>qu'il auoit laissees, lesquelles on auoit dit à<text:line-break/>maistre Roger estre celles de S. Bernardin,<text:line-break/>&amp; que solennellement il les vint requerir,<text:line-break/>pour couurir<text:s/>le faict de sa maistresse. Ce<text:line-break/>beau pere, malicieux comme vn regnard,<text:line-break/>conte au gardien du conuent sa fortune : le(-)<text:line-break/>quel ayant pitié de son semblable, apres luy<text:line-break/>auoir remonstré que c'estoit vn sot, d'auoir<text:line-break/>ainsi laissé ses bragues, &amp; qu'on l'eust prins<text:line-break/>pour l'vn des plus rusez de l'ordre : conuo(-)<text:line-break/>qua tous ses moines à grand branle &amp; car(-)<text:line-break/>rillon de cloches, la croix &amp; l'eau beneiste,<text:line-break/><text:soft-page-break/>deux à deux, auec vne melodieuse solennité<text:line-break/>allerent droict au logis de maistre Roger :<text:line-break/><text:span text:style-name="pb">[f. 183]</text:span><text:span text:style-name="pb"><text:line-break/></text:span>que le gardien tira à part, luy ten(a2)t ces pro(-)<text:line-break/>pos : Nostre amy, quand nous prest(o2)s secret(-)<text:line-break/>tement nos reliques à quelque malade, qui<text:line-break/>n'est disposé de receuoir la grace de Dieu,<text:line-break/>secrettement les retournons querir, de peur<text:line-break/>que le peuple ignorant en face peu de com(-)<text:line-break/>pte : mais aussi quand il plaist à Dieu mon(-)<text:line-break/>strer sa puissance, par vertu de nostre reli(-)<text:line-break/>que, comme il a fait en vostre bien-aimee<text:line-break/>espouse, nous faisons la solennité requise, &amp;<text:line-break/>que voyez. Maistre Roger voyant si grande<text:line-break/>assemblee, pensant n'estre venus sans iuste<text:line-break/>occasion, les remercie humblement. Adonc<text:line-break/>tous les freres monterent en la chambre de<text:line-break/>la patiente, qui auoit enuelopé ces bragues<text:line-break/>en vn beau ligne. Le gardien, auec vn grand<text:line-break/>honneur, les descouure, &amp; fait baiser à tous<text:line-break/>les assistans, &amp; à maistre Roger le premier,<text:line-break/>puis les mist ded(a2)s vn tabernacle qu'il auoit<text:line-break/>apporté : ainsi auec vn si noble ioyau s'en te(-)<text:line-break/>tournerent en leur conuent. Ceste nouuelle<text:line-break/>fut sccuë par tout, de la guarisoa faite par la<text:line-break/>vertu des bragues de sainct Bernardin, à la<text:line-break/>femme de maistre Roger, &amp; luy mesmes en<text:line-break/>faisoit le compte, qui fut enregistré, &amp; les<text:line-break/>bragues solennellement gardees, à fin de les<text:line-break/>bailler à baiser aux bonnes Dames, pour les<text:line-break/>guerir de la maire du ventre.</text:p>
      <text:p text:style-name="p">Combien (mes Dames, que maistre<text:line-break/><text:span text:style-name="pb">[f. 184]</text:span><text:span text:style-name="pb"><text:line-break/></text:span>Ro(-)ger n'ait pas esté des plus sages du monde,<text:line-break/>qu'il n'a mesuré la force de son corps à son<text:line-break/>aage, &amp; ieunesse de dame Agathe, si ne veux<text:line-break/>ie excuser que ceste sotte femme (delaissee<text:line-break/>de Dieu) n'ait beaucoup plus lourdement<text:line-break/>failly : &amp; faut penser que qui se fie en tels<text:line-break/>desguiseurs de matieres, reçoit souuent vne<text:line-break/>telle honte, ou cent fois pire.</text:p>
      <text:soft-page-break/>
      <text:h text:style-name="Titre1" text:outline-level="1">Compte XXIX.</text:h>
      <text:h text:style-name="P830" text:outline-level="1">Il y a des femmes si sottes &amp; hors de iugement,<text:line-break/>qui ont opinion de refuser les grands Seigneurs,<text:line-break/>desquels elles sont requises, pour s'abandonner<text:line-break/>aux moindres : &amp; pensent par là mieux faire,<text:line-break/>&amp; euiter le scandale de leur honneur. Mais<text:line-break/>pour monstrer qu'vn tel vice ne demeure ia(-)<text:line-break/>mais incogneu, faut qu'ils cognoissent que l'es(-)<text:line-break/>prit qui s'oublie, est si aueuglé, qu'Amour &amp;<text:line-break/>Fortune le renuersent en vn si piteux estat, que<text:line-break/>la<text:s/>fin est pour le moins tousiours vne honte &amp;<text:line-break/>moquerie perpetuelle.</text:h>
      <text:p text:style-name="P831"><text:span text:style-name="T832">E</text:span>N la ville de Plaisance, faisant seiour vn<text:line-break/>ieune Gentilhomme, en beauté &amp; bon(-)<text:line-break/>ne grace fort bien accomply, lequel (se(-)<text:line-break/>lon la grandeur &amp; authorité de sa maison)<text:line-break/><text:span text:style-name="pb">[f. 185]</text:span><text:span text:style-name="pb"><text:line-break/></text:span>faisoit despense h(o2)neste. Au moyen dequoy<text:line-break/>auoit frequentation fort familiere des plus<text:line-break/>nobles Dames de la ville. Entre lesquelles<text:line-break/>vne des plus riches &amp; apparentes sceut si<text:line-break/>bi(e2) desrober la liberté de ce ieune Seigneur,<text:line-break/>que le voyant en peine de gaigner sa grace,<text:line-break/>luy<text:s/>m(o2)stroit tous les signes de faueur &amp; gra(-)<text:line-break/>cieux appasts, pour l'enuelopper &amp; prendre<text:line-break/>aux filets. Et tellement sceut couurir sa trai(-)<text:line-break/>nee, que demeurant prins sans pouuoir fuïr<text:line-break/>&amp; eschaper : soudain s'accoustra d'vn visage<text:line-break/>de rigueur, le monstr(a2)t<text:s/>accompagné de re(-)<text:line-break/>fus plus que de contentement, dont la ieu(-)<text:line-break/>nesse du Gentilhomme (non encores accou(-)<text:line-break/>stumee à telles ruses) se trouuoit estrange(-)<text:line-break/>ment saisi d'vne infinité de passions. Long<text:line-break/>temps entretint ceste Dame ce seruiteur en<text:line-break/>ses poursuittes amoureuses, qu'elle entre(-)<text:line-break/>mesloit mainten(a2)t de l'aigre, puis du doux,<text:line-break/>prenant gloire en elle mesme, que sa beauté<text:line-break/>seule pouuoit estre cause de retenir l'esprit<text:line-break/>d'vn homme en telle seruitude. Le Gentil(-)<text:line-break/>h(o2)me, qui cognoissoit ses entreprises &amp; des(-)<text:line-break/>p(e2)ses proffiter peu ou rien du tout pour par(-)<text:line-break/>uenir à la iouïssance de la grace de sa dame,<text:line-break/>delibera de se mettre au danger d'vne der(-)<text:line-break/>niere espreuue. Et ayant vn iour espié l'ab(-)<text:line-break/><text:soft-page-break/>sence de son mary, alla s'embuscher secret(-)<text:line-break/>tement en la basse court de son logis, où<text:line-break/><text:span text:style-name="pb">[f. 186]</text:span><text:span text:style-name="pb"><text:line-break/></text:span>estoyent le bois, foin, &amp; autres prouisi(o2)s de<text:line-break/>la maison, esperant que qu(a2)d la dame seroit<text:line-break/>partie pour aller à la Messe, gaigner sa ch(a2)(-)<text:line-break/>briere, &amp; se mettre dessous son lict, pour la<text:line-break/>nuict ensuiuant essayer si<text:s/>la dame est(a2)t ainsi<text:line-break/>surprise, auec le seruice continuel, qu'il de(-)<text:line-break/>liberoit luy presenter, auroit point pitié d'v(-)<text:line-break/>ne si parfaite &amp; longue amitié. Fortune, qui<text:line-break/>ne succede tousiours fauorable, voulut que<text:line-break/>ceste dame, pressee de quelques priuez af(-)<text:line-break/>faires de son mesnage, ne sortit de tout ce<text:line-break/>iour du logis, tellem(e2)t que le pauure amou(-)<text:line-break/>reux fut contraint de se nourrir &amp; cont(e2)ter<text:line-break/>de ses passi(o2)s, vn peu refroidies pour le trop<text:line-break/>long ieusner, difficile chose à digerer à vn<text:line-break/>estomach ainsi vague c(o2)me le sien, toutes(-)<text:line-break/>fois faisant de ses amours pit(a2)ce, eut pati(e2)ce<text:line-break/>iusques au lendemain matin, qu'il arriua en<text:line-break/>ceste court vn grand More, ayant la grace<text:line-break/>d'vn gros magot, &amp; conduisant deux mulets<text:line-break/>chargez de bled : lequel ainsi qu'il deschar(-)<text:line-break/>geoit son fardeau, vid la Dame laquelle re(-)<text:line-break/>gardant par vne fenestre, commença à tan(-)<text:line-break/>cer ce More d'auoir si longuement demeuré.<text:line-break/>Et tost apres vid Madame entrer en l'esta(-)<text:line-break/>ble, pour deuiser auec m(o2)sieur le muletier,<text:line-break/>non du tout si rigoureusement qu'elle fai(-)<text:line-break/>soit par la fenestre : mais s'approchant de<text:line-break/>luy, le caressoit &amp; chatouïlloit, auec petits<text:line-break/><text:span text:style-name="pb">[f. 187]</text:span><text:span text:style-name="pb"><text:line-break/></text:span>soufflets, c(o2)me si de long temps eust accou(-)<text:line-break/>stumé ce ieu. Le pauure Gentilhomme per(-)<text:line-break/>dant le cœur de rage de faim, &amp; passioné d'a(-)<text:line-break/>mour, cuida vif trespasser de voir telle trage<text:line-break/>die, &amp; vn vray cannibale preferé à luy, qui<text:line-break/>auoit employé esprit, corps, &amp; biens, pour<text:line-break/>complaire à femme de si peu de iugement :<text:line-break/>&amp; en ces alteres disoit en luy mesmes : Mise(-)<text:line-break/>rable femme, quel depraué appetit a<text:s/>corr(o2)(-)<text:line-break/>pu ton vilain courage, de chercher tel plai(-)<text:line-break/>sir ? penses tu trouuer contentement plus<text:line-break/>grand en vn vil More ton serf, qui ne t'aime<text:line-break/>que pour la cuisine &amp; souppe grasse, qu'en<text:line-break/>celuy duquel la perseuerance descouure la<text:line-break/>gr(a2)deur &amp; perfection<text:s/>de son amitié ? Estimes<text:line-break/>tu ton ord peché estre plus secret en l'esprit<text:line-break/>d'vn sot, auquel le vin peut commander, &amp;<text:line-break/><text:soft-page-break/>duquel la vie sert pour l'argent, en sorte que<text:line-break/>pour la moindre off(e2)ce que tu luy feras, des(-)<text:line-break/>couurira l'infame &amp; detestable paillardise<text:line-break/>de<text:s/>ton corps ? En ceste colere discourant le<text:line-break/>Gentilhomme, apperceut sa dame, qui alla<text:line-break/>barrer l'huis, &amp; c(o2)me celle qui auoit à plai(-)<text:line-break/>sir le parfum des muletiers, se coucha gen(-)<text:line-break/>tilem(e2)t sur le bas du mulet, dessus lequel ce<text:line-break/>magot couplant ceste colombe, eussiez iugé<text:line-break/>estre la consommation des amours de Vul(-)<text:line-break/>cain &amp; Venus. Ie vous laisse à p(e2)ser (mes da(-)<text:line-break/>mes) la demesuree passion de ce ieune<text:line-break/><text:span text:style-name="pb">[f. 188]</text:span><text:span text:style-name="pb"><text:line-break/></text:span>Sei(-)gneur, voyant couleurs tant mal sorties &amp;<text:line-break/>executions si mal plaisantes. Ie croy à mon<text:line-break/>iugem(e2)t qu'il n'eut enuie d'aller apres : car<text:line-break/>vaincu d'vn merueilleux despit &amp; ennuy,<text:line-break/>sort de son embuscade, tenant l'espee en sa<text:line-break/>main, proposant d(o2)ner au trauers d'vn cou(-)<text:line-break/>ple si different. Toutesfois raison dominant<text:line-break/>son extreme colete, luy fit cognoistre que<text:line-break/>pour cela ne seroit sa passi(o2) allegee, receu(a2)t<text:line-break/>d'vn tel meurtre plus de h(o2)te que de c(o2)ten(-)<text:line-break/>tement : Parquoy eut recours à la v(e2)geance<text:line-break/>de sa langue, pron(o2)çant ces propos : O mau(-)<text:line-break/>dite &amp; malheureuse fortune, t(a2)t tu m'as esté<text:line-break/>nouerque &amp; contraire, de m'auoir fait voir<text:line-break/>vne telle &amp; desmesuree operation. Et toy<text:line-break/>crapaut Ethiopien, remede de tout amour,<text:line-break/>encores qu'à iuste occasion te deusse hayr,<text:line-break/>toutesfois m'ayant deliuré d'vne si puante<text:line-break/>&amp; venimeuse serpente, ennemie de mon<text:line-break/>bien &amp; plaisir, ie ne puis que ie ne me sente<text:line-break/>&amp; tienne pour iamais ton redeuable : espe(-)<text:line-break/>rant que l'issuë de ceste longue poursuitte<text:line-break/>me r(e2)dra prudent &amp; aduisé de l'indiscretion<text:line-break/>&amp; fiuesse de si sortes femmes. Ceste pauure<text:line-break/>dame, tant pauurement surprinse, ayant<text:s/>re(-)<text:line-break/>prins quelque peu son cœur, cognoissant sa<text:line-break/>lourde &amp; lay de faute, se mist à genoux (ses<text:line-break/>yeux faisans office de pitié) supplia le Gen(-)<text:line-break/>tilhomme en abondance de larmes, de luy<text:line-break/><text:span text:style-name="pb">[f. 189]</text:span><text:span text:style-name="pb"><text:line-break/></text:span>donner la mort. Mais se voyant estre suffi(-)<text:line-break/>samment vengé du merueilleux remors de<text:line-break/>conscience &amp; desplaisir qu'elle auoit d'vn si<text:line-break/>ord &amp; salle vice, luy dist : O Louue lubrique<text:line-break/>&amp; sauuage, quelle rage &amp; bruslante fureur<text:line-break/>t'a prins, de t'abandonner à vn si puant &amp;<text:line-break/>vilain More ton serf ? où est la garde &amp; con(-)<text:line-break/><text:soft-page-break/>sideration<text:s/>si gr(a2)de de ton honneur, que tant<text:line-break/>de fois m'as proposé ? est ce la reputati(o2) que<text:line-break/>tu t'es gardee pour l'amour de ton mary, &amp;<text:line-break/>grandeur d'vne si noble maison de laquelle<text:line-break/>es sortie ? Ia Dieu ne plaise que d'vne si las(-)<text:line-break/>che &amp; ab(a2)donnee personne ie daigne souïl(-)<text:line-break/>ler mes mains : car le deshonneur que rece(-)<text:line-break/>uras d'vn tel meffait, &amp; la souuenance per(-)<text:line-break/>petuelle de ton peché, te fera c(e2)t fois en vi(-)<text:line-break/>uant mourir sans mort : &amp; moy heureux &amp;<text:line-break/>cont(e2)t de si inste vengeance. Ces propos fi(-)<text:line-break/>nis se<text:s/>retira secrettem(e2)t au logis, delaissant<text:line-break/>ceste desolee dame, plongee en si dolentes<text:line-break/>&amp; piteuses pensees, que le reste de sa pauure<text:line-break/>vie (cognoissant l'authorité &amp; credit du per(-)<text:line-break/>sonnage, secretaire de ses noyres amours)<text:line-break/>se tenoit bannie de toutes compagnies, vi(-)<text:line-break/>uant en crainte &amp; solitude, accompagnee<text:line-break/>d'vne infinité de regrets.</text:p>
      <text:p text:style-name="P833">C'est vn mal (mes Dames) assez com(-)<text:line-break/>mun à beaucoup de femmes, faisans profes(-)<text:line-break/>sion du fol amour, qu'entre leurs plus<text:line-break/><text:span text:style-name="pb">[f. 190]</text:span><text:span text:style-name="pb"><text:line-break/></text:span>affe(-)ctionnez seruiteurs, le moins digne &amp; plus<text:line-break/>lourdaut est volontiers choisi, esperans par<text:line-break/>ce moyen mieux garder leur honneur : mais<text:line-break/>asseurem(e2)t estans si liberales du thresor qui<text:line-break/>ne peut estre rendu, tombent en vne honte<text:line-break/>ou pareil danger que ceste femme, laquelle<text:line-break/>cuidant fuir amour, iouïst du fruit au(a2)t que<text:line-break/>cognoistre la fleur. Ce qui vous fera sages<text:line-break/>des choses qui peuuent auenir, &amp; vous don(-)<text:line-break/>nera plaisir de celles qui sont aduenuës.</text:p>
      <text:soft-page-break/>
      <text:h text:style-name="Titre1" text:outline-level="1">Compte XXX.</text:h>
      <text:h text:style-name="P834" text:outline-level="1">I'ay souuenance, qu'estant vn iour mal disposé,<text:line-break/>l'vn de mes plus fauorables amis, desirant<text:line-break/>me visiter &amp; donner plaisir, me fist vn com(-)<text:line-break/>pte assez plaisant. Et pource que ie sçay qu'il<text:line-break/>y a des femmes qui en leurs entreprises ne sont<text:line-break/>des plus fines sans regarder l'issue, &amp; que<text:line-break/>vn tel compte donne plaisir aux malades,<text:line-break/>i'ay pense que les plus sains, en<text:s/>l'oyant y<text:line-break/>pourront trouuer quelque contentement.</text:h>
      <text:p text:style-name="P835"><text:span text:style-name="T836">E</text:span>N la noble ville de Paris demeuroit ia(-)<text:line-break/>dis vn Procureur en Parlement, duquel<text:line-break/>de crainte que les autres encherissent le par(-)<text:line-break/>chemin, me garderay de dire le nom. Cestuy<text:line-break/>(comme vn des plus apparents du Palais)<text:line-break/><text:span text:style-name="pb">[f. 191]</text:span><text:span text:style-name="pb"><text:line-break/></text:span>estoit des premiers en son banc, &amp; le der(-)<text:line-break/>nier à table en sa maison, ayant au nombre<text:line-break/>de ses clercs vn maistre Iean, qui de longue<text:line-break/>main faisoit la principale charge de sa pra(-)<text:line-break/>tique : &amp; pource que le naturel de tels mi(-)<text:line-break/>gnons est quelquefois de mal coucher, ou<text:line-break/>bien pour auoir enduré de trop grandes &amp;<text:line-break/>humides froidures en vn hyuer, par faute de<text:line-break/>estre bien chauffé, aduint sur le printemps,<text:line-break/>que toutes choses commencent à bouton(-)<text:line-break/>ner, ainsi le clerc commença à deuenir gal(-)<text:line-break/>leux, &amp; d'vne<text:s/>galle assez grossette. Maistre<text:line-break/>Iean, cognoissant que son mal empiroit, &amp;<text:line-break/>augmentoit par chacun iour, vsa de si fort<text:line-break/>bon conseil, &amp; du regime des medecins,<text:line-break/>qu'à la fin se rendit bien sain &amp; dispost, auec<text:line-break/>vn visage, ayant repris nouuelle chair, que<text:line-break/>eussiez<text:s/>iugé estre le teint d'vne pucelle de<text:line-break/>quinze ans. Durant sa guerison, la femme<text:line-break/>du procureur, laquelle, ou pour auoir beu au<text:line-break/>verre de son clere, ou pour auoir senty de<text:line-break/>trop pres son haleine, par le moy(e2) de sa de(-)<text:line-break/>licate ieunesse, beaucoup plus subiette<text:s/>à<text:line-break/>prendre vn mauuais air, commença d'en(-)<text:line-break/>trer en vne quasi semblable &amp; petite gratel(-)<text:line-break/>le, qui tellement proffita, que ceste galle ne<text:line-break/>se trouua moins grosse que celle de maistre<text:line-break/>Iean : lequel est(a2)t apperceu de la Dame en si<text:line-break/>bonne disposition, comme celle qui desiroit<text:line-break/><text:soft-page-break/><text:span text:style-name="pb">[f. 192]</text:span><text:span text:style-name="pb"><text:line-break/></text:span>autant sa santé que de son plus proche voi(-)<text:line-break/>sin, l'interroge comment il auoit peu si bien<text:line-break/>remedier à vn mal tant hargneux, &amp; que se<text:line-break/>voyant tourmentee de quasi semblable fa(-)<text:line-break/>çon, voudroit bien sçauoir la recepte cause<text:line-break/>de sa guarison, à fin d'estre deliuree d'vne<text:line-break/>chose si laide : qui (perdant toute contenan(-)<text:line-break/>ce) la contraignoit de se frotter &amp; gratter à<text:line-break/>tout propos à table. Le maistre clerc, pour<text:line-break/>nevouloir declarer le secret de son mal, met<text:line-break/>toutes les peines à luy possibles de<text:s/>s'excu(-)<text:line-break/>ser &amp; couurir son inc(o1)uenient, de peur d'e(-)<text:line-break/>stre descouuert d'vne chose, qui, peut estre,<text:line-break/>ne luy eust esté aggreable. Mais nonobstant<text:line-break/>tant d'excuses, contraint de la Dame de pas(-)<text:line-break/>ser outre, pour quelque peu la cont(e1)ter, luy<text:line-break/>dit, que la<text:s/>meilleure recepte, &amp; de laquelle<text:line-break/>s'estoit le mieux trouué, estoit que tous les<text:line-break/>matins il s'en alloit aupres du pré aux clercs<text:line-break/>par le milieu des bleds, que là tout nud, &amp; à<text:line-break/>la belle rosee, se veautroit ded(a2)s le bled vne<text:line-break/>douzaine de tours de tous costez : &amp; qu'il<text:line-break/>pense veritablement que cela seul luy a fait<text:line-break/>recouurer sa santé. Vrayem(e1)t, maistre Iean,<text:line-break/>ie ne m'esbahis pas si auez tant fait de diffi(-)<text:line-break/>cultez de me le dire, pour estre chose tant<text:line-break/>mal aisee à faire. Et beau sire, s'il ne tient<text:line-break/>qu'à cela que<text:s/>ma galle ne s'en aille, ie vous<text:line-break/>asseure maistre Iean mon amy, que i'en suis<text:line-break/><text:span text:style-name="pb">[f. 193]</text:span><text:span text:style-name="pb"><text:line-break/></text:span>tant desplaisante pour l'amour de tant de<text:line-break/>gens de bien qui me regard(e1)t, &amp; me font si<text:line-break/>grand honte, que ie ne craindray à faire cent<text:line-break/>fois d'auantage. Or venez ça, me conduirez<text:line-break/>vous pas bien au lieu mesme où auez esté ?<text:line-break/>Madame, si voulez me commander, ie croy,<text:line-break/>replique le clerc, que ie le trouueray bien.<text:line-break/>Beau sire, demain du matin vostre maistre<text:line-break/>s'en va au palais, pour vne cause qui est de<text:line-break/>consequence, &amp; qui doit estre plaidee, in(-)<text:line-break/>continent que sa mule sera de retour, met(-)<text:line-break/>tez le coussinet dessus, &amp; nous irons ensem(-)<text:line-break/>ble, feignans aller en autre endroit. La con(-)<text:line-break/>clusion prinse &amp; arrestee, le l(e1)demain mon(-)<text:line-break/>sieur est(a1)t au Palais, la mule retournee, mai(-)<text:line-break/>stre Iean m(o1)te dessus, &amp; Madame en croup(-)<text:line-break/>pe bi(e1) encapee : en cest equipage s'en vont le<text:line-break/>droit chemin du pré aux clercs : auquel choi(-)<text:line-break/>sissans les plus beaux &amp; espais bleds, &amp; les<text:line-break/><text:soft-page-break/>plus à l'escart, Madame se despouïlle &amp; se<text:line-break/>met en chemise pour receuoir la frescheur<text:line-break/>de la rosee matutinale, selon l'opinion de<text:line-break/>son maistre clerc : lequel seruant de valet de<text:line-break/>chambre, luy destache ses espingles, &amp; la<text:line-break/>deschausse honnestement : &amp; de peur que les<text:line-break/>habillemens ne fussent mouïllez ou gastez,<text:line-break/>les met &amp; attache en<text:s/>vn petit paquet dessus<text:line-break/>la mule : laquelle ainsi que Madame la pro(-)<text:line-break/>cureuse se veautroit &amp; connilloit dedans le<text:line-break/><text:span text:style-name="pb">[f. 194]</text:span><text:span text:style-name="pb"><text:line-break/></text:span>bled se sent(a1)t en liberté, sans estre attachee,<text:line-break/>prend sa course &amp; s'en fuit en la ville, suiu(a1)t<text:line-break/>le droit chemin du Palais, qu'elle sçauoit de<text:line-break/>l(o1)gue main, &amp; s'en va mettre au milieu des<text:line-break/>autres mules pres la pierre de marbre, où<text:line-break/>estoit le m(o1)toir ordinaire de Monsieur. Ces<text:line-break/>pages &amp; laquais, de nature tant aises quand<text:line-break/>ils sçauent dequoy se moquer, cognoissans<text:line-break/>ceste mule, comme des<text:s/>plus vieilles du Pa(-)<text:line-break/>lais, ainsi sanglee auec vn paquet d'habille(-)<text:line-break/>mens de femmes, c(o1)mencent à faire tel tin(-)<text:line-break/>tamarre &amp; bruit, qu'vn chacun de ces clercs<text:line-break/>mettans leurs nez aux fenestres de la grand'<text:line-break/>salle, descouurirent la risee, qui paruint ius(-)<text:line-break/>ques aux oreilles du Procureur, qui soudain<text:line-break/>descend : &amp; voyant sa mule, &amp; les habille(-)<text:line-break/>mens ordinaires de sa femme, ne sceut que<text:line-break/>penser ou faire, sinon que s'en aller fort me(-)<text:line-break/>lancholique, tout grondant en son logis, où<text:line-break/>trouuant Madame qui auoit auancé ses pas,<text:line-break/>par la faueur du secours que luy auoit fait<text:line-break/>son clerc, &amp; comme celle qui se doutoit du<text:line-break/>mal, sceut si bien pallier son entreprinse,<text:line-break/>que la verité luy passa loing des oreilles.</text:p>
      <text:p text:style-name="P837">Gardez vous, mes Dames, d'vne telle ro(-)<text:line-break/>see, laquelle mouïlle volontiers celles qui<text:line-break/>se gouuernent par leurs valets, &amp; au lieu de<text:line-break/>apporter santé, n'apporte aux femmes que<text:line-break/>vne moquerie, pour seruir de passetemps<text:line-break/><text:span text:style-name="pb">[f. 195]</text:span><text:span text:style-name="pb"><text:line-break/></text:span>aux hommes. Er ne soyez tant legeres de<text:line-break/>croire autruy en toutes vos entreprinses, si<text:line-break/>ne le cognoissez<text:s/>si sage &amp; aduisé, que sa pru(-)<text:line-break/>dence puisse empescher toutes les choses<text:line-break/>qui vous peuuent tant soit peu faire hon(-)<text:line-break/>teuses.</text:p>
      <text:soft-page-break/>
      <text:h text:style-name="Titre1" text:outline-level="1">Compte XXXI.</text:h>
      <text:h text:style-name="P838" text:outline-level="1">Il ne faut point que les femmes prennent excuse<text:line-break/>sur les traits du petit archer, qui secrettement<text:line-break/>empoisonne leurs cœurs, sans pouuoir resister à<text:line-break/>ses efforts. Mais faut qu'elles accusent leurs vo(-)<text:line-break/>lontez desordonnees, desquelles, ne voul(a2)s chas(-)<text:line-break/>ser la cause, se laissent si doucement gaigner, que<text:line-break/>s'il y a finesse ou subtilité en leurs esprits, qui<text:line-break/>serue à l'execution de l'amoureux vouloir, pour<text:line-break/>en tromper leurs maris, Dieu sçait si elle est em(-)<text:line-break/>ployee, comme cognoistrez par ceste histoire.</text:h>
      <text:p text:style-name="P839"><text:span text:style-name="T840">E</text:span>N la riche &amp;<text:s/>fameuse cité de Venise, n'a(-)<text:line-break/>gueres vn Gentilhomme de la Seigneu(-)<text:line-break/>rie, ieune, &amp; toutesfois (selon l'aage) assez<text:line-break/>aduisé : vn iour de feste allant à l'esbat en<text:line-break/>vne barque, comme est la constume des Ve(-)<text:line-break/>nitiens, ainsi qu'il entroit d'vn canal en l'au(-)<text:line-break/>tre, apperceut vne ieune bastelliere, femme<text:line-break/><text:span text:style-name="pb">[f. 196]</text:span><text:span text:style-name="pb"><text:line-break/></text:span>d'vn marinier, nommé Marquet de Cur(-)<text:line-break/>siolle, lequel il cognoissoit de longue main,<text:line-break/>pour auoir fait plusieurs voyages en mer,<text:line-break/>ausquels auoit esté conducteur du nauire.<text:line-break/>Ayant donc ce Gentilh(o1)me veu<text:s/>la douceur<text:line-break/>de l'œil de la bastelliere, fut soudain vaincu<text:line-break/>du peché d'enuie de iouïr de sa beauté. Et<text:line-break/>pour mettre à execution vn desir si poign(a1)t,<text:line-break/>employa vne vieille practici(e1)ne bi(e1) instrui(-)<text:line-break/>te en tels messages : laquelle sçeut si bi(e1) choi<text:line-break/>sir le temps de parler à ceste dame, que par<text:line-break/>son affeté babil, elle la r(e1)dit tellem(e1)t abba(-)<text:line-break/>tuë, qu'il ne restoit que le moy(e1) de iouïr du<text:line-break/>plaisir qui rend les filles femmes : mais l'exe(-)<text:line-break/>cuti(o1) luy sembloit fort difficile, d'aut(a1)t que<text:line-break/>son mary ne sortoit iamais hors la maison<text:line-break/>de nuict : d'auantage la dame estoit logee en<text:line-break/>lieu de ville si esclairé des voisins qui la co(-)<text:line-break/>gnoissoyent, qu'impossible estoit d'entrer en<text:line-break/>son logis sans estre descouuert. Le Gentil(-)<text:line-break/>h(o1)me aduerty du vouloir de<text:s/>la Dame, &amp; se<text:line-break/>voy(a1)t asseuré du plus fort, luy fit inc(o1)tinent<text:line-break/>entendre par la vieille messagere, l'ordre &amp;<text:line-break/>intention de ce qu'il auoit entrepris de fai(-)<text:line-break/>re, pour la consommation de leur amitié :<text:line-break/><text:soft-page-break/>puis suiuant son oportunité commença par<text:line-break/>moyens gracieux &amp; honnestes d'entretenir<text:line-break/>&amp; parler souuent à Marquet, &amp; l'enuoyoit<text:line-break/>souuent querir, pour le mener sur l'eau à<text:line-break/><text:span text:style-name="pb">[f. 197]</text:span><text:span text:style-name="pb"><text:line-break/></text:span>l'esbat en sa barque, dont tellement estoit<text:line-break/>content, qu'il se sentoit grandement heu(-)<text:line-break/>reux de le seruir. Vn iour entre les autres ce<text:line-break/>Gentilhomme ayant basty son embusche<text:line-break/>par si longue familiarité, luy dist : Marquet<text:line-break/>mon amy, il faut que tu me faces vn plaisir,<text:line-break/>duquel seras fort bien satisfait, c'est que ce(-)<text:line-break/>ste nuict ie veux aller auec toy pour condui(-)<text:line-break/>te, voir secrettement vne Dame,<text:s/>de laquel(-)<text:line-break/>le ie suis de long temps affectionné serui(-)<text:line-break/>teur. Marquet, qui ne cherchoit qu'à gai(-)<text:line-break/>gner, offre son corps, sa barque, &amp; tout ce<text:line-break/>qu'il auoit en sa puissance. Ainsi la c(o1)clusion<text:line-break/>prinse, la nuict venuë, Marquet, par vne pe(-)<text:line-break/>tite m(e1)songe c(o1)trouuee, s'excuse enuers sa<text:line-break/>femme, &amp; s'en alla trouuer le Gentilh(o1)me,<text:line-break/>qui voyant approcher l'heure de son plaisir<text:line-break/>asseuré, entre en la barque &amp; tant trauerse(-)<text:line-break/>rent par les canals de la ville, que le Gentil(-)<text:line-break/>h(o1)me estant au lieu plus propre pour atre(-)<text:line-break/>ster le bastelier, c(o1)mence à dire : Marquet, ie<text:line-break/>te prie attends moy icy, &amp; ne m'abandonne<text:line-break/>point : car ie t'asseure que tu seras content de<text:line-break/>moy, &amp; reuiendray tout au plustost. Mon(-)<text:line-break/>sieur, dit le bastelier, ne vous souciez que de<text:line-break/>bien traiter vostre dame : car ie demeureray<text:line-break/>tant qu'il vous plaira. Or c(o1)me lon sait qu'à<text:line-break/>Venise on peut aller par toute la ville par<text:line-break/>cau &amp; par terre : ainsi le Gentilh(o1)me, sach(a1)t<text:line-break/><text:span text:style-name="pb">[f. 198]</text:span><text:span text:style-name="pb"><text:line-break/></text:span>les rues de la ville, trauerse par terre (pren(a1)t<text:line-break/>le plus court chemin de la maison de Mar(-)<text:line-break/>quet) parce que par eau, où il auoit laissé son<text:line-break/>bastelier y auoit vn grand &amp; assez fascheux<text:line-break/>destour. Ayant d(o1)c attiré &amp; gaigné person(-)<text:line-break/>nes fauorables en son entreprise, t(a1)t trauer(-)<text:line-break/>se par maisons &amp; fenestres, qu'il paruint ius(-)<text:line-break/>ques à celle de Marquet, où il trouua sa fem(-)<text:line-break/>me, qui se garda bi(e1) de crier au larron : mais<text:line-break/>l'ayant receu d'vn gracieux visage, le rendit<text:line-break/>iouïssant du desiré plaisir qui rend les hom(-)<text:line-break/>mes tant seruiteurs enuers leurs Dames. De<text:line-break/>ceste grace le Gentilhomme fauorablement<text:line-break/>traitté retourne sur les brisees de sa barque,<text:line-break/>où il trouue le pauure Marquet, qui ne se<text:line-break/><text:soft-page-break/>doutant d'vn tel chapeau de roses (tout en(-)<text:line-break/>dormy) commence à dire en faisant le mo(-)<text:line-break/>queur : M(o1)sieur vous auez esté assez long en<text:line-break/>vostre passetemps, ie ne sçay si l'auez eu tel<text:line-break/>comme vous le vous promettiez. Mon amy<text:line-break/>respond le G(e1)tilhomme, ie t'asseure que de<text:line-break/>ma vie ne receuz semblable contentement,<text:line-break/>venant du lieu d'vne tant ieune &amp; gracieuse<text:line-break/>Dame, tellement que de l'ayse ie<text:s/>me pensois<text:line-break/>rauy iusqu'au ciel. Monsieur, replique Mar(-)<text:line-break/>quet, pour confesser verité, ainsi que ie res(-)<text:line-break/>uois au plaisir par vous receu m'est pris vne<text:line-break/>enuie naturelle &amp; si grande d'aller voir ma<text:line-break/>femme, que n'eust esté la promesse que ie<text:line-break/><text:span text:style-name="pb">[f. 199]</text:span><text:span text:style-name="pb"><text:line-break/></text:span>vous auois faite, &amp; craign(a1)t que ne tombis(-)<text:line-break/>siez en danger, peu s'en est fallu que ne me<text:line-break/>ayez point retrouué. A ces propos cogneut<text:line-break/>le Gentilhomme qu'il auoit beaucoup de(-)<text:line-break/>meuré, &amp; que s'il c(o1)tinuoit ce chemin, Mar(-)<text:line-break/>quet, qui estoit de fort chaude condition,<text:line-break/>pourroit executer ce qu'il auoit ia cuidéfai(-)<text:line-break/>re, part(a1)t delibera de chercher autre finesse,<text:line-break/>pour iouïr encores vn coup du premier bi(e1).<text:line-break/>Et pour paruenir à tel effect dit à Marquet :<text:line-break/>Comment, ie ne pensois point que tu fusses<text:line-break/>marié. Aussi respond Marquet, n'a pas fort<text:line-break/>long temps que suis c(o1)stitué en si honnora(-)<text:line-break/>ble degré, auquel fortune m'a tant fauorisé,<text:line-break/>ble degré, auquel fortune m'a tant fauorisé,<text:line-break/>que ie me sens tenu à Dieu, d'auoir espousé<text:line-break/>vne assez belle ieune fille, &amp; de gens d'hon(-)<text:line-break/>neur &amp; de maison selon ma qualité. C'est vn<text:line-break/>grand bien, dit le Gentilhomme, &amp; fuis fort<text:line-break/>aise de telle rencontre : mais pour cela lair(-)<text:line-break/>rois tu à venir au ch(a1)ge s'il s'offroit quelque<text:line-break/>dame de semblable &amp; plus gr(a1)de beauté que<text:line-break/>la tienne ? parce qu'estant auiourd'huy par(-)<text:line-break/>ticipant du secret de mes amours, ie ne veux<text:line-break/>auoit autre conducteur que toy, à l'heure<text:line-break/>qui m'est donnee pour aller voir ma Dame :<text:line-break/>&amp; à fin que tu ayes part au plaisir que ie re(-)<text:line-break/>ceuray, ie feray tant que l'ameneray en ta<text:line-break/>barque, &amp;<text:s/>auec elle vne sienne parente, non<text:line-break/>moins belle &amp; ieune, qui par mon moyen te<text:line-break/><text:span text:style-name="pb">[f. 200]</text:span><text:span text:style-name="pb"><text:line-break/></text:span>fera recueil de Seigneur &amp; d'amy : pour le<text:line-break/>moins ne seras-tu point en peine d'aller<text:line-break/>chercher ta femme, estant certain de ne rien<text:line-break/>perdre au ch(a1)ge. Marquet, qui estoit vn peu<text:line-break/><text:soft-page-break/>aspre à ce mestier, comme celuy qui com(-)<text:line-break/>mençoit à se lasser de l'ordinaire, ne fut<text:line-break/>malaisé à conuertir. En sorte que le Gentil(-)<text:line-break/>homme, ayant le iour ensuiuant aduerty sa<text:line-break/>Dame par la vieille messagere, de l'entre(-)<text:line-break/>prinse : le soir venu trouua Marquet au lieu<text:line-break/>accoustumé auec sa barque, dedans laquelle<text:line-break/>il auoit fait vn petit pauillon couuert &amp; ten(-)<text:line-break/>du fort proprement de tapisserie. Et ainsi<text:line-break/>embarquez, ramerent iusques au lieu que<text:line-break/>voulut choisir le G(e1)tilhomme, au bord du(-)<text:line-break/>quel laissant Marquet, alla trouuer la ieune<text:line-break/>mariniere, qui l'attendoit en bonne deuo(-)<text:line-break/>tion. Et apres l'auoir desguisee, vestue d'ac(-)<text:line-break/>coustremens de soye, toquee &amp; couuerte à la<text:line-break/>mode de Venise, d'vn voile cramoisi, sen(-)<text:line-break/>tant en cest equippage mieux sa Princesse,<text:line-break/>que non pas la femme d'vn bastelier, la con(-)<text:line-break/>duit en la barque. Marquet, qui voyoit ceste<text:line-break/>Dame ainsi brauement accoustree, eut opi(-)<text:line-break/>nion que ce fust la femme de quelque Gen(-)<text:line-break/>tilhomme de la seigneurie. Et comme celuy<text:line-break/>qui estoit eschauffé en son harnois de l'espe(-)<text:line-break/>rance du nouueau changement, la voyant<text:line-break/>seule demande où estoit la sienne. Le<text:line-break/><text:span text:style-name="pb">[f. 201]</text:span><text:span text:style-name="pb"><text:line-break/></text:span>Gen(-)tilhomme, monstrant visage d'homme<text:line-break/>quelque peu fasché, luy resp(o1)d : Sachez, m(o1)<text:line-break/>grand amy, que ie n'ay iamais sceu trouuer<text:line-break/>moyen de l'amener, &amp; si ie<text:s/>ne l'ay point fait<text:line-break/>par tromperie, ne pour vous frustrer du bi(e1)<text:line-break/>promis. Et à fin de cognoistre que ne suis<text:line-break/>cause de ceste faute, pendant l'occasion de<text:line-break/>vous mal contenter de moy, ie suis content,<text:line-break/>encores que ie ne sache homme viu(a1)t à qui<text:line-break/>ie vouluste faire semblable faueur, pour ceste<text:line-break/>nuict que vous ayez part à la mienne. Com(-)<text:line-break/>ment, monsieur, replique Marquet, outre ce<text:line-break/>qu'il ne m'appartient, ia Dieu ne plaise que<text:line-break/>ie couche auec la Dame du monde que tant<text:line-break/>aimez. Beau sire, dit le Gentilhomme, ne<text:line-break/>vous souciez du tort que me pourriez faire :<text:line-break/>car ie veux faire pour l'amitié de nous deux,<text:line-break/>ce que les autres penseroyent impossible.<text:line-break/>Certes, m(o1)sieur, pard(o1)nez moy, ie ne pour(-)<text:line-break/>rois ou voudrois, executer tel commande(-)<text:line-break/>ment. Il semble, dit le Gentilhomme,<text:s/>que<text:line-break/>vous soyez fort scrupuleux : m'estimez vous<text:line-break/>tant sot, que si cela ne me plaisoit que ie le<text:line-break/>vous eusse offert si librement ? Ie iure Dieu, si<text:line-break/><text:soft-page-break/>refusez ceste offre, iamais ne vous estimeray<text:line-break/>mon amy. Suffise que pour cela, il ne vous<text:line-break/>coustera que deux plats de poisson, que me<text:line-break/>enuoyerez samedy prochain, pour se stoyer<text:line-break/>aucuns de mes plus priuez amis.<text:line-break/><text:span text:style-name="pb">[f. 202]</text:span><text:span text:style-name="pb"><text:line-break/></text:span>Finable(-)ment l'accord &amp; marché fait, Marquet sort<text:line-break/>de la barque, &amp; le Gentilhomme entre ded(a1)s<text:line-break/>le petit pauillon auec la ieune mariniere, où<text:line-break/>ce pendant que le mary faisoit le guet, re(-)<text:line-break/>ceuoit ce que ceux qui se sont trouuez en<text:line-break/>pareil hazard peuuent penser. Et apres ce<text:line-break/>doux trauail cesse, sort dehors, &amp; enuoye<text:line-break/>Marquet en sa place, luy defendant sur tou(-)<text:line-break/>tes choses de parler, ne s'efforcer de la co(-)<text:line-break/>gnoistre, parce (disoit-il) qu'elle est de gran(-)<text:line-break/>de maison, &amp; ne se fust accordee de venir,<text:line-break/>n'eust esté que luy ay fait accroire que tu<text:line-break/>estois le fils du Duc, qui s'estoit desguisé en<text:line-break/>l'habit d'vn marinier. Il ne m'en chaut, dit<text:line-break/>Marquet, de sçauoir qui<text:s/>elle est, puis (q1) c'est<text:line-break/>vostre Dame, ie ne doute point qu'elle ne<text:line-break/>soit bien choisie. Ainsi entra au pauillon, de(-)<text:line-break/>dans lequel, contrefaisant l'honneste, &amp; de<text:line-break/>crainte d'estre cogneu pour vn marinier, se<text:line-break/>efforça de faire le deuoir d'vn braue amou(-)<text:line-break/>reux : de façon qu'estant sorty d'auec la da(-)<text:line-break/>me, commença à faire grand feste au Gen(-)<text:line-break/>tilhomme du traittement qu'il auoit receu,<text:line-break/>luy disant : Sur mon ame, m(o1)sieur, ie voy bi(e2)<text:line-break/>qu'estes homme de bon iugement &amp; verita(-)<text:line-break/>ble, &amp; vous promets qu'il me sembloit pro(-)<text:line-break/>prement sentir ma femme : car elle est de la<text:line-break/>mesme taille, ayant ainsi la charnure ferme<text:line-break/>&amp; delicate. Brief, onques ie ne receuz tel<text:line-break/><text:span text:style-name="pb">[f. 203]</text:span><text:span text:style-name="pb"><text:line-break/></text:span>plaisir, &amp; vous asseure que si ie ne suis same(-)<text:line-break/>dy mort ou malade ie vous empoissonneray<text:line-break/>magnifiquement. Ceste farce ioüee, le Gen(-)<text:line-break/>tilhomme prenant la Dame par la main, la<text:line-break/>reconduit en son logis, non pas sans rire par<text:line-break/>le chemin, de la tr(o2)perie qu'elle auoit faite<text:line-break/>à son mary. Puis retournant vers Marquet,<text:line-break/>qui l'attendoit tout gay en sa barque, s'en<text:line-break/>retournerent comme ils estoyent venus : Le<text:line-break/>marinier, voulant tenir sa promesse, le sa(-)<text:line-break/>medy ensuiuant se trouua en la maison du<text:line-break/>G(e2)tilhomme, &amp; luy porta du meilleur pois(-)<text:line-break/>son qu'il peust recouurer en toute la ville,<text:line-break/>luy mesme faisant office d'vn cuisinier. Au<text:line-break/><text:soft-page-break/>disner se trouua quelque nombre de ieunes<text:line-break/>Gentilshommes de la Seigneurie, lesquels<text:line-break/>sachans le discours du tour fait à Marquet,<text:line-break/>commencerent à ietter mille broquards, le<text:line-break/>piquans de si pres, que luy, qui n'estoit des<text:line-break/>plus sots, cogneut qu'on auoit pesché du<text:line-break/>poisson en son viuier. Le Gentilh(o2)me voy(a2)t<text:line-break/>sa colere, de crainte qu'il n'offençast celle<text:line-break/>qui estoit l'occasion du banquet, l'aduertist<text:line-break/>incontinent &amp; la fist absenter. Marquet, sans<text:line-break/>prendre congé de la compagnie, esperant<text:line-break/>trouuer sa femme<text:s/>&amp; la bien punir, prend le<text:line-break/>chemin de sa maison : mais voyant qu'elle se<text:line-break/>estoit absentee, saisi d'vn despit merueilleux<text:line-break/>ab(a2)donna la ville. Le Gentilhomme ioyeux<text:line-break/><text:span text:style-name="pb">[f. 204]</text:span><text:span text:style-name="pb"><text:line-break/></text:span>d'vn tel exil, retira la dame auec luy, &amp; l'en(-)<text:line-break/>tretint par si long temps, que bien<text:s/>volon(-)<text:line-break/>tiers en eust fait vn eschange.</text:p>
      <text:p text:style-name="P841">Ce sont, mes Dames, les hazards terribles<text:line-break/>du mariage, lesquels pour euiter ne sert la<text:line-break/>prudence des maris, si vne fois est la femme<text:line-break/>oubliant vertu, &amp; presumant de sa beauté,<text:line-break/>en laquelle la gloire prenant son siege,<text:s/>le<text:line-break/>plaisir qu'on prend d'estre de tous aimé &amp;<text:line-break/>estimé, suit de si pres, que facilem(e2)t on pre(-)<text:line-break/>ste l'aureille aux flateries de la langue dan(-)<text:line-break/>gereuse d'vn tas d'amoureux passionnez :<text:line-break/>qui engendre le mal qu'auez veu par ce di(-)<text:line-break/>scours, lequel en fin<text:s/>fait perdre ce que ia(-)<text:line-break/>mais on ne peut recouurer.</text:p>
      <text:soft-page-break/>
      <text:h text:style-name="Titre1" text:outline-level="1">Compte XXXII.</text:h>
      <text:h text:style-name="P842" text:outline-level="1">Combien que le sçauoir de l'homme, en vn esprit<text:line-break/>malin, face croistre la malice, toutesfois l'igno(-)<text:line-break/>rant malicieux se retient beaucoup plus ferme<text:line-break/>en sa mesch(a2)ceté, d'autant qu'il n'a rien en son<text:line-break/>cerueau qui luy face cognoistre le contraire du<text:line-break/>vice : &amp; qui pouruoit vn peuple d'vn Pasteur<text:line-break/>sçauant &amp; fin, fait beaucoup pis quand il est<text:line-break/>ignorant &amp; mauuais. Car où est la faute du iu(-)<text:line-break/>gement, raison ne peut trouuer place.</text:h>
      <text:p text:style-name="P843"><text:span text:style-name="T844">I</text:span><text:span text:style-name="pb">[f. 205]</text:span><text:span text:style-name="pb"><text:line-break/></text:span>Il y a vn chasteau entre les montaignes de<text:line-break/>Daulphiné &amp; Sauoye, accompagné d'vne<text:line-break/>bourgade, habitee d'vn peuple rude &amp;<text:line-break/>grossier. Entre lequel y auoit vn ieune pre(-)<text:line-break/>stre, lequel combien qu'il fust plus propre<text:line-break/>d'estre vn bon chartier que pasteur : toutes(-)<text:line-break/>fois pour sçauoir vn peu mieux lire que ses<text:line-break/>compagnons, fut esleu curé du lieu. Et com(-)<text:line-break/>me la coustume est en ces villages, de ne<text:line-break/>rien faire sans luy, suiuant cest vsage, le cu(-)<text:line-break/>ré se trouua (auec le temps) compere de<text:line-break/>toutes les femmes du bourg, qu'il sçauoit<text:line-break/>tant bien entretenir, qu'vne ieune iouuen(-)<text:line-break/>celle, nommee Lisette, comme la plus fa(-)<text:line-break/>miliere, emporta sur toutes les autres plus<text:line-break/>grand credit. Le mary de ceste ieune fem(-)<text:line-break/>me, ayant esté longuement au seruice de<text:line-break/>pionnier en vne guerre faite en France, s'en<text:line-break/>retonrna auec elle, pour continuer son la(-)<text:line-break/>beur : &amp; comme celuy qui ne vouloit accou(-)<text:line-break/>stumer de compagn(o2) en chose qui luy tou(-)<text:line-break/>choit de si pres, commença à se fascher des<text:line-break/>prinautez du curé auec sa femme : qui le fit<text:line-break/>entrer en tel soupçon, que iamais ne la per(-)<text:line-break/>doit de l'œil, ou de conduite seure, luy def(-)<text:line-break/>fendant l'entiere frequentation de tous les<text:line-break/>prestres : ce qui contrista fort ces pauures<text:line-break/>amans, &amp; principalement ce bon pasteur,<text:line-break/><text:span text:style-name="pb">[f. 206]</text:span><text:span text:style-name="pb"><text:line-break/></text:span>qui ne pouuant souffrir telles deffences, s'a(-)<text:line-break/>uisa de s'aider d'vne vieille caqueteuse, que<text:line-break/>il enuoya secrettem(e2)t vers sa Dame, instrui(-)<text:line-break/>te de longue main au seruice des ministres,<text:line-break/>afin de pr(e2)dre conseil auec sa commere, du<text:line-break/><text:soft-page-break/>moyen de pouuoir iouïr de leur accoustu(-)<text:line-break/>mee c(o1)solation. Ceste decrepitee, experim(e2)(-)<text:line-break/>tee en tels ouurages, c(o2)mence à chatouïller<text:line-break/>les oreilles de Lisette, luy disant : Ma fille, ie<text:line-break/>voy que vous estes en vne merueilleuse pei(-)<text:line-break/>ne, aussi est vostre c(o2)pere, à l'occasi(o2) de l'em(-)<text:line-break/>peschement &amp; iouïssance de vostre loyal<text:line-break/>amour, don i'ay grande compassion, pour<text:line-break/>auoir esté ieune, &amp; sçauoir l'ennuy que c'est :<text:line-break/>mais par tout peut auoir remede, quand sa(-)<text:line-break/>gement on l'execute : auriez vous point la<text:line-break/>hardiesse de vous feindre demoniacle. He(-)<text:line-break/>las, ma mere, resp(o2)d la iouu(e2)celle, si ie pen(-)<text:line-break/>sois qu'il nous peut proffiter, bien ferois ce<text:line-break/>personnage : car il me souuient dés ma peti(-)<text:line-break/>tesse, qu'il y auoit vne de nos voisines tour(-)<text:line-break/>m(e2)tee de semblable maladie, que si souuent<text:line-break/>ie r(e2)controis, qu'auec d'autres filles de mon<text:line-break/>aage, ainsi qu'ont accoustumé ieunes en(-)<text:line-break/>fans, la c(o2)trefaisois au naturel. D(o2)ques, ma<text:line-break/>fille, tout se porte bien, si demain, sortant<text:line-break/>de l'Eglise, pouuez iouër ce ieu, auec les mi(-)<text:line-break/>nes qui y appartiennent. La belle Lisette,<text:line-break/>bien instruite<text:s/>de ceste vieille sorciere, venu<text:line-break/><text:span text:style-name="pb">[f. 207]</text:span><text:span text:style-name="pb"><text:line-break/></text:span>le iour ordonné, s'en sortant de la Messe,<text:line-break/>comm(e2)ça à tourner les yeux, à se tordre les<text:line-break/>mains, escumer, &amp; hurler comme vn loup.<text:line-break/>Le peuple sot, estonné de ceste soudaine &amp;<text:line-break/>nouuelle maladie, la iugea incontinent de(-)<text:line-break/>moniacle. Le pauure mary, qui ne la laissoit<text:line-break/>que de pres, tout fasché, la fait conduire en<text:line-break/>sa maison, où les voisins venoyent pour re(-)<text:line-break/>c(o2)forter sa tristesse. Ainsi ayant oublié par(-)<text:line-break/>tie de son ombrageuse ialousie, pour le gr(a1)d<text:line-break/>iuconueni(e2)t qu'il pensoit estre aduenu à sa<text:line-break/>femme, comme hors du sens, va droit au lo(-)<text:line-break/>gis du curé, pour le prier de sa puissance c(o2)(-)<text:line-break/>iurer &amp; chasser vn si mauuais esprit hors du<text:line-break/>corps de sa femme. Messire Maurice faisant<text:line-break/>la meilleure mine d(o2)t se pouuoit aduiser, fit<text:line-break/>de grandes exclamations &amp; plaintes du mal<text:line-break/>de ceste pati(e2)re, disant : Ha ha, mon compe(-)<text:line-break/>re, vn homme se doit bien garder d'estre<text:line-break/>trop rude à sa femme, &amp; d'auoir suspicion<text:line-break/>sans cause : car les femmes de bien aucunes(-)<text:line-break/>fois en perdent l'entendement. A donc va<text:line-break/>prendre son estolle &amp; autres instrum(e2)s pro(-)<text:line-break/>pres à sa coniuration : &amp; tout deliberé vient<text:line-break/>visiter la malade, sur laquelle marmotant<text:line-break/><text:soft-page-break/>vne infinité de suffrages, &amp; ceux que mieux<text:line-break/>sçauoit par cœur, interroge l'esprit, luy de(-)<text:line-break/>m(a2)de qui<text:s/>il estoit. Lisette, bien apprise de la<text:line-break/>vieille, respond en voix rauque &amp; basse, ie<text:line-break/><text:span text:style-name="pb">[f. 208]</text:span><text:span text:style-name="pb"><text:line-break/></text:span>suis l'esprit du pere de ceste iouuencelle,<text:line-break/>condamné d'ainsi faire ma penit(e2)ce l'espa(-)<text:line-break/>ce de dix ans, de corps en corps. Le mary<text:line-break/>present, oy(a2)t que c'estoit<text:s/>l'esprit de son beau<text:line-break/>pere, ne se peut tenir de dire en pleurant :<text:line-break/>Mon pere, ie vous prie de par Dieu de sor(-)<text:line-break/>tir, à fin que plus ne tourm(e2)tiez vostre pau(-)<text:line-break/>ure fille. A donc la voix respond : Ie sortiray,<text:line-break/>mais ce sera pour entrer en toy, où ie parfe(-)<text:line-break/>ray le temps de ma penitence. Le Sauoysien<text:line-break/>entendant si terrible sentence, eut telle peur<text:line-break/>que incontinent s'enueloppe le col de l'e(-)<text:line-break/>stolle du curé, criant : Mon compere mon a(-)<text:line-break/>my, ne sçauriez vous trouuer moyen de me<text:line-break/>faire eschapper si cruel iugement, par prie(-)<text:line-break/>res, ieusnes, aumosnes, &amp; autres biensfaicts ?<text:line-break/>A donc Lisette voyant son entreprinse &amp; fi(-)<text:line-break/>nesse succeder au poinct qu'elle demandoit,<text:line-break/>luy respond en voix feinte : Mon amy, tu es<text:line-break/>trop pauure pour faire de si grandes larges(-)<text:line-break/>ses qu'il conuient, pour eschapper ceste pe(-)<text:line-break/>nitence : mais au lieu de ce, tu t'en iras en<text:line-break/>quarante Eglises, &amp; en chacune feras deuo(-)<text:line-break/>tement tes oraisons, demandant pardon à<text:line-break/>Dieu de tes offenses : autrement ne peux es(-)<text:line-break/>chapper l'ordonnance du ciel. Or estoit ce(-)<text:line-break/>ste penitence donnee de la femme au mary,<text:line-break/>à fin que par la distance des villages (où e(-)<text:line-break/>stoyent les Eglises) en voyageant des vnes<text:line-break/><text:span text:style-name="pb">[f. 209]</text:span><text:span text:style-name="pb"><text:line-break/></text:span>aux autres, ce pendant monsieur le curé eut<text:line-break/>tout loisir de ietter par l'emboucheure de<text:line-break/>dame Lisette, l'esprit<text:s/>qui si fort interieure(-)<text:line-break/>ment la brusloit. Et pour mieux venir à ses<text:line-break/>atteintes tant desirees, en voix contrefaite<text:line-break/>continuoit tels propos, qu'à tort &amp; fausse(-)<text:line-break/>ment il auoit eu soupçon de son compere,<text:line-break/>qui estoit fort sainct homme, &amp; duquel les<text:line-break/>oraisons estoyent fort aggreables à Dieu :<text:line-break/>qu'à ceste cause il laissast la guerison de la<text:line-break/>patiente en ses mains. Le pauure Iouan de<text:line-break/>mary pensant estre sorty hors des peines du<text:line-break/>purgatoire à si bon marché, se met à genoux<text:line-break/>deuant le curé, luy dem(a2)dant pardon : lequel<text:line-break/>ayant facilement obtenu (de crainte d'auoir<text:line-break/><text:soft-page-break/>pis) partit incontinent pour aller faire son<text:line-break/>pelerinage. Ce pendant le curé, constitué<text:line-break/>gardien de dame Lisette, trauailla tellement<text:line-break/>son corps à chasser le mauuais esprit de la<text:line-break/>malade, qu'en son lieu il en forma<text:s/>vn autre,<text:line-break/>qui (auec le temps) s'apparut en espece d'en(-)<text:line-break/>fant, duquel le mary, au retour de son voya(-)<text:line-break/>ge, pensoit estre le pere.</text:p>
      <text:p text:style-name="P845">Ie vous prie (mes Dames) ne soyez si<text:line-break/>sottes de donner occasion tant malheureuse<text:line-break/>à vos maris, d'entrer en vne telle fantasie,<text:line-break/>qu'il vo(us) faille en feindre les demoniacles.<text:line-break/>Dont à la fin, par l'oubliance de vostre hon(-)<text:line-break/>neur, &amp; de celuy qui le conserue, tomberez<text:line-break/><text:span text:style-name="pb">[f. 210]</text:span><text:span text:style-name="pb"><text:line-break/></text:span>en semblable moquerie &amp; perpetuelle hon(-)<text:line-break/>te, de laquelle à iamais vous resentirez.</text:p>
      <text:h text:style-name="Titre1" text:outline-level="1">Compte XXXIII.</text:h>
      <text:h text:style-name="P846" text:outline-level="1">Pource<text:s/>que l'opinion legere d'vn peuple sot, est<text:line-break/>quelquefois, de croire, que les moynes de Rome<text:line-break/>ont plus d'appar(e2)ce de saincteté que les autres,<text:line-break/>comme ceux desquels on dit venir toute source<text:line-break/>&amp; exemple de pure religion. Ie ne veux oublier<text:line-break/>à vous m(o2)ctrer, par ce plaisant compte, la vieil(-)<text:line-break/>le auarice d'vn qui fist cognoistre qu'en luy y<text:line-break/>auoit plus de l'habit que du religieux.</text:h>
      <text:p text:style-name="P847"><text:span text:style-name="T848">A</text:span>v temps d'Eugene IIII. souuerain<text:line-break/>Euesque, fut à Rome vn vieil moyne,<text:line-break/>nommé frere Antoine de sainct Marcel, le(-)<text:line-break/>quel par vne simulee<text:s/>saincteté, auoit esté<text:line-break/>ordonné l'vn des grands penitenciers en<text:line-break/>l'Eglise de sainct Pierre, non pas pour net(-)<text:line-break/>toyer les consciences, mais pour vuyder les<text:line-break/>bources, preschant, qu'ainsi que l'eau amor(-)<text:line-break/>tist le feu, aussi l'arg(e2)t donné en l'Eglise de(-)<text:line-break/>steint le peché, qui de tant plus est grand,<text:line-break/>plus faut donner. En ceste maniere par ce<text:line-break/>precieux metail, mettoit tout le monde au<text:line-break/>dextre costé de sainct Iean Baptiste. Tant<text:line-break/>continua ce frere ceste vie, qu'il amassa<text:line-break/><text:span text:style-name="pb">[f. 211]</text:span><text:span text:style-name="pb"><text:line-break/></text:span>force milliers de ducats : &amp; de peur d'estre<text:line-break/>descouuert, faisoit faire quelque chappelle,<text:line-break/><text:soft-page-break/>fondee bien petitement, où donnoit assez<text:line-break/>froidement l'aumosne, à fin qu'en telle li(-)<text:line-break/>beralité (peu frequentee au païs) fut en l'e(-)<text:line-break/>stimation de tout le peuple. En ce temps ar(-)<text:line-break/>riuerent à Rome deux ieunes rustres de<text:line-break/>France, l'vn nommé Loys, &amp; l'autre Blaise :<text:line-break/>deux compagnons aussi trompeurs que le<text:line-break/>moyne, n'y restoit que l'habit, garnis au re(-)<text:line-break/>ste de ioyaux dorez &amp; contrefaits, &amp; pierre(-)<text:line-break/>ries de toutes sortes, desquelles ils trom(-)<text:line-break/>poyent souuent les plus rusez. Ces mignons<text:line-break/>ayans frequ(e2)té long temps en la ville, apres<text:line-break/>auoir acquis l'amitié &amp; priuauté de leurs<text:line-break/>semblables, eurent soudain cognoissance de<text:line-break/>la notable vie de frere Antoine, auquel pro(-)<text:line-break/>poserent faire vn tour de leur mestier. Est(a2)s<text:line-break/>donc aduertis que sa plus grande frequen(-)<text:line-break/>tation estoit auec aucuns changeurs, aus(-)<text:line-break/>quels il bailloit la m(o2)noye de ses offrandes,<text:line-break/>pour en retirer de beaux ducats, firent lon(-)<text:line-break/>gue deliberation, cognoissans l'auarice du<text:line-break/>moyne, que par ce chemin<text:s/>viendroyent à<text:line-break/>bon port, aussi qu'il auoit tousiours mon(-)<text:line-break/>noye estrange à changer, &amp; aimoit fort l'ac(-)<text:line-break/>cointance de ceux qui luy faisoyent grand<text:line-break/>marché, pour le change. Ainsi le lendemain<text:line-break/>matin (chacun instruit en l'office qu'il<text:line-break/><text:span text:style-name="pb">[f. 212]</text:span><text:span text:style-name="pb"><text:line-break/></text:span>de(-)uoit faire) Blaise parlant bon Portugois, se<text:line-break/>desguise en l'habit d'vn ch(a2)geur Espagnol,<text:line-break/>&amp; alla tenir sa boutique deuant l'Eglise de<text:line-break/>sainct Pierre, où toutesfois que frere Antoi(-)<text:line-break/>ne passoit, entroit &amp; sortoit de la Messe, luy<text:line-break/>faisoit vne salutation à descouuert, tant gra(-)<text:line-break/>cieuse, que monsieur le penitencier voyant<text:line-break/>si honneste changeur, voulut auoir sa co(-)<text:line-break/>gnoissance, esperant en tirer proffit. Donc<text:line-break/>pour paruenir à son intention, commence<text:line-break/>à le saluer, &amp; s'approcher de luy au petit<text:line-break/>pas, demandant (auec vne douce parole)<text:line-break/>son nom &amp; païs. Blaise, comme celuy qui<text:line-break/>void le renard au filet, respond fort simple(-)<text:line-break/>ment, qu'il estoit d'Espagne, nommé Diquo<text:line-break/>de Medine, &amp; de l'estat de changeur, fre(-)<text:line-break/>quentant les païs estranges, où (graces à<text:line-break/>Dieu) auoit appris le trafique des pierreries,<text:line-break/>desguisement d'icelles, par le moyen de la<text:line-break/>science d'alcmie, &amp; transmutation des me(-)<text:line-break/>taux, art incogneu aux gens de son estat. Et<text:line-break/>pource, monsieur, disoit il, s'il y a chose que<text:line-break/><text:soft-page-break/>ie puisse, tout est à vostre commandement,<text:line-break/>pour la grande<text:s/>&amp; antique deuotion que<text:line-break/>i'ay tousiours euë à gens de religion. Le fre(-)<text:line-break/>re, ioyeux de si bon rencontre, luy respond :<text:line-break/>Diquo mon amy, mille mercis : ie suis icy<text:line-break/>penitencier de nostre sainct Pere, parad(-)<text:line-break/>uenture de plus grande authorité &amp; force<text:line-break/><text:span text:style-name="pb">[f. 213]</text:span><text:span text:style-name="pb"><text:line-break/></text:span>que pillier qui soit en nostre Eglise, partant<text:line-break/>si vous ou autre de vostre maison auez affai(-)<text:line-break/>re de nostre puissance, en verité vous serez<text:line-break/>les premiers absous. Le galland, qui auoit<text:line-break/>plus grand enuie de ses ducats que de sa be(-)<text:line-break/>nediction, se tint toutesfois fort content de<text:line-break/>telle offre, &amp; pour entretenir ceste familiere<text:line-break/>&amp; gracieuse frequentation, fait prouision<text:line-break/>de quelques ducats bien pesans, qu'il bail(-)<text:line-break/>loit en change, &amp; à bon prix, pour la mon(-)<text:line-break/>noye du frere : enuers lequel Blaise augmen(-)<text:line-break/>ta tellement son credit, qu'ayant fait si bon<text:line-break/>commencement, aduertist son compagnon<text:line-break/>d'acheuer l'entreprinse, qui fut telle, que<text:line-break/>Loys deguisé &amp; habillé en l'estat d'vn for(-)<text:line-break/>saire de gallere, s'en alla mendiant par l'E(-)<text:line-break/>glise de saint Pierre, auec telles &amp; si piteuses<text:line-break/>mines, qu'vn chacun luy d(o2)noit l'aumosne<text:line-break/>par pitié. Tant se pourmena, qu'il appeceut<text:line-break/>frere Antoine, qui pour l'heure estoit de<text:line-break/>loisir : Ce rustre, auec vne salutation bien<text:line-break/>humble, le supplia luy donner deux mots de<text:line-break/>confession. Le moyne, qui prenoit<text:s/>à toutes<text:line-break/>mains, esperant auoir quelque double des<text:line-break/>aumosnes qu'on luy auoit donnees en son<text:line-break/>Eglise, le meine en vn petit coing, où ce vail<text:line-break/>lant marinier s'agenouïlla : &amp; apres la bene(-)<text:line-break/>diction, commença sa confession en ceste<text:line-break/>sorte : Mon pere, combien que<text:s/>ie sois grand<text:line-break/><text:span text:style-name="pb">[f. 214]</text:span><text:span text:style-name="pb"><text:line-break/></text:span>pecheur, toutesfois ie ne viens pas icy tant<text:line-break/>pour me confesser, que pour vous reueler<text:line-break/>vn cas secret, &amp; de telle consequ(e2)ce, que ma<text:line-break/>mort &amp; vie seule en depend : vous suppliant<text:line-break/>en l'honneur de la saincte confession, de le<text:line-break/>tenir couuert, comme cognoistrez la gran(-)<text:line-break/>deur du faict le meriter. Frere Antoine, qui<text:line-break/>brusloit d'extreme conuoitise, l'asseura que<text:line-break/>s'il estoit question de la mort de dix milli(o2)s<text:line-break/>d'hommes, pour mourir ne le reueleroit,<text:line-break/>parce que toutes les peines de Purgatoire<text:line-break/>ne l'en pourroyent iamais purger. Ha, dist<text:line-break/><text:soft-page-break/>Loys en souspirant, i'ay bien cause de dou(-)<text:line-break/>ter, ie crains la mort. Frere Antoine, ardent<text:line-break/>comme vn tison, commence à se donner au<text:line-break/>diable &amp; à sa mere, si iamais de par luy on<text:line-break/>en sçauoit nouuelle. A donc Loys, d'vne voix<text:line-break/>basse &amp; craintiue, luy fit vn long discours,<text:line-break/>comme long temps auoit esté detenu pri(-)<text:line-break/>sonnier en gallere par force, auec vn Grec,<text:line-break/>compagnon de sa triste fortune, lequel pres(-)<text:line-break/>sé d'vne violente maladie, mour(a2)t luy auoit<text:line-break/>baillé vn gros rubis ballay, qu'il disoit auoit<text:line-break/>tiré par subtils moyens d'vn marchand de<text:line-break/>Turquie, le chargeant, c(o2)me son amy, d'en<text:line-break/>faire satisfaction, ou pour le moins faire<text:line-break/>prier Dieu pour son ame, &amp; que bien tost<text:line-break/>apres par vn naufrage de la mer courroucee<text:line-break/>le vaisseau où il<text:s/>estoit fut tellement brisé &amp;<text:line-break/><text:span text:style-name="pb">[f. 215]</text:span><text:span text:style-name="pb"><text:line-break/></text:span>desrompu, qu'vn chacun estant dedans, eut<text:line-break/>plus gr(a1)de peine à se sauuer, qu'à garder les<text:line-break/>forsaires qui le conduisoy(e2)t : en ceste aduen(-)<text:line-break/>ture (heureuse pour luy) trouua façon de se<text:line-break/>mettre en liberté, pour retourner en son<text:line-break/>païs, acheuer le reste de sa pauure vie. Mais<text:line-break/>(en plorant disoit le rustre) m(o2)sieur ie por(-)<text:line-break/>te ma mort auec moy, si vne fois ie suis saisi<text:line-break/>d'vn tel thresor, duquel me dessaisirois vo(-)<text:line-break/>lontiers entre les mains d'vn sainct homme<text:line-break/>qui en chargeast sa conscience, en me don(-)<text:line-break/>nant bien peu d'argent, pour aider à marier<text:line-break/>trois pauures filles, que i'ay laissees en ma<text:line-break/>maison. Puis donc que Dieu m'a fait ceste<text:line-break/>grace de m'estre addressé à vous (duquel aussi<text:line-break/>la phisionomie iuge la iuste conscience) s'il<text:line-break/>vous plait me donner aide, ie vous monstre(-)<text:line-break/>ray l'excellente pierre. Frere Antoine auen(-)<text:line-break/>glé d'vn extreme proffit d'auarice, creut le(-)<text:line-break/>gerem(e2)t ceste moquerie : toutesfois faisoit<text:line-break/>le froid, s'efforçant de donner asseurance à<text:line-break/>Louys de le tenir tout aussi secret que la c(o2)(-)<text:line-break/>fession, le priant de luy monstrer la pierre.<text:line-break/>Lors apres auoir fait de grandes difficultez,<text:line-break/>tournant sa veuë de tous costez, &amp; feignant<text:line-break/>craindre d'estre apperceu, tire de son sein<text:line-break/>vn gros billot de cristal fort bien taint, &amp;<text:line-break/>coloré d'vne viue couleur rouge, enchassé<text:line-break/>en vn petit d'argent doré, &amp; couuert d'vn<text:line-break/><text:span text:style-name="pb">[f. 216]</text:span><text:span text:style-name="pb"><text:line-break/></text:span>sandal : tellement qu'eussiez proprement dit<text:line-break/>estre vn vray &amp; naturel rubis, tant estoit ce(-)<text:line-break/><text:soft-page-break/>ste m(o2)stre finem(e2)t desguisee. Le frater tout<text:line-break/>est(o2)né de voir<text:s/>si grand &amp; riche balay, com(-)<text:line-break/>mence à dire : Mon fils, ceste bague est excel(-)<text:line-break/>lente &amp; belle, &amp; non de telle valeur comme<text:line-break/>vous semble : toutesfois pource qu'il y a vne<text:line-break/>relique en nostre maison, enrichie du bois<text:line-break/>de la vraye croix, &amp; autres precieuses pier(-)<text:line-break/>res, ie l'aurois vol(o2)tiers, pour en faire hon(-)<text:line-break/>neur à Dieu &amp; à ses Saincts, à la charge que<text:line-break/>tu seras participant du merite. Mais ie vou(-)<text:line-break/>drois auoir le conseil d'vn mien amy Espa(-)<text:line-break/>gnol tenant le change deuant ceste Eglise, &amp;<text:line-break/>selon son aduis i'en payeray, n(o2) ce qu'il di(-)<text:line-break/>ra, mais comme ma puissance le pourra por(-)<text:line-break/>ter. He (dit Louys) mon pere que dites vous ?<text:line-break/>il semble qu'ayez enuie de me faire mourir,<text:line-break/>descouurant mon fait ainsi par la ville. Res(-)<text:line-break/>pond le frere, i'aymerois mieux estre dam(-)<text:line-break/>né, qu'il en fust sceu vn seul mot, &amp; te dois<text:line-break/>cont(e2)ter des promesses iurees qu'en ay fait :<text:line-break/>l'Espagnol est cy dehors, ie luy monstreray<text:line-break/>seulement, en l'asseurant estre l'vn des rubis<text:line-break/>de nostre sainct Pere. Or donc, monsieur, ie<text:line-break/>mets ma mort &amp; ma vie entre vos mains. A<text:line-break/>tout le moins s'il aduenoit qu'on eust quel(-)<text:line-break/>que soupçon, faites moy signe, à fin d'escha(-)<text:line-break/>per : &amp; sur tout gardez vous d'auoir grande<text:line-break/><text:span text:style-name="pb">[f. 217]</text:span><text:span text:style-name="pb"><text:line-break/></text:span>fiance en ces Espagnols, qu'en maniant la<text:line-break/>pierre, ne l'esgarent de vos yeux : car ce sont<text:line-break/>gens de courte foy. Frere Antoine, tout gay,<text:line-break/>part pour aller au fidelle ch(a2)geur Diquo de<text:line-break/>Medine, &amp; le tirant à part, luy monstre se(-)<text:line-break/>crettement ce precieux ioyau, le suppliant<text:line-break/>tresaffectueusem(e2)t luy dire combien il val(-)<text:line-break/>loit. Le vaillant Diquo, à premiere veuë, c(o2)(-)<text:line-break/>mence à regarder le frere, c(o2)me tout eston(-)<text:line-break/>né de la veuë d'vn tel rubis, &amp; luy dist : Ha,<text:line-break/>monsieur, vous me voulez essayer, c'est l'es(-)<text:line-break/>carboucle du Pape. N'ayez soucy, dist frere<text:line-break/>Antoine, à qui elle soit, dites seulem(e2)t com(-)<text:line-break/>bien elle peut valloir. Le changeur respond,<text:line-break/>il n'est h(o2)me qui la puisse estimer, aussi bien<text:line-break/>le sçauez vous que moy : &amp; tant plus s'excu(-)<text:line-break/>soit le changeur, plus grande croissoit l'en(-)<text:line-break/>uie au frere d'en sçauoir la valleur. Tellem(e2)t<text:line-break/>que<text:s/>Diquo voyant ceste c(o2)trainte plus prof(-)<text:line-break/>fitable que le taire, luy dit : Si ie sçauois que<text:line-break/>elle vint de lieu suspect, ou de larcin, ie ne<text:line-break/>voudrois pour tous les biens du monde l'e(-)<text:line-break/><text:soft-page-break/>stimer : mais estant presenté par homme de<text:line-break/>si b(o2)ne vie comme vous,<text:s/>en ceste asseuran(-)<text:line-break/>ce i'estime que celuy qui l'auroit pour dix<text:line-break/>mil ducats, auroit grand marché. Frere An(-)<text:line-break/>toine, de ceste responce fort ioyeux, remer(-)<text:line-break/>cia le changeur, &amp; s'en retourne soudain où<text:line-break/>il auoit laissé son marinier, auquel tint ces<text:line-break/><text:span text:style-name="pb">[f. 218]</text:span><text:span text:style-name="pb"><text:line-break/></text:span>propos : Mon amy, ta pierre est belle : mais<text:line-break/>elle n'est de si grand prix à beaucoup pres<text:line-break/>que tu l'estimes. M(o2)sieur, replique le rustre,<text:line-break/>si ie la voulois porter à Rhodes, ie serois l'vn<text:line-break/>des plus heureux du monde, pour le grand<text:line-break/>nombre d'arg(e2)t que i'en<text:s/>aurois : mais la lon(-)<text:line-break/>gueur du voyage, &amp; c(o2)me inspiré de Dieu,<text:line-break/>me semble qu'il vaudra mieux la laisser en(-)<text:line-break/>tre vos mains, pour vn prix qu'aduiserez<text:line-break/>d'en donner par le conseil du sainct Esprit, à<text:line-break/>fin qu'estant vostre conscience chargee, de<text:line-break/>l'employer en vostre Eglise, &amp; autres bon(-)<text:line-break/>nes œuures, mon esprit demeure en repos :<text:line-break/>me contentant de si peu de bien que me fe(-)<text:line-break/>rez, pour entretenir la vie de moy &amp; de mes<text:line-break/>enfans. Mon fils, replique le penitencier, tu<text:line-break/>ne crois pas le grand heur que tu merites de<text:line-break/>rendre tout à l'Eglise, &amp; dois sçauoir que<text:line-break/>nous autres religieux, ay(a2)t fait vœu de pau(-)<text:line-break/>ureté, n'au(o2)s richesses, sinon ce que le deuot<text:line-break/>peuple nous donne par aumosnes. Toutes(-)<text:line-break/>fois ie m'efforceray tant auec tous mes a(-)<text:line-break/>mis de te d(o2)ner iusques à deux cens ducats,<text:line-break/>&amp; qui vaut mieux, t'eslargiray la grande be(-)<text:line-break/>nediction, que le Pape m'a distribuee, pour<text:line-break/>le pardon de tous tes pechez. Monsieur, dist<text:line-break/>Loys, si ie vous laissois ce rubis pour deux<text:line-break/>mil ducats, ie penserois auoir plus donné,<text:line-break/>que tous<text:s/>les fondateurs de vostre Eglise.<text:line-break/><text:span text:style-name="pb">[f. 219]</text:span><text:span text:style-name="pb"><text:line-break/></text:span>Ainsi marchandans petit à petit sur la mar(-)<text:line-break/>chandise si bien debattue, que l'accord de(-)<text:line-break/>meura à mil ducats : lesquels furent payez &amp;<text:line-break/>nombrez contans par monsieur le peniten(-)<text:line-break/>cier en son logis, au noble marinier Louys.<text:line-break/>Lequel apres vn gracieux congé, accompa(-)<text:line-break/>gné d'autant de benedictions, s'en alla trou(-)<text:line-break/>uer le vaillant changeur Espagnol, qui auoit<text:line-break/>desia troussé son bagage, &amp; tous deux parti(-)<text:line-break/>rent de Rome, faisans telle diligence, que<text:line-break/>depuis n'y retournerent gaigner les pard(o2)s<text:line-break/>Le frere (aise au possible) prenoit ceste pier(-)<text:line-break/><text:soft-page-break/>re, la regardoit mainten(a2)t au soleil, mainte(-)<text:line-break/>n(a2)t à l'ombre, l'enfermoit en son coffre, puis<text:line-break/>soudain la defermoit, tellem(e2)t que de gran(-)<text:line-break/>de inconstance, pour le plaisir du gain qu'il<text:line-break/>en esperoit, ne se peust garder de la m(o2)strer<text:line-break/>à vn autre ch(a2)geur son compere, fort grand<text:line-break/>lapidaire : lequel voyant ceste pierre si naïf(-)<text:line-break/>uement desguisee, se print à rire, disant, ie<text:line-break/>m'esbahis de tant de trompeurs vagabons,<text:line-break/>qui n'ont autre moyen de viure qu'en abu(-)<text:line-break/>sant les personnes ignorantes. Comment,<text:line-break/>dist frere Antoine, n'est-ce pas vn bon ru(-)<text:line-break/>bis ? Le vous asseure, respond le ch(a2)geur, qu'il<text:line-break/>vaut comme autant de cristal : il y a d'auan(-)<text:line-break/>tage l'enchasseure, qui est assez<text:s/>bien dorce,<text:line-break/>&amp; la pierre bien mise en œuure, puis c'est<text:line-break/>tout. Monsieur le penitencier, estant aussi<text:line-break/><text:span text:style-name="pb">[f. 220]</text:span><text:span text:style-name="pb"><text:line-break/></text:span>loin du gaing qui l'auoit rendu si gay, c(o2)me<text:line-break/>du recouurement de ses ducats, demeura<text:line-break/>aussi estonné, comme si le ciel luy fust tom(-)<text:line-break/>bé sur la teste, &amp; comm(e2)ça à se desesperer &amp;<text:line-break/>tordre les mains comme vn h(o2)me demo(-)<text:line-break/>niacle. Le changeur esbahy que ceste gran(-)<text:line-break/>de ioye estoit tournee en si soudain despit,<text:line-break/>voulut reconforter le moyne, luy dem(a2)dant<text:line-break/>l'occasion. Ha mon compere, resp(o2)d le fra(-)<text:line-break/>ter, ie suis pauurement trompé par vn chan(-)<text:line-break/>geur Espagnol, qui m'a tellement prisé la<text:line-break/>pierre (me fiant en luy) qu'elle me couste<text:line-break/>mille ducats, &amp; croy qu'il soit compagnon<text:line-break/>de celuy qui l'a m'a venduë. A donc fut fait<text:line-break/>toute diligence de courre apres ces rustres,<text:line-break/>ausquels fortune se monstra tant fauorable,<text:line-break/>qu'on ne les sceut iamais rencontrer. De(-)<text:line-break/>quoy ce pauure Penitencier entra en telle<text:line-break/>furie, estant asseuré de la perre de ses du(-)<text:line-break/>cats, que la sieure &amp; la mort qui le saisit de<text:line-break/>plus pres, luy firent<text:s/>perdre plaisir, &amp; desplai(-)<text:line-break/>sir ensemble.</text:p>
      <text:p text:style-name="p">Mes Dames, si l'auarice de ceux qui sont<text:line-break/>mariez pour espargner à leurs enfans (enco(-)<text:line-break/>re que ce soit de leur propre) est vicieuse,<text:line-break/>de combien est plus à blasmer la malheu(-)<text:line-break/>reuse &amp;<text:s/>extreme conuoitise de telles gens<text:line-break/>d'Eglise : lesquels, sans occasion, font vn<text:line-break/>grand amas d'arg(e2)t, du bien qui ne leur<text:line-break/><text:span text:style-name="pb">[f. 221]</text:span><text:span text:style-name="pb"><text:line-break/></text:span>appartient : Il me semble que cest accoustre(-)<text:line-break/>ment, duquel souuent se parent, est cause<text:line-break/><text:soft-page-break/>(comme lon voit) de renuerser &amp; destruire<text:line-break/>la saincte &amp; pure verité, dont à la fin, le Sei(-)<text:line-break/>gneur patient en sa iustice, quoy qu'il tar(-)<text:line-break/>de, leur fera souffrir vne semblable, ou plus<text:line-break/>honteuse mort.</text:p>
      <text:h text:style-name="Titre1" text:outline-level="1">Compte XXXIIII.</text:h>
      <text:h text:style-name="P849" text:outline-level="1">Encores qu'il me fasche fort de dire chose qui'soit<text:line-break/>au desauantage des femmes, pour l'honneur que<text:line-break/>ie desire porter aux sages, sachant qu'il y a des<text:line-break/>hommes tant malicieux, qui font tousiours si<text:line-break/>grande consequ(e2)ce de la faute d'vne seule pour<text:line-break/>s'efforcer à la faire tomber sur toutes, à fin de<text:line-break/>les blasmer esgallement. Toutesfois ceste crainte<text:line-break/>ne me fera oublier de descouurir l'apparente<text:line-break/>folie d'vne, pour rendre les autres plus adui(-)<text:line-break/>sees &amp; prudentes.</text:h>
      <text:p text:style-name="P850"><text:span text:style-name="T851">V</text:span>N ieune escolier de riche maison, apres<text:line-break/>auoir longuement esté en Italie, aux<text:line-break/>Vniuersitez de Boulongne &amp; Padouë, pour<text:line-break/>estudier, lassé des courtisannes du païs, auec<text:line-break/>lesquelles auoit passé maintes l(o2)gues nuits,<text:line-break/>c(o2)me celuy qui de nouueau auoit receu ar(-)<text:line-break/>gent &amp; cheuaux, s'en alla bien accompagné<text:line-break/><text:span text:style-name="pb">[f. 222]</text:span><text:span text:style-name="pb"><text:line-break/></text:span>voir le païs d'Espagne : de là ven(a2)t en Fran(-)<text:line-break/>ce, passa par la ville d'Auignon : laquelle<text:line-break/>trouuant selon son plaisir, tant pour la com(-)<text:line-break/>modité des compagnies, que pour estre fas(-)<text:line-break/>ché de plus voyager, delibera de reprendre<text:line-break/>les delices de l'Italie, par festins &amp; mom(-)<text:line-break/>meries. Et tant continua ceste despence, que<text:line-break/>il eut le<text:s/>credit des plus honnestes &amp; appa(-)<text:line-break/>rentes Dames de la ville. Entre lesquelles<text:line-break/>vne luy semblant au gré de son affection, la<text:line-break/>mieux digne du nom d'amye, laissa tous ses<text:line-break/>liures, pour regarder &amp; lire au visage de ce(-)<text:line-break/>ste Dame : laquelle estant d'vne condition<text:line-break/>auare, si ne maistresse en l'amoureuse escole,<text:line-break/>cognoissant l'escolier amateur de ceste le(-)<text:line-break/>çon, &amp; qu'au moyen de sa ieunesse, auec<text:line-break/>le temps, elle en feroit comme d'vn petit<text:line-break/>chien mignard, qu'on meine par le collier :<text:line-break/>delibera, non de luy donner l'execution de<text:line-break/><text:soft-page-break/>ceste desiree iouïssance : mais de bien che(-)<text:line-break/>rement luy vendre. Donc aymant autant<text:line-break/>l'argent que l'amy, apres auoir tiré vne par(-)<text:line-break/>tie de ses biens, &amp; les plus secrettes pen(-)<text:line-break/>sees de son cœur, par entreti(e2)s fardez d'hon(-)<text:line-break/>nesteté, voyant ceste ieunesse enueloppee<text:line-break/>d'vne passionnee opinion du refus. Vn iour<text:line-break/>enuoya secrettement vne vieille caqueteuse<text:line-break/>vers ce ieune amant, nommé le seigneur Al(-)<text:line-break/>phons, auec lequel eut tant de propos, &amp; fit<text:line-break/><text:span text:style-name="pb">[f. 223]</text:span><text:span text:style-name="pb"><text:line-break/></text:span>si bien le deuoir de son ambassade, que fina(-)<text:line-break/>lement luy accorda, au nom de la dame,<text:line-break/>qu'vne nuict il iroit coucher auec elle,<text:line-break/>moyennant qu'il porteroit mil ducats con(-)<text:line-break/>tans, qui estoit le reste de tout son argent.<text:line-break/>Mais le pauure transsi auoit le sens si enue(-)<text:line-break/>loppé d'amour, que s'il en eust six fois d'a(-)<text:line-break/>uantage, aussi librement les eust donnez.<text:line-break/>L'heure donc venuë &amp; assignee, se trouue le<text:line-break/>ieune fils en la maison de sa Dame, laquelle<text:line-break/>aduertie de l'argent qu'il portoit, le sceut si<text:line-break/>bien baiser &amp; caresser, que auant que venir<text:line-break/>au principal but, elle<text:s/>tient la bourse &amp; les<text:line-break/>ducats soubz seure &amp; bonne garde. Ce fait<text:line-break/>s'alla coucher auec la Dame, iouïssant du<text:line-break/>plaisir d'vne trop chere nuict. Le lendemain<text:line-break/>plus content (ce luy sembloit) que d'auoir<text:line-break/>tout l'or du monde, retourna secrettement<text:line-break/>en son logis. Et au<text:s/>bout de deux ou trois<text:line-break/>iours, voyant son argent court, esper(a2)t que<text:line-break/>au moyen du traittement que luy auoit fait<text:line-break/>la dame de la liberalité de son corps, qu'aus(-)<text:line-break/>si peu feroit elle chere de luy prester de ses<text:line-break/>propres deniers, mais le pauure homme fut<text:line-break/>bien<text:s/>deceu : car à l'heure qu'il auoit porté<text:line-break/>ses ducats, esperant retourner à l'amoureu(-)<text:line-break/>se bataille, trouua la porte barree, sans auoir<text:line-break/>en ceste nuict, ne sur le iour, regard ne signe<text:line-break/>fauorable de sa dame, autre que l'incogneu.<text:line-break/><text:span text:style-name="pb">[f. 224]</text:span><text:span text:style-name="pb"><text:line-break/></text:span>Ie vous laisse à penser le grand regret qu'il<text:line-break/>eut, de se voir ainsi meschamment trom(-)<text:line-break/>pé, &amp; demeuré nud comme vn belistre, sans<text:line-break/>nul espoir d'amour ne d'argent. Chose qui<text:line-break/>le fist entrer en telle mel(a2)cholie, que, n'ay(a2)t<text:line-break/>autre remede, alla vendre vn cheual d'Es(-)<text:line-break/>pagne,<text:s/>qui luy restoit de tous ses biens ap(-)<text:line-break/>portez en Auignon. Et ayant contenté son<text:line-break/>hostesse, auecque vn merueilleux regret,<text:line-break/><text:soft-page-break/>donna congé à tous ses seruiteurs. Et ainsi<text:line-break/>seul desnué de tout secours, en l'estat d'vn<text:line-break/>Laquais, abandonna le ville : &amp; de fortune<text:line-break/>arriua en l'hostellerie, où le mary de la Da(-)<text:line-break/>me, reuenant d'vn sien voyage, estoit logé,<text:line-break/>homme de lettres &amp; de bon iugement, ayant<text:line-break/>frequenté les païs estranges : &amp; comme ce(-)<text:line-break/>luy qui cherchoit compagnie pour deuiser,<text:line-break/>allant par l'hostellerie rencontre ce<text:s/>ieune<text:line-break/>homme, tout pasle, &amp; pensif de sa recente<text:line-break/>fortune : incontinent entrant en propos,<text:line-break/>luy demande quel chemin il vouloit pren(-)<text:line-break/>dre. L'Escolier luy respond, son intention<text:line-break/>estre de retourner en son païs : &amp; tant conti(-)<text:line-break/>nuerent à deuiser ensemble, que<text:s/>le Gentil(-)<text:line-break/>homme le cogneut homme d'assez passable<text:line-break/>sçauoir, qui le fit entrer en propos plus pri(-)<text:line-break/>uez, le voyant ainsi melancholique, iusques<text:line-break/>à luy demander l'occasion de sa tristesse, le<text:line-break/>pressant par tant de douces paroles, que<text:line-break/><text:span text:style-name="pb">[f. 225]</text:span><text:span text:style-name="pb"><text:line-break/></text:span>l'es(-)colier<text:s/>ieune, esperant, comme est de cou(-)<text:line-break/>stume, alleger son mal en le racontant, de(-)<text:line-break/>duit par le menu le discours de son adu(e2)ru(-)<text:line-break/>re, sans nommer la maison de la dame. Le<text:line-break/>Gentilhomme oyant parler d'Auignon, en(-)<text:line-break/>tra soudain en vn petit soupçon, qui le<text:s/>fist<text:line-break/>estre plus curieux qu'il ne deuoit, de sçauoir<text:line-break/>qui estoit la Dame : laquelle ayant descou(-)<text:line-break/>uert estre sa femme, combien que ce Soleil<text:line-break/>luy fist mal aux yeux, &amp; plus à la teste, tou(-)<text:line-break/>tesfois dissimula son entreprinse, disant à<text:line-break/>l'escolier : mon amy ie suis grandement fas(-)<text:line-break/>ché de ceste fortune. Et combien que vo(-)<text:line-break/>stre folie ait esté grande, de vous laisser abu(-)<text:line-break/>ser par vne si malheureuse femme, si ne faut<text:line-break/>il pas entrer en desespoir, mais plustost par<text:line-break/>cest exemple estre sage, de ne plus tomber<text:line-break/>en<text:s/>tels lacz, aussi plus aduisé de ne mettre en<text:line-break/>hazard vos biens &amp; vostre vie, pour la vo(-)<text:line-break/>lonté charnelle d'vne si sotte c(o2)cupiscence :<text:line-break/>mais à fin que vos estudes, desquelles ie co(-)<text:line-break/>gnois le commencement estre bon, &amp; que<text:line-break/>ie sois cause de vous oster hors de la peine<text:line-break/>&amp; fascherie en laquelle estes plongé, vous<text:line-break/>reuiendrez auec moy, vous asseurant qu'à<text:line-break/>mon moyen serez remis en vos biens, sans<text:line-break/>rien perdre, n'auc(u2) desplaisir receuoir, auec<text:line-break/>la liberté de pouuoir choisir vostre chemin<text:line-break/>en vn autre &amp; meilleur<text:s/>ordre que n'estes de<text:line-break/><text:soft-page-break/><text:span text:style-name="pb">[f. 226]</text:span><text:span text:style-name="pb"><text:line-break/></text:span>present. Alphons, las d'aller à pied, comme<text:line-break/>celuy qui n'auoit accoustumé d'estre la(-)<text:line-break/>quais, oyant parler de la restitution de son<text:line-break/>argent, fut facile à conuertir, &amp; retourna en<text:line-break/>Auignon auec le Gentilhomme, qui le me(-)<text:line-break/>na sur<text:s/>le soir par rues secrettes en sa maison,<text:line-break/>où fait soudain comparoir sa femme en la<text:line-break/>presence de son amy. Laquelle se trouuant<text:line-break/>ainsi surprinse de celuy qu'elle pensoit estre<text:line-break/>bien loing, perdoit toute contenance. Le<text:line-break/>mary en colere, ayant la main à l'espee, c(o2)(-)<text:line-break/>mença d'vne assez rude maniere à luy dire :<text:line-break/>Sus, Madame, representez soudain les mil<text:line-break/>ducats que ce ieune Escolier vous a bail(-)<text:line-break/>lez, pour la iouïssance d'vne si chere mar(-)<text:line-break/>chandise. La pauure Dame, encores qu'elle<text:line-break/>eust fort grand besoin de la consolation de<text:line-break/>ses pleurs, pour se voir hors de tout reme(-)<text:line-break/>de de pouuoir couurir sa faute, si fut elle<text:line-break/>contrainte d'apporter l'argent sur la table,<text:line-break/>se mettant à genoux d'vn costé, &amp; l'Escolier<text:line-break/>de l'autre, qui n'estoit en moindre crainte,<text:line-break/>pensant perdre l'argent &amp; la vie. Le Gentil(-)<text:line-break/>homme prenant l'vn des mil ducats, com(-)<text:line-break/>mence à dire : Maistre Alphons, raison veut<text:line-break/>que toute peine ait son salaire, &amp; que les<text:line-break/>marchands deceuz d'outre moitié &amp; iuste<text:line-break/>prix, soy(e2)t restituez. A ceste cause ma fem(-)<text:line-break/>me, qui a<text:s/>esté vostre marchande trop chere<text:line-break/><text:span text:style-name="pb">[f. 227]</text:span><text:span text:style-name="pb"><text:line-break/></text:span>vendant, aura, comme il appartient à vne<text:line-break/>paillarde, pour la vente de son corps, le du(-)<text:line-break/>cat que ie luy presente, &amp; à vous le reste des<text:line-break/>mil : mais ie vous prie soyez plus prud(e2)t, que<text:line-break/>d'acheter vn si cher repentir, considerant<text:line-break/>le danger duquel vous eschappez. Alphons<text:line-break/>voyant si bonne conclusion pour luy, print<text:line-break/>vn gracieux c(o2)gé, qui toutesfois ne fut sans<text:line-break/>larmes &amp; passions de cœur, craignant tous(-)<text:line-break/>iours la mort de la Dame, de laquelle bien<text:line-break/>tost apres fut aduerty, &amp; que le Gentilhom(-)<text:line-break/>me l'auoit contrainte de boire vn breuuage<text:line-break/>venimeux &amp; mortel. Parquoy s'en retourna<text:line-break/>en son païs auec mil regrets, pour auoir esté<text:line-break/>cause d'vne si honteuse &amp; piteuse fin.</text:p>
      <text:p text:style-name="p">Ie ne voy point, mes Dames, que ceste<text:line-break/>femme (encores qu'vn<text:s/>tel fait, en quelque<text:line-break/>sorte qu'on le sache choisir, soit ord &amp; sale)<text:line-break/>puisse auoir couleur &amp; excuse, attendu que<text:line-break/><text:soft-page-break/>elle a par auarice executé la chose defen(-)<text:line-break/>duë, sans la cause principale qui y incline,<text:line-break/>qui est l'amour, vn tresdangereux ennemy :<text:line-break/>pour lequel<text:s/>combatre se faut retirer au vray<text:line-break/>amy, auquel est la source du vertueux<text:line-break/>Amour : &amp; dire auec le Psalmiste : Seigneur,<text:line-break/>ie souffre force, responds pour moy, &amp; non<text:line-break/>pas se fier en la puissance de son propre es(-)<text:line-break/>prit, qui succombe le plus souuent.</text:p>
      <text:h text:style-name="Titre1" text:outline-level="1"><text:span text:style-name="pb">[f. 228]</text:span><text:span text:style-name="pb"><text:line-break/></text:span>Compte XXXV.</text:h>
      <text:h text:style-name="P852" text:outline-level="1">Il ne faut tant s'estonner si les gens de basse condi(-)<text:line-break/>tion, par ignorance sont quelquefois (&amp; le plus<text:line-break/>souuent) trompez d'vne feinte &amp; simulee sain(-)<text:line-break/>cteté, veu que les plus grands &amp; ceux ausquels<text:line-break/>deuroit estre la vertu plus familiere, en sont<text:line-break/>maintes fois abusez. Ce qui doit garder les sages<text:line-break/>d'entreprendre choses nouuelles legerement, &amp;<text:line-break/>rendre craintifs les ignorans, de croire autre<text:line-break/>chose que ce que Dieu en son Eglise commande.</text:h>
      <text:p text:style-name="P853"><text:span text:style-name="T854">E</text:span>N Allemaigne vn grand Prince &amp; Duc,<text:line-break/>qui estoit marié auec vne noble &amp; deuo(-)<text:line-break/>te Dame, auoit seulement pour tous enfans<text:line-break/>vne fille, en beauté &amp; bonne grace de tous<text:line-break/>fort rec(o2)mandee. Ceste fille, c(o2)me seule he(-)<text:line-break/>ritiere, estoit l'entiere c(o2)solation de ses pere<text:line-break/>&amp; mere, esperans quelque iour en faire telle<text:line-break/>alli(a2)ce, que ce leur seroit vn support perpe(-)<text:line-break/>tuel. Mais pour estre ces bonnes gens assez<text:line-break/>superstitieux, se laissoyent gouuerner par<text:line-break/>des vieux moynes ramassez, n'ayans de<text:line-break/>vraye religion que l'habit. qui frequen(-)<text:line-break/>toyent si continuellement en ceste maison,<text:line-break/>qu'à ce moyen la fille se forma vn vœu, de<text:line-break/>n'estre iamais subiecte à la lpy du mariage,<text:line-break/><text:span text:style-name="pb">[f. 229]</text:span><text:span text:style-name="pb"><text:line-break/></text:span>viuant d'vn si ferme propos, sans le sceu du<text:line-break/>Duc &amp; Duchesse, en abstinences &amp; oraisons<text:line-break/>que c'estoit chose estrange &amp; austere. Tou(-)<text:line-break/>tesfois pour les grandes perfections d'vn si<text:line-break/>noble esprit, ne laissoit d'estre continuelle(-)<text:line-break/>ment demandee des grands Princes du païs<text:line-break/>pour femme. A quoy le pere faisoit comme<text:line-break/><text:soft-page-break/>de coustume (&amp; pour le peu d'aage qu'elle<text:line-break/>auoit) sage resp(o2)se, attendant tousiours plus<text:line-break/>grande perfection<text:s/>d'ans, pour luy declarer<text:line-break/>l'honneur qu'on luy faisoit de la demander<text:line-break/>en mariage, ce qu'il fit : mais ceste ieune Prin<text:line-break/>cesse, ayant son cœur ailleurs, estimant, par<text:line-break/>la suasi(o2) de tels apostats, faire sacrifice tres(-)<text:line-break/>aggreable à Dieu, que de s'abstenir du<text:s/>ma(-)<text:line-break/>riage sainct, institué &amp; commandé par luy<text:line-break/>mesmes, fit responce qu'ils n'eussent soucy<text:line-break/>d'elle, &amp; que iamais ne seroit mariee : ce qui<text:line-break/>c(o2)trista tellement pere &amp; mere, que n(o2) con(-)<text:line-break/>tens de tels propos, vser(e2)t de menaces auec<text:line-break/>tous moyens pour<text:s/>diuertir ceste fascheuse<text:line-break/>opinion : mais cognoissans toutes leus pour(-)<text:line-break/>suittes peu proffiter, apres plusieurs regrets,<text:line-break/>cesserent de l'importuner. Ceste Princesse,<text:line-break/>voyant qu'elle auoit assez donné à entendre<text:line-break/>son vouloir, fist faire vn oratoire en sa<text:line-break/>chambre, auquel vaquoit incessamment en<text:line-break/>continuelles oraisons, de façon que le bruit<text:line-break/>en estoit commun par toute l'Allemagne &amp;<text:line-break/><text:span text:style-name="pb">[f. 230]</text:span><text:span text:style-name="pb"><text:line-break/></text:span>l'Italie. Le Duc &amp; la Duchesse hors d'espoir<text:line-break/>d'aucune lignee, commencerent d'eslargir<text:line-break/>&amp; donner plus que iamais de leurs biens à<text:line-break/>ces religieux, qui auoyent telle liberté d'en(-)<text:line-break/>trer en ceste maison, que de tous endroits &amp;<text:line-break/>de toutes couleurs y en venoit, comme<text:line-break/>Loups à la pasture. Et entre les autres vn,<text:line-break/>duquel, pour l'honneur de religion, faut tai(-)<text:line-break/>re le nom, vint armé d'vne langue fardee de<text:line-break/>douces paroles, pour attraper deniers, &amp;<text:line-break/>abuser les simples, lequel en habit de trom(-)<text:line-break/>peur sentant de loing grasse proye, faisoit la<text:line-break/>ronde à l'entour du païs, presch(a2)t auoir ap(-)<text:line-break/>porté de Ierusalem la gaine du cousteau de<text:line-break/>S. Pierre, la courroye de ses souliers, &amp; au(-)<text:line-break/>tres semblables reliques, par vertu desquel(-)<text:line-break/>les se v(a2)toit faire vne infinité de beaux mi(-)<text:line-break/>racles : par ceste langue affetee persuadoit<text:line-break/>aux simples toutes m(e1)songes, en sorte qu'il<text:line-break/>auoit acquis tel bruit qu'vn chacun le nom(-)<text:line-break/>moit vn second Moyse, ou Helye nouueau<text:line-break/>venu. Ceste ieune Infante oyant nouuelles<text:line-break/>du vaillant Predicateur, l'enuoya querir,<text:line-break/>combien que ce fust le principal but de son<text:line-break/>intention, si faisoit il le simple &amp; marmiteux<text:line-break/>pour n'estre descouuert de son cont(e2)tem(e2)t,<text:line-break/>à son arriuee faisant vne si h(u1)ble reuerence<text:line-break/><text:soft-page-break/>qu'on l'eust iugé estre la mesme humilité.<text:line-break/>De ceste façon est receu gracieusem(e2)t de la<text:line-break/><text:span text:style-name="pb">[f. 231]</text:span><text:span text:style-name="pb"><text:line-break/></text:span>deuote Dame, qui le pria affectueusement<text:line-break/>luy vouloit appr(e2)dre les instructions neces(-)<text:line-break/>saires pour le salut de son ame. Ce frere vo(-)<text:line-break/>yant si gr(a2)de beauté acc(o2)pagnee d'vne telle<text:line-break/>simplicité, fut de chaleur si vehem(e2)te assail(-)<text:line-break/>ly, que volontiers eust mis corps &amp; vie en<text:line-break/>danger, pour toucher la viue blancheur de<text:line-break/>ceste perfecti(o2),<text:s/>ainsi comme asseuré simula(-)<text:line-break/>teur, &amp; vsant de ses flateries accoustumees,<text:line-break/>en la presence du Duc &amp; Duchesse, c(o2)mença<text:line-break/>à recomm(a2)der grandem(e2)t les saincts vœuz<text:line-break/>&amp; propos de ceste ieune Dame, loüant Dieu,<text:line-break/>qui de ce mortel siecle auoit esleu telle vir(-)<text:line-break/>ginité pour estre sienne, à l'exemple &amp; fruict<text:line-break/>de laquelle se sentiroy(e2)t tous ses par(e2)s heu(-)<text:line-break/>reusement sauuez : mais pource que la fre(-)<text:line-break/>quentation des hommes mondains est trop<text:line-break/>dangereuse, c(o2)traire à toute saincteté, telle(-)<text:line-break/>ment que le monde, la chair, &amp; le diable in(-)<text:line-break/>cessamment combatent contre les esleuz du<text:line-break/>Seigneur, à ceste cause donnoit l'hypocrite<text:line-break/>conseil, qu'elle se separast de la veuë de<text:line-break/>tant d'ennemis empeschans sa deuotion, &amp;<text:line-break/>de se rendre en vne deuote religion, qu'à si<text:line-break/>iuste occasi(o2) pourroit faire fonder, &amp; acc(o2)(-)<text:line-break/>pagner de nobles &amp; sainctes vierges en Ie(-)<text:line-break/>sus Christ : qui seroit cause, par leurs conti(-)<text:line-break/>nuelles prieres, que le Seigneur pourroit re(-)<text:line-break/>garder ses pere &amp; mere de son œil de pitié,<text:line-break/><text:span text:style-name="pb">[f. 232]</text:span><text:span text:style-name="pb"><text:line-break/></text:span>&amp; leur donner lignee nouuelle, alleguant<text:line-break/>l'histoire de S. Iean, &amp; autres saincts ex(e2)ples<text:line-break/>fort mal à propos, mais seulem(e2)t pour cou(-)<text:line-break/>urir ce que son cœur portoit caché. Ce bon<text:line-break/>Prince oy(a1)t paroles si bien palliees, &amp; com(-)<text:line-break/>posees de toutes m(e2)songes, creut trop faci(-)<text:line-break/>lement. Et en la plus grande dilig(e2)ce qu'on<text:line-break/>peust executer, fit edifier vn somptueux &amp;<text:line-break/>magnifique monastere de Dames, qui, à la<text:line-break/>nomination du moyne, fut nommé Saincte<text:line-break/>Catherine de Sene, de l'ordre des freres pres<text:line-break/>cheurs : auquel tost apres se<text:s/>retira ceste ieu(-)<text:line-break/>ne Princesse la premiere, &amp; à son exemple<text:line-break/>plusieurs filles nobles &amp; de gr(a2)de maison, se<text:line-break/>rendirent religieuses. Le pis fut, que le vene(-)<text:line-break/>rable moyne, mis dedans ce monastere pour<text:line-break/>leur donner reigle de viure, &amp; les instruire<text:line-break/><text:soft-page-break/>en toute<text:s/>saincteté, estoit, non c(o2)me vn bon<text:line-break/>Pasteur, mais c(o2)me vn vieil loup rauissant,<text:line-break/>vestu de la peau d'vn vray hypocrite, pire<text:line-break/>qu'vn diable entre le troupeau de si douces<text:line-break/>brebiettes : car pour sçauoir tousiours le se(-)<text:line-break/>cret de leurs cœurs preschoit sans<text:s/>cesse, que<text:line-break/>pour chasser les tentations de l'ennemy, n'y<text:line-break/>auoit remede plus propre &amp; saint que de re(-)<text:line-break/>courir souuent à la sainte confession. Donc<text:line-break/>cognoissant toutes ses entreprises prendre<text:line-break/>bon trait, &amp; apres auoit conuerty toutes ces<text:line-break/>pauures religieuses selon son vouloir, le feu<text:line-break/><text:span text:style-name="pb">[f. 233]</text:span><text:span text:style-name="pb"><text:line-break/></text:span>(que par longtemps auoit tenu couuert, au<text:line-break/>moyen de l'excellente beauté de ceste ieune<text:line-break/>Princesse) commença à brusler si violente(-)<text:line-break/>ment, que voyant son cœur estre chaste sans<text:line-break/>pouuoir estre esmeu de simples paroles, s'il<text:line-break/>n'y mesloit quelque gr(a2)de superstition, s'ad(-)<text:line-break/>uisa d'vne diabolique &amp; malheureuse inu(e2)(-)<text:line-break/>tion, vne nuict trouua faç(o2) d'auoir les heu(-)<text:line-break/>res de ceste ieune Dame, où estoyent plu(-)<text:line-break/>sieurs oraisons escrites : &amp; entre autres estoit<text:line-break/>peinte l'histoire<text:s/>de la Trinité, au milieu de<text:line-break/>laquelle peinture, va escrire tels mots en let(-)<text:line-break/>tres d'or, c(o2)me s'ils procedoyent de la bou(-)<text:line-break/>che du S. Esprit : Barbe pleine de deuoti(o1), tu<text:line-break/>conceuras d'vn religieux, &amp; enfanteras vn<text:line-break/>sainct personnage, qui, pour l'augm(e1)tation<text:line-break/>de la foy, escrira ce que les autres ont de(-)<text:line-break/>laissé, &amp; demeureras du m(o1)de fort estimee.<text:line-break/>Ayant escrit ceste sotte ann(o1)ciation, fit plu(-)<text:line-break/>sieurs petits bulletins de parchemin escripts<text:line-break/>d'or &amp; d'azur bien proprement, pour s'en<text:line-break/>seruir à l'execution de son damné desir, puis<text:line-break/>remist les heures secrettem(e2)t où il les auoit<text:line-break/>prinses. Ceste ieune Dame, selon sa coustu(-)<text:line-break/>me, prend son liure pour prier Dieu, &amp; en<text:line-break/>la contemplation des histoires, trouue ceste<text:line-break/>plaisante escriture, qui la r(e2)dit merueilleu(-)<text:line-break/>sement confuse &amp; esbahye : apres auoir leu<text:line-break/>&amp; releu le contenu, ne sceut auoir recours<text:line-break/><text:span text:style-name="pb">[f. 234]</text:span><text:span text:style-name="pb"><text:line-break/></text:span>(pour le contentement de son esprit) qu'en<text:line-break/>ce maudit frere : luy disant en son oratoire,<text:line-break/>auec vne honte &amp; crainte propre à si ten(-)<text:line-break/>dre ieunesse, ce que mieux sçauoit qu'elle<text:line-break/>mesme. Sur quoy le moyne faisant la tron(-)<text:line-break/>gne d'vn estonné, demeura longuement<text:line-break/>muet, puis tout soudain va dire : M'amie,<text:line-break/><text:soft-page-break/>combi(e2) que le bon Dieu soit tout puissant,<text:line-break/>si ne faut il pour ceste premiere fois croire<text:line-break/>de leger, craignant que ce maudit diable<text:line-break/>(enuieux de vostre saincteté) ne vous vueille<text:line-break/>tromper ou seduire : partant, ma sœur Chre(-)<text:line-break/>stienne, ayez tousiours recours à la confes(-)<text:line-break/>sion, vous recommandant bien deuotement<text:line-break/>au Seigneur. Sur ces paroles s'en alla cacher<text:line-break/>vn petit nouice, fait à poste, sur l'oratoire<text:line-break/>de ceste Princesse, où subtilem(e2)t, &amp; à l'heu(-)<text:line-break/>re ordonnee, laisse tomber deuant elle trois<text:line-break/>de ces petits bulletins, l'vn apres l'autre.<text:line-break/>L'innocence de la ieune Dame transportee<text:line-break/>de ceste c(o2)tinuelle &amp; monachale<text:s/>tentation,<text:line-break/>(l'estimant sans iugement comme diuine)<text:line-break/>toute esploree retourne au frere, pour soy<text:line-break/>confesser, &amp; monstrer ces petits rouleaux.<text:line-break/>Le venerable cagot, monstrant visage pro(-)<text:line-break/>pre à son mestier, commence à dire : Voicy<text:line-break/>chose de grande consequence : &amp;<text:s/>qui ne se<text:line-break/>doit passer sans y bien penser : car aussi tost<text:line-break/>pourroit estre inspirati(o2) des cieux, que<text:line-break/><text:span text:style-name="pb">[f. 235]</text:span><text:span text:style-name="pb"><text:line-break/></text:span>ten(-)tation d'ennemy : pource il me semble que<text:line-break/>ne deuons estre trop prompts, ne trop tar(-)<text:line-break/>difs à croire : mais ayons recours à la sain(-)<text:line-break/>cte<text:s/>oraison, vous de vostre part, moy de la<text:line-break/>mienne, &amp; demain au matin ie chanteray cy<text:line-break/>la messe, pri(a1)t le Createur que si c'est chose<text:line-break/>digne de foy, qu'il luy plaise nous le reueler.<text:line-break/>A ce propos s'accorda la ieune dame, ayant<text:line-break/>plus de fi(a1)ce aux paroles du<text:s/>papelart, qu'en<text:line-break/>l'amour &amp; crainte de celuy qu'elle deuoit<text:line-break/>aimer. Le lendemain, ayant instruit son no(-)<text:line-break/>uice c(o2)me de coustume, en chantant la mes(-)<text:line-break/>se ne faut de laisser choir, tout à propos, ses<text:line-break/>petits buletins accoustumez. Dequoy la ieu(-)<text:line-break/>ne Princesse est(o2)nee, se sentant frappee de ie<text:line-break/>ne sçay quelle sotte gloire, pour l'estimation<text:line-break/>de sa valleur &amp; saincteté, commença à croi(-)<text:line-break/>re vne partie de la farce : ce que le moyne<text:line-break/>apperceuant, demeura seul auec la Dame,<text:line-break/>luy descouur(a2)t tels propos : Ma fille, ie vois<text:line-break/>clairem(e2)t que c'est le vouloir de Dieu, qu'en<text:line-break/>si precieux vaisseau soit fait l'incarnation<text:line-break/>du sainct personnage : &amp; si plus en doutons,<text:line-break/>ie crains gr(a2)dement que le iugem(e2)t du Sei(-)<text:line-break/>gneur ne nous confonde : toutesfois pour<text:line-break/>plus grande approbation, regardons s'il en<text:line-break/>met rien en la saincte escriture. Ad(o2)c regar(-)<text:line-break/><text:soft-page-break/>de en son Messel, au passage de l'Euangile<text:line-break/>de saint Iean, où il dit, que Iesus a fait<text:line-break/><text:span text:style-name="pb">[f. 236]</text:span><text:span text:style-name="pb"><text:line-break/></text:span>beau(-)coup d'autres choses, qui ne sont escrites en(-)<text:line-break/>ce liure, exposant malicieusem(e2)t à ceste in(-)<text:line-break/>nocente que c'estoit l'enfant qui prouien(-)<text:line-break/>droit de sa semence, lequel deuoit mettre en<text:line-break/>lumiere ses sainctes histoires oubliees. Et ne<text:line-break/>pouuez auoir meilleur tesmoignage que les<text:line-break/>saintes lettres : contre lesquelles, disoit-il, si<text:line-break/>doutez, ie m'en descharge, &amp; en remets le<text:line-break/>d(a1)ger sur vostre ame. Ha, a, resp(o2)d la dame,<text:line-break/>beau pere, vous sçauez que ie n'ay bien ny<text:line-break/>esperance sinon par vous, estant disposee à<text:line-break/>faire selon vostre bon conseil. Ma fille, repli(-)<text:line-break/>que le frater, vous parlez<text:s/>sagement, de vous<text:line-break/>conformer à la volonté de Dieu : Mais où se(-)<text:line-break/>ra-il possible de trouuer homme qui execu(-)<text:line-break/>te vn si diuin commandement, veu que le<text:line-break/>monde est plein de tant d'abuseurs ? Mon<text:line-break/>pere, les reuelati(o1)s de mes escrits me disens<text:line-break/>que ce doit estre vn religieux, &amp; homme iu(-)<text:line-break/>ste comme vous, pourtant ie n'en voy point<text:line-break/>de plus capable, comme celuy duquel de(-)<text:line-break/>pend toute ma c(o2)solation spirituelle. Ha, a,<text:line-break/>ma fille, respond le renard, prest à prendre<text:line-break/>la poulle, comment pourroit estre fait cela,<text:line-break/>ayant promis ma virginité à Iesus Christ ?<text:line-break/>Toutesfois puis que c'est son bon vouloir,<text:line-break/>m'ayant esleu de vous mesmes : ie suis prest<text:line-break/>d'accomplir son ordonnance : mais gardez<text:line-break/>vous bien d'en parler, de peur d'offenser<text:line-break/><text:span text:style-name="pb">[f. 237]</text:span><text:span text:style-name="pb"><text:line-break/></text:span>la majesté diuine. Helas, dit elle,<text:s/>ie n'ay gar(-)<text:line-break/>de, si ce n'est par le commandement de luy :<text:line-break/>ainsi donc, puis que c'est son plaisir, ceste<text:line-break/>nuict nous accomplir(o2)s sa volonté. Ce pen(-)<text:line-break/>dant l'enfroqué s'alla preparer de ce qui luy<text:line-break/>estoit necessaire pour cont(e1)ter le desordon(-)<text:line-break/>né appetit de sa concupiscence : pour laquel(-)<text:line-break/>le executer ne fut paresseux de retourner au<text:line-break/>soir. Et apres plusieurs remonstr(a1)ces faites<text:line-break/>à ceste dame, luy dit : Ie suis aussi vierge que<text:line-break/>quand ie sortis du ventre de ma mere : mais<text:line-break/>pource que i'ay entendu par<text:s/>la confession<text:line-break/>d'aucuns mondains, qu'il y a en ceste ope(-)<text:line-break/>ration vne delectation charnelle, il me sem(-)<text:line-break/>ble raisonnable faire d'autres ceremonies,<text:line-break/>que le commun ne fait point. Adonc alluma<text:line-break/>deux torches, &amp; à fin de ne rien oublier qui<text:line-break/><text:soft-page-break/>fust au contentement de son malheureux &amp;<text:line-break/>desordonné appetit, fait despouïller ceste<text:line-break/>ieune Princesse toute nuë : la blancheur de<text:line-break/>laquelle (accompagnee de toutes perfe(-)<text:line-break/>ctions de corps) eussiez iugé estre vn chef<text:line-break/>d'œuure de nature. Ce Loup voyant tant de<text:line-break/>beautez ensemble &amp; si poign(a2)tes, fut de tel(-)<text:line-break/>le ardeur assailly que de la vehem(e2)ce, cuida<text:line-break/>perdre l'entendement. Ainsi desireux de pa(-)<text:line-break/>racheuer son œuure, la fist seoir deuant luy,<text:line-break/>tout en chemise, s'agenouïllant, les mains<text:line-break/>iointes, pour cuider entremesler feintes<text:line-break/><text:span text:style-name="pb">[f</text:span><text:span text:style-name="pb">. 238]</text:span><text:span text:style-name="pb"><text:line-break/></text:span>ce(-)rimonies par longs propos : mais la rage de<text:line-break/>son sale vouloir le pressa de si pres, qu'en<text:line-break/>l'embrassant prend vn baiser si estroit &amp; l(o2)g<text:line-break/>sur le lict de son oratoire, &amp; auec tel conten(-)<text:line-break/>tement qu'vn gr(a2)d Prince s'en fut bien con(-)<text:line-break/>tenté.<text:s/>Ceste innocente, qui n'auoit accou(-)<text:line-break/>stumé que de sentir les fruicts &amp; perfections<text:line-break/>de l'esprit, sent(a2)t le naturel labeur du corps,<text:line-break/>y trouua si gr(a1)d plaisir, qu'elle laissa trauail(-)<text:line-break/>ler le venerable Docteur l'espace de quatre<text:line-break/>moys, t(a2)t que l'incarnati(o2) par l'enfleure du<text:line-break/>ventre s'apparut, qui espouu(a2)ta fort ce pau(-)<text:line-break/>ure frere : lequel en crainte de sa vie, pour<text:line-break/>auoir occasi(o2) d'vne fuite couuerte, dit à ce(-)<text:line-break/>ste ieune Princesse : Vous voyes m'amie, que<text:line-break/>par le plaisir de Dieu, le sainct enfant est<text:line-break/>c(o2)ceu : &amp; pource que ce n'est pas raison qu'il<text:line-break/>vienne au monde comme les autres hom(-)<text:line-break/>mes pecheurs, par l'inspirati(o2) du Seigneur,<text:line-break/>me faut aller à Rome vers le Pape, pour luy<text:line-break/>denoncer le miracle, à fin qu'il enuoye deux<text:line-break/>Cardinaux, pour canoniser vn si grand per(-)<text:line-break/>sonnage à son aduenem(e2)t : car la difference<text:line-break/>qui sera entre cestuy &amp; sainct Iean Baptiste,<text:line-break/>sera, que l'vn fut sanctifié au v(e2)tre de sa me(-)<text:line-break/>re, par vol(o2)té de Dieu, l'autre doit estre par<text:line-break/>les Cardinaux du Pape à sa natiuité. Enco(-)<text:line-break/>ces que ceste Dame eust vn regret de la co(-)<text:line-break/>gnoissance de partie de sa folie, pour y auoir<text:line-break/><text:span text:style-name="pb">[f. 239]</text:span><text:span text:style-name="pb"><text:line-break/></text:span>senti plus de la chair que de l'esprit : toutes(-)<text:line-break/>fois obeïssoit à toutes les sottes vol(o2)tez du<text:line-break/>moyne, qui voyant son incarnation croistre<text:line-break/>par chacun iour, trousse son paquet, sans ou(-)<text:line-break/>blier la meilleure partie des bagues de ceste<text:line-break/>Princesse, qu'il emporta, &amp; secrettement se<text:line-break/>retira en Italie. Ainsi la pauure desolee reli(-)<text:line-break/><text:soft-page-break/>gieuse demeuree enceinte, voyant que son<text:line-break/>faict se descouuroit, sans aucun remede d'e(-)<text:line-break/>stre celé, &amp; qu'elle n'oyoit aucunes nouuel(-)<text:line-break/>les de son trompeur, doura seulement ce qui<text:line-break/>estoit veritable : &amp; pour tout refuge compta<text:line-break/>à sa mere le discours de sa fortune, laquelle<text:line-break/>pressee d'vne vehemente colere, ne se peut<text:line-break/>garder de faire entendre l'estrange histoire<text:line-break/>au Duc son mary, puis aux parens : lesquels<text:line-break/>comme gens de grand cœur, honteux &amp; des(-)<text:line-break/>pitez d'vn acte si meschant, sceurent fort<text:line-break/>bien par reproches &amp; paroles, acc(o1)pagnees<text:line-break/>d'vne infinité de menaces, faire cognoistre<text:line-break/>à ceste ieune Princesse, par verité, sa super(-)<text:line-break/>stitieuse sottise, dont estoit procedé le mal(-)<text:line-break/>heureux scandale : puis aduenu l'enfante(-)<text:line-break/>ment, la marierent à vn simple Gentilhom(-)<text:line-break/>me de fort bas lieu, qui ne sçauoit rien de la<text:line-break/>piteuse aduenture. Le Duc son pere (auec si<text:line-break/>iuste douleur) ne se pouuant appaiser, faisoit<text:line-break/>chercher par tous moyens cest enchanteur :<text:line-break/>mais voy(a2)t qu'il estoit impossible, oubliant<text:line-break/><text:span text:style-name="pb">[f. 240]</text:span><text:span text:style-name="pb"><text:line-break/></text:span>toute raison, viol(e2)tement fit mettre à mort<text:line-break/>tous les moynes qu'on peut trouuer en son<text:line-break/>païs : &amp; le monastere de ces nonnains, par<text:line-break/>luy fondé, fut destruit &amp; razé iusques aux<text:line-break/>fondemens, sans y laisser aucune apparence<text:line-break/>de maison.</text:p>
      <text:p text:style-name="p">Mes Dames, il se faut donner garde de<text:line-break/>tels enchanteurs, lesquels feignent vouloir<text:line-break/>garder vos ames, &amp; au contraire les<text:s/>mettent<text:line-break/>en voye de perdition. Aussi cognoistre que<text:line-break/>tels vœuz faits en si gr(a1)de ieunesse, ainsi le(-)<text:line-break/>gerement qu'ils sont faits, plustost vient le<text:line-break/>repentir. Parquoy croyez que ceux qui sont<text:line-break/>faits à la suasi(o2) de tels hommes, sans la con(-)<text:line-break/>duite &amp; cognoissance de Dieu, qui les acc(o1)(-)<text:line-break/>plit, l'issue en est tousiours dangereuse.</text:p>
      <text:soft-page-break/>
      <text:h text:style-name="Titre1" text:outline-level="1">Compte XXXVI.</text:h>
      <text:h text:style-name="Titre1" text:outline-level="1"><text:span text:style-name="T855">Pource qu'il y a des femmes qui n'ont point</text:span><text:span text:style-name="T856"><text:line-break/></text:span><text:span text:style-name="T857">de Dieu, ou s'ils en croyent vn, l'estiment</text:span><text:span text:style-name="T858"><text:line-break/></text:span><text:span text:style-name="T859">si loing d'eux, qu'il ne peut cognoistre leurs</text:span><text:span text:style-name="T860"><text:line-break/></text:span><text:span text:style-name="T861">mauvaises œuures. Et en ce</text:span><text:span text:style-name="T862">ste folle fantasie</text:span><text:span text:style-name="T863"><text:line-break/></text:span><text:span text:style-name="T864">(sous couleur de se penser fines &amp; secrettes</text:span><text:span text:style-name="T865"><text:line-break/></text:span><text:span text:style-name="T866">en toutes entreprinses) laschent la bride aux</text:span><text:span text:style-name="T867"><text:line-break/></text:span><text:span text:style-name="T868">plaisirs qui espoinçonnent la chair : c(o2)me ver(-)</text:span><text:span text:style-name="T869"><text:line-break/></text:span><text:span text:style-name="T870">rez par le discours d'vne dame, laquelle cui(-)</text:span><text:span text:style-name="T871"><text:line-break/></text:span><text:span text:style-name="T872">dant couurir sa faute du m(a2)teau d'honneur.</text:span><text:span text:style-name="T873"><text:line-break/></text:span><text:span text:style-name="pb">[f. 241]</text:span><text:span text:style-name="T874"><text:line-break/></text:span><text:span text:style-name="T875">par prudence humaine, ne s'est peu gar(a2)tir</text:span><text:span text:style-name="T876"><text:line-break/></text:span><text:span text:style-name="T877">qu'elle n'ait esté, ainsi que la verité permet</text:span><text:span text:style-name="T878"><text:line-break/></text:span><text:span text:style-name="T879">cogneuë à sa grand honte &amp; perpetuelle con(-)</text:span><text:span text:style-name="T880"><text:line-break/></text:span><text:span text:style-name="T881">fusion.</text:span></text:h>
      <text:p text:style-name="P882"><text:span text:style-name="T883">E</text:span>N vne des villes de ce Royaume, enuir(o2)<text:line-break/>le moys de May, quelque troupe de da(-)<text:line-break/>mes allans hors<text:s/>la ville faire vn voyage de<text:line-break/>deuotion : ainsi qu'elles passoyent chemin,<text:line-break/>rencontrerent vne c(o2)pagnie de ieunes Gen(-)<text:line-break/>tilshommes, qui s'esbatoyent en vn pré, les<text:line-break/>vns à sauter, les autres à ietter la pierre, pre(-)<text:line-break/>nans tous leurs plaisirs aux exercices hon(-)<text:line-break/>nestes, que tel aage peut inuenter. Entre le<text:line-break/>troupeau, vn, pour le plus apparent, &amp; de<text:line-break/>meilleure grace, au gré de l'vne de ces ieu(-)<text:line-break/>nes dames, qui estoit vefue, fut choisi &amp; re(-)<text:line-break/>marqué d'elle, d'œil &amp; de pensee pour amy,<text:line-break/>tellement qu'estant retournee en sa maison,<text:line-break/>commença à discourir les moyens de par(-)<text:line-break/>uenir au contentement de si soudaine &amp;<text:line-break/>nouuelle amitié, craignant toutesfois la<text:line-break/>condition legere de si ieunes seruiteurs, qui<text:line-break/>(le plus souuent) font gloire de publier ceste<text:line-break/>fauorable pitié qu'on reçoit par le secours<text:line-break/>des dames, voyant aussi d'vn costé honte &amp;<text:line-break/>crainte combatre pour la raison, d'autre son<text:line-break/>cœur passioné d'vn feu qui le consomme,<text:line-break/>ne sachant eau plus propre pour l'amortir,<text:line-break/><text:span text:style-name="pb">[f. 242]</text:span><text:span text:style-name="pb"><text:line-break/></text:span>qu'en la source d'où il estoit procedé, apres<text:line-break/>plusieurs<text:s/>discours &amp; efforts de mettre en<text:line-break/>oubly affection tant poignante : à la fin ne<text:line-break/><text:soft-page-break/>pouuant commander à l'amour qui la pres(-)<text:line-break/>soit de si pres, se descouurit à vn sien parent<text:line-break/>fidelle qu'elle nourrissoit par pauureté,<text:line-break/>comme son seruiteur en sa maison, &amp; au(-)<text:line-break/>quel elle descouurit entierement l'inten(-)<text:line-break/>tion de son vouloir. Ce parent qui de sa vie<text:line-break/>se sentoit obligé enuers la Dame, fut prest<text:line-break/>d'executer son commandement : ainsi, ayant<text:line-break/>pris l'habit d'vn valet, alla espier le ieune<text:line-break/>Gentilhomme seul, auquel d'vne grace<text:s/>fort<text:line-break/>asseuree commença à dire : Monsieur, il ne<text:line-break/>tiendra qu'à vous que n'ayez contentement<text:line-break/>&amp; plaisir de l'vne des plus braues &amp; belles<text:line-break/>dames de l'Europe. Et à fin d'euiter le repro(-)<text:line-break/>che d'vn menteur, s'il vous plaist vous trou(-)<text:line-break/>uer ce soir à deux heures<text:s/>de nuict, pres la<text:line-break/>grand Eglise de ceste ville : soyez asseuré que<text:line-break/>ie vous feray faire vn tour, tel qu'aurez oc(-)<text:line-break/>casion de vous estimer heureux, iouïssant<text:line-break/>d'vn bien, que sans y penser vous est prepa(-)<text:line-break/>ré. Le Gentilhomme aimé &amp; non amant, de(-)<text:line-break/>meura de<text:s/>ces propos tout estonné : mais<text:line-break/>estant le propre à telle ieunesse de croire as(-)<text:line-break/>sez legerement, de souhaiter &amp; entrepren(-)<text:line-break/>dre mesmes l'impossible, d'autant plus faci(-)<text:line-break/>lement fut gaigné par infinies asseurances<text:line-break/><text:span text:style-name="pb">[f. 243]</text:span><text:span text:style-name="pb"><text:line-break/></text:span>&amp; gracieuses promesses, ayant ferme deli(-)<text:line-break/>beration d'esprouuer l'aduenture. Suiuant<text:line-break/>donques les propos de l'assignation promi(-)<text:line-break/>se par le messager, ne faillit à se trouuer la<text:line-break/>nuict deu(a2)t l'Eglise qui luy auoit esté nom(-)<text:line-break/>mee. Le parent de ceste Dame, qui atten(-)<text:line-break/>doit sa venuë, commence à remonstrer que<text:line-break/>l'entreprise, à laquelle il le conduisoit, estoit<text:line-break/>bien suffisante pour contenter vn bien gr(a2)d<text:line-break/>Prince : mais Amour qui auoit esté plus puis(-)<text:line-break/>sant &amp; fort que les vertus, grandeurs, &amp; ri(-)<text:line-break/>chesses de la Dame, auoir rengé son cœur<text:s/>à<text:line-break/>telle raison, qu'en se monstrant sage selon<text:line-break/>l'occasion, fortune luy promettoit la iouïs(-)<text:line-break/>sance d'vne des plus parfaites &amp; accomplies<text:line-break/>Dames de la ville : laquelle estoit si fort pas(-)<text:line-break/>sionnee de son amour, que sa principalle af(-)<text:line-break/>fection estoit de le<text:s/>faire maistre de ses biens<text:line-break/>&amp; de son corps : mais pour crainte d'vne si<text:line-break/>grande ieunesse, accompagnee souuent de<text:line-break/>legereté, pour experimenter aussi le secret<text:line-break/>de son cœur &amp; de sa prudence, vouloit qu'il<text:line-break/>vint parler à elle le visage couuert &amp; caché,<text:line-break/><text:soft-page-break/>en sorte qu'on ne peust cognoistre elle ne sa<text:line-break/>maison. Et à fin d'oster toute deffiance, di(-)<text:line-break/>soit le messager, si me faites ce bien de vous<text:line-break/>fier en moy : ie vous iure sur le peril &amp; dam(-)<text:line-break/>nation de mon ame, que vous conduiray<text:line-break/>auec la plus gente &amp; deliberee femme qui<text:line-break/><text:span text:style-name="pb">[f. 244]</text:span><text:span text:style-name="pb"><text:line-break/></text:span>soit en France, sans que pour la iouïssance<text:line-break/>d'vn tel heur puissiez receuoir aucun mal ne<text:line-break/>danger, n'ayant moyen ne vouloir d'aller au<text:line-break/>contraire de ma promesse, &amp; de celle à qui<text:line-break/>ie suis tant tenu d'obeïr : donc regardez si<text:line-break/>voulez à ceste condition receuoir le bien<text:line-break/>qui s'offre presentement, ou, sinon donnez<text:line-break/>moy congé. Ce ieune Gentilhomme, dou(-)<text:line-break/>teux à merueilles, trouuoit fort estr(a2)ge telle<text:line-break/>charge, d'ainsi chercher ses amours à taston :<text:line-break/>toutesfois ayant opinion d'estre de tous fa(-)<text:line-break/>uorisé, &amp;<text:s/>de nuls hay, pressé d'vne chaleur<text:line-break/>accoustumee en cest aage, apres plusieurs<text:line-break/>disputes, puis du refus, puis du consente(-)<text:line-break/>ment : finalement sur vaincu, &amp; accorda d'ac(-)<text:line-break/>complir le commandem(e2)t de la dame, quoy<text:line-break/>qu'il en peust aduenir. Le messager adonc<text:line-break/>garny de l'equipage propre à l'entreprinse,<text:line-break/>masque de telle sorte ce Gentilhomme, qu'il<text:line-break/>ne voyoit non plus qu'au ventre de sa mere,<text:line-break/>&amp;, apres luy auoir fait faire deux ou trois<text:line-break/>tours, c(o2)me bien instruit seruiteur, le meine<text:line-break/>de rue en rue par lieux destournez, en vn lo(-)<text:line-break/>gis, auquel le faisoit m(o2)ter, desc(e2)dre &amp; tra(-)<text:line-break/>uerser par des galleries, le c(o2)duit ded(a2)s vne<text:line-break/>chambre où il l'enferme, lelaissant seul, sans<text:line-break/>pouuoir recognoistre le lieu ne l'endroit de<text:line-break/>la maison, sinon qu'au taster de ses mains,<text:line-break/>sentit que la ch(a2)bre estoit tapissee &amp;<text:line-break/><text:span text:style-name="pb">[f. 245]</text:span><text:span text:style-name="pb"><text:line-break/></text:span>accou(-)stree de parement, &amp; en vn coing d'icelle vn<text:line-break/>lict perfumé de toutes bonnes &amp; singulieres<text:line-break/>senteurs, de sorte qu'on n'auoit rien oublié<text:line-break/>de ce qui pouuoir donner certitude de la ri(-)<text:line-break/>chesse ou gr(a2)deur de la dame, laquelle, com(-)<text:line-break/>me monsieur estoit attendant &amp; estonné,<text:line-break/>arriue fermant l'huys sur elle, vestue d'vn<text:line-break/>manteau fourré, par le dessous toute nue, &amp;<text:line-break/>preste à se coucher, vi(e2)t saisir ce ieune Gen(-)<text:line-break/>tilhomme, puis le commençant à caresser &amp;<text:line-break/>baiser, auec vne rauissante douceur, luy dist :<text:line-break/>Mon amy, vous soyez le bien venu, comme<text:line-break/>celuy duquel i'espere la parfaite c(o2)solation,<text:line-break/><text:soft-page-break/>auec l'entier repos de mon esprit. Mais sur<text:line-break/>tout ie vous supplie, au nom de ceste inuio(-)<text:line-break/>lable amitié, que i'espere<text:s/>accomplir par la<text:line-break/>iouïssance de nous deux, n'auoir doute ou<text:line-break/>soucy de cognoistre d'où vient ce plaisir,<text:line-break/>vous asseurant qu'en meilleur endroit ne<text:line-break/>pouuez estre receu, que de la part de celle<text:line-break/>qui ne desire viure qu'à fin de vous seruir &amp;<text:line-break/>complaire : d'auantage<text:s/>soyez bien seur que<text:line-break/>ceste façon nouuelle &amp; premiere de nostre<text:line-break/>accointance, combien qu'elle vous semble<text:line-break/>du commencement fort estrange, toutesfois<text:line-break/>ie vous promets à l'auenir, ayant cogneu la<text:line-break/>priuauté, asseurance &amp; secret de vostre cœur<text:line-break/>estre selon le mieu, par l'vnion d'vn tel<text:line-break/>amour, vous rendre non seulem(e2)t<text:line-break/><text:span text:style-name="pb">[f. 246]</text:span><text:span text:style-name="pb"><text:line-break/></text:span>cognois(-)sance de moy, mais aussi entierement sei(-)<text:line-break/>gneur de tout ce qui est en ma puissance.<text:line-break/>Ces paroles pron(o2)cees auec mille souspirs,<text:line-break/>se meslerent vne infinité d'estroits baisers,<text:line-break/>qui<text:s/>tellement causerent de viues approches<text:line-break/>que le Gentilhomme bruslant &amp; rauy, sans<text:line-break/>plus longue harangue, trouua moyen de<text:line-break/>gaigner d'vne gracieuse resistance, le lit tant<text:line-break/>bien parfumé, ded(a2)s lequel, fort empeschez,<text:line-break/>n'eurent faute que de repos, aussi que la da(-)<text:line-break/>me fine &amp; affetee songe(a2)t au iour prochain,<text:line-break/>ayant eu contentement d'vne partie de ses<text:line-break/>priuez plaisirs, trouue façon de se leuer, &amp;<text:line-break/>prend vne bourse, en laquelle estoyent trois<text:line-break/>cens escus, qu'elle presente à son ieune ser(-)<text:line-break/>uiteur. Et auec le petit<text:s/>baiser de faueur luy<text:line-break/>dist : Monsieur, le present que ie vous ay lais(-)<text:line-break/>sé est grand : mais sçachant certainement<text:line-break/>que gens de vostre aage ne sont souu(e2)t gar(-)<text:line-break/>nis d'argent : voila qui pourra seruir à vne<text:line-break/>partie de vos affaires : vous affermant pour<text:line-break/>tout iamais estre totalement vostre obeys(-)<text:line-break/>sante. Toutesfois d'autant que ie doute que<text:line-break/>au moyen de la faueur que vous ay faite,<text:line-break/>estant en compagnie des Dames, ou peut<text:line-break/>estre ie seray, en faisant les regards accou(-)<text:line-break/>stumez sur toutes, ferez iugemens differens<text:line-break/>&amp; incertains de ce que ie sçauray : Ie vous<text:line-break/>prie faites moy ce bien d'estre sage, &amp;<text:line-break/><text:span text:style-name="pb">[f. 247]</text:span><text:span text:style-name="pb"><text:line-break/></text:span>rete(-)nir ceste langue legere &amp; volontaire : à fin<text:line-break/>que l'occasion de mieux vous aimer croisse<text:line-break/>en moy de iour en iour, auecques la co(-)<text:line-break/><text:soft-page-break/>gnoissance de ma personne que t(a2)t vous de(-)<text:line-break/>sirez. Et par cy apres quand de moy aurez<text:line-break/>nouuelles, ie feray mettre vne pierre de la<text:line-break/>grosseur du poing au pied du pillier hors la<text:line-break/>porte de la grande Eglise au costé droict, sur<text:line-break/>le poinct du iour, &amp; la nuict ensuiuant ne<text:line-break/>faudrez d'y venir : car à l'heure trouuerez<text:line-break/>l'homme prest pour vous c(o2)duire aussi seu(-)<text:line-break/>rement que la premiere fois : or donc à Dieu<text:line-break/>soyez mon amy. Ainsi de partie la Dame de<text:line-break/>la chambre, entre le messager, qui ayant ha(-)<text:line-break/>billé &amp; remasqué le G(e2)tilhomme, le recon(-)<text:line-break/>duit de la façon qu'il auoit esté amené : mais<text:line-break/>comme celuy qui estoit quasi transporté de<text:line-break/>l'aise d'vn tel plaisir, &amp; de l'argent receu, di(-)<text:line-break/>scouroit en luy mesme qui pourroit estre la<text:line-break/>Dame d'vne si franche &amp; liberale volonté.<text:line-break/>Puis estimant ce contentement n'estre que<text:line-break/>demy, si autre que luy ne le sçauoit, fait sou(-)<text:line-break/>dain ce discours à vn sien priué c(o2)pagnon,<text:line-break/>ayant la parole à commandem(e2)t : &amp; comme<text:line-break/>personnage qui sçauoit fort dextrement en(-)<text:line-break/>richir vn compte, se trouuant en la chambre<text:line-break/>d'vn Prince, qui pour lors estoit en la ville,<text:line-break/>suiuant le naturel du courtisan, raconte pu(-)<text:line-break/>bliquement l'histoire, &amp; feignant estre<text:line-break/><text:span text:style-name="pb">[f. 248]</text:span><text:span text:style-name="pb"><text:line-break/></text:span>ad(-)uenuë au païs d'Italie : tellement, que com(-)<text:line-break/>me chose nouuelle rapportee de la cour, fut<text:line-break/>soudain le tout diuulgué, venant mesmes<text:line-break/>iusques aux oreilles de ceste dame : laquelle<text:line-break/>entendant fort bien l'indiscretion d'vn ser(-)<text:line-break/>uiteur si volage, craignant plus grand scan(-)<text:line-break/>dale, conclud (non sans vn merueilleux re(-)<text:line-break/>gret) de rompre la continuation de l'amour<text:line-break/>encommencee.<text:s/>Le ieune Gentilhomme au<text:line-break/>contraire, attendant tousiours l'enseigne de<text:line-break/>la pierre, &amp; se voyant deceu par beaucoup<text:line-break/>de iournees, cogneut facilement sa langue<text:line-break/>auoir esté l'occasion de son congé. Ainsi de(-)<text:line-break/>meurerent ces deux amans bannis l'vn de<text:line-break/>l'autre, &amp; cherchans ailleurs leurs moitiez<text:line-break/>plus asseurees &amp; secrettes.</text:p>
      <text:p text:style-name="p">Cognoissez, mes Dames, la sottise de ce(-)<text:line-break/>ste ieune dame, qui ayant preferé la gloire<text:line-break/>du monde à celle de sa conscience, a perdu<text:line-break/>l'vne &amp; l'autre : &amp; cuidant fuit le scandale<text:line-break/>d'vn, est tombé est la<text:s/>moquerie de tous. Par(-)<text:line-break/>quoy doit estre blasmee d'auoir si longue(-)<text:line-break/>ment couuert sa malice sous le manteau de<text:line-break/><text:soft-page-break/>vertu, ne meritant le ranc des femmes de<text:line-break/>bien, qui ne sont tant mal c(o2)seillees, que de<text:line-break/>mettre la garde de leur honneur à la con(-)<text:line-break/>duite d'autruy, pour en receuoir vne fin si<text:line-break/>honteuse.</text:p>
      <text:h text:style-name="Titre1" text:outline-level="1"><text:span text:style-name="pb">[f. 249]</text:span><text:span text:style-name="pb"><text:line-break/></text:span>Compte XXXVII.</text:h>
      <text:h text:style-name="P884" text:outline-level="1">Plus lon parle d'Amour, plus croist nouueau<text:line-break/>moyen d'en parler pour ses differents effects &amp;<text:line-break/>puissance, qui est sans rugement ou aucun or(-)<text:line-break/>dre, aux vns donnant plaisir, aux autres tout<text:line-break/>le contraire. Toutesfois, pour monstrer que<text:line-break/>luy qui engendre beaucoup de follies pour la<text:line-break/>iouissance &amp; bien petit plaisir du corps, est<text:line-break/>quelquefois occasion que tout ainsi qu'vn vice<text:line-break/>se descouure par son contraire, aussi par folle<text:line-break/>Amour se monstre &amp; engendre<text:s/>quelque fois<text:line-break/>vne loyalle &amp; parfaite amitié.</text:h>
      <text:p text:style-name="P885"><text:span text:style-name="T886">A</text:span>V temps du Roy Loys onzieme (com(-)<text:line-break/>me celuy qui sçauoit achepter &amp; choisir<text:line-break/>les hommes pour le seruice de son Royau(-)<text:line-break/>me) estoit vn Capitaine entre les si(e2)s, adroit<text:line-break/>&amp; vaillant aux armes, pour meriter d'e(-)<text:line-break/>stre estimé du nombre des plus hardis. Ce<text:line-break/>Gentilhomme au retour du camp seiour(-)<text:line-break/>noit en vne des villes de ce Royaume : en<text:line-break/>laquelle (cessans les armes du corps) se for(-)<text:line-break/>ma vne nouuelle guerre en son esprit, au<text:line-break/>moyen de la beauté &amp; grace accomplie d'v(-)<text:line-break/>ne dame, femme de l'vn de ses plus grands<text:line-break/>amis, compagnon en toutes ses vaillances<text:line-break/><text:span text:style-name="pb">[f. 250]</text:span><text:span text:style-name="pb"><text:line-break/></text:span>&amp; entreprinses faites contre les ennemis.<text:line-break/>Toutesfois ce petit Cupido, colonnel des<text:line-break/>amoureux, pratiqua tellement ce Capitaine<text:line-break/>que delaissant ceste vertueuse amitié, deli(-)<text:line-break/>bera de suiure son enseigne iusques au mou(-)<text:line-break/>rir. Et sur ce mist sur les rancs mainres iou(-)<text:line-break/>stes, tournois, &amp; autres exercices de guerre,<text:line-break/>pour gaigner l'amitié de ceste dame : laquel(-)<text:line-break/>le (comme celle qui ay moit l'honneur, &amp;<text:line-break/>son mary) ne luy<text:s/>monstroit signe duquel il<text:line-break/><text:soft-page-break/>peut esperer recompense ny contentement<text:line-break/>aucun de son affection : ce qui rendit le pau(-)<text:line-break/>ure Capitaine si viuement estonné, qu'il<text:line-break/>auoit perdu la cognoissance des armes, &amp;<text:line-break/>de luy mesmes. Vn iour que ceste dame al(-)<text:line-break/>loit à la chasse auec son mary, &amp; plusieurs<text:line-break/>autres seigneurs &amp; dames, pour prendre le<text:line-break/>plaisir de la volerie, comme ils estoyent en<text:line-break/>vne plaine firent partir grande compagnie<text:line-break/>de perdrix, poursuiuies par vn autour, lequel<text:line-break/>vola tant à propos, qu'elles ne se peurent<text:line-break/>toutes sauuer à la remise, sans qu'il n'en<text:line-break/>print vne du premier vol : dequoy la com(-)<text:line-break/>pagnie receut si grand plaisir, qu'vn chacun<text:line-break/>se mist en propos de ceste rencontre. Entre<text:line-break/>les autres le mary de la dame c(o2)mence à di(-)<text:line-break/>re luy sembloit voir ce Capitaine, son<text:s/>plus<text:line-break/>singulier amy, en vne course ou bataille au<text:line-break/>milieu des ennemis : parce qu'au ioindre de<text:line-break/><text:span text:style-name="pb">[f. 251]</text:span><text:span text:style-name="pb"><text:line-break/></text:span>telles rencontres il confondoit &amp; renuer(-)<text:line-break/>soit les plus hardis à l'exemple de l'autour.<text:line-break/>Et continuant ces propos, entra en vne lou(-)<text:line-break/>ange merueilleuse<text:s/>des faicts excell(e2)s du Ca(-)<text:line-break/>pitaine, tellement que tous les assistans de(-)<text:line-break/>meuroyent rauis au recit des vertueuses &amp;<text:line-break/>furieuses entreprinses par luy executees. La<text:line-break/>femme de ce Gentilhomme, au cœur de la(-)<text:line-break/>quelle Amour n'auoit iamais peu trouuer<text:line-break/>place,<text:s/>fut tellement vaincue, qu'au lieu du<text:line-break/>refus par elle fait, eust volontiers fait l'offi(-)<text:line-break/>ce de prier celuy que t(a2)t de fois auoit refu(-)<text:line-break/>sé. Et en ces alteres commença à descouurir<text:line-break/>par signes assez apparens, de combien luy<text:line-break/>estoit plaisant le rep(e2)tir<text:s/>de la longue atten(-)<text:line-break/>te, ce qui fut facile à cognoistre au pauure<text:line-break/>passionné. Lequel voyant le chemin ouuert<text:line-break/>de sa guerison, trouua moy(e2), apres plusieurs<text:line-break/>propos, d'auoir terme asseuré du bien qu'il<text:line-break/>pretendoit, qui fut vne nuict certaine, en la(-)<text:line-break/>quelle, pour l'absence du mary, le Capitai(-)<text:line-break/>ne bien aduerty, ne faillit à soy trouuer au<text:line-break/>dedans du iardin de la dame, pour cueillir le<text:line-break/>desiré fruict de son esper(a2)ce : où sans atten(-)<text:line-break/>dre longuement, elle secrettement issue de<text:line-break/>sa chambre, se vint rendre entre les bras de<text:line-break/>celuy auquel presenta la faueur de l'amou(-)<text:line-break/>reuse pitié, par les approches qu'on fait d'v(-)<text:line-break/>ne infinité de baisers &amp; caresses. Le capitaine<text:line-break/><text:span text:style-name="pb">[f. 252]</text:span><text:span text:style-name="pb"><text:line-break/></text:span><text:soft-page-break/>trouuant ce commencement sans vn dan(-)<text:line-break/>ger soupçonneux, luy dist : Madame, encores<text:line-break/>que par le passé, pour le peu de bien qu'ay<text:line-break/>receu de mes poursuittes, ie me sois c(e2)t fois<text:line-break/>veu insques au mourir, receuant mainten(a2)t<text:line-break/>de vous tant de gracieux traitemens, la re(-)<text:line-break/>compense m'est plus que satisfaicte. La Da(-)<text:line-break/>me de son costé, qui ne se contentoit des ap(-)<text:line-break/>proches, consentant la prinse du plus secret<text:line-break/>de son honneur, fit response : Monsieur,<text:line-break/>c'est la moindre chose qu'on desire faire<text:line-break/>pour l'amy. Ie vous supplie donc, Madame,<text:line-break/>replique le Capitaine, me faire ceste faueur<text:line-break/>de declarer l'occasion de<text:s/>la longue rigueur<text:line-break/>qu'auez vsé enuers la creature qui t(a2)t estoit<text:line-break/>affectionnee à vous seruir, &amp; qu'auiourd'huy<text:line-break/>que l'esperance de viure m'estoit du tout<text:line-break/>ostee, ie me vois reuiure en vo(us) par la iouïs(-)<text:line-break/>sance d'vn tel bien. Mon amy, respond elle,<text:line-break/>le mauuais visage que cy deuant vous ay<text:line-break/>monstré, la crainte de ce qui doit rendre les<text:line-break/>femmes honteuses, &amp; l'amour du mariage<text:line-break/>contraire du tout à la satisfaction de no(-)<text:line-break/>stre amitié en estoyent cause : mais la conti(-)<text:line-break/>nuation de vostre l(o2)gue amour a tout vain(-)<text:line-break/>cu, deliberant d'obeïr à vostre vouloir con(-)<text:line-break/>tre lequel ie me sens trop foible pour resi(-)<text:line-break/>ster, en c(o2)templation aussi du grand amour<text:line-break/>que mon mary vous porte. Lequel estant ces<text:line-break/><text:span text:style-name="pb">[f. 253]</text:span><text:span text:style-name="pb"><text:line-break/></text:span>iours passez en compagnie de dames &amp; sei(-)<text:line-break/>gneurs par les<text:s/>champs, fit recit des grands<text:line-break/>&amp; hauts faits d'armes, par vous entreprins<text:line-break/>&amp; mis à fin, vous comparans à l'autour, qui<text:line-break/>en nostre presence rencontrant vne compa(-)<text:line-break/>gnie de perdrix les rendit esparses de tous<text:line-break/>costez, asseur(a2)t à vostre adu(a1)tage que le sem(-)<text:line-break/>blable faisiez à la rencontre du dur effort<text:line-break/>des ennemis. Ainsi est(a1)t de tous estimé, fors<text:line-break/>de moy, ignorant le bien que meritez, ceste<text:line-break/>rigueur, dont suis la seule occasion, se chan(-)<text:line-break/>gea en vn soudain &amp; affectionné desir de<text:line-break/>vous c(o2)plaire &amp; obeïr<text:s/>toute ma vie. Ce Ca(-)<text:line-break/>pitaine, qui outre l'adresse &amp; force du corps,<text:line-break/>auoit le cœur noble, assis en vn bon lieu,<text:line-break/>oyant les propos de ceste dame qui auoyent<text:line-break/>esté recitez par son mary, si fort à son hon(-)<text:line-break/>neur, au moyen de la loyalle &amp; reciproque<text:line-break/>amitié qu'il luy portoit, fur esmeu d'vne sou<text:line-break/>daine repentance, considerant en son esprit<text:line-break/><text:soft-page-break/>s'il faisoit acte de vilain, contraire à la fide(-)<text:line-break/>lité requise entre deux compagnons, se se(-)<text:line-break/>roit diminuer le credit d'homme d'h(o2)neur,<text:line-break/>&amp; sa reputation, plus se rendre ennemy de<text:line-break/>toute vertu : mais au contraire, s'il pouuoit<text:line-break/>vaincre le desir charnel d'vn si petit plaisir,<text:line-break/>pour suiure le chemin de loyauté &amp; de l'a(-)<text:line-break/>mour parfait : d'autant en seroit la recom(-)<text:line-break/>pense plus grande &amp; de longue duree.<text:line-break/><text:span text:style-name="pb">[f. 254]</text:span><text:span text:style-name="pb"><text:line-break/></text:span>Con(-)siderant en<text:s/>soymesmes que la gr(a2)de nobles(-)<text:line-break/>se de son courage l'aduertissoit n'estre si las(-)<text:line-break/>che &amp; de si petit effect, qu'ayant vaincu tant<text:line-break/>d'ennemis, il ne peut vaincre la c(o2)cupiscen(-)<text:line-break/>ce seule d'vne delicate &amp; t(e2)dre femmelette.<text:line-break/>Apres plusieurs discours, accompagnez de<text:line-break/>merueilleux regrets, regardant d'vn œil de<text:line-break/>pitié sa Dame luy rem(o2)strer tels propos : en(-)<text:line-break/>cores que la chose du m(o2)de que plus ie sou(-)<text:line-break/>haitte soit l'amour de vous, &amp; iouïssance de<text:line-break/>vne tant rare &amp; accomplie beauté, toutes(-)<text:line-break/>fois la<text:s/>longue &amp; trop manifeste amitié de<text:line-break/>vostre mary enuers moy, ne me permet exe(-)<text:line-break/>cuter vne si malheureuse &amp; secrette iniure,<text:line-break/>contre l'opini(o1) de celuy qui tant m'estime,<text:line-break/>ne voul(a1)t estre autre en l'interieur de mon<text:line-break/>cœur, que par ses loüanges ie suis prisé des<text:line-break/>plus grands. Mais tant que l'esprit viura (de(-)<text:line-break/>laissant le desir imparfait du corps) suis de(-)<text:line-break/>liberé de vous aymer comme ma propre<text:line-break/>sœur, auec telle &amp; si parfaite affection, que le<text:line-break/>refus de ceste chair corrompué ne diminue(-)<text:line-break/>ra aucunement nostre<text:s/>amour, ains la fera<text:line-break/>croistre en plus haut &amp; excellent degré d'a(-)<text:line-break/>mitié qu'auparauant : suppliant vostre dou(-)<text:line-break/>ceur, pour la rendre du tout inuiolable, d'a(-)<text:line-break/>band(o2)ner le vice du corps, pour suiure l'en(-)<text:line-break/>tiere perfection de l'esprit, sans nullement<text:line-break/>vouloir aymer autre que celuy qui tant le<text:line-break/><text:span text:style-name="pb">[f. 255]</text:span><text:span text:style-name="pb"><text:line-break/></text:span>merite, &amp; que (selon Dieu) pouuez librem(e2)t<text:line-break/>&amp; iustement aimer. Sur la fin de ces propos,<text:line-break/>pren(a2)t vn gracieux congé, delaissa la Dame<text:line-break/>fort estonnee, par la vertu de telles paroles,<text:line-break/>n'ayant sceu resp(o2)dre vn seul mot : ains de(-)<text:line-break/>meura en cest estat si faschee, que de regret,<text:line-break/>despit, &amp; desplaisir ensemble, se moyenna<text:line-break/>par longue maladie la mort : à l'extremité de<text:line-break/>laquelle ayant requis au Seigneur Dieu par(-)<text:line-break/>don, conta à son mary partie de l'occasion,<text:line-break/><text:soft-page-break/>auec la vertueuse &amp; singuliere amitié du<text:line-break/>Capitaine, qui augmenta tellem(e2)t entr'eux,<text:line-break/>qu'a grand peine s'en trouuera pour le iour(-)<text:line-break/>d'huy de semblables.</text:p>
      <text:p text:style-name="P887">Quelques-vns, mes Dames, pourront<text:line-break/>murmurer de la perfection du Capitaine,<text:line-break/>estant trop vicieux, &amp; obeïssant à la propre<text:line-break/>chair. Mais ie m'asseure que les personnes<text:line-break/>qui aymeront la vertu de l'esprit plus que le<text:line-break/>vice du corps, diront ceux estre dignes de<text:line-break/>grande loüange, qui forcent leur naturel ap(-)<text:line-break/>petit, pour obeïr à l'amitié honneste &amp; non<text:line-break/>charnelle. Car il faut aymer pour la vertu<text:line-break/>des b(o2)nes c(o2)ditions, non pas pour la iouïs(-)<text:line-break/>sance petite de ceste chair : representant seu(-)<text:line-break/>lement l'ombre de figure d'amour honne(-)<text:line-break/>ste, duquel on reçoit perpetuelle c(o1)solation,<text:line-break/>demeurans deux esprits conioincts en<text:s/>vn<text:line-break/>contentement &amp; parfaite volonté.</text:p>
      <text:h text:style-name="Titre1" text:outline-level="1"><text:span text:style-name="pb">[f. 256]</text:span><text:span text:style-name="pb"><text:line-break/></text:span>Compte XXXVIII.</text:h>
      <text:h text:style-name="P888" text:outline-level="1">Le mariage doit estre estimé sur toutes choses,<text:line-break/>honnorable &amp; de grand prix, quand il est<text:line-break/>fait entre personnes esgales d'esprit &amp; de<text:line-break/>vouloir, pource que de là prouient vn con(-)<text:line-break/>tentement si grand qu'il n'y a bien en ce<text:line-break/>monde pareil. Mais quand auarice marche<text:line-break/>deuant l'amitié raisonnable, &amp; que la bonne<text:line-break/>volonté l'vn enuers l'autre discorde, c'est<text:line-break/>confondre sa perfection, pour engendrer vne<text:line-break/>infinité de vices &amp; malheureux dangers.</text:h>
      <text:p text:style-name="P889"><text:span text:style-name="T890">P</text:span>Res la Lymaille d'Auuergne demeuroit<text:line-break/>vne femme, veufue d'vn riche labou(-)<text:line-break/>reur, laquelle, pour la frequentation conti(-)<text:line-break/>nuelle de la maison d'vn Gentilhomme du<text:line-break/>païs, malaisé &amp; pauure, auoit contracté tel(-)<text:line-break/>le amitié &amp; familiarité enuers ledit Gentil(-)<text:line-break/>homme, que tous les plaisirs qu'il luy estoit<text:line-break/>possible de faire n'estoyent espargnez, ius(-)<text:line-break/>ques à prester son argent, de telle liberali(-)<text:line-break/>té, que le Gentilhomme souffreteux deses(-)<text:line-break/>peroit de iamais le pouuoir r(e2)dre : dont en(-)<text:line-break/><text:soft-page-break/>troit en vne telle mel(a2)cholie, que sa damoi(-)<text:line-break/>selle (selon sa nature assez fine) marrie tou(-)<text:line-break/>tesfois de cognoistre telle necessité, luy<text:line-break/><text:span text:style-name="pb">[f. 257]</text:span><text:span text:style-name="pb"><text:line-break/></text:span>dist vn iour : Mon amy, il me semble que<text:line-break/>ceste bonne femme a tant fait pour nous,<text:line-break/>qu'vne fois s'il la conuient payer, &amp;<text:s/>sommes<text:line-break/>mis en iustice, i'apperçois nostre ruine as(-)<text:line-break/>seuree : Mais (sous vostre correction) i'ay ad(-)<text:line-break/>uisé vn moyen pour sortir de ce bourbier :<text:line-break/>Elle a vn fils vnique, heritier de toutes ses<text:line-break/>terres &amp; richesses, qu'auez peu voir ceans.<text:line-break/>Ce lourdaut se sentant fort de la faueur que<text:line-break/>lon porte à sa mere, s'est accointé tellement<text:line-break/>de nostre fille, que plusieurs fois (c(o2)me i'ay<text:line-break/>entendu des chambrieres) la souhaitte pour<text:line-break/>femme, encores que ce ne soit sa forte. Tou(-)<text:line-break/>tesfois estans despourueuz de deniers pour<text:line-break/>la marier à personnage de qualité, sel(o2) mon<text:line-break/>iugement, faudrions bien à mieux faire, le<text:line-break/>Gentilhomme (qui ne demandoit que le re(-)<text:line-break/>pos) fit resp(o2)ce, pour eschapper d'vn tel pas(-)<text:line-break/>sage, ce conseil estre tresbon. La damoiselle,<text:line-break/>entendant le vouloir de<text:s/>son mary, sceut tel(-)<text:line-break/>lement conduire son entreprise, que le ieu(-)<text:line-break/>ne pitaut de luy-mesmes fit la requeste as(-)<text:line-break/>sez lourde &amp; nyaise, toutesfois, pour l'enuie<text:line-break/>qu'on auoit de l'executi(o2), ne fut tant regar(-)<text:line-break/>dé à sa harangue qu'à ses richesses : ainsi<text:s/>fut<text:line-break/>conclud par les deux meres, le mariage du<text:line-break/>vertugoy de village à la ieune Damoyselle.<text:line-break/>La mere, voy(a2)t son fils mal addroit &amp; d'vne<text:line-break/>lourde paste, eust peur que la fille, assez bien<text:line-break/><text:span text:style-name="pb">[f. 258]</text:span><text:span text:style-name="pb"><text:line-break/></text:span>instruite, n'en fist grand compte : de sorte<text:line-break/>qu'elle s'efforçoit l'instruire en la grace &amp;<text:line-break/>contenance amoureuse : mais le vilain, plus<text:line-break/>propre à manier charruë, qu'à traitter de<text:line-break/>l'amour, la premiere fois qu'il alla visiter<text:line-break/>son accordee, luy c(o2)mence à c(o2)pter de quel<text:line-break/>poil estoy(e2)t ses bœufs, ses vaches, &amp; la qu(a2)(-)<text:line-break/>tité de ses oyes. La ieune Dame, qui eust esté<text:line-break/>contente d'ouyr autres propos, ayant son<text:line-break/>cœur assis en autre lieu, contrainte par le<text:line-break/>commandement de sa mere, luy fait present<text:line-break/>d'vne paire de gands parfumez, pour les<text:line-break/>porter en sa faueur. Ce galand, qui<text:s/>n'auoir<text:line-break/>accoustumé que de s(e2)tir le parfum des pour(-)<text:line-break/>ceaux, porta ces gands si long temps en ses<text:line-break/>mains, qu'au vent, à la pluye, à vuider le fu(-)<text:line-break/><text:soft-page-break/>mier des estables, n'estoyent espargnez : de(-)<text:line-break/>quoy sa mere le reprint aigrement, luy re(-)<text:line-break/>monstrant qu'vn tel present ne se deuoit<text:line-break/>ainsi gaster, mais le garder curieusement en<text:line-break/>souuenance de sa dame. Vne autre fois, con(-)<text:line-break/>uié à disner par le Gentilhomme, cuidant<text:line-break/>changer sa rusticité, pour luy monstrer les<text:line-break/>exercices honnestes de noblesse, le meine à<text:line-break/>la chasse, luy faisant present d'vn tiercelet<text:line-break/>d'autour. Mais la chasse finie, apres auoir<text:line-break/>pris congé de son beau pere, ainsi qu'il che(-)<text:line-break/>uauchoit, son tiercelet descouure fort pres<text:line-break/>du chemin vne compagnie de perdrix, &amp;<text:line-break/><text:span text:style-name="pb">[f. 259]</text:span><text:span text:style-name="pb"><text:line-break/></text:span>comme celuy qui vouloit faire deuoir d'en<text:line-break/>voller vne, commence à se debattre. Le ru(-)<text:line-break/>stique, mal apprins Fauc(o2)nier, prend en co(-)<text:line-break/>lere son oyseau, l'enueloppe, &amp; le voustrous(-)<text:line-break/>se comme vn paquet dedans la manche de<text:line-break/>son manteau, de sorte qu'ayant perdu l'air,<text:line-break/>&amp; tout moyen de respirer, soudain s'estouf(-)<text:line-break/>fe. La mere, enuieuse de sçauoir des nouuel(-)<text:line-break/>les de sa fiancee, dem(a2)de comme elle se por(-)<text:line-break/>toit. Le mign(o2), tout en riant, luy fait respon(-)<text:line-break/>ce, fort bien, que c'estoit vne Damoyselle<text:line-break/>qu'il aymoit autant &amp; plus que la meilleure<text:line-break/>de ses vaches : puis voulant monstrer son<text:line-break/>beau present, tire le pauure tiercelet tout es(-)<text:line-break/>caché. La mere cogneut incontinent que<text:line-break/>tant plus alloit auant, plus croissoit sa sot(-)<text:line-break/>tise. Donc pour euiter la rompure du maria(-)<text:line-break/>ge, au moyen de si estranges conditions, luy<text:line-break/>fist garder la maison. Ce pendant pour sça(-)<text:line-break/>uoir le iour &amp; heure des espousailles, alla<text:line-break/>voir le Gentilhomme. Nostre amoureux,<text:line-break/>qui aymoit autant le bon vin que sa Dame,<text:line-break/>demeuré seul, descend à la caue, &amp; sans bou(-)<text:line-break/>ger du tonneau se remplit si bien le ventre<text:line-break/>du plus friant, qu'en beuuant oublia de fer(-)<text:line-break/>mer la fontaine, de sorte que tout le vin fut<text:line-break/>respandu par terre. Or pour couurir sa fau(-)<text:line-break/>te, s'aduisa d'vne grande ruse, va à la huche,<text:line-break/>prend toute la farine qui estoit dedans, &amp; la<text:line-break/><text:span text:style-name="pb">[f. 260]</text:span><text:span text:style-name="pb"><text:line-break/></text:span>seme dessus pour emboire le vin. Sur ce fait<text:line-break/>oyt crier l'vne de ses oyes, de laquelle crai(-)<text:line-break/>gnant estre accusé en soudaine colere court<text:line-break/>apres, luy coupe la teste, iette le corps en vn<text:line-break/>retraict, &amp; met le col en sa brayette. La me(-)<text:line-break/>re qui reuenoit du logis de sa fi(a2)cee, rencon(-)<text:line-break/><text:soft-page-break/>tre son fils, qui estoit encores tout esmeu du<text:line-break/>meurdre qu'il p(e2)soit auoir fait : elle cognois(-)<text:line-break/>sant par l'apparence du col de l'oye, passant<text:line-break/>d'vn des costez de ses brayes les addresses<text:line-break/>de sa nourriture : commence<text:s/>à tencer, &amp; luy<text:line-break/>dire qu'il falloit auoir vn petit meilleure<text:line-break/>contenance, &amp; ch(a1)ger ceste grace à la venuë<text:line-break/>de sa fiancee qui venoit disner au logis : ou<text:line-break/>pour le moins en signe d'amour luy ietter<text:line-break/>quelque œillade de faueur. Ce plaisant Ro(-)<text:line-break/>bin, ignorant l'œil estre le messager des<text:line-break/>cœurs passionnez, s'en va par toutes les ber(-)<text:line-break/>geries, sans espagner brebis ne mout(o2)s, leur<text:line-break/>arrache à tous les yeùx. Ainsi espiant l'heure<text:line-break/>que sa Dame venoit, à l'entree de la porte,<text:line-break/>comme s'il visoit au blanc, luy iette au visa(-)<text:line-break/>ge ces yeux les vns apres les autres : Toutes(-)<text:line-break/>fois nonobstant son imprudente lourderie,<text:line-break/>est(a2)t plus propre à manier vne marotte, qu'à<text:line-break/>faire l'amour, par ses bi(e2)s &amp; richesses, le ma(-)<text:line-break/>riage de luy &amp; la ieune Damoyselle ne laissa<text:line-break/>pour tout cela d'estre parfait &amp; accomply,<text:line-break/><text:span text:style-name="pb">[f. 261]</text:span><text:span text:style-name="pb"><text:line-break/></text:span>le pis fut, qu'à la premiere nuict de ses nop(-)<text:line-break/>ces, on le cogneut cent fois au lict plus ba(-)<text:line-break/>din que de iour ne se monstroit mal addroit.<text:line-break/>Ce qui fascha tant &amp; si longuement l'espou(-)<text:line-break/>see, pour le peu d'amitié &amp;<text:s/>d'enuie qu'elle<text:line-break/>auoit eu à l'espouser, que se voyant en vne<text:line-break/>ieunesse digne d'estre aymee d'vn plus clair<text:line-break/>voyant qu'vn tel sot de mary, c(o2)me celle qui<text:line-break/>meritoit bien le nom d'amye, entra en l'o(-)<text:line-break/>pinion du changement : estimant sa fortune<text:line-break/>plus qu'heureuse, si ayant l'occasion auec le<text:line-break/>moyen de supleer au cont(e2)tement du plaisir<text:line-break/>qu'amoureux on appelle, il se presentoit<text:line-break/>h(o2)me qui à tel heur voulsist pretendre. Tant<text:line-break/>continua en ses passionnez souhaits, qu'vn<text:line-break/>Gentilhomme ieune, beau, &amp; de fort bonne<text:line-break/>grace,<text:s/>voisin de son mary, cognoissant vn<text:line-break/>couple si different en toutes choses, c(o2)men(-)<text:line-break/>ça à vouloir frequenter la damoiselle : de la(-)<text:line-break/>quelle se voyant de prime face si bien receu,<text:line-break/>s'efforça de luy remonstrer le peu d'aise &amp;<text:line-break/>contentement qu'elle auoit d'vne tant fas(-)<text:line-break/>cheuse moitié, veu les perfections &amp; vertus<text:line-break/>qui l'acc(o2)pagnoyent : la moindre desquelles<text:line-break/>estoit suffisante pour gaigner le cœur &amp; ser(-)<text:line-break/>uice du plus accomply Gentilhomme de<text:line-break/>France : mais ayant vn mesme vouloir que<text:line-break/><text:soft-page-break/>luy, n'estoit besoing de<text:s/>plus grand effort.<text:line-break/>Et n'eust esté vn e foible honte, qui retenoit<text:line-break/><text:span text:style-name="pb">[f. 262]</text:span><text:span text:style-name="pb"><text:line-break/></text:span>quelque peu son honneur) eust fait l'office<text:line-break/>de prier. Ainsi ces deux amans conjoincts<text:line-break/>d'vne semblable vol(o1)té, firent tel deuoir de<text:line-break/>donner allegem(e1)t à leurs appetits affamez,<text:line-break/>par l'execution d'vne continuelle iouïssan(-)<text:line-break/>ce, que le mary changea sa peau de sottise,<text:line-break/>à celle d'vn mal plaisant ialoux. De fait, c(o1)(-)<text:line-break/>me vn homme transporté de sens, mainte(-)<text:line-break/>nant en vn lieu, maintenant en l'autre, al(-)<text:line-break/>loit au guet de tous les pas que sa femme<text:line-break/>faisoit : &amp; tant chercha qu'il se trouua parfai(-)<text:line-break/>tement coqu : mais voyant le Gentilhomme<text:line-break/>d'vne grace asseuree s'excuser, n'osa faire le<text:line-break/>braue, de peur d'estre batu : seulem(e1)t, en vne<text:line-break/>voix douce, dit à sa femme : Comment, m'a(-)<text:line-break/>mie, vous deussiez mourir de bonte, voyez<text:line-break/>le deshonneur que faites à nostre maison. Si<text:line-break/>vn estranger vous eust trouué en tel affaire,<text:line-break/>considerez le scandale qu'eussiez receu ? bien<text:line-break/>vous prend que c'est moy, pour ceste fois<text:line-break/>il n'y a rien de gasté : mais, hola, soyez plus<text:line-break/>sage à l'aduenir. Les deux amans, asseurez<text:line-break/>qu'il ne gueriroit iamais du nyais, ne firent<text:line-break/>conscience de retourner souuent au plaisir<text:line-break/>desrobé. Dont le rustique en fin despit, d'vn<text:line-break/>ieu fascheux &amp; si continuel, fit sa plainte à<text:line-break/>son beau pere, que pour le mauuais gouuer(-)<text:line-break/>nement de sa femme, seroit contraint de la<text:line-break/>rendre. Le Gentilh(o1)me cognoissant le<text:line-break/><text:span text:style-name="pb">[f. 263]</text:span><text:span text:style-name="pb"><text:line-break/></text:span>cer(-)ueau de son gendre, le consola au mieux que<text:line-break/>il peut, luy remonstrant ce mal estre com(-)<text:line-break/>mun, &amp; des app(e2)nages du mariage : le priant<text:line-break/>au<text:s/>reste la laisser faire pour quelque temps à<text:line-break/>sa volonté, &amp; qu'à la longue se changeroit,<text:line-break/>comme sa mere, du naturel de laquelle te(-)<text:line-break/>nant beaucoup, ne se pouuoit si tost reduire :<text:line-break/>car disoit il, Au commencement que ie fus<text:line-break/>marié, ma femme (en la fleur de sa<text:s/>ieunesse)<text:line-break/>estoit subiette à semblable maladie : mais<text:line-break/>maintenant sur sa vieillesse est des plus cha(-)<text:line-break/>stes femmes de tout le pays. L'espere bien<text:line-break/>que ma fille, vostre espouse, ne fera point pis<text:line-break/>ne mieux que sa mere. Le pauure Ienin ay(a1)t<text:line-break/>entendu les gracieuses remonstrances de<text:line-break/>son beau pere, estimant chose necessaire d'e(-)<text:line-break/>stre coqu, s'en retourna le plus content &amp;<text:line-break/><text:soft-page-break/>satisfait du monde, sans plus se soucier des<text:line-break/>tours du Gentilhomme &amp; de sa femme : les(-)<text:line-break/>quels, en pleine liberté, au contentement de<text:line-break/>leurs amours continuerent longuement le<text:line-break/>doux trauail ensemble.</text:p>
      <text:p text:style-name="p">A la verité, mes Dames, ceste sotte &amp; indi(-)<text:line-break/>serette femme ne se peut excuser, combien<text:line-break/>qu'elle eust espousé vn sot &amp; vn fascheux :<text:line-break/>parce que la liberté qu'on prend de mal fai(-)<text:line-break/>re ne couure en rien<text:s/>les lourdes fautes qui<text:line-break/>sont irreparables. Mesmes touchans l'hon(-)<text:line-break/>neur de si pres, lequel perdu pour vne fois,<text:line-break/><text:span text:style-name="pb">[f. 264]</text:span><text:span text:style-name="pb"><text:line-break/></text:span>ne se peut iamais recouurer. Aussi est touché<text:line-break/>l'aueuglee auarice des parens, lesquels sans<text:line-break/>considerer de quel pris est le mariage, indi(-)<text:line-break/>serettement marient leurs filles le plus sou(-)<text:line-break/>uent aux biens, &amp; non aux hommes : dont<text:line-break/>en la fin s'engendre, non vne amitié reci(-)<text:line-break/>proque de Dieu tant recommandee, &amp; à la(-)<text:line-break/>quelle ils ont peu d'esgard, mais vn tour(-)<text:line-break/>ment, accompagné d'vne infinité de maux,<text:line-break/>sans le pouuoir guarir.</text:p>
      <text:h text:style-name="Titre1" text:outline-level="1">Compte XXXIX.</text:h>
      <text:h text:style-name="P891" text:outline-level="1">Depuis qu'amour met son feu au dedans d'vne ieu(-)<text:line-break/>nesse charnelle &amp;<text:s/>folle, il a ceste grace, que<text:line-break/>tousiours en le croissant l'accompagne de quel(-)<text:line-break/>que inuention sotte &amp; fine pour paruenir au<text:line-break/>but de sa malice : qu'il cherche volontiers en<text:line-break/>L'esprit malin de quelque vieille trompeuse, qui<text:line-break/>sçait subtilement, par vne langue fardee, con(-)<text:line-break/>fondre la vertu des Dames, pour en elles faire<text:line-break/>reluire vn malheureux &amp; damnable vice, ainsi<text:line-break/>que verrez par ceste histoire.</text:h>
      <text:p text:style-name="P892"><text:span text:style-name="T893">D</text:span>Vr(a1)t que la ville de Salerne florissoit en<text:line-break/>traffique &amp; liberté gr(a1)de de march(a1)dise<text:line-break/>y abordoit toutes sortes de<text:s/>g(e1)s, pour y faire<text:line-break/><text:span text:style-name="pb">[f. 265]</text:span><text:span text:style-name="pb"><text:line-break/></text:span>proffit. Entre autres, vn nommé Treffon,<text:line-break/>homme faisant estat de vendre vin, com(-)<text:line-break/>me celuy qui esperoit s'enrichir, arriua en<text:line-break/>la cité, pour y tenir hostellerie, accompagné<text:line-break/>de sa femme, ieune, &amp; de bien bonne grace<text:line-break/><text:soft-page-break/>pour femme<text:s/>de basse condition. Ce Treffon<text:line-break/>pour commencer son train, print l'vne des<text:line-break/>plus apparentes maisons, pour loger tous<text:line-break/>estr(a1)gers passans par la ville. Et comme ce(-)<text:line-break/>luy qui estoit malade du mal qui fait tenir<text:line-break/>les femmes subiettes, tout aupres, en vn lieu<text:line-break/>assez à l'escart, retiroit secrettem(e1)t son plus<text:line-break/>priué mesnage. Amour voyant ceste honte<text:line-break/>logee, voulut loger la beauté de sa femme<text:line-break/>au cœur d'vn Gentilhomme de la ville, fort<text:line-break/>ieune : lequel atteint de l'amitié de ceste da(-)<text:line-break/>me, apres auoir inutilement ietté plusieurs<text:line-break/>regards &amp; signes, qui peu luy proffitoyent,<text:line-break/>delibera de s'ayder d'vne vieille, duite &amp; ex(-)<text:line-break/>perimentee au fait de son entreprise, laquel(-)<text:line-break/>le alloit par les maisons vendre souu(e1)t aux<text:line-break/>dames des lacets, rubens, espingles, &amp; au(-)<text:line-break/>tres petites merceries : par le moyen dequoy<text:line-break/>estoit cogneuë de tous. Le Gentilhomme,<text:line-break/>faisant renc(o1)tre de ceste decrepicee, la mei(-)<text:line-break/>ne secrettement en son logis, luy faisant le<text:line-break/>discours de son affection auec grandes pro(-)<text:line-break/>messes, si elle trouuoit remede en telle affli(-)<text:line-break/>ction, de la rendre c(o1)tente de sa peine, selon<text:line-break/><text:span text:style-name="pb">[f. 266]</text:span><text:span text:style-name="pb"><text:line-break/></text:span>son bon plaisir. Mon amy, dist la vieille i'ay<text:line-break/>pitié de vostre douleur : car ie sçay qu'vn tel<text:line-break/>mal couste à porter, pour auoir passé ce de(-)<text:line-break/>stroit : &amp; combien que pour telle chose on en<text:line-break/>soit mal estimé, toutesfois charité gr(a1)de de<text:line-break/>rec(o2)forter les personnes surprinses de sem(-)<text:line-break/>blable passion merite excuse : d'autant qu'e(-)<text:line-break/>stans tous d'vn pere charnel : nature qui est<text:line-break/>en nous forte ne peut qu'elle ne s'aquite au(-)<text:line-break/>cunesfois. Au regard de la dame dont me<text:line-break/>parlez, elle est nouuelle en ceste ville, ne co(-)<text:line-break/>gnoissons encores bien ses conditions, car il<text:line-break/>y en a de si sauuages qui ne veulent iamais<text:line-break/>prester l'oreille : partant faut que l'œil sup(-)<text:line-break/>plie à ce que le cœur porte caché, continu(a1)t<text:line-break/>tousiours à faire l'h(u1)ble passionné d'amour,<text:line-break/>monstrant par signes exterieurs le secret de<text:line-break/>l'interieur : ce p(e1)dant ie m'efforceray de fai(-)<text:line-break/>re tout mon deuoir, si elle m'escoute, ie ne<text:line-break/>doute point fusse du plus dur marbre d'Egy(-)<text:line-break/>pte, que ie<text:s/>ne le rende aussi malleable que<text:line-break/>le pur or. Sur ces propos s'en va la vieille<text:line-break/>pourmener par la ville c(o1)me de coustume,<text:line-break/>&amp; t(a1)t espia qu'elle trouue sa femme de Tref(-)<text:line-break/>fon au deuant du logis où elle se retiroit. In(-)<text:line-break/><text:soft-page-break/>contin(e1)t ceste babillarde merciere s'appro(-)<text:line-break/>che, auec vne reuerence bien humble, de(-)<text:line-break/>mand(a1)t s'il y auoit chose qui luy fut aggrea(-)<text:line-break/>ble en sa mercerie, la dame fit responce que<text:line-break/><text:span text:style-name="pb">[f. 267]</text:span><text:span text:style-name="pb"><text:line-break/></text:span>pour l'heure n'auoit enuie d'acheter. La<text:line-break/>vieille replique doucement : I'ay de si beaux<text:line-break/>lacets<text:s/>de soye, &amp; miroirs de cristal, qui sont<text:line-break/>t(a1)t propres aux femmes semblables à vous,<text:line-break/>que si i'estois aussi ieune &amp; belle ie mettrois<text:line-break/>peine d'auoir tousiours nouueaux accou(-)<text:line-break/>stremens, pour faire cognoistre &amp; enrichir<text:line-break/>ma beauté pendant qu'elle est en sa vertu.<text:line-break/>C'est chose fort loüable de voir vne gente<text:line-break/>Dame bien propre à son accoustrem(e1)t, que<text:line-break/>rien ne peut estre à l'œil plus plaisant. Et<text:line-break/>vous asseure qu'à telles personnes fais meil(-)<text:line-break/>leur marché qu'aux autres, tant me plait ce(-)<text:line-break/>ste douceur &amp; honnesteté recommandee de<text:line-break/>tout le m(o1)de. Ha ha Madame, vous estes bi(e1)<text:line-break/>heureuse, d'ainsi vous voir estimee. M'amie<text:line-break/>(respond la ieune hostesse) il semble qu'ayez<text:line-break/>enuie de plaisanter. Non, Madame, ie ne<text:line-break/>voudrois pour mourir dire mensonge : mais<text:line-break/>dernierement me trouuant en vne compa(-)<text:line-break/>gnie de femmes de ceste ville, pour vendre<text:line-break/>ma marchandise, l'on mist en auant vostre<text:line-break/>beauté. L'vne disoit, il est certain qu'elle a<text:line-break/>beau visage, mais la taille y defaut : l'autre, la<text:line-break/>grace n'est point telle qu'on l'estime : telle(-)<text:line-break/>ment que ie cogneuz appertement ces pro(-)<text:line-break/>pos estre procedez d'enuie, parce que les<text:line-break/>femmes s(o1)t faschees de voir loüer les beau(-)<text:line-break/>tez des autres, dont ils n'ont tache. En<text:line-break/><text:span text:style-name="pb">[f. 268]</text:span><text:span text:style-name="pb"><text:line-break/></text:span>ce(-)ste trouppe estoit vn ieune Gentilhomme ;<text:line-break/>de grande maison, lequel,<text:s/>comme vous<text:line-break/>portant bonne volonté, fit tout deuoir de<text:line-break/>defendre vostre perfection, pour confondre<text:line-break/>leur enuie. Ie n'ay soucy, dit la Dame, de tels<text:line-break/>propos, qui ne m'apportent proffit ne dom(-)<text:line-break/>mage : toutesfois serois fort contente de sça(-)<text:line-break/>uoir le nom des Dames, du Gentilhomme<text:line-break/>aussi, lequel m'a esté si fauorable. La vieille<text:line-break/>respond : Ia n'est besoin que cognoissiez les<text:line-break/>Dames si legeres au parler : mais du Gentil(-)<text:line-break/>h(o1)me, le sachant estre vostre affecti(o1)né ser(-)<text:line-break/>uiteur, ie le n(o1)merois vol(o1)tiers.<text:s/>Ainsi apres<text:line-break/>auoir n(o1)mé le personnage, c(o1)tinua tels pro(-)<text:line-break/>pos : Madame, c'est le plus gracieux &amp; acc(o1)(-)<text:line-break/><text:soft-page-break/>ply G(e1)tilhomme qui soit en l'Europe : &amp; ne<text:line-break/>puis croire, veu l'amitié qu'il vous porte,<text:line-break/>que ne l'ayez cogneu. En verité, dit la ieune<text:line-break/>hostesse, ie le puis auoir veu depuis que suis<text:line-break/>en ceste ville, ayant le port d'vn h(o1)neste Sei(-)<text:line-break/>gneur. Si faut-il, replique ceste caqueteuse<text:line-break/>ridee, passer outre, à fin de vous reueler vn<text:line-break/>secret qui touche gr(a2)dement vostre bien &amp;<text:line-break/>honneur : mais à gr(a1)d peine le sçaurez vous<text:line-break/>de moy, sinon sur promesses &amp; grands ser(-)<text:line-break/>mens de le tenir secret, luy ayant ainsi pro(-)<text:line-break/>mis : vous asseurant que c'est l'vn des plus<text:line-break/>secrets hommes qui soit au monde : car<text:line-break/>encore que sois loyalle en toutes choses :<text:line-break/><text:span text:style-name="pb">[f. 269]</text:span><text:span text:style-name="pb"><text:line-break/></text:span>si a il<text:s/>fait grande difficulté me le dire. La ieu(-)<text:line-break/>nesse de ceste femme, comme est le naturel,<text:line-break/>ardante de scauoit, importuna tant ceste ru(-)<text:line-break/>zee qu'elle luy declara l'amoureuse passion<text:line-break/>du pauure Gentilhomme, le peu de repos<text:line-break/>qu'il donnoit à son esprit au moyen<text:s/>de sa<text:line-break/>rare beauté en son cœur viuement emprain(-)<text:line-break/>te. Et toutesfois, continuoit la decrepitee<text:line-break/>pour sentir l'affection de ceste Dame, ma<text:line-break/>fille gardez l'honneur sur tout tant recom(-)<text:line-break/>mandé de Dieu &amp; des hommes : aussi (com(-)<text:line-break/>me ie puis entendre) son principal vouloir<text:line-break/>est d'obeir à ce que luy commanderez, re(-)<text:line-break/>querant pour toute recompense, qu'en luy<text:line-break/>monstrant vne bien petite faueur, vous re(-)<text:line-break/>ceuiez vn present qu'il vous enuoye. Il me<text:line-break/>vouloir bailler vn diamant de grand valeur<text:line-break/>&amp; richesse : mais vne femme<text:s/>n'est tant blas(-)<text:line-break/>mee de tels menus dons, d'autant qu'on les<text:line-break/>presente plustost d'honnesteté qu'autrem(e1)t,<text:line-break/>il siet mal aussi de refuser chose de si petite<text:line-break/>valeur, par ce qu'il semble qu'on le fait par<text:line-break/>desprisement de la personne qui presente, &amp;<text:line-break/>si rend en fin la Dame odieuse à vn chacun,<text:line-break/>auec vne opinion qu'elle ne tient compte de<text:line-break/>parler aux h(o2)mes qui meritent quelque hon<text:line-break/>neste traitement, ce qui doit estre liberal &amp;<text:line-break/>familier en la beauté d'vne ieune femme. Ie<text:line-break/>prie le Seigneur, respond l'hostesse, qu'il le<text:line-break/><text:span text:style-name="pb">[f. 270]</text:span><text:span text:style-name="pb"><text:line-break/></text:span>vueille garder, vous affermant que si en<text:line-break/>meilleur endroit ie luy puis r(e1)dre le sembla(-)<text:line-break/>ble, ce sera de bon cœur : car ie ne puis auoir<text:line-break/>autre moyen de le remercier du bien qu'il<text:line-break/>me veut, pour l'extreme ialousie de m(o1) ma(-)<text:line-break/><text:soft-page-break/>ry. Ceste vieïlle qui pensoit auoir beaucoup<text:line-break/>gaigné du premier assaut, voulut entrer plus<text:line-break/>auant, disant : Ie vous asseure ma dame, qu(a1)d<text:line-break/>il me contoit son amoureuse flamme, le<text:line-break/>pauure Gentilhomme estoit au lict si mala(-)<text:line-break/>de, que de grande crainte d'estre de vous<text:line-break/>mal<text:s/>receu, trembloit, perdant toute parolle<text:line-break/>&amp; contenance, sans me pouuoir faire enten(-)<text:line-break/>dre moitié de sa passion. Et combien que<text:line-break/>ce soit le plus grand heur &amp; contentement<text:line-break/>qu'vne femme puisse auoir (ayant mary<text:line-break/>fascheux) que de iouyr du plaisir de l'amy,<text:line-break/>si ne<text:s/>m'a il d(o1)né charge vous dire chose qui<text:line-break/>vous fasche, si ce n'est ceste demesuree affe(-)<text:line-break/>ction, causee de vostre excell(e1)te beauté, qui<text:line-break/>tellement le consomme, que ce seroit grand<text:line-break/>dommage, &amp; à vous peu de gaing, de laisser<text:line-break/>mourir personne t(a1)t desireuse à vous aimer<text:line-break/>&amp; seruir. Comment m'amie, il semble, me<text:line-break/>tenant ces propos, qu'ayez enuie de ce que<text:line-break/>ne dois ouyr, vouloir, &amp; moins permettre :<text:line-break/>vous ferez sagement de vous taire pour le<text:line-break/>mieux. Ha ma dame, ie vous supplie ne vous<text:line-break/>fascher, si abusant de vostre facilité &amp;<text:line-break/><text:span text:style-name="pb">[f. 271]</text:span><text:span text:style-name="pb"><text:line-break/></text:span>dou(-)ceur, i'ay esté importuné : vous iur(a1)t par ce(-)<text:line-break/>ste croix, si ie ne luy rapporte quelque gra(-)<text:line-break/>cieuse response, luy mesmes se donnera la<text:line-break/>mort. A tout le moins considerant en vostre<text:line-break/>priué ceste volonté amiable, dedans deux<text:line-break/>iours, faites luy tant de bi(e1) qu'il vous puisse<text:line-break/>voir en l' Eglise des Augustins, pour rece(-)<text:line-break/>uoir de vous par signes exterieurs, cognois(-)<text:line-break/>sance des propos veritables que vous ay te(-)<text:line-break/>nus, &amp; du bon vouloir que luy portez, à fin<text:line-break/>qu'vn visage non moins<text:s/>acc(o1)pagné de dou(-)<text:line-break/>ceur que de beauté, chasse cette rigueur de<text:line-break/>mort, pour en vous mesmes le faire reuiure.<text:line-break/>Ceste babillarde voyant l'hostesse trouuer<text:line-break/>vn peu de goust en ses propos, rerourna vers<text:line-break/>le ieune G(e1)tilhomme, qui oyant tout le dis(-)<text:line-break/>cours, le deuxiesme iour ensuiuant ne faut à<text:line-break/>se trouuer en l'Eglise des Augustins, où il<text:line-break/>vid sa Dame : laquelle ayant tenu à la vieille<text:line-break/>sa pensee secrette, ne laissa toutesfois de fai(-)<text:line-break/>re tout deuoir de monstrer appar(e1)ce de l'a(-)<text:line-break/>mour caché, iusques a donc au plus profond<text:line-break/>de son cœur : &amp; en ceste premiere rencontre<text:line-break/>les yeux des deux amans porterent seur tes(-)<text:line-break/>moignage de leur amitié couuerte, restoit<text:line-break/><text:soft-page-break/>seulement le t(e1)ps &amp; le moyen. Ainsi le Gen(-)<text:line-break/>tilh(o1)me certain du nom d'amy, apres auoir<text:line-break/>longuem(e1)t discouru, delibera s'ayder d'au(-)<text:line-break/>cuns Gentilshommes ses plus priuez amis,<text:line-break/><text:span text:style-name="pb">[f. 272]</text:span><text:span text:style-name="pb"><text:line-break/></text:span>qui estoyent de nouueau venus en la ville :<text:line-break/>ausquels contant le discours de son histoi(-)<text:line-break/>re, secrettement partit auec eux de la ville,<text:line-break/>pour mettre à execution l'entreprise,<text:s/>qui fut<text:line-break/>si dextrement ordonnee, qu'elle succeda se(-)<text:line-break/>lon l'intention du Gentilhomme, qui s'e(-)<text:line-break/>stant desguisé en l'habit d'vne noble &amp; gr(a1)(-)<text:line-break/>de Dame, montee dedans vne litiere, deux<text:line-break/>Pages de mesme parure, seruans de Da(-)<text:line-break/>moiselles, montez sur haquenees, Escuyers<text:line-break/>deuant, &amp; Gentils hommes à costé ; qui l'ac(-)<text:line-break/>compagnoyent de bien bonne grace. En tel<text:line-break/>equipage (comme estrangers venus de fort<text:line-break/>loing) arriuerent de nuict pres l'hostellerie<text:line-break/>de Treffon, qui entendant le bruit de ces<text:line-break/>cheuaux, sort de la case, comme est la cou(-)<text:line-break/>stume des hostelliers d'Italie, &amp; commen(-)<text:line-break/>ce à demander, si c'estoit leur plaisir de lo(-)<text:line-break/>ger en son logis. Ouy Seigneur, resp(o1)d l'vn<text:line-break/>des Escuyers, pourueu qu'ayez bons licts &amp;<text:line-break/>bons estables. Monsieur, dit l'hoste, ie m'as(-)<text:line-break/>seure que ne serez si bien serui, ne si propre(-)<text:line-break/>ment en lieu qui soit dedans la ville : L'autre<text:line-break/>Escuyer, qui estoit gracieux &amp; bien apprins,<text:line-break/>tirant Treffon à part, luy dist comme en se(-)<text:line-break/>cret : Nous sommes heureux de t'auoir ren(-)<text:line-break/>contré : mais nous conduisons icy la fille du<text:line-break/>Comte de Sinopole, demeuree vefue depuis<text:line-break/>peu de temps, de messire Gorre Carraxicle,<text:line-break/><text:span text:style-name="pb">[f. 273]</text:span><text:span text:style-name="pb"><text:line-break/></text:span>dolente (comme lon peut estimer) de la per(-)<text:line-break/>te de son mary. Et pource qu'elle est ienne,<text:line-break/>honteuse de se voir ainsi en continuelles lar(-)<text:line-break/>mes, pour le regret d'vn mal tant rec(e1)t, sans<text:line-break/>le pouuoir si tost oublier, nous autres Gen(-)<text:line-break/>tilshommes serions tresaises (pour luy oster<text:line-break/>partie de ceste melancolie) la faire condui(-)<text:line-break/>re en quelque chambre secrette &amp; non com(-)<text:line-break/>mune, en la compagnie d'vne honneste fem(-)<text:line-break/>me de la ville, pour plus priuément pas(-)<text:line-break/>ser sa fantasie, pource qu'elle n'aime si gran(-)<text:line-break/>de multitude d'hommes, auec lesquels ne se<text:line-break/>sent familiere comme entre les femmes.<text:line-break/>Monsieur, pour vous dire verité, ie suis nou(-)<text:line-break/>ueau mesnager<text:s/>en ceste ville, &amp; ne puis auoir<text:line-break/><text:soft-page-break/>grande cognoissance : mais i'ay cy pres vne<text:line-break/>petite maison, où ie retire ma femme, qui<text:line-break/>est assez ieune &amp; honneste, s'il plaist à ma<text:line-break/>dame pr(e1)dre la patience d'y loger, nous luy<text:line-break/>ferons, non comme à sa gr(a1)deur appartient,<text:line-break/>mais selon nostre simplicité. Mon hoste,<text:line-break/>n'ayez soucy de cela, c'est la plus priuee &amp;<text:line-break/>facile dame à contenter que sçauriez co(-)<text:line-break/>gnoistre. Sur cela Treffon, bien empesché,<text:line-break/>va deuant pour monstrer le chemin de sa pe(-)<text:line-break/>tite case, à l'entree de laquelle commence à<text:line-break/>crier apres sa femme : sus qu'on accoustre vn<text:line-break/>lict pour vne Comtesse qui vi(e1)t loger ceans<text:line-break/>auec vous : car son plaisir n'est d'estre auec la<text:line-break/><text:span text:style-name="pb">[f. 274]</text:span><text:span text:style-name="pb"><text:line-break/></text:span>presse qui est en l'hostellerie. Comment, dit<text:line-break/>sa femme, qui auoit la pensee bien loing de<text:line-break/>l'entreprise, ie croy que vous resuez d'ame(-)<text:line-break/>ner vne Comtesse pour estré icy bi(e1) traitee.<text:line-break/>Ne vous souciez, replique Treffon, elle veut<text:line-break/>seulement euiter le grand bruit, cherchez<text:line-break/>du plus delié linge &amp; mieux sentant, à fin de<text:line-break/>donner à cognoistre les femmes de<text:s/>basse<text:line-break/>condition n'estre moins propres que les plus<text:line-break/>grandes : car ie vous puis asseurer que l'vn<text:line-break/>de ses Escuyers m'a si bien garny la main,<text:line-break/>que i'ay iuste occasion de la bien traiter. Sur<text:line-break/>ces propos ma dame la vefue, conduite par<text:line-break/>deux Gentilshommes, &amp; ses deux damoy(-)<text:line-break/>selles, entre en la chambre, où si tost qu'elle<text:line-break/>arriue, commence à se plaindre du trauail &amp;<text:line-break/>ennuy du chemin, faignant ne demander<text:line-break/>que le repos. Ces Escuyers, bien apprins,<text:line-break/>prennent vn gracieux congé, &amp; soudain par(-)<text:line-break/>tent, disans : Madame se veut coucher. Tref(-)<text:line-break/>fon, qui ne vouloit demourer seul auec les<text:line-break/>damoyselles, sort de peur d'empescher le<text:line-break/>plaisir de Madame, &amp; retourne en l'hostel<text:line-break/>lerie coucher, pour traiter son train qui y<text:line-break/>estoit demeuré. Le Gentilhomme fasché<text:line-break/>d'habit de femme, se voyant<text:s/>seul en liberté,<text:line-break/>s'approche vn peu pres le feu, pendant que<text:line-break/>l'hostesse preparoit, auec vne merueilleuse<text:line-break/>diligence, le lict en vne petite chambre, en<text:line-break/><text:span text:style-name="pb">[f. 275]</text:span><text:span text:style-name="pb"><text:line-break/></text:span>laquelle soudain se transporte. Et ne pouu(a2)t<text:line-break/>plus porter sa passion, se print à saisir &amp; em(-)<text:line-break/>brasser son hostesse &amp; caresser : tellem(e1)t que<text:line-break/>la Dame, se voyant ainsi surprise, cuide fuir :<text:line-break/>mais le Gentilhomme luy rem(o1)stroit le ha(-)<text:line-break/><text:soft-page-break/>zard &amp; danger auquel s'estoit mis, par le<text:line-break/>moyen d'vne si loyalle &amp; parfaitte amitié,<text:line-break/>de long temps poursuiuie,<text:s/>que maintenant,<text:line-break/>veu l'occasion tant secrette, ne deuoit estre<text:line-break/>cause de l'asseuree perte d'vn tant affection(-)<text:line-break/>né seruiteur. La dame vaincue de l'amour &amp;<text:line-break/>du temps propre pour l'execution de leurs<text:line-break/>priuez plaisirs, mettant honneur &amp; maria(-)<text:line-break/>ge soubs le pied, respond, puis que son mary<text:line-break/>s'estoit tant oublié, que de l'auoir mise en(-)<text:line-break/>tre ses bras, qu'à tout le moins luy promist,<text:line-break/>en asseur(a1)ce d'homme fidelle, de tenir la fin<text:line-break/>aussi secrette que le commencement. Ainsi,<text:line-break/>sans vser du l(o1)g caquet de la vieille, ou pen(-)<text:line-break/>ser aux escoutes, que faisoyent les Damoi(-)<text:line-break/>selles desguisees &amp; demeurees en la cham(-)<text:line-break/>bre prochaine, d(o1)na au Gentilhomme tout<text:line-break/>le contentement qu'vn amy peut chercher<text:line-break/>en sa Dame, sans rien excepter. Le lende(-)<text:line-break/>main au plus matin, les Escuyers ayans con(-)<text:line-break/>tenté leur hoste au double, amenerent vne<text:line-break/>haquence à Madame, laquelle en diligence<text:line-break/>monta dessus, c(o1)me si ce iour elle deust faire<text:line-break/>plus grande iournee qu'elle n'auoit fait la<text:line-break/><text:span text:style-name="pb">[f. 276]</text:span><text:span text:style-name="pb"><text:line-break/></text:span>nuict passee, &amp; tout son equipage prest, auec<text:line-break/>vn congé honneste, s'en retourna, non plus<text:line-break/>loing qu'au lieu où l'embusche auoit esté<text:line-break/>dressee. Et apres auoir contenté la vieille de<text:line-break/>son heureux ambassade, iouït le G(e1)tilhom(-)<text:line-break/>me, sans plus se desguiser, du plaisir de l'ho(-)<text:line-break/>stesse, tant &amp; si longuem(e1)t qu'il s'en fascha.</text:p>
      <text:p text:style-name="p">Donnez vous garde, mes Dames, de pre(-)<text:line-break/>ster l'oreille à ces rusees vieilles, qui de la<text:line-break/>perfection &amp; prudence de vos beautez mar(-)<text:line-break/>ties, font par leur l(a1)gage affeté vn scandale<text:line-break/>perpetuel à vostre honneur. Et ne soyez si<text:line-break/>sottes d'entendre aux languissantes ttom(-)<text:line-break/>peries proposees par ces amoureux, qui ne<text:line-break/>tendent qu'à desrober le plus noble &amp; pre(-)<text:line-break/>cieux thresor qui soit en vous : si ne voulez,<text:line-break/>au lieu de femmes d'h(o1)neur, choisir le nom<text:line-break/>de lubriques &amp; meschautes.</text:p>
      <text:soft-page-break/>
      <text:h text:style-name="Titre1" text:outline-level="1">Compte XL.</text:h>
      <text:h text:style-name="Titre1" text:outline-level="1"><text:span text:style-name="T894">A fin, m</text:span><text:span text:style-name="T895">es Dames, qu'en blasmant la sim(-)</text:span><text:span text:style-name="T896"><text:line-break/></text:span><text:span text:style-name="T897">plicité des femmes, on ne pense que ie vueil(-)</text:span><text:span text:style-name="T898"><text:line-break/></text:span><text:span text:style-name="T899">le excuser la sottise &amp; ignorance des hom(-)</text:span><text:span text:style-name="T900"><text:line-break/></text:span><text:span text:style-name="T901">mes, qui quelquefois, par leur imprudence,</text:span><text:span text:style-name="T902"><text:line-break/></text:span><text:span text:style-name="T903">sont non seulement cause de leur mal, mais</text:span><text:span text:style-name="T904"><text:line-break/></text:span><text:span text:style-name="T905">les mettent &amp; conduisent à toute perdition</text:span><text:span text:style-name="T906">,</text:span><text:span text:style-name="T907"><text:line-break/></text:span><text:span text:style-name="T908">iusques à vendre &amp; prostituer leur propre</text:span><text:span text:style-name="T909"><text:line-break/></text:span><text:span text:style-name="pb">[f. 277]</text:span><text:span text:style-name="pb"><text:line-break/></text:span><text:span text:style-name="T910">honneur, il m'a semblé bon vous raconter vn</text:span><text:span text:style-name="T911"><text:line-break/></text:span><text:span text:style-name="T912">discours fort estrange auenu de nostre temps.</text:span></text:h>
      <text:p text:style-name="P913"><text:span text:style-name="T914">E</text:span>n la ville de Trente, estant fait assemblee<text:line-break/>de plusieurs Cardinaux, l'vn d'entre tous<text:line-break/>(comme le plus grand negociateur de la<text:line-break/>cour du Pape, &amp; du plus grand credit) tenoit<text:line-break/>vne si somptueuse &amp; opulente maison, que<text:line-break/>son estat sentoit l'ancienne majesté &amp; ma(-)<text:line-break/>gnificence du peuple Romain. Ce Cardinal<text:line-break/>ieune &amp; liberal, estoit logé en l'vne des plus<text:line-break/>riches maisons de la ville, ioignant laquelle<text:line-break/>auoit pour voisines de bien belles dames :<text:line-break/>entre lesquelles estoit vne qui les autres sur(-)<text:line-break/>montoit en toute beauté &amp; bonne grace,<text:line-break/>par le moyen dequoy fut rendu ce vestu de<text:line-break/>rouge cramoysi, tant affectionné seruiteur,<text:line-break/>qu'il cherchoit<text:s/>tous les moyens de paruenir<text:line-break/>à ioindre ceste amoureuse moitié, sans ou(-)<text:line-break/>blier les messages de l'œil, accoustumez en<text:line-break/>telle pousuitte. Mais voyant auancer si peu<text:line-break/>son entreprinse, eut recours à chercher la<text:line-break/>priuauté &amp; cognoissance du mary, qui estoit<text:line-break/>de grande &amp; ancienne race, toutesfois pau(-)<text:line-break/>ure pour entretenir telle noblesse. Parquoy<text:line-break/>ayant gaigné, par le menu, son amitié, par<text:line-break/>dons &amp; excessiues liberalitez, propres à l'e(-)<text:line-break/>xecution de son vouloir, le seutant grande(-)<text:line-break/>ment son redeuable, homme aussi d'vn<text:line-break/><text:span text:style-name="pb">[</text:span><text:span text:style-name="pb">f. 278]</text:span><text:span text:style-name="pb"><text:line-break/></text:span>las(-)che &amp; foible courage, luy dist : Mon amy, ie<text:line-break/>vous cognois estre Gentilhomme, sage &amp;<text:line-break/>aduisé, parquoy n'est besoin vser de long<text:line-break/>langage pour vous descouurir vn cas secret,<text:line-break/>qui estoit fort à vostre aduantage : &amp; pour<text:line-break/>vous releuer de la pauureté<text:s/>où vous estes,<text:line-break/><text:soft-page-break/>en vn estat riche &amp; puissant : C'est que ie suis<text:line-break/>tellement vaincu de l'amour &amp; beauté de<text:line-break/>vostre femme, que le moindre mal que i'en<text:line-break/>puis esperer, est suffisant pour me faire per(-)<text:line-break/>dre la vie : perdant par ceste occasion tout<text:line-break/>moyen de vous auancer aux biens. Or com(-)<text:line-break/>bien que sans vous auoir tenu aucun pro(-)<text:line-break/>pos, ie pouuois auoir chemin plus secret, de<text:line-break/>m'addresser à quelque vieille messagere, qui<text:line-break/>par subtilité, &amp; sans vostre sceu, eust decla(-)<text:line-break/>ré &amp; possible mis en effect ma volonté : tou(-)<text:line-break/>tesfois pour l'amour parfaite que vous desi(-)<text:line-break/>re continuer, aussi que pour mourir ie ne<text:line-break/>voudrois faire telle chose sans vostre con(-)<text:line-break/>sentement : consideré quand on reuele tels<text:line-break/>cas, qui touchent si fort l'honneur, à per(-)<text:line-break/>sonnes estranges, il n'en vient<text:s/>que scanda(-)<text:line-break/>le, ie me suis addressé à vous, sçachant tres(-)<text:line-break/>bien estre capable de le tenir secret plus que<text:line-break/>homme viuant, sans en rien scandaliser vo(-)<text:line-break/>stre maison. Ce n'est vn fait nouueau, du(-)<text:line-break/>quel on se doiue beaucoup estonner : car as(-)<text:line-break/>sez y en<text:s/>a de semblables qui prestent<text:line-break/><text:span text:style-name="pb">[f. 279]</text:span><text:span text:style-name="pb"><text:line-break/></text:span>libera(-)lement leurs femmes par amitié : en ce fai(-)<text:line-break/>sant il n'y a aucun danger, puis que c'est au<text:line-break/>gré du mary. Donc s'il vous plaist de t(a1)t me<text:line-break/>fauoriser, ensemble d'obeïr à ma requeste,<text:line-break/>outre que seray perpetuellem(e1)t vostre amy,<text:line-break/>tenez, voila tous mes thresors, &amp; tout ce qui<text:line-break/>est en ma puissance, les vous present(a1)t libe(-)<text:line-break/>ralem(e1)t, pour en disposer comme voudrez.<text:line-break/>Le miserable Gentilh(o1)me, souffreteux, qui<text:line-break/>estoit de petit sens, vaincu d'auarice, &amp; de(-)<text:line-break/>laissant tout honneur, dist qu'il estoit con(-)<text:line-break/>tent, &amp; essayeroit à conuertir le vouloir de<text:line-break/>sa femme. La nuict donc ensuyuant, couché<text:line-break/>auec elle, commence à luy descouurir de<text:line-break/>loing, &amp; peu à peu, la necessité en laquelle<text:line-break/>ils estoyent, sans tenir estat honneste, c(o1)me<text:line-break/>faisoyent les autres, de beaucoup moindre<text:line-break/>noblesse, &amp; contre l'opinion d'vne infinité<text:line-break/>de maris disoit qu'vn homme pauure se de(-)<text:line-break/>uoit sentir heureux, duquel la femme estoit<text:line-break/>belle, par ce que secrettem(e1)t peut estre ceste<text:line-break/>beauté cause d'enrichir tout vn mesnage, si<text:line-break/>finem(e1)t elle se conduit. La femme estonnee<text:line-break/>de ce propos, qui n'auoit encores sentir l'e(-)<text:line-break/>stincelle amoureuse du changem(e1)t, comme<text:line-break/>prompte en colere, luy respond, que si ia(-)<text:line-break/><text:soft-page-break/>mais luy tenoit telles paroles, elle s'en plain<text:line-break/>droit à ses freres, &amp; luy pourchasseroit en(-)<text:line-break/>tierem(e1)t la mort. Le fol mary, importun en<text:line-break/><text:span text:style-name="pb">[f. 280]</text:span><text:span text:style-name="pb"><text:line-break/></text:span>sa sottise, ne laissa de continuer, pour cor(-)<text:line-break/>r(o1)pre sa femme : tant que les freres aduertis,<text:line-break/>luy firent de si rigoureuses remonstrances,<text:line-break/>entremeslees de menaces, que la crainte de<text:line-break/>l'effet luy fit oublier, pour quelque t(e1)ps, son<text:line-break/>auarice. Monsieur le Cardinal, qui auoit en(-)<text:line-break/>tendu si mal plaisante response, deuint tout<text:line-break/>mel(a1)cholique, toutesfois c(o1)me vn b(o1) chien<text:line-break/>chasse tousiours iusques à la prinse, le sem(-)<text:line-break/>blable il fit : ayant recours à trauailler ses<text:line-break/>yeux, pour d(o1)ner à cognoistre l'interieur de<text:line-break/>sa plus secrette p(e1)see. Et tant continua, que<text:line-break/>ceste dame, souuent battuë &amp; gaignee de la<text:line-break/>liberalité &amp; courtoisie du ieune Prelat, elle<text:line-break/>mesme cherchoit occasion de remettre son<text:line-break/>mary aux ambles premieres, qui au parler<text:line-break/>luy auoient semblé si rudes. Le Gentilh(o1)me<text:line-break/>voyant sa femme, contre sa coustume, priser<text:line-break/>&amp; estimer souu(e2)t à table l'honnesteté de ce<text:line-break/>Romain, comme celuy qui auoit le cœur à<text:line-break/>la richesse, commence à dire : M'amie, vous<text:line-break/>sçauez de combien ie vous ay estimee toute<text:line-break/>ma vie, &amp; que la requeste que vous ay autre<text:line-break/>fois faite, n'a point esté pour diminuer ceste<text:line-break/>amitié, qui demeurera perpetuelle : mais<text:line-break/>deux raisons m'y c(o1)traignoyent. L'vne est, la<text:line-break/>pauureté en quoy nous viuons, c(o1)me g(e1)s de<text:line-break/>basse c(o1)dition, sans tenir l'estat qu'il appar(-)<text:line-break/>tient à noblesse : L'autre est, que de brief se<text:line-break/><text:span text:style-name="pb">[f. 281]</text:span><text:span text:style-name="pb"><text:line-break/></text:span>doit tenir vne feste aux Seigneurs &amp; g(e1)s d'e(-)<text:line-break/>stat de ceste ville, où sommes c(o1)traints d'as(-)<text:line-break/>sister, alors sera descouuerte nostre pauureté<text:line-break/>qui n'est encores du tout cogneuë, d(o1)t nous<text:line-break/>prouiendra vn si fascheux mescont(e1)tement<text:line-break/>que le despit qu'en prendrons nous sera oc(-)<text:line-break/>casi(o2) de mort ou perpetuel exil. Vous voyez<text:line-break/>la grandeur du personnage qui vous ayme<text:line-break/>sur toutes choses du m(o2)de, ayant nostre h(o1)(-)<text:line-break/>neur en telle recommandation, qu'il ne s'en<text:line-break/>est voulu descouurir qu'à moy seul : parquoy<text:line-break/>ie vous prie (sans toutesfois parfaire que vo<text:line-break/>stre propre volonté) de considerer la misere<text:line-break/>&amp; pauureté dont nous sommes assaillis. La<text:line-break/>Dame ay(a1)t la liberté, que beaucoup de fem(-)<text:line-break/>mes voudroyent auoir, luy respond : Ie ne<text:line-break/><text:soft-page-break/>sçay autre chose dire, sinon ce que toutes<text:line-break/>femmes doiuent faire, qui est d'estre h(u1)bles<text:line-break/>&amp; obeïssantes à leurs marys :<text:s/>parquoy ie suis<text:line-break/>contente d'acc(o1)plir vostre commandem(e1)t :<text:line-break/>mais, mon amy, sur tout ie vous supplie ne<text:line-break/>faites rien dont apres soyez repentant qu(a1)d<text:line-break/>n'y aura remede. Le lourdaut fut si aise, que<text:line-break/>sans preuoir son malheur alla voir le Cardi(-)<text:line-break/>nal, auquel, sans vser de long propos, pro(-)<text:line-break/>mist d'amener sa femme la nuict ensuiuant :<text:line-break/>mais que pour ceste premiere fourniture<text:line-break/>luy falloit cinq cens ducats. Le Cardinal co(-)<text:line-break/>gnoissant la meschanceté du sot, non moins<text:line-break/><text:span text:style-name="pb">[f. 282]</text:span><text:span text:style-name="pb"><text:line-break/></text:span>grande que la sienne, offrit non seulement<text:line-break/>les ducats demandez, mais mil, &amp; tout son<text:line-break/>vaillant. Ainsi la conclusion prinse, ayant<text:line-break/>receu partie de l'argent, à l'heure promise<text:line-break/>conduit sa femme, qui en allant luy disoit<text:line-break/>tousiours ce mot : Regardez bi(e1) ce que vous<text:line-break/>faites, car le repentir viendra trop tard. Le<text:line-break/>mary toutesfois ne pensant qu'à remplir sa<text:line-break/>bourse, fit tel deuoir qu'il la rendit entre les<text:line-break/>bras de Monsieur le Cardinal, lequel, auec<text:line-break/>vn merueilleux contentement, receur tel<text:line-break/>plaisir que plusieurs fois ses semblables (se<text:line-break/>trouuans en pareille chasse) ont essayé. La<text:line-break/>Dame, qui en ceste nuict auoit trouué la<text:line-break/>vertu Cardinale de plus grande force que<text:line-break/>celle de son mary, dist : Monsieur, la crainte<text:line-break/>du deshonneur &amp; honte qui m'a cy deuant<text:line-break/>combattuë, pour garder mon corps de n'e(-)<text:line-break/>stre abandonné à homme viuant, n'a point<text:line-break/>esté sans auoir eu tousiours enuers vous im(-)<text:line-break/>mortelle amitié : vous asseurant, puis que<text:line-break/>mon malheureux mary m'a volontairem(e2)t<text:line-break/>liuree, ie suis deliberee iamais ne retourner,<text:line-break/>vous ayant vendu mon corps, de bon cœur<text:line-break/>ie le vous donne, pour estre vostre toute ma<text:line-break/>vie. Partant ie vous supplie, Monsieur, en<text:line-break/>confirmation de cest amour fauorable, me<text:line-break/>vouloir accepter pour celle qui ne souhait(-)<text:line-break/>te viure qu'en vous seruant de cœur &amp;<text:line-break/><text:span text:style-name="pb">[f. 283]</text:span><text:span text:style-name="pb"><text:line-break/></text:span>vo(-)lonté parfaite, me faisant la grace, quand il<text:line-break/>viendra querir le reste de son payement, le<text:line-break/>luy bailler, du demeurant laissez moy faire.<text:line-break/>car où me voudriez renuoyer, soyez asseuré,<text:line-break/>Monsieur, que vous me perdrez du tout,<text:line-break/>plustost deliberant souffrir la mort en mille<text:line-break/><text:soft-page-break/>sortes, si possible estoit. Le Cardinal outré<text:line-break/>d'aise de tels propos (apres plusieurs cares(-)<text:line-break/>ses) luy fait response : M'amie, si la Papauté<text:line-break/>m'estoit octroyee, ie ne me sentirois taut<text:line-break/>heureux que de la c(o1)queste de vostre beau(-)<text:line-break/>té, vous faisant seule Dame de mon corps,<text:line-break/>biens &amp; tresors, tenez voila les clefs, baillez<text:line-break/>à vostre mary ce que bon vous semblera. Au<text:line-break/>point du iour le mary venu, pour deman(-)<text:line-break/>der son payem(e1)t, trouua sa femme, &amp; com(-)<text:line-break/>me esperdu de sa recente folie, luy dit : M'a(-)<text:line-break/>mie, ie me suis cent fois repenti de vous<text:line-break/>auoir icy amenee, &amp; iamais n'auray regret<text:line-break/>qui me touche si viuement, pour le peu de<text:line-break/>repos qu'ay prins en ceste nuict. Mon amy,<text:line-break/>respond la Dame, il m'est aduenu tout le<text:line-break/>contraire : car ie n'eus onc si gr(a1)d plaisir que<text:line-break/>celuy qu'ay receu d'vn si gracieux &amp; honne(-)<text:line-break/>ste Seigneur : qui m'ayant abandonné ses ri(-)<text:line-break/>chesses pour vous payer, m'a fait cognoistre<text:line-break/>son amour plus entier (q1) le vostre, qui auez<text:line-break/>preferé les biens de ce monde perissable, à<text:line-break/>l'honneur immortel de vostre maison.<text:line-break/><text:span text:style-name="pb">[f. 284]</text:span><text:span text:style-name="pb"><text:line-break/></text:span>Par(-)quoy voila l'argent qu'on vous a promis, &amp;<text:line-break/>qui doit estre recompensé d'vn amour im(-)<text:line-break/>parfait : car de mon corps vendu, plustost la<text:line-break/>mort me prenne que jamais en soyez iouïs(-)<text:line-break/>sant. Sur ces propos se retire soudain, sans<text:line-break/>plus le vouloir voir. Le miserable mary<text:line-break/>(vaincu d'vn merueilleux desplaisir) demeu(-)<text:line-break/>ra si confus, &amp; hors de tout remede, qu'il ne<text:line-break/>sceut que penser. Dont cognoissant l'occa(-)<text:line-break/>sion du mal estre venuë par sa sotte pour(-)<text:line-break/>suitte, la h(o1)te prochaine, &amp; les menaces des<text:line-break/>par(e1)s de sa femme, pensans le retirer d'vn si<text:line-break/>lasche vouloir, pressé de desespoir, se retira<text:line-break/>hors du païs, sans y chercher retour. Le Car(-)<text:line-break/>dinal &amp; Madame, aduertis de ceste perte,<text:line-break/>sans se fascher beaucoup, passerent leur ieu(-)<text:line-break/>nesse au contentement &amp; plaisir qu'vn cha(-)<text:line-break/>cun peut penser : sans que ceux de Trente<text:line-break/>eussent autre opinion, sinon qu'ils s'estoy(e1)t<text:line-break/>retirez aux champs, pour l'extreme &amp; indi(-)<text:line-break/>gente pauureté de leur noblesse.</text:p>
      <text:p text:style-name="p">Combien, mes Dames, que le fait de ce<text:line-break/>mary soit vne appar(e1)te sottise, de laquelle se<text:line-break/>trouue bi(e1) peu de semblables aduenuës aux<text:line-break/>hommes, si ne veux ie pourtant excuser l'i(-)<text:line-break/>gnorante malice de ceste femme : laquelle,<text:line-break/><text:soft-page-break/>y surpant le nom d'honneur pour vn temps,<text:line-break/>en fin se monstra abandonnee de tout bien.<text:line-break/>Ne faut point aussi que l'excuse du mary luy<text:line-break/><text:span text:style-name="pb">[f.<text:s/></text:span><text:span text:style-name="pb">285]</text:span><text:span text:style-name="pb"><text:line-break/></text:span>serue de couuerture, par ce que la vertu se<text:line-break/>fait cognoistre où le contraire est plus poi(-)<text:line-break/>gnant. Et ie vous prie vous garder soigneu(-)<text:line-break/>sement de ceux qui vsent enuers vous de<text:line-break/>gr(a2)de poursuite ou liberalité : car volontiers<text:line-break/>sont ialoux de voz beautez, pour estre trop<text:line-break/>charitables à leur propre chair.</text:p>
      <text:h text:style-name="Titre1" text:outline-level="1">Compte XLI.</text:h>
      <text:h text:style-name="P915" text:outline-level="1">Il se faut garder de la malice des femmes cour(-)<text:line-break/>roucees, pource que depuis qu'elles forgent<text:line-break/>en leurs esprits vn despit de l'offence receuë,<text:line-break/>soudain comme promptes &amp; legeres, entrent<text:line-break/>en volonté de rendre la vengeance : &amp; sans<text:line-break/>auoir esgard au deuoir d'vne seule amitié,<text:line-break/>s'efforcent d'inuenter tous les moyens qu'ils<text:line-break/>peuuent pour executer par tromperies ou<text:line-break/>finesses, ce que la haine propose, sans consi(-)<text:line-break/>deration des personnes, ou du lieu qu'ils<text:s/>peu(-)<text:line-break/>uent tenir : ainsi que verrez par ce discours.</text:h>
      <text:p text:style-name="P916"><text:span text:style-name="T917">N</text:span>'A gueres en vne petite bourgade de<text:line-break/>Normandie, demeuroyent trois com(-)<text:line-break/>meres voysines &amp; grandes amies, lesquelles<text:line-break/>communiquoyent si souuent ensemble des<text:line-break/>plus priuez secrets de leur mesnage, qu'il<text:line-break/><text:span text:style-name="pb">[f.</text:span><text:span text:style-name="pb"><text:s/>286]</text:span><text:span text:style-name="pb"><text:line-break/></text:span>n'estoit rien fait par les marys à l'vne d'el(-)<text:line-break/>les, que soudain celle qui estoit offencee à<text:line-break/>grande peine pouuoit assez tost trouuer le<text:line-break/>logis de ses compagnes, pour reueler le trai(-)<text:line-break/>tement qu'on luy faisoit, &amp; se trouuerent à<text:line-break/>la fin quasi aussi bien pourueuës de marys, &amp;<text:line-break/>aussi lourdaux l'vne que l'autre. De sorte<text:line-break/>que ces b(o1)nes dames auoyent si bon temps<text:line-break/>&amp; telle liberté d'aller au change, qu'vn cha(-)<text:line-break/>cun qui les cognoissoit, facilement obtenoit<text:line-break/>l'endroit &amp; le chois du plus aggreable de<text:line-break/>leurs beautez. En tout n'estoit qu'vne cho(-)<text:line-break/>se fascheuse, &amp; qu'ils sentoyent quasi insup(-)<text:line-break/><text:soft-page-break/>portable : c'estoit qu'aux iours que les fem(-)<text:line-break/>mes alloy(e1)t à l'escarmouche, les marys d'au(-)<text:line-break/>tre costé, ne sçachans mieux faire, s'assem(-)<text:line-break/>bloyent en vne tauerne, où<text:s/>si bi(e1) sacrifioi(e2)t<text:line-break/>au dieu Bachus, qu'au sortir comme chan(-)<text:line-break/>celans çà &amp; là, &amp; ayans perdu par la liqueur<text:line-break/>du sacrifice le meilleur de leur sens, à grand<text:line-break/>peine pouuoient gaigner le logis : auquel, de<text:line-break/>malheur, chacun d'eux rencontrant sa fem(-)<text:line-break/>me, il n'y auoit pot, escuelle, ou baston qui<text:line-break/>ne fut employé pour la caresser de tous en(-)<text:line-break/>droits. Ainsi ces bonnes dames, mal traittees<text:line-break/>sur le soit, conclurent vn iour ensemble non<text:line-break/>de les tuer, craign(a1)s d'estre reprises de la iu(-)<text:line-break/>stice, mais les tromper<text:s/>&amp; moquer pour cha(-)<text:line-break/>stiem(e1)t d'vne telle yutongnerie,<text:line-break/><text:span text:style-name="pb">[f. 287]</text:span><text:span text:style-name="pb"><text:line-break/></text:span>empesche(-)ment de la perfection de leurs plus priuez<text:line-break/>plaisirs. La conclusion arrestee, chacune de(-)<text:line-break/>liberee en son endroit de bien executer sa<text:line-break/>v(e1)geance, où l'occasi(o1) s'y offriroit. Comme<text:line-break/>de coustume donc les marys, retournez à<text:line-break/>l'ordinaire de la tauerne, secrettement sont<text:line-break/>espiez de leurs femmes, &amp; ainsi qu'ils beu(-)<text:line-break/>uoyent vindrent quatre freres prescheurs<text:line-break/>qui retournoyent des villages prochains de<text:line-break/>ramasser leur queste &amp; demandoyent à<text:s/>re(-)<text:line-break/>paistre. Ces bons biberons, qui estoy(e2)t à ta(-)<text:line-break/>ble le doz au feu, les font seoir aupres d'eux<text:line-break/>auec si bonne chere que ce fut à recommen(-)<text:line-break/>cer à qui mieux &amp; plus longs traits boiroit :<text:line-break/>de sorte qu'vn chac(u1) fist tel deuoir de gour(-)<text:line-break/>m(a1)der<text:s/>&amp; grenouiller, qu'à grand peine peu(-)<text:line-break/>rent assez tost trouuer leurs maisons pour<text:line-break/>dormir. La premiere comere voy(a1)t son mary<text:line-break/>couché, &amp; surpris d'vn si profond sommeil<text:line-break/>qu'on l'eust plustost escorché qu'esueillé<text:line-break/>pr(e1)t des forces &amp; luy fait vne plaisante<text:s/>cou(-)<text:line-break/>ronne, de la grandeur de celle d'vn moyne,<text:line-break/>luy mettant le froc en la teste, le vestement<text:line-break/>de mesme qu'elle auoit emprunté de l'vn de<text:line-break/>ses plus fauorables confesseurs &amp; amys, &amp;<text:line-break/>en cest equipage le laisse reposet iusques au<text:line-break/>plus matin que le iour commençoit seule(-)<text:line-break/>ment à poindre, &amp; que le compagnon auoit<text:line-break/>accoustumé de desieuner, qui ayant desia<text:line-break/><text:span text:style-name="pb">[f. 288]</text:span><text:span text:style-name="pb"><text:line-break/></text:span>fait digestion de ses morceaux, dresse la te(-)<text:line-break/>ste pour chercher nouuelle pasture. Sa fem(-)<text:line-break/>me (comme toute estonnee) commence à<text:line-break/><text:soft-page-break/>dire, comment monsieur le beaupere vous<text:line-break/>estes fort endormy, voulez vous pas aller<text:line-break/>apres les autres de vostre religion ? Le mary<text:line-break/>encores estourdy du vin &amp; de son sommeil<text:line-break/>sans regarder sa femme, se cuy de courrou(-)<text:line-break/>cer contre elle : mais comme femme ruzec<text:line-break/>&amp; asseuree en son entreprinse luy replique :<text:line-break/>Monsieur, ie ne voudrois pour mourir me<text:line-break/>moquer d'vn si h(o1)neste religieux que vous,<text:line-break/>&amp; que par deuotion l'ay logéceans : mais ie<text:line-break/>le dis, pource que voz compagn(o1)s sont par(-)<text:line-break/>tis, craignant que ne demeuriez seul, qui ne<text:line-break/>seroit chose honneste &amp; decente à personne<text:line-break/>d'vn tel habit. Aussi comment seroit il possi(-)<text:line-break/>ble beau pere qu'on vous eust peu faire ceste<text:line-break/>couronne, &amp; paré de ces accoustremens, sans<text:line-break/>que l'eussiez senti ? asseurement, monsieur,<text:line-break/>bien me souuient que hyer entrastes ceans<text:line-break/>ainsi vestu : Le mary tout esblouy se taste de<text:line-break/>tous costez, &amp; sentant auoir la teste raze, &amp;<text:line-break/>enfroqué comme vn moyne, s'escrie : Dieu,<text:line-break/>est ce pas moy, est ce pas Iean ? A la fin la<text:line-break/>femme (continuant de l'appeller monsieur,<text:line-break/>auec mil reuer(e1)ces) mania<text:s/>si bien ce pauure<text:line-break/>badin du plat de sa langue, &amp; encores demy<text:line-break/>yure, qu'il ne luy souuint que des moynes<text:line-break/><text:span text:style-name="pb">[f. 289]</text:span><text:span text:style-name="pb"><text:line-break/></text:span>auec lesquels il auoir beu : donc pour se voir<text:line-break/>ainsi habillé, creut qu'il estoit de leur com(-)<text:line-break/>pagnie, &amp; que par vengeance diuine il estoit<text:line-break/>ainsi transmué en moyne : tellement qu'en<text:line-break/>ceste folle opinion dem(a1)de le chemin pour<text:line-break/>aller apres eux. La bonne commere luy fait<text:line-break/>responce, qu'à grand peine il pouuoit at(-)<text:line-break/>taindre ses freres : mais que par pitié luy<text:line-break/>donneroit sa messe s'il la vouloit dire.<text:s/>Ainsi<text:line-break/>le pauure Iean embeguiné soubs la faueur<text:line-break/>du vicaire, fauorisant en tout ces b(o2)nes da(-)<text:line-break/>mes, fut conduit par sa femme en l'Eglise,<text:line-break/>luy fait vestir les ornemens propres à chan(-)<text:line-break/>ter de Requiem, &amp; le fait presenter deuant<text:line-break/>le grand autel, prest à faire l'office. La deux(-)<text:line-break/>iesme, qui ne vouloit faillir à l'entreprinse,<text:line-break/>incontinent que son mary fut resueillé, le<text:line-break/>c(o2)mence à flatter &amp; luy remonstrer : Com(-)<text:line-break/>ment, mon amy, il est auiourd'huy si bonne<text:line-break/>feste : nostre voisin, c(o1)pere &amp; amy, se repen(-)<text:line-break/>tant d'auoir le temps passé tant mal vescu, a<text:line-break/>prins l'habit d'vn religieux, &amp; ch(a1)te auiour(-)<text:line-break/>d'huy sa premiere messe, à l'assistance de la(-)<text:line-break/><text:soft-page-break/>quelle y a vne infinité de grands pard(o1)s, ne<text:line-break/>voulez vous pas vous confesser à luy, &amp; de(-)<text:line-break/>mander pardon de tant d'arg(e1)t mal despen(-)<text:line-break/>du, &amp; qui feroit bien besoin à nos enfans ? Le<text:line-break/>pauure Guillaume, tout estonné de ce cas,<text:line-break/>quasi malade du regret de trop boyre, fut si<text:line-break/><text:span text:style-name="pb">[f. 290]</text:span><text:span text:style-name="pb"><text:line-break/></text:span>bien presché, qu'il commença dés le logis à<text:line-break/>plorer ses pechez, &amp;<text:s/>s'en va incontinent à<text:line-break/>l'Eglise, en laquelle voyant son c(o1)pere Iean<text:line-break/>prest à faire sacrifice, prend vne poignee de<text:line-break/>chandelles les presente à deux genoux, en<text:line-break/>demandant confession de ses fautes. La troi(-)<text:line-break/>siesme, qui desiroit auoir le pris de la trom(-)<text:line-break/>perie, auoit du plus matin porté son mary<text:line-break/>en vne biere descouuerte (comme vn mort)<text:line-break/>à l'entree de l'Eglise : lequel ainsi que son<text:line-break/>compere presentoit son offrande, commen(-)<text:line-break/>ce d'ouurir vn peu les yeux, &amp; descouurant<text:line-break/>à demy son autre compagnon reuestu, prest<text:line-break/>à dire Confiteor, cuy de comm(e1)cer à rire de<text:line-break/>la sottise de ses voisins : mais pource qu'il se<text:line-break/>voyoit en vne biere, &amp; l'offerte qu'on fai(-)<text:line-break/>soit de ses chandelles allumees (se sentant<text:line-break/>encores des fumees du soir, qui luy auoyent<text:line-break/>troublé le cerueau) douta<text:s/>bien fort de sa vie<text:line-break/>pour voir vn preparatif de seruice si prest à<text:line-break/>chanter, en sorte qu'il n'osa parler ne re(-)<text:line-break/>muer aucunement, demeurans longuement<text:line-break/>tous trois en ceste resuerie, iusques à ce que<text:line-break/>le Soleil vn peu plus haut leur esclaircist la<text:line-break/>veuë : faisant cognoistre que le bon vin, &amp; la<text:line-break/>finesse de leurs femmes auoyent esté la seu(-)<text:line-break/>le occasion du stratageme.</text:p>
      <text:p text:style-name="p">Ie ne sache, mes Dames, homme tant fas(-)<text:line-break/>ché de melancholie, qui peust iouër telle<text:line-break/><text:span text:style-name="pb">[f. 291]</text:span><text:span text:style-name="pb"><text:line-break/></text:span>farce, sans se pouuoir garder de rire, co(-)<text:line-break/>gnoissant la ruze &amp; vengeance de ces fem(-)<text:line-break/>mes : laquelle ie croy auoir esté executee, n(o1)<text:line-break/>du bon vouloir qu'ils portoy(e1)t à leurs ma(-)<text:line-break/>rys, pour les retirer d'vne telle vie (cause de<text:line-break/>faire perdre le sens &amp; raison aux hommes :)<text:line-break/>mais pour r(e1)dre plustost le<text:s/>chemin plus ai(-)<text:line-break/>sé à leurs libertez &amp; plaisirs, ou pour tenter,<text:line-break/>si en autres choses plus grandes les pour(-)<text:line-break/>royent bien tromper : partant ne se faut trop<text:line-break/>fier à langage si dangereux, &amp; breuuage si<text:line-break/>doux, qui peut endormir nostre iugement :<text:line-break/>mais croire le sage, qui dit, que le vin &amp; la<text:line-break/><text:soft-page-break/>fole femme font perdre aux hommes tous<text:line-break/>les sentimens &amp; chemins de vertu.</text:p>
      <text:h text:style-name="Titre1" text:outline-level="1">Compte XLII.</text:h>
      <text:h text:style-name="Titre1" text:outline-level="1"><text:span text:style-name="T918">Combien qu'Amour soit par les peintures fi(-)</text:span><text:span text:style-name="T919"><text:line-break/></text:span><text:span text:style-name="T920">guré nud enfant, &amp; comme imbecille, desnué</text:span><text:span text:style-name="T921"><text:line-break/></text:span><text:span text:style-name="T922">&amp; sans aucune force : toutes fois il n'y a puis(</text:span><text:span text:style-name="T923">-)</text:span><text:span text:style-name="T924"><text:line-break/></text:span><text:span text:style-name="T925">sance si forte (quand on delaisse Dieu) que</text:span><text:span text:style-name="T926"><text:line-break/></text:span><text:span text:style-name="T927">la sienne : par laquelle, desarmant ses sub(-)</text:span><text:span text:style-name="T928"><text:line-break/></text:span><text:span text:style-name="T929">iets de toute vertu, empoisonne tellement</text:span><text:span text:style-name="T930"><text:line-break/></text:span><text:span text:style-name="T931">les cœurs, qu'il d(o1)pte les plus forts &amp; hardis</text:span><text:span text:style-name="T932"><text:line-break/></text:span><text:span text:style-name="T933">bataillans. Ce qui se trouue par Achiles, qui</text:span><text:span text:style-name="T934"><text:line-break/></text:span><text:span text:style-name="T935">delaissa la guerre à la<text:s/></text:span><text:span text:style-name="T936">faueur de Briseus :</text:span><text:span text:style-name="T937"><text:line-break/></text:span><text:span text:style-name="T938">Hercules seruit Euphale. Et sans chercher</text:span><text:span text:style-name="T939"><text:line-break/></text:span><text:span text:style-name="pb">[f. 292]</text:span><text:span text:style-name="T940"><text:line-break/></text:span><text:span text:style-name="T941">les anciennes panchartes, par ceste histoire</text:span><text:span text:style-name="T942"><text:line-break/></text:span><text:span text:style-name="T943">pourrez voir ses folles &amp; hezardeuses entre(-)</text:span><text:span text:style-name="T944"><text:line-break/></text:span><text:span text:style-name="T945">prises executees par vne delicate femme.</text:span></text:h>
      <text:p text:style-name="P946"><text:span text:style-name="T947">A</text:span><text:s/>Naples, n'a pas long temps, faisoit sa<text:line-break/>demeure vn<text:s/>ieune homme, nommé le<text:line-break/>Seigneur Antoine, natif de Guayerte : lequel<text:line-break/>combien que Dieu (qui depart le sens &amp; la<text:line-break/>vertu aux hommes) luy eust fait tant de<text:line-break/>grace, que de l'auoir rendu parfait en beau(-)<text:line-break/>coup de choses, toutesfois fortune, enuieu(-)<text:line-break/>se d'vn tel bien, l'auoir si peu fauorisé, que<text:line-break/>en toutes ses entreprinses estoit malheu(-)<text:line-break/>reux : de forte qu'il estoit pauure, donc pour<text:line-break/>fuyr ceste impatiente pauureté, s'addonna à<text:line-break/>suyure la marchandise, en laquelle si bien se<text:line-break/>conduit, que plusieurs marchands de la ville<text:line-break/>l'enuoyoyent souu(e2)t sur mer és païs estran(-)<text:line-break/>ges &amp; loingtains, pour la c(o2)duite principa(-)<text:line-break/>le de leur marchandise, remettant tout à sa<text:line-break/>discretion, tant estoit l'opinion bonne de<text:line-break/>luy enuers tous. Or d'aut(a2)t qu'il estoit hon(-)<text:line-break/>neste &amp; propre en<text:s/>ses habits (ayant toutes<text:line-break/>les ciuilitez qu'vn homme de tel aage peut<text:line-break/>auoir) sa compagnie estoit fort aggreable<text:line-break/>aux dames, auec lesquelles, estant le bien<text:line-break/>venu, frequentoit ordinairement, sans es(-)<text:line-break/>pargner tout le gaing de ses nauigations à<text:line-break/><text:soft-page-break/>mommeries, banquets, &amp; autres despences<text:line-break/><text:span text:style-name="pb">[f. 293]</text:span><text:span text:style-name="pb"><text:line-break/></text:span>qui peuu(e2)t attirer les cœurs des plus amou(-)<text:line-break/>reuses. Entre ces Dames se rencontre vne<text:line-break/>ieune fille d'honorable &amp; ancienne maison :<text:line-break/>laquelle surprise &amp; eschauffee de l'amour du<text:line-break/>seigneur Antoine, ne peut longuement dis(-)<text:line-break/>simuler : car sa ieunesse delicate, non ac(-)<text:line-break/>coustumee à telles passions (pour se sentir<text:line-break/>ainsi tourmentee) ne trouuoit meilleur re(-)<text:line-break/>mede, sinon qu'à gouuerner ses pensees par<text:line-break/>la representation continuelle de l'image de<text:line-break/>son amy, mais Amour &amp; l'ardeur continuel(-)<text:line-break/>le de son feu, ne se pouuoir contenter de si<text:line-break/>peu : ains de laissant toute honte, le plus cou(-)<text:line-break/>uertement qu'elle peut, descouurit tellem(e2)t<text:line-break/>son affecti(o2), que celuy qui n'estoit en moin(-)<text:line-break/>dre peine que la Dame, en eut entiere co(-)<text:line-break/>gnoissance. Le petit archer inc(o2)tinent voy(a2)t<text:line-break/>ses pauures passionnez repeuz seulement de<text:line-break/>œillades, voulut venir au iondre, pour don(-)<text:line-break/>ner cognoissance de sa victoire : &amp; tant pour(-)<text:line-break/>chassa par moyens, que tous deux paruin(-)<text:line-break/>drent par plusieurs fois à l'execution de<text:line-break/>l'heure iouïssante : au depart de laquelle<text:line-break/>(pour la crainte d'estre descouuerts) sor(-)<text:line-break/>toyent de l'interieur de ces pauures amans<text:line-break/>vne infinité de larmes, acc(o2)pagnees de mil(-)<text:line-break/>le regrets, craignans tousiours l'issue d'vn<text:line-break/>tel plaisir par vne<text:s/>contraire fortune, qui au<text:line-break/>vray dire, aduint par estr(a2)ge malheur : ce fut<text:line-break/><text:span text:style-name="pb">[f. 294]</text:span><text:span text:style-name="pb"><text:line-break/></text:span>que le seigneur Antoine contraint (suyuant<text:line-break/>sa coustume d'aller en marchandises) s'em(-)<text:line-break/>barqua en vne nauire pour tirer à Genes,<text:line-break/>apres le congé de sa Dame, qui fut tant pi(-)<text:line-break/>toyable, qu'à la separation les ames (trop<text:line-break/>violentement pressees de douleur) cuy de(-)<text:line-break/>rent abandonner ce monde pour se recher(-)<text:line-break/>cher au ciel. Ainsi faisant voile par l'espace<text:line-break/>de deux iours, ayant le t(e2)ps calme à souhait,<text:line-break/>fit renc(o2)tre de cinq ou<text:s/>six fustes de Mores,<text:line-break/>par lesquels furieusement assaillis, fut la na(-)<text:line-break/>uire mise en fons, toute la richesse pillee, &amp;<text:line-break/>ceux de dedans menez prisonniers en Bar(-)<text:line-break/>barie. Et entre tous ceux de la prinse, le pau(-)<text:line-break/>ure infortuné Antoine, pour esclaue vendu<text:line-break/>à<text:s/>vn marchand de Thunis. La piteuse nou(-)<text:line-break/>uelle entendue des marchands de Naples, &amp;<text:line-break/>diuulguee par la ville, incontinent paruint<text:line-break/><text:soft-page-break/>iusques aux oreilles de ceste ieune dame : la(-)<text:line-break/>quelle entra en tel desespoir, passionnee ou(-)<text:line-break/>tre mesure, qu'elle mesmes se cuida priuer<text:line-break/>de la vie : mais apres ceste l(o2)gue melancho(-)<text:line-break/>lie de peu de proffit, delibera trouuer nou(-)<text:line-break/>ueau remede : &amp; n'eust esté la crainte de ses<text:line-break/>freres fust soudain partie, sans autre conside(-)<text:line-break/>ration, pour chercher celuy pour l'absence<text:line-break/>duquel estimoit auoir perdu tout son con(-)<text:line-break/>tentem(e2)t, à fin d'estre compagne en ses tra(-)<text:line-break/>uaux, comme elle auoit esté en ses priuez<text:line-break/><text:span text:style-name="pb">[f. 295]</text:span><text:span text:style-name="pb"><text:line-break/></text:span>plaisirs. D'auenture à Naples commença la<text:line-break/>peste de si grande furie, qu'vn chacun aban(-)<text:line-break/>donnoit sa maison &amp; les siens :<text:s/>tellem(e2)t que<text:line-break/>ses freres, plus curieux de leur santé qu'à<text:line-break/>contreroller leur sœur, la delaisserent seule.<text:line-break/>Donc voyant l'occasion libre de parfaite ce<text:line-break/>que de long temps auoit premedité, se des(-)<text:line-break/>guisa en l'habit d'vn ieune garson march(a2)d,<text:line-break/>se surnommant Loys, &amp; mettant deux cens<text:line-break/>ducats en sa bourse, auec quelques bagues<text:line-break/>precieuses, prend le chemin du port : au quel<text:line-break/>(par la commodité d'vn nauire Venitien,<text:line-break/>prest à desancrer pour faire voyle à Thunis)<text:line-break/>trouue moyen d'entrer en mer pour seruir<text:line-break/>le patron. Ainsi embarquez, apres auoir lon(-)<text:line-break/>guement vogué, arriue au port de Thunis :<text:line-break/>&amp; prenant le chemin de la ville, s'enquist se(-)<text:line-break/>crettement de l'estat &amp; prison de son amy,<text:line-break/>faisant si grand deuoir qu'elle trouua façon<text:line-break/>de parler à luy. Le dolent seigneur Antoine,<text:line-break/>pasle, maigre, estrangement defiguré par la<text:line-break/>longue prison &amp; perte de sa Dame, demeura<text:line-break/>grandement estonné, voyant si pres de luy<text:line-break/>celle qu'en son esprit cherchoit à Naples. Et<text:line-break/>c(o2)bien que ceste presence luy apportast vne<text:line-break/>ioye inestimable, cognoissant l'extremité de<text:line-break/>son amour n(o2) seinte, toutes fois poussé &amp; es(-)<text:line-break/>meu d'vne soudaine ialousie de crainte que<text:line-break/>le patron ou autre (descouur(a2)t l'embusche)<text:line-break/><text:span text:style-name="pb">[f. 296]</text:span><text:span text:style-name="pb"><text:line-break/></text:span>ne le frustrast du bien qu'il pretendoit estre<text:line-break/>le suport de sa vie, luy dit d'vne grace amou(-)<text:line-break/>reuse : Madame, encores que l'occasion de<text:line-break/>ma prison nous soit à tous deux vn tourm(e2)t<text:line-break/>quasi insupportable, &amp; que l'espoir du sortir<text:line-break/>soit trop long : toutesfois cognoissant le d(a2)(-)<text:line-break/>ger perpetuel, auquel tomberez si vne fois<text:line-break/>estes descouuerte, &amp; craignant de vous voir<text:line-break/><text:soft-page-break/>en la puissance d'autruy (ce que mon cœur<text:line-break/>ne pourroit iamais porter, qu'il ne creuast<text:line-break/>de despit) ie veux bien supplier vostre dou(-)<text:line-break/>ceur &amp; delicate ieunesse, au nom de nostre<text:line-break/>amitié inuiolable, de retourner au plustost,<text:line-break/>attendant l'heure<text:s/>&amp; occasion qu'il plaira à<text:line-break/>Dieu m'enuoyer secours pour ma deliuran(-)<text:line-break/>ce. Ceste ieune Dame, à qui le departir sem(-)<text:line-break/>bloit trop dur, sans emmener celuy, pour<text:line-break/>lequel vn chemin tant hazardeux estoit ac(-)<text:line-break/>comply, luy remonstra comme elle auoit<text:line-break/>apporté argent<text:s/>pour le mettre hors de capti(-)<text:line-break/>uité, ayant pouuoir de le racheter facilem(e2)t,<text:line-break/>sans danger d'aucune cognoissance. Partant<text:line-break/>la c(o2)clusion prinse, s'addresse secrettem(e2)t à<text:line-break/>vn des marchands du nauire : auquel fit en(-)<text:line-break/>tendre qu'elle desiroit racheter vn prison(-)<text:line-break/>nier, son parent, le suppliant d'essayer la<text:line-break/>façon de pouuoir auoir pris raisonnable.<text:line-break/>Le marchand, qui auoit enuie de luy faire<text:line-break/>ce plaisir (pour le voir doux &amp; honneste)<text:line-break/><text:span text:style-name="pb">[f. 297]</text:span><text:span text:style-name="pb"><text:line-break/></text:span>volontiers pourchassa ceste deliurance, &amp;<text:line-break/>practiqua tant enuers le<text:s/>More, qui tenoit le<text:line-break/>seigneur Antoine prisonnier, que l'accord<text:line-break/>fut fait, de le rendre en liberté pour cent<text:line-break/>ducats. Incontinent ceste passionnee Dame,<text:line-break/>en l'habit d'vn valet, estimant estre au bout<text:line-break/>de ses malheurs, portee d'vne ioye nompa(-)<text:line-break/>reille, pour l'esperance de la prochaine de(-)<text:line-break/>liurance de sa moytié, retourne au nauire,<text:line-break/>où pense trouuer sa bougette, pour bailler<text:line-break/>l'argent au More : mais vn larron marinier,<text:line-break/>qui l'auoit prinse en garde, voyant vn butin<text:line-break/>si à propos, sans estre de nul apperceu, se(-)<text:line-break/>crettement l'auoit emportee. Lors cest aise<text:line-break/>fut en vn moment conuerty en vn piteux &amp;<text:line-break/>soudain changement de pleurs. Ainsi retour(-)<text:line-break/>nant vers le marchand qui auoit fait l'ac(-)<text:line-break/>cord, luy compta sa piteuse fortune, &amp; que<text:line-break/>partant elle deliberoit se vendre à fin<text:s/>de ra(-)<text:line-break/>cheter la personne du monde que mieux ai(-)<text:line-break/>moit. Pour donc donner couleur à sa vente,<text:line-break/>disoit qu'elle estoit grandement redeuable<text:line-break/>à ce pauure qui l'auoit nourry, esleué ieune,<text:line-break/>&amp; auoit receu tant de biens faits par sa libe(-)<text:line-break/>ralité, qu'impossible<text:s/>seroit les luy pouuoir<text:line-break/>iamais rendre ne recognoistre. Tant sceut<text:line-break/>bien desguiser ses propos, que le marchand<text:line-break/>la v(e2)dit, ainsi accoustree de l'habit d'vn ser(-)<text:line-break/><text:soft-page-break/>uiteur, à vn riche citoyen de la ville, pour la<text:line-break/><text:span text:style-name="pb">[f. 298]</text:span><text:span text:style-name="pb"><text:line-break/></text:span>somme de cent ducats, pour lequel pris<text:s/>le<text:line-break/>seigneur Antoine fut à l'inst(a2)t mis en liber(-)<text:line-break/>té. Mais entendant le discours du fait de sa<text:line-break/>dame qui estoit en son lieu prisonniere, crai(-)<text:line-break/>gn(a2)t son fait estre à la fin descouuert, cuida<text:line-break/>cent fois (sans bouger de la place) perdre le<text:line-break/>sens de vehemente colere, pour la difficulté<text:line-break/>qu'il voyoit de la pouuoir retirer d'vne telle<text:line-break/>seruitude. Toutesfois preserant l'amitié aux<text:line-break/>inconueniens qui en pour royent suruenir,<text:line-break/>delibera d'entrepr(e2)dre tous les moy(e2)s pour<text:line-break/>paruenir à ceste deliurance, sans y espar(-)<text:line-break/>gner sa propre vie. Et apres auoir prins ac(-)<text:line-break/>coint(a1)ce secrette auec d'autres esclaues, qui<text:line-break/>ne cherchoyent qu'occasi(o2) nouuelle de pou<text:line-break/>uoir racheter leur captiuité, par vne desro(-)<text:line-break/>bee &amp; soudaine fuitte, voyant le chemin si<text:line-break/>facile, delibererent franchem(e2)t de s'embar(-)<text:line-break/>quer auec luy, comme ceux qui auoyent co(-)<text:line-break/>gnoissance du païs, &amp; passages de toute la<text:line-break/>Barbarie, pour seurement eschapper. Com(-)<text:line-break/>bien que telle entreprise fust haute &amp; diffi(-)<text:line-break/>cile à sortir son effect, neantmoins conclud<text:line-break/>le<text:s/>seigneur Antoine auec ses compagnons<text:line-break/>l'executer. Ayans donc recouuert vne peti(-)<text:line-break/>te barque, pour l'execution de la fuite, sceu(-)<text:line-break/>rent si sagement espier la commodité du<text:line-break/>temps, que sans estre apperceuz, la dame fut<text:line-break/>finement enleuee, faisans voile vers la<text:s/>Sicile<text:line-break/><text:span text:style-name="pb">[f. 299]</text:span><text:span text:style-name="pb"><text:line-break/></text:span>à la plus grande diligence qu'ils peurent, &amp;<text:line-break/>voguans d'vn merueilleux cont(e1)tement, &amp;<text:line-break/>plaisir de leur butin. Mais la mutation du<text:line-break/>temps, &amp; de la mer courroucee, c(o1)uertit ce(-)<text:line-break/>ste ioye en vne fin piteuse &amp; miserable : par(-)<text:line-break/>ce que la tourmente tellement agitta &amp; ma(-)<text:line-break/>nia ce petit vaisseau, maistrisé des vents, que<text:line-break/>sans pouuoir resister à l'impetuosité, furent<text:line-break/>soudain repoussez au port duquel ils estoy(e2)t<text:line-break/>partis. Ainsi estans recogneus de ceux qui se<text:line-break/>preparoyent à les suiure, furent ces pauures<text:line-break/>am(a2)s menez prisonniers à Thunis : où le cas<text:line-break/>estant descouuert, le pauure Antoine (par la<text:line-break/>loy du païs) fut executé à mort : &amp; la dolen(-)<text:line-break/>te Dame, surnommee Loys, c(o2)damnee d'e(-)<text:line-break/>stre batuë de verges toute nuë, qui est la pu(-)<text:line-break/>nition que les Mores d(o2)nent aux Chrestiens<text:line-break/>fugitifs. Mais comme on l'eut despouïllee<text:line-break/><text:soft-page-break/>pour l'execution, les bourreaux qui la te(-)<text:line-break/>noyent descouurirent incontin(e2)t vne chair<text:line-break/>delicate &amp; polie, par les endroits de laquel(-)<text:line-break/>le cogneur(e2)t les marques qui font cognoi(-)<text:line-break/>stre la femme, tant bien plantees, qu'on eust<text:line-break/>iugé nature y auoir fait vn ouurage parfait.<text:line-break/>Incontin(e2)t estonnez, en aduertirent le gou(-)<text:line-break/>uerneur de la ville : lequel faisant venir ceste<text:line-break/>ieune Dame en sa presence : contemplant<text:line-break/>chose nouuelle à ses yeux, demeura vaincu<text:line-break/>de sa beauté : &amp; comme celuy qui auoit<text:line-break/><text:span text:style-name="pb">[f. 300]</text:span><text:span text:style-name="pb"><text:line-break/></text:span>opi(-)nion de la garder, l'interrogua si doucem(e2)t,<text:line-break/>qu'en fondant en larmes elle luy descouurit<text:line-break/>le secret de son amour. Et à l'issue d'vn si tri(-)<text:line-break/>ste discours, cherchant l'occasion de<text:s/>mou(-)<text:line-break/>rir, pour ne demeurer soubs la puissance de<text:line-break/>vne nation farouche &amp; barbare, comme es(-)<text:line-break/>ploree &amp; esperdue de la recente mort de ce(-)<text:line-break/>luy seul pour lequel desiroit viure, s'appro(-)<text:line-break/>che de l'vn de ces Mores, duquel trouue fa(-)<text:line-break/>çon de tirer vn petit<text:s/>cousteau, se frapp(a2)t au<text:line-break/>droit du cœur si à propos qu'à l'instant tom(-)<text:line-break/>ba morte deuant les pieds du gouuerneur,<text:line-break/>lequel, encore qu'il fust de nature estrange<text:line-break/>&amp; rude, toutesfois estant viuement touché<text:line-break/>de l'amour &amp; pitié de ceste ieune Dame, fit<text:line-break/>vn dueil<text:s/>merucilleux de telle perte : &amp; pour<text:line-break/>rendre eternelle memoire de la grandeur<text:line-break/>du cas, fit en seuelir ces deux amans en vn<text:line-break/>sepulchre, contenant l'entiere description<text:line-break/>d'vne si pitoyable histoire.</text:p>
      <text:p text:style-name="p">Ie ne puis penser (mes Dames) que ne<text:line-break/>vous esmerueilliez beaucoup de la gr(a2)deur<text:line-break/>du courage de ceste Dame, ayant entreprins<text:line-break/>choses si perilleuses (&amp; qui depuis luy ont<text:line-break/>cousté la vie) pour auoir perdu le sens au be(-)<text:line-break/>soin, sans regarder l'issue des folles entrepri(-)<text:line-break/>ses : lesquelles f(o2)dees sur vn bi(e2) petit plaisir,<text:line-break/>&amp; qui peu dure, outre ce qu'on fait vn des(-)<text:line-break/>honneur perpetuel aux siens, on en reçoit<text:line-break/><text:span text:style-name="pb">[f. 301]</text:span><text:span text:style-name="pb"><text:line-break/></text:span>vn mal cent fois pire, penetrant d'auantage<text:line-break/>si au vif, que celles qui ne preuoyent plus sa(-)<text:line-break/>gement l'inconueni(e2)t des choses commen(-)<text:line-break/>cees sans Dieu, iugement &amp; raison, tombent<text:line-break/>souuent en semblable danger.</text:p>
      <text:soft-page-break/>
      <text:h text:style-name="Titre1" text:outline-level="1">Compte XLIII.</text:h>
      <text:h text:style-name="P948" text:outline-level="1">On dit en certaine maladie estre la musique<text:line-break/>necessaire, de sorte que par la multitude des<text:line-break/>instrumens &amp; sons d'iceux on poursuit telle(-)<text:line-break/>ment l'humeur, qui cause le mal, par vne con(-)<text:line-break/>uen(a2)ce secrette qu'elle a auec partie de l'ar(-)<text:line-break/>monie, qu'en la sentant soudain s'esment, &amp;<text:line-break/>tant agite la malade, qu'en ce faisant recou(-)<text:line-break/>ure sa santé. On ne doit donc point trouuer<text:line-break/>estrange qu'vn malade, quelquefois aban(-)<text:line-break/>donné des medecins, par<text:s/>vn soudain plaisir<text:line-break/>de rire, sortant du meilleur de l'interieur, ne<text:line-break/>puisse tellement s'esmouuoir, que par ceste<text:line-break/>ioye inopinee, la maladie ne soit contrainte<text:line-break/>de changer son cours, &amp; par ce moyen le ma(-)<text:line-break/>lade pouuoir retourner à guarison, comme<text:line-break/>verrez par ce<text:s/>discours.</text:h>
      <text:p text:style-name="P949"><text:span text:style-name="T950">A</text:span>Pres la mort de François Sforce, der(-)<text:line-break/>nier Duc de Milan, vn docteur en Me(-)<text:line-break/>decine, sçauant &amp; experimenté en l'art, au(-)<text:line-break/>tant qu'homme qui fut de son temps, à<text:line-break/><text:span text:style-name="pb">[f. 302]</text:span><text:span text:style-name="pb"><text:line-break/></text:span>cau(-)se du trouble des guerres faites au Duché,<text:line-break/>fasché aussi de la perte de son maistre, pour<text:line-break/>les faueurs &amp; biensfaits qu'il receuoit par<text:line-break/>chacun iour de luy, se despleust tantan païs,<text:line-break/>qu'à fin d'euiter partie de sa melancholie,<text:line-break/>s'en vint en France, &amp; pour quelque temps<text:line-break/>alla demeurer à Montpellier, où le pauure<text:line-break/>melancholique esperoit trouuer allegem(e2)t<text:line-break/>de son mal, estant toutesfois de nature soli(-)<text:line-break/>taire, continua tant longuement sa tristesse,<text:line-break/>apres le changement de son païs (duquel, à<text:line-break/>la colere il s'estoit si soudain esloigné) que<text:line-break/>voulant reprendre la visitation de ses liures,<text:line-break/>propre subiect pour rendre l'homme assez<text:line-break/>resueur, ne se peut tant commander, sans<text:line-break/>trop entreprendre sur sa santé : car pensant<text:line-break/>trouuer tout son plaisir à l'estude, demeu(-)<text:line-break/>roit seul ordinairement en sa maison, viu(a2)t<text:line-break/>auec vne si grande solitude, qu'en fuyant le<text:line-break/>repos necessaire à son esprit, tomba en vne<text:line-break/><text:soft-page-break/>si forte maladie &amp; debilitation de cerueau,<text:line-break/>que les Medecins (sans cognoistre l'occa(-)<text:line-break/>sion de son mal) l'auoyent du tout aban(-)<text:line-break/>donné. Or ainsi qu'on p(e2)soit ce pauure ma(-)<text:line-break/>lade preit à rendre<text:s/>l'ame, ses seruiteurs, en(-)<text:line-break/>uieux des ducats qu'il auoit apportez d'Ita(-)<text:line-break/>lie, penserent incontin(e2)t, parce qu'il estoit<text:line-break/>estranger, que peu de personnes se soucie(-)<text:line-break/>royent d'auoir la succession, au moyen<text:line-break/><text:span text:style-name="pb">[f. 303]</text:span><text:span text:style-name="pb"><text:line-break/></text:span>de(-)quoy facilement emporteroyent tout l'ar(-)<text:line-break/>gent &amp; son meuble. En ceste consideration<text:line-break/>fermoyent la porte à tout le monde, à fin<text:line-break/>de sur ceste occasion fauorable faire à leur<text:line-break/>aise leur paquet &amp; partage du bien d'autruy,<text:line-break/>sans auoir esgard au passé, qu'ils auoyent<text:line-break/>esté humainement traittez de<text:s/>leur maistre,<text:line-break/>oublians aussi tout le deuoir &amp; la loyauté<text:line-break/>que doit vn seruiteur, chacun d'eux atten(-)<text:line-break/>dans le dernier souspir, pour toucher au plus<text:line-break/>precieux, prenoit &amp; desroboit ce qu'il pou(-)<text:line-break/>uoit accrocher ou trouuer à l'escart. Le Sei(-)<text:line-break/>gneur regardant en pitié sa creature delais(-)<text:line-break/>see du secours &amp; traictement de ses dome(-)<text:line-break/>stiques, ne vouloit permettre vne entrepri(-)<text:line-break/>se si malheureuse, &amp; contre son honneur<text:line-break/>sortir à effect : mais disposant contre le vou(-)<text:line-break/>loir de ces larrons, permist qu'vn vieil Sin(-)<text:line-break/>ge que nourrissoit le Medecin, trouuant la<text:line-break/>porte de la chambre du malade ouuerte, en(-)<text:line-break/>trast dedans : &amp; pource que le naturel d'vne<text:line-break/>telle beste est d'imiter &amp; faire tout ce que<text:line-break/>elle void faire, se sentant en liberté, comme<text:line-break/>si elle eust voulu partager<text:s/>auec les seruiteurs<text:line-break/>qui estoyent empeschez à serrer leur butin,<text:line-break/>prend le chaperon rouge &amp; fourré de mon(-)<text:line-break/>sieur le Docteur, qu'il auoit accoustumé de<text:line-break/>porter és actes &amp; assemblees publiques de<text:line-break/>medecine, &amp; se coiffe la teste d'vne telle<text:line-break/><text:span text:style-name="pb">[f. 304]</text:span><text:span text:style-name="pb"><text:line-break/></text:span>gra(-)ce deuant luy, que le patient print si grand<text:line-break/>plaisir à contempler toutes ces singeries,<text:line-break/>qu'il fut contraint de si fort rire, que ceste<text:line-break/>esmotion, par tout le corps estendue, agitta<text:line-break/>tellem(e2)t sa melancholie, par la continua(-)<text:line-break/>tion de l'aise qu'il y prenoit, qu'au bout de<text:line-break/>deux ou trois iours recouura sa santé. Les<text:line-break/>seruiteurs &amp; chambrieres, qui tenoyent, ce<text:line-break/>leur sembloit, la mort de leur maistre asseu(-)<text:line-break/>ree, &amp; qui auoyent si bien party ses meubles,<text:line-break/><text:soft-page-break/>furent despiteusem(e2)t faschez de telle con(-)<text:line-break/>ualescence, pource qu'il falloit rendre gor(-)<text:line-break/>ge. Depuis ayans descouuuert, par les pro(-)<text:line-break/>pos du medecin, l'occasion de ceste guari(-)<text:line-break/>son, delibererent de se v(e2)ger du Singe, com(-)<text:line-break/>me cogneu imitateur des effects de l'hom(-)<text:line-break/>me, pour à quoy paruenir, l'vn des serui(-)<text:line-break/>teurs, &amp; le plus malicieux, pr(e2)d vn cousteau<text:line-break/>pointu, &amp; auec vne petite vessie pleine de<text:line-break/>sang, qu'il se met pres la gorge, feint en la<text:line-break/>presence du Singe, s'egorgeter, de façon que<text:line-break/>ayant percé la vessie, le sang couloit en bas<text:line-break/>de tous costez. Ceste beste attentiue à re(-)<text:line-break/>garder que faisoit le valet, aussi tost qu'on<text:line-break/>eut laissé le cousteau aupres de luy, à l'imi(-)<text:line-break/>tation de ce qu'il auoit veu faire, inconti(-)<text:line-break/>nent le prend, &amp; sans aucune feinte se cou(-)<text:line-break/>pe si bien la gorge, que par la grandeur de la<text:line-break/>playe &amp; du s(a2)g esp(a2)du, en vn inst(a2)t mourut.<text:line-break/><text:span text:style-name="pb">[f. 305]</text:span><text:span text:style-name="pb"><text:line-break/></text:span>Le maistre, marry outre mesure, que celuy<text:line-break/>qui auoit esté, ce luy sembloit, le recouure(-)<text:line-break/>ment de sa vie, perdoit la sienne, eust sou(-)<text:line-break/>pçon de la verité du faict. Donc cognoissant<text:line-break/>l'ingratitude &amp; malice de ses seruiteurs si<text:line-break/>grands, &amp; à l'aduenir plus dangereuse, leur<text:line-break/>donna le plus doucement qu'il peut faire à<text:line-break/>tous congé, à fin de demeurer en seureté de<text:line-break/>sa personne &amp; de ses biens, &amp; non à la mise(-)<text:line-break/>ricorde de tant d'ennemis.</text:p>
      <text:p text:style-name="p">Bien souuent, mes<text:s/>Dames, les choses que<text:line-break/>lon pense estre faites secrettement, sont des(-)<text:line-break/>couuertes par aduentures inopinees, &amp; que<text:line-break/>Dieu permet, pour monstrer que toutes les<text:line-break/>entreprises humaines sont moins que vent,<text:line-break/>&amp; qu'elles sont renuersees qu(a2)d il luy plaist,<text:line-break/>Car la pluspart de nos deliberations sont<text:line-break/>folles &amp; de nulle valleur. Part(a2)t le Seigneur,<text:line-break/>qui de tout dispose à sa volonté, les accom(-)<text:line-break/>plit selon son bon plaisir : car à l'heure que<text:line-break/>pensons les choses à leur commencement<text:line-break/>estre selon nostre intention, soudain par or(-)<text:line-break/>donnance diuine, cognoissons tout changé<text:line-break/>&amp; succeder au contraire.</text:p>
      <text:soft-page-break/>
      <text:h text:style-name="Titre1" text:outline-level="1">Compte XLIIII.</text:h>
      <text:h text:style-name="Titre1" text:outline-level="1"><text:span text:style-name="T951">Parce qu'Amour est aueugle, il rend ceux qui</text:span><text:span text:style-name="T952"><text:line-break/></text:span><text:span text:style-name="T953">se laissent tomber en ses lacs, aussi peu voyans :</text:span><text:span text:style-name="T954"><text:line-break/></text:span><text:span text:style-name="pb">[f. 306]</text:span><text:span text:style-name="T955"><text:line-break/></text:span><text:span text:style-name="T956">tellement que sans iugement, ayans perdu</text:span><text:span text:style-name="T957"><text:line-break/></text:span><text:span text:style-name="T958">la vraye lumiere, qu</text:span><text:span text:style-name="T959">e leur fait auoir l'entie(-)</text:span><text:span text:style-name="T960"><text:line-break/></text:span><text:span text:style-name="T961">re cognoissance du souuerain bien, &amp; entre(-)</text:span><text:span text:style-name="T962"><text:line-break/></text:span><text:span text:style-name="T963">tient toute liberté, le naturel trop charnel,</text:span><text:span text:style-name="T964"><text:line-break/></text:span><text:span text:style-name="T965">tousiours enclin à suiure plustost le mal, se</text:span><text:span text:style-name="T966"><text:line-break/></text:span><text:span text:style-name="T967">laisse gaigner &amp; conduire par les beautez</text:span><text:span text:style-name="T968"><text:line-break/></text:span><text:span text:style-name="T969">exterieures des choses qui plaisent &amp; sem(-)</text:span><text:span text:style-name="T970"><text:line-break/></text:span><text:span text:style-name="T971">bl</text:span><text:span text:style-name="T972">ent belles : lesquelles à la fin deçoiuent si</text:span><text:span text:style-name="T973"><text:line-break/></text:span><text:span text:style-name="T974">fort qu'ils causent vne infinité de maux, &amp;</text:span><text:span text:style-name="T975"><text:line-break/></text:span><text:span text:style-name="T976">cela certainement s'engendre par la conçu(-)</text:span><text:span text:style-name="T977"><text:line-break/></text:span><text:span text:style-name="T978">piscence terrestre, laquelle surmonte la ver(-)</text:span><text:span text:style-name="T979"><text:line-break/></text:span><text:span text:style-name="T980">tu principalle du sens, qui doit conduire &amp;</text:span><text:span text:style-name="T981"><text:line-break/></text:span><text:span text:style-name="T982">gouuerner la perfection de l'</text:span><text:span text:style-name="T983">esprit.</text:span></text:h>
      <text:p text:style-name="P984"><text:span text:style-name="T985">V</text:span>N marchand Espagnol traffiqu(a2)t à Na(-)<text:line-break/>ples, nommé de ceux qui l'ont peu co(-)<text:line-break/>gnoistre, Pierre Genestre, homme d'vn vigi(-)<text:line-break/>lant esprit pour la conduite de toutes entre(-)<text:line-break/>prinses, faisant par terre &amp; par mer vn train<text:line-break/>si merueilleux de toutes<text:s/>marchandises, que<text:line-break/>de la meilleure partie de la ville, la cognois(-)<text:line-break/>sance &amp; amitié luy estoit tant à main, qu'à ce<text:line-break/>credit des plus oisifs receuoit l'argent pour<text:line-break/>proffiter. Entre autres vn ieune mignon de<text:line-break/>la ville, surnommé Cosme, de nouueau mis<text:line-break/>au lien de<text:s/>mariage, &amp; fort empesché à la<text:line-break/>garde continuelle de sa femme, luy bailla<text:line-break/>quelques deniers contens, pour en receuoir<text:line-break/><text:span text:style-name="pb">[f. 307]</text:span><text:span text:style-name="pb"><text:line-break/></text:span>proffit. Genestre surprins de l'amour de la<text:line-break/>nouuelle mariee, ayant acquis grande fami(-)<text:line-break/>liarité enuers Cosme, commença estre si li(-)<text:line-break/>beral, qu'il luy rendoit le proffit de son ar(-)<text:line-break/>gent au double : en sorte que cest aduantage<text:line-break/>estoit cause de rendre Cosme plus priué au<text:line-break/>seul Genestre, qu'à tous ceux de la ville. Or<text:line-break/>combien que la ialousie, qui enueloppoit &amp;<text:line-break/>brouïlloit le cerueau de ce<text:s/>ieune homme,<text:line-break/>l'eust entierement banny de la frequenta(-)<text:line-break/><text:soft-page-break/>tion de ses plus priuez amis, toutesfois ce<text:line-break/>bon marchand, pour venir au but où il pre(-)<text:line-break/>tendoit, se m(o2)stroit tant son amy, qu'à cha(-)<text:line-break/>cun retour de tous ses voyages des païs es(-)<text:line-break/>tranges, luy<text:s/>descouuroit toutes les singula(-)<text:line-break/>ritez de sa marchandise, ou s'il auoit chose<text:line-break/>nouuelle &amp; singuliere, à quoy il se m(o2)strast<text:line-break/>tant soit peu affecté, n'estoit d'vn seul point<text:line-break/>refusé : d'auantage simulant l'auoit en opi(-)<text:line-break/>nion grande d'homme de bon iugement,<text:line-break/>luy communiquoit le plus secret de ses pro(-)<text:line-break/>pres pensees, pour en demander conseil, tel(-)<text:line-break/>lement que Cosme se sentoit grandement<text:line-break/>fauorisé de fortune, par la conqueste d'vn si<text:line-break/>fidelle amy : auec lequel tant augm(e2)ta ceste<text:line-break/>frequentation d'amitié simulee, qu'à fin de<text:line-break/>la c(o2)seruer à iamais en perfection, le fit son<text:line-break/>c(o2)pere d'alliance, au premier enfant que sa<text:line-break/>femme auroit : ce que le seigneur Pierre tres<text:line-break/><text:span text:style-name="pb">[f. 308]</text:span><text:span text:style-name="pb"><text:line-break/></text:span>volontiers accepta, estimant estre l'asseuree<text:line-break/>couuerture de son entreprinse. Ainsi le com(-)<text:line-break/>perage c(o2)firmé, la porte fut ouuerte au sei(-)<text:line-break/>gneur Genestre, à toutes heures qu'il vou(-)<text:line-break/>loit aller en la maison de Cosme, qui luy fai(-)<text:line-break/>soit vn grand recueil, &amp; le semblable, auec<text:line-break/>vne affection couuerte, la belle Adriane sa<text:line-break/>femme : laquelle faschee de la rigueur &amp; lon(-)<text:line-break/>gue seruitude de son mary, voyant aussi le<text:line-break/>deuoir auquel Genestre s'employoit à son<text:line-break/>occasion, &amp; pour l'amour de sa beauté, ne<text:line-break/>voul(a2)t se m(o2)strer ingratte, s'efforçoit de luy<text:line-break/>faire cognoistre son amoureuse passi(o2), cau(-)<text:line-break/>see d'vn regret qui estoit caché en elle, pour<text:line-break/>ne pouuoir satisfaire à l'execution du plus<text:line-break/>secret de son desir. Ces amans ainsi s'entre(-)<text:line-break/>tenans par le signal gracieux de leurs yeux,<text:line-break/>Cosme defendoit à tous sa maison, hors mis<text:line-break/>à Genestre : lequel tant sagement solicita la<text:line-break/>belle Adriane, qu'il se fist maistre &amp; posses(-)<text:line-break/>seur du milieu de son corps, iouïssant à son<text:line-break/>plaisir du toucher, selon le temps &amp; les heu(-)<text:line-break/>res qu'on peust choisir, pour n'estre empes(-)<text:line-break/>ché d'vn ialoux : mais fortune faschee de l'a(-)<text:line-break/>uoir ainsi fauorablement traicté, luy appre(-)<text:line-break/>sta nouuelle occasion d'abandonner vn tel<text:line-break/>contentement, pour estre contraint de s'en<text:line-break/>retourner en Espagne : duquel voyage, sa Da<text:line-break/>me aduertie, commença à faire vne infinité<text:line-break/><text:span text:style-name="pb">[f. 309]</text:span><text:span text:style-name="pb"><text:line-break/></text:span><text:soft-page-break/>de regrets si pitoyables, que le pauure Ge(-)<text:line-break/>nestre, vaincu de son amour c(o2)clud de l'em(-)<text:line-break/>mener auec luy, sans nullement l'abandon(-)<text:line-break/>ner. Ayant donc mis ordre à son entreprise,<text:line-break/>alla visiter son mary, suyuant sa coustume,<text:line-break/>&amp; apres plusieurs discours luy dit en parol(-)<text:line-break/>les couuertes : Mon compere &amp; singulier<text:line-break/>amy, i'ay trouué en vous tant loyalle &amp; sou(-)<text:line-break/>ueraine amitié, que de toutes mes fasche(-)<text:line-break/>ries ie n'ay iamais eu personne tant proche,<text:line-break/>en laquelle m'ait esté possible trouuer plus<text:line-break/>souuerain remede qu'en vous, &amp; m'a gran(-)<text:line-break/>dement aimé Dieu, de m'auoir pourueu<text:line-break/>d'vn homme tant aimable, duquel aussi la<text:line-break/>frequentation &amp; le conseil m'a esté si prof(-)<text:line-break/>fitable, que par experience veritable i'ay co(-)<text:line-break/>gneu la parfaite fidelité de vostre amitié :<text:line-break/>dequoy, auec le temps, i'espere faire<text:s/>telle sa(-)<text:line-break/>tis faction, qu'en ce faisant serez certain de<text:line-break/>combien me plaist ceste accointance, pour<text:line-break/>durer eternellement. Et pource que vous<text:line-break/>estes seul en ce monde en qui plus ie me fie,<text:line-break/>il faut que soyez aduerty, comme celuy qui<text:line-break/>doit estre secretaire de mes affections pri(-)<text:line-break/>uees, qu'à la faueur d'vn Gentilhomme de<text:line-break/>ceste ville, i'ay eu iouïss(a2)ce d'vne ieune iou(-)<text:line-break/>uencelle, femme d'vn marinier, au cœur de<text:line-break/>laquelle est tellement le mien vny, que sans<text:line-break/>sa presence ie ne puis viure vne minute de<text:line-break/><text:span text:style-name="pb">[f. 310]</text:span><text:span text:style-name="pb"><text:line-break/></text:span>temps. Or estant douteux que le Gentil(-)<text:line-break/>homme en mon absence, comme lon m'a<text:line-break/>asseuré, du regret qu'il a de m'auoir fait ce<text:line-break/>plaisir, ne la vueille enleuer &amp; retenir pour<text:line-break/>amie, de crainte d'vne telle perte, qui me<text:line-break/>pourroit causer vn tourment perpetuel, i'ay<text:line-break/>deliberé l'emmener demain en mon naui(-)<text:line-break/>re, ayant pour cest effect pensé, outre les<text:line-break/>biens infinis receus de vous, que me ferez<text:line-break/>bi(e2) ceste grace d'aller demain à l'heure que<text:line-break/>ie deuray partir, prier la mariniere de vous<text:line-break/>mener en sa barque, pour me conduire<text:s/>&amp;<text:line-break/>accompagner vn mil ou deux en mer, cepen<text:line-break/>dant mon seruiteur ira vers la dame, auertie<text:line-break/>desia de mon vouloir, laquelle il conduira<text:line-break/>desguisee iusques au vaisseau ou vous serez,<text:line-break/>à fin de la rendre en mon nauire : cela fait,<text:line-break/>pourrez retourner auec le marinier : vous<text:line-break/>asseurant, mon vray amy, de n'estre ingrat<text:line-break/>enuers vous, &amp; que tant que l'ame residera<text:line-break/><text:soft-page-break/>en ce corps, pourrez disposer de tous mes<text:line-break/>biens, comme i'espere qu'aurez seure co(-)<text:line-break/>gnoissance au retour de mon voyage, qui<text:line-break/>sera plus court qu'on ne pense. Cosme aueu(-)<text:line-break/>glé de ses doux propos, creut facilement ce(-)<text:line-break/>ste moquerie, &amp; respondant luy dit. Ie vous<text:line-break/>supplie considerez vn peu la desloyauté du<text:line-break/>Gentilh(o2)me, ie m'estonne qu'il ne vous a ia<text:line-break/>trompé &amp; seduit vostre dame : car ie cognois<text:line-break/><text:span text:style-name="pb">[f. 311]</text:span><text:span text:style-name="pb"><text:line-break/></text:span>assez que vaut l'accointance de semblables<text:line-break/>personnes feints en leur amitié : &amp; si plustost<text:line-break/>m'eussiez aduerty, ie vous eusse bien con(-)<text:line-break/>seillé de n'auoir point d'esperance de fide(-)<text:line-break/>lité en telle maniere de gens, n'ont-ils pas<text:line-break/>eu enuie de nostre communication, iusques<text:line-break/>à me dire c(e2)t mil maux, pour me faire croi(-)<text:line-break/>re vn soupçon de ma femme vostre comme(-)<text:line-break/>re ? toutesfois compere ie n'ay laissé d'estre<text:line-break/>asseuré de vostre preu d'hommie : &amp; à fin que<text:line-break/>me pensiez prest à vous complaire, pouuez<text:line-break/>vsez enuers moy n(o2) de priere, mais de com(-)<text:line-break/>mandement : ie cognois le compagnon ma(-)<text:line-break/>rinier, sçachant tresbien comme il le faut<text:line-break/>gaigner par argent, qui me fait trouuer ce(-)<text:line-break/>ste inuention fort bonne : car quand il sera<text:line-break/>de retour, &amp; ne trouuera point sa femme, à<text:line-break/>grand peine se doutera qu'elle ait esté enle(-)<text:line-break/>uee de ceste façon, pource qu'il nous aura<text:line-break/>tousiours accompagné de pres : mais au con(-)<text:line-break/>traire, cognoissant son inconst(a2)ce &amp; legere(-)<text:line-break/>té, pensera qu'elle s'en soit fuyte auec quel(-)<text:line-break/>que amoureux nouueau. Ceste deliberation<text:line-break/>conclue sur le soir, le seigneur Genestre alla<text:line-break/>en la maison de Cosme, où feignant d'estre<text:line-break/>venu pour dire à Dieu à sa c(o2)mere, luy fait<text:line-break/>present de quatre aunes de taffetas cramoisi<text:line-break/>pour confirmation du comperage futur, pre(-)<text:line-break/>nant d'elle vn gracieux<text:s/>congé. Comment,<text:line-break/><text:span text:style-name="pb">[f. 312]</text:span><text:span text:style-name="pb"><text:line-break/></text:span>dit Cosme à sa femme, que vous estes hon(-)<text:line-break/>neste de faire difficulté de le baiser : ie vous<text:line-break/>prie m'amie, presentez luy hardiment la<text:line-break/>bouche, car c'est nostre compere, &amp; l'vn des<text:line-break/>meilleurs amis qu'ay(o2)s point en ceste ville :<text:line-break/>ainsi accomplissant volontairem(e2)t le com(-)<text:line-break/>mandement de son mary, luy presente vn<text:line-break/>baiser plus fauorable qu'il ne pensoit. Apres<text:line-break/>le congé prins, Cosme retirant à part le sei(-)<text:line-break/>gneur Genestre, l'aduertit le bastelier estre<text:line-break/><text:soft-page-break/>gaigné &amp; tout prest. Donc le lendemain du<text:line-break/>plus matin, l'ordre mis à tout, s'en v(o2)t tous<text:line-break/>deux sur l'eau, où ils trouuerent le marinier<text:line-break/>qui attendoit la proye qu'on estoit allé que(-)<text:line-break/>rir pendant l'absence de Cosme, que Gene(-)<text:line-break/>stre entretenoit gracieusem(e2)t, luy discour(a2)t<text:line-break/>le danger<text:s/>des passages de son voyage, &amp; le<text:line-break/>proffit qu'il esperoit en rapporter à tous ses<text:line-break/>amis, du nombre desquels l'estimoit le pre(-)<text:line-break/>mier. C(o2)tinuant ces propos arriue inconti(-)<text:line-break/>nent vn valet, qui tenoit par la main la belle<text:line-break/>Adriane, si bien couuerte &amp; desguisee, que<text:line-break/>impossible estoit de la cognoistre. Ainsi en(-)<text:line-break/>trans tous en la barque, la pauure dame co(-)<text:line-break/>gnoissant son mary present estre c(o2)ducteur<text:line-break/>d'elle, sans le sçauoir, ne se peust garder de<text:line-break/>plorer amerement, du regret qu'elle auoit<text:line-break/>de luy ioüer vn tour si meschant &amp; tant des(-)<text:line-break/>auantageux pour son h(o2)neur, &amp; n'eust esté<text:line-break/><text:span text:style-name="pb">[f. 313]</text:span><text:span text:style-name="pb"><text:line-break/></text:span>la crainte d'estre descouuerte, fust vol(o2)tiers<text:line-break/>retournee en sa maison : mais voy(a2)t le rep(e2)(-)<text:line-break/>tir venir trop tard, aussi que par ce moy(e2) se(-)<text:line-break/>roit sa faute entierem(e2)t descouuerte en dan(-)<text:line-break/>ger de sa vie delibera de tenter la fortune.<text:line-break/>Cosme qui pensoit entretenir la femme du<text:line-break/>marinier, l'oyant si fort souspirer s'approche<text:line-break/>d'elle, &amp; en voix basse &amp; douce luy c(o2)men(-)<text:line-break/>ça à dire : Dequoy plorez vous folle ? est ce<text:line-break/>pour voir icy vostre mary present ? oncques<text:line-break/>tant d'heur n'auint à femme de semblable<text:line-break/>qualité que d'estre tombee és mains du c(o2)(-)<text:line-break/>pere, lequel comme ie sçay, vous ayme plus<text:line-break/>que sa propre personne, soyez seure qu'il<text:line-break/>vous rendra maistresse de tous ses biens, &amp;<text:line-break/>vous traitera tant humainement qu'à iuste<text:line-break/>occasion deuez oublier toute tristesse pour<text:line-break/>estre dame d'vn si riche march(a2)d : car ie suis<text:line-break/>certain, qu'auenant la mort de vostre mary<text:line-break/>(tant est surprins de vostre amour) qu'en ce<text:line-break/>seul point pretend de vous auoir pour fem(-)<text:line-break/>me. Sur ces propos arriuerent pres le nauire<text:line-break/>du seigneur Pierre Genestre, auquel apres<text:line-break/>estre embarquez, &amp; le dernier congé prins,<text:line-break/>Cosme se retire en la ville, laissant faire voil(-)<text:line-break/>le au seigneur Genestre auec la belle Adria(-)<text:line-break/>ne sa<text:s/>femme, content (c(o2)me il pensoit) plus<text:line-break/>que la conqueste de l'Empire Romain. Mais<text:line-break/>le malheur, qui suyt souuent les marchands<text:line-break/><text:span text:style-name="pb">[f. 314]</text:span><text:span text:style-name="pb"><text:line-break/></text:span><text:soft-page-break/>au peril de la mer, les pourchasse de si pres,<text:line-break/>que alors qu'ils pensoyent estre hors de tout<text:line-break/>danger, la mer (en vn moment) s'enfle<text:line-break/>de telle sorte, qu'à la voir ainsi courroucee,<text:line-break/>eussiez proprement iugé les flots &amp; vagues<text:line-break/>d'icelle se deuoir ioindre auec les astres su(-)<text:line-break/>perieurs, tellement que le nauire des deux<text:line-break/>pauures subiets du petit archer follastre, fut<text:line-break/>tellement agité &amp;<text:s/>poussé de la tourmente &amp;<text:line-break/>impetuosité des v(e2)ts, que à la r(e2)contre d'vn<text:line-break/>roc haut &amp; agu il fut froissé &amp; mis en mil<text:line-break/>pieces, &amp; tous ceux du dedans submergez &amp;<text:line-break/>perduz. Cosme, qui ne pensoit à sa perte re(-)<text:line-break/>tourne en sa maison sans y trouuer sa fem(-)<text:line-break/>me<text:s/>qui n'auoit coustume de sortir, comme<text:line-break/>celuy qui cherche &amp; point ne trouue ce qu'il<text:line-break/>demande fut ainsi estonné : descouurant à la<text:line-break/>fin que le prouffit receu de son compere luy<text:line-break/>estoit bien cher vendu, &amp; comme pressé de<text:line-break/>tous ses amis deliberoit se v(e2)ger de<text:s/>l'outra(-)<text:line-break/>ge. Mais, de fortune, quelques marchands<text:line-break/>d'Espagne qui venoyent à Naples, tombez à<text:line-break/>la misericorde de ceste tempeste &amp; eschapés<text:line-break/>du peril descouurirent en mer le choc du<text:line-break/>nauire de Genestre : duquel, pour ce qu'il<text:line-break/>touchoit beaucoup de marchands de<text:s/>la vil(-)<text:line-break/>le, comme enuieux de son credit, semerent<text:line-break/>incontinent par tout le bruit de son naufra(-)<text:line-break/>ge. Partant Cosme vengé du Castilien,<text:line-break/><text:span text:style-name="pb">[f. 315]</text:span><text:span text:style-name="pb"><text:line-break/></text:span>asseu(-)ré aussi de la mort de sa femme i conuertit<text:line-break/>ses regrets au contentement du plaisir de la<text:line-break/>vengeance venuë si à propos.</text:p>
      <text:p text:style-name="P986">Ceste piteuse aduenture, mes Dames,<text:line-break/>estonnera les femmes subiectes à telles &amp;<text:line-break/>semblables passions, à fin de n'estre si hardies<text:line-break/>d'entreprendre tant de hazardeux passages,<text:line-break/>pour les inconueniens qui volontiers les ac(-)<text:line-break/>compagnent, leur<text:s/>d(o2)nant tousiours le guer(-)<text:line-break/>don qu'ils meritent, se laissans ainsi tomber<text:line-break/>en vn bourbier fangeux, duquel ne se peu(-)<text:line-break/>uent retirer : &amp; rendra les autres, qui n'ont<text:line-break/>experimenté ces dangers, plus sages &amp; adui(-)<text:line-break/>sees, quelque subiection qu'elles puissent<text:line-break/>auoir de leurs marys, de conseruer, par le<text:line-break/>moyen du Seigneur, autheur de tout bien,<text:line-break/>l'honnesteté deuë à leur reputation, pour ne<text:line-break/>laisser entree à vn tas d'emmiellees dou(-)<text:line-break/>ceurs qu'il semble l'amour proposer : par ce<text:line-break/>qu'vn tel breuuage empoisonne tellement<text:line-break/><text:soft-page-break/>les cœurs, le sens &amp; la raison, estans ainsi<text:line-break/>aueuglez, qu'à ce moyen se pert l'honneur<text:line-break/>qui fait durer &amp; estimer les femmes.</text:p>
      <text:h text:style-name="Titre1" text:outline-level="1">Compte XLV.</text:h>
      <text:h text:style-name="Titre1" text:outline-level="1"><text:span text:style-name="T987">Tout ainsi qu'on ne doit iamais laisser croistre</text:span><text:span text:style-name="T988"><text:line-break/></text:span><text:span text:style-name="T989">l'espine ou mauuaise herbe entre le bon bled,</text:span><text:span text:style-name="T990"><text:line-break/></text:span><text:span text:style-name="T991">aussi ne doit iamais la</text:span><text:span text:style-name="T992"><text:s/>femme aymant</text:span><text:span text:style-name="T993"><text:line-break/></text:span><text:span text:style-name="pb">[f. 316]</text:span><text:span text:style-name="T994"><text:line-break/></text:span><text:span text:style-name="T995">l'hon(-)neur, permettre que la flatterie d'vn tas de</text:span><text:span text:style-name="T996"><text:line-break/></text:span><text:span text:style-name="T997">passionnez prenne entree en son esprit, de</text:span><text:span text:style-name="T998"><text:line-break/></text:span><text:span text:style-name="T999">crainte de suspition &amp; d'vn plus dangereux</text:span><text:span text:style-name="T1000"><text:line-break/></text:span><text:span text:style-name="T1001">venin, qui tellem(e2)t endommage le secret des</text:span><text:span text:style-name="T1002"><text:line-break/></text:span><text:span text:style-name="T1003">cœurs, que si du commencement on ne l'ar(-)</text:span><text:span text:style-name="T1004"><text:line-break/></text:span><text:span text:style-name="T1005">rac</text:span><text:span text:style-name="T1006">he par viue resistance &amp; ferme volonté</text:span><text:span text:style-name="T1007"><text:line-break/></text:span><text:span text:style-name="T1008">de bien faire, la chair qui se plaist &amp; flat(-)</text:span><text:span text:style-name="T1009"><text:line-break/></text:span><text:span text:style-name="T1010">te, facilement engendre vn fol desir, lequel</text:span><text:span text:style-name="T1011"><text:line-break/></text:span><text:span text:style-name="T1012">puis apres croist si poignant que l'esperance</text:span><text:span text:style-name="T1013"><text:line-break/></text:span><text:span text:style-name="T1014">de toute bonne fin, demeure du tout perdue,</text:span><text:span text:style-name="T1015"><text:line-break/></text:span><text:span text:style-name="T1016">comme pourrez voir par le discours</text:span><text:span text:style-name="T1017"><text:s/>de ceste</text:span><text:span text:style-name="T1018"><text:line-break/></text:span><text:span text:style-name="T1019">histoire.</text:span></text:h>
      <text:p text:style-name="P1020"><text:span text:style-name="T1021">A</text:span>V temps de Philippe Duc de Bourgon(-)<text:line-break/>gne, Prince magnifique, &amp;<text:s/>qui estoit<text:line-break/>autant bien accompagné de grands Sei(-)<text:line-break/>gneurs &amp; Gentilshommes, que Prince de<text:line-break/>son temps, en sa cour fort continuelle(-)<text:line-break/>ment suiuoit vn ieune Gentilhomme de la<text:line-break/>franche Comté, nommé le seigneur Val(-)<text:line-break/>lor : qui de toutes les graces desquelles na(-)<text:line-break/>ture peut enrichir vn personnage pour e(-)<text:line-break/>stre estimé de tous, &amp; mesmement fauorisé<text:line-break/>des Dames, estoit bien accomply. Ce ieune<text:line-break/>Gentilhomme, fort proche voysin d'vne<text:line-break/>ieune Dame du païs, demeuree vefue d'vn<text:line-break/>grand seigneur : par le moyen de ceste pro(-)<text:line-break/>ximité, &amp; comme celuy qui auoit eu de<text:line-break/>longue main familiere frequentation de sa<text:line-break/><text:span text:style-name="pb">[f. 317]</text:span><text:span text:style-name="pb"><text:line-break/></text:span>maison apres la mort du mary, d'vne pru(-)<text:line-break/>dence si grande sceut conduire l'entreprise<text:line-break/>qu'Amour engendre aux cœurs de ceux qui<text:line-break/>veulent essayer le plaisir de l'execution<text:s/>&amp;<text:line-break/><text:soft-page-break/>iouïssance de ses fruicts, (q1) la damen(o2) moins<text:line-break/>am(a2)te qu'aymee le fist maistre &amp; possesseur<text:line-break/>de ce qu'elle deuoit garder autant ou plus<text:line-break/>que sa propre vie. Ainsi le Gentilh(o2)me con(-)<text:line-break/>tinuellement empesché aux priuez plaisirs<text:line-break/>de Madame, abandonnoit quasi du tout la<text:line-break/>cour : ce que le Duc trouuoit fort estrange,<text:line-break/>mesmes voy(a2)t celuy qu'il auoit nourry ieu(-)<text:line-break/>ne pourueu de tant d'estats &amp; charges gran(-)<text:line-break/>des s'estoit rendu absent durant la guerre,<text:line-break/>sans se presenter pour faire le deuoir qu'vn<text:line-break/>homme de<text:s/>cœur doit faire pour le seruice<text:line-break/>de son seigneur. Donc pour sçauoir l'oc(-)<text:line-break/>casion de sa longue absence, commanda luy<text:line-break/>escrire lettres pour venir en cour. Le Gen(-)<text:line-break/>tilhomme, d'vn costé, cognoissant le tort<text:line-break/>qu'il se faisoit d'ainsi garder la maison, lors<text:line-break/>qu'vn chacun se preparoit aux armes, d'au(-)<text:line-break/>tre, ayant vn regret fascheux à merueilles,<text:line-break/>de prendre congé de la dame, qui tant fauo(-)<text:line-break/>rablement le traitoit, estoit en vn tourment<text:line-break/>&amp; varieté de tant de pensees, que à grand<text:line-break/>peine pouuoit choisir conclusion certaine<text:line-break/>Toutesfois prefer(a2)t l'honneur, &amp; les grands<text:line-break/>biens receuz du Duc, au fol Amour, aussi la<text:line-break/><text:span text:style-name="pb">[f. 318]</text:span><text:span text:style-name="pb"><text:line-break/></text:span>charge de laquelle ne se pouuoit descharger<text:line-break/>sans offencer par trop la reputation qu'en(-)<text:line-break/>tre les plus vaillans auoit acquise, delibera<text:line-break/>de dire à Dieu,<text:s/>qui ne fut sans tant de plain(-)<text:line-break/>tes, accompagnees de pleurs, qu'au depar(-)<text:line-break/>tit les cœurs de ces deux pauures amans, en(-)<text:line-break/>flez du desplaisir &amp; crainte d'vne trop lon(-)<text:line-break/>gue absence, cuiderent au mesme instant<text:line-break/>abandonner le corps. Apres donc vne infi(-)<text:line-break/>nité d'estroits baisers, le Gentilhomme bra(-)<text:line-break/>uement equippé de toutes choses necessai(-)<text:line-break/>res à sa gr(a2)deur, print le chemin de la cour,<text:line-break/>en laquelle fut humainement receu specia(-)<text:line-break/>lement du Duc qui luy d(o2)na mille atteintes<text:line-break/>d'auoir si long temps demeuré absent. Ma<text:line-break/>Dame ce pendant abandonnee seule, exerça<text:line-break/>la nuict ses yeux plus à plorer qu'à dormir,<text:line-break/>pour l'impatience du tourment auquel son<text:line-break/>esprit trauailloit, p(e2)sant aussi à la separation<text:line-break/>du plaisir accoustumé, perdoit la contenan(-)<text:line-break/>ce qu'vn chaste<text:s/>cœur doit auoir, au moyen<text:line-break/>de la guerre qu'amour luy faisoit continuel(-)<text:line-break/>lement : mais tout ainsi qu'vne ioye est offus(-)<text:line-break/>quee d'vne fascheuse tristesse, au contraire<text:line-break/><text:soft-page-break/>vn ennuy prend fin à la renc(o2)tre d'vn nou(-)<text:line-break/>ueau plaisir. Par traict de temps aduint<text:s/>que<text:line-break/>non gueres loing de sa maison demeuroit<text:line-break/>vn ieune Abbé bien nourry, aagé seulement<text:line-break/>de trente ans, grand &amp; fort de corps, qui à<text:line-break/><text:span text:style-name="pb">[f. 319]</text:span><text:span text:style-name="pb"><text:line-break/></text:span>sauter, luicter, &amp; autres exercices, desquels<text:line-break/>vn moyne oiseux se peut accoustrer, n'auoit<text:line-break/>iamais trouué homme qui le<text:s/>peust vaincre.<text:line-break/>Ce gal(a2)d, affamé du plaisir amoureux, hardy<text:line-break/>&amp; effr(o2)té, sentant ceste vefue en proye, seule<text:line-break/>&amp; delaissee de celuy que lon disoit auoir le<text:line-break/>bruit de l'aymer, l'alla visiter, sous couleur<text:line-break/>d'appointer les differens qu'auoit eu son<text:line-break/>predecesseur auec le mary d'elle : &amp; comme<text:line-break/>voulant tout appaiser à son gré, s'offrit si li(-)<text:line-break/>brement, &amp; de telle grace, qu'il fut pour la<text:line-break/>premiere fois fort bi(e2) receu, d'au(a2)tage pre(-)<text:line-break/>sentant d'offres à ceste Dame de toute son<text:line-break/>abbaye, &amp; de sa propre personne, que le che(-)<text:line-break/>min luy fut beaucoup plus facile &amp; ouuert<text:line-break/>de la pouuoir venir voir assez priuement, ce<text:line-break/>qui n'estoit fait, sans que Monsieur le reue(-)<text:line-break/>rend s'efforçast de toute sa puissance à faire<text:line-break/>dons, passer tels contracts &amp; appoinctem(e2)s<text:line-break/>qu'elle vouloit, pour les differens de tous<text:line-break/>les vieux procez d'entr'eux : au reste l'entre(-)<text:line-break/>tenoit gracieusement, luy presentant toutes<text:line-break/>les obeïssances qu'vn seruiteur peut faire<text:line-break/>pour gaigner la bonne volonté d'vne Da(-)<text:line-break/>me : de sorte qu'en ceste familiere continua(-)<text:line-break/>tion, l'Abbé augmenta si bien son credit<text:line-break/>(veu le subiect fauorable) qu'à l'occasion<text:line-break/>de la longue absence du seigneur Vallor.<text:line-break/>Madame commença se fascher d'attendre,<text:line-break/><text:span text:style-name="pb">[f. 320]</text:span><text:span text:style-name="pb"><text:line-break/></text:span>donc remettant en memoire le long temps<text:line-break/>qu'il ne luy auoit escrit, pensa soudain son<text:line-break/>cœur s'estre esloigné de son amitié, prouo(-)<text:line-break/>qué &amp; surprins de l'excellence de t(a2)t de Da(-)<text:line-break/>mes de cour : d'autre costé se voyant en li(-)<text:line-break/>berté de pouuoir c(o2)mander à vn autre, du(-)<text:line-break/>quel son esprit pensoit iouïr plus facilem(e2)t,<text:line-break/>oublia tout<text:s/>le deuoir d'honneur &amp; de con(-)<text:line-break/>science, pour s'abandonner aux executions<text:line-break/>de la chair volontaire. Ainsi pressee du nou(-)<text:line-break/>ueau esguill(o2) d'amour par vn soudain chan(-)<text:line-break/>gement, commença le feu à prendre prom(-)<text:line-break/>prement du cœur en l'esprit, si viuem(e2)t<text:s/>em(-)<text:line-break/>brasant toutes parties les plus nobles de la<text:line-break/><text:soft-page-break/>raison, qu'en vn inst(a2)t, veu le t(e2)ps &amp; l'occa(-)<text:line-break/>sion propre, &amp; choisie sans aucun empesche(-)<text:line-break/>ment, sceurent parler de si pres que la dame<text:line-break/>essaya si la couuerture &amp; confession desro(-)<text:line-break/>bee de l'Abbé<text:s/>estoit plus aggreable que l'a(-)<text:line-break/>mitié du Gentilhomme. Ce qu'apertement<text:line-break/>elle donna bien à cognoistre, veu que vn<text:line-break/>seul iour ne se passoit, pour le moins ne te(-)<text:line-break/>noit qu'au reuerend, que Madame ne cher(-)<text:line-break/>chast moyen de tousiours faire esplucher sa<text:line-break/>conscience, sans resister au plus secret, tant<text:line-break/>auoit trouué de goust à porter si douce pe(-)<text:line-break/>nitence, qui fut continuee tant longuement<text:line-break/>que ceste vefue se rendoit souuent à l'ordi(-)<text:line-break/>naire de l'abbaye, où m(o2)sieur l'Abbé au<text:line-break/><text:span text:style-name="pb">[f. 321]</text:span><text:span text:style-name="pb"><text:line-break/></text:span>cha(-)steau de Madame. Pendant ces priuantez, &amp;<text:line-break/>quelle recueilloit les fruicts du conuent, le<text:line-break/>G(e2)tilhomme Vallor s'efforçoit en tout son<text:line-break/>pouuoir de perpetuer son renom, &amp; faire co(-)<text:line-break/>gnoistre ses vaillances contre les ennemis,<text:line-break/>à fin d'entretenir la grace du Duc, esperant<text:line-break/>à l'issue<text:s/>de la guerre, ayant atteint le rang<text:line-break/>des plus braues, par ce moyen paruenir à es(-)<text:line-break/>pouser celle qu'en son cœur estimoit sa pro(-)<text:line-break/>pre moitié. Mais le malheureux &amp; variable<text:line-break/>Amour luy auoit si bien changé le lieu, où<text:line-break/>veritablement pensoit tout seul reposer :<text:line-break/>qu'apres auoir prins congé du Duc, auec vn<text:line-break/>merueilleux contentem(e2)t de son seruice, &amp;<text:line-break/>recompense grande qu'il emportoit, trou(-)<text:line-break/>ua sa longue absence luy auoir apporté plus<text:line-break/>d'heur, pour l'augmentation de son repos,<text:line-break/>qu'en soy mesmes n'eust peu souhaitter,<text:line-break/>perdant vne chose infecte &amp; corrompuë, en<text:line-break/>eschange de l'honneur immortel acquis en(-)<text:line-break/>tre les plus braues &amp; vaillans Capitaines de<text:line-break/>Bourgongne. Toutesfois, comme homme<text:line-break/>sage, ne voulut pr(e2)dre trop de fiance en l'o(-)<text:line-break/>pinion vulgaire, &amp; ialouse du bi(e2)<text:s/>qu'il pre(-)<text:line-break/>tendoit. Donc pour plus asseurément des(-)<text:line-break/>couurir la verité, monte à cheual, accompa(-)<text:line-break/>gné seulem(e2)t de deux pages &amp; d'vn escuyer,<text:line-break/>deliberant en cest equipage visiter sa Dame :<text:line-break/>&amp; pour executer son vouloir, prend le<text:line-break/><text:span text:style-name="pb">[f. 322]</text:span><text:span text:style-name="pb"><text:line-break/></text:span>che(-)min du chasteau, où fut aduerty qu'a ce<text:line-break/>iour elle estoit alle disner en l'Abbaye. Or<text:line-break/>d'autant qu'il n'y auoit fort loing, d(o1)ne ius(-)<text:line-break/>ques au lieu, auquel luy fut semblablement<text:line-break/><text:soft-page-break/>respondu que monsieur l'Abbé &amp; Madame<text:line-break/>auec leur troupe estoient allez voller le per(-)<text:line-break/>dreau, &amp; disner en vne petite forest, qui<text:line-break/>estoit des depend(a2)ces de la religion. Vallor<text:line-break/>incontinent douta ce vol pres des bois, n'e(-)<text:line-break/>stre entreprins que pour voller sur sa terre :<text:line-break/>mais pour telle presomption ne delaissa sa<text:line-break/>poursuite, &amp; comm(e2)ça à<text:s/>vouloir descouurir<text:line-break/>sur les ch(a2)ps par tous endroits, à fin de ren(-)<text:line-break/>contrer sa vefue : ce qu'il fist bien tost apres,<text:line-break/>sortant le long d'vn petit boys taillis, ac(-)<text:line-break/>compagnee de trois ou quatre Damoisel(-)<text:line-break/>les, &amp; monsieur l'Abbé tenant vn Tiercelet<text:line-break/>d'autour sur le poing ioignant sa haquenee :<text:line-break/>Lequel apperceuant d'assez loing ce G(e2)til(-)<text:line-break/>homme piquer au galop, si bien monté &amp;<text:line-break/>suiuy, se trouua fort estonné d'vne tant sou(-)<text:line-break/>daine surprinse, estimant estre quelque ban(-)<text:line-break/>de de Gentilshommes alliez de Madame,<text:line-break/>qui l'estoyent venuz espier, pour luy faire<text:line-break/>vn bon tour : en ceste opinion, n'estant des<text:line-break/>plus asseurez, se retire, pressant sa mule auec<text:line-break/>les talons à trauers la campagne. Vallor,<text:line-break/>qui ne pensoit qu'à ioindre celle en laquelle<text:line-break/>(suiuant la douceur des faueurs passees)<text:line-break/><text:span text:style-name="pb">[f. 323]</text:span><text:span text:style-name="pb"><text:line-break/></text:span>esti(-)moit faire rencontre du recueil accoustu(-)<text:line-break/>mé, s'efforce d'approcher auec mil voltige(-)<text:line-break/>mens, &amp; le bonnet au poing, desc(e2)d du che(-)<text:line-break/>ual, puis le genoil en terre d'vne humilité<text:line-break/>grande se presente à elle, proferant telles<text:s/>pa(-)<text:line-break/>rolles : Ie vous supplie, Madame, de vouloir<text:line-break/>excuser celuy, qui tant long temps a esté ab(-)<text:line-break/>sent de vostre seruice, est(a1)t certaine le mo(-)<text:line-break/>yen de si longue absence n'auoir esté par<text:line-break/>deffaut aucun de la bonne volonté que ie<text:line-break/>vous porte : mais la contrainte de mon hon(-)<text:line-break/>neur &amp; le seruice que ie dois à la charge que<text:line-break/>il a pleu à monseigneur le Duc me donner,<text:line-break/>a esté la seule occasion de delaisser vostre<text:line-break/>grandeur, à laquelle ie me sens tant redeua(-)<text:line-break/>ble, que ie n'ay desir de soustenir ma vie, si<text:line-break/>ce n'est pour m'employer entierement à<text:line-break/>vous obeïr &amp; complaire, comme vostre per(-)<text:line-break/>petuel esclaue : m'asseurant tant de la bonté<text:line-break/>&amp; douceur, dont maintes fois i'ay fait l'ex(-)<text:line-break/>perience, que qu(a1)d vous orrez reciter le bi(e2)<text:line-break/>que i'ay receu en ceste guerre, par la faueur<text:line-break/>&amp; souuenir de vostre bonne grace, cause de<text:line-break/>vn tel heur, ne donnerez blasme au plus af(-)<text:line-break/><text:soft-page-break/>fectionné seruiteur que puissiez choisir en<text:line-break/>tout l'vniuers. Madame (sans faire grand<text:line-break/>compte de ses propos) pique apres l'Abbé,<text:line-break/>appell(a2)t ses gens. Le Gentilh(o2)me Vallor se<text:line-break/>voyant estre si froidement receu, ne laisse<text:line-break/><text:span text:style-name="pb">[f. 324]</text:span><text:span text:style-name="pb"><text:line-break/></text:span>pour tout cela à faire caresse, &amp; baiser tou(-)<text:line-break/>tes ses damoyselles, puis tout soudain mon(-)<text:line-break/>te à cheual pour suiure leur maistresse, &amp; en<text:line-break/>continuant d'vne fort honneste grace ses<text:line-break/>propos disoit : C(o2)ment, Madame, est ce fain(-)<text:line-break/>te ou verité, qu'auez enuie de me tenir vne<text:line-break/>telle rigueur ? Il me semble que l'experience<text:line-break/>de tant de grands seruices qu'en vostre fa(-)<text:line-break/>ueur i'ay accomplis, doiuent rendre vostre<text:line-break/>cœur asseuré de l'interieur<text:s/>du mien : sinon<text:line-break/>qu'ayez volonté (continuant telle rudesse<text:line-break/>non meritee) me faire perdre l'entende(-)<text:line-break/>ment, &amp; tout le bien que i'ay iamais acquis<text:line-break/>en vous obeïssant. N'auez vous autre c(o2)te(-)<text:line-break/>nance qu'à me fascher ? dist la dame : si ainsi<text:line-break/>est, le taire me<text:s/>sera aut(a2)t ou plus aggreable,<text:line-break/>que de tant prescher. Et comme le Gentil(-)<text:line-break/>h(o2)me cuidoit repliquer, m(o2)sieur l'Abbé vn<text:line-break/>peu remis de sa soudaine peur, s'approche, &amp;<text:line-break/>fait vn gracieux racueil au Gentilhomme<text:line-break/>Vallor, en faisant mil discours de la chasse,<text:s/>&amp;<text:line-break/>entre autres luy dist : Que diriez vous de ma<text:line-break/>dame, qui s'est submise iusques à visiter son<text:line-break/>pauure moyne, &amp; prendre la patience du<text:line-break/>traittement de religion ? Cela (respond le<text:line-break/>Gentilhomme) procede de sa bonté libe(-)<text:line-break/>ralle, se rendant tant gracieuse enuers tou(-)<text:line-break/>tes personnes, que beaucoup se ressentent de<text:line-break/>son honnesteté. De ceste façon deuisans<text:line-break/><text:span text:style-name="pb">[f. 325]</text:span><text:span text:style-name="pb"><text:line-break/></text:span>ap(-)prochent l'Abbaye, à la porte de laquelle le<text:line-break/>Gentilhomme Vallor fort gracieusement<text:line-break/>voulut pr(e2)dre congé : mais l'Abbé faisant le<text:line-break/>courroucé, c(o2)mence à dire : Comm(e2)t, Mon(-)<text:line-break/>sieur, me ferez vous ceste honte est(a2)t si pres<text:line-break/>du logis d'abandonner Madame, sans luy<text:line-break/>vouloir tenir compagnie ? Combien que le<text:line-break/>seigneur Vallor cogneut facilement sa bou(-)<text:line-break/>che dire autre chose que le cœur ne vouloit,<text:line-break/>toutesfois ne se fit plus longuement prier<text:line-break/>de demeurer, &amp; retint seulement pour son<text:line-break/>seruice vn page, le reste de sa troupe l'en(-)<text:line-break/>uoya loger en la ville, qui n'estoit fort loing<text:line-break/>de ceste religi(o2). Ainsi le souppé prest, l'Abbé<text:line-break/><text:soft-page-break/>tout au plus pres de Madame, fut bien seruy<text:line-break/>de tous mets &amp; viandes friandement accou(-)<text:line-break/>strees. Or apres auoir esté bien repeuz, &amp; le<text:line-break/>cerueau eschauffé d'vne infinité de bons<text:line-break/>vins, comm(e2)ça Monsieur le reuerend à di(-)<text:line-break/>re mots nouueaux, en s'addressant au Gen(-)<text:line-break/>tilhomme par telles paroles : Sus, monsieur,<text:line-break/>resueillez vous, il semble que soyez tout<text:line-break/>pensif Vallor fasché d'auoir esté surprins &amp;<text:line-break/>descouuert en ses pensees par vn moyne, le<text:line-break/>plus couuertement qu'il peust luy respond :<text:line-break/>Ie vous asseure, m(o2)sieur, n'auoir autre pen(-)<text:line-break/>sement,<text:s/>sinon qu'à me deffendre de tant de<text:line-break/>viandes qui assaillent mon appetit. Ie n'en<text:line-break/>croy rien, recharge l'Abbé, parce que vostre<text:line-break/><text:span text:style-name="pb">[f. 326]</text:span><text:span text:style-name="pb"><text:line-break/></text:span>visage monstre vn penser fort profond : au<text:line-break/>moins contez à Madame des nouuelles de<text:line-break/>la guerre, &amp; ne faites pas à la mode de beau(-)<text:line-break/>coup d'autres qui font profession des ar(-)<text:line-break/>mes. Que font-ils, demande le Gentilhom(-)<text:line-break/>me ? En me donnant asseurance de n'estre<text:line-break/>mal content, aussi soubs le congé de Ma(-)<text:line-break/>dame, i'en diray la verité. Alors Madame<text:line-break/>fort contente d'ouïr ainsi parler le<text:s/>reuer(e2)d,<text:line-break/>l'aduertit secrettement de son pied, à fin de<text:line-break/>luy donner plus grande hardiesse : au moyen<text:line-break/>dequoy l'Abbé soustenu de ceste faueur,<text:line-break/>commence à dire : Vous autres Gentilshom(-)<text:line-break/>mes suiuans la cour, auez vne coustume qui<text:line-break/>vous est fort familiere, &amp;<text:s/>par laquelle sça(-)<text:line-break/>uez si subtilement tromper la delicate ieu(-)<text:line-break/>nesse de toutes les Damoiselles qui prestent<text:line-break/>l'aureille à vne infinité de flatteries &amp; men(-)<text:line-break/>songes, que proposez ordinairement, en<text:line-break/>leur presentant vostre seruice, d'vn visage<text:line-break/>passionné &amp; fardé de feinte affection, que<text:line-break/>sans pouuoir eschapper tant de poursuittes<text:line-break/>importunes, emportez de l'vne vn bracclet,<text:line-break/>de l'autre vn mouchouër, ou autre faueur,<text:line-break/>laquelle est portee &amp; mise en lumiere sur<text:line-break/>les rancs en tournois ou batailles : au retour<text:line-break/>desquelles feintes &amp; simulees amitiez se pre<text:line-break/>sentent en auant : persuadant à l'vne : I'ay<text:line-break/>porté vostre gage à l'entree de la bresche &amp;<text:line-break/><text:span text:style-name="pb">[f. 327]</text:span><text:span text:style-name="pb"><text:line-break/></text:span>prinse d'vn tel chasteau : puis à l'autre, vostre<text:line-break/>faueur est vne escarmouche furieuse, m'a<text:line-break/>augmenté tellement le cœur de<text:s/>bien faire,<text:line-break/>que le souuenir de vous a esté cause que<text:line-break/><text:soft-page-break/>suis eschappé de mille dangers. Ainsi non<text:line-break/>contens d'en abuser vne, en trompez plu(-)<text:line-break/>sieurs, tant est variable en vous autres l'a(-)<text:line-break/>mour, qui doit estre de soy-mesmes ferme,<text:line-break/>stable, &amp; loyal : puis vn heraut, corrompu<text:line-break/>par argent, porte vn meschant bout de lan(-)<text:line-break/>ce à vne damoiselle, luy faisant croire, mon(-)<text:line-break/>sieur a emporté le prix du tournoy. Helas !<text:line-break/>pauures damoiselles, ie vous plaints beau(-)<text:line-break/>coup, d'estfe ainsi malicieusement abusees.<text:line-break/>Madame entendant tout ce discours, fut<text:line-break/>merueilleusement aise de voir de ceste gra(-)<text:line-break/>ce manier le pauure Vallor : &amp; le regardant<text:line-break/>d'vn œil à demy ouuert, luy demanda si ces<text:line-break/>propos estoyent veritables. Le Gentilhom(-)<text:line-break/>me se sentant chatouïllé de si pres, fut fasché<text:line-break/>de sentir de telle façon piquer les Gentils(-)<text:line-break/>hommes, &amp; comme celuy auquel le fait<text:line-break/>touchoit, commence à respondre : Monsieur<text:line-break/>vous auez viuement atteint ceux desquels<text:line-break/>estes indigne de parler, que si ce n'estoit la<text:line-break/>gr(a2)deur de l'estat auquel vous estes, ie vous<text:line-break/>tiendrois autre langage : mais pour ceste<text:line-break/>fois seray patient de me taire. L'hypocras &amp;<text:line-break/>les bons yins auoyent tellement enfumé le<text:line-break/><text:span text:style-name="pb">[f. 328]</text:span><text:span text:style-name="pb"><text:line-break/></text:span>ceruean du moyne, sentant la guerre conti(-)<text:line-break/>nuelle que luy faisoyent les pieds de ceste<text:line-break/>vefue, à fin de plus en plus<text:s/>mettre aux al(-)<text:line-break/>teres le G(e2)tilhomme Vallor, qu'il commen(-)<text:line-break/>ça à eschauffer sa colere par semblables ter(-)<text:line-break/>mes : Monsieur de Vallor, ie ne furs Capi(-)<text:line-break/>taine, lieutenant ne homme d'armes, mais<text:line-break/>vn pauure simple religieux, ayant toutesfois<text:line-break/>le cœur si bon, que s'il y a homme qui vueil(-)<text:line-break/>le maintenir le contraire, ie luy presente<text:line-break/>pour le c(o2)bat la luicte du corps &amp; des bras.<text:line-break/>Seroit il possible, dist la dame, qu'ayez vo(-)<text:line-break/>lonté de maintenir ceste querelle ? Madame,<text:line-break/>replique l'Abbé, au pis aller ie ne puis que<text:line-break/>tomber, esperant par le moyen du droit &amp;<text:line-break/>de la verité tant apparente, en venir à mon<text:line-break/>honneur. Sus, y a-il h(o2)me de tous messre urs<text:line-break/>les bataillans qui se presente ? Alors la vefue<text:line-break/>à qui le ieu plaisoit, appelle le Gentilhom(-)<text:line-break/>me Vallor, luy demandant : Comment, est(-)<text:line-break/>ce l'affection que vous portez aux Dames,<text:line-break/>&amp; la querelle dont vous vantez vouloir sou(-)<text:line-break/>stenir toute la noblesse ? Faut il que celuy qui<text:line-break/>s'est trouué en tant d'affaires, &amp; veut te(-)<text:line-break/><text:soft-page-break/>nir le rang des plus vaillans, refuse mainte(-)<text:line-break/>nant de presenter le corps à vn foible<text:line-break/>moyne ? certainement si le faictes ie sçay<text:line-break/>l'opinion mauuaise que ie dois auoir de<text:line-break/>vous, outre le recit qu'en pourray faire par<text:line-break/><text:span text:style-name="pb">[f. 329]</text:span><text:span text:style-name="pb"><text:line-break/></text:span>cy apres. Le pauure Vallor se voyant ainsi<text:line-break/>piqué de tous costez, cuida creuer de despit :<text:line-break/>toutesfois voulant monstrer son cœur ius(-)<text:line-break/>ques au bout obeïssant à l'amour, s'oublia<text:line-break/>tant qu'il s'offroit de complaire à Madame,<text:line-break/>laquelle ayant experimenté les forces des<text:line-break/>deux, tout soudain les meine au preau de<text:line-break/>l'abbaye, où la fraischeur (veu la<text:s/>chaleur de<text:line-break/>l'esté, qui pour lors estoit vehemente, par le<text:line-break/>cours d'vne fontaine enuir(o2)nce d'vne infi(-)<text:line-break/>nité d'arbrisseaux) estoit si plaisante &amp; amia(-)<text:line-break/>ble, qu'en ce gracieux seiour pour acc(o2)plir<text:line-break/>son passetemps, sceut si bien pallier sa mo(-)<text:line-break/>querie, qu'elle fit despouiller ces ch(a1)pions.<text:line-break/>L'Abbé aise du c(o2)bat se met à genoux deu(a2)t<text:line-break/>Madame, la suppliant, d'vne face ri(a2)te, auoir<text:line-break/>sa personne pour recommandee enuers le<text:line-break/>Gentilhomme : qui surprins d'vne colere ar(-)<text:line-break/>dante de se voir ainsi moqué,<text:s/>vint inconti(-)<text:line-break/>nent saisir le moyne, homme gr(a2)d de corps<text:line-break/>&amp; gros de membre, le seigneur Vallor au<text:line-break/>contraire allegre &amp; dispost, se sentant tou(-)<text:line-break/>tesfois encores du trauail fort longuement<text:line-break/>souffert à la guerre, de sorte qu'il n'eut plus<text:line-break/>tost presenté ses<text:s/>iambes contre celles de<text:line-break/>l'Abbé, que luy, qui estoit fait à la luicte, &amp;<text:line-break/>puissant, entrelasse tellement la iambe du<text:line-break/>pauure Gentilhomme, qu'il le renuerse en<text:line-break/>vn instant les iambes c(o2)tremont. Dieu sçait<text:line-break/><text:span text:style-name="pb">[f. 330]</text:span><text:span text:style-name="pb"><text:line-break/></text:span>si Madame eutaggreable ceste cheute, qui<text:line-break/>ne<text:s/>fut sans extremement rire, &amp; d(o1)ner tant<text:line-break/>d'atteintes au pauure Vallor, estendu sur<text:line-break/>l'herbe, qu'il cuida vif enrager. L'Abbé c(o2)(-)<text:line-break/>me transporté de ioye, tout gay, comm(e2)ce à<text:line-break/>dire : Il me semble, Madame, qu'vn deuoir si<text:line-break/>brauement executé doit rendre<text:s/>asseuré tes(-)<text:line-break/>moignage, que i'ayme mieux &amp; plus parfai(-)<text:line-break/>tement qu'homme du m(o2)de : car ie n'ay fait<text:line-break/>effort en ceste luicte qu'à la faueur des Da(-)<text:line-break/>mes, à fin de m(o2)strer l'amour que ie porte à<text:line-break/>celle qui a puissance de me comm(a2)der, estre<text:line-break/>plus entier &amp; loyal que celuy de Vallor : ce<text:line-break/>que voulant nier, ie suis prest pour la secon(-)<text:line-break/><text:soft-page-break/>de fois de luy presenter le corps. Vallor fas(-)<text:line-break/>ché outre mesure, replique : Si la façon &amp; l'e(-)<text:line-break/>quipage auquel vn Gentilhomme doit &amp;<text:line-break/>peut combatre m'estoit presenté,<text:s/>asseuré(-)<text:line-break/>ment ie m'estimerois malheureux &amp; indi(-)<text:line-break/>gne de porter iamais armes en le refusant :<text:line-break/>mais celuy par lequel pensez tenir la victoi(-)<text:line-break/>re acquise, m'est plus honteux en gaignant<text:line-break/>qu'au refus que i'en fais. Vous le dites, dit la<text:line-break/>vefue, ce sont les<text:s/>excuses d'vn lasche &amp; de(-)<text:line-break/>failly Cheualier : car si par l'infortune de la<text:line-break/>guerre en bataillant defailloyent vos armes,<text:line-break/>ne seriez vous pas contrainct combatre du<text:line-break/>corps &amp; des bras ? Ie cognois, Madame, que<text:line-break/>il n'est excuse t(a2)t soit raisonnable, qui vous<text:line-break/><text:span text:style-name="pb">[f. 331]</text:span><text:span text:style-name="pb"><text:line-break/></text:span>puisse esmouuoir de vostre volonté, ou de<text:line-break/>l'enuie qu'auez de me faire souffrir, sans<text:line-break/>iuste occasion, vn tourment insupportable.<text:line-break/>Sur ces propos, comme par vn despit, re(-)<text:line-break/>commença la luicte, à la rencontre de la(-)<text:line-break/>quelle cuida monsieur l'Abbé tomber : mais<text:line-break/>comme celuy qui estoit massif, &amp; lourd à<text:line-break/>manier, tint ferme, vsant d'vne ruze si vio(-)<text:line-break/>lente, qu'il vous couche le Gentilhomme<text:line-break/>tout au milieu du pré. Ne faut demander s'il<text:line-break/>fut fasché en son cœur, ay(a2)t receu vne hon(-)<text:line-break/>te si grande, à la poursuitte de la Dame, du<text:line-break/>monde, que plus il auoit desiré seruir. Ad(o1)c<text:line-break/>soudain, renant pour tout certain ce qu'il<text:line-break/>auoit trop longuement douté, delibera d'v(-)<text:line-break/>ne pensee couuerte plustost mourir de mille<text:line-break/>morts, que d'oublier vn tel outrage. Ainsi<text:line-break/>couutant au<text:s/>plus secret de son interieur la<text:line-break/>vengeance qu'il deuoit faire, d'vn visage<text:line-break/>ioyeux &amp; content par feinte, loüoit la for(-)<text:line-break/>ce &amp; dexterité de l'Abbé, qui fit apporter<text:line-break/>la collation sur l'herbe, pour rafraischir les<text:line-break/>combatans, D'auantage, à fin de gratifier &amp;<text:line-break/>addoucir la colere du Gentilhomme Val(-)<text:line-break/>lor, vsa de telles parolles : Monsieur, par rai(-)<text:line-break/>son deuez excuser l'inciuilité de nous au(-)<text:line-break/>tres moynes, &amp; me faire ceste grace de ne<text:line-break/>prendre en mauuaise part ce qui a esté fait<text:line-break/>par maniere de ieu : vous asseurant estre<text:line-break/><text:span text:style-name="pb">[f. 332]</text:span><text:span text:style-name="pb"><text:line-break/></text:span>tel(-)lement vostre, que si auez affaire d'argent,<text:line-break/>i'ay dix mil escus dont pouuez disposer se(-)<text:line-break/>lon vostre plaisir, estant certain qu'en meil(-)<text:line-break/>leur endroit ne les sçaurois presenter. Mon(-)<text:line-break/><text:soft-page-break/>sieur, respond le Gentilhomme, ie vous re(-)<text:line-break/>mercie bien humblement de l'offre que me<text:line-break/>faites, d'vne si liberale &amp; parfaite volonté :<text:line-break/>car ie ne demande autre recompense du tort<text:line-break/>qu'ay souffert, sinon que pour la satisfa(-)<text:line-break/>ction que i'en desire, Dimanche prochain<text:line-break/>me faciez tant d'honneur de venir disner<text:line-break/>auec Madame en mon logis. Vrayement il<text:line-break/>seroit plein de mauuaise grace qui refuse(-)<text:line-break/>roit vne requeste tant honneste. Ainsi se re(-)<text:line-break/>tournant l'Abbé vers ceste vefue, luy dist :<text:line-break/>I'ay fait vn accord auec monsieur de Val(-)<text:line-break/>lor, duquel ne pense estre refusé,<text:s/>c'est d'al(-)<text:line-break/>ler Dimanche disner en sa maison. Mada(-)<text:line-break/>me, qui se cuidoit excuser, fut si fort pressee<text:line-break/>que honnestement n'osa desdire la promes(-)<text:line-break/>se, qui ne fut toutesfois confirmee sans lon(-)<text:line-break/>gue importunité. Donc apres auoir accordé<text:line-break/>d'y aller, commanda tirer sa lictiere, en la(-)<text:line-break/>quelle montee, tant que mulets pouuoyent<text:line-break/>aller, se retira en son chasteau : où le Gentil(-)<text:line-break/>homme l'ayant conduite, d'vne façon fort<text:line-break/>gracieuse print congé d'elle, &amp; s'en alla cou(-)<text:line-break/>cher en la ville pour l'execution de la ven(-)<text:line-break/>geance, qu'il ne pouuoit plus longuement<text:line-break/><text:span text:style-name="pb">[f. 333]</text:span><text:span text:style-name="pb"><text:line-break/></text:span>differer. Or pour paruenir à ce but, fit de<text:line-break/>tous costez chercher vn harnois de la cor(-)<text:line-break/>pul(e2)ce &amp; grandeur de l'Abbé, à quoy fut fait<text:line-break/>telle dilig(e2)ce, que par le moyen de son hoste<text:line-break/>il en recouura vn selon sa fantasie, complet,<text:line-break/>bien doré &amp; graué, qu'vn riche bourgeois<text:line-break/>gardoit par singularité : lequel ayant payé au<text:line-break/>double, pour l'execution de son entreprise,<text:line-break/>le fit porter en son chasteau, &amp; pendre en sa<text:line-break/>sale tout au plus pres du sien. Le iour d(o2)c ve(-)<text:line-break/>nu, que Madame &amp; M(o2)sieur le reuerend de(-)<text:line-break/>uoyent arriuer, Vallor brauem(e2)t m(o2)té, sort<text:line-break/>au deu(a2)t, trauersant la c(a2)pagne pour se ren(-)<text:line-break/>c(o2)trer, de fait ne cheuaucha si loin que sou(-)<text:line-break/>dainem(e2)t ne descouurist le moyne, son froc<text:line-break/>en escharpe, ioignant Madame, de luy soi(-)<text:line-break/>gneusem(e2)t entretenuë : &amp; aussi tost qu'il ap(-)<text:line-break/>perçoit le Gentilhomme s'escrie, à tout le<text:line-break/>moins i'ay tenu ma promesse. Le Seigneur<text:line-break/>de Vallor leur donnant le bon iour, accom(-)<text:line-break/>pagné d'vn gracieux recueil, respond :<text:s/>Ie me<text:line-break/>sens bi(e2) heureux de voir vne si parfaite trou<text:line-break/>pe, mais ie suis en peine comment pourrez<text:line-break/>prendre la patience du traictement : auez<text:line-break/><text:soft-page-break/>vous point desieuné ? Ouy, dist Madame,<text:line-break/>l'hypocras blanc auec la rostie nous a bien<text:line-break/>armez, pour seruir de deffence c(o2)tre la frais(-)<text:line-break/>cheur du matin. Et continuant ces propos<text:line-break/>(tenuz seulement pour donner au<text:line-break/><text:span text:style-name="pb">[f. 334]</text:span><text:span text:style-name="pb"><text:line-break/></text:span>Gentil(-)homme atteinte de moquerie) entrerent en<text:line-break/>son chasteau, puis en vne salle fort richem(e2)t<text:line-break/>parce, où tout soudain (comme en maison<text:line-break/>qui estoit honorablement seruie) fut la ta(-)<text:line-break/>ble dilig(e2)ment couuerte, l'Abbé misau haut<text:line-break/>&amp; Madame aupres, t(a2)t bien traittez de vins,<text:line-break/>&amp; toutes sortes de viandes desguisees, qu'vn<text:line-break/>chacun s'efforça d'abbatre la faim qui les<text:line-break/>pressoit. A quoy sur tout Monsieur l'Abbé fit<text:line-break/>si bien son deuoir, qu'est(a2)t d'vn sang chaud<text:line-break/>&amp; subtil, qui vol(o2)tiers se chargeoit des pre(-)<text:line-break/>miers, commença à vouloir piquer son ho(-)<text:line-break/>ste, addressant tousiours ses propos à Mada(-)<text:line-break/>me, qui y prenoit fort grand plaisir : &amp; pour<text:line-break/>chercher plus propre occasion, iettant ses<text:line-break/>yeux en haut, vadire : Voila deux beaux har(-)<text:line-break/>nois, mais l'vn est beaucoup plus grand que<text:line-break/>l'autre, qui semble auoir seruy à vn homme<text:line-break/>de ma taille. Ie vous asseure, Monsieur, re(-)<text:line-break/>spond le Gentilhomme, le petit estre le<text:line-break/>mien, &amp; le<text:s/>plus grand est de feu mon peres<text:line-break/>toutesfois si me voulez faire l'honneur de<text:line-break/>le prendre en pur don, ie le vous presente<text:line-break/>de bien bon cœur : car ie n'ay veu homme à<text:line-break/>qui il soit mieux seant qu'à vous, &amp; duquel<text:line-break/>aussi ie puisse receuoir plus grand contente(-)<text:line-break/>ment de voir armé, pour la memoire recen(-)<text:line-break/>te que i'aurois de celuy qui m'a mis sur ter(-)<text:line-break/>re. L'Abbé, pour l'arrousement du bon vin,<text:line-break/><text:span text:style-name="pb">[f. 335]</text:span><text:span text:style-name="pb"><text:line-break/></text:span>enflé d'orgueil, il replique : Ie suis asseuré,<text:line-break/>pour le moins, d'auoir les espaules &amp; reins<text:line-break/>aussi fermes que vous pour le porter. Incon(-)<text:line-break/>tinent le valet de ch(a2)bre du seigneur Vallor<text:line-break/>(ayant le signe de son maistre) descend ce<text:line-break/>harnois, le met sur deux treteaux pres de la<text:line-break/>table. Le moyne regardant Madame qui se<text:line-break/>souzrioit, luy dist : Ce seroit mal fait de refu(-)<text:line-break/>ser<text:s/>vn si magnifique present : &amp; pour mon(-)<text:line-break/>strer qu'il m'est aggreable ost(o2)s tout cecy,<text:line-break/>à fin d'essayer si le don me sera propre. Le<text:line-break/>Gentilhomme cognoissant le moyne de luy<text:line-break/>mesmes se mettre aux filets, prend soudain<text:line-break/>des esguillettes, vn poinson, &amp; arme de<text:s/>tou(-)<text:line-break/><text:soft-page-break/>tes pieces le reuer(e2)d. Il ne fut pas iusqu'à ma<text:line-break/>dame qui n'aidast à tout, prenant vn grand<text:line-break/>plaisir à regarder son champion : lequel fai(-)<text:line-break/>sant de grandes &amp; braues desmarches par<text:line-break/>toute la sale, disoit : Que dites vous de ce<text:line-break/>moyne ? Tels moynes,<text:s/>resp(o2)d Madame, sont<text:line-break/>bien cler semez Puis l'Abbé continuant ses<text:line-break/>brauades : que n'ay-ie mainten(a2)t vne hache,<text:line-break/>pour c(o2)batre &amp; frotter ces amoureux Apres<text:line-break/>plusieurs touts faicts, c(o2)mence à se fascher<text:line-break/>&amp; plaindre de la pesanteur des armes, aussi<text:line-break/>pour n'estre accoustumé de porter fardeau<text:line-break/>plus pesant que son froc, vouloit à toutes<text:line-break/>forces estre desarmé. Mais le Gentilhomme<text:line-break/>parvenu au but de son esperance, luy tint<text:line-break/><text:span text:style-name="pb">[f. 336]</text:span><text:span text:style-name="pb"><text:line-break/></text:span>ces propos : Vous vous abusez bien fort, m(o2)(-)<text:line-break/>sieur, de p(e2)ser gaigner vn tel<text:s/>present si à vo(-)<text:line-break/>stre aise : car il faut premierement vaincre a(-)<text:line-break/>uant (q2) d'emporter le butin. Sur ces disputes<text:line-break/>seruiteurs en pourpoint, qui en toute dili(-)<text:line-break/>gence arment le seigneur Vallor. Quand<text:line-break/>Madame le vid armer, c(o2)me celle qui auoit<text:line-break/>peur du malheur qui aduint, toute troublee<text:line-break/>s'escrie : Comment Vallor, voulez vous en<text:line-break/>ma presence faire l'acte d'vn des plus las(-)<text:line-break/>ches &amp; coüards cheualiers qui viue, en com<text:line-break/>batant vn Abbé ? Madame, resp(o2)d le Gentil(-)<text:line-break/>homme, puisqu'auez eu ceste patience, pour<text:line-break/>la satisfaction de vostre plaisir passé, d'estre<text:line-break/>iuge d'vne honteuse luicte, que m'auez fait<text:line-break/>souffrir, pour le dernier bien qu'à tout ia(-)<text:line-break/>mais i'espere d'vne si ingratte femme tel(-)<text:line-break/>le que vous estes, faites moy ceste faueur<text:line-break/>de iuger de la v(e2)geance qui s'appreste con(-)<text:line-break/>tre celuy que tant vous estimez, &amp; duquel<text:line-break/>auez preferé le vieil &amp; lassif contente(-)<text:line-break/>ment au loyal &amp; continuel seruice qu'en<text:line-break/>toute ma vie ie vous ay fait. Madame, qui<text:line-break/>vouloit desarmer l'Abbé, &amp; empescher le<text:line-break/>c(o2)bat à s(o2) pouuoir, est repoussee si rudem(e2)t<text:line-break/>de Vallor, qu'il la cuida renuerser par terre,<text:line-break/>si elle n'eust esté soustenuë par ses Damoi(-)<text:line-break/>selles : &amp; de crainte qu'on n'empeschast son<text:line-break/>entre prinse, entrant en colere, prononça<text:line-break/><text:span text:style-name="pb">[f. 337]</text:span><text:span text:style-name="pb"><text:line-break/></text:span>telles paroles : S'il y a homme ne femme<text:s/>qui<text:line-break/>bouge de sa place, ie vous asseure qu'au pre(-)<text:line-break/>mier coup ie luy feray perdre la vie, puis<text:line-break/>regardant Madame, disoit : Dites mainten(a2)t<text:line-break/><text:soft-page-break/>à vostre cheuaucheur d'Escuyerie qu'il ne<text:line-break/>me picque à la rigueur, &amp; se tournant à l'en(-)<text:line-break/>droit de l'Abbé, s'approche tout au plus<text:line-break/>pres, luy faisant present d'vne hache, l'apel(-)<text:line-break/>le M(o2)sieur le reuerend, voila les armes que<text:line-break/>auez dem(a2)dees : voyons si à les manier estes<text:line-break/>aussi adroit qu'à sauter en vn pré. Ha Mon(-)<text:line-break/>sieur, resp(o2)d l'Abbé, impossible m'est de re(-)<text:line-break/>muer les bras ainsi chargé comme ie suis. Ie<text:line-break/>vous asseure, replique le Seigneur Vallor,<text:line-break/>puis que luicter m'auez faict à vostre mode,<text:line-break/>par deux fois, pour l'h(o2)neur de vos amours,<text:line-break/>qu'à la fauent des miennes luicterez à la fa(-)<text:line-break/>çon que i'ay apprins dés ma ieunesse, &amp; n'y<text:line-break/>vaut excuse. Ayant finy sa courte haran(-)<text:line-break/>gue, enflé d'vn merueilleux despit, pour la<text:line-break/>moquerie soufferte à la luicte, abbat la visie(-)<text:line-break/>re, faisant au mesme inst(a2)t abbatre celle de<text:line-break/>l'Abbé : lequel voyant approcher celuy qui<text:line-break/>au marcher<text:s/>monstroit ne vouloir flatter,<text:line-break/>se mit en effort de ioindre le premier, haus(-)<text:line-break/>sant la hache d'vne telle furie &amp; force, que<text:line-break/>veu la puissante masse &amp; gr(a2)deur du corps,<text:line-break/>qui luy donnoit grand aduantage, si le coup<text:line-break/>cust porté à plomb, le pauure Vallor estoit<text:line-break/><text:span text:style-name="pb">[f. 338]</text:span><text:span text:style-name="pb"><text:line-break/></text:span>au danger de la mort : mais, comme hom(-)<text:line-break/>me qui sçauoit soustenir tels &amp; plus pesans<text:line-break/>coups, si dextrement gauchist &amp; le soustint,<text:line-break/>qu'il ne l'offença nullement : &amp; demarchant<text:line-break/>à costé, d(o2)na au pauure Abbé vn coup si fas(-)<text:line-break/>cheux sur l'aureille<text:s/>droicte, que les yeux luy<text:line-break/>estincellerent en la teste, demeurant telle(-)<text:line-break/>ment estourdy, d'vne si estrange atteinte,<text:line-break/>qu'il ne pouuoit recognoistre le G(e2)tilhom(-)<text:line-break/>me : lequel, redoublant ses coups sans inter(-)<text:line-break/>ualle, le chatouilla si viuement, qu'ayant<text:s/>le<text:line-break/>moyne perdu force, cœur &amp; iugement, cuy(-)<text:line-break/>dant se sauuer entre les Damoyselles, tom(-)<text:line-break/>ba de telle grace, qu'à la cheutte eussiez pen(-)<text:line-break/>sé le plancher deuoir fondre. Toutesfois,<text:line-break/>pour se voir au peril de la mort, n'oublia à<text:line-break/>mains iointes de crier : Helas ! seigneur Val(-)<text:line-break/>lor, pardonnez au pauure Abbé, à tout le<text:line-break/>moins ayez souuen(a2)ce de l'ordre que ie ti(e2)s,<text:line-break/>&amp; du maistre que ie sers. Le Gentilhomme,<text:line-break/>outré de colere, le vouloit massacrer : mais<text:line-break/>remett(a2)t en memoire le tort qu'il se faisoit,<text:line-break/>aussi le danger auquel pourroit tomber par<text:line-break/>l'effect d'vn tel meurtre, refroidit vn peu<text:line-break/><text:soft-page-break/>son courage, &amp; haussant la visiere du Reue(-)<text:line-break/>rend, parla à luy en ces termes : Puis que la<text:line-break/>malheureuse fortune m'a esté tant contrai(-)<text:line-break/>re, qu'à l'occasion de toy (vil Satyre)<text:s/>i'endu(-)<text:line-break/>re la perte d'vn bien, que si iustem(e2)t i'auois<text:line-break/><text:span text:style-name="pb">[f. 339]</text:span><text:span text:style-name="pb"><text:line-break/></text:span>i'auois acquis en la personne dont tu es la<text:line-break/>seule separati(o2) : &amp; à fin qu'a iamais il te sou(-)<text:line-break/>uienne des iniures que tu m'as tant de fois<text:line-break/>proferees, moindre chastiment ne peux re(-)<text:line-break/>ceuoir que d'vn menteur &amp; mal disant. Tel(-)<text:line-break/>les parolles finies luy tire la langue, &amp; la luy<text:line-break/>perce tout au trauers. Ainsi l'Abbé marqué<text:line-break/>pour estre cogneu, demeura comme mort<text:line-break/>au milieu de la place. Le seigneur de Vallor<text:line-break/>apres s'estre fait desarmer, vint trouuer Ma(-)<text:line-break/>dame toute esploree aupres du banc, de la(-)<text:line-break/>quelle, pour prendre le dernier congé, com(-)<text:line-break/>mença telle harangue : A Dieu vile &amp; aban(-)<text:line-break/>d(o2)nee Dame, en laquelle i'ay descouuert la<text:line-break/>source de toute desloyauté, dont ie pourray<text:line-break/>porter asseuré tesmoignage par tous les<text:line-break/>lieux où le credit me sera donné de parler :<text:line-break/>faisant cognoistre c(o2)bien de temps, &amp; à tort,<text:line-break/>tu as si longuement emprunté le nom d'vne<text:line-break/>sage &amp; vertueuse femme, en viuant souz la<text:line-break/>garde &amp; c(o2)duite d'vn vieil bouc de moyne.<text:line-break/>Les pauures<text:s/>Damoiselles, qui estoyent de<text:line-break/>crainte retirees en vn coin de la sale, vien(-)<text:line-break/>nent vers la desolee Dame, &amp; le plus douce(-)<text:line-break/>ment qu'elles peurent, son equipage prest,<text:line-break/>l'emmener(e2)t en son chasteau. Le pauure Ab(-)<text:line-break/>bé bien malade, fut porté par ses moynes<text:s/>en<text:line-break/>son abbaye : où tant de frayeur, que de coups<text:line-break/>receus sur le plus haut de sa couronne, saisie<text:line-break/><text:span text:style-name="pb">[f. 340]</text:span><text:span text:style-name="pb"><text:line-break/></text:span>d'vne sieure continuë, abandonna le mon(-)<text:line-break/>de, sa Dame, &amp; sa croce. Le seigneur Vallor,<text:line-break/>comme homme de grand credit &amp; authori(-)<text:line-break/>té (qui auoit facilement l'aureille de son<text:line-break/>maistre) obtint l'abbaye vac(a2)te pour l'vn de<text:line-break/>ses parens, faisant trouuer l'effect de son en(-)<text:line-break/>treprise si iuste &amp; raisonnable au Duc, qu'on<text:line-break/>n'en fit iamais poursuitte, fors au deshon(-)<text:line-break/>neur &amp; grand regret de Madame : qui le re(-)<text:line-break/>ste de ses iours ne peut auoir autre support<text:line-break/>ne satisfaction, sinon de viure seule, retiree<text:line-break/>en continuel desplaisir, pour le bruit d'vne<text:line-break/>telle histoire, qui offença tant longuement<text:line-break/>les aureilles des plus grands, qu'au Gentil(-)<text:line-break/><text:soft-page-break/>homme en demeura la seule loüange, à elle<text:line-break/>vne moquerie &amp; honte perpetuelle.<text:line-break/>Il faut, mes Dames, que celles qui veu(-)<text:line-break/>lent aimer ou iouyr, aiment non tant pour la<text:line-break/>iouyssance, qu'à fin d'accomplir ce qui est<text:line-break/>permis de Dieu par le lien de mariage : mais<text:line-break/>se trouuant empeschement contraire pour<text:line-break/>l'execution d'vn si grand bien, &amp; inuoquant<text:line-break/>la faueur de celuy qui tout gouuerne, on<text:line-break/>doit maistriser ses passi(o2)s, &amp; oublier ce vou(-)<text:line-break/>loir terrestre du corps, pour s'addonner au<text:line-break/>contentem(e2)t seul de l'esprit, suiu(a2)t l'amour<text:line-break/>honneste, lequel<text:s/>c(o2)me parfait, hors de tout<text:line-break/>soupçon &amp; concupiscence, rendra vn cha(-)<text:line-break/>cun victorieux du cœur &amp; aimé de vertu : par<text:line-break/><text:span text:style-name="pb">[f. 341]</text:span><text:span text:style-name="pb"><text:line-break/></text:span>ce moyen seront les sages plus contentes &amp;<text:line-break/>satisfaites de la iouïssance de l'interieur &amp;<text:line-break/>parfait, que l'exterieur imparfait &amp; corrom(-)<text:line-break/>pu, qui est preferer la chose viue &amp; perma(-)<text:line-break/>nente, à la morte &amp; non durable. A quoy on<text:line-break/>se doit efforcer de paruenir, à fin qu'estans<text:line-break/>despouïllez de si malheureux enchantem(e2)s,<text:line-break/>qui offencent les cœurs des plus grands, on<text:line-break/>demeure en repos, gardant<text:s/>curieusement<text:line-break/>l'honneur, lequel vne fois blessé, à iamais se<text:line-break/>rend la playe incurable.</text:p>
      <text:h text:style-name="Titre1" text:outline-level="1">Compte XLVI.</text:h>
      <text:h text:style-name="P1022" text:outline-level="1">L'esprit de l'homme mal instruit &amp; trop aban(-)<text:line-break/>donné en la vaine richesse du monde, l'auarice<text:line-break/>qui aueugle, engendre vne infinité de discours<text:line-break/>tant deprauez,<text:s/>que si le bon sens ne domine,<text:line-break/>sans quelque rampart de raison, qui defendent<text:line-break/>les entreprinses proposees par la sensualité ter(-)<text:line-break/>restre, la conuoitise, qui plaist, fait souuent en(-)<text:line-break/>treprendre tant de choses, sous esperance d'vn<text:line-break/>petit gain, qu'à la fin tousiours on amasse plus<text:line-break/>de perte que de proffit.</text:h>
      <text:p text:style-name="P1023"><text:span text:style-name="T1024">E</text:span>n vne Bourgade pres Alençon, demeu(-)<text:line-break/>roit vn pitaut, qui de ses vsures &amp; petits<text:line-break/>proffits secrets, auoit si finement remué les<text:line-break/><text:span text:style-name="pb">[f. 342]</text:span><text:span text:style-name="pb"><text:line-break/></text:span>biens de ceux du village, que des plus mal<text:line-break/><text:soft-page-break/>aduisez &amp; rudes d'entendem(e2)t, auoit amassé<text:line-break/>en heritages &amp; deniers contens grandes ri(-)<text:line-break/>chesses : sur son vieil aage d'aut(a2)t croissoient<text:line-break/>ses bi(e2)s, plus estoit enuieux de chercher in(-)<text:line-break/>uentions nouuelles, pour augm(e2)ter &amp; croi(-)<text:line-break/>stre son m(o2)ceau. Or pouraut(a2)t que ses<text:s/>iam(-)<text:line-break/>bes ne le pouuoyent porter aux marchez &amp;<text:line-break/>foires, pour continuer ses petites trafiques,<text:line-break/>s'auisa qu'il auoit vn seul fils, duquel facile(-)<text:line-break/>ment s'aideroit en tels affaires : mais au mo(-)<text:line-break/>yen du grand bruit de ses vsures qu'il auoit<text:line-break/>continuees de si<text:s/>l(o2)gue main, aduerty qu'on<text:line-break/>pourchassoit à luy faire son procez sur les<text:line-break/>plaintes des b(o2)nes gens du païs, enuoya son<text:line-break/>heritier estudier à Paris, luy faisant inconti(-)<text:line-break/>nent apres prendre les ordres de prestrise.<text:line-break/>&amp; à fin de sauuer ses heritages, &amp; euiter<text:s/>le<text:line-break/>danger d'vne enuieuse confiscation, fit ba(-)<text:line-break/>stir vne chappelle, pour la fondation de la(-)<text:line-break/>quelle y donna entierement tous ses biens,<text:line-break/>en ordonn(a2)t son fils pour chapellain d'icel(-)<text:line-break/>le. Par ceste ruze les personnes qui poursui(-)<text:line-break/>uoyent la punition<text:s/>du vieillard (ayans perdu<text:line-break/>la commodité de pouuoir accrocher ses ter(-)<text:line-break/>res) perdirent aussi l'ennuie de la poursuitte.<text:line-break/>Ainsi le paysant en repos sur la fin de ses<text:line-break/>iours, &amp; prest à rendre l'ame, delaissa quel(-)<text:line-break/>ques escus contens au chapellain, son seul<text:line-break/><text:span text:style-name="pb">[</text:span><text:span text:style-name="pb">f. 343]</text:span><text:span text:style-name="pb"><text:line-break/></text:span>heritier, &amp; pour le plaisir qu'il auoit eu à la<text:line-break/>multiplication de ses deniers, comme s'il<text:line-break/>eust deu apres sa mort ressentir le proffit qui<text:line-break/>en viendroit, luy enchargea par testam(e2)t de<text:line-break/>continuer ses vsures, auec les enseignemens<text:line-break/>propres au mestier.<text:s/>Monsieur le chapellain,<text:line-break/>qui ne vouloit degenerer à la noblesse de s(o2)<text:line-break/>pere, apres sa mort remua si bien la banque<text:line-break/>en faueur de son arg(e2)t, qu'en bruslant d'vne<text:line-break/>extreme auarice, bailloit les poules aux plus<text:line-break/>pauures, à la charge que de cinq œufs il en<text:line-break/>auroit vn, &amp; vne se cont(e2)ta de tels petits prof(-)<text:line-break/>fits, mais pour sentir la friandise des plus<text:line-break/>grands, prestoit aux gens d'Eglise &amp; Gen(-)<text:line-break/>tils hommes à vsure excessiue &amp; manifeste :<text:line-break/>de sorte qu'il se trouua vne grande multitu(-)<text:line-break/>de de personnes escrites en ses papiers. En(-)<text:line-break/>tre lesquelles vn affamé Prothenotaire, en(-)<text:line-break/>uieux du proffit de la chapelle, &amp; pour gai(-)<text:line-break/>gner le c(o2)tenu de son obligation, fit secret(-)<text:line-break/>tes informations, qui furent presentees en<text:line-break/><text:soft-page-break/>iustice, où t(a2)t fut procedé, que le chapellain<text:line-break/>se voyant chicané, de crainte d'auoir pis,<text:line-break/>auec le reste de ses deniers, en l'habit d'vn<text:line-break/>marchand, abandonna le païs. Or pource<text:line-break/>qu'il auoit ent(e2)du plusieurs fois qu'à Rome<text:line-break/>vn tel mesnage estoit fort familier, &amp; con(-)<text:line-break/>tinuellement entretenu, soubs<text:s/>esperance<text:line-break/>d'y viure le reste de ses iours, print le<text:line-break/><text:span text:style-name="pb">[f. 344]</text:span><text:span text:style-name="pb"><text:line-break/></text:span>che(-)min des montaignes, entre lesquelles pour<text:line-break/>l'incominodité du temps, des neiges &amp; froi(-)<text:line-break/>dures fut tellem(e2)t malade, que par la desc(e2)(-)<text:line-break/>te d'vn catarre, qui luy tomba sur les yeux,<text:line-break/>en<text:s/>perdit l'vn : toutesfois ne laissa de conti(-)<text:line-break/>nuer son voyage. Ainsi arriuant à Milan, lo(-)<text:line-break/>gea en vne hostellerie, où estoit vne ieune<text:line-break/>garse que l'hoste entretenoit, pour attirer<text:line-break/>les passans en sa maison, qui estoit femme<text:line-break/>fine, affettee, &amp; d'assez passable beauté. Le<text:line-break/>chapelain borgne, qui ne voyoit gueres cler<text:line-break/>de l'autre œil, n'ayant accoustumé de voir<text:line-break/>de telles images en sa chapelle, fut inconti(-)<text:line-break/>n(e2)t touché d'vne enuie naturelle de la sou(-)<text:line-break/>haitter &amp; ioindre : apres donc s'estre desbo(-)<text:line-break/>té, montoit &amp; descendoit si souuent, pour<text:line-break/>trouuer moyen de regarder ceste seruante,<text:line-break/>que par son inc(o2)stance elle descouurit sou(-)<text:line-break/>dain la maladie du c(o2)pagnon : parquoy, c(o2)(-)<text:line-break/>me bien aduisee, luy faisoit vn racueil tant<text:line-break/>gracieux, auec les façons &amp; appasts<text:s/>propres<text:line-break/>pour eschauffer vn cœur le pl(us) froid du m(o2)(-)<text:line-break/>de à la poursuite amoureuse : de sorte qu'en<text:line-break/>ceste ruzee c(o2)tenance le sceut tellem(e2)t ma(-)<text:line-break/>nier, qu'au lieu de passer outre demeura l'e(-)<text:line-break/>space de quatre ou cinq iours en l'hostelle(-)<text:line-break/>rie,<text:s/>sans autre chose faire qu'à gouuerner<text:line-break/>ses nouuelles passions, qui furent si viues &amp;<text:line-break/>poiguantes, qu'il ne se peut garder de luy<text:line-break/><text:span text:style-name="pb">[f. 345]</text:span><text:span text:style-name="pb"><text:line-break/></text:span>parler du fol amour, auec vn langage cor(-)<text:line-break/>rompu de quelques mots Itali(e2)s, entremes(-)<text:line-break/>lez du naturel de son village. Ceste courti(-)<text:line-break/>sanne cognoissant la sottise du personnage<text:line-break/>(comme celle qui sçauoit parler &amp; simuler)<text:line-break/>ioüa si bien son roolle, qu'elle luy persuada<text:line-break/>estre la fille de l'hoste : remonstrant n'estre<text:line-break/>la façon de tenir propos tant estranges à fil(-)<text:line-break/>les h(o2)nestes &amp; de maison, si ce n'estoit en fa(-)<text:line-break/>ueur de mariage, &amp; que de luy qui estoit in(-)<text:line-break/>cogneu, on ne sçauoit ses biens ou richesses,<text:line-break/><text:soft-page-break/>ne le lieu d'où il estoit venu. Le pauure mar(-)<text:line-break/>chand ayant perdu le sens &amp; l'ent(e2)dement,<text:line-break/>au moyen de l'amour de ceste fille, c(o2)men(-)<text:line-break/>ce à s'excuser, &amp; confessa franchement n'a(-)<text:line-break/>uoir autre intention que de l'espouser, si son<text:line-break/>pere luy vouloit faire la faueur de la rece(-)<text:line-break/>uoir pour gendre : &amp; de crainte qu'on ne l'e(-)<text:line-break/>stimast indigne d'y paruenir, m(o2)stre sa bou(-)<text:line-break/>gette, de laquelle tire à descouuert deux mil<text:line-break/>escus, dont bailla content cinq cens à ceste<text:line-break/>fille, pour les porter à l'hoste, qu'asseurém(e2)t<text:line-break/>croyoit estre son pere, à fin de le persuader<text:line-break/>à la perfection du mariage, ce qui fut fait le<text:line-break/>lendemain, sans<text:s/>plus longuement attendre.<text:line-break/>Car l'hoste aduerty par ceste garse, du mar(-)<text:line-break/>chand prins au filé, aida si bien à conduire<text:line-break/>l'entreprise, que le chapellain fut doucem(e2)t<text:line-break/>marié. Le bon fut la nuict des nopces, ainsi<text:line-break/><text:span text:style-name="pb">[f. 346]</text:span><text:span text:style-name="pb"><text:line-break/></text:span>que monsieur commençoit son plaisir, trou(-)<text:line-break/>ua le chemin tant facile, &amp; sans aucune re(-)<text:line-break/>sistance, qu'il ne se peut garder de luy dire :<text:line-break/>Comment m'amie ? ie ne sçay que penser :<text:line-break/>mais ie presume qu'auez fait vne grande<text:line-break/>playe à vostre h(o2)neur, d'auoir long temps a<text:line-break/>perdu vostre pucellage.<text:s/>Incontinent luy re(-)<text:line-break/>spond sa femme : C(o2)ment serois-ie entiere,<text:line-break/>veu que vous mesmes ne l'estes pas ? vous<text:line-break/>auez perdu vn œil, &amp; l'autre est demeuré<text:line-break/>fort louche. Cela, replique le march(a2)d, m'est<text:line-break/>aduenu par vne maladie froide &amp; desplai(-)<text:line-break/>sante. Respond la mariee, à moy est aduenu<text:line-break/>tout au c(o2)traire : car ceste playe m'a esté fai(-)<text:line-break/>te par la chaleur d'vn plaisir doux &amp; gra(-)<text:line-break/>cieux. En ceste sorte le prestre march(a2)d bor(-)<text:line-break/>gne &amp; coqu ne sceut autre chose faire, sinon<text:line-break/>qu'auec sa courte h(o2)te, &amp; la<text:s/>perte d'vne par(-)<text:line-break/>tie de ses escus, abandonner secrettement sa<text:line-break/>femme, pour s'en aller à Rome : où depuis il<text:line-break/>fut si malheureux, qu'en peu de temps par<text:line-break/>faute de prudence &amp; bonne conduite, perdit<text:line-break/>le reste de son argent &amp; sa propre vie.</text:p>
      <text:p text:style-name="P1025">Par ce compte, mes Dames, se doit iuger<text:line-break/>qu'vn bien mal acquis, peu ou rien du tout<text:line-break/>proffite : l'homme aussi ne doit iamais estre<text:line-break/>tant mal conseillé de s'asseurer en la muable<text:line-break/>fortune, encore moins aux biens, que pour<text:line-break/>vn temps elle presente, veu qu'a vn instant<text:line-break/><text:span text:style-name="pb">[f. 347]</text:span><text:span text:style-name="pb"><text:line-break/></text:span>se changent &amp; perdent, mesmes quand l'a(-)<text:line-break/><text:soft-page-break/>uarice maistrise l'entendement : car par ce<text:line-break/>vice on delaisse toute perfection, pour abu(-)<text:line-break/>ser des biens qui sont distribuez par la gra(-)<text:line-break/>ce du Seigneur, ce qu'on ne doit seulement<text:line-break/>fuyr : mais faut d'auantage gouuerner<text:s/>tou(-)<text:line-break/>tes ses entreprinses par le vouloir de sa bon(-)<text:line-break/>té, &amp; non pas par le desir extreme que la sen(-)<text:line-break/>sualité propose.</text:p>
      <text:h text:style-name="Titre1" text:outline-level="1">Compte XLVII.</text:h>
      <text:h text:style-name="Titre1" text:outline-level="1"><text:span text:style-name="T1026">Les faits qui ont tousiours esté accompagnez</text:span><text:span text:style-name="T1027"><text:line-break/></text:span><text:span text:style-name="T1028">de vertu, sont racontez &amp; mis en lumiere,</text:span><text:span text:style-name="T1029"><text:line-break/></text:span><text:span text:style-name="T1030">à fin de leur accroistre le nom<text:s/></text:span><text:span text:style-name="T1031">d'immortalité</text:span><text:span text:style-name="T1032"><text:line-break/></text:span><text:span text:style-name="T1033">par vne loüange honneste &amp; modeste, qui</text:span><text:span text:style-name="T1034"><text:line-break/></text:span><text:span text:style-name="T1035">sert de recompense à ceux desquels sort source</text:span><text:span text:style-name="T1036"><text:line-break/></text:span><text:span text:style-name="T1037">si vertueuse. Aussi pour esmouuoir &amp; renfor(-)</text:span><text:span text:style-name="T1038"><text:line-break/></text:span><text:span text:style-name="T1039">cer les cœurs foibles à garder &amp; entretenir</text:span><text:span text:style-name="T1040"><text:line-break/></text:span><text:span text:style-name="T1041">ceste vertu (recommandee de Dieu &amp; des</text:span><text:span text:style-name="T1042"><text:line-break/></text:span><text:span text:style-name="T1043">hommes) est souuent neces</text:span><text:span text:style-name="T1044">saire de descrire</text:span><text:span text:style-name="T1045"><text:line-break/></text:span><text:span text:style-name="T1046">l'issue d'vn fait executé sans le iugement de</text:span><text:span text:style-name="T1047"><text:line-break/></text:span><text:span text:style-name="T1048">raison, pour prouoquer toutes personnes à</text:span><text:span text:style-name="T1049"><text:line-break/></text:span><text:span text:style-name="T1050">fuir les œuures vicieuses &amp; deshonnestes, qui</text:span><text:span text:style-name="T1051"><text:line-break/></text:span><text:span text:style-name="T1052">sont fondees sur vn ie ne sçay quel plaisir,</text:span><text:span text:style-name="T1053"><text:line-break/></text:span><text:span text:style-name="T1054">l'entreprise duquel (encores qu'au commen(-)</text:span><text:span text:style-name="T1055"><text:line-break/></text:span><text:span text:style-name="T1056">cement semble<text:s/></text:span><text:span text:style-name="T1057">facile) toutesfois rend si mau(-)</text:span><text:span text:style-name="T1058"><text:line-break/></text:span><text:span text:style-name="T1059">uaise recompense à son autheur, que quand</text:span><text:span text:style-name="T1060"><text:line-break/></text:span><text:span text:style-name="T1061">on vient au repentir, alors le remede de</text:span><text:span text:style-name="T1062"><text:line-break/></text:span><text:span text:style-name="pb">[f. 348]</text:span><text:span text:style-name="T1063"><text:line-break/></text:span><text:span text:style-name="T1064">chas(-)ser le danger où souuent on tresbuche, se</text:span><text:span text:style-name="T1065"><text:line-break/></text:span><text:span text:style-name="T1066">trouue du tout perdu.</text:span></text:h>
      <text:p text:style-name="P1067"><text:span text:style-name="T1068">E</text:span>s marches du pays d'Angleterre, au<text:line-break/>temps du Roy Henry dernier decedé,<text:line-break/>demeuroit vn riche Cheualier, lequel a(-)<text:line-break/>uoit de sa femme vne seule fille, nommee<text:line-break/>Laurea, en l'aage de dixsept à dixhuict ans,<text:line-break/>d'vne beauté tant excellente, qu'il sembloit<text:line-break/>nature s'estre efforcee d'en faire vn paran(-)<text:line-break/>gon, pour y confronter toutes les beautez<text:line-break/>du païs. Or comme celuy qui d'vn amour<text:line-break/>naturelle &amp; filialle aimoit ceste ieune In(-)<text:line-break/><text:soft-page-break/>fante, ainsi le bon homme prenoit si grand<text:line-break/>plaisir en sa deuceur, que de crainte d'esloi(-)<text:line-break/>gner sa fille, delibera la marier à vn vieil Mi(-)<text:line-break/>lor son voisin, personnage riche de biens &amp;<text:line-break/>de sçauoir, estimant qu'au moyen de son an(-)<text:line-break/>cien aage il la poutroit mieux traitter, aussi<text:line-break/>qu'à l'occasion de la proximité de ses terres<text:line-break/>le pere sur ses vieux iours receuroit d'elle<text:line-break/>plus continuelle consolation. Mais Amour<text:line-break/>(qui auoit desia prins possession du milieu<text:line-break/>du cœur de ceste Infante) luy auoit bien<text:line-break/>mis sa volonté &amp; son affection loing des co(-)<text:line-break/>stez du vieillard, ayant assis toutes ses pen(-)<text:line-break/>sees à l'execution d'icelles, soubs la gra(-)<text:line-break/>ce &amp; addresse d'vn ieune Gentilhomme,<text:line-break/><text:span text:style-name="pb">[f. 349]</text:span><text:span text:style-name="pb"><text:line-break/></text:span>nommé le Milor Barus, lequel estoit si fort<text:line-break/>surprins de son amour, qu'il ne sentoit re(-)<text:line-break/>pos ne bien quelconque, si ce n'estoit en<text:line-break/>voyant celle pour le seruice de laquelle en(-)<text:line-break/>tierement desiroit viure &amp; mourir. Telle(-)<text:line-break/>ment que ces<text:s/>deux passionnez tant passerent<text:line-break/>d'heures, &amp; de iournees secrettes, à se don(-)<text:line-break/>ner à cognoistre le secret de leurs priuez de(-)<text:line-break/>sirs, qu'ils se trouuerent si vnis en vn cœur,<text:line-break/>&amp; semblable vouloir, que le mal de ces deux<text:line-break/>amans ainsi pareil, sembloit estre vn<text:s/>tour(-)<text:line-break/>ment en vn mesme suject. Mais le pere, qui<text:line-break/>pour sa vieillesse n'auoit retenu qu'vn long<text:line-break/>souuenir de l'amoureuse pointe, ne regar(-)<text:line-break/>doit qu'à contenter ses vieilles affections,<text:line-break/>empeschant de tout son pouuoir la frequen(-)<text:line-break/>tation amiable d'vn couple si parfait. Tou(-)<text:line-break/>tesfois l'amour, qui tousiours veille, sçauoit<text:line-break/>tant bien espier le temps &amp; la saison pro(-)<text:line-break/>pre à leurs desirs, que plus souuent qu'il ne<text:line-break/>pensoit se passoyent maintes heures, &amp; la<text:line-break/>pluspart des nuicts en propos gracieux, qui<text:line-break/>font souspirer &amp; esperer la consommation<text:line-break/>d'vne amitié parfaite, regardans entr'eux<text:line-break/>tous les moyens de pouuoir fuir le feu d'vn<text:line-break/>Cheualier si froid qu'estoit le vieil Milor,<text:line-break/>qu'on presentoit à Laurea : laquelle rien<text:line-break/>plus ne souhaittoit que de ioindre par ma(-)<text:line-break/>riage celuy auquel elle estimoit son asseuré<text:line-break/><text:span text:style-name="pb">[f. 350]</text:span><text:span text:style-name="pb"><text:line-break/></text:span>contentement. Donc apres auoir ent(e2)du l'o(-)<text:line-break/>piniastre deliberati(o2) de son pere, c(o2)tinuant<text:line-break/>tousiours la volonté de la matier outre son<text:line-break/>gré, &amp; que le iour estoit ia conclud, delibera<text:line-break/><text:soft-page-break/>plustost souffrir mille morts, que de venir à<text:line-break/>tel effect, ou d'offencer la foy de si long t(e2)ps<text:line-break/>promise à son amy : pour la confirmation de<text:line-break/>laquelle à l'instant, &amp; sans plus attendre, a(-)<text:line-break/>uec vn gracieux &amp; long baiser, promirent<text:line-break/>de se garder la loyauté qui pour iamais lye<text:line-break/>l'homme &amp; la femme ensemble. Et à fin de<text:line-break/>venir à la consommation d'vn tel ouurage,<text:line-break/>conclurrent de partir au lendemain, pour se<text:line-break/>retirer secrettement en quelque lieu, où ils<text:line-break/>peussent accomplir la sol(e2)nité de leurs nop(-)<text:line-break/>ces. Les choses ainsi preparees, le Milor Ba(-)<text:line-break/>rus, accompagné de bon nombre de serui(-)<text:line-break/>teurs, n'oublia à l'heure arrestee de soy trou<text:line-break/>uer en b(o2) equipage de combatre, si par for(-)<text:line-break/>tune son embusche estoit descouuerte : &amp;<text:line-break/>trouuant sa dame preste à partir, la met in(-)<text:line-break/>contin(e2)t en trousse sur vn braue roussin que<text:line-break/>il cheuauchoit. Et pour euiter vne suite fas(-)<text:line-break/>cheuse de trop pres, ou bi(e2) en crainte d'estre<text:line-break/>surpris &amp; empesché, comme vn h(o2)me dou(-)<text:line-break/>teux de perdre ce qu'à gr(a2)d peine il pensoit<text:line-break/>tenir, escarta soudain tous ses gens çà &amp; là,<text:line-break/>pour luy seruir d'escorte, &amp; descouurir de<text:line-break/>tous costez. Or d'autant qu'il n'osoit haster<text:line-break/><text:span text:style-name="pb">[f. 351]</text:span><text:span text:style-name="pb"><text:line-break/></text:span>son cheual, de crainte au trauail d'off(e2)cer sa<text:line-break/>dame, veu sa delicate ieunesse, se mist seul<text:line-break/>au petit pas à trauers les champs, sans tenir<text:line-break/>aucune voye ne sentier, sinon par aduis de<text:line-break/>païs : n'ayant grand soucy d'estre suiuy des<text:line-break/>siens. Ainsi longuem(e2)t cheuaucha à trauers<text:line-break/>bois &amp; buissons, sans trouuer lieu aucun de<text:line-break/>retraite, fors qu'en l'espesseur d'vn petit bois<text:line-break/>apperceut vne maison sur le p(e2)dant du gr(a2)d<text:line-break/>chemin, qui marquoit estre l'hostellerie, où<text:line-break/>les passans auoyent accoustumé de loger. Le<text:line-break/>Milor voulant repaistre &amp; laisser reposer sa<text:line-break/>dame, descend, &amp; monte en vne chambre<text:line-break/>haute attendant que le disner fust prest. De<text:line-break/>malheur y auoit quatre rustres bien armez<text:line-break/>en la forest, qui auoyent veu entrer ce Gen(-)<text:line-break/>tilhomme accompagné seulement de ceste<text:line-break/>ieune damoiselle, laquelle au regarder leur<text:line-break/>auoit semblé tant belle &amp; de si bonne grace<text:line-break/>qu'ils eurent soudaine opinion estre la ren(-)<text:line-break/>contre d'vn mignon de ville, conduisant<text:line-break/>sa dame à l'esbat. Et c(o2)me ceux qui retour(-)<text:line-break/>noyent d'vne nopces, ayans le ventre plein,<text:line-break/>&amp; le cerueau troublé du moust de Bacchus,<text:line-break/><text:soft-page-break/>ne demandoyent que choquer ou fascher le<text:line-break/>premier trouué : tellement qu'en ceste cole(-)<text:line-break/>re aborderent incontinent l'hoste, luy de(-)<text:line-break/>mandans où estoit ceste mignarde n'ague(-)<text:line-break/>res descenduë en son logis qu'vn c(o2)pagnon<text:line-break/><text:span text:style-name="pb">[f. 352]</text:span><text:span text:style-name="pb"><text:line-break/></text:span>conduisoit en crope. Pourquoy le dem(a2)dez<text:line-break/>vous, respond l'hoste ? Pource qu'auons vo(-)<text:line-break/>lonté d'auoir sa c(o2)pagnie, estant venuë tout<text:line-break/>à propos, veu le mestier duquel elle fait pro(-)<text:line-break/>fession, pour nous donner du passetemps.<text:line-break/>Comment, replique l'hoste, ie croy asseuré(-)<text:line-break/>ment que vous estes hors du sens &amp; malad(-)<text:line-break/>uisez : car celuy qui la conduit est nommé le<text:line-break/>Milor Barus, &amp; croy qu'elle soit sa parente,<text:line-break/>parquoy ie vous prie de passer outre, sans<text:line-break/>vouloir scandaliser ma maison de tels pro(-)<text:line-break/>pos : est(a2)t bien certain que si le Milor ent(e2)d<text:line-break/>ces parolles qu'il en aduiendra de la folie, le<text:line-break/>cognoissant homme de grand cœur, qui ne<text:line-break/>voudroit souffrir vne seuleiniure pour mou<text:line-break/>rir : il y a d'autres lieux assez en la ville où<text:line-break/>vous pouuez addresser. Ainsi ce bon hoste se<text:line-break/>efforçoit par tous moyens de refroidir &amp; ap(-)<text:line-break/>paiser doucem(e2)t l'entreprise de ces rustres :<text:line-break/>mais la violence d'amour, poussee du vin,<text:line-break/>leur auoit tellem(e2)t enuelopé l'ent(e2)dement,<text:line-break/>que sans auoir esgard à ses remonstrances,<text:line-break/>n'au danger de la iustice, c(o2)tinuerent tous(-)<text:line-break/>iours ce vouloir outrageux d'entrer par for(-)<text:line-break/>ce en la maison, iur(a2)s &amp; blasphem(a2)s le nom<text:line-break/>de Dieu si on ne leur liuroit ceste Infante,<text:line-break/>qu'ils romproy(e2)t l'huis de la ch(a2)bre où elle<text:line-break/>estoit. L'hoste inc(o2)tin(e2)t fasché de l'obstinee<text:line-break/>volonté de ces yurongnes, aussi qu'à la<text:line-break/><text:span text:style-name="pb">[f. 353]</text:span><text:span text:style-name="pb"><text:line-break/></text:span>lon(-)gue ne pourroit diuertir l'effort de si vehe(-)<text:line-break/>mente colere, alla trouuer le Gentilhomme<text:line-break/>en sa chambre, auquel declara l'estr(a2)ge me(-)<text:line-break/>nace de ces paillards, le priant de parler à<text:line-break/>eux gracieusem(e2)t, pource qu'il n'auoit peu<text:line-break/>trouuer le moyen de les addoucir. Le Milor,<text:line-break/>comme bien apprins, d'vne condition fort<text:line-break/>affable se presente à eux, en leur demandant<text:line-break/>qu'ils cherchoyent. Ces compagnons, d'vne<text:line-break/>parolle arrogante &amp; pleine de temerité, font<text:line-break/>responce qu'ils vouloyent auoir vne putain<text:line-break/>qu'il tenoit secrettem(e2)t cachee, &amp; qu'à tout<text:line-break/>le moins ne pouuoy(e2)t que de iouïr du plai(-)<text:line-break/>sir apres luy. Comment, Messieurs, replique<text:line-break/><text:soft-page-break/>le Gentilhomme, ie pense asseurement que<text:line-break/>vous n'auez congnoissance du lieu &amp; mai(-)<text:line-break/>son dont ie suis : car difficilement pourrez<text:line-break/>trouuer que iamais ie me sois accompagné<text:line-break/>d'vne femme malren(o2)mee, ayant esté nour(-)<text:line-break/>ry dés ma ieunesse auec le Roy, depuis fre(-)<text:line-break/>quenté les armes, sous la conduite de si bra(-)<text:line-break/>ues Capitaines, qu'impossible me semble (q1)<text:line-break/>n'ayez ouy parler de moy : &amp; de ce vo(us) pour(-)<text:line-break/>ra rendre plus certain m(o2) hoste, qui est pre(-)<text:line-break/>sent, vous affermant en homme de bien la<text:line-break/>Damoiselle qui est soubs ma conduite m'e(-)<text:line-break/>stre si proche &amp; extraite de telle maison, que<text:line-break/>i'estime t(a2)t vostre honnesteté, qu'au lieu de<text:line-break/>luy vouloir faire vn seul desplaisir, ie croy<text:line-break/><text:span text:style-name="pb">[f. 354]</text:span><text:span text:style-name="pb"><text:line-break/></text:span>pour l'honneur de la grandeur de ses par(e2)s,<text:line-break/>vous me ferez ceste faueur de ne la point<text:line-break/>fascher si me voulez faire ce bi(e2) de disner<text:line-break/>auec moy, vous pourrez voir ma c(o2)pagnie<text:line-break/>qui arriuera bi(e2) tost en ce lieu, par laquelle<text:line-break/>cognoistrez si d'vn seul point ie<text:s/>vous ay<text:line-break/>menty. Tous ces propos pleins de douceur<text:line-break/>&amp; h(o2)nesteté ne pouuoyent nullem(e2)t amor(-)<text:line-break/>tir la dureté des cœurs de ces vilains, enuers<text:line-break/>lesquels plus vsoit de paroles gracieuses le<text:line-break/>Milor Barus, plus croissoit la desesperee rage<text:line-break/>de tels mastins. En<text:s/>luy disant, que le Gentil(-)<text:line-break/>h(o2)me duquel il empruntoit le nom, n'auoit<text:line-break/>accoustumé d'aller ainsi seul &amp; mal acc(o2)pa(-)<text:line-break/>gné, &amp; qu'il ne falloit tant parler &amp; c(o2)tester :<text:line-break/>mais rendre franchement ceste garce, ou<text:line-break/>bien nonobst(a2)t tout son effort, &amp; en<text:s/>despit<text:line-break/>de luy ils l'enleueroyent à coups d'espee. Le<text:line-break/>vertueux Barus oyant parler de c(o2)batre, c(o2)(-)<text:line-break/>me celuy qui s'estoit tant de fois trouué aux<text:line-break/>assaux &amp; batailles, cognoiss(a2)t l'effrence vo(-)<text:line-break/>lonté de ces yurongnes, c(o2)bien que le com(-)<text:line-break/>bat fust inegal de quatre contre vn, ne peut<text:line-break/>toutesfois c(o2)tenir sa colere, deliberant plus<text:line-break/>tost perdre la vie, que de laisser endomma(-)<text:line-break/>ger sa dame en la moindre partie de son h(o2)(-)<text:line-break/>neur, &amp; pour courageusement la deffendre<text:line-break/>gaigne incontin(e2)t sa chambre : à l'entree de<text:line-break/>laquelle, suiuy de ces quatre pendarts, bien<text:line-break/><text:span text:style-name="pb">[f. 355]</text:span><text:span text:style-name="pb"><text:line-break/></text:span>embastonnez, comm(e2)cerent de tous costez,<text:line-break/>à assaillir le vaillant Barus : lequel d'vn cou(-)<text:line-break/>rage incroyable &amp; asseuré, les c(o2)batit si dex(-)<text:line-break/>trem(e2)t qu'il les blessa tous, &amp; mit<text:s/>tellement<text:line-break/><text:soft-page-break/>en fuite, qu'en les poursuiuant d'vne ardeur<text:line-break/>&amp; soudaineté trop viue, tomba par vne mise(-)<text:line-break/>rable &amp; fatale destinee du haut de l'escalier<text:line-break/>fort estroit sur la pointe de sa dague : ce que<text:line-break/>apperceuant l'vn de ces rustres, tournant vi(-)<text:line-break/>sage, luy d(o2)ne d'vne pertuisanne au trauers<text:line-break/>du corps : de sorte qu'au mesme instant de(-)<text:line-break/>meura mort sur la place : &amp; sur l'heure enter(-)<text:line-break/>rent le pauure corps au milieu du iardin de<text:line-break/>la maison. Ceste piteuse execution faite, les<text:line-break/>meurdriers montent incontinent comme<text:line-break/>loups affamez à la chambre de la belle Lau(-)<text:line-break/>rea : laquelle troublee de l'entree &amp; rude vi(-)<text:line-break/>sage de telles gens, c(o2)mença soudain à crier<text:line-break/>apres son loyal seruiteur Barus. Ces pail(-)<text:line-break/>lards voyans vn visage t(a2)t plein de douceur<text:line-break/>enrichy d'vne bl(a2)cheur naïfue, sous couleur<text:line-break/>de quelque espece de pitié, s'efforcerent de<text:line-break/>la consoler. Mais elle qui seulem(e2)t auoit ac(-)<text:line-break/>coustumé la c(o2)pagnie des Gentilshommes<text:line-break/>honnestes, se trouuant enuelopee de quatre<text:line-break/>vilains qui la tiroyent l'vn d'vn costé l'autre<text:line-break/>de l'autre, perfumez de vin, viande &amp; mau(-)<text:line-break/>uaise grace, ne resp(o2)doit à nul de leurs pro(-)<text:line-break/>pos : de sorte que repren(a2)t leur premiere<text:line-break/><text:span text:style-name="pb">[f. 356]</text:span><text:span text:style-name="pb"><text:line-break/></text:span>co(-)lere, luy dirent, auec paroles pleines de ru(-)<text:line-break/>desse, son rufi(e2) auoir esté par eux mis à mort<text:line-break/>sans<text:s/>aucune esperance d'en pouuoir iamais<text:line-break/>receuoir plaisir, qu'à ceste cause elle se deli(-)<text:line-break/>berast de leur faire bonne chere. A ce piteux<text:line-break/>mot, ent(e2)dant la mort asseuree de son amy,<text:line-break/>auec vn souspir merueilleux &amp; tr(e2)chant suf(-)<text:line-break/>fisant pour faire quasi partir vn cœur en<text:line-break/>deux, cuida au mesme instant rendre l'ame :<text:line-break/>toutesfois arm(a2)t son courage d'vne patien(-)<text:line-break/>ce incroyable, ouide s'excuser &amp; s'aider de<text:line-break/>son pere, ses parens, &amp; du lieu qu'elle pou(-)<text:line-break/>uoit tenir. Mais voyant la desmesuree c(o2)cu(-)<text:line-break/>piscence<text:s/>de ces yur(o2)gnes, qui ne reccuoient<text:line-break/>nulles excuses raisonnables, esperans par la<text:line-break/>douceur de ses paroles en gaigner mieux vn<text:line-break/>(q1) les quatre ensemble, les supplia à ioinctes<text:line-break/>mains de luy faire ceste faueur, cep(e2)d(a2)t que<text:line-break/>l'vn d'eux seroit auec elle,<text:s/>qu'àtout le moins<text:line-break/>les autres sortissent de la ch(a2)bre, ce que li(-)<text:line-break/>brem(e2)t accorderent. Ayant d(o2)c choisi à son<text:line-break/>iugem(e2)t le plus farouche pour l'addoucir le<text:line-break/>premier, luy dit : Monsieur, encores que ie<text:line-break/>sois captiue entre vos mains, comme vostre<text:line-break/><text:soft-page-break/>esclaue &amp; prisonniere, sans qu'ayez aucune<text:line-break/>cognoiss(a2)ce de moy, toutesfois c(o2)me celuy<text:line-break/>duquel depend l'entier support de ma vie, ie<text:line-break/>vous supplie d'vne liberale &amp; fr(a2)che volon(-)<text:line-break/>té, prendre commiseration de ceste desolee<text:line-break/><text:span text:style-name="pb">[f. 357]</text:span><text:span text:style-name="pb"><text:line-break/></text:span>dame, luy gardant ce qu'à iamais vous fera<text:line-break/>estimer entre tous les plus gr(a2)ds, ou au con(-)<text:line-break/>traire, perdant à vostre seule occasion mon<text:line-break/>honneur, outre le petit gain qu'en receurez<text:line-break/>quand vous penserez en vostre conscience<text:line-break/>le peu de plaisir qu'aurez d'auoir rendu vne<text:line-break/>dame de telle maison en l'estat deshonneste<text:line-break/>duquel me pourrez garantir, aussi qu'vn fait<text:line-break/>tant outrageux à iamais sera poursuiuy par<text:line-break/>les mi(e2)s iusques au bout, pour en auoir ven(-)<text:line-break/>geance : cela vous doit mettre vne raison si<text:line-break/>vifue deuant les yeux, me cognoissant fille<text:line-break/>d'vn tel Milor, que si vous gardez l'honneur<text:line-break/>(duquel sans violence ne pouuez disposer)<text:line-break/>vous ayant choisi pour le plus capable, &amp; à<text:line-break/>mon iugement celuy par qui i'espere estre<text:line-break/>mise hors de tout danger, la recompense se(-)<text:line-break/>ra beaucoup plus grande enuers Dieu &amp; le<text:line-break/>monde, que ne sçauroit estre aggreable l'ac(-)<text:line-break/>c(o2)plissement d'vn si malheureux &amp; detesta(-)<text:line-break/>ble desir. Ces propos acc(o2)pagnez d'vne infi(-)<text:line-break/>nité de pleurs curent telle vigueur enuers ce<text:line-break/>Barbare, est(a2)t poussé d'vne raison naturelle<text:line-break/>(comme personnage ayant bonne cognois(-)<text:line-break/>sance de sa maison) delibera se departir de<text:line-break/>l'entreprinse : ainsi d'vn visage asseuré met<text:line-break/>la main aux armes pour venir à l'enc(o2)tre de<text:line-break/>ses compagnons, lesquels faschez de si lon(-)<text:line-break/>gues harangues, heurtoyent à la porte pour<text:line-break/><text:span text:style-name="pb">[f. 358]</text:span><text:span text:style-name="pb"><text:line-break/></text:span>entrer, crians apres luy d'auoir esté trop l(o2)g<text:line-break/>en ses affaires. Mais le Seigneur qui souuent<text:line-break/>contemple les pecheurs de son œil de mise(-)<text:line-break/>ricorde, &amp; les ay de tousiours au besoin, re(-)<text:line-break/>garda ceste desconfortee dame en pitié : par<text:line-break/>ce qu'ainsi que le seul estoit prest decomba(-)<text:line-break/>tre contre les trois, les valets du Milor Ba(-)<text:line-break/>rus, qui de tous costez cherchoyent leur<text:line-break/>maistre, de fortune arriuerent au mesme<text:line-break/>lieu, où soudain aduertis par l'hoste de la pi(-)<text:line-break/>teuse nouuelle de leur seigneur, c(o2)me loy(-)<text:line-break/>aux &amp; bons seruiteurs, saisirent par force ces<text:line-break/>quatre paillards, qui furent mis &amp; liurez en(-)<text:line-break/>tre les mains de la iustice, dont fut faite si<text:line-break/><text:soft-page-break/>cruelle execution, qu'elle seruit de memora(-)<text:line-break/>ble exemple. La pauure Laurea rendue en la<text:line-break/>maison de son pere, voyant le scandale &amp;<text:line-break/>soupç(o2) qui pouuoit offencer sa reputation,<text:line-break/>touchee d'vn merueilleux desplaisir, tant<text:line-break/>pour le mauuais visage que luy faisoyent ses<text:line-break/>parens, qu'au moy(e2) du regret perpetuel que<text:line-break/>elle faisoit de la perte du Gentilh(o2)me aimé,<text:line-break/>par<text:s/>la mort duquel estimoit sa vie malheu(-)<text:line-break/>reuse, deliberant de ne se mettre iamais en<text:line-break/>subiection de mary, secrettement vn iour se<text:line-break/>desroba, &amp; se r(e2)dit nonnain voilee, où con(-)<text:line-break/>tre le vouloir de son vieil pere, quelques re(-)<text:line-break/>questes qu'on luy peut faire, vsa en vne mer<text:line-break/>ueilleuse austerité le reste de ses iours.<text:line-break/><text:span text:style-name="pb">[f. 359]</text:span><text:span text:style-name="pb"><text:line-break/></text:span>Ie ne sçay, mes Dames, comment il y a de<text:line-break/>personnes tant aueuglees &amp; hors de raison,<text:line-break/>qui se desuoyent de la suite du seur chemin,<text:line-break/>pour tomber en la fange si auant, qu'à grand<text:line-break/>peine s'en peuuent retirer : sinon qu'vne tel(-)<text:line-break/>le folie prouient par la faute ordinaire de<text:line-break/>ceux qui s'abandonnent trop facilem(e2)t aux<text:line-break/>plaisirs presentez par la chair : pour lesquels<text:line-break/>fuir le souuerain remede est, quand on s'en(-)<text:line-break/>uelope aux voluptez m(o2)daines, de<text:s/>sagem(e2)t<text:line-break/>regarder ce que lon desire, &amp; l'issue des sot(-)<text:line-break/>tes affections : à fin qu'ayant Dieu pour con(-)<text:line-break/>ducteur à l'heure que deuons estre appellez,<text:line-break/>comme estant du tout incertaine, par ceste<text:line-break/>grace soyons remis en la cognoissance cer(-)<text:line-break/>taine du vray<text:s/>sentier : de crainte qu'en tres(-)<text:line-break/>buchans trop lourdement, on ne se trouue<text:line-break/>surprins d'vne soudaine mort.</text:p>
      <text:soft-page-break/>
      <text:h text:style-name="Titre1" text:outline-level="1">Compte XLVIII.</text:h>
      <text:h text:style-name="Titre1" text:outline-level="1"><text:span text:style-name="T1069">Pource que les hazards de mariage sont diffe(-)</text:span><text:span text:style-name="T1070"><text:line-break/></text:span><text:span text:style-name="T1071">rens, aussi qu'on sçait estre vn passage si</text:span><text:span text:style-name="T1072"><text:line-break/></text:span><text:span text:style-name="T1073">long à passer, souuent donnant sous sa ceu</text:span><text:span text:style-name="T1074">(-)</text:span><text:span text:style-name="T1075"><text:line-break/></text:span><text:span text:style-name="T1076">uerture vne infinité de diuerses renc(o2)tres &amp;</text:span><text:span text:style-name="T1077"><text:line-break/></text:span><text:span text:style-name="T1078">perils, aux vns d'vne sorte, aux autres d'v(-)</text:span><text:span text:style-name="T1079"><text:line-break/></text:span><text:span text:style-name="T1080">ne autre, i'ay pensé vous raconter vne hi(-)</text:span><text:span text:style-name="T1081"><text:line-break/></text:span><text:span text:style-name="T1082">stoire assez nouuelle auenue de nostre temps,</text:span><text:span text:style-name="T1083"><text:line-break/></text:span><text:span text:style-name="pb">[f. 360]</text:span><text:span text:style-name="T1084"><text:line-break/></text:span><text:span text:style-name="T1085">à fin qu'outre le plaisir qu'en pourrez rece(-)</text:span><text:span text:style-name="T1086"><text:line-break/></text:span><text:span text:style-name="T1087">uoir, pui</text:span><text:span text:style-name="T1088">ssiez iuger si iamais en auez ouy di(-)</text:span><text:span text:style-name="T1089"><text:line-break/></text:span><text:span text:style-name="T1090">re de semblable.</text:span></text:h>
      <text:p text:style-name="P1091"><text:span text:style-name="T1092">V</text:span>N Procureur de Perigueux, loudaut<text:line-break/>de grace &amp; de façon, pour la richesse<text:line-break/>de ses biens amassez de longue main, met<text:line-break/>en auant propos de se marier auec vne ieu(-)<text:line-break/>ne fille fort bien apparentee : &amp; en faueur<text:line-break/>duquel mariage, luy est seulement asseuré<text:line-break/>promesse d'vn office de C(o2)seiller qu'on pro(-)<text:line-break/>mettoit faire despescher par le moyen des<text:line-break/>par(e2)s de sa future femme. Or sur ceste espe(-)<text:line-break/>rance, comme celuy qui ne se soucioit beau(-)<text:line-break/>coup d'arg(e2)t ou d'estat, mais amoureux ou(-)<text:line-break/>tre mesure de la beauté de la fille, sollicita si<text:line-break/>fort l'auancem(e2)t que l'alliance des deux fut<text:line-break/>à son contentement parfaite &amp; c(o2)sommee.<text:line-break/>Apres les nopces, les banquets &amp; festiement<text:line-break/>des parens faits de chacun costé, enuiron vn<text:line-break/>mois, ou tost apres, retourna à l'ordinaire de<text:line-break/>son mesnage, viuant assez amiablement, se(-)<text:line-break/>lon la grace &amp; l'esprit d'vn Perigourdin,<text:line-break/>auec sa bonne moitié, qui estoit vn peu trop<text:line-break/>esueillee au gré de monsieur le Procureur :<text:line-break/>car estant vn iour en l'assemblee<text:s/>d'aucuns<text:line-break/>de ses plus priuez compagnons, ainsi com(-)<text:line-break/>me est la coustume, apres le bon vin, de te(-)<text:line-break/>nir volontiers quelque propos de<text:line-break/><text:span text:style-name="pb">[f. 361]</text:span><text:span text:style-name="pb"><text:line-break/></text:span>l'amou(-)reuse bataille, chacun de la compagnie s'ef(-)<text:line-break/>força d'en faire son deuoir, les vns parlans<text:line-break/>des femmes mariees, qui aimoyent le chan(-)<text:line-break/>ge, les autres du secret de la maison, &amp; mul(-)<text:line-break/>titude des enfans qu'on y voit croistre par<text:line-break/>chacun iour. Vn par dessus tous c(o2)tant d'v(-)<text:line-break/><text:soft-page-break/>ne dame de la ville, c(o2)mença à dire : Ie m'as(-)<text:line-break/>seure que vostre voisine se garde bi(e2) de tel(-)<text:line-break/>le multiplication, d'autant qu'à tous venans<text:line-break/>elle preste sa marchandise : ce nouueau ma(-)<text:line-break/>rié, s(a2)s dire vn seul mot, n'oublie ce dernier<text:line-break/>propos, &amp; tout fumé retourne au logis, se<text:line-break/>rendant muet enuers sa femme, au pris qu'il<text:line-break/>auoit de<text:s/>coustume : mais c(o2)me resueur pen(-)<text:line-break/>sif à merueilles dessus vn banc, disoit, gron(-)<text:line-break/>dant à part luy : Ie ne m'est(o2)ne pas beaucoup<text:line-break/>dequoy lignee me deffaut, veu l'occasion si<text:line-break/>grande, &amp; l'empeschem(e2)t qu'on y met, s'e(-)<text:line-break/>stimant tant habille homme,<text:s/>que depuis le<text:line-break/>deuoir de grand nombre de nuicts il eust<text:line-break/>bien fait vn enfant, sans le mauuais gouuer(-)<text:line-break/>nement de sa femme : laquelle, suiuant ce<text:line-break/>qu'on auoit dit apres auoir bi(e2) beu, croyoit<text:line-break/>asseurém(e2)t estre putain. Et en ceste opinion<text:line-break/>engendra dedans<text:s/>sa sotte teste tant de diuer(-)<text:line-break/>ses fantasies, qu'il deuint extremement ia(-)<text:line-break/>loux : toutesfois sa pauure femme, comme<text:line-break/>est assez commun en mariage, ne se doutant<text:line-break/>d'vn si fascheux mal qui trouble les plus<text:line-break/><text:span text:style-name="pb">[f. 362]</text:span><text:span text:style-name="pb"><text:line-break/></text:span>sa(-)ges, s'efforçoit de l'appaiser d'vne infinité de<text:line-break/>caresses : mais le vilain plus elle vsoit d'hon(-)<text:line-break/>nesteté enuers luy, plus croissoit la fole opi(-)<text:line-break/>nion du Perigourdin, pensant telles dou(-)<text:line-break/>ceurs estre faictes pour mieux couurir sa<text:line-break/>meschanceté. Ainsi l'ombrageux tourm(e2)té,<text:line-break/>n'osoit sortir<text:s/>du logis, que incontinent qu'il<text:line-break/>estoit à cinquante pas loing, le retour ne fut<text:line-break/>aussi court pour espier sa femme : laquelle il<text:line-break/>c(o2)mença à gouuerner tant rudement, que si<text:line-break/>seulem(e2)t elle alloit visiter vn seul de ses pa(-)<text:line-break/>rens, au retour le baston &amp; coups de poing<text:line-break/>n'estoy(e2)t espargnez, luy meurtrissant &amp; of(-)<text:line-break/>fençant si furieusement sa delicate chair par<text:line-break/>tous endroits, qu'à l'occasion du tourm(e2)t &amp;<text:line-break/>continuelles plaintes qu'il faisoit en chacun<text:line-break/>lieu, les termes rigoureux d(o2)t elle estoit trai<text:line-break/>tee, se renge à ceste raison d'oublier la fami(-)<text:line-break/>liere frequ(e2)tation des siens, pour demeurer<text:line-break/>seule en son logis, à fin de luy oster par trait<text:line-break/>de t(e2)ps tout le fondement de sa malheureu(-)<text:line-break/>se fantasie. Or combi(e2) qu'auec vn merueil(-)<text:line-break/>leux regret elle gardast si dure pris(o2), toutes(-)<text:line-break/>fois esperant vn iour en auoir la vengeance,<text:line-break/>demoura long temps sous ceste obeyssance,<text:line-break/>iusques à ce que se sentant grosse trouua sa(-)<text:line-break/><text:soft-page-break/>çon (sans monstrer venir par son moyen) de<text:line-break/>le faire sçauoir à son mary, lequel fut si ou(-)<text:line-break/>tré d'ayse, qu'aussi soudain qu'il auoit<text:line-break/><text:span text:style-name="pb">[f. 363]</text:span><text:span text:style-name="pb"><text:line-break/></text:span>con(-)ceu sa sotte opini(o2) aussi legerement la chan(-)<text:line-break/>gea en vn gracieux traittement, c(o2)mençant<text:line-break/>à vouloir caresser sa femme, luy d(o2)ner plei(-)<text:line-break/>ne liberté de tout faire : maintenant craign(a2)t<text:line-break/>la fascher, offroit argent pour acheter tout<text:line-break/>à son plaisir, luy donnoit accoustremens, la<text:line-break/>conduisoit aux champs, pour faire oublier<text:line-break/>la rudesse passee, causee de ialousie. Brief in(-)<text:line-break/>continent qu'elle auoit la bouche ouuerte,<text:line-break/>pour dem(a2)der chose qu'on peut recouurer,<text:line-break/>à l'instant mesmes estoit apporté. La Dame,<text:line-break/>cognoissant la bonne volonté de son mary<text:line-break/>estre c(o2)tinuee : n(o2) pour l'amour d'elle, mais<text:line-break/>au moyen de son fruit, n'ayant oublié le tort<text:line-break/>par si long temps souffert sans l'auoir meri(-)<text:line-break/>té, delibera, comme femme courageuse, de<text:line-break/>se venger à l'heure propre à son entreprise,<text:line-break/>&amp; sous couleur d'vne enuie secrette, qu'ont<text:line-break/>accoustumé d'auoir les femmes en leurs<text:line-break/>grossesses, donc faisant la malade, faisoit la<text:line-break/>plus piteuse chere du m(o2)de, sans m(a2)ger que<text:line-break/>bien peu, sinon en son priué, contrefaisant<text:line-break/>(soubs vne feinte hypocrisie) quelquesfois<text:line-break/>auoir le cœur failly, l'amarry desuoyee, vne<text:line-break/>autre fois des tr(a2)chaisons, &amp; tant de desgou(-)<text:line-break/>stemens, qu'en telles plaintes sceut si bien<text:line-break/>iouër son personnage, que le Procureur, fa(-)<text:line-break/>cile à persuader, de crainte aussi de perdre<text:line-break/>cest enfant, mouroit de desplaisir, sans<text:line-break/><text:span text:style-name="pb">[f. 364]</text:span><text:span text:style-name="pb"><text:line-break/></text:span>pou(-)uoir nullement c(o2)tenter sa femme ou cher(-)<text:line-break/>cher autre remede, sinon de crier comme vn<text:line-break/>veau aupres d'elle, en luy disant : M'amye,<text:line-break/>qu'auez vous ? y a il chose en ce m(o2)de qui me<text:line-break/>soit possible d'entrepr(e2)dre ? dites ma femme,<text:line-break/>vous ne parlez point. Helas ! m(o2) amy, ie me<text:line-break/>meurs, ie transsis d'ennuy. Comment, repli(-)<text:line-break/>quoit le Procureur, ma mignonne, voulez<text:line-break/>vous ainsi en perdre trois ? car ie fais serm(e2)t<text:line-break/>à Dieu, s'il vous adui(e2)t inconueni(e2)t de trop<text:line-break/>grand regret ie me d(o2)neray la mort, partant<text:line-break/>ne craignez à dire dequoy vous auez enuie.<text:line-break/>Non feray, disoit sa femme : car i'ayme<text:line-break/>mieux mourir que dem(a2)der chose tant def(-)<text:line-break/>raisonnable, sans laquelle toutefois ie pers<text:line-break/>l'enfant &amp; ma vie. Ha ! ma petite maistresse,<text:line-break/><text:soft-page-break/>prenez vn peu de cœur, ne craignez à dem(a2)(-)<text:line-break/>der : ie vous asseure, sans moquerie, ne sça(-)<text:line-break/>uoir rien si difficile qu'au hazard de tout<text:line-break/>danger ne m'efforce l'accomplir,<text:s/>fut il que(-)<text:line-break/>stion de tuer cent mille h(o2)mes. Or bien, dit<text:line-break/>la Procureuse, aussi bien suis-ie morte si fai(-)<text:line-break/>tes le contraire, parquoy i'ayme trop mieux<text:line-break/>le vous dire : C'est qu'en songeant la nuict<text:line-break/>passee, m'estoit aduis (q1) par ieu ie vous fouët(-)<text:line-break/>tois auec vn si affectionné plaisir, qu'au res(-)<text:line-break/>ueil ceste enuie m'est creuë, &amp; presse de tant<text:line-break/>pres, que i'ay honte de le dire. Le Procureur<text:line-break/>fort content, craignant estre requeste de<text:line-break/><text:span text:style-name="pb">[f. 365]</text:span><text:span text:style-name="pb"><text:line-break/></text:span>plus difficile execution, comme si on l'eust<text:line-break/>conuié aux nopces,<text:s/>aima beaucoup mieux<text:line-break/>estre fouëtté de la main de sa f(e2)me, que luy<text:line-break/>achepter vne robe de c(e2)t sols. Ainsi l'accord<text:line-break/>fait d'vn cœur bi(e2) gay, le meine en sa cham(-)<text:line-break/>bre, où se despouïlle tout nud, prest à rece(-)<text:line-break/>uoir les coups de fouët, &amp; qui pis est, fut si<text:line-break/>badin de l'aduertir que pour le mieux elle le<text:line-break/>deuoit lier au banc, à fin qu'en frapp(a2)t ne se<text:line-break/>peust deffendre, ou bi(e2) entrer en colere si ve(-)<text:line-break/>hem(e2)te, qu'il ne pourroit souffrir passer son<text:line-break/>enuie, par ce moy(e2) perdroit son petit enfan(-)<text:line-break/>çon, la perte duquel luy seroit vn regret per<text:line-break/>petuel, possible aussi l'occasi(o2) de la mort. La<text:line-break/>Procureuse, qui n'estoit sotte, pren(a2)t ce con(-)<text:line-break/>seil fort à son adu(a2)t age, vous garrotte à bel(-)<text:line-break/>les cordes si proprement son mary au coing<text:line-break/>du banc, qu'à<text:s/>gr(a2)d peine se pouuoit remuer.<text:line-break/>Ainsi ayant vn baller neuf, comm(e2)ça la ven(-)<text:line-break/>geance de l'ombrageuse ialousie, qui dura<text:line-break/>tant aspre, longue &amp; piquante, que le mary<text:line-break/>sentant la colere de sa femme sur son dos<text:line-break/>bien escrite, ne se peut tenir de crier si haut,<text:line-break/>qu'au cry les voisins &amp; voisines de sa maison<text:line-break/>accoururent incontin(e2)t au secours, estim(a2)s<text:line-break/>le feu estre au logis du Procureur, toutes(-)<text:line-break/>fois, tous estonnez du nouueau spectacle,<text:line-break/>le trouuerent en l'accoustrement d'vn pa(-)<text:line-break/>ge qu'on fouëtte à belles<text:s/>escourgees. Mais<text:line-break/><text:span text:style-name="pb">[f. 366]</text:span><text:span text:style-name="pb"><text:line-break/></text:span>pour tout le mal qu'il enduroit, tant estoit<text:line-break/>fier de penser auoir faict vn enfant, qu'en(-)<text:line-break/>cores crioit apres eux de se d(o2)ner bien gar(-)<text:line-break/>de d'empescher sa femme, iusques à ce que<text:line-break/>son enuie fut passee, pour crainte de ne fai(-)<text:line-break/>re perdre son fruict : tellement qu'entre tous<text:line-break/><text:soft-page-break/>les assistans ne se trouua qu'entiere occasion<text:line-break/>de rire.</text:p>
      <text:p text:style-name="p">A<text:span text:style-name="T1093">insi</text:span>, mes Dames, en puisse prendre à<text:line-break/>tous ialoux, qui sans propos faschent leurs<text:line-break/>femmes, quand elles ont la vertu deuant les<text:line-break/>yeux, &amp; qu'en toute obeissance ne font sinon<text:line-break/>ce qui plaist à leurs maris : car quelque chose<text:line-break/>qu'vne sotte ialousie puisse veiller &amp; contre(-)<text:line-break/>rooller, asseurém(e2)t ce mal n'apporte iamais<text:line-break/>que dommage à celuy qui l'enracine en sa<text:line-break/>teste, d'auantage ne peut garder la femme<text:line-break/>qui de soymesmes se pert.</text:p>
      <text:h text:style-name="Titre1" text:outline-level="1">Compte XLIX.</text:h>
      <text:h text:style-name="Titre1" text:outline-level="1"><text:span text:style-name="T1094">Pource que l'effect de ceste petite Idole d'a(-)</text:span><text:line-break/><text:span text:style-name="T1095">mour est souuent plus violent enuers les fem(-)</text:span><text:line-break/><text:span text:style-name="T1096">mes sottes, qu'encontre les hommes, combien</text:span><text:line-break/><text:span text:style-name="T1097">qu'on sçache estre vne verité qu'ils ne con(-)</text:span><text:line-break/><text:span text:style-name="T1098">fessent &amp; plus mal aysément croyent,<text:s/></text:span><text:span text:style-name="T1099">tou(-)</text:span><text:line-break/><text:span text:style-name="T1100">tesfois pour monstrer l'euidente legereté de</text:span><text:line-break/><text:span text:style-name="T1101">celles qui abandonnent le siezé principal</text:span><text:line-break/><text:span text:style-name="pb">[f. 367]</text:span><text:span text:style-name="pb"><text:line-break/></text:span><text:span text:style-name="T1102">de leur h(o2)neur, se sont tant oubliees, qu'au lieu</text:span><text:line-break/><text:span text:style-name="T1103">d'estre requises &amp; cherchees, ont faict office</text:span><text:line-break/><text:span text:style-name="T1104">de prier, mett(a2)t tout effort d'inu(e2)ter nouueaux</text:span><text:line-break/><text:span text:style-name="T1105">moyens, pour paruenir à la iouyssance desiree</text:span><text:line-break/><text:span text:style-name="T1106">de leurs amis. Le discours tres veritable de ce(-)</text:span><text:line-break/><text:span text:style-name="T1107">ste histoire, outre infinies autres qui se peuuent</text:span><text:line-break/><text:span text:style-name="T1108">descouurir, seruiront d'exemple.</text:span></text:h>
      <text:p text:style-name="P1109"><text:span text:style-name="T1110">A</text:span>V temps que le Duc de Calabre fut des(-)<text:line-break/>chassé du Royaume de Naples, pour<text:line-break/>passer partie de ses fascheries, fit seiour en<text:line-break/>la noble &amp; magnifique ville de Florence. Or<text:line-break/>entre les siens, deux Gentils-hommes de na(-)<text:line-break/>tion Françoise l'accompagnoyent, nommez<text:line-break/>l'vn le seigneur Philippes, l'autres le seigneur<text:line-break/>Charles, compagnons &amp; si parfaicts amis,<text:line-break/>qu'il n'y auoit rien entre eux de secret, sans<text:line-break/>estre communiqué en leur priué. Au reste<text:line-break/>tant fauorisez du Duc, qu'il se sentoit fort<text:line-break/>heureux de les auoir en sa troupe, dont sous<text:line-break/>si grande faueur frequentoient toutes les<text:line-break/><text:soft-page-break/>bonnes compagnies des Dames de la ville :<text:line-break/>desquelles, comme Gentils-hommes adroits<text:line-break/>&amp; de bien bonne grace, estoient fort fauora(-)<text:line-break/>blement traictez &amp; receus. En ceste oy siue<text:line-break/>frequentation, le petit archer, qui est tous(-)<text:line-break/>iours prest à descocher, soudain fit sentit au<text:line-break/>seigneur Philippes la douceur d'vn traict<text:line-break/>d'œil, venant de la part d'vne ieune<text:line-break/><text:span text:style-name="pb">[f. 368]</text:span><text:span text:style-name="pb"><text:line-break/></text:span>Gentil(-)femme d'ancienne maison, &amp; femme d'vn<text:line-break/>des plus apparens citoyens de la ville, qui<text:line-break/>le toucha si viuement, qu'impossible luy fut<text:line-break/>de pouuoir resister à telle atteinte, sans<text:s/>en<text:line-break/>demeurer son plus affectionné seruiteur.<text:line-break/>Ainsi pourpensoit tous les moyens de com(-)<text:line-break/>mencer sa poursuite par œuures liberales,<text:line-break/>secrettes &amp; honnestes, pour venir au fruict<text:line-break/>qui se peut acquerir par la faueur &amp; bonne<text:line-break/>volonté de sa Dame. Le seigneur Charles,<text:line-break/>d'autre costé faisoit ses entreprises separees<text:line-break/>&amp; sans cognoistre l'affection de son compa(-)<text:line-break/>gnon, deuint semblablement surpris de l'a(-)<text:line-break/>mour &amp; beauté d'vne ieune fille, sœur de<text:line-break/>ceste dame : toutesfois pour les difficultez<text:line-break/>contraires à sa iouyssance aussi la garde e(-)<text:line-break/>stroicte de sa nouuelle maistresse (fort com(-)<text:line-break/>mune au pays) ses amours estoyent d'au(-)<text:line-break/>tant plus refroidies, discourant en soy mes(-)<text:line-break/>mes qu'il n'estoit pas pour demeurer lon(-)<text:line-break/>guement en Italie : parquoy le temps qui se(-)<text:line-break/>toit consommé en la poursuitte, viendroit<text:line-break/>mal aysément à bonne fin. Le Seigneur<text:line-break/>Philippes tout autrement, à qui l'amour de<text:line-break/>sa dame commandoit, par le moyen d'vne<text:line-break/>infinité de faueurs secrettes, &amp; sagement<text:line-break/>conduictes, plus ardemment estoit soigneux<text:line-break/>de paruenir au desiré plaisir d'vne amitié re(-)<text:line-break/>ciproque, de laquelle ayant eu parfaicte<text:line-break/><text:span text:style-name="pb">[f. 369]</text:span><text:span text:style-name="pb"><text:line-break/></text:span>asseurance, ne restoit que le temps &amp; l'heure<text:line-break/>de cueillir le fruict du souhait amoureux<text:line-break/>Mais la continuelle presence du mary don(-)<text:line-break/>noit si fascheux empeschement, que ceste<text:line-break/>desiree iouyssance au gré des deux atten(-)<text:line-break/>dans sembloit fort longue, qui pis est la for(-)<text:line-break/>tune leur fut entierement ennemie : car com(-)<text:line-break/>me ils estoyent prest de contenter vne si<text:line-break/>chaude esperance, par l'absence du citoyen<text:line-break/>Le Duc las du seiour de Florence,<text:s/>soudain<text:line-break/>print son chemin pour s'en aller à Genes<text:line-break/><text:soft-page-break/>tellement qu'auec mil regrets, fallut pren(-)<text:line-break/>dre vn mal plaisant congé, accompagné tou(-)<text:line-break/>tesfois de promesses asseurees de la part du<text:line-break/>seigneur Philippes de retourner à Florence<text:line-break/>pour contenter les affections de sa dame<text:line-break/>&amp; que plustost trouueroit occasion couuer(-)<text:line-break/>te pour l'execution d'vn tel voyage. Le sei(-)<text:line-break/>gneur Charles vn peu plus ieune &amp; delica<text:line-break/>en l'amoureuse bataille, ne se monstra for<text:line-break/>soucieux de laisser sa maitresse, laquelle bru(-)<text:line-break/>lante c(o2)me vn<text:s/>charbon de ieune bois, n'ou(-)<text:line-break/>blia toutesfois à demander semblable asseu(-)<text:line-break/>rance de son retour. De sorte que ces deux<text:line-break/>dames de Florence, certaines du prompt re(-)<text:line-break/>uoir de leurs amis, demeurerent en l'espe(-)<text:line-break/>rance d'vn froid contentement : mais com(-)<text:line-break/>me<text:s/>le temps consomme toutes choses, &amp;<text:line-break/>l'absence faict oublier ce qu'on ne void, de<text:line-break/><text:span text:style-name="pb">[f. 370]</text:span><text:span text:style-name="pb"><text:line-break/></text:span>ceste grace, le seigneur Philippes par le me(-)<text:line-break/>nu comm(e2)ça à mettre en oubly le long sou(-)<text:line-break/>uenir de ses amours absentes : abandonnant<text:line-break/>les figures &amp; pensees d'icelles, pour iouïr du<text:line-break/>plaisir des nouuelles &amp; presentes : ainsi sans<text:line-break/>s'amuser aux continuelles lettres de sa da(-)<text:line-break/>me, qui le sollicitoit continuellement de la<text:line-break/>promesse de son retour, s'acquitoit fort bien<text:line-break/>du plaisir qui se presentoit à son c(o2)mande(-)<text:line-break/>ment, sans aller chercher si loing plus heu(-)<text:line-break/>reuse fortune. Toutesfois celuy qui faisoit<text:line-break/>brusler ces deux am(a2)tes d'vn mesme feu, les<text:line-break/>regarda de son œil fauorable : car comme ils<text:line-break/>estoyent hors de tout espoir, le Duc ayant<text:line-break/>volonté d'enuoyer quelque message<text:s/>secret<text:line-break/>en la ville de Florence, pour ses priuez affai(-)<text:line-break/>res, ne pensa de sa maison Gentilshommes<text:line-break/>plus capables pour l'execution que ces deux<text:line-break/>François : ausquels baillant la totale &amp; prin(-)<text:line-break/>cipale charge de ceste entreprise, partirent<text:line-break/>fort contens d'estre<text:s/>employez au seruice<text:line-break/>d'vn si grand Prince. Or apres auoir fort sa(-)<text:line-break/>gement paracheué leur embassade, le sei(-)<text:line-break/>gneur Philippes renouuellant en son cœur<text:line-break/>ce vieil feu couuert &amp; non esteint, commen(-)<text:line-break/>ça à soy promener par la ville, en l'equipage<text:line-break/>d'vn homme<text:s/>qui desiroit estre veu des da(-)<text:line-break/>mes, &amp; cogneu principalement de celle de<text:line-break/>laquelle esperoit estre amoureusem(e2)t traité.<text:line-break/><text:span text:style-name="pb">[f. 371]</text:span><text:span text:style-name="pb"><text:line-break/></text:span>Et luy fut fortune si fauorable, que sa dame<text:line-break/><text:soft-page-break/>accompagnee de sa sœur, toutes deux parti(-)<text:line-break/>cipantes de l'interieur de leur priué vouloir,<text:line-break/>descouurirent incontinent ces Gentilshom(-)<text:line-break/>mes, faisans entierement leur deuoir d'estre<text:line-break/>remarquez de tous : mais combi(e2) que l'hon(-)<text:line-break/>neur du mariage commandast beaucoup à<text:line-break/>l'aisnee la honte de pudicité, à la plus ieune<text:line-break/>auec la crainte de l'enfleure (qui fait cognoi(-)<text:line-break/>stre les femmes d'entre les filles) luy engen(-)<text:line-break/>drast aussi vn honte merueilleux : toutesfois<text:line-break/>l'amour (armé de sa suitte) auoit tellement<text:line-break/>gaigné &amp; enuelopé le sens &amp; la propre rai(-)<text:line-break/>son, que sans auoir esgard au scandale per(-)<text:line-break/>petuel qu'apporte l'effect d'vn tel plaisir,<text:line-break/>ayans le temps commode pour l'absence du<text:line-break/>mary de l'aisnee, le conseil prins entre elles,<text:line-break/>la dame de Philippes, comme la plus pro(-)<text:line-break/>pre, luy fit entendre particulierement leur<text:line-break/>intention, sans communiquer le secret d'i(-)<text:line-break/>celles au Seigneur Charles, qui sans vouloir<text:line-break/>abandonner son compagnon, pensoit seu(-)<text:line-break/>lement de luy faire plaisir de l'accompa(-)<text:line-break/>gner en entreprise chatouilleuse, non pas<text:line-break/>à l'heureux iouyr de ses amours. Donc l'heu(-)<text:line-break/>re venue, ne faillirent d'eux trouuer au lieu<text:line-break/>assigné, où ne faut s'enquerir s'ils furent gra(-)<text:line-break/>cieusement receus, principalement de la<text:line-break/>dame du seigneur Philippes, laquelle faisant<text:line-break/><text:span text:style-name="pb">[f. 372]</text:span><text:span text:style-name="pb"><text:line-break/></text:span>le deuoir d'amie, laissa prendre pour arres<text:line-break/>de son amitié quelques baisers entremeslez<text:line-break/>de<text:s/>douces reproches, d'auoir promis vn re(-)<text:line-break/>tour par trop gr(a2)de longueur de temps exe(-)<text:line-break/>cuté : disant que si l'amour duquel il se van(-)<text:line-break/>toit aymer, eust esté si vehement, comme<text:line-break/>tant de fois luy auoit proposé, n'eust attendu<text:line-break/>si longuement à visiter celle<text:s/>qui en perfe(-)<text:line-break/>ction &amp; bon vouloir l'auoit si loyaument<text:line-break/>aymé. Ces propos continué auec mil petits<text:line-break/>mescontentements : voulant venir au but<text:line-break/>tant desiré, commença tels propos : Mon<text:line-break/>bien aymé, le plus grand heur qu'on sçache<text:line-break/>souhaitter, est la iouyssance de<text:s/>l'execution<text:line-break/>amoureuse, afin de nous rendre plus rost au<text:line-break/>comble de nostre felicité : mais fortune en(-)<text:line-break/>uieuse d'vn si grand bien, est à present tant<text:line-break/>contraire, qu'à grand peine ie puis penser<text:line-break/>comment nous sera possible de paruenir à la<text:line-break/>consommation : car mon mary est la haut,<text:line-break/>d'vne condition si farouche, que ie crains<text:line-break/><text:soft-page-break/>fort le moyen toutesfois, auec bonne espe(-)<text:line-break/>rance sans vous fascher, ie vous prie d'at(-)<text:line-break/>tendre vn bien petit, iusques à ce que ie sois<text:line-break/>allé voir secrettement s'il nous pourra point<text:line-break/>descouurir, &amp; selon l'opportunité ie reuien(-)<text:line-break/>dray incontinent, ou vous manderay par vne<text:line-break/>mienne scale chambriere ce qu'auez à faire.<text:line-break/>Le seigneur Philippes, qui pensoit iouyr à<text:line-break/><text:span text:style-name="pb">[f. 373]</text:span><text:span text:style-name="pb"><text:line-break/></text:span>son ayse, ne fut content d'estre remis soubs<text:line-break/>la discretion d'vn mary, &amp; comme<text:s/>celuy à<text:line-break/>qui tels propos n'estoyent aggreables, luy<text:line-break/>respond : comment, ma dame, voulez vous<text:line-break/>estre cause de me faire perdre le bi(e2), duquel<text:line-break/>tant de fois m'auez donné si grande asseu(-)<text:line-break/>rance, &amp; me faire encores esperer ce que l'a(-)<text:line-break/>mour me doit de franche<text:s/>volonté ? non ma<text:line-break/>dame, vous ne deuez prendre vne seule ex(-)<text:line-break/>cuse, si ce n'estoit qu'eussiez peur de mon<text:line-break/>compagnon cy present, duquel ie tiens l'a(-)<text:line-break/>mitié tant veritable &amp; secrette, que pour ce(-)<text:line-break/>là ne deuez differer à la faueur presente, veu<text:line-break/>la iuste occasion : car la mort plustost nous<text:line-break/>prendra tous deux, qu'au moindre endroit<text:line-break/>du monde vostre honneur soit offencé. La<text:line-break/>dame partie de leur compagnie, ayant ainsi<text:line-break/>laissé ces Gentilshommes en la colere &amp; es(-)<text:line-break/>perance amoureuse, pour l'execution de sa<text:line-break/>finesse, fait preparer deux licts en deux diuer<text:line-break/>ses chambres, en l'vn desquels se met, &amp; sa<text:line-break/>ieune sœur non mariee, amie du seigneur<text:line-break/>Charles, en l'autre. Puis enuoye vne cham(-)<text:line-break/>briere instruicte à l'ambassade, aux deux at(-)<text:line-break/>tendans, ausquels d'vne grace asseuree<text:s/>com(-)<text:line-break/>mence à dire : Ma dame vous presente ses<text:line-break/>affectueuses recommandations, au surplus<text:line-break/>vous mande, seigneur Philippes, qu'elle est<text:line-break/>preste d'obeyr à vostre vouloir : mais<text:line-break/><text:span text:style-name="pb">[f. 374]</text:span><text:span text:style-name="pb"><text:line-break/></text:span>mon(-)sieur à ce iourd'huy à esté fort mal disposé<text:line-break/>d'vne vehemente colique, au moyen dequoy<text:line-break/>se pourra resueiller de nuict (&amp; ne sentant<text:line-break/>personne à ses costez) pourroit estre en vn<text:line-break/>fascheux soupçon de ma maistresse : par(-)<text:line-break/>quoy conuient que le seigneur Charles dou(-)<text:line-break/>cement se prepare d'aller coucher tout nud<text:line-break/>aupres de luy, à fin qu'auenant son resueil<text:line-break/>il pense auoir sa femme. Et où vous ne vou(-)<text:line-break/>driez accepter ceste condition, i'ay charge<text:line-break/>de par ma Dame vous dire que pour ceste<text:line-break/><text:soft-page-break/>nuict pouuez bien chercher autre retraicte :<text:line-break/>car l'extreme ialousie de son mary, sans sen(-)<text:line-break/>tir quelqu'vne en son lict, pourroit estre oc(-)<text:line-break/>casion de la cognoissance du faict, dont puis<text:line-break/>apres s'en ensuiuroit possible vne piteuse<text:line-break/>mort. Le seigneur Charles, qui eust mieux<text:line-break/>aymé les costez d'vne ieune Damoiselle,<text:line-break/>que d'vn mal plaisant ialoux, fist soudaine<text:line-break/>responce qu'il n'en feroit rien, disant luy<text:line-break/>estre chose trop difficile de coucher nud au(-)<text:line-break/>pres d'vn homme si suspect, mesmes soubs<text:line-break/>la misericorde d'vn tel hazard. Le seigneur<text:line-break/>Philippes prouoqué d'vne extreme passion,<text:line-break/>causee par les poignantes flammes d'amour,<text:line-break/>ne sentoit rien impossible, mais quasi des(-)<text:line-break/>esperé de perdre le contentement du priué<text:line-break/>don de mercy, supplia le seigneur Charles<text:line-break/>d'vne si grande affection, y adioustant<text:line-break/><text:span text:style-name="pb">[f. 375]</text:span><text:span text:style-name="pb"><text:line-break/></text:span>infi(-)nies remonstrances, que ne voulant rom(-)<text:line-break/>pre l'amitié d'entre eux, de fort long temps<text:line-break/>encommencee, cognoissant aussi l'ardeur<text:line-break/>de son fidelle amy, s'accorda librement à<text:line-break/>l'entreprise. La chambriere incontinent les<text:line-break/>conduit, le seigneur Philippes auec sa dame,<text:line-break/>&amp; le seigneur Charles dedans le lict de sa<text:line-break/>sœur : aupres de laquelle tremblant de peur,<text:line-break/>cuidant auoir le mary de la dame pour com(-)<text:line-break/>pagnon en crainte d'estre surpris, mist son<text:line-break/>espee nuë aupres de luy, ayant tousiours la<text:line-break/>main dessus pour se deffendre au besoin. Le<text:line-break/>seigneur Philippes se trouuant beaucoup<text:line-break/>plus asseuré,<text:s/>mit peine de contenter sa dame,<text:line-break/>selon la force qu'Amour donne à ses com(-)<text:line-break/>battans pour amortir leurs affections : apres<text:line-break/>le trauail desquelles commença à descou(-)<text:line-break/>urir la tromperie qu'elle auoit faicte à son<text:line-break/>compagnon : qui estimant estre couché aux<text:line-break/>costez de son mary, estoit en la compagnie<text:line-break/>de sa ieune sœur : laquelle, comme pouuez<text:line-break/>penser, marrie de se voir si mal cogneuë &amp;<text:line-break/>peu satisfaite, s'efforçoit à le tenter douce(-)<text:line-break/>ment auec les pieds, petites approches, &amp; au(-)<text:line-break/>tres esguillonnemens que peut faire<text:s/>vne<text:line-break/>amante, pour se faire cognoistre, à fin d'a(-)<text:line-break/>doucir ceste enuie naturelle, procedee de<text:line-break/>l'amour. Mais ses caresses au seigneur Char(-)<text:line-break/>les estim(a2)t venir de la part d'vn homme, luy<text:line-break/><text:span text:style-name="pb">[f. 376]</text:span><text:span text:style-name="pb"><text:line-break/></text:span>sembloyent tant estr(a2)ges, que de trop gran(-)<text:line-break/><text:soft-page-break/>de impatience p(e2)soit auoit le feu aux pieds.<text:line-break/>Ceste ieune dame pressee d'vne ardeur non<text:line-break/>accoustumee, ne sçauoit trouuer remede<text:line-break/>propre pour d(o2)ner cognoissance de son feu,<text:line-break/>&amp; sans quelque peu de honte qui restoit en(-)<text:line-break/>cores du peu d'experience qu'ont les filles<text:line-break/>du trauail amoureux, elle eust faict l'office<text:line-break/>de requerante : toutesfois n'oublioit rien qui<text:line-break/>peust tenter l'enuie du seigneur Charles, luy<text:line-break/>iettant maintenant les bras sur l'estomach,<text:line-break/>se tournant d'vn costé, puis d'autre, auec<text:line-break/>vne infinité de vehemens souspirs. Mais ce<text:line-break/>pauure homme, tout refroidy de peur, inc(o2)(-)<text:line-break/>tinent qu'il sentoit tels attouchemens, les<text:line-break/>cheueux luy dressoient en la teste, disant en<text:line-break/>soy mesmes : O que l'aise d'autruy m'est che(-)<text:line-break/>rement vendue, certainement on me faict<text:line-break/>souffrir les angoisses, dont les autres reçoy(-)<text:line-break/>uent le plaisir, d'auantage ie les croy si rauis<text:line-break/>en l'amoureuse escarmouche, qu'à la fin de(-)<text:line-break/>meureray pour gaige, pleust à Dieu qu'ils<text:line-break/>tinssent ma place, pour sentir l'effect de<text:line-break/>mon contentement. Apres vne infinité de<text:line-break/>discours fascheux en ceste longue nuict, sans<text:line-break/>sçauoir le moyen de trouuer les lieux de la<text:line-break/>maison pour sortir, craignant aussi en les<text:line-break/>cherchant faire bruit, par lequel il eust esté<text:line-break/>descouuert, demeura bien encore quelque<text:line-break/><text:span text:style-name="pb">[f. 377]</text:span><text:span text:style-name="pb"><text:line-break/></text:span>peu en vne sueur colerique<text:s/>attendant le<text:line-break/>iour : lequel soudain qu'il commença à poin(-)<text:line-break/>dre, sans se pouuoir plus contenir, choisit la<text:line-break/>porte de la chambre l'espee en main, sortant<text:line-break/>plus viste que le pas : &amp; à l'yssuë rencontre<text:line-break/>le seigneur Philippes, accompagné de sa da(-)<text:line-break/>me qui estoyent aux escoutes, mais le voy(a2)t<text:line-break/>ainsi esmeu de colere, commencerent à rire,<text:line-break/>luy disant la dame, Ie m'estonne seigneur<text:line-break/>Charles comment en vostre nature ayez<text:line-break/>moins de cognoissance ou sentiment que<text:line-break/>les simples bestelettes des champs, lesquel(-)<text:line-break/>les en lieu<text:s/>tant soit obscur, le masle sent &amp;<text:line-break/>cognoist la femelle : mais vous en vne tant<text:line-break/>gr(a2)de ieunesse, le seul guidon d'amour, auez<text:line-break/>esté si debile, qu'ayant couché aux costez de<text:line-break/>celle que dites auoir aymé parfaictement ne<text:line-break/>l'auez iamais peu cognoistre. Suyuant ces<text:line-break/>petites mocqueries d'vne violence gracieu(-)<text:line-break/>se, le contraint de tourner au lict de sa sœur,<text:line-break/>monstr(a2)t l'homme en la compagnie duquel<text:line-break/><text:soft-page-break/>pensoit auoir couché. Le pauure G(e2)tilhom(-)<text:line-break/>me tout remis de sa peur passee, regrettant le<text:line-break/>tort qu'il s'estoit faict ; voulant aussi recom(-)<text:line-break/>penser ses fautes, s'efforça de s'excuser hon(-)<text:line-break/>nestement enuers sa dame : puis se voyant en<text:line-break/>la liberté que beaucoup d'autres voudroient<text:line-break/>auoir, commença à recueillir le don de l'a(-)<text:line-break/>moureuse pitié, au contentement si grand<text:line-break/><text:span text:style-name="pb">[f.</text:span><text:span text:style-name="pb"><text:s/>378]</text:span><text:span text:style-name="pb"><text:line-break/></text:span>des deux, que du iour en firent la nuict en(-)<text:line-break/>tiere plaisante &amp; gracieuse. Ainsi ces deux<text:line-break/>Gentilhommes (asseuré de l'amour des da(-)<text:line-break/>mes pendant l'absence du mary) s'acquite(-)<text:line-break/>rent soigneusement de leur deuoir &amp; pro(-)<text:line-break/>longerent fort longuement l'ambassade, à<text:line-break/>fin de contenter en plus grande liberté tou(-)<text:line-break/>tes leurs affections.</text:p>
      <text:p text:style-name="p"><text:span text:style-name="T1111">C'est</text:span><text:s/>(mes dames) ce que cherch(e2)t sou(-)<text:line-break/>uent telles femmes, l'absence des marys : aus(-)<text:line-break/>quelles d'autant qu'on sçait cela leur estre<text:line-break/>aggreable : d'autant est le retour plus fas(-)<text:line-break/>cheux pour l'empeschement qu'il donne<text:line-break/>au contentement des nuicts amoureuses.<text:line-break/>Mais qui ne cherche qu'vn plaisir terrestre,<text:line-break/>sans regarder aux offences lourdes qu'on<text:line-break/>faict contre le mariage, &amp; la recommanda(-)<text:line-break/>tion de son honneur, asseurément telles<text:line-break/>personnes ne meritent d'estre appellez à vn<text:line-break/>tel bien, ne pouuans discerner la vertu du<text:line-break/>vice : mais sont semblables à la truye qui se<text:line-break/>plonge par toutes les fanges, sentant, &amp; fai(-)<text:line-break/>sant tousiours paroistre au monde son or(-)<text:line-break/>de &amp; sale nature.</text:p>
      <text:soft-page-break/>
      <text:h text:style-name="Titre1" text:outline-level="1">Compte L.</text:h>
      <text:h text:style-name="Titre1" text:outline-level="1"><text:span text:style-name="T1112">G</text:span><text:span text:style-name="T1113">rande est l'erreur de ceux qui appellent</text:span><text:line-break/><text:span text:style-name="T1114">Amour Dieu, par ce qu'vn tel nom luy est</text:span><text:line-break/><text:span text:style-name="pb">[f. 379]</text:span><text:span text:style-name="pb"><text:line-break/></text:span><text:span text:style-name="T1115">du tout contraire ; d'autant qu'il tue le sens</text:span><text:line-break/><text:span text:style-name="T1116">&amp; souuent la personne qui le suit : Ennemy</text:span><text:line-break/><text:span text:style-name="T1117">de toute raison, à ceux qui moins se seruent</text:span><text:line-break/><text:span text:style-name="T1118">plus grands biens reçoyuent :<text:s/></text:span><text:span text:style-name="T1119">contraire à tou(-)</text:span><text:line-break/><text:span text:style-name="T1120">te vertu sans ordre, aueuglé, pauure, ieune,</text:span><text:line-break/><text:span text:style-name="T1121">vn arc en mains tirant à l'auenture : Plus</text:span><text:line-break/><text:span text:style-name="T1122">doncques aueuglez &amp; hors de bon iugement</text:span><text:line-break/><text:span text:style-name="T1123">sont ceux qui le prennent pour guidon, d'au(-)</text:span><text:line-break/><text:span text:style-name="T1124">tant qu'incontinent ils delaissent le fonde(-)</text:span><text:line-break/><text:span text:style-name="T1125">ment de vertu<text:s/></text:span><text:span text:style-name="T1126">pour suiure leur desordonnee</text:span><text:line-break/><text:span text:style-name="T1127">volonté, par le breuuage d'vn si doux venin</text:span><text:line-break/><text:span text:style-name="T1128">qu'à la fin s'en yurent des voluptez tant pu(-)</text:span><text:line-break/><text:span text:style-name="T1129">sillanimes, que l'affection transportee l'en(-)</text:span><text:line-break/><text:span text:style-name="T1130">tendement faisant perdre la cognoissance de</text:span><text:line-break/><text:span text:style-name="T1131">toute perfection.</text:span></text:h>
      <text:p text:style-name="P1132"><text:span text:style-name="T1133">V</text:span>N vieil Cheualier du Royaume de Pou<text:line-break/>longne demeuré veuf &amp; sans enfans,<text:line-break/>pour les grands biens &amp; richesses de sa mai(-)<text:line-break/>son, qui venoyent apres sa mort à plusieurs<text:line-break/>testes, demeur(a2)t par ce moyent le nom de ses<text:line-break/>predecesseurs perdu, entra en l'opinion de se<text:line-break/>remarier pour auoir lignee qui peust succe(-)<text:line-break/>der à ses terres. De faict print l'alliance d'vn<text:line-break/>riche gentilh(o2)me esgal à sa noblesse : duquel<text:line-break/>ayant espousé la fille, qui estoit d'vne grande<text:line-break/>beauté, de l'aage aussi pour souhaiter mieux<text:line-break/>qu'vn feu si vieil &amp; froid, demeura long<text:line-break/>t(e2)ps à faire bien foible deuoir de c(o2)tenter sa<text:line-break/><text:span text:style-name="pb">[f. 380]</text:span><text:span text:style-name="pb"><text:line-break/></text:span>femme : Laquelle cognoissant qu'auec les<text:line-break/>ans de son mary diminuoit chacun iour l'ef(-)<text:line-break/>fect de l'amour, ne se contenta d'vn Cheua(-)<text:line-break/>lier si lent, mais desirant venir au change,<text:line-break/>voulut choisir pour amy vn ieune Gentil(-)<text:line-break/>homme de sa maison d'assez bonne grace,<text:line-break/>qui seruoit d'Escuyer, ainsi sa deliberation<text:line-break/>prise trouuant l'opportunité preste, luy de(-)<text:line-break/>clara entierement son affection. Le ieune<text:line-break/><text:soft-page-break/>Escuyer qui estoit fauorablement traicté de<text:line-break/>son maistre,<text:s/>sans auoir autre moyen de vi(-)<text:line-break/>ure que par ses biensfaits, s'excusa fort hon(-)<text:line-break/>nestement, considerant en soy mesmes le<text:line-break/>tort irreparable &amp; l'extreme danger auquel<text:line-break/>pourroit tomber sa vie. La dame desplaisan(-)<text:line-break/>te à merueilles de se voir tout à plat refusee,<text:line-break/>vsa de rigoureuses menaces, iurant qu'en<text:line-break/>continuant tousiours les propos de reffus<text:line-break/>à la fin le contraindroit de s'absenter &amp; d'a(-)<text:line-break/>bandonner le pays, ou pour le moins deuoit<text:line-break/>estre asseuré qu'elle dresseroit telle entre(-)<text:line-break/>prise qu'autant luy seroit aggreable mourir<text:line-break/>que viure : mais (disoit elle) où me vou(-)<text:line-break/>drez aymer &amp; satisfaire au c(o2)tentement du<text:line-break/>desiré plaisir, ie m'asseure de vous rendre le<text:line-break/>plus fortuné &amp; heureux Gentil-homme de<text:line-break/>tout ce Royaume. Car estant grosse comme<text:line-break/>ie suis de monsieur, par la<text:s/>faueur &amp; amitié<text:line-break/>que ie vous porte, si tost qu'auray enfanté ie<text:line-break/><text:span text:style-name="pb">[f. 381]</text:span><text:span text:style-name="pb"><text:line-break/></text:span>trouueray moyen qu'on suffoquera mon<text:line-break/>fruit : puis de peur qu'vn si fascheux vieillard<text:line-break/>ait heritier venant de son sang, mon inten(-)<text:line-break/>tion est de contrefaire la malade pour auoir<text:line-break/>meilleure occasion de conceuoir de vous, à<text:line-break/>fin que l'enfant qui sortira d'(e2)tre nous deux,<text:line-break/>c(o2)me le premier né, soit successeur de tous<text:line-break/>ces biens, d'auantage auenant la mort de ce<text:line-break/>caduque : vous seul serez mary &amp; maistre de<text:line-break/>m(o2) corps, ensemble de toutes mes richesses.<text:line-break/>Le ieune Gentilhomme estonné d'vn costé<text:line-break/>des menaces de sa maistresse, sçachant com(-)<text:line-break/>bien elle pouuoit comm(a2)der pour le fascher<text:line-break/>&amp; destruire : d'autre voyant vn tel bien pre(-)<text:line-break/>senté par l'excell(e2)te beauté d'vne dame, qui<text:line-break/>eust peu esmouuoir le plus froid amy du<text:line-break/>monde, demeura vaincu. Tellement qu'ab(a2)(-)<text:line-break/>donnans tous deux Dieu, crainte, &amp; l'hon(-)<text:line-break/>neur, sans regarder l'yssue des m(o2)daines vo(-)<text:line-break/>luptez, que la vengeance suit souu(e2)t de bien<text:line-break/>pres mirent peine d'amortir l'ardeur de<text:line-break/>leurs couuertes pensees. Or le temps venu<text:line-break/>de l'enfantement de bon vieil Cheualier c(o2)(-)<text:line-break/>tent à merueilles d'auoir vn nouueau heri(-)<text:line-break/>tier, estim(a2)t estre venu à l'acc(o2)plissement de<text:line-break/>son plus affectionné desir, fit solennizer le<text:line-break/>baptesme du petit innocent : selon la gran(-)<text:line-break/>deur de sa maison, &amp; fut nommé Lorris. La<text:line-break/>marrestre de mere, qui n'auoit oublié la<text:line-break/><text:soft-page-break/><text:span text:style-name="pb">[f. 382]</text:span><text:span text:style-name="pb"><text:line-break/></text:span>pro(-)messe faite à celuy qu'elle estimoit son seul<text:line-break/>repos, desirant satisfaire à sa malheureuse<text:line-break/>concupiscence, vn soir le cuy da piteusement<text:line-break/>estrangler : mais le Seigneur tout puissant ne<text:line-break/>voulut abandonner au besoin sa petite crea(-)<text:line-break/>ture, &amp; le regardant de son œil de pitié, in(-)<text:line-break/>spira tellement ceste cruelle femme, en luy<text:line-break/>mettant deu(a1)t les yeux l'affection &amp; amour<text:line-break/>naturel que doit auoir vne<text:s/>mere enuers son<text:line-break/>premier né, qu'elle eut repentance d'vn tel<text:line-break/>homicide, deliberant ne le faire mourir : cou(-)<text:line-break/>tefois de crainte de perdre celuy auquel elle<text:line-break/>estimoit estre l'effect de tous ses plaisirs fit<text:line-break/>nouuelle entreprise. De fortune, en la mai(-)<text:line-break/>son de ce vieil Seigneur, qui à la verité estoit<text:line-break/>opulente, gracieusement estoyent receuz<text:line-break/>tous estrangers, entre lesquels frequentoit<text:line-break/>vn pauure Gentilhomme &amp; sa femme, tous<text:line-break/>deux chassez de leurs pays, estans par pitié si<text:line-break/>fauorablement traictez, qu'au moyen du<text:line-break/>bon visage se rendoyent d'autant plus do(-)<text:line-break/>mestiques : ceste femme estoit quasi accou(-)<text:line-break/>chee au mesme temps d'vn fils. Partant la<text:line-break/>dame conuoiteuse de l'execution de sa dam(-)<text:line-break/>nee volonté, sceur tant bien pallier ses pro(-)<text:line-break/>pos, auec promesses, &amp; autres couuertures<text:line-break/>feintes, enuers ceste pauure exilee femme,<text:line-break/>nommee Constance, qu'elle obtint consen(-)<text:line-break/>tement de luy liurer son enfant en change<text:line-break/><text:span text:style-name="pb">[f. 383]</text:span><text:span text:style-name="pb"><text:line-break/></text:span>du petit Lorris, la priant le nourrir comme<text:line-break/>le sien propre : ce que la pauure Constance<text:line-break/>de crainte d'estre dechassee, n'ayant lieu seur<text:line-break/>de retraicte, pour n'entrer en sa mauuaise<text:line-break/>grace n'osa contredire. Ainsi l'eschange se(-)<text:line-break/>crettement faict des deux petits innocens<text:line-break/>sans le sceu des peres, l'vn receut pour quel(-)<text:line-break/>que temps la delicate nourriture de l'autre.<text:line-break/>Constance qui nourrissoit l'enfant Lorris<text:line-break/>cognoissant vn fait si estrange ne pouuoit<text:line-break/>auoir repos en son esprit : pour donc descou(-)<text:line-break/>urir la tromperie de ce dessein, fit vn iour<text:line-break/>accroire à ceste dame, que par vn grand in(-)<text:line-break/>conuenient la nuict il auoit esté estouffé. La<text:line-break/>maratre sans auoir aucun soucy de son fils :<text:line-break/>mais seulement ne cerchant qu'occasion de<text:line-break/>paruenir au malheureux but de sa concupis(-)<text:line-break/>cence, peu de iours apres, le plus finem(e1)t que<text:line-break/>elle peut, fit violentem(e1)t priuer de vie le pe(-)<text:line-break/><text:soft-page-break/>tit innocent de C(o1)stance : laquelle apres vne<text:line-break/>infinité de regrets &amp; plaintes pour auoir si<text:line-break/>legerem(e2)t creu le malicieux propos de ceste<text:line-break/>impiteuse femme, ne voyant aucun remede,<text:line-break/>se pensa donner la mort. Ainsi couurant son<text:line-break/>dueil couuertem(e1)t selon l'aduersité du t(e2)ps,<text:line-break/>contemploit le pauure vieil cheualier, au(-)<text:line-break/>quel (auec simulees plaintes) on faisoit ac(-)<text:line-break/>croire la mort de son premier né estre sur(-)<text:line-break/>uenue par le cours de nature : de façon que<text:line-break/><text:span text:style-name="pb">[f. 384]</text:span><text:span text:style-name="pb"><text:line-break/></text:span>luy qui pensoit auoir, par la grace de Dieu,<text:line-break/>receu le<text:s/>support &amp; baston de sa vieillesse,<text:line-break/>sentant sur la fin de ses iours vne perte tant<text:line-break/>dure à porter, l'estimant estre veritable, ne<text:line-break/>sceut trouuer remede plus propre qu'à se c(o1)(-)<text:line-break/>soler soubz l'esperance d'en auoir d'autres,<text:line-break/>ce qui aduint bien tost apres par<text:s/>l'apparence<text:line-break/>de la nouuelle grossesse de sa femme, de(-)<text:line-break/>quoy le bon homme oublia sa tristesse, pen(-)<text:line-break/>sant estre de son fait, mais l'ayde de son ieu(-)<text:line-break/>ne Escuyer, auec la priuauté de sa femme,<text:line-break/>auoyent accomply ce chef d'œuure, de sorte<text:line-break/>qu'au bout de neuf<text:s/>moys elle accoucha d'v(-)<text:line-break/>ne bien belle fille, laquelle le vieil cheualier<text:line-break/>comme sienne soigneusement faisoit nour(-)<text:line-break/>rir. Par traict de temps, fortune lasse d'auoir<text:line-break/>si longuement mal traicté le pauure Gentil(-)<text:line-break/>homme mary de Constance, tourna son visa(-)<text:line-break/>ge de rigueur, par le moy(e1) de ses amis &amp; pa(-)<text:line-break/>rens qui firent l'appointem(e1)t de son forfait,<text:line-break/>ainsi retourna en son pays cont(e1)t de rentrer<text:line-break/>en sa reputation : car comme celuy qui auoit<text:line-break/>tout le temps de sa vie frequenté les armes,<text:line-break/>estoit tousiours fauorisé des plus grands :<text:line-break/>toutefois ne demeura longuement apres à<text:line-break/>son ayse, sans payer le tribut de nature, de(-)<text:line-break/>laissant en viduité sa femme Constance, sa(-)<text:line-break/>ge &amp; vertueuse, qui tousiours nourrissoit le<text:line-break/>plus curieusement du monde le petit Lorris,<text:line-break/><text:span text:style-name="pb">[f. 385</text:span><text:span text:style-name="pb">]</text:span><text:span text:style-name="pb"><text:line-break/></text:span>&amp; pleut tant ceste nourriture à vn des appa(-)<text:line-break/>rens Seigneurs du pays, qu'il eut enuie de luy<text:line-break/>faire nourrir vn sien fils de semblable aage :<text:line-break/>ce que volontiers elle accepta, executant en<text:line-break/>tout fort bien son deuoir : d'auantage d'vne<text:line-break/>amour naturelle traictoit ces deux enfans<text:line-break/>d'vn soin si vigil(a1)t, qu'autre mesnage ne fai(-)<text:line-break/>soit. Mais le malheur, qui ne vient iamais<text:line-break/>seul, luy fut tant contraire, que pour l'amitié<text:line-break/><text:soft-page-break/>esgale qu'elle portoit aux deux petits inno(-)<text:line-break/>cens, les faisant coucher le plus souuent à ses<text:line-break/>costez, en vne fatale nuict, surprise d'vn som(-)<text:line-break/>me trop profond, estouffa le fils de ce Sei(-)<text:line-break/>gneur. Duquel desastre ceste desolee fem(-)<text:line-break/>me, saisie d'extreme douleur, &amp; comme hors<text:line-break/>de tout espoir, commença à si violentement<text:line-break/>se destordre, &amp; arracher les<text:s/>cheueux, que peu<text:line-break/>s'en fallut qu'elle ne s'estranglast, n'eust esté<text:line-break/>vne scintille de raison demeuree en son sens,<text:line-break/>qui luy proposa le moyen de se sauuer : Ce<text:line-break/>fut que ce Seigueur estant allé loin du pays<text:line-break/>auec sa femme, &amp; toute sa suitte, auoir esté<text:line-break/>quasi vn<text:s/>an sans retourner. Or à son retour,<text:line-break/>desirant voir son heritier, enuoya vers l'in(-)<text:line-break/>fortunee Constance, laquelle au lieu du sien<text:line-break/>luy presenta le petit Lorris : qui pour la lon(-)<text:line-break/>gue absence du gentilhomme, sans nulle(-)<text:line-break/>ment estre recogneu, aussi l'opinion bonne<text:line-break/>qu'on auoit de Constance, fut receu en la<text:line-break/><text:span text:style-name="pb">[f. 386]</text:span><text:span text:style-name="pb"><text:line-break/></text:span>place vray &amp; naturel enfant, estant apres in(-)<text:line-break/>stitué en si bonnes mœurs, que par laps de<text:line-break/>temps la nourriture fut en luy si bien em(-)<text:line-break/>ployee, qu'il creut homme entier &amp; parfait,<text:line-break/>tant sagement se<text:s/>conduisant en l'obeyssance<text:line-break/>de ses pere &amp; mere, qu'en faueur de l'amour<text:line-break/>filiale qu'ils portoyent à leur fils n'auoyent<text:line-break/>en ce monde plus aggreable souhait, que de<text:line-break/>le voir allié &amp; pourueu en maison selon sa<text:line-break/>grandeur, ainsi cherchans tous les moyens<text:line-break/>de mettre,<text:s/>pendant leur viuant, ceste entre(-)<text:line-break/>prise à execution. D'auanture furent aduer(-)<text:line-break/>tis de la mort du vieil Cheualier, qui auoit<text:line-break/>laissé ceste seule fille, qu'on pensoit estre si(e1)(-)<text:line-break/>ne, heritiere d'vne infinité de biens, &amp; qui<text:line-break/>n'estoit fort loin de son pays, donc sans s'ar(-)<text:line-break/>rester à ce que la femme du vieil pere s'e(-)<text:line-break/>stoit remariee à son Escuyer, regardans seu(-)<text:line-break/>lement à la gr(a1)deur de ses richesses, enuoye(-)<text:line-break/>rent vn Gentilhomme instruit pour porter<text:line-break/>parolles de ceste alliance. Et tant viuement<text:line-break/>furent les menees des deux costez poursuy(-)<text:line-break/>uies, que le mariage fut conclud par gra(-)<text:line-break/>cieux accord, ensemble le iour prins pour<text:line-break/>solenniser les nopces. Le ieune Gentilhom(-)<text:line-break/>me ayant fait tous les preparatifs necessai(-)<text:line-break/>res pour aller querir sa future femme en vn<text:line-break/>equipage braue, &amp; selon l'estat de sa nobles(-)<text:line-break/>se, sollicitoit fort d'auoir congé de son<text:line-break/><text:soft-page-break/><text:span text:style-name="pb">[f. 387]</text:span><text:span text:style-name="pb"><text:line-break/></text:span>sei(-)gneur &amp; pere. Quoy voyant Constance, qui<text:line-break/>seule c(o1)siderant le malheur d'vn cas si estr(a2)(-)<text:line-break/>ge, aduenant que le frere espousast sa sœur à<text:line-break/>sonsceu, combien qu'vn tel fait peust estre<text:line-break/>secret, toutefois craign(a1)t pour tant de maux<text:line-break/>passez, auec la faute lourde qu'elle auoit fai(-)<text:line-break/>te, d'auoir changé son propre enfant, duquel<text:line-break/>auoit esté la seule occasion de sa mort, le<text:line-break/>courroux de Dieu ne tombast violentement<text:line-break/>sur elle, en cuidant celer vn si meschant &amp;<text:line-break/>damnable forfait, qu'à la verité eust fait nai(-)<text:line-break/>stre vn plus grand mal, s'addresse au seigneur<text:line-break/>Lorris : Auquel pour estre (c(o1)me sont meres<text:line-break/>nourrices) priuee de luy, c(o1)mence par le me(-)<text:line-break/>nu<text:s/>à discourir la detestable vie de sa mere,<text:line-break/>ensemble les inconueniens dont il estoit es(-)<text:line-break/>chappé par son secours. A quoy prestant at(-)<text:line-break/>tentiuem(e1)t l'oreille, comme fort esmerueil(-)<text:line-break/>lé d'vn tel discours, sceut fort bon gré à sa<text:line-break/>bonne nourrice Const(a2)ce, de l'auoir si à pro(-)<text:line-break/>pos conseillé, &amp; diuerty d'vne faute, que par<text:line-break/>ignorance il eust peu faire. Donc comme<text:line-break/>Gentilhomme en qui, nonobst(a1)t la ieunesse,<text:line-break/>le bon sens estoit entier, &amp; de bonne condui(-)<text:line-break/>te, apres auoir fait sage deliberation &amp; se(-)<text:line-break/>crette auec celuy duquel pensoit estre le fils,<text:line-break/>soubz couleur d'espouser la damoiselle ac(-)<text:line-break/>cordee, se transporta au pays, où par la main<text:line-break/>forte de la iustice fit soudain apprehender sa<text:line-break/><text:span text:style-name="pb">[f. 388]</text:span><text:span text:style-name="pb"><text:line-break/></text:span>mere, &amp; le ieune Escuyer son beau pere. Les(-)<text:line-break/>quels separez en diuerses pris(o1)s par les tour(-)<text:line-break/>mens &amp; tortures accoustumees pour la veri(-)<text:line-break/>fication des crimes, le procez fut tant bien<text:line-break/>conduit, que finalement l'histoire veritable<text:line-break/>du crime fut descouuerte, &amp; par iugement<text:line-break/>diffinitif tous deux publiquement bruslez.<text:line-break/>Le<text:s/>gentilhomme Lorris, apres les choses ap(-)<text:line-break/>paisees, ayant recompensé sa bonne nourrice<text:line-break/>Constance, print possession de toutes ses ter(-)<text:line-break/>res &amp; seigneuries, non ingrat du bon traicte(-)<text:line-break/>ment qu'il auoit receu par le moyen du gr(a2)d<text:line-break/>seigneur estranger, l'estimant son pere natu(-)<text:line-break/>rel, espousa vne sienne fille, sa seule heritiere<text:line-break/>auec vn si merueilleux contentement des<text:line-break/>deux maisons, que par la consommation du<text:line-break/>mariage en est yssu lignee tant noble, que<text:line-break/>auiourd'huy encores elle dure heureuse en<text:line-break/>biens &amp; honneurs.</text:p>
      <text:soft-page-break/>
      <text:p text:style-name="p"><text:span text:style-name="T1134">Mes</text:span><text:s/>Dames, l'infortune de celles qui se<text:line-break/>sont laissé gaigner par les esguillonnemens<text:line-break/>d'amour, l'yssuë aussi malheureuse de leur<text:line-break/>damné vouloir, doit rendre les autres plus<text:line-break/>sages à euiter lacs si dangereux, en resistant<text:line-break/>du commencement, auant que de<text:s/>continuer<text:line-break/>aux pensees amoureuses qui empoisonnent<text:line-break/>les cœurs des plus grandes. Mais pour par(-)<text:line-break/>uenir à telle victoire, faut auoir recours au<text:line-break/>Createur de toutes choses, duquel l'amour<text:line-break/><text:span text:style-name="pb">[f. 389]</text:span><text:span text:style-name="pb"><text:line-break/></text:span>dure eternellement, &amp; d'auantage, donnera<text:line-break/>la grace d'euiter l'oysiueté cause de tout<text:line-break/>mal, à fin de s'employer aux exercices hon(-)<text:line-break/>nestes &amp; propres aux femmes qui ayment<text:line-break/>la vertu, par laquelle on peut euiter le peril<text:line-break/>d'vn tel passage.</text:p>
      <text:h text:style-name="Titre1" text:outline-level="1">Compte LI.</text:h>
      <text:h text:style-name="Titre1" text:outline-level="1"><text:span text:style-name="T1135">On peint amour petit enfant, qui est l'occasion</text:span><text:line-break/><text:span text:style-name="T1136">soubz couleur de son enfan</text:span><text:span text:style-name="T1137">ce, qu'on ne le</text:span><text:line-break/><text:span text:style-name="T1138">pense si mai faisant : car la propre marque</text:span><text:line-break/><text:span text:style-name="T1139">de l'enfant est innocence : mais cestuy cy tout</text:span><text:line-break/><text:span text:style-name="T1140">au contraire est fin, &amp; malicieux, passant si</text:span><text:line-break/><text:span text:style-name="T1141">subrilement par l'interieur des cœurs, que</text:span><text:line-break/><text:span text:style-name="T1142">sans sçauoir les inconueniens qu'à tous pro(-)</text:span><text:line-break/><text:span text:style-name="T1143">pos il amein</text:span><text:span text:style-name="T1144">e, facilement on se laisse tomber</text:span><text:line-break/><text:span text:style-name="T1145">en la douceur des plaisirs que la sensualité</text:span><text:line-break/><text:span text:style-name="T1146">propose : où depuis qu'on est plongé, le remede</text:span><text:line-break/><text:span text:style-name="T1147">de s'en retirer se trouue du tout impo&lt;ATTcaractere&gt;ible,</text:span><text:line-break/><text:span text:style-name="T1148">sans l'amertume d'vne infinité de trauerses</text:span><text:line-break/><text:span text:style-name="T1149">&amp;</text:span><text:span text:style-name="T1150"><text:s/>fascheries, quasi insupportables : comme</text:span><text:line-break/><text:span text:style-name="T1151">verrez au discours de ceste histoire.</text:span></text:h>
      <text:p text:style-name="P1152"><text:span text:style-name="T1153">I</text:span>l me souuient autrefois auoir ouy conter<text:line-break/>à vn banquier Italien, qu'en la ville de Na(-)<text:line-break/>ples demeuroit vn riche Cheualier, qui de(-)<text:line-break/>meuré veuf auoit pour tous enfans vne seu(-)<text:line-break/>le fille, n(o1)mee Lorette, en l'aage &amp; vigueur<text:line-break/><text:span text:style-name="pb">[f. 390]</text:span><text:span text:style-name="pb"><text:line-break/></text:span>d'estre des plus affectionnez amoureux sou(-)<text:line-break/>haittee. Mais le pere tant l'aimoit, que crai(-)<text:line-break/>gnant perdre sa fille, comme le support de<text:line-break/><text:soft-page-break/>tout son mesnage, à tous refusoit la marier :<text:line-break/>de sorte qu'en croissans les ans &amp; la beauté,<text:line-break/>creut aussi tellement l'enuie à Lorette de co(-)<text:line-break/>gnoistre le mal rendant les filles femmes,<text:line-break/>qu'elle deuint extremem(e1)t amoureuse d'vn<text:line-break/>ieune Gentilhomme nommé le seigneur<text:line-break/>Antoine, qui soubz couleur d'vne lointaine<text:line-break/>parenté<text:s/>auoit acquis priuauté si libre en la<text:line-break/>maison qu'à toutes heures il auoit moyen<text:line-break/>de cognoistre l'intention de Lorette : laquel(-)<text:line-break/>le ioint la poursuitte amoureuse, se trouua<text:line-break/>si conforme &amp; semblable à la sienne, que la<text:line-break/>consommation de leurs priuez plaisirs fut<text:line-break/>executee par vn plaisant &amp; gracieux effet.<text:line-break/>Mais le petit archer, qui tousiours entremes(-)<text:line-break/>le de l'aigre auec le doux, ne les sceut tant<text:line-break/>bien cacher sans estre vne nuict descouuerts<text:line-break/>de l'vn des seruiteurs de la maison : lequel<text:line-break/>par vne enuie, ou estimant<text:s/>faire seruice tres(-)<text:line-break/>aggreable à son Seigneur, alla incontinent<text:line-break/>declarer qu'il auoit veu vn homme couché<text:line-break/>au lict de sa fille. Le Cheualier pour l'estran(-)<text:line-break/>geté du faict, outré d'ire &amp; colere, sans de(-)<text:line-break/>mander de la chandelle, court incontinent<text:line-break/>où estoit<text:s/>sa fille couchee, pour surprendre<text:line-break/>le Seigneur Antoine : qui entendant ceste<text:line-break/><text:span text:style-name="pb">[f. 391]</text:span><text:span text:style-name="pb"><text:line-break/></text:span>esmotion, soudain prend son espee, se deffait<text:line-break/>si dextrement d'entre les mains du Cheua(-)<text:line-break/>lier, qu'auant que la lumiere fust apportee,<text:line-break/>comme sçachant les secrets par où souuent<text:line-break/>auoit accoustumé son entree, sceut encor à<text:line-break/>tel besoin mieux en trouuer l'yssuë, qui luy<text:line-break/>fut tant fauorable, qu'impossible fut à tous<text:line-break/>ceux de la maison de le pouuoir iamais co(-)<text:line-break/>gnoistre. Parquoy le pere de ceste fille depi(-)<text:line-break/>teusement fasché, par<text:s/>tourmens &amp; rigueurs<text:line-break/>non accoustumees à sa delicate &amp; t(e1)dre ieu(-)<text:line-break/>nesse, s'efforça de sçauoir le nom : Mais Lo(-)<text:line-break/>rette qui aymoit d'vne amour violente, fer(-)<text:line-break/>me, &amp; non feinte, demeura opiniastre en son<text:line-break/>malheur, sans vouloir descouurir vn seul se(-)<text:line-break/>cret de son amy. Dont le Cheualier desespe(-)<text:line-break/>ré (vsant d'vne vengeance plus cruelle qu'à<text:line-break/>vn pere n'appartient) delibera de la faire<text:line-break/>mourir, de fait d'vn cœur remply d'impieté,<text:line-break/>comme celuy qui se sentoit lourdement of(-)<text:line-break/>fensé, c(o1)manda à deux de ses seruiteurs, aus(-)<text:line-break/>quels auoit sur tout parfaite fiance, que sur<text:line-break/>leurs vies, &amp; d'aut(a1)t qu'ils aymoy(e1)t son h(o1)(-)<text:line-break/><text:soft-page-break/>neur, de promptement mener sa fille en vne<text:line-break/>barque sur la mer, pour la ietter &amp; noyer au<text:line-break/>plus profond. Les seruiteurs n'ayans autre<text:line-break/>moyen de<text:s/>viure que par le seruice continuel<text:line-break/>de leur maistre, craignans de perdre son a(-)<text:line-break/>mitié, ou souffrir autre plus griefue seuerité,<text:line-break/><text:span text:style-name="pb">[f. 392]</text:span><text:span text:style-name="pb"><text:line-break/></text:span>lierent estroitement en la presence du pere<text:line-break/>ceste desolee Lorette, &amp; la nuict venue, pi(-)<text:line-break/>teusement la conduirent au<text:s/>riuage de l'eau,<text:line-break/>disposez d'executer vn si cruel commande(-)<text:line-break/>ment : mais ainsi qu'ils approchoyent pour<text:line-break/>mettre à fin tant miferable entreprise, l'vn<text:line-break/>d'eux considerant en soymesmes la ieunesse<text:line-break/>&amp; beauté de la fille, accompagnee d'vne si<text:line-break/>grande patience, voulut chercher l'occasion<text:line-break/>de luy sauuer la vie, estim(a2)t estre vn bien qui<text:line-break/>à gr(a2)d peine pourroit iamais estre perdu, at(-)<text:line-break/>tendu que le pere ia vieil, pres du bord de sa<text:line-break/>fosse, bien tost abandonneroit ses biens à ce(-)<text:line-break/>ste seule heritiere, de laquelle la<text:s/>satisfaction<text:line-break/>seroit trop plus grande que non pas le con(-)<text:line-break/>tentement qu'il pourroit maintenant rece(-)<text:line-break/>uoir de son maistre pour l'executi(o1) d'vn acte<text:line-break/>si malheureux, duquel aussi seroit possible re(-)<text:line-break/>pris. Tellement qu'en ceste bonne opinion<text:line-break/>commença de<text:s/>tenter son compagnon auec<text:line-break/>gracieuses parolles, qui eurent si grande ver(-)<text:line-break/>tu, ioint le bon vouloir qu'il auoit enuers<text:line-break/>la dolente Lorette, que tous deux d'vn com(-)<text:line-break/>mun accord la mirent en franche liberté :<text:line-break/>toutesfois sur asseurances, &amp; grandes pro(-)<text:line-break/>messes de ne retourner en la maison de<text:line-break/>son pere, sinon apres sa mort : mais au con(-)<text:line-break/>traire de s'absenter en lieux estranges de<text:line-break/>sa cognoissance. La pauure ieune Dame,<text:line-break/><text:span text:style-name="pb">[f. 393]</text:span><text:span text:style-name="pb"><text:line-break/></text:span>qui pensoit estre venue à ses derniers iours,<text:line-break/>d'vne voix lamentable, &amp; comme quasi<text:s/>es(-)<text:line-break/>perdue leur rendit vne infinité de graces, a(-)<text:line-break/>uec promesse iuree de iamais ne les reuoir, si<text:line-break/>ce n'estoit que Dieu par sa diuine bonté a(-)<text:line-break/>mollist l'impiteux cœur de son vieil pere.<text:line-break/>Donc ayans prins vn congé gracieux, les ser(-)<text:line-break/>uiteurs porterent<text:s/>ses habits au cruel vieil(-)<text:line-break/>lard, luy faisant accroire qu'elle estoit sub(-)<text:line-break/>mergee. Ainsi la triste Lorette seule aban(-)<text:line-break/>donnee, qui iamais n'auoit sorty la ville, e(-)<text:line-break/>stant deguisee en l'habit d'vn ieune homme<text:line-break/>s'en alloit au grand regret d'vn si triste de(-)<text:line-break/><text:soft-page-break/>part, delaissant celuy pour lequel estoit con(-)<text:line-break/>trainte de souffrir vn trauail insupporta(-)<text:line-break/>ble, &amp; combien qu'en son esprit sceust le<text:line-break/>moyen de pouuoir voir secrettement le sei(-)<text:line-break/>gneur Antoine son affectionné repos, toute(-)<text:line-break/>fois, craignant de nuire aux seruiteurs qui<text:line-break/>tant franchém(e2)t l'auoyent rachetee du peril<text:line-break/>de la mort, delibera de plustost perdre son<text:line-break/>plaisir &amp; le pays, que d'offenser la foy d'vne<text:line-break/>si iuste promesse. Ainsi prenant cœur, suyuit<text:line-break/>son chemin sans aucune c(o1)duite iusques sur<text:line-break/>les<text:s/>dix heures du matin, qu'vn Gentilhom(-)<text:line-break/>me Florentin, portant des oyseaux au Duc<text:line-break/>de Florence, la rencontre, qui pour sa beau(-)<text:line-break/>té, enrichie d'vn maintien fort honneste, l'e(-)<text:line-break/>stimant estre quelque ieune h(o1)me estr(a2)ger,<text:line-break/><text:span text:style-name="pb">[f. 394]</text:span><text:span text:style-name="pb"><text:line-break/></text:span>conceut soudaine opinion de sçauoir son<text:line-break/>chemin, l'interrogant doucement s'il auoir<text:line-break/>affection deseruir. Lorette qui auoit enuie<text:line-break/>d'esloigner son pays, voyant l'occasion tant<text:line-break/>à propos, luy respond : Monsieur, ouy : mais<text:line-break/>ayant maintenu tousiours l'estat de pauure<text:line-break/>noblesse, ie n'ay pas accoustumé trop grand<text:line-break/>peine, parquoy ie ne vous voudrois point<text:line-break/>faire ce tort de promettre aucun seruice, si(-)<text:line-break/>non d'autant que ma ieunesse &amp; force peut<text:line-break/>porter. Le gentilhomme oyant parolles tant<text:line-break/>gracieuses, iugea incontinent estre vn ieune<text:line-break/>Escuyer bien appris, qui par despit &amp; mes(-)<text:line-break/>contentement de son seigneur, sans congé<text:line-break/>auoit delaissé son seruice, parquoy passant<text:line-break/>outre, demanda s'il gouuerneroit bien des<text:line-break/>oyseaux. Lorette ayant veu par le passé en la<text:line-break/>maison de son pere la voliere autant ordi(-)<text:line-break/>nairement entretenue qu'en autre lieu du<text:line-break/>monde, comme femme d'esprit subtil, &amp; sein<text:line-break/>iugement, asseura d'entendre fort bien l'e(-)<text:line-break/>stat de la fauconnerie, de sorte qu'apres l'ac(-)<text:line-break/>cord fait le Gentilhomme luy met vn cy(-)<text:line-break/>seau sur le poin, &amp; la meine en sa compa(-)<text:line-break/>gnie iusques à Florence. Or comme il pre(-)<text:line-break/>sentoit ses oyseaux, le Duc voyant le ieune<text:line-break/>fauconnier eust tant aggreable la grace &amp;<text:line-break/>douce asseurance de sa personne, qu'à l'in(-)<text:line-break/>stant print enuie de l'auoir pour sien, le<text:line-break/><text:span text:style-name="pb">[f. 395]</text:span><text:span text:style-name="pb"><text:line-break/></text:span>trai(-)tant si fauorablement, qu'en peu de t(e1)ps luy<text:line-break/>donna l'estat d'Escuyer, auec tant grand pri(-)<text:line-break/>uauté en sa maison, qu'il y pouuoit comm(a2)(-)<text:line-break/><text:soft-page-break/>der comme l'vn de ses principaux Gentils(-)<text:line-break/>hommes. Le triste pere qui pensoit auoir fait<text:line-break/>tuer sa fille, ayant refroidy sa bouillante co(-)<text:line-break/>lere, viuoit en vne langueur si continuelle,<text:line-break/>pour le regret de l'estrange forfait, que de<text:line-break/>honte n'osoit visiter ses amis, au moyen des<text:line-break/>continuels reproches du crime duquel estoit<text:line-break/>soupçonné : Donc pour euiter propos si fas(-)<text:line-break/>cheux &amp; poignans, viuoit seul, comme me(-)<text:line-break/>lancolique, se retirant le plus du temps aux<text:line-break/>ch(a2)ps en l'vne de ses terres. Le seigneur An(-)<text:line-break/>toine d'autre costé, ayant plaint par vne infi(-)<text:line-break/>nité de larmes sa Lorette, sçachant le pere ne<text:line-break/>auoir eu cognoissance de son fait, le com(-)<text:line-break/>mença par moyens honnestes à frequenter<text:line-break/>comme deuant, &amp; tellement s'efforçoit de<text:line-break/>luy complaire en toutes choses, que ce bon<text:line-break/>Cheualier seul (de tous ses parens abandon(-)<text:line-break/>né) l'auoit en telle amitié, qu'il l'estimoit<text:line-break/>comme son propre fils : parquoy<text:s/>se voy(a2)t des(-)<text:line-break/>pourueu de tous enfans, en haine du mau(-)<text:line-break/>uais traitement des siens, venue l'heure de sa<text:line-break/>mort, l'institua son seul &amp; principal heritier.<text:line-break/>Ainsi le seigneur Antoine demeure reuestu<text:line-break/>de tant de richesses &amp; possessions, descou(-)<text:line-break/>urant les<text:s/>lieux où par plusieurs fois il auoit<text:line-break/><text:span text:style-name="pb">[f. 396]</text:span><text:span text:style-name="pb"><text:line-break/></text:span>receu vne infinité de plaisirs entremessez de<text:line-break/>longs baisers, considerant estre les biens de<text:line-break/>celle, dont luy seul pensoit auoir esté l'occa(-)<text:line-break/>sion de sa mort : tant de discours fascheux se<text:line-break/>presentoyent deuant ses yeux, que pour le<text:line-break/>regret perpetuel de sa dame, sans la pouuoir<text:line-break/>oublier, delibera de iamais ne prendre fem(-)<text:line-break/>me, mais de viure le reste de ses iours en<text:line-break/>perpetuelle solitude. Par traict de temps, A(-)<text:line-break/>mour qui auoit si longuement mal traité ses<text:line-break/>pauures passionnez, leur appresta vn fauora(-)<text:line-break/>ble contentem(e2)t, pour la perfection duquel<text:line-break/>aduint que le Duc de Florence ayant affaire<text:line-break/>à Naples, enuoya trois de ses gentilsh(o1)mes<text:line-break/>pour l'execution de ses entreprises, au nom(-)<text:line-break/>bre desquels voulut mettre son ieune Es(-)<text:line-break/>cuyer. Et comme celuy qui d'vn cœur gay<text:line-break/>prenoit ceste charge. Est(a2)t arriué en la ville,<text:line-break/>fort curieux de sçauoir de l'estat de son pere,<text:line-break/>ensemble de la personne qui estoit la prin(-)<text:line-break/>cipale occasion de son exil, par le moyen des<text:line-break/>fourriers du Roy<text:s/>(comme Embassadeur) se<text:line-break/>fit loger auec sa compagnie au logis pater(-)<text:line-break/><text:soft-page-break/>nel. Où voyant le seigneur Antoine seul<text:line-break/>commander comme maistre, &amp; entier pos(-)<text:line-break/>sesseur de tous les biens, ie vous laisse à pen(-)<text:line-break/>ser si Lorette desguisee, eust volontiers sou(-)<text:line-break/>dain reprins son habit de femme, pour auoir<text:line-break/>part au plaisir de son amy : mais attendant<text:line-break/><text:span text:style-name="pb">[f. 397]</text:span><text:span text:style-name="pb"><text:line-break/></text:span>vne heure plus à propos, print patience de<text:line-break/>receuoir d'entree vn recueil gracieux de son<text:line-break/>hoste, qui les festoya autant honorablement<text:line-break/>qu'on eust peu souhaitter, luy faisant appre(-)<text:line-break/>ster le soupper &amp; le coucher, au lieu propre<text:line-break/>qui auoit esté tesmoin du commencem(e2)t, &amp;<text:line-break/>consommation de l'effet qui rend les hom(-)<text:line-break/>mes si passionnez enuers les Dames. Le len(-)<text:line-break/>demain comme on disnoit, le seigneur An(-)<text:line-break/>toine festoyant sa<text:s/>compagnie, commence<text:line-break/>plus viuement à contempler les visages de<text:line-break/>ses hostes : mais sur tous celuy du ieune Es(-)<text:line-break/>cuyer luy apporta vn tel souuenir de sa dame<text:line-break/>Lorette, qu'à grand peine peut oster l'œil de<text:line-break/>dessus. Or ainsi que propos se meuuent à ta(-)<text:line-break/>ble, l'vn des trois Gentilshommes curieux,<text:line-break/>selon le naturel de beaucoup, luy demande<text:line-break/>de qui estoyent les armoiries engrauees &amp;<text:line-break/>peintes en tant d'endroits de la maison. A<text:line-break/>quoy respondit le seigneur Antoine, verita(-)<text:line-break/>blement n'estre les siennes, mais d'vn Che(-)<text:line-break/>ualier de la ville n'agueres mort, qui demeu(-)<text:line-break/>ré sans enfans, l'auoit fait son heritier vni(-)<text:line-break/>uersel. Lorette la larme à l'œil ayant descou(-)<text:line-break/>uert la mort asseuree de son pere, aussi ses ri(-)<text:line-break/>chesses en la puissance de l'homme du mon(-)<text:line-break/>de que plus desiroit aymer, ne peut d'auanta(-)<text:line-break/>ge porter l'habit qui luy estoit si mal seant :<text:line-break/>mais feignant luy vouloir dire vn secret,<text:line-break/><text:span text:style-name="pb">[f. 398]</text:span><text:span text:style-name="pb"><text:line-break/></text:span>de consequ(e2)ce, le tire en vne ch(a2)bre à part,<text:line-break/>où vaincue d'vne viue passion, se laisse tom(-)<text:line-break/>ber entre les bras du seigneur Antoine, pro(-)<text:line-break/>nonçant d'vne voix douce, semblables pa(-)<text:line-break/>rolles : Helas ! mon cher seigneur &amp; amy, ne<text:line-break/>cognoissez vous point la vostre desolee Lo(-)<text:line-break/>rette, ayant souffert tant de maux couuerts,<text:line-break/>sous couleur de l'amitié inuiolable qu'elle<text:line-break/>vous a porté ? Le Gentilhomme esbahi de<text:line-break/>tels propos, cogneut incontinent, par la sus(-)<text:line-break/>picion de son visage, n'auoir esté tr(o2)pé. Par(-)<text:line-break/>quoy apres auoir longuement discouru<text:line-break/>leurs fortunes &amp; aduentures passees, la des(-)<text:line-break/><text:soft-page-break/>pouïlla de l'accoustrem(e2)t duquel auoit esté<text:line-break/>longuement tenuë couuerte, l'habillant se(-)<text:line-break/>lon l'estat decent &amp; honneste d'vne femme<text:line-break/>representant la grandeur de sa maison : &amp;<text:line-break/>luy pleut tant ceste gracieuse renc(o2)tre, que<text:line-break/>auant que partir de la chambre y eut vne in(-)<text:line-break/>finité de baisersd(o2)nez du<text:s/>meilleur du cœur,<text:line-break/>pour la confirmation de l'amitié nouuelle(-)<text:line-break/>ment recouuerte. Ainsi apres auoir donné à<text:line-break/>entendre aux autres Gentilshommes la ve(-)<text:line-break/>rité de l'histoire, s'en retournerent à Floren(-)<text:line-break/>te, racontans tout le discours au Duc, qui<text:line-break/>demeura fort est(o2)né du cœur &amp; grande pa(-)<text:line-break/>tience de Lorette. Laquelle bien tost con(-)<text:line-break/>jointe par mariage auec le seigneur Antoi(-)<text:line-break/>ne, les nopces celebrees au cont(e1)tement des<text:line-break/><text:span text:style-name="pb">[f. 399]</text:span><text:span text:style-name="pb"><text:line-break/></text:span>deux amans, qui auoyent passé tant de lon(-)<text:line-break/>gues nuicts en piteux &amp; la m(e2)tables regrets,<text:line-break/>se recompenserent d'vne si fascheuse &amp; lon(-)<text:line-break/>gue attente, multipliant leur mesnage par<text:line-break/>n(o1)bre de beaux enfans, auec entiere &amp; heu(-)<text:line-break/>reuse satisfacti(o1) des deplaisirs soufferts, ius(-)<text:line-break/>ques à ce qu'il pleut au Seigneur les separer<text:line-break/>de ce<text:s/>monde, pour leur donner iouyssance<text:line-break/>de la vie eternelle.</text:p>
      <text:p text:style-name="p">Ceste histoire, mes Dames, donne à co(-)<text:line-break/>gnoistre, combien que l'issue en ait esté ver(-)<text:line-break/>tueuse &amp; loüable : toutesfois il faut dire For(-)<text:line-break/>tune auoir esté plus fauorable à ceste dame,<text:line-break/>que non pas sa propre prudence. Faut d'a(-)<text:line-break/>uantage que cecy serue d'exemple aux plus<text:line-break/>grandes, de ne suyure tels sentiers : esquels,<text:line-break/>d'aut(a2)t que le retour n'est des plus certains,<text:line-break/>on se doit garder d'y entrer : car l'experien(-)<text:line-break/>ce des plaisirs ne vient iamais sans<text:s/>amener<text:line-break/>de l'amertume : &amp; contre vn petit bien que<text:line-break/>lon reçoit, le plus heureux en deuient cent<text:line-break/>fois plus triste.</text:p>
      <text:soft-page-break/>
      <text:h text:style-name="Titre1" text:outline-level="1">Compte LII.</text:h>
      <text:h text:style-name="Titre1" text:outline-level="1"><text:span text:style-name="T1154">L'amour naist volontiers d'vn regard &amp; d'vne</text:span><text:line-break/><text:span text:style-name="T1155">continuelle frequentation : car les yeux de l'a(-)</text:span><text:line-break/><text:span text:style-name="T1156">mant sont les portes par où l'entree</text:span><text:span text:style-name="T1157"><text:s/>est faite</text:span><text:line-break/><text:span text:style-name="pb">[f. 400]</text:span><text:span text:style-name="pb"><text:line-break/></text:span><text:span text:style-name="T1158">aux coups qui blessent le cœur : puis la pri(-)</text:span><text:line-break/><text:span text:style-name="T1159">uaute frequentee engendre des pensees si pro(-)</text:span><text:line-break/><text:span text:style-name="T1160">fondes, troubles &amp; infectes, que peu à peu</text:span><text:line-break/><text:span text:style-name="T1161">croist l'enuie de iouyr du passi(o2)né plaisir, tou(-)</text:span><text:line-break/><text:span text:style-name="T1162">chant si au vif l'interieur des plus grand</text:span><text:span text:style-name="T1163">es.</text:span><text:line-break/><text:span text:style-name="T1164">que s'ils fouruoyent le chemin de vertu, lors</text:span><text:line-break/><text:span text:style-name="T1165">c(o2)me tenans vne vie hors de tout sentiment,</text:span><text:line-break/><text:span text:style-name="T1166">se laissent tomber en tous les vices de la chair</text:span><text:line-break/><text:span text:style-name="T1167">trop volontaire : &amp; au lieu d'estre en repos,</text:span><text:line-break/><text:span text:style-name="T1168">descendent si bas du siege principal de l'hon(-)</text:span><text:line-break/><text:span text:style-name="T1169">neur, que le re</text:span><text:span text:style-name="T1170">tour s'en voit du tout perdu.</text:span><text:line-break/><text:span text:style-name="T1171">D'auantage leur liberté est tant estroitte(-)</text:span><text:line-break/><text:span text:style-name="T1172">ment captiuee, que le forsaire estant en ga(-)</text:span><text:line-break/><text:span text:style-name="T1173">lere n'est point si serf, par ce qu'vne telle</text:span><text:line-break/><text:span text:style-name="T1174">marque enclauee vne fois sur la femme, pour</text:span><text:line-break/><text:span text:style-name="T1175">iamais ne peut estre effacee.</text:span></text:h>
      <text:p text:style-name="P1176"><text:span text:style-name="T1177">D</text:span>V viuant du<text:s/>Roy Henry, regnant en<text:line-break/>Angleterre, comme Prince fort craint<text:line-break/>&amp; reueré, suiuoyent en sa cour vne infinité<text:line-break/>de grands seigneurs de son sang, sans les au(-)<text:line-break/>tres Gentilshommes de sa suitte ordinai(-)<text:line-break/>re : Entre lesquels l'vn de ses plus priuez do(-)<text:line-break/>mestiques auoit vn ieune Page nommé Fio(-)<text:line-break/>rimond, qui pour sa beauté, n(o1) moins gran(-)<text:line-break/>de qu'accompagnee d'vn maintien fort mo(-)<text:line-break/>deste, fut en telle opinion du Roy, qu'apres<text:line-break/>l'auoir demandé à son maistre, l'ordonna<text:line-break/>estre page d'honneur de sa chambre, pour le<text:line-break/><text:span text:style-name="pb">[f.<text:s/></text:span><text:span text:style-name="pb">401]</text:span><text:span text:style-name="pb"><text:line-break/></text:span>seruir en toutes affaires secrettes. Et t(a2)t luy<text:line-break/>fut aggreable son seruice, que c'estoit ce(-)<text:line-break/>luy (mesmes entre les siens) auquel plus<text:line-break/>volontiers commandoit. Ce ie une Milor,<text:line-break/>aagé seulement de treize à quatorze ans, se<text:line-break/>monstroit si bien nay, qu'à danser, iouër à la<text:line-break/>paume, luicter, sauter, &amp; tous autres exerci(-)<text:line-break/><text:soft-page-break/>ces en quoy vouloit s'employer, meritoit<text:line-break/>place, selon l'aage entre les mieux faisans.<text:line-break/>Au reste fort bien receu des Dames de la<text:line-break/>cour : enuers lesquelles maintenoit vne o(-)<text:line-break/>beïssance de si bonne volonté, que veu l'as(-)<text:line-break/>seur(a2)ce &amp; les propos qu'il tenoit, vn chacun<text:line-break/>iugeoit &amp; promettoit beaucoup de sa grand(-)<text:line-break/>deur. En ceste cour faisoit sa demeure ordi(-)<text:line-break/>naire vne ieune dame fort riche, des mieux<text:line-break/>estimee &amp; appar(e2)tee du Royaume, laquelle<text:line-break/>estoit delaissee vefue d'vn grand seigneur,<text:line-break/>sans aucune lignee : &amp; pour le regret de son<text:line-break/>mary, au moyen de l'amour parfaite qu'elle<text:line-break/>luy portoit, auoit arresté en soy-mesme vne<text:line-break/>deliberation tant opiniastre (qu'en ce vou(-)<text:line-break/>lant suiure les anciennes vefues Romaines)<text:line-break/>tenoit tousiours opinion ferme, de ne souf(-)<text:line-break/>frir iamais la subiection du mariage : tou(-)<text:line-break/>tesfois sa delicate ieunesse, foible pour resi(-)<text:line-break/>ster à son vouloir, voyant en ceste cour tant<text:line-break/>de Seigneurs &amp; Gentilsh(o2)mes qui luy pre(-)<text:line-break/>sentoyent le<text:s/>cœur &amp; les bi(e2)s pour la seruir<text:line-break/><text:span text:style-name="pb">[f. 402]</text:span><text:span text:style-name="pb"><text:line-break/></text:span>ne luy donnoit aucun repos : maistant de di(-)<text:line-break/>uerses pensees, que pour fuir l'occasion de<text:line-break/>vne infinité de poursuites, pensant sagem(e1)t<text:line-break/>faire, s'arresta de choisir quelque ieune gen(-)<text:line-break/>tilhomme, pour le dresser<text:s/>&amp; nourrir en tou(-)<text:line-break/>tes choses dignes d'vn h(o1)me qui veut estre<text:line-break/>estimé entre les plus vaillans, combien que<text:line-break/>ce dessein fust bois propre pour brusler vn<text:line-break/>cœur le plus chaste du m(o1)de : toutesfois par<text:line-break/>ceste occupation esperoit adoucir partie de<text:line-break/>sa melancholie. Or apres auoir regardé tou(-)<text:line-break/>tes les contenances des ieunes &amp; des vieux,<text:line-break/>selon son iugem(e1)t ne trouua personne plus<text:line-break/>capable de telle nourriture que le petit Flo(-)<text:line-break/>rimond, qui en beauté &amp; bonne grace (aagé<text:line-break/>seulement de dixhuict ans) sembloit nature<text:line-break/>l'auoir esleu pour chef d'œuure de toute per<text:line-break/>fection. Ayant donc sur luy ietté son sort,<text:line-break/>continuellem(e1)t le regardoit, &amp; passant plus<text:line-break/>outre, souu(e1)t l'interroguoit deuant la trou(-)<text:line-break/>pe des Gentilshommes de plusieurs propos.<text:line-break/>Amour subril, qui endort les sens de ceux<text:line-break/>qui s'y fient, tellement (q2) les plus cler-voy(a1)s<text:line-break/>sont aueugles, toucha si viuem(e1)t le plus pro(-)<text:line-break/>fond du cœur de ceste vefue, qu'en vn inst(a1)t<text:line-break/>commença à couuer vn ieune feu, petit &amp;<text:line-break/>secret par le milieu de ses entrailles, qui par<text:line-break/><text:soft-page-break/>chac(u1) iour, ainsi que croissoit l'aage de Flo(-)<text:line-break/>rimond, de semblable ardeur s'augmentoit<text:line-break/><text:span text:style-name="pb">[f. 403]</text:span><text:span text:style-name="pb"><text:line-break/></text:span>la chaleur de la dame : laquelle oubli(a1)t l'au(-)<text:line-break/>sterité de son vœu (comme pressé d'vn mal<text:line-break/>si nouueau) le trouua vn iour en passant par<text:line-break/>vne gallerie tout resueux, regardant en vne<text:line-break/>fenestre deu(a1)t la compagnie de ses damoi(-)<text:line-break/>selles, ne se peut garder d'vser de tel langa(-)<text:line-break/>ge : Que faites vous icy Florimond ? est-ce la<text:line-break/>contenance d'vn Gentilhomme, de veoir<text:line-break/>passer les dames sans les saluër ? vrayement<text:line-break/>vous estes bien appris : or sus passez deuant,<text:line-break/>&amp; voyons vn petit la grace qu'aurez à nous<text:line-break/>conduire. Le pauure Florimond, tout eston(-)<text:line-break/>né d'estre ainsi repris, s'auance à ce c(o1)man(-)<text:line-break/>dement en la place d'vn Escuyer. Madame<text:line-break/>qui sentoit vn grand plaisir de<text:s/>l'auoir en pri(-)<text:line-break/>uee compagnie (à fin qu'on ne cogneust son<text:line-break/>entreprinse) dit à ses femmes : Laissez moy<text:line-break/>faire, nous rirons tantost de nostre Escuyer.<text:line-break/>Sur ces propos (ayant gaigné sa chambre) le<text:line-break/>petit Florimond, le genoil en terre, voulut<text:line-break/>prendre congé :<text:s/>mais elle qui desiroit sa pre(-)<text:line-break/>sence plus longue, luy dist : Vous demeure(-)<text:line-break/>rez vn peu, nostre maistre, i'ay enuie de<text:line-break/>vous gouuerner. Soudainem(e1)t apres l'auoir<text:line-break/>fait mettre tout au milieu de ses femmes,<text:line-break/>continua ses propos : Or ça, mon mignon,<text:line-break/>depuis<text:s/>quand auez vous veu la dame, de la(-)<text:line-break/>quelle estes seruiteur ? Florim(o1)d oyant par(-)<text:line-break/>ler d'amour, comme chose fort nouuelle, à<text:line-break/><text:span text:style-name="pb">[f. 404]</text:span><text:span text:style-name="pb"><text:line-break/></text:span>quoy iamais n'auoit pensé, demoura tout<text:line-break/>estonné, baissant la veuë, craign(a1)t merueil(-)<text:line-break/>leusement sous telles parolles, que Mada(-)<text:line-break/>me luy voulust brasser des coups de fouët.<text:line-break/>Ses damoiselles, qui fauorablement souste(-)<text:line-break/>noyent sa cause, le prierent doucement fai(-)<text:line-break/>re son deuoir de confesser verité, à fin de sa(-)<text:line-break/>tisfaire à leur maistresse : Ainsi tant le pres(-)<text:line-break/>serent, qu'ayant vn peu reprins ses esprits,<text:line-break/>respond : Ie vous asseure, Madame, ie n'en ay<text:line-break/>point. Comment ? est-il possible qu'vn Gen(-)<text:line-break/>tilhomme si bien nourry que vous, soit<text:line-break/>sans amie ? A tout le moins dites moy qui<text:line-break/>est celle qu'auez enuie de choisir pour gai(-)<text:line-break/>gner sa faueur. Florimond n'ayant oncques<text:line-break/>senty l'ardeur ne les poignants effects du<text:line-break/>petit archer, ne pouuoit auoir meilleure c(o1)(-)<text:line-break/><text:soft-page-break/>tenance, que tourner son bonnet entre les<text:line-break/>mains. Quand Madame le cogneut si hon(-)<text:line-break/>teux, luy replique : Ie croy qu'à<text:s/>la fin perdrez<text:line-break/>toute grace en trop resuant : estes vous tant<text:line-break/>secret, ou bien est-ce de crainte que moy ou<text:line-break/>mes Damoiselles portions enuie à vos a(-)<text:line-break/>mours : ie vous asseure si demeurez en telle<text:line-break/>opinion, vous estes du tout trompé : par(-)<text:line-break/>quoy ne vous tenez<text:s/>en plus longue attente,<text:line-break/>sans n(o1)mer vostre maistresse, pour cognoi(-)<text:line-break/>stre si le choix qu'auez fait est digne d'estre<text:line-break/>estimé &amp; aimé. Sur mon Dieu, ma Dame, ie<text:line-break/><text:span text:style-name="pb">[f. 405]</text:span><text:span text:style-name="pb"><text:line-break/></text:span>n'eus onques maistresse ne dame, &amp; ne pen(-)<text:line-break/>say en ma vie d'en choisir aucune. O pau(-)<text:line-break/>ure Gentilhomme ! continuë la Dame, fail(-)<text:line-break/>ly de cœur &amp; de bonne volonté, vous ne<text:line-break/>guerirez iamais du sot, veu depuis qu'estes<text:line-break/>en ceste cour, auez si mal retenu t(a1)t d'exem(-)<text:line-break/>ples qui sont passez deuant vos yeux par les<text:line-break/>braues tournois, &amp; infinité de grands faicts<text:line-break/>d'armes, courageusement executez en la fa(-)<text:line-break/>ueur des Dames : Pauure homme despour(-)<text:line-break/>ueu, où est vostre esprit endormy ? pensez<text:line-break/>vous sans l'amour, qui rout conduit, tant de<text:line-break/>despences, accompagnees de si hautes en(-)<text:line-break/>treprinses, pouuoir estre accomplies ? Ie<text:line-break/>plaincts fort qu'vn tel courage, tenant tout<text:line-break/>le monde en esperance de quelque chose de<text:line-break/>bien grand, soit en peu de temps esperdue(-)<text:line-break/>ment affoibly. Le pauure Florimond chastié<text:line-break/>de si rigoureux termes, n'eut recours qu'à<text:line-break/>ses larmes : Mais les Damoiselles, descou(-)<text:line-break/>urans leur maistresse rire, de ce qu'ainsi l'a(-)<text:line-break/>uoit estonné, la supplierent pour ce coup<text:line-break/>luy vouloir pardonner, &amp; que s'il auoit eu<text:line-break/>par le passé l'esprit si endormy, de n'auoir<text:line-break/>suiuy le seruice des dames, qu'à l'aduenir se(-)<text:line-break/>roit plus curieux à pourchasser dedans peu<text:line-break/>de temps maistresse digne du nom d'amie.<text:line-break/>Ie m'asseure, dit la Dame, le cognoistre si es(-)<text:line-break/>perdu de son bon sens, qu'impossible luy<text:line-break/><text:span text:style-name="pb">[f. 406]</text:span><text:span text:style-name="pb"><text:line-break/></text:span>se(-)roit de poursuiure chemin tant aisé. Qu'en<text:line-break/>dites vous, beau sire ? il semble qu'ayez l'en(-)<text:line-break/>tendem(e1)t rauy : donnez moy pour le moins<text:line-break/>asseurance des propos que tiennent mes da(-)<text:line-break/>moiselles en vostre faueur. Florimond ayant<text:line-break/>obtenu congé de parler, comme pour es(-)<text:line-break/>chapper, fit response : Ie vous promets ma<text:line-break/><text:soft-page-break/>Dame, d'ainsi<text:s/>le faire. Or doncques mainte(-)<text:line-break/>n(a1)t pouuez partir, à la charge de vous trou(-)<text:line-break/>uer demain à l'heure qu'auez esté rencon(-)<text:line-break/>tré en la gallerie, pour me rendre certaine<text:line-break/>du lieu où voulez vostre affection prendre<text:line-break/>c(o1)mencement, sur peine de receuoir estroi(-)<text:line-break/>cte punition. Ainsi le petit Florimond sor(-)<text:line-break/>ty, ce luy sembloit, d'vn dangereux passage,<text:line-break/>pensoit &amp; resuoit extremement aux pro(-)<text:line-break/>pos fauorables, venans de la part de Mada(-)<text:line-break/>me : toutesfois au moyen de la grandeur de<text:line-break/>sa maison, doutoit bien fort estre tenus à<text:line-break/>son aduantage : mais les prenant au pis, pour<text:line-break/>n'auoir l'experience qu'Amour, sans acce(-)<text:line-break/>ption des personnes, souuent s'attache aux<text:line-break/>plus hauts lieux, fuyoit à son pouuoir la<text:line-break/>Dame, en crainte de retomber entre ses<text:line-break/>mains : de sorte qu'en tous les festins, faicts<text:line-break/>par le Roy, où il estoit contrainct d'estre<text:line-break/>present pour le seruir, s'esloignoit de la veuë<text:line-break/>d'elle &amp; de ses damoiselles, qui l'ayant des(-)<text:line-break/>couuert, vn iour qu'il se cachoit pour la<text:s/><text:line-break/><text:span text:style-name="pb">[f. 407]</text:span><text:span text:style-name="pb"><text:line-break/></text:span>fa(-)ueur de leur maistresse, l'appellerent incon(-)<text:line-break/>tinent, luy remonstrant qu'on l'estimeroit<text:line-break/>mal gracieux, d'ainsi abandonner le seruice<text:line-break/>des damoiselles. Florimond, d'vne honneste<text:line-break/>contenance s'efforça d'excuser sa faute. La<text:line-break/>Dame d'autre costé, presente au disner du<text:line-break/>Roy, trauersant l'œil de part en<text:s/>part de la<text:line-break/>sale, apperceut le debat : parquoy soudain<text:line-break/>le fit appeller, luy disant telles parolles :<text:line-break/>trouuez vous incontinent à l'issue du disner<text:line-break/>dedans la gallerie, par laquelle ie monte en<text:line-break/>ma chambre, pour porter vn message en la<text:line-break/>ville touchant mes affaires, par ce moyen<text:line-break/>vous serez mon grand amy. Le petit Milor,<text:line-break/>oyant propos si doucement proferez (esti(-)<text:line-break/>mant Madame auoir oublié la promesse que<text:line-break/>il auoit faite) n'osa faillir de se trouuer au<text:line-break/>lieu ordonné, pour obeïr à son commande(-)<text:line-break/>ment : où bien tost apres se voulant retirer,<text:line-break/>Madame passe, rencontrant Florimond, au(-)<text:line-break/>quel d'vn visage gracieux commande mar(-)<text:line-break/>cher deuant en sa chambre, où selon sa vo(-)<text:line-break/>lonté se trouuant seule auecques ses damoi(-)<text:line-break/>selles, commence à contrefaire la courrou(-)<text:line-break/>cee, par le<text:s/>discours de tels propos : Où est<text:line-break/>l'execution de la foy que m'auez promise,<text:line-break/>en fuyant ma presence par tant de iours ?<text:line-break/><text:soft-page-break/>quelle vengeance &amp; punition merite l'ou(-)<text:line-break/>bliance d'vn lasche courage, faussant la<text:line-break/><text:span text:style-name="pb">[f. 408]</text:span><text:span text:style-name="pb"><text:line-break/></text:span>pro(-)messe enuers celle qui se pres(e1)te à<text:s/>vos yeux ?<text:line-break/>A ces rig(o1)ureuses paroles, ne pensant souf(-)<text:line-break/>frir moindre rigueur qu'vne mort, tout sou(-)<text:line-break/>dain se met à genoux, requer(a1)t humble par(-)<text:line-break/>don. Madame, regard(a1)t ses femmes, qui ca(-)<text:line-break/>choyent leur visage pour plus couuertem(e1)t<text:line-break/>sousrire,<text:s/>disoit : Ie vous prie que chacune<text:line-break/>particulierement iuge de quel chastiment<text:line-break/>est digne vn menteur, mesmes celuy qui fai(-)<text:line-break/>sant la profession d'vn Gentilhomme, en<text:line-break/>trompant les Dames, fait vn si grand tort à<text:line-break/>sa reputation, que d'vser de m(e1)songes. Tou(-)<text:line-break/>tes ses damoiselles, autant &amp; plus aises que<text:line-break/>la maistresse, d'ainsi voir ce ieune Gentil(-)<text:line-break/>h(o1)me estre manité, faisoyent responce pro(-)<text:line-break/>pre à son intention, disans qu'à la verité il<text:line-break/>auoit grandement forfait enuers elle : mais<text:line-break/>le voyant par continuelles larmes, en crain(-)<text:line-break/>te extreme supplier &amp; demander mercy de<text:line-break/>la faute, qu'il pensoit encores plus lourde<text:line-break/>qu'on ne la faisoit, prioyent toutes affe(-)<text:line-break/>ctueusement la dame de vouloir pour ceste<text:line-break/>fois remettre l'offence : aussi qu'impossible<text:line-break/>luy seroit, veu sa ieunesse, en si peu de t(e1)ps<text:line-break/>pouuoir choisir maistresse selon le merite<text:line-break/>de son cœur. Dauantage, disoyentelles, nous<text:line-break/>le soupçonnons auoir esleu dame en si haut<text:line-break/>degré d'honneur constituee, que pour mou(-)<text:line-break/>rir ne la voudroit n(o1)mer à t(a1)t de tesmoins,<text:line-break/><text:span text:style-name="pb">[f</text:span><text:span text:style-name="pb">. 409]</text:span><text:span text:style-name="pb"><text:line-break/></text:span>craignant, possible, de descouurir chose qui<text:line-break/>pourroit apres causer la totalle perte de son<text:line-break/>bien : mais vous seule pourrez, peut estre,<text:line-break/>sçauoir tout son secret. Madame qui ne de(-)<text:line-break/>mandoit pas mieux qu'vne legere occasion<text:line-break/>de le tirer à part, feignant<text:s/>toutesfois le faire<text:line-break/>par maniere d'aquit, luy dit : Or ça donc, no(-)<text:line-break/>stre maistre, venez, approchez vous de moy.<text:line-break/>Ainsi l'ayant retiré loing de toutes ses fem(-)<text:line-break/>mes à costé d'vn petit lict, le prend humai(-)<text:line-break/>nement par la main, sans estre apperceuë, &amp;<text:line-break/>changeant au mesme instant ceste rigueur<text:line-break/>(par l'inimitié du temps feinte &amp; cachee) en<text:line-break/>vn affectionné &amp; gracieux visage, prononça<text:line-break/>semblables mots : Ie vous prie Florimond,<text:line-break/>ne craignez en rien du monde de me con(-)<text:line-break/>fesser verité, c(o1)me certain de pouuoir esti(-)<text:line-break/><text:soft-page-break/>mer le bien qui vous est preparé soubs ma<text:line-break/>faueur, vous asseurant que les propos tenus<text:line-break/>deuant mes Damoiselles, quelque rigueur<text:line-break/>qu'ayez peu cognoistre en iceux, n'ont esté<text:line-break/>de moy proferez, sinon d'autant que ie de(-)<text:line-break/>sire vostre au(a2)tage aut(a2)t &amp; plus que d'hom(-)<text:line-break/>me viuant : partant ne differez à me dire qui<text:line-break/>est la femme en ce monde, que plus desirez<text:line-break/>aimer &amp; seruir. Le pauure Florimond ayant<text:line-break/>tousiours doute du danger, cause de souuen(-)<text:line-break/>tesfois faire tresbucher ceux, qui en trop<text:line-break/>haut lieu s'auancent,<text:s/>comme celuy auquel<text:line-break/><text:span text:style-name="pb">[f. 410]</text:span><text:span text:style-name="pb"><text:line-break/></text:span>l'aage faisoit croistre le bon sens &amp; iuge(-)<text:line-break/>ment, ne voulut presumer sa personne pou(-)<text:line-break/>uoir penser atteindre au seruice d'vne tant<text:line-break/>honnorable maistresse. Donc à fin d'essayer<text:line-break/>si ces parolles pleines d'amitié procedoyent<text:line-break/>de l'interieur du cœur, pour satisfaire aussi<text:line-break/>à ses continuelles prieres, s'aduisa de nom(-)<text:line-break/>mer à l'aduenture vne ieune Damoiselle,<text:line-break/>aagee de treize à quatorze ans, qu'autrefois<text:line-break/>auoit frequentee seulement pour auoir esté<text:line-break/>nourris ieune ensemble. La dame sagement<text:line-break/>descouurant que c'estoit vne amitié choisie<text:line-break/>à la vollee, luy replique : Mon amy l'enten(-)<text:line-break/>dement vous faut au besoin, car d'auance(-)<text:line-break/>ment, contentement ou plaisir ne pouuez<text:line-break/>auoir d'vne fille tant ieune, quels biens &amp;<text:line-break/>h(o1)neurs pourrez vous acquerir par son sup(-)<text:line-break/>port ? asseurément, vn si ieune suiect n'est pas<text:line-break/>suffisant pour moyenner vostre heur, d'at(-)<text:line-break/>teindre &amp; paruenir iusques au rang des plus<text:line-break/>vaillans : mais au contraire, deuez choisir<text:line-break/>dame plus sage, acc(o1)pagnee de bonnes ver(-)<text:line-break/>tus &amp; suffisante beauté, d'vn noble &amp; plus<text:line-break/>haut lieu que ceste infante : d'auantage qui<text:line-break/>soit riche de grace &amp; iugement, tel que par<text:line-break/>si fauorable occasion, vostre esprit esueillé<text:line-break/>du profond somme de paresse, soustenu par<text:line-break/>sa puissance &amp; grandeur, en l'aymant loyau(-)<text:line-break/>ment, cela vous imprime &amp; face cognoistre<text:line-break/><text:span text:style-name="pb">[f. 411]</text:span><text:span text:style-name="pb"><text:line-break/></text:span>l'excellence d'amour, ensemble le bien qui<text:line-break/>en vient : attouch(a1)t par son secours iusques<text:line-break/>au principal degré d'honneur, qui fait eter(-)<text:line-break/>nellem(e1)t reluire la vertu des hommes. Mais<text:line-break/>il faut qu'en ce nouueau<text:s/>seruice vous soyez<text:line-break/>humble, non variable, secret, &amp; que sur tout<text:line-break/>n'y ait viuante creature sur la terre qui puis(-)<text:line-break/><text:soft-page-break/>se cognoistre la moindre partie du fait de la<text:line-break/>personne aymee, si ne voulez en scandaliz(a1)t<text:line-break/>l'honneur de vostre dame, outre le danger<text:line-break/>où pourriez mettre la vie de tous deux, ac(-)<text:line-break/>querir le n(o1) d'vn lasche &amp; mesch(a1)t. Ie vous<text:line-break/>supplie à ce coup dites moy si auez enuie de<text:line-break/>suiure mon conseil. Le petit Florimond,<text:line-break/>ayant la veuë baissee, &amp; transportee de la<text:line-break/>douceur de ses propos, sentant ie ne sçay<text:line-break/>quoy qui doucem(e1)t, sans se pouuoir deffen(-)<text:line-break/>dre, rauissoit son cœur du lieu propre de sa<text:line-break/>resid(e1)ce, luy respond : Tres vol(o1)tiers, Mada(-)<text:line-break/>me, &amp; de bien bon cœur : mais qui est la da(-)<text:line-break/>me enrichie de tant de dons, qui me voulust<text:line-break/>pour serulteur,<text:s/>estant en toutes les choses<text:line-break/>necessaires pour la iouïssance d'vn tel bien<text:line-break/>si peu fauorisé de fortune ? Comment, repli(-)<text:line-break/>que la dame, n'estes vous pas Gentilh(o1)me,<text:line-break/>ayant la volonté parfaite &amp; loyalle, pour<text:line-break/>accomplir les commandemens d'vne mai(-)<text:line-break/>stresse ? N'auez vous point le cœur capable<text:line-break/>pour mettre vostre ieunesse en au(a1)t, à fin de<text:line-break/><text:span text:style-name="pb">[f. 412]</text:span><text:span text:style-name="pb"><text:line-break/></text:span>chercher l'heur que sans y penser vous peut<text:line-break/>estre preparé ? Madame, ie crains bien fort<text:line-break/>(me pensant auancer) qu'en tel endroict ie<text:line-break/>m'addresse, où cuid(a2)t trouuer quelque gra(-)<text:line-break/>cieux contentement, soudain vn mal plai(-)<text:line-break/>sant refus me soit tant brauem(e2)t presenté,<text:line-break/>que la honte en demeure à iamais sur moy,<text:line-break/>comme à l'exemple de plusieurs lon se doit<text:line-break/>rendre sage. La Dame l'entendant parler,<text:line-break/>auec raison suiuie de b(o2)ne grace, sans auoir<text:line-break/>cognoissance de son affection, ne peut por(-)<text:line-break/>ter dau(a2)tage sa blesseure interieure par trop<text:line-break/>long temps tenuë couuerte : tellem(e2)t qu'ou(-)<text:line-break/>bliant tout le soing qu'on doit auoir de con<text:line-break/>seruer l'honneur, ses biens, &amp; sa grandeur,<text:line-break/>poussee de l'ardeur &amp; vehemence d'amour,<text:line-break/>commence à dire : Mon petit Florimond,<text:line-break/>comme Gentilh(o2)me de foy &amp; d'asseuree fi(-)<text:line-break/>delité, sur le peril de vostre ame me promet(-)<text:line-break/>tez qu'en quelque d(a2)ger ou crainte de mort<text:line-break/>que vous puissiez tomber, ne reuelerez à<text:line-break/>homme viuant le secret de mon cœur, dont<text:line-break/>delibere presentem(e2)t faire ouuerture. Ouy,<text:line-break/>Madame, ie vous iure sur mon Dieu. Puis<text:line-break/>qu'ainsi est, poursuit la Dame, que tant ie<text:line-break/>m'oublie de me fier en homme, la volonté<text:line-break/>duquel m'est incogneuë, si par fortune<text:s/>i'a(-)<text:line-break/><text:soft-page-break/>uois enuie de vous choisir pour seruiteur, à<text:line-break/>fin d'auancer vostre ieunesse en bi(e2)s, estats,<text:line-break/><text:span text:style-name="pb">[f. 413]</text:span><text:span text:style-name="pb"><text:line-break/></text:span>&amp; honneurs, pourrois ie asseurement faire<text:line-break/>ce gain sur vous d'vne ferme &amp; perpetuelle<text:line-break/>obeïssance enuers moy ? Florimond, qui n'a(-)<text:line-break/>uoit iamais senti les ardeurs de l'amour, sen<text:line-break/>tit au mesme instant vne si grande multitu(-)<text:line-break/>de d'estincelles du plus chaut feu, qui volti(-)<text:line-break/>geoyent à l'entour de son cœur, &amp; le tou(-)<text:line-break/>choyent si viuem(e2), qu'à chacun mot de ses<text:line-break/>derniers propos, sembloit estre rauy :<text:s/>de sor(-)<text:line-break/>te qu'il demeura sans resp(o2)dre, sin(o2) l(o2)g t(e2)ps<text:line-break/>apres estre reuenu à luy, se met à genoux<text:line-break/>deu(a2) Madame, en luy disant humblement :<text:line-break/>Ie supplie le Seigneur de me faire ceste gra(-)<text:line-break/>ce qu'vn iour (ma treshonoree Dame) ayez<text:line-break/>parfaite cognoissance de l'affection que i'ay<text:line-break/>de vous obeïr entierement : asseurant vostre<text:line-break/>bonté &amp; douceur, de laquelle auez vse en(-)<text:line-break/>uers ce pauure esclaue, n'auoir autre desir<text:line-break/>pour m'efforcer à c(o2)seruer ma vie, si ce n'est<text:line-break/>pour tout iamais l'employer en vostre per(-)<text:line-break/>petuel &amp; fidelle seruice. Si veritablement<text:line-break/>demeurez constant, sans varier nullem(e2)t de<text:line-break/>vos promesses, pouuez estre certain, dist la<text:line-break/>Dame, qu'auec le temps aurez parfaite co(-)<text:line-break/>gnoissance de combien vous proffitera mon<text:line-break/>amitié : laquelle ne ferez faute<text:s/>tenir tous(-)<text:line-break/>iours couuerte, &amp; sur peine d'offence, qu(a2)<text:line-break/>partirez d'auec moy, ne monstrerez autre<text:line-break/>contenance au visage deuant mes femmes<text:line-break/><text:span text:style-name="pb">[f. 414]</text:span><text:span text:style-name="pb"><text:line-break/></text:span>que celuy d'vn homme fort mal content.<text:line-break/>Donc pour coufirmation du bon vouloir,<text:line-break/>soubs esperance de mieux, voila cinquante<text:line-break/>escus que ie vous d(o2)ne, à tin qu'ayez moyen<text:line-break/>de porter accoustremens propres pour estre<text:line-break/>remarqué entre les plus braues. Ainsi ce pre<text:line-break/>mier commencement d'amitié conclud, fai(-)<text:line-break/>sant semblant d'estre bien courroucee, se<text:line-break/>retire d'aupres de luy, en disant à ses damoi(-)<text:line-break/>selles : pour vn ieune homme i'ay gouuerné<text:line-break/>le plus sot &amp; opiniastre que i'ay gueres co(-)<text:line-break/>gneu : iamais ne m'a esté possible de tirer<text:line-break/>vn mot veritable de son cœur : Allez mal ap(-)<text:line-break/>prins &amp; de mauuaise grace, retirez vous, vne<text:line-break/>autre fois ie sçauray vostre vie. Florimond,<text:line-break/>apres auoir receu cest argent (comme n'a(-)<text:line-break/>yant accoustumé d'auoir grandes finances)<text:line-break/><text:soft-page-break/>se trouua merueilleusement content d'vne<text:line-break/>si fauorable rencontre, tellem(e2)t que l'enuie<text:line-break/>luy creut d'entretenir vne liberalité tant ou(-)<text:line-break/>uerte. Et au plustost fit depescher nouueaux<text:line-break/>habillemens, pour monstrer le deuoir qu'il<text:line-break/>faisoit d'obeïr à sa dame : laquelle passion(-)<text:line-break/>nee de la beauté &amp; addresse du ieune Milor,<text:line-break/>n'estimoit autre contentement, qu'à voir<text:line-break/>sortir le fruict de sa nourriture, qui proffita<text:line-break/>en si peu de temps, qu'entre tous les Gentils<text:line-break/>hommes de la cour ne se trouuoit vn mieux<text:line-break/>accomply ieune homme, qui estant de tous<text:line-break/><text:span text:style-name="pb">[f. 415]</text:span><text:span text:style-name="pb"><text:line-break/></text:span>estime, en croissant l'aage creut aussi &amp; re(-)<text:line-break/>doubla l'enuie à Madame de cognoistre l'ex(-)<text:line-break/>perience de sa force en l'amoureux effect :<text:line-break/>mais doutant, pour estre si fauorablement<text:line-break/>entretenu d'elle de mille faueurs &amp; argent,<text:line-break/>que cela à la fin peut faire bruire par la cour<text:line-break/>vn enuieux soupçon : le trouuant vn iour en<text:line-break/>la gailerie, comme de coustume, deuant ses<text:line-break/>femmes, &amp; sous couleur d'vne feinte enuie<text:line-break/>de sçauoir le nom de sa maistresse, luy tenoit<text:line-break/>tousiours d'vne douce aspreté propos rigou<text:line-break/>reux, pour auoir meilleur moy(e2) de couurir<text:line-break/>le dessein où toutes ses p(e2)sces se dressoyent.<text:line-break/>Ainsi apres s'estre contentee pour vn temps<text:line-break/>de l'œil, &amp; du parler, comme celle qui defi(-)<text:line-break/>roit ioindre son amoureuse &amp; passionnee<text:line-break/>moytié, luy dist : Mon grand amy, ce n'est<text:line-break/>pas tout que d'aymer : mais faut si sagement<text:line-break/>conduire l'amour, que desh(o2)neur (qui tous(-)<text:line-break/>iours espie à descouurir les amans) ne nous<text:line-break/>face tomber en vn sort malheureux. Par(-)<text:line-break/>quoy, pour cuiter le danger, vous changerez<text:line-break/>le continuel seiour de la gallerie au chemin<text:line-break/>d'vn iardin qui respond en la rue, duquel<text:line-break/>vous bailleray la clef, &amp; soubs ceste faueur<text:line-break/>quand me prendra l'enuie de vous commu(-)<text:line-break/>niquer le precieux point de l'amour : ne fau(-)<text:line-break/>drez à venir lors que ie mettray vn cured(e2)t<text:line-break/>en ma bouche : vous d'autre costé me faisant<text:line-break/><text:span text:style-name="pb">[f. 416]</text:span><text:span text:style-name="pb"><text:line-break/></text:span>entendre qu'auez cogneu ce signal ferez<text:line-break/>semblant de frotter vostre œil droict. Et sur<text:line-break/>le soir estant retiree seule en ma chambre<text:line-break/>pourrez seurement entrer au iardin. La con(-)<text:line-break/>clusion prinse, bien tost apres ma dame en(-)<text:line-break/>uieuse de cognoistre l'adresse de son bi(e2) ay(-)<text:line-break/>mé, m(o2)stre le signal promis : auquel comme<text:line-break/><text:soft-page-break/>celuy qui auoit l'œil à c(o2)mandement ne fut<text:line-break/>paresseux d'y toucher incontinent, feignant<text:line-break/>y auoir vne ordure : puis secrettement s'ab(-)<text:line-break/>sente du soupper, attendant l'heure fauora(-)<text:line-break/>ble, laquelle venue, fut vigilant à trouuer<text:line-break/>l'entree du iardin : dedans lequel renc(o2)trant<text:line-break/>ma dame descendue par vne vis desrobee<text:line-break/>qui l'attendoit en bonne deuotion sans con(-)<text:line-break/>sommer le temps en longs propos, l'embras(-)<text:line-break/>sa tant estroictement &amp; d'vn baiser si long,<text:line-break/>que le ieune Cheualier appr(e2)ty du nouueau<text:line-break/>trauail, à la premiere<text:s/>rencontre, veu l'aage,<text:line-break/>se trouua si bien faisant son deuoir, qu'au<text:line-break/>ioindre n'y eut celuy des deux (q3) ne fut rauy<text:line-break/>en son contentement. Ainsi l'ayant senty ca(-)<text:line-break/>pable du passionné seruice continua sem(-)<text:line-break/>blables parolles : Florimond ces iours passez<text:line-break/>la Royne pour vostre heureux commence(-)<text:line-break/>ment m'a promis de vous faire Gentilhom(-)<text:line-break/>me seruant de sa maison, mais d'autant que<text:line-break/>vn tel bien vient par ma poursuite, pour cela<text:line-break/>(comme vn Gentilhomme sage &amp; aduisé)<text:line-break/><text:span text:style-name="pb">[f. 417]</text:span><text:span text:style-name="pb"><text:line-break/></text:span>ne vous monstrez tant soit peu orgueilleux,<text:line-break/>ne de parler ou faire aucun signe par indis(-)<text:line-break/>ereti(o2) duquel on puisse soupçoner la moin(-)<text:line-break/>dre partie du secret plaisir d'entre no' deux,<text:line-break/>si ne voulez perdre l'augmentation de vo(-)<text:line-break/>stre honneur, ensemble l'amitié parfaicte,<text:line-break/>dont auez certaine cognoissance. Ma dame,<text:line-break/>respond Florimond, plustost m'aduienne la<text:line-break/>mort qu'en nulle sorte, ie pense offencer vo(-)<text:line-break/>stre excellence, laquelle toute ma vie ie de(-)<text:line-break/>sire de si bon cœur seruir que par dessus tous<text:line-break/>les heurs qu'on puisse presenter à mes yeux,<text:line-break/>celuy me<text:s/>sera trop plus aggreable quand ie<text:line-break/>sçauray en vous obeyssant faire seruice qui<text:line-break/>vous plaise. Le lendemain le petit Flori(-)<text:line-break/>mond seruant les dames, la Royne (en la<text:line-break/>presence du Roy) luy commanda trencher<text:line-break/>deuant elle, à quoy d'vne gentille grace fist<text:line-break/>tellement<text:s/>son deuoir, que le Roy mesmes<text:line-break/>c(o2)me de coustume le voulut reseruer pour<text:line-break/>luy, commandant estre couché en l'estat de<text:line-break/>ses Gentilshommes seruants, &amp; par ce degré<text:line-break/>attira si doucement les cœurs de tous, que<text:line-break/>eussiez proprement dit que les hommes, les<text:line-break/>dames, fortune &amp; le temps auoyent ensem(-)<text:line-break/>ble faict vn accord de fauoriser entierement<text:line-break/>la grandeur de Florimond : qui fut auancé<text:line-break/><text:soft-page-break/>en si grands biens, qu'ayant atteint l'aage de<text:line-break/>porter les armes auoit acquis sur tous les<text:line-break/><text:span text:style-name="pb">[f. 418]</text:span><text:span text:style-name="pb"><text:line-break/></text:span>Gentilshommes de la cour tant d'auantage<text:line-break/>qu'on ne trouuoit rien bien entrepris pour<text:line-break/>paruenir à sa perfection, si le Milor Flori(-)<text:line-break/>mond n'estoit le principal conducteur de<text:line-break/>l'entreprise. Or Dieu sçait si madame ayant<text:line-break/>fait tant excellente nourriture en faisoit son<text:line-break/>profit : vous asseurant que s'il estoit employé<text:line-break/>aux affaires de consequence durant la guer(-)<text:line-break/>re, en paix auoit beaucoup moindre repos :<text:line-break/>d'autant que si souuent trauailloit à l'execu(-)<text:line-break/>tion du signal amoureux qu'en tel trauail<text:line-break/>ma dame se sentoit fort satisfaicte du prof(-)<text:line-break/>fit qu'auoit rendu son argent employé à la<text:line-break/>nourriture du Gentilhomme, qui pour adou(-)<text:line-break/>cir ses alterees passions la recompensoit d'vn<text:line-break/>plaisir si gracieux, qu'à le receuoir y passa la<text:line-break/>pluspart de maintes secrettes nuicts. Mais<text:line-break/>Amour qui ne laisse gueres ses subiects<text:s/>sans<text:line-break/>leur mesler de laigre auec le doux, sembloit<text:line-break/>quasi fasché d'auoir si long temps amoureu(-)<text:line-break/>sement traicté ces deux passionnez. Fortune<text:line-break/>aussi enuieuse de l'vnion d'vne loyalle &amp;<text:line-break/>parfaicte amitié par vn mortel desastre ap(-)<text:line-break/>presta piteux &amp; soudain changement. Par ce<text:line-break/>que le Roy ayant entreprins la guerre c(o2)tre<text:line-break/>les Escossois, au lieu d'obeïr à l'amour, fallut<text:line-break/>chacun se preparer aux armes. La dame co(-)<text:line-break/>gnoissant sa nourriture sous la conduite de<text:line-break/>son secours couuert, estre en vn merueilleux<text:line-break/><text:span text:style-name="pb">[f. 419]</text:span><text:span text:style-name="pb"><text:line-break/></text:span>credit enuers le Prince, comme certaine en<text:line-break/>son esprit (estant paruenu au degré qu'elle<text:line-break/>esperoit le mettre) de l'espouser &amp; faire ap(-)<text:line-break/>pertement possesseur &amp; maistre du bien que<text:line-break/>de long temps iouyssoit en secret, employa<text:line-break/>tout son pouuoir pour luy faire donner<text:s/>la<text:line-break/>principale charge de l'armee. Et sceut si sa(-)<text:line-break/>gement c(o2)duire &amp; mettre en effect ses me(-)<text:line-break/>nees, auec l'opini(o2) b(o2)ne qu'il auoit gaignee<text:line-break/>enuers le Roy &amp; la Royne qu'on le c(o2)stitua<text:line-break/>colonnel de l'infanterie. Au partir du congé<text:line-break/>gracieux fut donné le triste à Dieu : car la da(-)<text:line-break/>me ayant receu le dernier plaisir de celuy<text:line-break/>qu'elle estimoit viure en son ame, le lende(-)<text:line-break/>main apres l'auoir veu particulierem(e2)t pr(e2)(-)<text:line-break/>dre congé de toutes les dames, se retira seule<text:line-break/>en sa chambre mettant deuant ses yeux vne<text:line-break/><text:soft-page-break/>infinité de discours fascheux pour les hazars<text:line-break/>de la guerre qui par chacun iour croissoyent<text:line-break/>tellem(e2)t en son cœur, que mille &amp; mille fois<text:line-break/>la nuict se repeutoit d'auoir esté l'occasion<text:line-break/>d'vn tel departement, regrettant à chacune<text:line-break/>heure sa presence : dauantage tous les plaisirs<text:line-break/>ordinaires en la cour, luy sembloyent entie(-)<text:line-break/>rement contraires à tout son contentement,<text:line-break/>sans vouloir prendre autre consolation qu'à<text:line-break/>penser au retour de son Florimond. Mainte(-)<text:line-break/>nant la nuict en songeant, le pensoit voir<text:line-break/>combattre ayant tué son ennemy, &amp; comme<text:line-break/><text:span text:style-name="pb">[f. 420]</text:span><text:span text:style-name="pb"><text:line-break/></text:span>victorieux retourner au camp. Vne autre(-)<text:line-break/>fois le figuroit auoir esté ietté par terre à la<text:line-break/>rencontre, duquel choc aussi soudain pour<text:line-break/>crainte de pis s'esueilloit en sursaut, &amp; d'vn<text:line-break/>si haut cry que souuent ses damoiselles dou(-)<text:line-break/>tans leur maistresse griefuement malade,<text:line-break/>accouroyent au secours. Tant continua ceste<text:line-break/>triste &amp; desolee façon de viure, que la cou(-)<text:line-break/>leur vifue par nature, qui l'enrichissoit d'ex(-)<text:line-break/>cell(e2)te beauté, ch(a2)gea en vne couleur pasle,<text:line-break/>&amp; si<text:s/>piteusement deffaicte, qu'à chacun de la<text:line-break/>cour sembloit la maladie fort estrange. Car<text:line-break/>pour remede qu'elle s'efforça de faire à fin<text:line-break/>d'appaiser l'accuité de son mal, le petit ar(-)<text:line-break/>cher si vifuement auoit atteint &amp; empoi(-)<text:line-break/>sonné le siege principal de la raison, qu'im(-)<text:line-break/>possible luy estoit de changer sa tristesse, par<text:line-break/>laquelle monstroit, en presence de la Roy(-)<text:line-break/>ne &amp; des dames, sa contenance estre souuent<text:line-break/>esgaree, auec telles &amp; si frequentes deffail(-)<text:line-break/>lances de cœur, qu'à ceste occasion fut con(-)<text:line-break/>traincte de demeurer au lict, pour plus à son<text:line-break/>ayse plaindre la douleur que l'inconstante<text:line-break/>&amp; traistresse fortune luy auoit long temps<text:line-break/>a machiné. Mesmes estant au fort de ses pas(-)<text:line-break/>si(o2)s, le Roy qui auoit eu nouuelles d'vne le(-)<text:line-break/>gere deffaicte d'Escoslois, ou de malheur à la<text:line-break/>premiere furie le pauure Florimond auoit<text:line-break/>esté tué, l'estim(a2)t pouuoir prendre plaisir au<text:line-break/><text:span text:style-name="pb">[f. 421]</text:span><text:span text:style-name="pb"><text:line-break/></text:span>discours d'vn tel combat, sans auoir descou(-)<text:line-break/>uert en sorte du monde les poignants effects<text:line-break/>de l'extreme amour du Gentilhomme, luy<text:line-break/>enuoya faire le c(o2)pte par vn sien Escuyer :<text:line-break/>qui discourant de la victoire le nombre des<text:line-break/>prins &amp; des blessez, puis mettant le ieune<text:line-break/>Milord Florimond au nombre des morts, en<text:line-break/><text:soft-page-break/>vn instant la pauure &amp; languissante dame,<text:line-break/>sans attendre passer plus outre son triste par(-)<text:line-break/>ler, luy dict : Monsieur retirez vous : car ie<text:line-break/>n'en puis plus. Le pauure Gentilhomme tout<text:line-break/>estonné d'vne si soudaine foiblesse, se retire<text:line-break/>au grand pas vers le Roy, qu'il aduertist de<text:line-break/>ceste vehemente surprinse de cœur. Mais in(-)<text:line-break/>continent comme outree de douleur ioi(-)<text:line-break/>gnant les mains au ciel, commence à dire, O<text:line-break/>forte tribulation : O malheur, estrangement<text:line-break/>mortel : despiteuse &amp; variable fortune, tant<text:line-break/>tu m'es defauorable, failloit il que ie fusse si<text:line-break/>sotte d'auoir faict vn acte, pour en receuoir<text:line-break/>perte en douleur si extreme &amp; hors de tout<text:line-break/>espoir ? O malheureuse que ie suis, d'auoir<text:line-break/>employé le meilleur de mes ans en erreur<text:line-break/>tant folle, sans la ferme resistance dont ie<text:line-break/>deuois conseruer la grandeur du lieu que ie<text:line-break/>tiens. Certes à bon droict ie souffre la puni(-)<text:line-break/>tion qui<text:s/>m'appartient, confessant l'auoir<text:line-break/>meritee cent fois pire, ayant follement plus<text:line-break/>aymé mon plaisir que l'honneur immortel<text:line-break/><text:span text:style-name="pb">[f. 422]</text:span><text:span text:style-name="pb"><text:line-break/></text:span>&amp; la crainte de mon Dieu. En faisant tant de<text:line-break/>pitoyables exclamati(o2)s, accompagnees d'v(-)<text:line-break/>ne infinité de regrets s'oublia tellement que<text:line-break/>sa nature delicate ne pouu(a2)t porter vn si dur<text:line-break/>effort par la violence de la douleur extreme<text:line-break/>se rompit vne veine, qui luy causa si grand<text:line-break/>perte de sang qu'auant que le Roy &amp; la Roy(-)<text:line-break/>ne, qui la venoyent visiter auec leurs mede(-)<text:line-break/>cins, fussent arriuez, &amp; ainsi qu'ils entroyent<text:line-break/>en la chambre, la pauure ame abandonnee<text:line-break/>des forces naturelles du corps &amp; pressee du<text:line-break/>dernier mal fut contraincte d'abandonner<text:line-break/>son siege pour s'enuoler au ciel.</text:p>
      <text:p text:style-name="p"><text:span text:style-name="T1178">Mes dames</text:span><text:s/>faictes moy tant de fa(-)<text:line-break/>ueur en lisant ceste histoire de bien iuger en<text:line-break/>vos sages disputes la nourriture qu'à fait ce(-)<text:line-break/>ste dame en faisant croistre par le menu vne<text:line-break/>tache si orde à son honneur, qui s'est engen(-)<text:line-break/>dree d'vne petite estincelle nourrie par sa<text:line-break/>vie esgaree entre les voluptez, De sorte que<text:line-break/>pour<text:s/>esteindre vn feu poussé d'ardeur si vio(-)<text:line-break/>lente n'y a eau plus propre qu'en la bonté de<text:line-break/>Dieu mettant raison deuant les yeux : laquel(-)<text:line-break/>le emprainte vne fois au siege de l'ame ar(-)<text:line-break/>mera les sages de pensees vertueuses : qui fe(-)<text:line-break/>ront ruminer &amp; penser le<text:s/>dommage qu'on<text:line-break/>peut faire à sa reputation de se laisser vain(-)<text:line-break/><text:soft-page-break/>cre par vne sotte passion, chancellant en vn<text:line-break/>chemin espineux &amp; puant, pour delaisser la<text:line-break/><text:span text:style-name="pb">[f. 423]</text:span><text:span text:style-name="pb"><text:line-break/></text:span>sente belle, &amp; remplie d'vne infinité de ver(-)<text:line-break/>tus odoriferantes. Puis l'excellente garde de<text:line-break/>viduité, si on ne se peut contenir, fera prefe(-)<text:line-break/>rer le lien du mariage, permis sans offense, à<text:line-break/>l'amour lascif &amp; defendu. Asseurement tel(-)<text:line-break/>les pensees bonnes en engendrent tant d'au(-)<text:line-break/>tres, qui tel ement confirmeront le desir que<text:line-break/>bonne volonté de bien faire, &amp; fuyr l'amour<text:line-break/>impudic demeurera à iamais au plus pro(-)<text:line-break/>fond de l'interieur du cœur.</text:p>
      <text:h text:style-name="Titre1" text:outline-level="1">Compte LIII.</text:h>
      <text:h text:style-name="Titre1" text:outline-level="1"><text:span text:style-name="T1179">Tout ainsi qu'vn Gentilhomme faisant profession</text:span><text:line-break/><text:span text:style-name="T1180">des armes, si vne fois, en affaire de consequence,</text:span><text:line-break/><text:span text:style-name="T1181">ou moindre, donne à cognoistre à l'effet vn pe(-)</text:span><text:line-break/><text:span text:style-name="T1182">ti</text:span><text:span text:style-name="T1183">t poinct de coüardise, ou face acte duquel il</text:span><text:line-break/><text:span text:style-name="T1184">soit en reproche entre les plus vaillants, ne peut</text:span><text:line-break/><text:span text:style-name="T1185">facilement retourner au premier degré de son</text:span><text:line-break/><text:span text:style-name="T1186">h(o2)neur, que tousiours ne demeure quelque mar(-)</text:span><text:line-break/><text:span text:style-name="T1187">que en sareputation. Au semblable, si les da(-)</text:span><text:line-break/><text:span text:style-name="T1188">mes roides pour</text:span><text:span text:style-name="T1189"><text:s/>vn temps en la conseruation de</text:span><text:line-break/><text:span text:style-name="T1190">leur honneur tant s'oublient, que de permettre</text:span><text:line-break/><text:span text:style-name="T1191">par vne sotte &amp; amoureuse passion vn bien</text:span><text:line-break/><text:span text:style-name="T1192">peu entreprendre sur la partie tant rec(o2)man(-)</text:span><text:line-break/><text:span text:style-name="T1193">dee, asseurément ceste plante croist d'vne telle</text:span><text:line-break/><text:span text:style-name="T1194">profondité, qu'à la fin offusque l'e</text:span><text:span text:style-name="T1195">xcellence de</text:span><text:line-break/><text:span text:style-name="T1196">leur vertu, sans iamais pouuoir retourner en</text:span><text:line-break/><text:span text:style-name="T1197">son entier &amp; premier estat.</text:span></text:h>
      <text:p text:style-name="p"><text:span text:style-name="pb">[f. 424]</text:span></text:p>
      <text:p text:style-name="P1198"><text:span text:style-name="T1199">I</text:span>'Ay sceu pour certain depuis peu de iours,<text:line-break/>qu'vn Gentilhomme ayant charge d'im(-)<text:line-break/>portance, &amp; employé aux affaires de la guer(-)<text:line-break/>re, comme l'vn des adroits &amp; hardis Capi(-)<text:line-break/>taines qui fust en France, pendant le temps<text:line-break/>que les armes auoyent repos, attendant<text:line-break/>meilleure occasion d'estre employé, pour<text:line-break/>desrober tous les plaisirs dont il se pourroit<text:line-break/>aduiser, sejournoit en vne des plus grandes<text:line-break/>villes de ce Royaume, où esperant recouurer<text:line-break/><text:soft-page-break/>les arrerages de l'amour, qu'vne longueur<text:line-break/>de guerre luy auoit tenue en Espaigne, soubs<text:line-break/>son authorité trouuoit moyen d'estre appel(-)<text:line-break/>lé souuent aux festins, où toutes les plus bra(-)<text:line-break/>ues damoiselles s'assembloyent pour faire<text:line-break/>paroir leurs differentes beautez, estant si fa(-)<text:line-break/>uorablement receu pour sa vertu &amp; facilité<text:line-break/>de bien dire, que toutes personnes de iuge(-)<text:line-break/>ment l'auoyent en singuliere opinion, spe(-)<text:line-break/>cialement les dames, entre lesquelles com(-)<text:line-break/>me enuieux d'auoir iouyssance de l'excell(e2)(-)<text:line-break/>ce d'vne, selon son gré choisie long temps<text:line-break/>auoit pour maistresse, s'efforça de faire tout<text:line-break/>le deuoir qu'vn seruiteur peut faire, à fin de<text:line-break/>entrer en grace, &amp; amortir la vieille ardeur<text:line-break/>de son feu. Ainsi voulant reprendre les pre(-)<text:line-break/>miers traits de sa poursuyte vn iour masqué<text:line-break/>en compagnie priuee mena dancer ceste da(-)<text:line-break/>me, en quoy ayant fait fort bien son deuoir,<text:line-break/><text:span text:style-name="pb">[f. 425]</text:span><text:span text:style-name="pb"><text:line-break/></text:span>comme celuy qui sentoit l'amour le pousser<text:line-break/>de bien pres s'efforça secrettement à luy des(-)<text:line-break/>couurir l'interieur de son cœur, selon les<text:line-break/>propos accoustumez en telle passion, que<text:line-break/>souuent il auoit practiquez : Mais elle qui ne<text:line-break/>luy deuoit rien en response, arresta soudain<text:line-break/>son harangue par vne asseurance de ne vou(-)<text:line-break/>loir rien aymer, ou estimer que son mary,<text:line-break/>affermant estre son seul but, sans<text:s/>auoir ia(-)<text:line-break/>mais enuie de luy faire autre promesse. Tou(-)<text:line-break/>tefois le Gentilhomme pour ceste response<text:line-break/>ne laissa de poursuyure viuement la iouys(-)<text:line-break/>sance qui contraint souu(e2)t souspirer vn cœur<text:line-break/>passionné, mais pour toute resolution ne<text:line-break/>trouua autre affection en elle qu'vne ferme(-)<text:line-break/>té de ne changer vn mary certain pour l'in(-)<text:line-break/>certitude de l'amy : ce qu'il ne creut facile(-)<text:line-break/>ment, veu l'imbecillité de celuy qu'elle se<text:line-break/>vantoit tant aymer, qui la permettoit conti(-)<text:line-break/>nuellement frequenter toutes compagnies :<text:line-break/>plus les brauetez &amp; pompes dont souuent<text:line-break/>s'accoustroit, auec la suitte des contenances<text:line-break/>propres pour faire cognoistre telles mignar(-)<text:line-break/>dises amoureuses n'estre entretenues que<text:line-break/>pour le contentement d'vn seruiteur secret,<text:line-break/>&amp; non d'vn mal aduisé mary, voyant aussi<text:line-break/>trouble que le sien. En ceste opinion, flatté<text:line-break/>d'vne vaine esperance, delibera de dissimuler<text:line-break/>son entreprinse, s'enquerant curieusement<text:line-break/><text:span text:style-name="pb">[f. 426]</text:span><text:span text:style-name="pb"><text:line-break/></text:span><text:soft-page-break/>du fait de la dame, qu'à la fin la descouurit<text:line-break/>auoir assis son cœur en autre endroit. Le gen(-)<text:line-break/>tilhomme sentant<text:s/>sa personne autant meri(-)<text:line-break/>ter en l'amour qu'homme qui se peust pre(-)<text:line-break/>senter, trouua moyen d'auoir logis tout au<text:line-break/>plus pres de sa maison, mais pour toute re(-)<text:line-break/>compense, ne pouuant receuoir plus grand<text:line-break/>plaisir qu'vne rigueur de visage, accompa(-)<text:line-break/>gné d'vn mal plaisant refus, s'aduisa de peu à<text:line-break/>peu prendre accointance à sa chambrière,<text:line-break/>qu'il sceut si bien gaigner de presens &amp; dou(-)<text:line-break/>ces parolles, qu'au(a2)t que de paruenir au prin(-)<text:line-break/>cipal de son vouloir, iouyt tant amoureuse(-)<text:line-break/>ment du corps de la seruante, que tous les se(-)<text:line-break/>crets de sa maistresse luy furent entierement<text:line-break/>descouuerts, mesmement qu'vn ieune gen(-)<text:line-break/>tilhomme de la ville auoit acquis telle puis(-)<text:line-break/>sance enuers elle, que le dessein où toutes ses<text:line-break/>pensees se dressoyent estoit de l'auoir souu(e2)t<text:line-break/>en sa<text:s/>maison, pour chercher le secours de<text:line-break/>leurs alterees passions : d'auantage iouyssoit<text:line-break/>à la desrobee du precieux poinct de l'amour<text:line-break/>dont luy mesme faisoit la poursuitte. Tou(-)<text:line-break/>tefois à l'execution du desiré plaisir y auoit<text:line-break/>tousiours empeschement d'vne sienne<text:s/>belle<text:line-break/>mere fascheuse, qui la contreroolloit de tant<text:line-break/>pres, qu'en l'absence du mary estoit, sans<text:line-break/>comparaison, plus subiecte : iusques à n'oser<text:line-break/>sortir de la maison sans l'accompagner à<text:line-break/><text:span text:style-name="pb">[f. 427]</text:span><text:span text:style-name="pb"><text:line-break/></text:span>chacun pas, pour ce que ceste vieille gron(-)<text:line-break/>deuse entroit en deffiance du mignon, ayant<text:line-break/>fait plusieurs fois plainte au mary de la li(-)<text:line-break/>berté excessiue qu'il donnoit à sa femme :<text:line-break/>mais, disoit la chambriere, monsieur est si<text:line-break/>sot, &amp; madame si fine, qu'elle luy fait trouuer<text:line-break/>tout bon. Ainsi sçachant tous les particuliers<text:line-break/>secrets de ma maistresse, comme sa plus pri(-)<text:line-break/>uee messagere, ie ne voy qu'vn moyen de<text:line-break/>pouuoir ioindre la douceur du plaisir pre(-)<text:line-break/>tendu : c'est que monsieur estant allé ce iour(-)<text:line-break/>d'huy aux ch(a2)ps, ma dame m'a enuoyee d(o2)(-)<text:line-break/>ner assignation à son bien<text:s/>aymé sur la nuict,<text:line-break/>heure accoustumee entre eux : mais il faut<text:line-break/>sur tout retenir, qu'au bout de la gallerie qui<text:line-break/>a son regard sur le iardin on a fait bastir vne<text:line-break/>petite vis desrobee qui monte au cabinet<text:line-break/>de monsieur, auquel ma dame a fait dres(-)<text:line-break/>ser vn lict de camp pour se coucher en l'ab(-)<text:line-break/>sence de son mary, qui luy laisse la clef de<text:line-break/><text:soft-page-break/>tout : Or la vieille soupçonneuse couchee en<text:line-break/>la chambre d'aupres, pensant tenir madame<text:line-break/>en estroite subiection, est bien trompee, car<text:line-break/>par ceste vis secrette monte à l'heure di(-)<text:line-break/>te le fauorit, conduit soubz ma faueur, &amp;<text:line-break/>comme ie suis asseuree, ne faudra de compa(-)<text:line-break/>roir vne heure apres minuict, regardez si<text:line-break/>voulez occuper l'heureuse place, en deuan(-)<text:line-break/>çant ses pas, &amp; ie vous promets que n'aurez<text:line-break/><text:span text:style-name="pb">[f. 428]</text:span><text:span text:style-name="pb"><text:line-break/></text:span>faute d'vn fort bon guyde,<text:s/>comme bien cer(-)<text:line-break/>taine qu'ayant madame essayé le deuoir du(-)<text:line-break/>quel pouuez contenter vne amie, n'aura re(-)<text:line-break/>gret d'auoir esté au change, autrement ie ne<text:line-break/>voy remede en vostre affaire pour l'extreme<text:line-break/>amour du personnage qu'auez ent(e2)du : mais<text:line-break/>ie vous supplie sur tout, ayez memoire d'ap(-)<text:line-break/>porter des escarpins feutrez par dessoubz,<text:line-break/>pource que les degrez estans de bois, se faut<text:line-break/>songneusement garder de faire grand bruit,<text:line-break/>en crainte que ceste vigilante decrepitee ne<text:line-break/>descouure nostre entreprise. Le gentilhom(-)<text:line-break/>me oy(a2)t ce discours, retint beaucoup mieux<text:line-break/>l'instructi(o2) de la chambriere, que d'vn Cor(-)<text:line-break/>delier preschant en chaire. Apres donc auoir<text:line-break/>prins vn gracieux congé, auec promesse de<text:line-break/>ne faillir à l'heure, s'en alla soudain prepa(-)<text:line-break/>rer tout le plus necessaire : puis se presente à<text:line-break/>l'huis du iardin sur les onze heures de nuict,<text:line-break/>où ne sejourna gueres, attendant que l'affe(-)<text:line-break/>tee chambriere ouurant la porte ne luy dist :<text:line-break/>M(o2)sieur, si ie ne pensois faire tort à ma mai(-)<text:line-break/>stresse, ie prendrois de bonne heure ma<text:s/>part<text:line-break/>du plaisir, mais pensant en mon esprit, qu'en(-)<text:line-break/>cor seriez vo(us) le plus interessé, il vaut mieux<text:line-break/>remettre à quand vous aurez moindre be(-)<text:line-break/>songne à faire. Allons donc, &amp; chaussez vos<text:line-break/>escarpins de feutre. Le gentilhomme fort<text:line-break/>gay, conduit de ceste grace en la chambre,<text:line-break/><text:span text:style-name="pb">[f. 429]</text:span><text:span text:style-name="pb"><text:line-break/></text:span>ne fut paresseux de se despouiller iusques à<text:line-break/>la chemise, pour ioindre au plustost les co(-)<text:line-break/>stes de la dame : laquelle pensant receuoir<text:line-break/>l'accoustumee courtoisie de son amy, sans<text:line-break/>faire resistance aux mignardes atteintes lais(-)<text:line-break/>se prendre au Gentilhomme la vengeance<text:line-break/>amoureuse du rigoureux refus par vne dou(-)<text:line-break/>ce execution, soubz le nom emprunté d'vn<text:line-break/>autre, contraire à son affection. Or au fort<text:line-break/>des approches rauie à cueillir le fruict pro(-)<text:line-break/><text:soft-page-break/>uenant d'vne infinité de caresses, ne se<text:s/>fascha<text:line-break/>beaucoup du trauailleur : qui voyant l'heure<text:line-break/>proche d'abandonner son plaisir, luy de(-)<text:line-break/>manda si le deuoir auquel il s'estoit mis me(-)<text:line-break/>ritoit bien contentement. La dame encores<text:line-break/>en opinion que ce fust son priué seruiteur,<text:line-break/>respond : non seulement estre satisfaite, mais<text:line-break/>estonnee de la grandeur de son amour. Le<text:line-break/>Gentilhomme soubzriant, continua telles<text:line-break/>parolles : Madame, vserez vous cy apres de<text:line-break/>rigueur enuers celuy duquel la longue per(-)<text:line-break/>seuerance, &amp; le bon seruice vous doit ren(-)<text:line-break/>dre certaine de l'amitié parfaite. Elle qui le<text:line-break/>cogneut au parler, tressaillant de courroux<text:line-break/>&amp; despit, commence à dire : Ha monsieur, ie<text:line-break/>ne sçay si ie doy louër vostre finesse, ou con(-)<text:line-break/>damner mes œuures : car le grand dueil où<text:line-break/>maintenant mon ame est plongee, offusque<text:line-break/>tellement<text:s/>les yeux de la raison que ie ne sens<text:line-break/><text:span text:style-name="pb">[f. 430]</text:span><text:span text:style-name="pb"><text:line-break/></text:span>qu'vn mal insupportable, ay(a2)t esté trompee<text:line-break/>si malheureusement de vous : ainsi plaignant<text:line-break/>sa fortune, desesperee d'auoir esté surprinse<text:line-break/>du personnage que point n'aymoit, comme<text:line-break/>asseuree d'en receuoir perpetuel<text:s/>scandale : se<text:line-break/>voulutietter en la place : mais le Gentil-h(o2)(-)<text:line-break/>me luy saisit les bras de si pres, l'asseurant<text:line-break/>par douces parolles de garder son honneur,<text:line-break/>&amp; adioustant à ses promesses vne infinité de<text:line-break/>tant estroits baisers, qu'à la fin, voyant le re(-)<text:line-break/>mede perdu, demeura du tout vaincue : par(-)<text:line-break/>quoy veu la longue poursuite &amp; l'execution<text:line-break/>de l'effect auquel il s'estoit employé, iura<text:line-break/>sur l'heure de l'auoir à iamais pour aggrea(-)<text:line-break/>ble, en delaissant toute amitié contraire, n(o2)<text:line-break/>sans vn merueilleux regret, toutesfois à tel<text:line-break/>malheur inopiné ne peut trouuer autre sa(-)<text:line-break/>tisfaction, qu'à le supplier à iointes mains<text:line-break/>suyuant ses propos : Monsieur, ie vous sup(-)<text:line-break/>plie d'autant qu'auez enuie d'aimer mon<text:line-break/>honneur, fuïr sur tout les assemblees aus(-)<text:line-break/>que les i'ay accoustumé de frequenter, sinon<text:line-break/>masqué, pour crainte qu'en vous voyant la<text:line-break/>memoire du trouble aduenu, &amp; la puissance<text:line-break/>dont mainten(a2)t pouuez vser enuers moy ne<text:line-break/>me face rougir, ou perdre toute grace, par<text:line-break/>vne honte trop soudaine. Apres plusieurs<text:line-break/>discours, rec(o2)mencerent la confirmation de<text:line-break/>leur alliance nouuelle, &amp; puis prenant hon<text:line-break/><text:span text:style-name="pb">[f. 431]</text:span><text:span text:style-name="pb"><text:line-break/></text:span><text:soft-page-break/>nestement congé, se retira content d'vne si<text:line-break/>heureuse rencontre. La ch(a2)briere qui auoit<text:line-break/>fait tout le desordre, fut rudement tancee de<text:line-break/>sa maistresse : mais comme femme subtile &amp;<text:line-break/>subeline, sceut si proprement farder ses pa(-)<text:line-break/>rolles d'excuses propres à couurir son for(-)<text:line-break/>fait, en proposant la grandeur &amp; loyalle ami(-)<text:line-break/>tié du Gentil-homme, à la foiblesse &amp; simpli<text:line-break/>cité du premier, que la dame ne peut autre<text:line-break/>chose faire, sinon de l'enuoyer à la porte du<text:line-break/>iardin refuser l'entree au premier seruiteur,<text:line-break/>luy faisant croire le mary estre retourné c(o2)(-)<text:line-break/>tre sa coustume sur les dix heures du soir.<text:line-break/>Ainsi poursuiuie de deux, fut le dernier trop<text:line-break/>mieux receu, cherchant occasion d'exclurre<text:line-break/>l'autre par vn visage, qui monstroit assez ou(-)<text:line-break/>uertement le plaisir d'vn eschange, fondant<text:line-break/>toutesfois, la continuation du refus defauo(-)<text:line-break/>rable, sur la crainte de la mort, &amp; du deuoir<text:line-break/>de sa conscience, ayant repentance d'auoir si<text:line-break/>longuement vescu sous l'obeïssance d'A(-)<text:line-break/>mour, &amp; par ses petites couuertures hypo(-)<text:line-break/>crites, s'arresta au Gentil-homme, l'amitié<text:line-break/>duquel (apres la iouïssance) deuint aussi<text:line-break/>froide que chaude auoit esté la poursuitte.</text:p>
      <text:p text:style-name="p"><text:span text:style-name="T1200">Il</text:span><text:s/>me semble, mes Dames, les finesses<text:line-break/>du Gentil homme, meriter bien d'estre mi(-)<text:line-break/>ses en aussi haut degré de loüange que la<text:line-break/>sotte hypocrisie de ceste pauure dame, qui<text:line-break/><text:span text:style-name="pb">[f. 432]</text:span><text:span text:style-name="pb"><text:line-break/></text:span>pres auoir si l(o2)guement contrefaict la fem(-)me de bien en la presence des hommes, vou(-)<text:line-break/>ant persuader n'auoir rien plus en recom(-)<text:line-break/>mandation que l'honneur, qui rend la fem(-)<text:line-break/>me immortelle, par l'entree &amp; suitte de son amour, a fait cognoistre qu'vn fol desir en(-)<text:line-break/>aciné vne fois en vn cœur trop charnel, fait<text:line-break/>perdre toute esperance de bonne fin.</text:p>
      <text:soft-page-break/>
      <text:h text:style-name="Titre1" text:outline-level="1">Compte LIIII.</text:h>
      <text:h text:style-name="Titre1" text:outline-level="1"><text:span text:style-name="T1201">Ie ne puis trop m'estonner de l'estra</text:span><text:span text:style-name="T1202">nge</text:span><text:line-break/><text:span text:style-name="T1203">&amp; merueilleuse hypocrisie d'aucunes fem(-)</text:span><text:line-break/><text:span text:style-name="T1204">mes, qui voulans garder l'estat de viduité,</text:span><text:line-break/><text:span text:style-name="T1205">simulent se donner telle contrainte &amp;</text:span><text:span text:style-name="T1206"><text:s/>si ri(-)</text:span><text:line-break/><text:span text:style-name="T1207">goureuse austerité, par l'exterieur, qu'en ce(-)</text:span><text:line-break/><text:span text:style-name="T1208">la s'efforcent de vouloir faire croire n'oser</text:span><text:line-break/><text:span text:style-name="T1209">regarder vn homme en face, pour crainte</text:span><text:line-break/><text:span text:style-name="T1210">d'offencer la bonne opinion qu'on doit auoir</text:span><text:line-break/><text:span text:style-name="T1211">de leur reputation, &amp; soubs ceste feinte cou(-)</text:span><text:line-break/><text:span text:style-name="T1212">uerture nourrissen</text:span><text:span text:style-name="T1213">t souuent vn corps, qui est</text:span><text:line-break/><text:span text:style-name="T1214">tant estroittement poingt de l'ardeur d'vne</text:span><text:line-break/><text:span text:style-name="T1215">concupiscence, qu'à La fin leur vie menteuse</text:span><text:line-break/><text:span text:style-name="T1216">fait cognoistre qu'au lieu de penser fuir vn</text:span><text:line-break/><text:span text:style-name="T1217">petit mal, tombent en vn beaucoup plus</text:span><text:line-break/><text:span text:style-name="T1218">grand : faisant l'issue cent fois pire que ce</text:span><text:line-break/><text:span text:style-name="T1219">qu'ils on</text:span><text:span text:style-name="T1220">t cuidé euiter : mais la seule faute</text:span><text:line-break/><text:span text:style-name="T1221">prouient que telles entreprises sont</text:span><text:line-break/><text:span text:style-name="pb">[f. 433]</text:span><text:span text:style-name="pb"><text:line-break/></text:span><text:span text:style-name="T1222">gou(-)uernees par leur sotte prudence, sans la</text:span><text:line-break/><text:span text:style-name="T1223">principale conduite de celuy qui tout con(-)</text:span><text:line-break/><text:span text:style-name="T1224">serue.</text:span></text:h>
      <text:p text:style-name="P1225"><text:span text:style-name="T1226">A</text:span>V pays de Haynaut, au temps du ma(-)<text:line-break/>gnanime Roy François, vne Dame vef(-)<text:line-break/>ue demeuree, mere d'vne seule fille, tant<text:line-break/>pour le regret d'auoir perdu son mary,<text:line-break/>qu'au moyen de l'amour extreme enuers<text:line-break/>sa seule heritiere, qu'elle esperoit marier en<text:line-break/>haut degré de noblesse, par l'alliance d'vn<text:line-break/>grand Seigneur : soubs la faueur des biens<text:line-break/>de son feu mary (dont elle auoit la seule gar(-)<text:line-break/>de) proposa n'estre iamais subiette au ma(-)<text:line-break/>riage. Pour doncques fuïr la surprise &amp; ten(-)<text:line-break/>tation de l'amour, accompagnee d'vne im(-)<text:line-break/>portunee poursuitte de plusieurs Gentils(-)<text:line-break/>hommes, qui soubs couleur d'amitié, auec le<text:line-break/>temps se font maistres du corps &amp; des biens<text:line-break/>(pensant chercher lieu remparé d'asseur(a2)ce)<text:line-break/>ne voulut frequenter que toutes gens de re(-)<text:line-break/>ligion, d'autant qu'à son iugement pensoit<text:line-break/><text:soft-page-break/>l'occasion seule des choses qu'on peut voir<text:line-break/>engendrer le peché, sans penser que la chair<text:line-break/>trop poignante, sans cela nous fait souuent<text:line-break/>tresbucher. Ainsi s'addonnoit entierement<text:line-break/>au seruice de l'eglise, à frequenter pelerina(-)<text:line-break/>ges, &amp; toutes deoutions, fuyant de telle ri(-)<text:line-break/>gueur toutes compagnies mondaines, que<text:line-break/><text:span text:style-name="pb">[f. 434</text:span><text:span text:style-name="pb">]</text:span><text:span text:style-name="pb"><text:line-break/></text:span>encores faisoit elle difficulté d'assister aux<text:line-break/>nopces, ou d'ouyr sonner les orgues d'vne<text:line-break/>Eglise. Ma dame en tels scrupules (trop vio(-)<text:line-break/>lans pour durer) remettant en memoire la<text:line-break/>mort recente de son mary, comme du tout<text:line-break/>abandonnee, seule &amp; pensiue extremement,<text:line-break/>d'auoir perdu sa compagnie, les propos gra(-)<text:line-break/>cieux, &amp; la consommation accoustumee de<text:line-break/>son priué plaisir, perdoit toute contenance,<text:line-break/>se presentant deu(a1)t ses yeux t(a2)t de fascheux<text:line-break/>discours &amp; changemens, qu'vn iour luy du(-)<text:line-break/>roit cent ans. Or pour passer tant espineuse<text:line-break/>melancolie (parce que c'estoit au temps de<text:line-break/>caresme) visitoit particulierem(e2)t vn mona(-)<text:line-break/>stere, loing d'enuiron vne lieuë de son cha(-)<text:line-break/>steau, pour y gaigner les pardons, &amp; dont<text:line-break/>estoit Abbé vn ieune moyne, l'oysiueté du(-)<text:line-break/>quel l'auoit<text:s/>rendu si parfaict poursuiuant en<text:line-break/>l'amoureuse escarmouche, qu'il ne &lt;ATTillisible&gt;ouuoit<text:line-break/>moyne ny autre qui le sceust vaincre, tant<text:line-break/>bien s'estoit exercité à tous ieux monsieur<text:line-break/>l'Abbé (pour chatouiller sa nature) qu'on<text:line-break/>l'estimoit vn b(o2) estall(o2). Ma dame t(a2)t souu(e2)t<text:line-break/>visita l'abbaye, que l'Abbé n'ayant accoustu(-)<text:line-break/>mé de voir tels pelerins en son Eglise en de(-)<text:line-break/>uint tout glorieux : &amp; c(o2)me celuy qui se sen(-)<text:line-break/>toit hardy sur son fumier, se presentoit à el(-)<text:line-break/>le, faisant tousiours la reuerence bien hum(-)<text:line-break/>ble, &amp; (telle qu'à sa gr(a2)deur appartenoit) luy<text:line-break/><text:span text:style-name="pb">[f. 435]</text:span><text:span text:style-name="pb"><text:line-break/></text:span>offrant sa maison, puis ses biens, iusques à<text:line-break/>sa personne propre : auec si bonne grace &amp;<text:line-break/>gayeté de cœur, que la dame contemplant<text:line-break/>fort souuent la ieunesse &amp; dexterité asseu(-)<text:line-break/>ree de l'Abbé, eust opini(o2) qu'il pouuoit estre<text:line-break/>bon compagnon, parquoy le receuoit d'vn<text:line-break/>assez bon visage. Pendant la continuation<text:line-break/>de tels pelerinages, l'Abbé d'autre costé s'e(-)<text:line-break/>forçoit par tous moyens d'attirer la peleri(-)<text:line-break/>ne à poursuyure ses deuotions, iusques à luy<text:line-break/>enuoyer iournellement presens du mona(-)<text:line-break/>stere. Tellement qu'amour en sa premiere<text:line-break/><text:soft-page-break/>poincte, qui ne se peut contenter d'vne trop<text:line-break/>longue attente, mais le plus souuent met<text:line-break/>le desir des passionnez en vne ardante opi(-)<text:line-break/>nion du changement, esguillonna le cœur<text:line-break/>de<text:s/>ceste dame à chercher nouueau plaisir,<text:line-break/>par ceste continuelle frequentation de l'ab(-)<text:line-break/>baye, qui donna si grande priuauté à l'Abbé<text:line-break/>(se sentant plus priué de ma dame que rai(-)<text:line-break/>son ne permettoit) qu'vn iour la sentant ve(-)<text:line-break/>nir au conuent pour ouyr la Messe, fit prepa(-)<text:line-break/>rer son Eglise, enuoye de tous costez re(-)<text:line-break/>couurer quantité de gros poissons, confitu(-)<text:line-break/>res &amp; dragees, commande tendre les cham(-)<text:line-break/>bres magnifiquement : executant telle dili(-)<text:line-break/>g(e2)ce en toutes choses exquises pour la bien<text:line-break/>traicter, qu'on<text:s/>n'auoit rien oublié, qui peust<text:line-break/>faire cognoistre de c(o2)bien luy estoit sa<text:line-break/><text:span text:style-name="pb">[f. 436]</text:span><text:span text:style-name="pb"><text:line-break/></text:span>pre(-)sence aggreable. Ainsi ma dame arriuee est<text:line-break/>honorablement reccuë de monsieur l'Abbé,<text:line-break/>du Prieur, auec tous les principaux du mou(-)<text:line-break/>stier, estant conduite honnorablement de(-)<text:line-break/>dans le cœur, ou la messe incontinent est<text:line-break/>chantee : &amp; à l'yssue on decouure toutes les<text:line-break/>plus precieuses reliques, luy monstrans par<text:line-break/>le menu la braue sepulture de ses predeces(-)<text:line-break/>seurs. Cela fait on la meine en vne petite sa(-)<text:line-break/>lette parce d'vne tapisserie fort excellente, le<text:line-break/>grand feu selon la saison, qui lors estoit froi(-)<text:line-break/>de, ou l'Abbé la laissant en liberté, seule auec<text:line-break/>ses damoyselles, fist auertir son Escuyer te(-)<text:line-break/>nant lors la litiere preste, que madame dis(-)<text:line-break/>neroit pour l'heure en l'Abbaye,<text:s/>&amp; qu'il fist<text:line-break/>cependant mettre les cheuaux en l'estable :<text:line-break/>à quoy fut obey, estimant luy auoir esté ainsi<text:line-break/>mandé par sa maistresse : laquelle voulant<text:line-break/>prendre congé, aperceut incontinent les ta(-)<text:line-break/>bles dresses &amp; couuertes d'vne infinité de<text:line-break/>viure : tout le seruice tant bien ordonné &amp;<text:line-break/>conduit qu'vn tel ordre representoit non la<text:line-break/>pauureté de religion, mais l'opul(e2)ce &amp; sum(-)<text:line-break/>ptuosité d'vn des plus grans seigneurs de<text:line-break/>l'Europe. Madame oyant sonner midy à<text:line-break/>l'horloge du conuent, auancé pour la rete(-)<text:line-break/>nir, la b(o2)ne<text:s/>volonté de l'Abé, le disner prest,<text:line-break/>fut facile à conuertir. Donc sur l'heure d'vn<text:line-break/>visage fort gracieux, commence à dire : Puis<text:line-break/><text:span text:style-name="pb">[f. 437]</text:span><text:span text:style-name="pb"><text:line-break/></text:span>qu'ainsi est qu'auez t(a1)t gaigné de nous auoit<text:line-break/>arrestez, ie vous prie, monsieur, lauons nous<text:line-break/><text:soft-page-break/>&amp; nous mettons à table. Ma dame, respond<text:line-break/>le reuerend, vous auez puissance de c(o2)man(-)<text:line-break/>der. Ainsi, apres plusieurs prieres, elle s'as(-)<text:line-break/>sied, vn chacun apres, selon sa grandeur.<text:line-break/>L'Abbé voulant faire l'honneur du couuent<text:line-break/>s'efforce de seruir, presentant d'entree de ta(-)<text:line-break/>ble à ma<text:s/>dame d'vn ypocras blanc fort deli(-)<text:line-break/>cat, mais inc(o2)tinent refusant ce premier ser(-)<text:line-break/>uice, fainct estre courroucee, le priant affe(-)<text:line-break/>ctueusement de s'asseoir à table, ou autre(-)<text:line-break/>ment abandonneroit sa place, l'Abbé pour<text:line-break/>luy complaire se met au deuant<text:s/>vn peu plus<text:line-break/>bas : estant tant abondamment seruis de tous<text:line-break/>vins &amp; si delicates vi(a2)des, que l'exterieur de<text:line-break/>ceste vefue, eschauffé au feu de la salette,<text:line-break/>sentit en son interieur vne chaleur nouuel(-)<text:line-break/>le du petit archer aueuglé, qui tellem(e2)t, auec<text:line-break/>les bons<text:s/>morceaux, empoisonna son cœur<text:line-break/>du passionné plaisir, que sans regarder à sa<text:line-break/>grandeur, &amp; le tort irreparable de son hon(-)<text:line-break/>neur, oubli(a2)t aussi ceste tant austere rigueur<text:line-break/>qu'elle s'estoit proposee, s'efforça par re(-)<text:line-break/>gards emmiellez du fol amour, à faire<text:s/>co(-)<text:line-break/>gnoistre ce qu'appertem(e2)t n'osoit honneste(-)<text:line-break/>ment descouurir. Le reuerend soubs la table<text:line-break/>sentant par l'inconstance des pieds de ma(-)<text:line-break/>dame l'asseuree signification des yeux, vne<text:line-break/><text:span text:style-name="pb">[f. 438]</text:span><text:span text:style-name="pb"><text:line-break/></text:span>heure luy duroit mil ans : que ia les tables<text:line-break/>n'estoyent leuees pour de plus pres parler :<text:line-break/>Parquoy faisant donner les confitures, dra(-)<text:line-break/>gees, &amp; l'ypocras pour le dernier metz, fist<text:line-break/>soudain descouurir, puis apprester vne ch(a2)(-)<text:line-break/>bre, à fin que la vefue print son repos d'a(-)<text:line-break/>pres disner : où elle fut doucement condui(-)<text:line-break/>te auec toutes ses damoyselles, qui auoyent<text:line-break/>esté si fauorablement traictees, qu'à tous<text:line-break/>propos s'efforçoient toutes de loüer l'excel(-)<text:line-break/>lence &amp; bonne chere de religion. Ainsi la<text:line-break/>vefue reposoit ses affections, attendant ve(-)<text:line-break/>spres sonner, où elle fut pour cont(e1)pler l'ar(-)<text:line-break/>monieux chant de monsieur l'Abbé, auquel<text:line-break/>tant se trouua rauye, qu'à l'yssue le prend par<text:line-break/>la main retournans en la sallette pour deui(-)<text:line-break/>ser secrettement. Cep(e2)dant lon couure nou(-)<text:line-break/>uellement la table, pour la collation d'vne<text:line-break/>infinité de desguisemens, entrees de table,<text:line-break/>patisseries, geleés, &amp; autres fri(a2)dises propres<text:line-break/>pour attirer l'enuie des damoiselles, à rom(-)<text:line-break/>pre vn ieusne de Caresme. Ma dame qui p(e2)(-)<text:line-break/><text:soft-page-break/>soit seulement prendre son vin, pour n'of(-)<text:line-break/>fenser l'abstinence qu'elle faisoit en ce t(e2)ps,<text:line-break/>voyant le preparatif, comme surprise du se(-)<text:line-break/>cret appetit, causé par l'esguillon d'amour,<text:line-break/>sans se faire trop prier, s'assied, l'Abbé tout<text:line-break/>au plus pres, en sorte que le reste de sa trou(-)<text:line-break/>pe ioignit bi(e2) tost apres les bouts de la table,<text:line-break/><text:span text:style-name="pb">[f. 439]</text:span><text:span text:style-name="pb"><text:line-break/></text:span>vn chacun faisant deuoir d'emplir son esto(-)<text:line-break/>mach des plus frians morceaux selon l'affe(-)<text:line-break/>ction : La collation consommee, ceste deuo(-)<text:line-break/>tieuse vefue, apres auoir prins gracieusem(e2)t<text:line-break/>congé, retourne en son chasteau, où ne fut<text:line-break/>plustost arriuee sur le soir en soy couchant,<text:line-break/>qu'elle ne commençast à discourir singulie(-)<text:line-break/>rement du courtois &amp; g(e2)til recueil de l'Ab(-)<text:line-break/>bé : sans qu'vne seule de toutes ses damoisel(-)<text:line-break/>les (cognoissant madame y prendre si grand<text:line-break/>plaisir) oubliast à louer<text:s/>parfaictement, tant<text:line-break/>la bonne grace du reuerend, que le traicte(-)<text:line-break/>ment qu'ils auoyent receu : l'vne disoit, ie<text:line-break/>vous asseure ma dame, qu'impossible est de<text:line-break/>mieux ordonner vne maison : l'autre, il sent<text:line-break/>son Prince : Puis celle qui se sentoit la plus<text:line-break/>priuee de<text:s/>sa maistresse, disoit : ie suis certaine<text:line-break/>d'auoir veu vn personnage aut(a2)t digne d'e(-)<text:line-break/>stre aymé &amp; loué qu'on puisse choisir. Ces<text:line-break/>derniers propos chatouiller(e2)ttellement ius(-)<text:line-break/>qu'au vif les oreilles de ma dame, qu'à l'in(-)<text:line-break/>stant commença à dire : Puis qu'auons iuste<text:line-break/>occasion d'auoir sa compagnie en ce sainct<text:line-break/>temps ie delibere que nous yrons souuent<text:line-break/>gaigner les pard(o2)s de l'abbaye : mesmes de(-)<text:line-break/>main (estant pres du bon iour de Pasques)<text:line-break/>nous y faut toutes aller à confesse. C(o2)ment,<text:line-break/>repliquent ses damoiselles, il n'y a que trois<text:line-break/>iours qu'auons passé ce destroit. Or bien, dit<text:line-break/><text:span text:style-name="pb">[f. 440]</text:span><text:span text:style-name="pb"><text:line-break/></text:span>madame, puis qu'(e2)uers Dieu estes si peu de(-)<text:line-break/>uotes, moy seule accompliray le veu, de faict<text:line-break/>la nuict songeant au goust du fruict desiré,<text:line-break/>entra en vne sueur si estrange, qu'au resueil,<text:line-break/>ne pouuant trouuer aucun repos, pour le c(o2)(-)<text:line-break/>tinuel feu, &amp; ardente volonté qui la c(o2)som(-)<text:line-break/>moit, au poinct du iour depescha vn laquais<text:line-break/>par deuers monsieur l'Abbé : qui aduerty du<text:line-break/>vouloir de ma dame ne faut demander s'il<text:line-break/>fut diligent de piquer pour venir à son pre(-)<text:line-break/>mier message. Ainsi estant arriué au cha(-)<text:line-break/>steau, va priuément en sa chambre, où il est<text:line-break/><text:soft-page-break/>fort humainement receu d'elle, luy disant,<text:line-break/>(en la presence de toutes ses damoiselles)<text:line-break/>monsieur, pour plus dignement gaigner les<text:line-break/>pardons, &amp; auec la meilleure intention dont<text:line-break/>me pourray disposer, i'ay pensé d'aller à c(o2)(-)<text:line-break/>fesse. Ie vous asseure, madame (respond le<text:line-break/>moyne) que vous auez vne tressaincte opi(-)<text:line-break/>nion, &amp; Dieu vous l'entretienne : mais pour<text:line-break/>le mieux faut m(a2)der vostre confesseur pour<text:line-break/>luy donner la mesme puissance qui m'a esté<text:line-break/>octroyee par le Pape. Non, repliqua ma da(-)<text:line-break/>me, ie ne scache homme plus suffisant que<text:line-break/>vous, si tant de bien me voulez faire. C'est<text:line-break/>donc, dit l'Abbé, à cause de la crosse, non pas<text:line-break/>du scauoir. Sur ces<text:s/>disputes toutes les da(-)<text:line-break/>moiselles, estimant leur maistresse auoir<text:line-break/>grande deuotion de se confesser, la laisserent<text:line-break/><text:span text:style-name="pb">[f. 441]</text:span><text:span text:style-name="pb"><text:line-break/></text:span>seule enfermee auec ce bon pasteur, com(-)<text:line-break/>mençant à conter priuement ses pechez, en(-)<text:line-break/>tre lesquels fut fait vn gracieux discours,<text:s/>&amp;<text:line-break/>long arrest sur le peché de l'amour, qui fut<text:line-break/>par tant d'atteintes espluché, qu'à plusieurs<text:line-break/>fois l'Abbé, bien nourry &amp; de repos, tint ma(-)<text:line-break/>dame deux heures entieres pour amortir<text:line-break/>l'alteration qu'vn chacun peut p(e2)ser. Apres<text:line-break/>l'absolution donnee, la laissa seule, vn peu<text:line-break/>esmeuë du trauail : mais comme ces damoi(-)<text:line-break/>selles rentroient en sa chambre, feignit estre<text:line-break/>saisie d'vne douleur extreme, monstrant vi(-)<text:line-break/>sage de femme qui sembloit estre condam(-)<text:line-break/>nee à dure penitence, sans pour ce iour vou(-)<text:line-break/>loir sortir de sa chambre, iusqu'au lende(-)<text:line-break/>main ensuyuant, qui estoit le iour du pard(o2),<text:line-break/>ayant fait apprester son equipage, retourna<text:line-break/>visiter monsieur : lequel transporté d'aise de<text:line-break/>se voir ainsi amoureusement cherché d'vne<text:line-break/>tant fauorable vefue, s'efforça mieux que<text:line-break/>iamais d'employer ses dons, &amp; prodigalitez<text:line-break/>enuers tous les siens, de sorte qu'il n'y auoit<text:line-break/>vn seul de ses domestiques iusques au plus<text:line-break/>petit, qui ne fut merueilleusement content<text:line-break/>d'aller en l'Abbaye, en laquelle fut ce iour<text:line-break/>fait vn magnifique festin dedans la<text:s/>salette<text:line-break/>du reuerend, auec bon feu, ypocras blanc &amp;<text:line-break/>clairet pour rechauffer l'interieur des nou(-)<text:line-break/>ueaux amoureux, qui fut si bien allumé, que<text:line-break/><text:span text:style-name="pb">[f. 442]</text:span><text:span text:style-name="pb"><text:line-break/></text:span>que apres estre bien repeuz comm(e2)ça l'Ab(-)<text:line-break/>bé (sentant sa priuauté plus grande) à dire :<text:line-break/><text:soft-page-break/>Madame ie vous prie pr(e2)dre la peine de voir<text:line-break/>le bastiment du lieu où pouuez comm(a2)der,<text:line-break/>&amp; sur ces propos, montans par vne petite vis<text:line-break/>desrobee de chambre en chambre, partant<text:line-break/>d'vn pas si soudain &amp; leger, que les damoi(-)<text:line-break/>selles pensans suyure leur maistresse, n'en<text:line-break/>peurent iamais trouuer la trace, mais furent<text:line-break/>contraintes de retourner aupres du feu, où<text:line-break/>ils auoyent disné. Ce pendant ma dame en<text:line-break/>goust des premiers traits de son eschange fit<text:line-break/>sa digestion d'vn gracieux pourmener : le(-)<text:line-break/>quel tost accomply, vint trouuer ses<text:s/>damoi(-)<text:line-break/>selles, &amp; se monstrant vn peu lasse du che(-)<text:line-break/>miner, d'vne voix non trop rigoureuse les<text:line-break/>reprend en semblables parolles : Vrayement<text:line-break/>vous auez vne mauuaise grace, de me laisser<text:line-break/>seule pour garder les tisons. La gouuernante<text:line-break/>offrant l'excuse pour toutes, luy respond,<text:line-break/>Soyez asseuree, Madame, qu'il nous a esté<text:line-break/>impossible de vous pouuoir trouuer, car ce<text:line-break/>logis est si grand, qu'auons cuidé perdre no(-)<text:line-break/>stre retour. Ainsi Madame aueuglee en ses<text:line-break/>menus plaisirs, ayant opinion qu'on ne la<text:line-break/>scauroit descouurir, commanda tirer sa li(-)<text:line-break/>ctiere, prenant amiablement congé pour re(-)<text:line-break/>tourner en son chasteau, sans toutesfois ou(-)<text:line-break/>blier ses premieres brisees de l'abbaye, où<text:line-break/><text:span text:style-name="pb">[f. 443]</text:span><text:span text:style-name="pb"><text:line-break/></text:span>les pardons fauorables de l'Abbé faisoyent<text:line-break/>tel miracle en son corps, que souuent y re(-)<text:line-break/>tournoit pour les gaigner. Tellement qu'au<text:line-break/>moyen de si continuelle frequentation la<text:line-break/>descouuerte du feu trop follement allumé,<text:line-break/>par vn soupçon scandaleux, offença les plus<text:line-break/>proches voisins : entre lesquels croissoit vn<text:line-break/>bruit que la disposition des forces du reue(-)<text:line-break/>rend causoyent la seule deuotion de Mada(-)<text:line-break/>me : mais comme esgaree en telles voluptez,<text:line-break/>sans s'empescher beaucoup du dangereux<text:line-break/>parler des hommes, qui ne pouuoyent nul(-)<text:line-break/>lement diuertir son plaisir, passa si gayement<text:line-break/>le Caresme, &amp; le meilleur de ses<text:s/>ans, que la<text:line-break/>seule vieillesse &amp; impuissance du moyne luy<text:line-break/>fit oublier le chemin du conuent.</text:p>
      <text:p text:style-name="p"><text:span text:style-name="T1227">Par</text:span><text:s/>la fin de l'histoire, mes dames, pou(-)<text:line-break/>uez iuger l'extreme sottise de ceste vefue, &amp;<text:line-break/>faut conclurre qu'en telles femmes y a vne<text:line-break/>espece de folie, qui tousiours<text:s/>multiplie en<text:line-break/>vne infinité, pensans par leur sotte prudence<text:line-break/>ombrager le vice d'vn honneur exterieur &amp;<text:line-break/><text:soft-page-break/>feint, mais d'aut(a2)t que le venin ne peut sous(-)<text:line-break/>frir medicament contraire à sa proprieté,<text:line-break/>qu'il ne soit pressé par vn vomissement de<text:line-break/>sortir, aussi l'ord peché sentant l'honneur<text:line-break/>qui si pres le vient toucher est c(o2)traint d'ap(-)<text:line-break/>paroir en lumiere tant apparente que celle<text:line-break/>qui a voulu ioindre chose si repugnante au<text:line-break/><text:span text:style-name="pb">[f. 444]</text:span><text:span text:style-name="pb"><text:line-break/></text:span>mal que sa chair nourrissoit : en fin cuidant<text:line-break/>rapporter proffit de telle couuerture, reçoit<text:line-break/>à l'opposite, &amp; à descouuert, vne<text:line-break/>marque tant estrange, qu'à<text:line-break/>iamais la tache y de(-)<text:line-break/>meure.</text:p>
      <text:p text:style-name="p">Secreto lapide tutus.</text:p>
      <text:p text:style-name="trailer"><text:span text:style-name="T1228">Fin des Comptes du Monde Aduantureux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weight-complex="bold" fo:color="#4F81BD" fo:font-size="12pt" style:font-size-asian="12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weight-complex="bol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style:font-weight-complex="bold" fo:color="#4F81BD" fo:font-size="12pt" style:font-size-asian="12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style:font-weight-complex="bol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tyle1" style:display-name="Style1" style:family="paragraph" style:parent-style-name="Titre4" style:default-outline-level="4">
      <style:paragraph-properties fo:line-height="100%"/>
      <style:text-properties fo:font-weight="normal" style:font-weight-asian="normal" fo:font-style="normal" style:font-style-asian="normal" style:use-window-font-color="true" fo:font-size="10pt" style:font-size-asian="10pt" fo:hyphenate="false"/>
    </style:style>
    <style:style style:name="h1.sub" style:display-name="&lt;h1.sub&gt;" style:family="paragraph" style:parent-style-name="Titre1" style:default-outline-level="1">
      <style:paragraph-properties fo:line-height="100%"/>
      <style:text-properties fo:font-size="12pt" style:font-size-asian="12pt" fo:hyphenate="false"/>
    </style:style>
    <style:style style:name="h2.sub" style:display-name="&lt;h2.sub&gt;" style:family="paragraph" style:parent-style-name="Titre2" style:default-outline-level="2">
      <style:paragraph-properties fo:line-height="100%"/>
      <style:text-properties fo:font-size="11pt" style:font-size-asian="11pt" fo:hyphenate="false"/>
    </style:style>
    <style:style style:name="h3.sub" style:display-name="&lt;h3.sub&gt;" style:family="paragraph" style:parent-style-name="Titre3" style:default-outline-level="3">
      <style:paragraph-properties fo:line-height="100%"/>
      <style:text-properties fo:font-size="10pt" style:font-size-asian="10pt" fo:hyphenate="false"/>
    </style:style>
    <style:style style:name="h4.sub" style:display-name="&lt;h4.sub&gt;" style:family="paragraph" style:parent-style-name="Style1" style:default-outline-level="4">
      <style:text-properties fo:font-size="9pt" style:font-size-asian="9pt" fo:hyphenate="false"/>
    </style:style>
    <style:style style:name="pb" style:display-name="&lt;pb&gt;" style:family="text" style:parent-style-name="Policepardéfaut">
      <style:text-properties style:font-name="Times New Roman" style:font-name-complex="Times New Roman" fo:font-weight="bold" style:font-weight-asian="bold"/>
    </style:style>
    <style:style style:name="cb" style:display-name="&lt;cb&gt;" style:family="text" style:parent-style-name="Policepardéfaut">
      <style:text-properties style:font-name="Times New Roman" style:font-name-complex="Times New Roman" fo:font-weight="bold" style:font-weight-asian="bold"/>
    </style:style>
    <style:style style:name="Style2" style:display-name="Style2" style:family="paragraph" style:parent-style-name="Normal">
      <style:paragraph-properties fo:margin-bottom="0in" fo:line-height="100%" fo:text-indent="0.1652in"/>
      <style:text-properties fo:font-size="12pt" style:font-size-asian="12pt" style:font-size-complex="12pt" fo:hyphenate="false"/>
    </style:style>
    <style:style style:name="p" style:display-name="&lt;p&gt;" style:family="paragraph" style:parent-style-name="Style2">
      <style:text-properties style:font-name="Times New Roman" fo:hyphenate="false"/>
    </style:style>
    <style:style style:name="noindent" style:display-name="&lt;noindent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list" style:display-name="&lt;list&gt;" style:family="paragraph" style:parent-style-name="Normal">
      <style:paragraph-properties fo:margin-bottom="0in" fo:line-height="100%" fo:margin-left="0.1652in" fo:text-indent="-0.1652in">
        <style:tab-stops/>
      </style:paragraph-properties>
      <style:text-properties style:font-name="Times New Roman" fo:font-size="12pt" style:font-size-asian="12pt" fo:hyphenate="false"/>
    </style:style>
    <style:style style:name="ab" style:display-name="&lt;ab&gt;" style:family="paragraph" style:parent-style-name="Normal">
      <style:paragraph-properties fo:text-align="center" fo:margin-top="0.1666in" fo:margin-bottom="0.1666in" fo:line-height="100%"/>
      <style:text-properties style:font-name="Times New Roman" fo:font-size="12pt" style:font-size-asian="12pt" style:font-size-complex="12pt" fo:hyphenate="false"/>
    </style:style>
    <style:style style:name="l" style:display-name="&lt;l&gt;" style:family="paragraph" style:parent-style-name="Normal">
      <style:paragraph-properties fo:margin-bottom="0in" fo:line-height="100%" fo:text-indent="0.1652in"/>
      <style:text-properties style:font-name="Times New Roman" fo:font-size="12pt" style:font-size-asian="12pt" fo:hyphenate="false"/>
    </style:style>
    <style:style style:name="figure" style:display-name="&lt;figure&gt;" style:family="paragraph" style:parent-style-name="Normal">
      <style:paragraph-properties fo:text-align="center" fo:margin-bottom="0in" fo:line-height="100%"/>
      <style:text-properties fo:color="#FF0000" fo:hyphenate="false"/>
    </style:style>
    <style:style style:name="trailer" style:display-name="&lt;trailer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Style3" style:display-name="Style3" style:family="paragraph" style:parent-style-name="Normal">
      <style:paragraph-properties fo:text-align="center" fo:margin-top="0.1666in" fo:margin-bottom="0.1666in" fo:line-height="100%"/>
      <style:text-properties style:font-name="Times New Roman" fo:hyphenate="false"/>
    </style:style>
    <style:style style:name="signed" style:display-name="&lt;signed&gt;" style:family="paragraph" style:parent-style-name="Normal">
      <style:paragraph-properties fo:text-align="end" fo:margin-bottom="0in" fo:line-height="100%"/>
      <style:text-properties style:font-name="Times New Roman" fo:font-size="12pt" style:font-size-asian="12pt" style:font-size-complex="12pt" fo:hyphenate="false"/>
    </style:style>
    <style:style style:name="Style4" style:display-name="Style4" style:family="paragraph" style:parent-style-name="Normal">
      <style:paragraph-properties fo:margin-top="0.0833in" fo:margin-bottom="0.0833in" fo:line-height="100%" fo:margin-left="0.3937in">
        <style:tab-stops/>
      </style:paragraph-properties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tilisateur Windows</dc:creator>
    <meta:creation-date>2019-03-25T18:33:00Z</meta:creation-date>
    <dc:date>2019-03-26T08:31:00Z</dc:date>
    <meta:template xlink:href="Normal.dotm" xlink:type="simple"/>
    <meta:editing-cycles>3</meta:editing-cycles>
    <meta:editing-duration>PT120S</meta:editing-duration>
    <meta:document-statistic meta:page-count="283" meta:paragraph-count="1176" meta:word-count="90644" meta:character-count="588012" meta:row-count="4154" meta:non-whitespace-character-count="498544"/>
  </office:meta>
</office:document-meta>
</file>